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6-27</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Origin</text:span>
</text:h>
      <text:h text:style-name="P10" text:outline-level="1">
<text:span text:style-name="T4">
At Lyman direction Russian army shelled Nevske and Bilohorivka of Luhansk region and Torske, ...</text:span>
</text:h>
      <text:p text:style-name="P4">
Authors: liveuamap (Language: en)</text:p>
      <text:p text:style-name="P4">
Time: 2023-06-26T-56:38:00</text:p>
      <text:p text:style-name="P4">
Location: Bakhmut (Latitude:48.80494 Longtitude:38.2453)</text:p>
      <text:p text:style-name="P4">
Videos: []</text:p>
      <text:p text:style-name="P4">
Images: []</text:p>
      <text:p text:style-name="P4">
Tags: ["Russia"]</text:p>
      <text:p text:style-name="P4">
ID: 22571842</text:p>
      <!--METADATA-->
      <text:p text:style-name="P4">
At Lyman direction Russian army shelled Nevske and Bilohorivka of Luhanskregion and Torske, Serebryanka, Verkhnokamyanske, Spirne and Rozdolivka ofDonetsk region. Russian aviation conducted airstrikes at Torske, Dibrova,Bilohorivka, Zvanivka and Spirne, - General Staff of Armed Forces of Ukrainesays in the morning report</text:p>
      <text:p text:style-name="P4">
News Collection Link: <text:a xlink:type="simple" xlink:href="https:\/\/liveuamap.com\/en\/2023\/26-june-at-lyman-direction-russian-army-shelled-nevske-and" text:style-name="Internet_20_link" text:visited-style-name="Visited_20_Internet_20_Link">
https:\/\/liveuamap.com\/en\/2023\/26-june-at-lyman-direction-russian-army-shelled-nevske-and</text:a>
</text:p>
      <text:p text:style-name="P4">
Source: <text:a xlink:type="simple" xlink:href="https://t.me/lumsrc/5193" text:style-name="Internet_20_link" text:visited-style-name="Visited_20_Internet_20_Link">
https://t.me/lumsrc/5193</text:a>
</text:p>
      <!--NEWS-->
      <text:h text:style-name="P10" text:outline-level="1">
<text:span text:style-name="T4">
At Bakhmut direction Russian army shelled Vasukivka, Minkivka, Orikhovo-Vasylivka, Bohdanivka...</text:span>
</text:h>
      <text:p text:style-name="P4">
Authors: liveuamap (Language: en)</text:p>
      <text:p text:style-name="P4">
Time: 2023-06-26T-58:38:00</text:p>
      <text:p text:style-name="P4">
Location: Avdiivka (Latitude:48.32498 Longtitude:37.7655)</text:p>
      <text:p text:style-name="P4">
Videos: []</text:p>
      <text:p text:style-name="P4">
Images: []</text:p>
      <text:p text:style-name="P4">
Tags: ["Russia"]</text:p>
      <text:p text:style-name="P4">
ID: 22571838</text:p>
      <!--METADATA-->
      <text:p text:style-name="P4">
At Bakhmut direction Russian army shelled Vasukivka, Minkivka, Orikhovo-Vasylivka, Bohdanivka, Chasiv Yar, Ivanivske, Ozaryanivka and New York ofDonetsk region. Russian aviation conducted airstrikes at Khromove and SukhaBalka, - General Staff of Armed Forces of Ukraine says in the morning report</text:p>
      <text:p text:style-name="P4">
News Collection Link: <text:a xlink:type="simple" xlink:href="https:\/\/liveuamap.com\/en\/2023\/26-june-at-bakhmut-direction-russian-army-shelled-vasukivka" text:style-name="Internet_20_link" text:visited-style-name="Visited_20_Internet_20_Link">
https:\/\/liveuamap.com\/en\/2023\/26-june-at-bakhmut-direction-russian-army-shelled-vasukivka</text:a>
</text:p>
      <text:p text:style-name="P4">
Source: <text:a xlink:type="simple" xlink:href="https://t.me/lumsrc/5194" text:style-name="Internet_20_link" text:visited-style-name="Visited_20_Internet_20_Link">
https://t.me/lumsrc/5194</text:a>
</text:p>
      <!--NEWS-->
      <text:h text:style-name="P10" text:outline-level="1">
<text:span text:style-name="T4">
At Avdiyivka direction Russian army shelled Berdychi, Avdiyivka, Vodyane, Karlivka and Pervom...</text:span>
</text:h>
      <text:p text:style-name="P4">
Authors: liveuamap (Language: en)</text:p>
      <text:p text:style-name="P4">
Time: 2023-06-26T-60:38:00</text:p>
      <text:p text:style-name="P4">
Location: Donetsk (Latitude:48.09505 Longtitude:37.58766)</text:p>
      <text:p text:style-name="P4">
Videos: []</text:p>
      <text:p text:style-name="P4">
Images: []</text:p>
      <text:p text:style-name="P4">
Tags: ["Russia"]</text:p>
      <text:p text:style-name="P4">
ID: 22571836</text:p>
      <!--METADATA-->
      <text:p text:style-name="P4">
At Avdiyivka direction Russian army shelled Berdychi, Avdiyivka, Vodyane,Karlivka and Pervomayske of Donetsk region. Russian aviation conductedairstrikes at Avdiyivka, - General Staff of Armed Forces of Ukraine says inthe morning report</text:p>
      <text:p text:style-name="P4">
News Collection Link: <text:a xlink:type="simple" xlink:href="https:\/\/liveuamap.com\/en\/2023\/26-june-at-avdiyivka-direction-russian-army-shelled-berdychi" text:style-name="Internet_20_link" text:visited-style-name="Visited_20_Internet_20_Link">
https:\/\/liveuamap.com\/en\/2023\/26-june-at-avdiyivka-direction-russian-army-shelled-berdychi</text:a>
</text:p>
      <text:p text:style-name="P4">
Source: <text:a xlink:type="simple" xlink:href="https://t.me/lumsrc/5195" text:style-name="Internet_20_link" text:visited-style-name="Visited_20_Internet_20_Link">
https://t.me/lumsrc/5195</text:a>
</text:p>
      <!--NEWS-->
      <text:h text:style-name="P10" text:outline-level="1">
<text:span text:style-name="T4">
At Maryinka direction Russian army shelled Hostre, Heorhiyivka and Maryinka of Donetsk region...</text:span>
</text:h>
      <text:p text:style-name="P4">
Authors: liveuamap (Language: en)</text:p>
      <text:p text:style-name="P4">
Time: 2023-06-26T-62:38:00</text:p>
      <text:p text:style-name="P4">
Location: Donets'ka oblast (Latitude:48.00049 Longtitude:37.50664)</text:p>
      <text:p text:style-name="P4">
Videos: []</text:p>
      <text:p text:style-name="P4">
Images: []</text:p>
      <text:p text:style-name="P4">
Tags: ["Russia"]</text:p>
      <text:p text:style-name="P4">
ID: 22571835</text:p>
      <!--METADATA-->
      <text:p text:style-name="P4">
At Maryinka direction Russian army shelled Hostre, Heorhiyivka and Maryinka ofDonetsk region. Russian aviation conducted airstrikes at Krasnohorivka, -General Staff of Armed Forces of Ukraine says in the morning report</text:p>
      <text:p text:style-name="P4">
News Collection Link: <text:a xlink:type="simple" xlink:href="https:\/\/liveuamap.com\/en\/2023\/26-june-at-maryinka-direction-russian-army-shelled-hostre" text:style-name="Internet_20_link" text:visited-style-name="Visited_20_Internet_20_Link">
https:\/\/liveuamap.com\/en\/2023\/26-june-at-maryinka-direction-russian-army-shelled-hostre</text:a>
</text:p>
      <text:p text:style-name="P4">
Source: <text:a xlink:type="simple" xlink:href="https://t.me/lumsrc/5196" text:style-name="Internet_20_link" text:visited-style-name="Visited_20_Internet_20_Link">
https://t.me/lumsrc/5196</text:a>
</text:p>
      <!--NEWS-->
      <text:h text:style-name="P10" text:outline-level="1">
<text:span text:style-name="T4">
At Zaporizhzhia and Kherson directions Russian army shelled Temyrivka, Novodarivka, Levadne, ...</text:span>
</text:h>
      <text:p text:style-name="P4">
Authors: liveuamap (Language: en)</text:p>
      <text:p text:style-name="P4">
Time: 2023-06-26T-65:39:00</text:p>
      <text:p text:style-name="P4">
Location: Zaporizhzhia (Latitude:47.74002 Longtitude:36.59374)</text:p>
      <text:p text:style-name="P4">
Videos: []</text:p>
      <text:p text:style-name="P4">
Images: []</text:p>
      <text:p text:style-name="P4">
Tags: ["Russia"]</text:p>
      <text:p text:style-name="P4">
ID: 22571833</text:p>
      <!--METADATA-->
      <text:p text:style-name="P4">
At Zaporizhzhia and Kherson directions Russian army shelled Temyrivka,Novodarivka, Levadne, Olhivske, Malynivka, Zelenyy Hay, Zatyshshya, Huliaipoleof Zaporizhzhia region oblasti; Nikopol of Dnipropetrovsk region; Mylove,Beryslav, Kozatske, Lvove, Mykilske, Antonivka, Zelenivka, Kherson andDniprovske of Kherson region and Ochakiv of Mykolayiv region. Russian aviationconducted airstrikes at Levadne and Novodanylivka of Zaporizhzhia region, -General Staff of Armed Forces of Ukraine says in the morning report</text:p>
      <text:p text:style-name="P4">
News Collection Link: <text:a xlink:type="simple" xlink:href="https:\/\/liveuamap.com\/en\/2023\/26-june-at-zaporizhzhia-and-kherson-directions-russian-army" text:style-name="Internet_20_link" text:visited-style-name="Visited_20_Internet_20_Link">
https:\/\/liveuamap.com\/en\/2023\/26-june-at-zaporizhzhia-and-kherson-directions-russian-army</text:a>
</text:p>
      <text:p text:style-name="P4">
Source: <text:a xlink:type="simple" xlink:href="https://t.me/lumsrc/5198" text:style-name="Internet_20_link" text:visited-style-name="Visited_20_Internet_20_Link">
https://t.me/lumsrc/5198</text:a>
</text:p>
      <!--NEWS-->
      <text:h text:style-name="P10" text:outline-level="1">
<text:span text:style-name="T4">
Russian forces conducting offensive actions in Donetsk and Luhansk regions. Ukrainian militar...</text:span>
</text:h>
      <text:p text:style-name="P4">
Authors: liveuamap (Language: en)</text:p>
      <text:p text:style-name="P4">
Time: 2023-06-26T-67:39:00</text:p>
      <text:p text:style-name="P4">
Location: Zaporizhzhia (Latitude:47.77031 Longtitude:36.66296)</text:p>
      <text:p text:style-name="P4">
Videos: []</text:p>
      <text:p text:style-name="P4">
Images: []</text:p>
      <text:p text:style-name="P4">
Tags: ["Russia"]</text:p>
      <text:p text:style-name="P4">
ID: 22571831</text:p>
      <!--METADATA-->
      <text:p text:style-name="P4">
Russian forces conducting offensive actions in Donetsk and Luhansk regions.Ukrainian military had 36 combat engagements with Russian forces nearKryvoshyyivka of Luhansk region, Vesele and Rozdolivka, Minkivka, Hryhorivkaand Bohdanivka, Maryinka, Novomykhaylivka of Donetsk region, Novodarivkya ofZaporizhzhia region, - General Staff of Armed Forces of Ukraine says in themorning report</text:p>
      <text:p text:style-name="P4">
News Collection Link: <text:a xlink:type="simple" xlink:href="https:\/\/liveuamap.com\/en\/2023\/26-june-russian-forces-conducting-offensive-actions-in-donetsk" text:style-name="Internet_20_link" text:visited-style-name="Visited_20_Internet_20_Link">
https:\/\/liveuamap.com\/en\/2023\/26-june-russian-forces-conducting-offensive-actions-in-donetsk</text:a>
</text:p>
      <text:p text:style-name="P4">
Source: <text:a xlink:type="simple" xlink:href="https://t.me/lumsrc/5199" text:style-name="Internet_20_link" text:visited-style-name="Visited_20_Internet_20_Link">
https://t.me/lumsrc/5199</text:a>
</text:p>
      <!--NEWS-->
      <text:h text:style-name="P10" text:outline-level="1">
<text:span text:style-name="T4">
Генерал-майор Браян Меннес привітав випускників ВІКНУ імені Тараса Шевченка</text:span>
</text:h>
      <text:p text:style-name="P4">
Author: ['АРМІЯINFORM']</text:p>
      <text:p text:style-name="P4">
Time: 2023-06-26T12:00:00-04:00</text:p>
      <text:p text:style-name="P4">
Description: Привітання випускникам Військового інституту КНУ імені Тараса Шевченка від генерал-майор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mennes.jpg" text:style-name="Internet_20_link" text:visited-style-name="Visited_20_Internet_20_Link">
mennes.jpg</text:a>
']</text:p>
      <text:p text:style-name="P4">
Tags: ['ВИПУСКНИКИ', 'ВІКНУ', 'ПРИВІТАННЯ']</text:p>
      <text:p text:style-name="P4">
Category: News</text:p>
      <!--METADATA-->
      <text:p text:style-name="P4">
<draw:frame draw:style-name="fr1" draw:name="Image2" text:anchor-type="as-char" svg:width="6.9236in" svg:height="3.790671in" draw:z-index="0">
<draw:image xlink:href="../Images/AРМІЯINFORM/2023-06-26T12-00-00-04-00/mennes.jpg" xlink:type="simple" xlink:show="embed" xlink:actuate="onLoad" draw:mime-type="image/jpeg"/>
</draw:frame>
</text:p>
      <text:p text:style-name="P4">
Привітання випускникам Військового інституту КНУ імені Тараса Шевченка відгенерал-майора Браяна Меннеса із Форту Ліберті, Збройні сили Сполучених ШтатівАмерики.</text:p>
      <text:p text:style-name="P4">
— Мої вітання з Форту Ліберті, раніше відомого як Форт Брегг, ПівнічнаКароліна, найбільшої за чисельністю військової бази у світі, а також місця, щославиться своєю історією та відданістю цінностям свободи.</text:p>
      <text:p text:style-name="P4">
Я хочу висловити свою вдячність бригадному генералу Анатолію Шевченку AnatoliiShevchenko за можливість поділитися з вами кількома порадами, оскільки вашзаклад готує випускників, які ризикуючи власним життям, беруть на себезобов’язання виконувати завдання, що безсумнівно допоможуть захиститисуверенітет України.</text:p>
      <text:p text:style-name="P4">
Лиш нещодавно я звільнився з посади заступника командувача 18-го повітряно-десантного корпусу. Свого часу, ми були підрозділом Збройних Сил США, якийнадавав підтримку Збройним Силам України з лютого до грудня 2022 року. ЗбройніСили України та народ України неймовірно вразили нас.</text:p>
      <text:p text:style-name="P4">
У 2000 році, понад 23 роки тому, я брав участь в одних із перших навчань запрограмою «Партнерство заради миру» на заході України, поблизу Львова, девідповідав за спільне стратегічне планування разом з тодішнім командувачемАеромобільних військ ЗСУ, полковником Іваном Якубцем. Для мене це бувнеймовірний досвід. Порівнюючи стан вашого війська тоді і зараз, я враженийтим, наскільки Збройні Сили України зміцнились, зокрема, й завдяки такимкомандирам як ви.</text:p>
      <text:p text:style-name="P4">
Понад 35 років тому я закінчив академію у Вест-Пойнті. Серед вихідців академіїіснує повір’я, що якщо під час церемонії випуску дощить, то випускники підутьна війну. Так сталося у нашому випадку, повір’я справдилося. Понад п’ять роківя здійснював управління бойовими діями в Іраку та Афганістані, а такожвідповідав за планування дій Об’єднаного Командування спеціальних операцій напочаткових етапах розгортання у цих країнах. Також виконував обов’язкикомандира батальйону та бригади у 82-й повітряно-десантній дивізії, командирапершого батальйону «Рейнджер» та командира 10-ї гірської дивізії.</text:p>
      <text:p text:style-name="P4">
Визнаю, що я не мав за своїми плечима такого бойового досвіду як той, якийзараз здобувають в Україні, проте, я глибоко переконаний, що існують непорушніякості, якими повинні володіти командири:</text:p>
      <ul>
        <li>
          <text:p text:style-name="P4">
бути фізично й розумово сильним. Командири повинні вміти робити те, що роблять їхні підлеглі, і показувати їм власний приклад, розвивати витривалість, кмітливість та емоційну стійкість, які не поступаються фізичній силі на полі бою;  * бути працелюбним. Командири повинні присвячувати стільки часу підготовці, скільки потрібно;</text:p>
        </li>
        <li>
          <text:p text:style-name="P4">
бути технічно обізнаним. Командири повинні бути експертами у своїй галузі;</text:p>
        </li>
        <li>
          <text:p text:style-name="P4">
бути справжнім наставником. Командири повинні здійснювати підготовку підрозділу загалом, та кожного військовослужбовця зокрема, для забезпечення злагодженості дій;  * бути уважним до своїх підлеглих. Командири повинні піклуватися про підлеглих більше, аніж про самого себе та ставитися до них як до членів родини;  * бути чесним. У військовій справі чесність є надважливою. Командири повинні завжди бути чесними, неупередженими та надійними. Ваші товариші по службі поважатимуть вас за це;  * дотримуватися порядку підпорядкування. У військовій справі є визначений порядок підпорядкування, і важливо його дотримуватися. Ви повинні зважати на мудрість і досвід старших командирів, а також завжди поважати молодших;  * безперервно навчатися.</text:p>
        </li>
      </ul>
      <text:p text:style-name="P4">
Світ не стоїть на місці, як і виклики з якими ми стикаємося. Командири повиннібути відкритими до нових знань, опановувати нові тактики, технології тастратегії. Навчання має бути безперервним.</text:p>
      <text:p text:style-name="P4">
І найважливіше — командири повинні бути вірними своїй країні та завждидотримуватися свого слова. Відданість та мета військової служби не маютьпіддаватися сумніву.</text:p>
      <text:p text:style-name="P4">
Вашою основною мотивацією має бути захист та відстоювання положень КонституціїУкраїни. У важкі часи військовий обов’язок та захист своєї країни є головнимпокликанням. Ви все робите правильно, якщо отримуєте задоволення від часу,проведеного на службі. Будьте уважними до військовослужбовців та виховуйтепідлеглих, які цінуватимуть ваші командирські якості.</text:p>
      <text:p text:style-name="P4">
Могутність армії — у її єдності. Успішне виконання завдання завжди є спільнимзусиллям.</text:p>
      <text:p text:style-name="P4">
І насамкінець, знайдіть час згадати тих, хто служив до нас, був жертовним ймужнім та неоціненний досвід яких тепер є для нас важливим уроком. Вшануйте їхта робіть усе можливе, щоб зберегти принципи, за які вони боролися. Ясподіваюся, що ви будете керуватися цими порадами під час своєї служби. Будьтехоробрими, сильними та гідними.</text:p>
      <text:p text:style-name="P4">
Дякую за можливість привітати вас. Я справді захоплююся вами! Міцного здоров’ята щасти вам! Молюся, щоб одного дня в Україні настав мир.</text:p>
      <text:p text:style-name="P4">
<text:span text:style-name="T4">
Джерело:</text:span>
 <text:a xlink:type="simple" xlink:href="https://www.facebook.com/watch/" text:style-name="Internet_20_link" text:visited-style-name="Visited_20_Internet_20_Link">
Генеральний штабЗСУ</text:a>
</text:p>
      <text:p text:style-name="P4">
Source: <text:a xlink:type="simple" xlink:href="https://armyinform.com.ua/2023/06/26/general-major-brayan-mennes-pryvitav-vypusknykiv-viknu-imeni-tarasa-shevchenka/" text:style-name="Internet_20_link" text:visited-style-name="Visited_20_Internet_20_Link">
https://armyinform.com.ua/2023/06/26/general-major-brayan-mennes-pryvitav-vypusknykiv-viknu-imeni-tarasa-shevchenka/</text:a>
</text:p>
      <!--NEWS-->
      <text:h text:style-name="P10" text:outline-level="1">
<text:span text:style-name="T4">
Артилерія рашистів поцілила по Нікополю, є жертви серед цивільних</text:span>
</text:h>
      <text:p text:style-name="P4">
Author: ['АРМІЯINFORM']</text:p>
      <text:p text:style-name="P4">
Time: 2023-06-26T14:00:00-04:00</text:p>
      <text:p text:style-name="P4">
Description: У Нікополі окупанти вбили чоловіка та ще одного поранили — поліцейські задокументува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6066500_601786052091429_8095105881567161038_n.jpg" text:style-name="Internet_20_link" text:visited-style-name="Visited_20_Internet_20_Link">
356066500_601786052091429_8095105881567161038_n.jpg</text:a>
', '<text:a xlink:type="simple" xlink:href="https://armyinform.com.ua/wp-content/uploads/2023/06/356033154_601786068758094_2933138452501796479_n-150x150.jpg" text:style-name="Internet_20_link" text:visited-style-name="Visited_20_Internet_20_Link">
356033154_601786068758094_2933138452501796479_n-150x150.jpg</text:a>
', '<text:a xlink:type="simple" xlink:href="https://armyinform.com.ua/wp-content/uploads/2023/06/356394509_601786038758097_1803609968729518911_n-150x150.jpg" text:style-name="Internet_20_link" text:visited-style-name="Visited_20_Internet_20_Link">
356394509_601786038758097_1803609968729518911_n-150x150.jpg</text:a>
']</text:p>
      <text:p text:style-name="P4">
Tags: ['STOPRUSSIA', 'ВОЄННІ ЗЛОЧИНИ ЗС РФ', 'ВТОРГНЕННЯ РФ', 'НІКОПОЛЬ']</text:p>
      <text:p text:style-name="P4">
Category: News</text:p>
      <!--METADATA-->
      <text:p text:style-name="P4">
<draw:frame draw:style-name="fr1" draw:name="Image3" text:anchor-type="as-char" svg:width="6.9236in" svg:height="5.302496in" draw:z-index="0">
<draw:image xlink:href="../Images/AРМІЯINFORM/2023-06-26T14-00-00-04-00/356066500_601786052091429_8095105881567161038_n.jpg" xlink:type="simple" xlink:show="embed" xlink:actuate="onLoad" draw:mime-type="image/jpeg"/>
</draw:frame>
</text:p>
      <text:p text:style-name="P4">
У Нікополі окупанти вбили чоловіка та ще одного поранили — поліцейськізадокументували наслідки обстрілів на місцях атаки,<text:a xlink:type="simple" xlink:href="https://www.facebook.com/UA.National.Police/posts/pfbid0fCW3qM1ntgvtEFFKFkf6hjVnxEcU9Joj7qUWkuRXnA15oZQo9tYra3tffBs3RPnGl" text:style-name="Internet_20_link" text:visited-style-name="Visited_20_Internet_20_Link">
повідомляє</text:a>
пресслужба НПУ.</text:p>
      <text:p text:style-name="P4">
«24 червня російська артилерія поцілила по Нікополю, Покровській таМарганецькій громадах. У районному центрі ворожі снаряди вбили 70-річногочоловіка. Пошкоджено будівлі на території двох приватних підприємств, 8гаражів, 6 приватних житлових будинків, 7 господарчих споруд, легковийавтомобіль, газопровід і лінію електропередач. В приміщеннях вилетіли вікна,понівечило стіни та фасади, побило осколками дах», — йдеться у повідомленні.</text:p>
      <text:p text:style-name="P4">
<text:a xlink:type="simple" xlink:href="https://armyinform.com.ua/wp-content/uploads/2023/06/356033154_601786068758094_2933138452501796479_n.jpg" text:style-name="Internet_20_link" text:visited-style-name="Visited_20_Internet_20_Link">
<draw:frame draw:style-name="fr1" draw:name="Image4" text:anchor-type="as-char" svg:width="6.9236in" svg:height="6.9236in" draw:z-index="0">
<draw:image xlink:href="../Images/AРМІЯINFORM/2023-06-26T14-00-00-04-00/356033154_601786068758094_2933138452501796479_n-150x150.jpg" xlink:type="simple" xlink:show="embed" xlink:actuate="onLoad" draw:mime-type="image/jpeg"/>
</draw:frame>
</text:a>
</text:p>
      <text:p text:style-name="P4">
<text:a xlink:type="simple" xlink:href="https://armyinform.com.ua/wp-content/uploads/2023/06/356394509_601786038758097_1803609968729518911_n.jpg" text:style-name="Internet_20_link" text:visited-style-name="Visited_20_Internet_20_Link">
<draw:frame draw:style-name="fr1" draw:name="Image5" text:anchor-type="as-char" svg:width="6.9236in" svg:height="6.9236in" draw:z-index="0">
<draw:image xlink:href="../Images/AРМІЯINFORM/2023-06-26T14-00-00-04-00/356394509_601786038758097_1803609968729518911_n-150x150.jpg" xlink:type="simple" xlink:show="embed" xlink:actuate="onLoad" draw:mime-type="image/jpeg"/>
</draw:frame>
</text:a>
</text:p>
      <text:p text:style-name="P4">
Крім того, близько 21:20 армія рф повторно поцілила по приватному секторуміста. Поранення зазнав 47-річний чоловік, поліцейські передали його медикам.Також є пошкодження приватних будинків.</text:p>
      <text:p text:style-name="P4">
У трьох населених пунктах Покровської та Марганецької громади, на щастя,обійшлося без жертв та значних руйнувань.</text:p>
      <text:p text:style-name="P4">
Source: <text:a xlink:type="simple" xlink:href="https://armyinform.com.ua/2023/06/26/artyleriya-rashystiv-poczilyla-po-nikopolyu-ye-zhertvy-sered-czyvilnyh/" text:style-name="Internet_20_link" text:visited-style-name="Visited_20_Internet_20_Link">
https://armyinform.com.ua/2023/06/26/artyleriya-rashystiv-poczilyla-po-nikopolyu-ye-zhertvy-sered-czyvilnyh/</text:a>
</text:p>
      <!--NEWS-->
      <text:h text:style-name="P10" text:outline-level="1">
<text:span text:style-name="T4">
The Ministry of Foreign Affairs of Israel summons the ambassador of Ukraine. The Embassy of U...</text:span>
</text:h>
      <text:p text:style-name="P4">
Authors: liveuamap (Language: en)</text:p>
      <text:p text:style-name="P4">
Time: 2023-06-26T15:05:00</text:p>
      <text:p text:style-name="P4">
Location: Jerusalem, Jerusalem District (Latitude:31.77966 Longtitude:35.1996)</text:p>
      <text:p text:style-name="P4">
Videos: []</text:p>
      <text:p text:style-name="P4">
Images: []</text:p>
      <text:p text:style-name="P4">
Tags: ["Israel-Palestine", "Middle East"]</text:p>
      <text:p text:style-name="P4">
ID: 22572058</text:p>
      <!--METADATA-->
      <text:p text:style-name="P4">
The Ministry of Foreign Affairs of Israel summons the ambassador of Ukraine.The Embassy of Ukraine accused Prime Minister Benjamin Netanyahu of making"invented and speculative assumptions" about Ukraine, and also assessed thevisit of Israel's Foreign Minister Eli Cohen to Kyiv as "fruitless"</text:p>
      <text:p text:style-name="P4">
News Collection Link: <text:a xlink:type="simple" xlink:href="https:\/\/liveuamap.com\/en\/2023\/26-june-the-ministry-of-foreign-affairs-of-israel-summons" text:style-name="Internet_20_link" text:visited-style-name="Visited_20_Internet_20_Link">
https:\/\/liveuamap.com\/en\/2023\/26-june-the-ministry-of-foreign-affairs-of-israel-summons</text:a>
</text:p>
      <text:p text:style-name="P4">
Source: <text:a xlink:type="simple" xlink:href="https://t.me/censor_net/32216" text:style-name="Internet_20_link" text:visited-style-name="Visited_20_Internet_20_Link">
https://t.me/censor_net/32216</text:a>
</text:p>
      <!--NEWS-->
      <text:h text:style-name="P10" text:outline-level="1">
<text:span text:style-name="T4">
На Донеччині волонтери передали захисникам ще 10 дронів і бронебус</text:span>
</text:h>
      <text:p text:style-name="P4">
Author: ['АРМІЯINFORM']</text:p>
      <text:p text:style-name="P4">
Time: 2023-06-26T16:00:00-04:00</text:p>
      <text:p text:style-name="P4">
Description: Волонтери привезли на Донбас і передали військовим ще 10 дронів, а жителям Волноваськ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2023-06-25_13-56-16.jpg" text:style-name="Internet_20_link" text:visited-style-name="Visited_20_Internet_20_Link">
photo_2023-06-25_13-56-16.jpg</text:a>
', '<text:a xlink:type="simple" xlink:href="https://armyinform.com.ua/wp-content/uploads/2023/06/photo_2023-06-25_13-56-15-150x150.jpg" text:style-name="Internet_20_link" text:visited-style-name="Visited_20_Internet_20_Link">
photo_2023-06-25_13-56-15-150x150.jpg</text:a>
', '<text:a xlink:type="simple" xlink:href="https://armyinform.com.ua/wp-content/uploads/2023/06/photo_2023-06-25_13-56-16-2-150x150.jpg" text:style-name="Internet_20_link" text:visited-style-name="Visited_20_Internet_20_Link">
photo_2023-06-25_13-56-16-2-150x150.jpg</text:a>
', '<text:a xlink:type="simple" xlink:href="https://armyinform.com.ua/wp-content/uploads/2023/06/photo_2023-06-25_13-56-17-2-150x150.jpg" text:style-name="Internet_20_link" text:visited-style-name="Visited_20_Internet_20_Link">
photo_2023-06-25_13-56-17-2-150x150.jpg</text:a>
', '<text:a xlink:type="simple" xlink:href="https://armyinform.com.ua/wp-content/uploads/2023/06/photo_2023-06-25_13-56-17-150x150.jpg" text:style-name="Internet_20_link" text:visited-style-name="Visited_20_Internet_20_Link">
photo_2023-06-25_13-56-17-150x150.jpg</text:a>
', '<text:a xlink:type="simple" xlink:href="https://armyinform.com.ua/wp-content/uploads/2023/06/photo_2023-06-25_13-56-18-2-150x150.jpg" text:style-name="Internet_20_link" text:visited-style-name="Visited_20_Internet_20_Link">
photo_2023-06-25_13-56-18-2-150x150.jpg</text:a>
', '<text:a xlink:type="simple" xlink:href="https://armyinform.com.ua/wp-content/uploads/2023/06/photo_2023-06-25_13-56-18-3-150x150.jpg" text:style-name="Internet_20_link" text:visited-style-name="Visited_20_Internet_20_Link">
photo_2023-06-25_13-56-18-3-150x150.jpg</text:a>
']</text:p>
      <text:p text:style-name="P4">
Tags: ['ВОЛОНТЕРИ', 'ДОНЕЦЬКА ОВА', 'ДРОН', 'ПАВЛО КИРИЛЕНКО']</text:p>
      <text:p text:style-name="P4">
Category: News</text:p>
      <!--METADATA-->
      <text:p text:style-name="P4">
<draw:frame draw:style-name="fr1" draw:name="Image6" text:anchor-type="as-char" svg:width="6.9236in" svg:height="4.617987in" draw:z-index="0">
<draw:image xlink:href="../Images/AРМІЯINFORM/2023-06-26T16-00-00-04-00/photo_2023-06-25_13-56-16.jpg" xlink:type="simple" xlink:show="embed" xlink:actuate="onLoad" draw:mime-type="image/jpeg"/>
</draw:frame>
</text:p>
      <text:p text:style-name="P4">
Волонтери привезли на Донбас і передали військовим ще 10 дронів, а жителямВолноваського району — 18 тонн продуктів, 20 тонн води та 25 генераторів.</text:p>
      <text:p text:style-name="P4">
Про це <text:a xlink:type="simple" xlink:href="https://t.me/pavlokyrylenko_donoda/8477" text:style-name="Internet_20_link" text:visited-style-name="Visited_20_Internet_20_Link">
повідомив</text:a>
 очільник ДонецькоїОВА Павло Кириленко.</text:p>
      <text:p text:style-name="P4">
«Ще 10 дронів для наших військових на Донеччині передали сьогодні волонтерипід час 15-ї місії на схід в рамках проєкту 1000 дронів для України», —поінформував він.</text:p>
      <text:p text:style-name="P4">
За його словами, разом із дронами волонтери привезли й іншу допомогу. Зокрема,львівський оборонний кластер передав дрон і бронебус для військовиків і 100бронежилетів для працівників КП «Вода Донбасу». Від ГО «Можу» захисникиотримали дрон і автомобіль швидкої допомоги, ліки, воду, продукти та таблеткидля знезараження води. БФ «Небо України» передав на потреби жителівВолноваського району 18 тонн продуктів, 20 тонн води, 25 генераторів, підгузкидля дітей і дорослих та іншу гуманітарну допомогу. Фонд «Форпост UA» привіз 5автівок і дрон для військових, фонд Brave Ukraine — 2 дрони і 1 авто, а МШДУ —2 броньовані евакуаційні автомобілі.</text:p>
      <text:p text:style-name="P4">
«Щиро вдячний всій великій коаліції волонтерів, які постійно забезпечуютьнаших захисників всім необхідним для ефективної боротьби з окупантами. Разомпереможемо!» — додав керівник ОВА.</text:p>
      <text:p text:style-name="P4">
<text:a xlink:type="simple" xlink:href="https://armyinform.com.ua/wp-content/uploads/2023/06/photo_2023-06-25_13-56-15.jpg" text:style-name="Internet_20_link" text:visited-style-name="Visited_20_Internet_20_Link">
<draw:frame draw:style-name="fr1" draw:name="Image7" text:anchor-type="as-char" svg:width="6.9236in" svg:height="6.9236in" draw:z-index="0">
<draw:image xlink:href="../Images/AРМІЯINFORM/2023-06-26T16-00-00-04-00/photo_2023-06-25_13-56-15-150x150.jpg" xlink:type="simple" xlink:show="embed" xlink:actuate="onLoad" draw:mime-type="image/jpeg"/>
</draw:frame>
</text:a>
</text:p>
      <text:p text:style-name="P4">
<text:a xlink:type="simple" xlink:href="https://armyinform.com.ua/wp-content/uploads/2023/06/photo_2023-06-25_13-56-16-2.jpg" text:style-name="Internet_20_link" text:visited-style-name="Visited_20_Internet_20_Link">
<draw:frame draw:style-name="fr1" draw:name="Image8" text:anchor-type="as-char" svg:width="6.9236in" svg:height="6.9236in" draw:z-index="0">
<draw:image xlink:href="../Images/AРМІЯINFORM/2023-06-26T16-00-00-04-00/photo_2023-06-25_13-56-16-2-150x150.jpg" xlink:type="simple" xlink:show="embed" xlink:actuate="onLoad" draw:mime-type="image/jpeg"/>
</draw:frame>
</text:a>
</text:p>
      <text:p text:style-name="P4">
<text:a xlink:type="simple" xlink:href="https://armyinform.com.ua/wp-content/uploads/2023/06/photo_2023-06-25_13-56-17-2.jpg" text:style-name="Internet_20_link" text:visited-style-name="Visited_20_Internet_20_Link">
<draw:frame draw:style-name="fr1" draw:name="Image9" text:anchor-type="as-char" svg:width="6.9236in" svg:height="6.9236in" draw:z-index="0">
<draw:image xlink:href="../Images/AРМІЯINFORM/2023-06-26T16-00-00-04-00/photo_2023-06-25_13-56-17-2-150x150.jpg" xlink:type="simple" xlink:show="embed" xlink:actuate="onLoad" draw:mime-type="image/jpeg"/>
</draw:frame>
</text:a>
</text:p>
      <text:p text:style-name="P4">
<text:a xlink:type="simple" xlink:href="https://armyinform.com.ua/wp-content/uploads/2023/06/photo_2023-06-25_13-56-17.jpg" text:style-name="Internet_20_link" text:visited-style-name="Visited_20_Internet_20_Link">
<draw:frame draw:style-name="fr1" draw:name="Image10" text:anchor-type="as-char" svg:width="6.9236in" svg:height="6.9236in" draw:z-index="0">
<draw:image xlink:href="../Images/AРМІЯINFORM/2023-06-26T16-00-00-04-00/photo_2023-06-25_13-56-17-150x150.jpg" xlink:type="simple" xlink:show="embed" xlink:actuate="onLoad" draw:mime-type="image/jpeg"/>
</draw:frame>
</text:a>
</text:p>
      <text:p text:style-name="P4">
<text:a xlink:type="simple" xlink:href="https://armyinform.com.ua/wp-content/uploads/2023/06/photo_2023-06-25_13-56-18-2.jpg" text:style-name="Internet_20_link" text:visited-style-name="Visited_20_Internet_20_Link">
<draw:frame draw:style-name="fr1" draw:name="Image11" text:anchor-type="as-char" svg:width="6.9236in" svg:height="6.9236in" draw:z-index="0">
<draw:image xlink:href="../Images/AРМІЯINFORM/2023-06-26T16-00-00-04-00/photo_2023-06-25_13-56-18-2-150x150.jpg" xlink:type="simple" xlink:show="embed" xlink:actuate="onLoad" draw:mime-type="image/jpeg"/>
</draw:frame>
</text:a>
</text:p>
      <text:p text:style-name="P4">
<text:a xlink:type="simple" xlink:href="https://armyinform.com.ua/wp-content/uploads/2023/06/photo_2023-06-25_13-56-18-3.jpg" text:style-name="Internet_20_link" text:visited-style-name="Visited_20_Internet_20_Link">
<draw:frame draw:style-name="fr1" draw:name="Image12" text:anchor-type="as-char" svg:width="6.9236in" svg:height="6.9236in" draw:z-index="0">
<draw:image xlink:href="../Images/AРМІЯINFORM/2023-06-26T16-00-00-04-00/photo_2023-06-25_13-56-18-3-150x150.jpg" xlink:type="simple" xlink:show="embed" xlink:actuate="onLoad" draw:mime-type="image/jpeg"/>
</draw:frame>
</text:a>
</text:p>
      <text:p text:style-name="P4">
Крім того, бійці отримають турнікети, ліки, продуктові набори та печиво.</text:p>
      <text:p text:style-name="P4">
«Щиро вдячний всій великій коаліції волонтерів, які постійно забезпечуютьнаших захисників всім необхідним для ефективної боротьби з окупантами. Разомпереможемо!» — додав керівник ОВА.</text:p>
      <text:p text:style-name="P4">
Source: <text:a xlink:type="simple" xlink:href="https://armyinform.com.ua/2023/06/26/na-donechchyni-volontery-peredaly-zahysnykam-shhe-10-droniv-i-bronebus/" text:style-name="Internet_20_link" text:visited-style-name="Visited_20_Internet_20_Link">
https://armyinform.com.ua/2023/06/26/na-donechchyni-volontery-peredaly-zahysnykam-shhe-10-droniv-i-bronebus/</text:a>
</text:p>
      <!--NEWS-->
      <text:h text:style-name="P10" text:outline-level="1">
<text:span text:style-name="T4">
Центр протидії дезінформації повідомляє про фейки, які росіяни поширювали минулого тижня</text:span>
</text:h>
      <text:p text:style-name="P4">
Author: ['АРМІЯINFORM']</text:p>
      <text:p text:style-name="P4">
Time: 2023-06-26T18:00:00-04:00</text:p>
      <text:p text:style-name="P4">
Description: Центр протидії інформації при РНБО України інформує: основні фейки, що просува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fejk-rashka-foreva-1.jpg" text:style-name="Internet_20_link" text:visited-style-name="Visited_20_Internet_20_Link">
fejk-rashka-foreva-1.jpg</text:a>
']</text:p>
      <text:p text:style-name="P4">
Tags: ['ФЕЙКИ РФ', 'ЦПД']</text:p>
      <text:p text:style-name="P4">
Category: News</text:p>
      <!--METADATA-->
      <text:p text:style-name="P4">
<draw:frame draw:style-name="fr1" draw:name="Image13" text:anchor-type="as-char" svg:width="6.9236in" svg:height="3.888755in" draw:z-index="0">
<draw:image xlink:href="../Images/AРМІЯINFORM/2023-06-26T18-00-00-04-00/fejk-rashka-foreva-1.jpg" xlink:type="simple" xlink:show="embed" xlink:actuate="onLoad" draw:mime-type="image/jpeg"/>
</draw:frame>
</text:p>
      <text:p text:style-name="P4">
Центр протидії інформації при РНБО України<text:a xlink:type="simple" xlink:href="https://www.facebook.com/protydiyadezinformatsiyi.cpd/posts/pfbid02sfUJXnTfGJKmK9fZU2fFn5hG7zJQU8MFLVtEhZEs3R3Hy5c56gnRqGfCuMLaVsqWl" text:style-name="Internet_20_link" text:visited-style-name="Visited_20_Internet_20_Link">
інформує</text:a>
:основні фейки, що просували російські ЗМІ минулого тижня:</text:p>
      <ul>
        <li>
Київський режим планує атакувати солдатів зараженими комарами.  * Буданов помер, не приходячи до тями.  * Київ міг продовжити роботу над створенням брудної бомби.  * ЗСУшники шукають нові способи «відкосити» від наступу на Запорізькому напрямку.  * В Україні викопують старі могили, щоб звільнити місце для солдатів, які нещодавно загинули.  * Із 4 по 21 червня російські військові знищили 246 українських танків, зокрема 13 західних зразків.  * Український контрнаступ з тріском провалився.</li>
      </ul>
      <text:p text:style-name="P4">
Source: <text:a xlink:type="simple" xlink:href="https://armyinform.com.ua/2023/06/26/czentr-protydiyi-dezinformacziyi-povidomlyaye-pro-fejky-yaki-rosiyany-poshyryuvaly-mynulogo-tyzhnya/" text:style-name="Internet_20_link" text:visited-style-name="Visited_20_Internet_20_Link">
https://armyinform.com.ua/2023/06/26/czentr-protydiyi-dezinformacziyi-povidomlyaye-pro-fejky-yaki-rosiyany-poshyryuvaly-mynulogo-tyzhnya/</text:a>
</text:p>
      <!--NEWS-->
      <text:h text:style-name="P10" text:outline-level="1">
<text:span text:style-name="T4">
На тимчасово окупованих територіях Запорізької області дітей у таборах змушують писати листи військовим рф</text:span>
</text:h>
      <text:p text:style-name="P4">
Author: ['АРМІЯINFORM']</text:p>
      <text:p text:style-name="P4">
Time: 2023-06-26T20:00:00-04:00</text:p>
      <text:p text:style-name="P4">
Description: Такі факти зафіксовані, зокрема, в Бердянську та Мелітополі.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dity.jpg" text:style-name="Internet_20_link" text:visited-style-name="Visited_20_Internet_20_Link">
dity.jpg</text:a>
']</text:p>
      <text:p text:style-name="P4">
Tags: ['ДІТИ', 'ЗАПОРІЗЬКА ОБЛАСТЬ']</text:p>
      <text:p text:style-name="P4">
Category: News</text:p>
      <!--METADATA-->
      <text:p text:style-name="P4">
<draw:frame draw:style-name="fr1" draw:name="Image14" text:anchor-type="as-char" svg:width="6.9236in" svg:height="3.794799in" draw:z-index="0">
<draw:image xlink:href="../Images/AРМІЯINFORM/2023-06-26T20-00-00-04-00/dity.jpg" xlink:type="simple" xlink:show="embed" xlink:actuate="onLoad" draw:mime-type="image/jpeg"/>
</draw:frame>
</text:p>
      <text:p text:style-name="P4">
Такі факти зафіксовані, зокрема, в Бердянську та Мелітополі. Про це<text:a xlink:type="simple" xlink:href="https://minre.gov.ua/2023/06/25/okupanty-prodovzhuyut-vykorystovuvaty-ditej-dlya-obmanu-ta-manipulyaczij/" text:style-name="Internet_20_link" text:visited-style-name="Visited_20_Internet_20_Link">
повідомляє</text:a>
 Міністерство з питаньреінтеграції тимчасово окупованих територій України.</text:p>
      <text:p text:style-name="P4">
Діти переписують заготовлений текст зі зразка під наглядом російськихвчителів, яких напередодні завезли в регіон. Усе це фільмують пропагандисти.</text:p>
      <text:p text:style-name="P4">
Батьків, які намагаються вберегти своїх дітей та відмовляються віддавати їх дотаких «таборів відпочинку», штрафують або погрожують позбавити батьківськихправ.</text:p>
      <text:p text:style-name="P4">
Прикриваючись дітьми, такі маніпуляції окупанти здійснюють не вперше.</text:p>
      <text:p text:style-name="P4">
Мінреінтеграції нагадує, що усі воєнні злочини, скоєні рф проти українськихдітей, будуть розслідуватися як злочин геноциду.</text:p>
      <text:p text:style-name="P4">
Source: <text:a xlink:type="simple" xlink:href="https://armyinform.com.ua/2023/06/26/na-tymchasovo-okupovanyh-terytoriyah-zaporizkoyi-oblasti-ditej-u-taborah-zmushuyut-pysaty-lysty-vijskovym-rf/" text:style-name="Internet_20_link" text:visited-style-name="Visited_20_Internet_20_Link">
https://armyinform.com.ua/2023/06/26/na-tymchasovo-okupovanyh-terytoriyah-zaporizkoyi-oblasti-ditej-u-taborah-zmushuyut-pysaty-lysty-vijskovym-rf/</text:a>
</text:p>
      <!--NEWS-->
      <text:h text:style-name="P10" text:outline-level="1">
<text:span text:style-name="T4">
«У планах — програма на 3–5 млрд євро для реалізації проєктів відбудови Каховського водосховища» — Денис Шмигаль</text:span>
</text:h>
      <text:p text:style-name="P4">
Author: ['АРМІЯINFORM']</text:p>
      <text:p text:style-name="P4">
Time: 2023-06-26T22:00:00-04:00</text:p>
      <text:p text:style-name="P4">
Description: Європейський інвестиційний банк розпочне новий портфель проєктів для відбудови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70002-1.jpg" text:style-name="Internet_20_link" text:visited-style-name="Visited_20_Internet_20_Link">
270002-1.jpg</text:a>
']</text:p>
      <text:p text:style-name="P4">
Tags: ['INNOVATEUKRAINE', 'ВЕЛИКА БРИТАНІЯ', 'ДЕНИС ШМИГАЛЬ', 'ДОПОМОГА ПАРТНЕРІВ', 'КАХОВСЬКЕ ВОДОСХОВИЩЕ']</text:p>
      <text:p text:style-name="P4">
Category: News</text:p>
      <!--METADATA-->
      <text:p text:style-name="P4">
<draw:frame draw:style-name="fr1" draw:name="Image15" text:anchor-type="as-char" svg:width="6.9236in" svg:height="3.983579in" draw:z-index="0">
<draw:image xlink:href="../Images/AРМІЯINFORM/2023-06-26T22-00-00-04-00/270002-1.jpg" xlink:type="simple" xlink:show="embed" xlink:actuate="onLoad" draw:mime-type="image/jpeg"/>
</draw:frame>
</text:p>
      <text:p text:style-name="P4">
Європейський інвестиційний банк розпочне новий портфель проєктів для відбудовиУкраїни на 840 млн євро. Ідеться про транспорт, кібербезпеку, муніципальнуінфраструктуру, водопостачання, а також реконструкцію Каховського водосховища.</text:p>
      <text:p text:style-name="P4">
Про це<text:a xlink:type="simple" xlink:href="https://www.facebook.com/dshmyhal/posts/pfbid02EbEWVTV2beuowWpQUMDL1cdU3K2UbL3FLf3tWuM53p2qDGqUiEDKMvBs9HsxHGZCl" text:style-name="Internet_20_link" text:visited-style-name="Visited_20_Internet_20_Link">
повідомив</text:a>
прем’єр-міністр України Денис Шмигаль у фейсбуці.</text:p>
      <text:p text:style-name="P4">
«ЄБРР підтримає українські енергетичні компанії „Нафтогаз“, „Укренерго“ та„Укргідроенерго“ на суму 600 млн євро. Після звільнення території Каховськоговодосховища розробимо дорожню карту реконструкції ГЕС. У планах — програма на3-5 млрд євро для реалізації проєктів відбудови. Крім цього, партнери й надалібудуть фінансово підтримувати Україну в межах чотирирічної програми МВФ насуму 15,6 млрд доларів», — написав Денис Шмигаль.</text:p>
      <text:p text:style-name="P4">
Також на конференції розпочалось створення коаліції бізнесу для інвестицій вукраїнську економіку, зокрема до Ukraine Business Compact (об’єднанняпровідних українських та міжнародних компаній у глобальну спільнотувідповідальних бізнесів для підтримки відновлення України) вже долучилосьпонад 500 компанії. Під час заходу було запущено Українську інвестиційнуплатформу G7, ЄС та його фінансових інституцій розвитку і підписано угодуУкраїни, ЄС, Норвегії, Швейцарії, Європейського інвестиційного банку та ЄБРРщодо перезапуску ринку приватного страхування воєнних ризиків.</text:p>
      <text:p text:style-name="P4">
Крім цього, Велика Британія анонсувала внесок у розмірі 20 млн фунтівстерлінгів до Трастового фонду перестрахування MIGA, яке, зі свого боку,підписало меморандум про взаєморозуміння з ProСredit банком, що збільшило сумугарантій до 40,8 млн євро. Також була укладена угода між IFC та УкраїнськимДунайським пароплавством для модернізації та розширення можливостей логістикина Дунаї. Під час конференції було запущено українсько-британську цифровуплатформу для пошуку бізнес-партнерів.</text:p>
      <text:p text:style-name="P4">
«Партнери позитивно оцінюють динаміку реформ в Україні, не сумніваються внаших європейських перспективах, підтримують ідею використання замороженихросійських активів для відбудови України», — наголосив Денис Шмигаль.</text:p>
      <text:p text:style-name="P4">
Source: <text:a xlink:type="simple" xlink:href="https://armyinform.com.ua/2023/06/26/u-planah-programa-na-3-5-mlrd-yevro-dlya-realizacziyi-proyektiv-vidbudovy-kahovskogo-vodoshovyshha-denys-shmygal/" text:style-name="Internet_20_link" text:visited-style-name="Visited_20_Internet_20_Link">
https://armyinform.com.ua/2023/06/26/u-planah-programa-na-3-5-mlrd-yevro-dlya-realizacziyi-proyektiv-vidbudovy-kahovskogo-vodoshovyshha-denys-shmygal/</text:a>
</text:p>
      <!--NEWS-->
      <text:h text:style-name="P10" text:outline-level="1">
<text:span text:style-name="T4">
Уражено 10 артпідрозділів ворога на вогневих позиціях</text:span>
</text:h>
      <text:p text:style-name="P4">
Author: ['АРМІЯINFORM']</text:p>
      <text:p text:style-name="P4">
Time: 2023-06-26T24:00:00-04:00</text:p>
      <text:p text:style-name="P4">
Description: Про це повідомляє ГШ ЗС України.    «Підрозділи ракетних військ і артилерії протяг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4470773_606346508345098_4236756637192535242_n-2.jpg" text:style-name="Internet_20_link" text:visited-style-name="Visited_20_Internet_20_Link">
354470773_606346508345098_4236756637192535242_n-2.jpg</text:a>
']</text:p>
      <text:p text:style-name="P4">
Tags: ['STOPRUSSIA', 'БПЛА', 'ВТОРГНЕННЯ РФ', 'ГШ ЗС УКРАЇНИ', 'РЕБ', 'ХРОНІКА ОБОРОНИ']</text:p>
      <text:p text:style-name="P4">
Category: News</text:p>
      <!--METADATA-->
      <text:p text:style-name="P4">
<draw:frame draw:style-name="fr1" draw:name="Image16" text:anchor-type="as-char" svg:width="6.9236in" svg:height="4.615733in" draw:z-index="0">
<draw:image xlink:href="../Images/AРМІЯINFORM/2023-06-26T24-00-00-04-00/354470773_606346508345098_4236756637192535242_n-2.jpg" xlink:type="simple" xlink:show="embed" xlink:actuate="onLoad" draw:mime-type="image/jpeg"/>
</draw:frame>
<text:span text:style-name="T4">
🔥 Ситуація щодо російського вторгнення</text:span>
</text:p>
      <text:p text:style-name="P4">
Про це<text:a xlink:type="simple" xlink:href="https://www.facebook.com/GeneralStaff.ua/posts/pfbid08duty5YvN5FJRQSyomXhPUriPk1xBKWWpaz4j9GyrKgHunnQhQeUWs6zTanmUnp1l" text:style-name="Internet_20_link" text:visited-style-name="Visited_20_Internet_20_Link">
повідомляє</text:a>
ГШ ЗС України.</text:p>
      <text:p text:style-name="P4">
«Підрозділи ракетних військ і артилерії протягом доби уразили 2 пунктиуправління, 3 райони зосередження особового складу та військової техніки, 4склади боєприпасів, станцію РЕБ, 10 артилерійських підрозділів на вогневихпозиціях та ще 3 важливих цілі противника», — йдеться у повідомленні.</text:p>
      <text:p text:style-name="P4">
Крім того, авіація Сил оборони за добу завдала 8 ударів по районахзосередження особового складу противника. Також наші захисники знищили 6розвідувальних БПЛА оперативно-тактичного рівня.</text:p>
      <text:p text:style-name="P4">
Source: <text:a xlink:type="simple" xlink:href="https://armyinform.com.ua/2023/06/26/urazheno-10-artpidrozdiliv-voroga-na-vognevyh-pozycziyah/" text:style-name="Internet_20_link" text:visited-style-name="Visited_20_Internet_20_Link">
https://armyinform.com.ua/2023/06/26/urazheno-10-artpidrozdiliv-voroga-na-vognevyh-pozycziyah/</text:a>
</text:p>
      <!--NEWS-->
      <text:h text:style-name="P10" text:outline-level="1">
<text:span text:style-name="T4">
Ворог зосередив зусилля на трьох напрямках: за добу відбулось 36 бойових зіткнень</text:span>
</text:h>
      <text:p text:style-name="P4">
Author: ['АРМІЯINFORM']</text:p>
      <text:p text:style-name="P4">
Time: 2023-06-26T26:00:00-04:00</text:p>
      <text:p text:style-name="P4">
Description: Про це повідомляє ГШ ЗС України.    «Противник зосереджує основні зусилл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4835923_607614751551607_2668215606957401309_n.jpg" text:style-name="Internet_20_link" text:visited-style-name="Visited_20_Internet_20_Link">
354835923_607614751551607_2668215606957401309_n.jpg</text:a>
']</text:p>
      <text:p text:style-name="P4">
Tags: ['STOPRUSSIA', 'БАХМУТ', 'ВТОРГНЕННЯ РФ', 'ГШ ЗС УКРАЇНИ', 'ЛИМАН']</text:p>
      <text:p text:style-name="P4">
Category: News</text:p>
      <!--METADATA-->
      <text:p text:style-name="P4">
<draw:frame draw:style-name="fr1" draw:name="Image17" text:anchor-type="as-char" svg:width="6.9236in" svg:height="4.622144in" draw:z-index="0">
<draw:image xlink:href="../Images/AРМІЯINFORM/2023-06-26T26-00-00-04-00/354835923_607614751551607_2668215606957401309_n.jpg" xlink:type="simple" xlink:show="embed" xlink:actuate="onLoad" draw:mime-type="image/jpeg"/>
</draw:frame>
<text:span text:style-name="T4">
🔥 Ситуація щодо російського вторгнення</text:span>
</text:p>
      <text:p text:style-name="P4">
Про це<text:a xlink:type="simple" xlink:href="https://www.facebook.com/GeneralStaff.ua/posts/pfbid08duty5YvN5FJRQSyomXhPUriPk1xBKWWpaz4j9GyrKgHunnQhQeUWs6zTanmUnp1l" text:style-name="Internet_20_link" text:visited-style-name="Visited_20_Internet_20_Link">
повідомляє</text:a>
ГШ ЗС України.</text:p>
      <text:p text:style-name="P4">
«Противник зосереджує основні зусилля на Лиманському, Бахмутському таМар’їнському напрямках — протягом доби відбулось 36 бойових зіткнень», —йдеться у повідомленні.</text:p>
      <text:p text:style-name="P4">
Також зазначається, що на Куп’янському напрямку противник вів наступальні діїв районі західніше Кривошиївки Луганської області, успіху не мав; наЛиманському напрямку противник здійснив безуспішні наступальні дії в напрямкахВеселого та Роздолівки Донецької області; на Бахмутському напрямку противниквів безуспішні наступальні дії в районах Міньківки, Григорівки та БогданівкиДонецької області; на Авдіївському напрямку противник завдав авіаційного ударув районі Авдіївки; на Мар’їнському напрямку ворог проводив наступальні дії врайоні Мар’їнки, успіху не мав; на Шахтарському напрямку ворог здійснивбезуспішні наступальні дії в напрямку Новомихайлівки.</text:p>
      <text:p text:style-name="P4">
Source: <text:a xlink:type="simple" xlink:href="https://armyinform.com.ua/2023/06/26/vorog-zoseredyv-zusyllya-na-troh-napryamkah-za-dobu-vidbulos-36-bojovyh-zitknen/" text:style-name="Internet_20_link" text:visited-style-name="Visited_20_Internet_20_Link">
https://armyinform.com.ua/2023/06/26/vorog-zoseredyv-zusyllya-na-troh-napryamkah-za-dobu-vidbulos-36-bojovyh-zitknen/</text:a>
</text:p>
      <!--NEWS-->
      <text:h text:style-name="P10" text:outline-level="1">
<text:span text:style-name="T4">
Сили оборони за добу ліквідували майже 1000 окупантів, знищили 21 артсистему і 14 ББМ</text:span>
</text:h>
      <text:p text:style-name="P4">
Author: ['АРМІЯINFORM']</text:p>
      <text:p text:style-name="P4">
Time: 2023-06-26T28:00:00-04:00</text:p>
      <text:p text:style-name="P4">
Description: Загальні бойові втрати противника з 24.02.22 по 26.06.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f4df42e-42e9-4447-b59a-f5084692ffae-scaled.jpg" text:style-name="Internet_20_link" text:visited-style-name="Visited_20_Internet_20_Link">
1f4df42e-42e9-4447-b59a-f5084692ffae-scaled.jpg</text:a>
']</text:p>
      <text:p text:style-name="P4">
Tags: ['АГРЕСІЯ РФ', 'ВТОРГНЕННЯ РФ', 'ВТРАТИ ВОРОГА', 'ГШ ЗСУ']</text:p>
      <text:p text:style-name="P4">
Category: News</text:p>
      <!--METADATA-->
      <text:p text:style-name="P4">
<draw:frame draw:style-name="fr1" draw:name="Image18" text:anchor-type="as-char" svg:width="6.9236in" svg:height="6.975527in" draw:z-index="0">
<draw:image xlink:href="../Images/AРМІЯINFORM/2023-06-26T28-00-00-04-00/1f4df42e-42e9-4447-b59a-f5084692ffae-scaled.jpg" xlink:type="simple" xlink:show="embed" xlink:actuate="onLoad" draw:mime-type="image/jpeg"/>
</draw:frame>
</text:p>
      <text:p text:style-name="P4">
Загальні бойові втрати противника з 24.02.22 по 26.06.23 орієнтовностановлять:</text:p>
      <ul>
        <li>
<text:span text:style-name="T4">
особового складу ‒</text:span>
 225580 (+950) осіб ліквідовано  * <text:span text:style-name="T4">
танків ‒</text:span>
 4031 (+1)  * <text:span text:style-name="T4">
бойових броньованих машин ‒</text:span>
 7820 (+14)  * <text:span text:style-name="T4">
артилерійських систем ‒</text:span>
 4055 (+21)  * <text:span text:style-name="T4">
РСЗВ ‒</text:span>
 624 (0)  * <text:span text:style-name="T4">
засоби ППО ‒</text:span>
 385 (0)  * <text:span text:style-name="T4">
літаків ‒</text:span>
 314 (0)  * <text:span text:style-name="T4">
гелікоптерів ‒</text:span>
 308 (0)  * <text:span text:style-name="T4">
БПЛА оперативно-тактичного рівня ‒</text:span>
 3482 (+10)  * <text:span text:style-name="T4">
крилаті ракети ‒</text:span>
 1259 (0)  * <text:span text:style-name="T4">
кораблі / катери ‒</text:span>
 18 (0)  * <text:span text:style-name="T4">
спеціальна техніка ‒</text:span>
 557 (+5)</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26.06.23.</text:p>
      <text:p text:style-name="P4">
Source: <text:a xlink:type="simple" xlink:href="https://armyinform.com.ua/2023/06/26/syly-oborony-za-dobu-likviduvaly-majzhe-1-000-okupantiv-znyshhyly-21-artsystemu-i-14-bbm/" text:style-name="Internet_20_link" text:visited-style-name="Visited_20_Internet_20_Link">
https://armyinform.com.ua/2023/06/26/syly-oborony-za-dobu-likviduvaly-majzhe-1-000-okupantiv-znyshhyly-21-artsystemu-i-14-bbm/</text:a>
</text:p>
      <!--NEWS-->
      <text:h text:style-name="P10" text:outline-level="1">
<text:span text:style-name="T4">
Вночі ворог гатив забороненими запальними снарядами по Херсонщині — Наталія Гуменюк</text:span>
</text:h>
      <text:p text:style-name="P4">
Author: ['Ігор Березинський']</text:p>
      <text:p text:style-name="P4">
Time: 2023-06-26T30:00:00-04:00</text:p>
      <text:p text:style-name="P4">
Description: — Ніч була досить складною. Ускладнювали роботу нашим ППО погодні умови, зокрем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8/raketna-ataka.jpg" text:style-name="Internet_20_link" text:visited-style-name="Visited_20_Internet_20_Link">
raketna-ataka.jpg</text:a>
']</text:p>
      <text:p text:style-name="P4">
Tags: ['АТАКА ВОРОГА', 'ВТОРГНЕННЯ РФ', 'НАТАЛІЯ ГУМЕНЮК', 'ХЕРСОНЩИНА']</text:p>
      <text:p text:style-name="P4">
Category: News</text:p>
      <!--METADATA-->
      <text:p text:style-name="P4">
<draw:frame draw:style-name="fr1" draw:name="Image19" text:anchor-type="as-char" svg:width="6.9236in" svg:height="3.750283in" draw:z-index="0">
<draw:image xlink:href="../Images/AРМІЯINFORM/2023-06-26T30-00-00-04-00/raketna-ataka.jpg" xlink:type="simple" xlink:show="embed" xlink:actuate="onLoad" draw:mime-type="image/jpeg"/>
</draw:frame>
Ракетна атака. Ілюстративне фото</text:p>
      <text:p text:style-name="P4">
— Ніч була досить складною. Ускладнювали роботу нашим ППО погодні умови,зокрема надзвичайно сильний шторм над морем та гроза. Ворог атакував насракетами типу «Калібр» і дронами-камікадзе типу «Шахед». Щонайменше 2«Калібри» було знищено. Велика увага ворога наразі прикута доДніпропетровщини, яка межує із Запорізькою областю, та Миколаївщині зОдещиною, які є постачальниками ресурсу для Херсонщини. Вночі ворог гативзабороненими запальними снарядами по Херсонщині, спричиняючи потужні пожежі, —розповіла в ефірі телемарафону «Єдині новини» начальниця об’єднаногокоординаційного пресцентру Сил оборони півдня України Наталія Гуменюк.</text:p>
      <text:p text:style-name="P4">
Зі слів Наталії Гуменюк, на чергуванні в Чорному морі перебуває підводнийракетоносій, пуски з якого виявляти складніше. При цьому ворог вишукує новутактику і намагається обійти наші сили ППО, випускаючи ракети ускладненимитраєкторіями, використовуючи інші висоти та застосовуючи змішану атаку ізвикористанням ракет та «Шахедів»</text:p>
      <text:p text:style-name="P4">
— Окупанти постійно викрадають наше майно, вивозячи його з портів Азовськогоморя. Поряд з цим вони виключають сигнали, аби не бути поміченими. Проте мифіксуємо такі факти і передаємо до міжнародного трибуналу. Наразі активністьворожої авіації в акваторії Азовського моря є передумовою того, що будутьзапуски керованих авіаційних бомб у прифронтових територіях, — підсумувалаНаталія Гуменюк.</text:p>
      <text:p text:style-name="P4">
Source: <text:a xlink:type="simple" xlink:href="https://armyinform.com.ua/2023/06/26/vnochi-vorog-gatyv-zaboronenymy-zapalnymy-snaryadamy-po-hersonshhyni-nataliya-gumenyuk/" text:style-name="Internet_20_link" text:visited-style-name="Visited_20_Internet_20_Link">
https://armyinform.com.ua/2023/06/26/vnochi-vorog-gatyv-zaboronenymy-zapalnymy-snaryadamy-po-hersonshhyni-nataliya-gumenyuk/</text:a>
</text:p>
      <!--NEWS-->
      <text:h text:style-name="P10" text:outline-level="1">
<text:span text:style-name="T4">
Сили ППО вночі знищили 13 повітряних цілей: 2 ракети «Калібр» та 11 БПЛА</text:span>
</text:h>
      <text:p text:style-name="P4">
Author: ['АРМІЯINFORM']</text:p>
      <text:p text:style-name="P4">
Time: 2023-06-26T32:00:00-04:00</text:p>
      <text:p text:style-name="P4">
Description: Уночі 26 червня російські окупанти атакували Україну переважно з південного напрямк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po2.jpg" text:style-name="Internet_20_link" text:visited-style-name="Visited_20_Internet_20_Link">
ppo2.jpg</text:a>
']</text:p>
      <text:p text:style-name="P4">
Tags: ['SHAHED-136/131', 'КОМАНДУВАННЯ ПОВІТРЯНИХ СИЛ ЗСУ', 'РАКЕТИ «КАЛІБР»']</text:p>
      <text:p text:style-name="P4">
Category: News</text:p>
      <!--METADATA-->
      <text:p text:style-name="P4">
<draw:frame draw:style-name="fr1" draw:name="Image20" text:anchor-type="as-char" svg:width="6.9236in" svg:height="3.606042in" draw:z-index="0">
<draw:image xlink:href="../Images/AРМІЯINFORM/2023-06-26T32-00-00-04-00/ppo2.jpg" xlink:type="simple" xlink:show="embed" xlink:actuate="onLoad" draw:mime-type="image/jpeg"/>
</draw:frame>
</text:p>
      <text:p text:style-name="P4">
Уночі 26 червня російські окупанти атакували Україну переважно з південногонапрямку. Сили ППО знищили 13 повітряних цілей з 15.</text:p>
      <text:p text:style-name="P4">
Про це <text:a xlink:type="simple" xlink:href="https://t.me/kpszsu/2857" text:style-name="Internet_20_link" text:visited-style-name="Visited_20_Internet_20_Link">
повідомляє</text:a>
 Командування Повітряних Сил ЗСУ.</text:p>
      <text:p text:style-name="P4">
Здійснено пуски трьох крилатих ракет «Калібр» із підводного човна в Чорномуморі та вісьмох ударних безпілотників іранського виробництва Shahed-136/131 зісхідного узбережжя Азовського моря.</text:p>
      <text:p text:style-name="P4">
Силами та засобами протиповітряної оборони повітряного командування «Південь»знищено дві крилаті ракети «Калібр» та 7 ударних БПЛА типу «Шахед».</text:p>
      <text:p text:style-name="P4">
Крім того, противник атакував з північного напрямку чотирма безпілотнимилітальними апаратами невстановленого типу (імовірно ударні). Усі дрони знищенов зоні відповідальності повітряного командування «Центр».</text:p>
      <text:p text:style-name="P4">
Source: <text:a xlink:type="simple" xlink:href="https://armyinform.com.ua/2023/06/26/syly-ppo-vnochi-znyshhyly-13-povitryanyh-czilej-2-rakety-kalibr-ta-11-bpla/" text:style-name="Internet_20_link" text:visited-style-name="Visited_20_Internet_20_Link">
https://armyinform.com.ua/2023/06/26/syly-ppo-vnochi-znyshhyly-13-povitryanyh-czilej-2-rakety-kalibr-ta-11-bpla/</text:a>
</text:p>
      <!--NEWS-->
      <text:h text:style-name="P10" text:outline-level="1">
<text:span text:style-name="T4">
Сили оборони на півдні звільнили майже 130 кв. км території — Ганна Маляр</text:span>
</text:h>
      <text:p text:style-name="P4">
Author: ['АРМІЯINFORM']</text:p>
      <text:p text:style-name="P4">
Time: 2023-06-26T34:00:00-04:00</text:p>
      <text:p text:style-name="P4">
Description: Протягом минулого тижня Сили оборони України на сході просунулися на шістьох напрямка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malyar-1-960x540-1.jpg" text:style-name="Internet_20_link" text:visited-style-name="Visited_20_Internet_20_Link">
malyar-1-960x540-1.jpg</text:a>
']</text:p>
      <text:p text:style-name="P4">
Tags: ['ВТОРГНЕННЯ РФ', 'ГАННА МАЛЯР', 'КОНТРНАСТУП', 'СИЛИ ОБОРОНИ УКРАЇНИ']</text:p>
      <text:p text:style-name="P4">
Category: News</text:p>
      <!--METADATA-->
      <text:p text:style-name="P4">
<draw:frame draw:style-name="fr1" draw:name="Image21" text:anchor-type="as-char" svg:width="6.9236in" svg:height="3.894525in" draw:z-index="0">
<draw:image xlink:href="../Images/AРМІЯINFORM/2023-06-26T34-00-00-04-00/malyar-1-960x540-1.jpg" xlink:type="simple" xlink:show="embed" xlink:actuate="onLoad" draw:mime-type="image/jpeg"/>
</draw:frame>
</text:p>
      <text:p text:style-name="P4">
Протягом минулого тижня Сили оборони України на сході просунулися на шістьохнапрямках від 1 до 2 км, а на півдні з моменту початку наступу звільнена площастановить 130 кв. км.</text:p>
      <text:p text:style-name="P4">
Про це <text:a xlink:type="simple" xlink:href="https://t.me/annamaliar/885" text:style-name="Internet_20_link" text:visited-style-name="Visited_20_Internet_20_Link">
повідомляє</text:a>
 заступник Міністра оборониУкраїни Ганна Маляр.</text:p>
      <text:p text:style-name="P4">
<text:span text:style-name="T4">
На сході</text:span>
 Сили оборони України протягом тижня вели і оборонні, інаступальні дії та мали тактичний успіх.</text:p>
      <text:p text:style-name="P4">
Ворог здійснював свій наступ на Лиманському, Бахмутському, Авдіївському таМар’їнському напрямках. Там і зараз тривають важкі бої. Протягом минулоготижня на цих напрямках відбулось майже 250 бойових зіткнень. Ворог намагавсявитіснити наші війська із займаних позицій, але йому це не вдалось.</text:p>
      <text:p text:style-name="P4">
Противник за минулий тиждень на сході здійснив 6457 обстрілів та випустивбоєприпасів 315 006. Якщо порівняти з минулим тижнем, кількість обстрілівзбільшилась.</text:p>
      <text:p text:style-name="P4">
Водночас наші війська на сході наприкінці минулого тижня розпочаликонтрнаступальні дії в районах Оріхово-Василівки, Бахмута, Богданівки, Ягідне,Кліщіївки та Курдюмівки. На кожному з напрямків просування від 1 до 2 км.Зараз війська закріплюються на досягнутих рубежах та продовжують нищитиворога.</text:p>
      <text:p text:style-name="P4">
Обстановка <text:span text:style-name="T4">
на півдні</text:span>
 за минулий тиждень суттєвих змін не зазнала.</text:p>
      <text:p text:style-name="P4">
Сили оборони України продовжували ведення наступальної операції наМелітопольському та Бердянському напрямках.</text:p>
      <text:p text:style-name="P4">
За тиждень у результаті покращення оперативного (тактичного) положення тавирівнювання лінії фронту збільшено площу звільнених територій на 17 кв. км.Загалом з моменту початку наступу звільнена площа на півдні становить 130 кв.км.</text:p>
      <text:p text:style-name="P4">
На Таврійському напрямку ворог протягом минулого тижня 148 разів атакував нашіпозиції.</text:p>
      <text:p text:style-name="P4">
За минулий тиждень на Таврійському напрямку зафіксовано 3861 обстріл. Якщоскласти кількість ворожих обстрілів на сході та півдні, то вийде понад 10тисяч обстрілів за тиждень. Це фактично цілодобово і щохвилини.</text:p>
      <text:p text:style-name="P4">
Підрозділи ракетних військ і артилерії Сил оборони Таврійського напрямкупротягом тижня виконали 8783 вогневих завдання.</text:p>
      <text:p text:style-name="P4">
Source: <text:a xlink:type="simple" xlink:href="https://armyinform.com.ua/2023/06/26/syly-oborony-na-pivdni-zvilnyly-majzhe-130-kv-km-terytoriyi-ganna-malyar/" text:style-name="Internet_20_link" text:visited-style-name="Visited_20_Internet_20_Link">
https://armyinform.com.ua/2023/06/26/syly-oborony-na-pivdni-zvilnyly-majzhe-130-kv-km-terytoriyi-ganna-malyar/</text:a>
</text:p>
      <!--NEWS-->
      <text:h text:style-name="P10" text:outline-level="1">
<text:span text:style-name="T4">
Як безпечно повертатись у житло, яке зазнало підтоплення</text:span>
</text:h>
      <text:p text:style-name="P4">
Author: ['АРМІЯINFORM']</text:p>
      <text:p text:style-name="P4">
Time: 2023-06-26T57:00:00-04:00</text:p>
      <text:p text:style-name="P4">
Description: Наразі в населених пунктах Херсонщини та Миколаївщини проводяться роботи з ліквідац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30_360_1686056975-847.jpg" text:style-name="Internet_20_link" text:visited-style-name="Visited_20_Internet_20_Link">
630_360_1686056975-847.jpg</text:a>
']</text:p>
      <text:p text:style-name="P4">
Tags: ['ПОРАДИ']</text:p>
      <text:p text:style-name="P4">
Category: News</text:p>
      <!--METADATA-->
      <text:p text:style-name="P4">
<draw:frame draw:style-name="fr1" draw:name="Image22" text:anchor-type="as-char" svg:width="6.9236in" svg:height="3.956343in" draw:z-index="0">
<draw:image xlink:href="../Images/AРМІЯINFORM/2023-06-26T57-00-00-04-00/630_360_1686056975-847.jpg" xlink:type="simple" xlink:show="embed" xlink:actuate="onLoad" draw:mime-type="image/jpeg"/>
</draw:frame>
</text:p>
      <text:p text:style-name="P4">
Наразі в населених пунктах Херсонщини та Миколаївщини проводяться роботи зліквідації наслідків підриву росією Каховської ГЕС. У деяких районах мешканцівже повертаються до своїх осель. Про це<text:a xlink:type="simple" xlink:href="https://minre.gov.ua/2023/06/25/yak-bezpechno-povertatys-u-zhytlo-yake-zaznalo-pidtoplennya/" text:style-name="Internet_20_link" text:visited-style-name="Visited_20_Internet_20_Link">
повідомляє</text:a>
 Міністерство з питань реінтеграціїтимчасово окупованих територій України.</text:p>
      <text:p text:style-name="P4">
Втім, повернувшись у житло, яке перебувало у підтопленому стані, необхіднодотримуватися таких порад:</text:p>
      <text:p text:style-name="P4">
1. Перед тим, як заходити до помешкання, оцініть його зовнішню цілісність.Особливо несучі конструкції й стіни. Переконайтеся, що вони не деформованіводою та безпечні. Пересуваючись помешканням, зважайте на отвори в підлозі,розбите скло тощо.</text:p>
      <text:p text:style-name="P4">
2. Всередині приміщення будьте максимально уважними. Не чіпайте електричніщитки, вимикачі, розетки, якщо вони не були добре просушені, очищені тапопередньо перевірені спеціалістами. У разі увімкнення вони можуть уразитиелектричним струмом або спричинити пожежу. Це ж стосується й електричнихприладів, які залишалися у підтопленій оселі.</text:p>
      <text:p text:style-name="P4">
<text:span text:style-name="T4">
Не наражайте близьких на небезпеку:</text:span>
 повертатися з дітьми можна лише уприбране, добре просушене та безпечне житло.</text:p>
      <text:p text:style-name="P4">
<text:span text:style-name="T4">
Пам’ятайте:</text:span>
 повертатися до осель, які знаходилися у зоні затоплення, можналише з дозволу місцевої влади та служб екстреного реагування.</text:p>
      <text:p text:style-name="P4">
Source: <text:a xlink:type="simple" xlink:href="https://armyinform.com.ua/2023/06/26/yak-bezpechno-povertatys-u-zhytlo-yake-zaznalo-pidtoplennya/" text:style-name="Internet_20_link" text:visited-style-name="Visited_20_Internet_20_Link">
https://armyinform.com.ua/2023/06/26/yak-bezpechno-povertatys-u-zhytlo-yake-zaznalo-pidtoplennya/</text:a>
</text:p>
      <!--NEWS-->
      <text:h text:style-name="P10" text:outline-level="1">
<text:span text:style-name="T4">
В Україні запустили додаткову гарячу лінію юридичної допомоги для родичів зниклих безвісти</text:span>
</text:h>
      <text:p text:style-name="P4">
Author: ['АРМІЯINFORM']</text:p>
      <text:p text:style-name="P4">
Time: 2023-06-26T59:00:00-04:00</text:p>
      <text:p text:style-name="P4">
Description: В Україні запустили додаткову гарячу лінію юридичної допомоги, на яку можуть звернутис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telefon.jpg" text:style-name="Internet_20_link" text:visited-style-name="Visited_20_Internet_20_Link">
telefon.jpg</text:a>
']</text:p>
      <text:p text:style-name="P4">
Tags: ['ДОПОМОГА', 'ЗНИКЛІ БЕЗВІСТИ', 'ТЕЛЕФОННА \xa0ЛІНІЯ']</text:p>
      <text:p text:style-name="P4">
Category: News</text:p>
      <!--METADATA-->
      <text:p text:style-name="P4">
<draw:frame draw:style-name="fr1" draw:name="Image23" text:anchor-type="as-char" svg:width="6.9236in" svg:height="4.330592in" draw:z-index="0">
<draw:image xlink:href="../Images/AРМІЯINFORM/2023-06-26T59-00-00-04-00/telefon.jpg" xlink:type="simple" xlink:show="embed" xlink:actuate="onLoad" draw:mime-type="image/jpeg"/>
</draw:frame>
</text:p>
      <text:p text:style-name="P4">
В Україні запустили додаткову гарячу лінію юридичної допомоги, на яку можутьзвернутися родичі зниклих безвісти осіб. Про це повідомив уповноважений зпитань осіб, зниклих безвісти за особливих обставин, Олег Котенко у<text:a xlink:type="simple" xlink:href="http://t.me/Oleg_Kotenko_Patriot/172" text:style-name="Internet_20_link" text:visited-style-name="Visited_20_Internet_20_Link">
Telegram</text:a>
.</text:p>
      <text:p text:style-name="P4">
Він наголосив, що юридична допомога для таких родин вкрай важлива, адже «вонизараз у відчаї й не можуть з усіма деталями розібратися самостійно». Гарячулінію запустили завдяки співпраці уповноваженого з міжнародним фондом«Відродження».</text:p>
      <text:p text:style-name="P4">
«Родини зниклих на гарячій лінії проконсультують фахові юристи, нададутьвідповіді на актуальні питання, допоможуть із отриманням передбачених для нихсоціальних гарантій та грошових виплат», — зазначив Олег Котенко.</text:p>
      <text:p text:style-name="P4">
Отримати безоплатну юридичну консультацію можна за телефоном (066) 053-11-39.Гаряча лінія працює протягом понеділка — п’ятниці з 9:00 до 18:00.</text:p>
      <text:p text:style-name="P4">
Source: <text:a xlink:type="simple" xlink:href="https://armyinform.com.ua/2023/06/26/v-ukrayini-zapustyly-dodatkovu-garyachu-liniyu-yurydychnoyi-dopomogy-dlya-rodychiv-znyklyh-bezvisty/" text:style-name="Internet_20_link" text:visited-style-name="Visited_20_Internet_20_Link">
https://armyinform.com.ua/2023/06/26/v-ukrayini-zapustyly-dodatkovu-garyachu-liniyu-yurydychnoyi-dopomogy-dlya-rodychiv-znyklyh-bezvisty/</text:a>
</text:p>
      <!--NEWS-->
      <text:h text:style-name="P10" text:outline-level="1">
<text:span text:style-name="T4">
Противник застосував шість ракет С-300 по цивільних об’єктах на території Запорізької області</text:span>
</text:h>
      <text:p text:style-name="P4">
Author: ['АРМІЯINFORM']</text:p>
      <text:p text:style-name="P4">
Time: 2023-06-26T61:00:00-04:00</text:p>
      <text:p text:style-name="P4">
Description: Про це повідомляє ГШ ЗС України.    «Протягом минулої доби противник завдав ракет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harkiv-obstrid-2022-1-1.jpg" text:style-name="Internet_20_link" text:visited-style-name="Visited_20_Internet_20_Link">
harkiv-obstrid-2022-1-1.jpg</text:a>
']</text:p>
      <text:p text:style-name="P4">
Tags: ['STOPRUSSIA', 'ВТОРГНЕННЯ РФ', 'ГШ ЗС УКРАЇНИ', 'ЗАПОРІЖЖЯ', 'С-300', 'ХРОНІКА ОБОРОНИ']</text:p>
      <text:p text:style-name="P4">
Category: News</text:p>
      <!--METADATA-->
      <text:p text:style-name="P4">
<draw:frame draw:style-name="fr1" draw:name="Image24" text:anchor-type="as-char" svg:width="6.9236in" svg:height="5.160921in" draw:z-index="0">
<draw:image xlink:href="../Images/AРМІЯINFORM/2023-06-26T61-00-00-04-00/harkiv-obstrid-2022-1-1.jpg" xlink:type="simple" xlink:show="embed" xlink:actuate="onLoad" draw:mime-type="image/jpeg"/>
</draw:frame>
 <text:span text:style-name="T4">
🔥 Ситуація щодо російського вторгнення</text:span>
</text:p>
      <text:p text:style-name="P4">
Про це<text:a xlink:type="simple" xlink:href="https://www.facebook.com/GeneralStaff.ua/posts/pfbid08duty5YvN5FJRQSyomXhPUriPk1xBKWWpaz4j9GyrKgHunnQhQeUWs6zTanmUnp1l" text:style-name="Internet_20_link" text:visited-style-name="Visited_20_Internet_20_Link">
повідомляє</text:a>
ГШ ЗС України.</text:p>
      <text:p text:style-name="P4">
«Протягом минулої доби противник завдав ракетного удару по території України —задіяв 6 зенітних керованих ракет із С-300 по цивільних об’єктах на територіїЗапорізької області. Крім того, завдав 33 авіаційних удари, також здійснивпонад 45 обстрілів з реактивних систем залпового вогню. Внаслідок російськихтерористичних атак постраждали мирні люди, пошкоджень зазнали житлові будинки,господарські та адміністративні будівлі, а також приватний автомобільнийтранспорт», — йдеться у повідомленні.</text:p>
      <text:p text:style-name="P4">
Зазначається, що сьогодні вночі російські терористи завдали чергового ракетно-авіаційного удару по Україні. Інформація щодо наслідків цієї терористичноїатаки наразі уточнюється.</text:p>
      <text:p text:style-name="P4">
У ГШ ЗС України також нагадали, що ймовірність завдання ракетних та авіаційнихударів по всій території України залишається дуже високою.</text:p>
      <text:p text:style-name="P4">
Source: <text:a xlink:type="simple" xlink:href="https://armyinform.com.ua/2023/06/26/protyvnyk-zastosuvav-shist-raket-s-300-po-czyvilnyh-obyektah-na-terytoriyi-zaporizkoyi-oblasti/" text:style-name="Internet_20_link" text:visited-style-name="Visited_20_Internet_20_Link">
https://armyinform.com.ua/2023/06/26/protyvnyk-zastosuvav-shist-raket-s-300-po-czyvilnyh-obyektah-na-terytoriyi-zaporizkoyi-oblasti/</text:a>
</text:p>
      <!--NEWS-->
      <text:h text:style-name="P10" text:outline-level="1">
<text:span text:style-name="T4">
Противник намагається не допустити просування наших військ на Запорізькому та Херсонському напрямках</text:span>
</text:h>
      <text:p text:style-name="P4">
Author: ['АРМІЯINFORM']</text:p>
      <text:p text:style-name="P4">
Time: 2023-06-26T63:00:00-04:00</text:p>
      <text:p text:style-name="P4">
Description: Про це повідомляє ГШ ЗС України.    «На Запорізькому та Херсонському напрямка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4879411_607523738227375_6644201532582028132_n.jpg" text:style-name="Internet_20_link" text:visited-style-name="Visited_20_Internet_20_Link">
354879411_607523738227375_6644201532582028132_n.jpg</text:a>
']</text:p>
      <text:p text:style-name="P4">
Tags: ['STOPRUSSIA', 'ВТОРГНЕННЯ РФ', 'ГШ ЗС УКРАЇНИ', 'ЗАПОРІЖЖЯ', 'ХЕРСОН']</text:p>
      <text:p text:style-name="P4">
Category: News</text:p>
      <!--METADATA-->
      <text:p text:style-name="P4">
<draw:frame draw:style-name="fr1" draw:name="Image25" text:anchor-type="as-char" svg:width="6.9236in" svg:height="4.596501in" draw:z-index="0">
<draw:image xlink:href="../Images/AРМІЯINFORM/2023-06-26T63-00-00-04-00/354879411_607523738227375_6644201532582028132_n.jpg" xlink:type="simple" xlink:show="embed" xlink:actuate="onLoad" draw:mime-type="image/jpeg"/>
</draw:frame>
<text:span text:style-name="T4">
🔥 Ситуація щодо російського вторгнення</text:span>
</text:p>
      <text:p text:style-name="P4">
Про це<text:a xlink:type="simple" xlink:href="https://www.facebook.com/GeneralStaff.ua/posts/pfbid08duty5YvN5FJRQSyomXhPUriPk1xBKWWpaz4j9GyrKgHunnQhQeUWs6zTanmUnp1l" text:style-name="Internet_20_link" text:visited-style-name="Visited_20_Internet_20_Link">
повідомляє</text:a>
ГШ ЗС України.</text:p>
      <text:p text:style-name="P4">
«На Запорізькому та Херсонському напрямках противник зосереджує основнізусилля на недопущенні просування наших військ. Безуспішно намагався відновитивтрачене положення в районі Новодарівки Запорізької області. Завдав авіаударівв районах Левадного та Новоданилівки Запорізької області. Здійснивартилерійські обстріли близько 30 населених пунктів», — йдеться уповідомленні.</text:p>
      <text:p text:style-name="P4">
Source: <text:a xlink:type="simple" xlink:href="https://armyinform.com.ua/2023/06/26/na-zaporizkomu-ta-hersonskomu-napryamkah-protyvnyk-namagayetsya-nedopustyty-prosuvannya-nashyh-vijsk/" text:style-name="Internet_20_link" text:visited-style-name="Visited_20_Internet_20_Link">
https://armyinform.com.ua/2023/06/26/na-zaporizkomu-ta-hersonskomu-napryamkah-protyvnyk-namagayetsya-nedopustyty-prosuvannya-nashyh-vijsk/</text:a>
</text:p>
      <!--NEWS-->
      <text:h text:style-name="P10" text:outline-level="1">
<text:span text:style-name="T4">
За минулий тиждень загиблих у ворога майже у вісім разів більше — Ганна Маляр</text:span>
</text:h>
      <text:p text:style-name="P4">
Author: ['АРМІЯINFORM']</text:p>
      <text:p text:style-name="P4">
Time: 2023-06-26T65:00:00-04:00</text:p>
      <text:p text:style-name="P4">
Description: російські окупаційні війська чинять потужний опір, водночас зазнають значних втрат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5f9a1041.jpg" text:style-name="Internet_20_link" text:visited-style-name="Visited_20_Internet_20_Link">
5f9a1041.jpg</text:a>
']</text:p>
      <text:p text:style-name="P4">
Tags: ['АГРЕСІЯ РФ', 'ВТОРГНЕННЯ РФ', 'ВТРАТИ ВОРОГА', 'ГАННА МАЛЯР']</text:p>
      <text:p text:style-name="P4">
Category: News</text:p>
      <!--METADATA-->
      <text:p text:style-name="P4">
<draw:frame draw:style-name="fr1" draw:name="Image26" text:anchor-type="as-char" svg:width="6.9236in" svg:height="4.61393in" draw:z-index="0">
<draw:image xlink:href="../Images/AРМІЯINFORM/2023-06-26T65-00-00-04-00/5f9a1041.jpg" xlink:type="simple" xlink:show="embed" xlink:actuate="onLoad" draw:mime-type="image/jpeg"/>
</draw:frame>
 ГаннаМаляр. Фото: Назар Волошин / АрміяInform</text:p>
      <text:p text:style-name="P4">
російські окупаційні війська чинять потужний опір, водночас зазнають значнихвтрат в особовому складі, озброєнні та техніці.</text:p>
      <text:p text:style-name="P4">
Як <text:a xlink:type="simple" xlink:href="https://t.me/annamaliar/885" text:style-name="Internet_20_link" text:visited-style-name="Visited_20_Internet_20_Link">
повідомила</text:a>
 заступник Міністра оборониУкраїни Ганна Маляр, загиблих за минулий тиждень у ворога у вісім разівбільше, ніж у нас.</text:p>
      <text:p text:style-name="P4">
«Наша авіація, ракетні війська та артилерія за минулий тиждень:</text:p>
      <ul>
        <li>
завдали понад <text:span text:style-name="T4">
110</text:span>
 ударів по районах зосередження особового складу противника;  * знищили <text:span text:style-name="T4">
17</text:span>
 зенітно-ракетних комплексів ворога;  * завдали ураження по <text:span text:style-name="T4">
11</text:span>
 пунктам управління, що значно знизило можливості ворога щодо ураження нашої авіації і БПЛА;  * уразили <text:span text:style-name="T4">
7</text:span>
 складів боєприпасів ворога», — повідомила вона.</li>
      </ul>
      <text:p text:style-name="P4">
Окрім того, додала Ганна Маляр, знищено <text:span text:style-name="T4">
сотні</text:span>
 одиниць ворожої техніки,серед яких танки, гелікоптери, артилерійські системи.</text:p>
      <text:p text:style-name="P4">
«Приміром, <text:span text:style-name="T4">
2</text:span>
 ворожі гелікоптери Ка-52 та <text:span text:style-name="T4">
1</text:span>
 Мі-24, а також <text:span text:style-name="T4">
48 із 51</text:span>
іранських ударних БПЛА типу Shahed-131/136», — резюмувала заступник Міністраоборони України.</text:p>
      <text:p text:style-name="P4">
Нагадаємо, на 488 день протистояння російській агресії Сили оборони України задобу <text:a xlink:type="simple" xlink:href="https://armyinform.com.ua/2023/06/26/syly-oborony-za-dobu-likviduvaly-majzhe-1-000-okupantiv-znyshhyly-21-artsystemu-i-14-bbm/" text:style-name="Internet_20_link" text:visited-style-name="Visited_20_Internet_20_Link">
ліквідували</text:a>
 майже1000 окупантів, знищили 21 артсистему і 14 ББМ.</text:p>
      <text:p text:style-name="P4">
Source: <text:a xlink:type="simple" xlink:href="https://armyinform.com.ua/2023/06/26/za-mynulyj-tyzhden-zagyblyh-u-voroga-majzhe-u-visim-raziv-bilshe-ganna-malyar/" text:style-name="Internet_20_link" text:visited-style-name="Visited_20_Internet_20_Link">
https://armyinform.com.ua/2023/06/26/za-mynulyj-tyzhden-zagyblyh-u-voroga-majzhe-u-visim-raziv-bilshe-ganna-malyar/</text:a>
</text:p>
      <!--NEWS-->
      <text:h text:style-name="P10" text:outline-level="1">
<text:span text:style-name="T4">
Результати Drone Hackathon «Anti-Shahеd»: три українські виробники отримають по 1 млн доларів на реалізацію та масштабування розробок проти ворожих БПЛА</text:span>
</text:h>
      <text:p text:style-name="P4">
Author: ['АРМІЯINFORM']</text:p>
      <text:p text:style-name="P4">
Time: 2023-06-26T96:00:00-04:00</text:p>
      <text:p text:style-name="P4">
Description: 24-25 червня відбувся другий щорічний Drone Hackathon «Anti-Shahеd». Під час заходу 50...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shahed-5447.jpg" text:style-name="Internet_20_link" text:visited-style-name="Visited_20_Internet_20_Link">
shahed-5447.jpg</text:a>
']</text:p>
      <text:p text:style-name="P4">
Tags: ['АГРЕСІЯ РФ', 'БПЛА', 'ОБОРОНА', 'ШАХЕДИ']</text:p>
      <text:p text:style-name="P4">
Category: News</text:p>
      <!--METADATA-->
      <text:p text:style-name="P4">
<draw:frame draw:style-name="fr1" draw:name="Image27" text:anchor-type="as-char" svg:width="6.9236in" svg:height="3.4618in" draw:z-index="0">
<draw:image xlink:href="../Images/AРМІЯINFORM/2023-06-26T96-00-00-04-00/shahed-5447.jpg" xlink:type="simple" xlink:show="embed" xlink:actuate="onLoad" draw:mime-type="image/jpeg"/>
</draw:frame>
</text:p>
      <text:p text:style-name="P4">
24-25 червня відбувся другий щорічний Drone Hackathon «Anti-Shahеd». Під часзаходу 50 команд презентували проєкти для представників Сил безпеки та оборониУкраїни. За результатами оцінок обрали трьох переможців, які презентувалинайдієвіші та найефективніші проєкти. Кожен з них отримає по 1 млн доларів дляреалізації та масштабування технологічних розробок, які допоможуть боротися зворожими шахедами.</text:p>
      <text:p text:style-name="P4">
Про це <text:a xlink:type="simple" xlink:href="https://www.kmu.gov.ua/news/rezultaty-drone-hackathon-anti-shahed-try-ukrainski-vyrobnyky-otrymaiut-po-1-mln-dolariv-na-realizatsiiu-ta-masshtabuvannia-rozrobok-proty-vorozhykh-bpla" text:style-name="Internet_20_link" text:visited-style-name="Visited_20_Internet_20_Link">
повідомляє</text:a>
 УрядовийПортал.</text:p>
      <text:p text:style-name="P4">
«У війні важливо розуміти, що відбувається на полі бою, і пропонуватитехнологічні рішення. Бачимо, як ситуація на фронті змінюється в напрямітехнологій. Наскільки важливі БПЛА, супутниковий зв’язок, системи ситуаційноїобізнаності. Картина бою змінюється. Потрібно ухвалювати швидкі рішення йреалізовувати ефективні ідеї. Зараз критично важливо створити альтернативнісистеми протидії іранським шахедам. Маємо круті кейси з Армією дронів, колипостачали на передову не лише іноземні дрони, а й БПЛА вітчизняноговиробництва. Аналогічне потрібно реалізувати з розвитком систем захистуукраїнського неба», — зазначив Віце-прем’єр-міністр з інновацій, розвиткуосвіти, науки та технологій — Міністр цифрової трансформації Михайло Федоров.</text:p>
      <text:p text:style-name="P4">
З переможцями Drone Hackathon «Anti-Shahеd» укладуть контракти на 1 млндоларів. Кошти підуть на якнайшвидшу реалізацію розробки, яка знищуватимеворожі дрони в українському небі. Нові технології допоможуть боротися зіранськими шахедами, щоб не витрачати потужні ресурси сил ППО.</text:p>
      <text:p text:style-name="P4">
«Фактично щоденно українська інфраструктура зазнає атак від іранських дронів.Тільки в травні по Україні запущено щонайменше 400 „Шахедів“. Загалом звересня минулого року по Україні запустили не менше 1200 ударнихбезпілотників. Українські фахівці здатні дивувати світ й ефективно протидіятиворожій навалі. Наше завдання — максимально підтримати розробників, створитиумови для масового виробництва альтернативних систем протидії іранськимшахедам», — наголосив Віце-премʼєр-міністр з відновлення України — Міністррозвитку громад, територій та інфраструктури Олександр Кубраков.</text:p>
      <text:p text:style-name="P4">
Вперше росіяни використали для атак на українські міста іранські дрони-камікадзе восени минулого року. Протягом року окупанти запускають їхдесятками, заощаджуючи резерви з ракетами. Також ворог вдається докомбінованих атак, щоб максимально виснажити українську протиповітрянуоборону.</text:p>
      <text:p text:style-name="P4">
Саме тому нам критично важливо створити альтернативи систем протидії іранськимшахедам.</text:p>
      <text:p text:style-name="P4">
«Збройним силам України важливо застосовувати не тільки наявні зразкиозброєння, а й нові зразки техніки. Наш ворог не спить і розробляє тавдосконалює свої технології. Це стосується й атаки на Україну шахедами. Кожназ них індивідуальна. Тому, щоб постійно ефективно протидіяти новим атакамворожих БПЛА, нам необхідно впроваджувати нові системи з виявлення,ідентифікації та знищення цілей. Впевнений, що кожна ідея, запропонована нахакатоні, має всі шанси працювати на перемогу», — наголосив генерал-майорЗбройних Сил України Володимир Коваль.</text:p>
      <ul>
        <li>
Drone Hackathon «Anti-Shahеd» об’єднав розробників, інженерів, кіберспеціалістів та ентузіастів, які створюють передові системи й технології для виявлення, відстежування та знищення ворожих дронів. Оцінювали проєкти спеціалісти різних родів і видів військ, військових структур та цифрових технологій.</li>
      </ul>
      <text:p text:style-name="P4">
«Коли нова сучасна ідея впроваджується в практику, це є ефективною для нашогозахисту несподіванкою для ворога. За наявною інформацією на території росіїактивно будують заводи з виробництва БПЛА, а тому відсоток нових атак дронівпо Україні буде збільшуватися. З кожною атакою противник аналізує свої помилкита постійно працює над зміною тактики. Тому перше, що максимально швидконеобхідно впровадити, — системи виявлення ворожих дронів і, звісно,оперативного їх знищення», — зазначив генерал-лейтенант, командувачповітряного командування «Центр» Анатолій Кривоножко.</text:p>
      <text:p text:style-name="P4">
«Кожна велика війна задає нові тренди розвитку військових технологій. Першасвітова створила війну танків. Друга — авіації. Ця війна показала, щонайближчі десятки років відбуватимуться війни безпілотних літальних апаратівта протидії їм. Тому ми маємо створити ці сучасні технології, щоб подолативорога на фронті сьогодні та захищати наші території в найближчомумайбутньому», — розповів Голова Держспецзв’язку Юрій Щиголь.</text:p>
      <text:p text:style-name="P4">
Нагадаємо, раніше в межах Армії дронів ми вже провели перший Drone Hackathon.Із 30 сформованих команд, які презентували технологічні рішення в розвиткуБПЛА, 6 стали переможцями. За пів року вони втілили свої ідеї в продукт, якийпродемонстрували на полігоні.</text:p>
      <text:p text:style-name="P4">
Drone Hackathon «Anti-Shahеd» реалізований з ініціативи Генерального штабуЗбройних Сил України, Мінцифри та Мінінфраструктури в межах проєкту Арміядронів і спрямований на пошук новаторських й ефективних рішень у боротьбі зворожими безпілотниками.</text:p>
      <text:p text:style-name="P4">
Source: <text:a xlink:type="simple" xlink:href="https://armyinform.com.ua/2023/06/26/rezultaty-drone-hackathon-anti-shahed-try-ukrayinski-vyrobnyky-otrymayut-po-1-mln-dolariv-na-realizacziyu-ta-masshtabuvannya-rozrobok-proty-vorozhyh-bpla/" text:style-name="Internet_20_link" text:visited-style-name="Visited_20_Internet_20_Link">
https://armyinform.com.ua/2023/06/26/rezultaty-drone-hackathon-anti-shahed-try-ukrayinski-vyrobnyky-otrymayut-po-1-mln-dolariv-na-realizacziyu-ta-masshtabuvannya-rozrobok-proty-vorozhyh-bpla/</text:a>
</text:p>
      <!--NEWS-->
      <text:h text:style-name="P10" text:outline-level="1">
<text:span text:style-name="T4">
Чехія з початку року передала Україні 76 БМП та 24 танки</text:span>
</text:h>
      <text:p text:style-name="P4">
Authors: Ukrinform (Person)</text:p>
      <text:p text:style-name="P4">
Publisher: Укринформ (Organization)</text:p>
      <text:p text:style-name="P4">
Published Time: 2023-06-27T-10:51:00+03:00</text:p>
      <text:p text:style-name="P4">
Modified Time: 2023-06-27T19:51:00+03:00</text:p>
      <text:p text:style-name="P4">
Description: Чехія протягом січня-травня передала Україні 24 танки, 76 бойових машин піхоти та 645 протитанкових керованих ракет. — Укрінформ.</text:p>
      <text:p text:style-name="P4">
Images: ['<text:a xlink:type="simple" xlink:href="https://static.ukrinform.com/photos/2021_11/thumb_files/630_360_1638096594-186.jpg" text:style-name="Internet_20_link" text:visited-style-name="Visited_20_Internet_20_Link">
630_360_16380...</text:a>
']</text:p>
      <text:p text:style-name="P4">
Tags: ['Чехія', 'Зброя', 'Війна з Росією']</text:p>
      <text:p text:style-name="P4">
Type: Article</text:p>
      <!--METADATA-->
      <text:p text:style-name="P4">
<draw:frame draw:style-name="fr1" draw:name="Image28" text:anchor-type="as-char" svg:width="6.9236in" svg:height="3.956343in" draw:z-index="0">
<draw:image xlink:href="../Images/yкринформ/2023-06-27T-10-51-00-03-00/630_360_1638096594-186.jpg" xlink:type="simple" xlink:show="embed" xlink:actuate="onLoad" draw:mime-type="image/jpeg"/>
</draw:frame>
 Чехіяпротягом січня-травня передала Україні 24 танки, 76 бойових машин піхоти та645 протитанкових керованих ракет.</text:p>
      <text:p text:style-name="P4">
Про це повідомив прем'єр-міністр Чехії Петр Фіала, передає Укрінформ ізпосиланням на « <text:a xlink:type="simple" xlink:href="https://ruski.radio.cz/s-yanvarya-po-may-chehiya-peredala-ukraine-24-tanka-76-boevyh-mashin-pehoty-i-8787143" text:style-name="Internet_20_link" text:visited-style-name="Visited_20_Internet_20_Link">
 Радіо Прага» </text:a>
 .</text:p>
      <text:p text:style-name="P4">
«Із січня до травня Чеська Республіка передала Україні 24 танки, 76 бойовихмашин піхоти та 645 протитанкових керованих ракет (ПТКР)», - йдеться уповідомленні.</text:p>
      <text:p text:style-name="P4">
Зазначається, що протягом перших п'яти місяців року Чехія також надала Україні16 спеціальних транспортних засобів для системи протиповітряної оборони, 57тис. артилерійських снарядів і 144 зенітні установки. Крім того, поставкивключали й інше військове обладнання, спорядження, запчастини, паливо іматеріали для радіаційного, хімічного та біологічного захисту.</text:p>
      <text:p text:style-name="P4">
<text:span text:style-name="T4">
Читайте також:</text:span>
 <text:a xlink:type="simple" xlink:href="https://www.ukrinform.ua/rubric-ato/3728262-senatori-ssa-zaklikali-nadati-ukraini-batareu-zaliznogo-kupola.html" text:style-name="Internet_20_link" text:visited-style-name="Visited_20_Internet_20_Link">
 Сенатори США закликали надати Україні батарею «Залізногокупола» </text:a>
</text:p>
      <text:p text:style-name="P4">
За словами прем'єр-міністра, уряд Чехії також скоординував постачання дляЗбройних сил України сотень одиниць важкої військової техніки за ліцензіямиабо у співпраці з іноземними партнерами.</text:p>
      <text:p text:style-name="P4">
Своєю чергою міністр оборони Чехії Яна Чернохова повідомила, що у бойовомуармійському резерві країни ще є обладнання, яке може бути надане Україні, і вГенштабі регулярно оцінюють ці можливості.</text:p>
      <text:p text:style-name="P4">
<text:span text:style-name="T4">
Читайте також:</text:span>
 <text:a xlink:type="simple" xlink:href="https://www.ukrinform.ua/rubric-society/3726302-cehia-planue-cogoric-nadati-ukraini-gumanitarnoi-dopomogi-na-2025-miljoniv.html" text:style-name="Internet_20_link" text:visited-style-name="Visited_20_Internet_20_Link">
 <text:span text:style-name="T4">
Чехія</text:span>
 планує цьогоріч надати Україні гуманітарноїдопомоги на €20-25 мільйонів </text:a>
</text:p>
      <text:p text:style-name="P4">
Як повідомляв Укрінформ, Прага цього року планує надати Києву гуманітарноїдопомоги на 20-25 мільйонів євро.</text:p>
      <text:p text:style-name="P4">
Фото: Deník/Zbyněk</text:p>
      <text:p text:style-name="P4">
Source: <text:a xlink:type="simple" xlink:href="https://www.ukrinform.ua/rubric-ato/3728366-cehia-z-pocatku-roku-peredala-ukraini-76-bmp-ta-24-tanki.html" text:style-name="Internet_20_link" text:visited-style-name="Visited_20_Internet_20_Link">
https://www.ukrinform.ua/rubric-ato/3728366-cehia-z-pocatku-roku-peredala-ukraini-76-bmp-ta-24-tanki.html</text:a>
</text:p>
      <!--NEWS-->
      <text:h text:style-name="P10" text:outline-level="1">
<text:span text:style-name="T4">
У Білорусь українських дітей вивозили ще до початку повномасштабної війни - експертка</text:span>
</text:h>
      <text:p text:style-name="P4">
Authors: Ukrinform (Person)</text:p>
      <text:p text:style-name="P4">
Publisher: Укринформ (Organization)</text:p>
      <text:p text:style-name="P4">
Published Time: 2023-06-27T-11:50:59+03:00</text:p>
      <text:p text:style-name="P4">
Modified Time: 2023-06-27T19:50:59+03:00</text:p>
      <text:p text:style-name="P4">
Description: На територію Білорусі українських дітей почали вивозити ще до початку повномасштабної війни із РФ. — Укрінформ.</text:p>
      <text:p text:style-name="P4">
Images: ['<text:a xlink:type="simple" xlink:href="https://static.ukrinform.com/photos/2023_06/thumb_files/630_360_1687883285-119.jpg" text:style-name="Internet_20_link" text:visited-style-name="Visited_20_Internet_20_Link">
630_360_16878...</text:a>
', '<text:a xlink:type="simple" xlink:href="https://static.ukrinform.com/photos/2023_06/1687883286-425.jpg" text:style-name="Internet_20_link" text:visited-style-name="Visited_20_Internet_20_Link">
1687883286-42...</text:a>
']</text:p>
      <text:p text:style-name="P4">
Tags: ['Білорусь', 'Депортація', 'Діти', 'Омбудсмен', 'Права людини']</text:p>
      <text:p text:style-name="P4">
Type: Article</text:p>
      <!--METADATA-->
      <text:p text:style-name="P4">
<draw:frame draw:style-name="fr1" draw:name="Image29" text:anchor-type="as-char" svg:width="6.9236in" svg:height="3.956343in" draw:z-index="0">
<draw:image xlink:href="../Images/yкринформ/2023-06-27T-11-50-59-03-00/630_360_1687883285-119.jpg" xlink:type="simple" xlink:show="embed" xlink:actuate="onLoad" draw:mime-type="image/jpeg"/>
</draw:frame>
 Натериторію Білорусі українських дітей почали вивозити ще до початкуповномасштабної війни із РФ.</text:p>
      <text:p text:style-name="P4">
Про це під час презентації спецдоповіді Уповноваженого Верховної Ради Україниіз прав людини “Нерозквітлі. Порушення прав українських дітей на тимчасовоокупованих територіях України та у Росії: депортація, мілітаризація,індоктринація” заявила юристка Регіонального центру прав людини КатеринаРашевська, передає кореспондент Укрінформу.</text:p>
      <text:p text:style-name="P4">
<draw:frame draw:style-name="fr1" draw:name="Image30" text:anchor-type="as-char" svg:width="6.9236in" svg:height="4.615733in" draw:z-index="0">
<draw:image xlink:href="../Images/yкринформ/2023-06-27T-11-50-59-03-00/1687883286-425.jpg" xlink:type="simple" xlink:show="embed" xlink:actuate="onLoad" draw:mime-type="image/jpeg"/>
</draw:frame>
</text:p>
      <text:p text:style-name="P4">
“На територію Білорусі українські <text:a xlink:type="simple" xlink:href="https://www.ukrinform.ua/tag-diti" text:style-name="Internet_20_link" text:visited-style-name="Visited_20_Internet_20_Link">
 діти </text:a>
послідовно (почали — ред.) вивозитися ще до початку повномасштабноговторгнення. Спочатку це були діти з так званих “ДНР” і “ЛНР”. Наразі мифіксуємо (там — ред.) дітей і з Запорізької області, з окупованої її частини,та з Херсонської області. Було (верифіковано — ред.) щонайменше 4 заклади, девідбувається їхня (російська — ред.) “медико-психолого-педагогічнареабілітація”, - заявила Рашевська.</text:p>
      <text:p text:style-name="P4">
Окремо юристка поінформувала, що для (встановлення — ред.) злочину геноцидуневажливо, на який час у російські родини були передані українські діти.</text:p>
      <text:p text:style-name="P4">
<text:span text:style-name="T4">
Читайте також:</text:span>
 <text:a xlink:type="simple" xlink:href="https://www.ukrinform.ua/rubric-society/3728428-ukrainskih-ditej-utrimuut-u-57-regionah-rosii-lubinec.html" text:style-name="Internet_20_link" text:visited-style-name="Visited_20_Internet_20_Link">
 Українських дітей утримують у 57 регіонах Росії —Лубінець </text:a>
</text:p>
      <text:p text:style-name="P4">
“Для цього злочину також неважливо, у якій формі це відбулося. І будь-якінамагання очільників РФ виправдати (це тим — ред.), що це буцімто невсиновлення, а опіка або тимчасова опіка... Незалежно від того, як це назвати,це все одно можна трактувати як злочин геноциду, спираючись на умисел і наконклюдентні дії (дії, що висловлені не у формі усної чи письмової пропозиції,а безпосередньо через поведінку, з якої можна зробити висновок про такий намір— ред.)”, - сказала Рашевська.</text:p>
      <text:p text:style-name="P4">
 Правовааналітикиня Центру прав людини ZMINA Онисія Синюк зазначила, що усі дії, якіспрямовані на поміщення українських дітей у сім'ї громадян РФ, є спланованимиі скоординованими і росіяни над цим активно працювали.</text:p>
      <text:p text:style-name="P4">
“Ми маємо як держава розробити новий алгоритм повернення (українських дітей —ред.), і ми це робимо. Є (певні — ред.) канали комунікації. І я неодноразово зтією стороною піднімав питання щодо, у тому числі, статусних дітей. Відповідьзавжди була однакова — що російська сторона не готова навіть на даний часрозглядати питання повернення статусних дітей”, - поінформував уповноваженийВР із прав людини Дмитро Лубінець.</text:p>
      <text:p text:style-name="P4">
<text:span text:style-name="T4">
Читайте також:</text:span>
 <text:a xlink:type="simple" xlink:href="https://www.ukrinform.ua/rubric-society/3716771-rosia-deportuvala-ponad-45-tisaci-sirit-i-ditej-bez-batkivskogo-pikluvanna-veresuk.html" text:style-name="Internet_20_link" text:visited-style-name="Visited_20_Internet_20_Link">
 Росія депортувала понад 4,5 тисячі сиріт і дітей безбатьківського піклування - Верещук </text:a>
</text:p>
      <text:p text:style-name="P4">
Омбудсмен вважає, що росіян можна змусити повертати наших дітей лише черезтиск, у першу чергу - міжнародний тиск.</text:p>
      <text:p text:style-name="P4">
“Зверніть увагу — збільшення повернення дітей відбулося після інформації, щобули видані 2 ордери на арешт (президента РФ Володимира Путіна і російськоїдитячої омбудсманки Марії Львової-Бєлової — ред.). Тож ордери на арешт МКСможливо трактувати як додатковий тиск на російську сторону”, - зазначивУповноважений із прав людини.</text:p>
      <text:p text:style-name="P4">
Як повідомлялося, 24 травня в Офісі генпрокурора заявили, що Україна розслідуєймовірну роль Білорусі в примусовому переміщенні українських дітей ізтимчасово захоплених РФ територій.</text:p>
      <text:p text:style-name="P4">
Source: <text:a xlink:type="simple" xlink:href="https://www.ukrinform.ua/rubric-society/3728483-u-bilorus-ukrainskih-ditej-vivozili-se-do-pocatku-povnomasstabnoi-vijni-ekspertka.html" text:style-name="Internet_20_link" text:visited-style-name="Visited_20_Internet_20_Link">
https://www.ukrinform.ua/rubric-society/3728483-u-bilorus-ukrainskih-ditej-vivozili-se-do-pocatku-povnomasstabnoi-vijni-ekspertka.html</text:a>
</text:p>
      <!--NEWS-->
      <text:h text:style-name="P10" text:outline-level="1">
<text:span text:style-name="T4">
У Гондурасі проводять масові рейди в'язницями</text:span>
</text:h>
      <text:p text:style-name="P4">
Authors: Ukrinform (Person)</text:p>
      <text:p text:style-name="P4">
Publisher: Укринформ (Organization)</text:p>
      <text:p text:style-name="P4">
Published Time: 2023-06-27T-14:36:00+03:00</text:p>
      <text:p text:style-name="P4">
Modified Time: 2023-06-27T17:36:00+03:00</text:p>
      <text:p text:style-name="P4">
Description: Військові Гондурасу почали брати під контроль ситуацію у в'язницях країни. Це сталося після того, як минулого тижня внаслідок збройних сутичок між бандами у жіночому центрі утримання загинули 46 ув'язнених.  — Укрінформ.</text:p>
      <text:p text:style-name="P4">
Images: ['<text:a xlink:type="simple" xlink:href="https://static.ukrinform.com/photos/2023_06/thumb_files/630_360_1687876299-323.jpg" text:style-name="Internet_20_link" text:visited-style-name="Visited_20_Internet_20_Link">
630_360_16878...</text:a>
']</text:p>
      <text:p text:style-name="P4">
Tags: ['Бунт', 'Гондурас', 'Поліція', "В'язниця"]</text:p>
      <text:p text:style-name="P4">
Type: Article</text:p>
      <!--METADATA-->
      <text:p text:style-name="P4">
<draw:frame draw:style-name="fr1" draw:name="Image33" text:anchor-type="as-char" svg:width="6.9236in" svg:height="3.956343in" draw:z-index="0">
<draw:image xlink:href="../Images/yкринформ/2023-06-27T-14-36-00-03-00/630_360_1687876299-323.jpg" xlink:type="simple" xlink:show="embed" xlink:actuate="onLoad" draw:mime-type="image/jpeg"/>
</draw:frame>
 ВійськовіГондурасу почали брати під контроль ситуацію у в'язницях країни. Це сталосяпісля того, як минулого тижня внаслідок збройних сутичок між бандами ужіночому центрі утримання загинули 46 ув'язнених.</text:p>
      <text:p text:style-name="P4">
Як передає Укрінформ, про це повідомляє <text:a xlink:type="simple" xlink:href="https://uk.sports.yahoo.com/news/honduras-pool-hall-shooting-may-173754215.html" text:style-name="Internet_20_link" text:visited-style-name="Visited_20_Internet_20_Link">
 Yahoo</text:a>
 .</text:p>
      <text:p text:style-name="P4">
Президент країни Сіомара Кастро минулого тижня оголосила, що вона передастьвійськовій поліції контроль за пенітенціарною системою.</text:p>
      <text:p text:style-name="P4">
У понеділок правоохоронна система розпочала перевірку кількох в'язниць,звільняючи камери і змушуючи ув'язнених сидіти рядами, розкинувши ноги,притиснувшись один до одного. Деяких змушували тримати голову похиленою, аруки - на потилиці.</text:p>
      <text:p text:style-name="P4">
В'язниця суворого режиму «Тамара», де утримуються 4 200 ув'язнених, є однією здвох зон, які збройні сили взяли під свій контроль у перший день проведенняоперації "Fe y Esperanza" (Віра та надія).</text:p>
      <text:p text:style-name="P4">
<text:span text:style-name="T4">
Читайте також:</text:span>
 <text:a xlink:type="simple" xlink:href="https://www.ukrinform.ua/rubric-world/3727442-u-ssa-vulicna-vecirka-zaversilasa-strilaninou-dvoe-zagiblih.html" text:style-name="Internet_20_link" text:visited-style-name="Visited_20_Internet_20_Link">
 У США вулична вечірка завершилася <text:span text:style-name="T4">
стрілянино</text:span>
 ю, двоєзагиблих </text:a>
</text:p>
      <text:p text:style-name="P4">
Інший обшук відбувся в жіночій в'язниці в Тамарі. Саме нещодавне масовевбивство у даному виправному закладі обурило країну і спричинило рейди,комендантську годину і репресії.</text:p>
      <text:p text:style-name="P4">
Під час цієї різанини ув’язнені, які належали до вуличної "Банди з 18-ївулиці", контрабандою провезли зброю, мачете та легкозаймисту рідину. Вонизнешкодили охоронців і увірвалися в камери, де перебували члени ворогуючоїбанди, влаштувавши смертельну стрілянину та різанину, а потім замкнули їхнікамери й підпалили жертв.</text:p>
      <text:p text:style-name="P4">
Під час обшуків ув'язнених жінок змушували сидіти на тюремних подвір'ях зруками на шиї. Втім, як зазначає видання, жінки-військові поліцейськідозволяли їм не знімати сорочки.</text:p>
      <text:p text:style-name="P4">
Під час рейду військова поліція вилучила у в'язнів пістолети, автомати,боєприпаси, патрони та гранати, які належали членам міжнародної "Банди з 18-ївулиці".</text:p>
      <text:p text:style-name="P4">
<text:span text:style-name="T4">
Читайте також:</text:span>
 <text:a xlink:type="simple" xlink:href="https://www.ukrinform.ua/rubric-world/3725442-v-izraili-stalasa-strilanina-zaginuli-cetvero-ludej.html" text:style-name="Internet_20_link" text:visited-style-name="Visited_20_Internet_20_Link">
 В Ізраїлі сталася <text:span text:style-name="T4">
стрілянина</text:span>
 , загинули четверо людей</text:a>
</text:p>
      <text:p text:style-name="P4">
Окрім того правоохоронцям вдалось також затримати підозрюваного у стрілянині вбільярдному залі на вихідних, у результаті якої загинули 11 людей. Його такожпідозрюють у причетності до "Банди з 18-ї вулиці", та пояснюють мотиви йоговчинку нещодавнім заколотом в жіночій в'язниці.</text:p>
      <text:p text:style-name="P4">
Як повідомляв Укрінформ, У <text:a xlink:type="simple" xlink:href="https://www.ukrinform.ua/tag-gonduras" text:style-name="Internet_20_link" text:visited-style-name="Visited_20_Internet_20_Link">
 Гондурасі </text:a>
 кількість жертв унаслідок тюремного бунту, що стався у вівторок, <text:a xlink:type="simple" xlink:href="https://www.ukrinform.ua/rubric-world/3725977-u-gondurasi-kilkist-zertv-buntu-v-zinocij-vaznici-zrosla-do-46.html" text:style-name="Internet_20_link" text:visited-style-name="Visited_20_Internet_20_Link">
зросла до 46 осіб </text:a>
 . Ще понад 20 осіббули вбиті протягом однієї ночі. З огляду на це уряд країни <text:a xlink:type="simple" xlink:href="https://www.ukrinform.ua/rubric-world/3727815-u-gondurasi-ogolosili-komendantsku-godinu-cerez-masovi-vbivstva.html" text:style-name="Internet_20_link" text:visited-style-name="Visited_20_Internet_20_Link">
 оголосивкомендантську годину </text:a>
 у двох північних містах.</text:p>
      <text:p text:style-name="P4">
<text:span text:style-name="T5">
Фото: Sky News</text:span>
</text:p>
      <text:p text:style-name="P4">
Source: <text:a xlink:type="simple" xlink:href="https://www.ukrinform.ua/rubric-world/3728436-u-gondurasi-provodat-masovi-rejdi-vaznicami.html" text:style-name="Internet_20_link" text:visited-style-name="Visited_20_Internet_20_Link">
https://www.ukrinform.ua/rubric-world/3728436-u-gondurasi-provodat-masovi-rejdi-vaznicami.html</text:a>
</text:p>
      <!--NEWS-->
      <text:h text:style-name="P10" text:outline-level="1">
<text:span text:style-name="T4">
Уряд підтримав оголошення догани Кличку та Попку</text:span>
</text:h>
      <text:p text:style-name="P4">
Authors: Ukrinform (Person)</text:p>
      <text:p text:style-name="P4">
Publisher: Укринформ (Organization)</text:p>
      <text:p text:style-name="P4">
Published Time: 2023-06-27T-15:13:00+03:00</text:p>
      <text:p text:style-name="P4">
Modified Time: 2023-06-27T17:13:00+03:00</text:p>
      <text:p text:style-name="P4">
Description: Кабінет Міністрів підтримано проєкт розпорядження про оголошення догани голові Київської міської державної адміністрації Віталію Кличку, начальнику Київської міської військової адміністрації Сергію Попку та низці глав райдержадміністрацій. — Укрінформ.</text:p>
      <text:p text:style-name="P4">
Images: ['<text:a xlink:type="simple" xlink:href="https://static.ukrinform.com/photos/2023_06/thumb_files/630_360_1685871364-376.jpg" text:style-name="Internet_20_link" text:visited-style-name="Visited_20_Internet_20_Link">
630_360_16858...</text:a>
']</text:p>
      <text:p text:style-name="P4">
Tags: ['Кабмін', 'Віталій Кличко', 'Київ', 'Укриття']</text:p>
      <text:p text:style-name="P4">
Type: Article</text:p>
      <!--METADATA-->
      <text:p text:style-name="P4">
<draw:frame draw:style-name="fr1" draw:name="Image34" text:anchor-type="as-char" svg:width="6.9236in" svg:height="3.956343in" draw:z-index="0">
<draw:image xlink:href="../Images/yкринформ/2023-06-27T-15-13-00-03-00/630_360_1685871364-376.jpg" xlink:type="simple" xlink:show="embed" xlink:actuate="onLoad" draw:mime-type="image/jpeg"/>
</draw:frame>
 КабінетМіністрів підтримано проєкт розпорядження про оголошення догани головіКиївської міської державної адміністрації Віталію Кличку, начальнику Київськоїміської військової адміністрації Сергію Попку та низці главрайдержадміністрацій.</text:p>
      <text:p text:style-name="P4">
Про це повідомляє Укрінформ із посилання на Телеграм <text:a xlink:type="simple" xlink:href="https://t.me/uriad24/3214" text:style-name="Internet_20_link" text:visited-style-name="Visited_20_Internet_20_Link">
 Уряд online</text:a>
 .</text:p>
      <text:p text:style-name="P4">
"Підтримано проект розпорядження <text:a xlink:type="simple" xlink:href="https://www.ukrinform.ua/tag-kabmin" text:style-name="Internet_20_link" text:visited-style-name="Visited_20_Internet_20_Link">
 Кабінету Міністрів України</text:a>
 «Про притягання до дисциплінарноївідповідальності (оголошення догани голові Київської міської державноїадміністрації Кличку В.В. та начальнику Київської міської військовоїадміністрації Попку С.М., голові Голосіївської районної в місті Києвідержавної адміністрації Садовому С.М., голові Оболонської районної в містіКиєві державної адміністрації Фесику К.О., голові Печерської районної в містіКиєві державної адміністрації Кондрашовій Н.М., голові Солом'янської районноїв місті Києві державної адміністрації Чечотці І.Р., а також першомузаступникові голови Дарницької районної в місті Києві державної адміністраціїКалашнику М.В. та першому заступникові голови Шевченківської районної в містіКиєві державної адміністрації Поповцеву О.С., на яких розпорядженнямиПрезидента України тимчасово покладено виконання обов'язків голів відповіднихрайдержадміністрацій)»", - ідеться у повідомленні.</text:p>
      <text:p text:style-name="P4">
<text:span text:style-name="T4">
Читайте також:</text:span>
 <text:a xlink:type="simple" xlink:href="https://www.ukrinform.ua/rubric-ato/3728417-urad-doruciv-kamisinu-nevidkladno-napracuvati-risenna-dla-pokrasenna-situacii-z-ukrittami.html" text:style-name="Internet_20_link" text:visited-style-name="Visited_20_Internet_20_Link">
 Уряд доручив <text:span text:style-name="T4">
Камишин</text:span>
 у невідкладно напрацюватирішення для покращення ситуації з укриттями </text:a>
</text:p>
      <text:p text:style-name="P4">
Водночас Кабмін погодив проєкти розпоряджень Президента про звільненняОлександра Хомича з посади голови Житомирської районної державноїадміністрації Житомирської області, Людмили Мерзлюк з посади головиБілоцерківської районної державної адміністрації Київської області, ТетяниСизон з посади голови Конотопської районної державної адміністрації Сумськоїобласті, Дмитра Ратнікова з посади голови Деснянської районної в місті Києвідержавної адміністрації та Сергія Павловського з посади голови Святошинськоїрайонної в місті Києві державної адміністрації.</text:p>
      <text:p text:style-name="P4">
Уряд також ухвалив увільнити Павла Бабія від тимчасового виконання обов’язківголови Дніпровської райдержадміністрації та Сергія Коваленка - від тимчасовоговиконання обов’язків голови Подільської РДА в місті Києві.</text:p>
      <text:p text:style-name="P4">
Кабмін підтримав проєкт протокольного рішення про погодження призначенняРуслана Мовчана на посаду першого заступника голови Запорізької обласноїдержавної адміністрації.</text:p>
      <text:p text:style-name="P4">
Як повідомляв Укрінформ, <text:a xlink:type="simple" xlink:href="https://www.ukrinform.ua/rubric-society/3727789-zelenskij-uviv-v-diu-risenna-rnbo-za-rezultatami-perevirki-ukrittiv.html" text:style-name="Internet_20_link" text:visited-style-name="Visited_20_Internet_20_Link">
 Президент Володимир Зеленський ввів у дію рішенняРади нацбезпеки та оборони про приведення до 25 липня 2023 року в належнийстан бомбосховищ по всій Україні </text:a>
 . Зеленський раніше анонсував кадрові рішення після розгляду наРНБО цього питання.</text:p>
      <text:p text:style-name="P4">
Source: <text:a xlink:type="simple" xlink:href="https://www.ukrinform.ua/rubric-kyiv/3728411-urad-pidtrimav-ogolosenna-dogani-klicku-ta-popku.html" text:style-name="Internet_20_link" text:visited-style-name="Visited_20_Internet_20_Link">
https://www.ukrinform.ua/rubric-kyiv/3728411-urad-pidtrimav-ogolosenna-dogani-klicku-ta-popku.html</text:a>
</text:p>
      <!--NEWS-->
      <text:h text:style-name="P10" text:outline-level="1">
<text:span text:style-name="T4">
At Kupiansk direction Russian army shelled Krasne Pershe, Fyholivka, Novomlynsk, Dvorichna, M...</text:span>
</text:h>
      <text:p text:style-name="P4">
Authors: liveuamap (Language: en)</text:p>
      <text:p text:style-name="P4">
Time: 2023-06-27T-15:15:00</text:p>
      <text:p text:style-name="P4">
Location: Svatove (Latitude:49.53746 Longtitude:37.89768)</text:p>
      <text:p text:style-name="P4">
Videos: []</text:p>
      <text:p text:style-name="P4">
Images: []</text:p>
      <text:p text:style-name="P4">
Tags: ["Russia"]</text:p>
      <text:p text:style-name="P4">
ID: 22572087</text:p>
      <!--METADATA-->
      <text:p text:style-name="P4">
At Kupiansk direction Russian army shelled Krasne Pershe, Fyholivka,Novomlynsk, Dvorichna, Masutivka, Kyslivka and Berestove of Kharkiv region, -General Staff of Armed Forces of Ukraine says in the morning report</text:p>
      <text:p text:style-name="P4">
News Collection Link: <text:a xlink:type="simple" xlink:href="https:\/\/liveuamap.com\/en\/2023\/27-june-at-kupiansk-direction-russian-army-shelled-krasne" text:style-name="Internet_20_link" text:visited-style-name="Visited_20_Internet_20_Link">
https:\/\/liveuamap.com\/en\/2023\/27-june-at-kupiansk-direction-russian-army-shelled-krasne</text:a>
</text:p>
      <text:p text:style-name="P4">
Source: <text:a xlink:type="simple" xlink:href="https://t.me/lumsrc/5201" text:style-name="Internet_20_link" text:visited-style-name="Visited_20_Internet_20_Link">
https://t.me/lumsrc/5201</text:a>
</text:p>
      <!--NEWS-->
      <text:h text:style-name="P10" text:outline-level="1">
<text:span text:style-name="T4">
At Lyman direction Russian army shelled Bilohorivka of Luhansk region and Torske, Serebryanka...</text:span>
</text:h>
      <text:p text:style-name="P4">
Authors: liveuamap (Language: en)</text:p>
      <text:p text:style-name="P4">
Time: 2023-06-27T-17:15:00</text:p>
      <text:p text:style-name="P4">
Location: Donetsk (Latitude:48.74691 Longtitude:38.08514)</text:p>
      <text:p text:style-name="P4">
Videos: []</text:p>
      <text:p text:style-name="P4">
Images: []</text:p>
      <text:p text:style-name="P4">
Tags: ["Russia"]</text:p>
      <text:p text:style-name="P4">
ID: 22572086</text:p>
      <!--METADATA-->
      <text:p text:style-name="P4">
At Lyman direction Russian army shelled Bilohorivka of Luhansk region andTorske, Serebryanka, Verkhnokamyanske, Spirne and Rozdolivka of Donetskregion. Russian aviation conducted airstrikes at Bilohorivka of Luhansk regionand Vesele, Spirne and Rozdolivka of Donetsk region, - General Staff of ArmedForces of Ukraine says in the morning report</text:p>
      <text:p text:style-name="P4">
News Collection Link: <text:a xlink:type="simple" xlink:href="https:\/\/liveuamap.com\/en\/2023\/27-june-at-lyman-direction-russian-army-shelled-bilohorivka" text:style-name="Internet_20_link" text:visited-style-name="Visited_20_Internet_20_Link">
https:\/\/liveuamap.com\/en\/2023\/27-june-at-lyman-direction-russian-army-shelled-bilohorivka</text:a>
</text:p>
      <text:p text:style-name="P4">
Source: <text:a xlink:type="simple" xlink:href="https://t.me/lumsrc/5202" text:style-name="Internet_20_link" text:visited-style-name="Visited_20_Internet_20_Link">
https://t.me/lumsrc/5202</text:a>
</text:p>
      <!--NEWS-->
      <text:h text:style-name="P10" text:outline-level="1">
<text:span text:style-name="T4">
В Україні понад 100 компаній виробляють безпілотники - Федоров</text:span>
</text:h>
      <text:p text:style-name="P4">
Authors: Ukrinform (Person)</text:p>
      <text:p text:style-name="P4">
Publisher: Укринформ (Organization)</text:p>
      <text:p text:style-name="P4">
Published Time: 2023-06-27T-17:30:00+03:00</text:p>
      <text:p text:style-name="P4">
Modified Time: 2023-06-27T16:30:00+03:00</text:p>
      <text:p text:style-name="P4">
Description: Український ринок з виробництва безпілотників активно розвивається; наразі в країні понад 100 компаній виготовляють дрони. — Укрінформ.</text:p>
      <text:p text:style-name="P4">
Images: ['<text:a xlink:type="simple" xlink:href="https://static.ukrinform.com/photos/2023_04/thumb_files/630_360_1682495491-455.jpg" text:style-name="Internet_20_link" text:visited-style-name="Visited_20_Internet_20_Link">
630_360_16824...</text:a>
']</text:p>
      <text:p text:style-name="P4">
Tags: ['Безпілотник', 'Дрон', 'Федоров']</text:p>
      <text:p text:style-name="P4">
Type: Article</text:p>
      <!--METADATA-->
      <text:p text:style-name="P4">
<draw:frame draw:style-name="fr1" draw:name="Image35" text:anchor-type="as-char" svg:width="6.9236in" svg:height="3.956343in" draw:z-index="0">
<draw:image xlink:href="../Images/yкринформ/2023-06-27T-17-30-00-03-00/630_360_1682495491-455.jpg" xlink:type="simple" xlink:show="embed" xlink:actuate="onLoad" draw:mime-type="image/jpeg"/>
</draw:frame>
Український ринок з виробництва безпілотників активно розвивається; наразі вкраїні понад 100 компаній виготовляють дрони.</text:p>
      <text:p text:style-name="P4">
Про це повідомив віцепрем'єр-міністр з інновацій, розвитку освіти, науки татехнологій – міністр цифрової трансформації Михайло Федоров в інтерв’ю для <text:a xlink:type="simple" xlink:href="https://www.youtube.com/watch" text:style-name="Internet_20_link" text:visited-style-name="Visited_20_Internet_20_Link">
Радіо NV </text:a>
 , передає Укрінформ.</text:p>
      <text:p text:style-name="P4">
«Порівняно з минулим роком виробництво безпілотників по деяких категоріяхзросло в десятки разів, подекуди – в сотні. Вже 40 українських <text:a xlink:type="simple" xlink:href="https://www.ukrinform.ua/tag-bezpilotnik" text:style-name="Internet_20_link" text:visited-style-name="Visited_20_Internet_20_Link">
 БпЛА</text:a>
 пройшли процедуру введення вексплуатацію та отримують державні контракти. Загалом на ринку працюють понад100 компаній, які виготовляють дрони для різних фондів, військових», -зазначив він.</text:p>
      <text:p text:style-name="P4">
Федоров наголосив, що нині на ринку відбувається технологічна революція, якійпередувало скасування майже всіх блокерів: введено fast-track для БпЛА,скасовано ПДВ та ввізне мито на комплектуючі для дронів, усунуто зайвубюрократію, спрощено допуск для експлуатації.</text:p>
      <text:p text:style-name="P4">
«Фінансування збільшено, є позитивна динаміка. Але цього недостатньо, нампотрібно ще більше БпЛА. Ми зрозуміємо, що в нас достатньо безпілотників лишетоді, коли ми вийдемо на кордони 1991 року. Виробництво необхідно збільшуватита стимулювати», - додав міністр.</text:p>
      <text:p text:style-name="P4">
<text:span text:style-name="T4">
Читайте також:</text:span>
 <text:a xlink:type="simple" xlink:href="https://www.ukrinform.ua/rubric-technology/3727997-tri-ukrainski-virobniki-otrimaut-po-1-miljonu-dla-rozrobok-proti-vorozih-droniv.html" text:style-name="Internet_20_link" text:visited-style-name="Visited_20_Internet_20_Link">
 Три українські виробники отримають по $1 мільйону длярозробок проти ворожих дронів </text:a>
</text:p>
      <text:p text:style-name="P4">
Як повідомлялось, за понад 11 місяців існування проєкту «Армія дронів» закошти United24 придбали 3 864 комплекси БпЛА. Сума укладених контрактівстановить понад 4,3 млрд грн. Центри підготовки операторів БпЛА навчили 10тис. військових керувати «крилами».</text:p>
      <text:p text:style-name="P4">
Source: <text:a xlink:type="simple" xlink:href="https://www.ukrinform.ua/rubric-technology/3728390-v-ukraini-ponad-100-kompanij-viroblaut-bezpilotniki-fedorov.html" text:style-name="Internet_20_link" text:visited-style-name="Visited_20_Internet_20_Link">
https://www.ukrinform.ua/rubric-technology/3728390-v-ukraini-ponad-100-kompanij-viroblaut-bezpilotniki-fedorov.html</text:a>
</text:p>
      <!--NEWS-->
      <text:h text:style-name="P10" text:outline-level="1">
<text:span text:style-name="T4">
У Києві проїзд для учнів у транспорті буде платним до кінця літа</text:span>
</text:h>
      <text:p text:style-name="P4">
Authors: Ukrinform (Person)</text:p>
      <text:p text:style-name="P4">
Publisher: Укринформ (Organization)</text:p>
      <text:p text:style-name="P4">
Published Time: 2023-06-27T-18:07:00+03:00</text:p>
      <text:p text:style-name="P4">
Modified Time: 2023-06-27T16:07:00+03:00</text:p>
      <text:p text:style-name="P4">
Description: У Києві проїзд для учнів у громадському транспорті буде платним із 1 липня до 31 серпня, на період канікул за проїзними знижка становитиме 75%. — Укрінформ.</text:p>
      <text:p text:style-name="P4">
Images: ['<text:a xlink:type="simple" xlink:href="https://static.ukrinform.com/photos/2020_03/thumb_files/630_360_1584551960-552.jpg" text:style-name="Internet_20_link" text:visited-style-name="Visited_20_Internet_20_Link">
630_360_15845...</text:a>
']</text:p>
      <text:p text:style-name="P4">
Tags: ['Діти', 'Е-квиток', 'Транспорт', 'Київ', 'Київ Цифровий']</text:p>
      <text:p text:style-name="P4">
Type: Article</text:p>
      <!--METADATA-->
      <text:p text:style-name="P4">
<draw:frame draw:style-name="fr1" draw:name="Image36" text:anchor-type="as-char" svg:width="6.9236in" svg:height="3.956343in" draw:z-index="0">
<draw:image xlink:href="../Images/yкринформ/2023-06-27T-18-07-00-03-00/630_360_1584551960-552.jpg" xlink:type="simple" xlink:show="embed" xlink:actuate="onLoad" draw:mime-type="image/jpeg"/>
</draw:frame>
 У Києвіпроїзд для учнів у громадському транспорті буде платним із 1 липня до 31серпня, на період канікул за проїзними знижка становитиме 75%.</text:p>
      <text:p text:style-name="P4">
Як передає Укрінформ, про це Київська міська державна адміністрація повідомляєу <text:a xlink:type="simple" xlink:href="https://t.me/KyivCityOfficial/7143" text:style-name="Internet_20_link" text:visited-style-name="Visited_20_Internet_20_Link">
 Телеграмі </text:a>
 .</text:p>
      <text:p text:style-name="P4">
"Щоб придбати проїзний квиток зі знижкою у 75% через застосунок " <text:a xlink:type="simple" xlink:href="https://www.ukrinform.ua/tag-kiiv-cifrovij" text:style-name="Internet_20_link" text:visited-style-name="Visited_20_Internet_20_Link">
 КиївЦифровий </text:a>
 ", необхідно додатиучнівський квиток до акаунту, ввівши номер учнівського квитка та пін-код.Після цього потрібно натиснути "Придбати проїзний", - ідеться в повідомленні.</text:p>
      <text:p text:style-name="P4">
При поповненні через термінал самообслуговування, треба ввести номеручнівського, що розташований під штрих-кодом або вставити картку у картрідер,вибрати необхідний проїзний та натиснути "Поповнити". Для учнівських квитківбуде застосований пільговий тариф на проїзні, що діють у межах місяця/другоїполовини місяця.</text:p>
      <text:p text:style-name="P4">
Також можна придбати на учнівський одноразові поїздки, але у цьому випадкуокремі знижки для учнів не передбачені.</text:p>
      <text:p text:style-name="P4">
<text:span text:style-name="T4">
Читайте також:</text:span>
 <text:a xlink:type="simple" xlink:href="https://www.ukrinform.ua/rubric-kyiv/3725436-u-zastosunku-kiiv-cifrovij-zapustili-ekartu-dla-oplati-proizdu.html" text:style-name="Internet_20_link" text:visited-style-name="Visited_20_Internet_20_Link">
 У <text:span text:style-name="T4">
застосунку</text:span>
 « <text:span text:style-name="T4">
Київ</text:span>
 <text:span text:style-name="T4">
Цифровий</text:span>
 » <text:span text:style-name="T4">
запустили</text:span>
е- <text:span text:style-name="T4">
карту</text:span>
 <text:span text:style-name="T4">
для</text:span>
 <text:span text:style-name="T4">
оплати</text:span>
 <text:span text:style-name="T4">
проїзду</text:span>
 </text:a>
</text:p>
      <text:p text:style-name="P4">
У КМДА зазначають, що поповнити учнівський, окрім того, можна у касах КП"Київський метрополітен" ("Видубичі 1", "Почайна 1", "Вокзальна"), на сайті тав додатку EasyPay, а також на сайті КП "ГІОЦ".</text:p>
      <text:p text:style-name="P4">
"Відповідно до рішення Київради, безоплатний проїзд та проїзд із частковоюоплатою надається учням закладів загальної середньої освіти Києва лише вперіод навчального року та період річного оцінювання - із 1 вересня до 1 липнянаступного року", - ідеться в повідомленні.</text:p>
      <text:p text:style-name="P4">
Також згідно з рішенням Київради, з 1 липня до 31 серпня за проїзд у міськомугромадському транспорті на загальних підставах мають сплачувати курсанти вищихвійськових навчальних закладів міста Києва.</text:p>
      <text:p text:style-name="P4">
Як повідомляв Укрінформ, у Києві через реконструкцію закрито проїздДегтярівським шляхопроводом з 13 червня до 30 листопада.</text:p>
      <text:p text:style-name="P4">
Source: <text:a xlink:type="simple" xlink:href="https://www.ukrinform.ua/rubric-kyiv/3728378-u-kievi-proizd-dla-ucniv-u-transporti-bude-platnim-do-kinca-lita.html" text:style-name="Internet_20_link" text:visited-style-name="Visited_20_Internet_20_Link">
https://www.ukrinform.ua/rubric-kyiv/3728378-u-kievi-proizd-dla-ucniv-u-transporti-bude-platnim-do-kinca-lita.html</text:a>
</text:p>
      <!--NEWS-->
      <text:h text:style-name="P10" text:outline-level="1">
<text:span text:style-name="T4">
At Bakhmut direction Russian army shelled Vasukivka, Markove, Khromove, Chasiv Yar, Ivanivske...</text:span>
</text:h>
      <text:p text:style-name="P4">
Authors: liveuamap (Language: en)</text:p>
      <text:p text:style-name="P4">
Time: 2023-06-27T-19:15:00</text:p>
      <text:p text:style-name="P4">
Location: Bakhmut, Donetsk region (Latitude:48.4818 Longtitude:37.85614)</text:p>
      <text:p text:style-name="P4">
Videos: []</text:p>
      <text:p text:style-name="P4">
Images: []</text:p>
      <text:p text:style-name="P4">
Tags: ["Russia"]</text:p>
      <text:p text:style-name="P4">
ID: 22572085</text:p>
      <!--METADATA-->
      <text:p text:style-name="P4">
At Bakhmut direction Russian army shelled Vasukivka, Markove, Khromove, ChasivYar, Ivanivske, Ozaryanivka and Pivdenne of Donetsk region. Russian aviationconducted airstrikes at Serhiyivka, Soledar and Bila Hora, - General Staff ofArmed Forces of Ukraine says in the morning report</text:p>
      <text:p text:style-name="P4">
News Collection Link: <text:a xlink:type="simple" xlink:href="https:\/\/liveuamap.com\/en\/2023\/27-june-at-bakhmut-direction-russian-army-shelled-vasukivka" text:style-name="Internet_20_link" text:visited-style-name="Visited_20_Internet_20_Link">
https:\/\/liveuamap.com\/en\/2023\/27-june-at-bakhmut-direction-russian-army-shelled-vasukivka</text:a>
</text:p>
      <text:p text:style-name="P4">
Source: <text:a xlink:type="simple" xlink:href="https://t.me/lumsrc/5203" text:style-name="Internet_20_link" text:visited-style-name="Visited_20_Internet_20_Link">
https://t.me/lumsrc/5203</text:a>
</text:p>
      <!--NEWS-->
      <text:h text:style-name="P10" text:outline-level="1">
<text:span text:style-name="T4">
Харківський драмтеатр прибрав із назви Пушкіна</text:span>
</text:h>
      <text:p text:style-name="P4">
Authors: Ukrinform (Person)</text:p>
      <text:p text:style-name="P4">
Publisher: Укринформ (Organization)</text:p>
      <text:p text:style-name="P4">
Published Time: 2023-06-27T-1:11:02+03:00</text:p>
      <text:p text:style-name="P4">
Modified Time: 2023-06-27T22:11:02+03:00</text:p>
      <text:p text:style-name="P4">
Description: Із назви Харківського академічного драматичного театру вилучили ім'я Пушкіна. — Укрінформ.</text:p>
      <text:p text:style-name="P4">
Images: ['<text:a xlink:type="simple" xlink:href="https://static.ukrinform.com/photos/2023_06/thumb_files/630_360_1687892676-162.jpg" text:style-name="Internet_20_link" text:visited-style-name="Visited_20_Internet_20_Link">
630_360_16878...</text:a>
']</text:p>
      <text:p text:style-name="P4">
Tags: ['Театр', 'Ткаченко', 'Харків', 'Перейменування', 'МКІП ']</text:p>
      <text:p text:style-name="P4">
Type: Article</text:p>
      <!--METADATA-->
      <text:p text:style-name="P4">
<draw:frame draw:style-name="fr1" draw:name="Image37" text:anchor-type="as-char" svg:width="6.9236in" svg:height="3.956343in" draw:z-index="0">
<draw:image xlink:href="../Images/yкринформ/2023-06-27T-1-11-02-03-00/630_360_1687892676-162.jpg" xlink:type="simple" xlink:show="embed" xlink:actuate="onLoad" draw:mime-type="image/jpeg"/>
</draw:frame>
 Із назвиХарківського академічного драматичного театру вилучили ім'я Пушкіна.</text:p>
      <text:p text:style-name="P4">
Про це міністр культури та інформаційної політики Олександр Ткаченко повідомиву <text:a xlink:type="simple" xlink:href="https://t.me/otkachenkokyiv/3818" text:style-name="Internet_20_link" text:visited-style-name="Visited_20_Internet_20_Link">
 Телеграмі </text:a>
 , передає Укрінформ.</text:p>
      <text:p text:style-name="P4">
 <text:span text:style-name="T5">
Фото:Tkachenko.UA, Telegram</text:span>
</text:p>
      <text:p text:style-name="P4">
«Антипушкін» в дії. Харківський академічний драматичний <text:a xlink:type="simple" xlink:href="https://www.ukrinform.ua/tag-teatr" text:style-name="Internet_20_link" text:visited-style-name="Visited_20_Internet_20_Link">
 театр</text:a>
 позбувся Пушкіна у назві», - написавТкаченко.</text:p>
      <text:p text:style-name="P4">
<text:span text:style-name="T4">
Читайте також:</text:span>
 <text:a xlink:type="simple" xlink:href="https://www.ukrinform.ua/rubric-regions/3722289-u-harkovi-perejmenuvali-centralnij-park-im-gorkogo-ta-kilka-vulic.html" text:style-name="Internet_20_link" text:visited-style-name="Visited_20_Internet_20_Link">
 У Харкові перейменували Центральний парк ім. Горького такілька вулиць </text:a>
</text:p>
      <text:p text:style-name="P4">
Як повідомлялося, Верховна Рада 3 травня ухвалила у другому читанні та вцілому закон <text:a xlink:type="simple" xlink:href="https://itd.rada.gov.ua/billInfo/Bills/Card/41004" text:style-name="Internet_20_link" text:visited-style-name="Visited_20_Internet_20_Link">
 №8273 </text:a>
 , щовизначає критерії віднесення об’єктів культурної спадщини до символівросійської імперської або радянської тоталітарної політики та передбачає, щотакі об’єкти не підлягають занесенню до Державного реєстру нерухомих пам’ятокУкраїни та підлягають вилученню з цього реєстру у разі, якщо раніше буливнесені до нього. Цей законопроєкт, відомий як «АнтиПушкін», розробили у МКІП.</text:p>
      <text:p text:style-name="P4">
<text:span text:style-name="T5">
Фото: facebook.com/rusdramacom</text:span>
</text:p>
      <text:p text:style-name="P4">
Source: <text:a xlink:type="simple" xlink:href="https://www.ukrinform.ua/rubric-culture/3728536-harkivskij-dramteatr-pribrav-iz-nazvi-puskina.html" text:style-name="Internet_20_link" text:visited-style-name="Visited_20_Internet_20_Link">
https://www.ukrinform.ua/rubric-culture/3728536-harkivskij-dramteatr-pribrav-iz-nazvi-puskina.html</text:a>
</text:p>
      <!--NEWS-->
      <text:h text:style-name="P10" text:outline-level="1">
<text:span text:style-name="T4">
At Avdiyivka direction Russian army shelled Sukha Balka, Avdiyivka, Orlivka, Vodyane, Karlivk...</text:span>
</text:h>
      <text:p text:style-name="P4">
Authors: liveuamap (Language: en)</text:p>
      <text:p text:style-name="P4">
Time: 2023-06-27T-21:15:00</text:p>
      <text:p text:style-name="P4">
Location: Donetsk Oblast (Latitude:48.13482 Longtitude:37.76018)</text:p>
      <text:p text:style-name="P4">
Videos: []</text:p>
      <text:p text:style-name="P4">
Images: []</text:p>
      <text:p text:style-name="P4">
Tags: ["Russia"]</text:p>
      <text:p text:style-name="P4">
ID: 22572084</text:p>
      <!--METADATA-->
      <text:p text:style-name="P4">
At Avdiyivka direction Russian army shelled Sukha Balka, Avdiyivka, Orlivka,Vodyane, Karlivka, Nevelske, Oleksandropil, Valentynivka, Keramik, Stepove andPervomayske of Donetsk region. Russian aviation conducted airstrikes atAvdiyivka and Syeverne, - General Staff of Armed Forces of Ukraine says in themorning report</text:p>
      <text:p text:style-name="P4">
News Collection Link: <text:a xlink:type="simple" xlink:href="https:\/\/liveuamap.com\/en\/2023\/27-june-at-avdiyivka-direction-russian-army-shelled-sukha" text:style-name="Internet_20_link" text:visited-style-name="Visited_20_Internet_20_Link">
https:\/\/liveuamap.com\/en\/2023\/27-june-at-avdiyivka-direction-russian-army-shelled-sukha</text:a>
</text:p>
      <text:p text:style-name="P4">
Source: <text:a xlink:type="simple" xlink:href="https://t.me/lumsrc/5204" text:style-name="Internet_20_link" text:visited-style-name="Visited_20_Internet_20_Link">
https://t.me/lumsrc/5204</text:a>
</text:p>
      <!--NEWS-->
      <text:h text:style-name="P10" text:outline-level="1">
<text:span text:style-name="T4">
At Maryinka direction Russian army shelled Heorhiyivka, Maryinka and Pobyeda of Donetsk regio...</text:span>
</text:h>
      <text:p text:style-name="P4">
Authors: liveuamap (Language: en)</text:p>
      <text:p text:style-name="P4">
Time: 2023-06-27T-23:15:00</text:p>
      <text:p text:style-name="P4">
Location: Donets'ka oblast (Latitude:48.00968 Longtitude:37.5008)</text:p>
      <text:p text:style-name="P4">
Videos: []</text:p>
      <text:p text:style-name="P4">
Images: []</text:p>
      <text:p text:style-name="P4">
Tags: ["Russia"]</text:p>
      <text:p text:style-name="P4">
ID: 22572083</text:p>
      <!--METADATA-->
      <text:p text:style-name="P4">
At Maryinka direction Russian army shelled Heorhiyivka, Maryinka and Pobyedaof Donetsk region. Russian aviation conducted airstrikes at Krasnohorivka, -General Staff of Armed Forces of Ukraine says in the morning report</text:p>
      <text:p text:style-name="P4">
News Collection Link: <text:a xlink:type="simple" xlink:href="https:\/\/liveuamap.com\/en\/2023\/27-june-at-maryinka-direction-russian-army-shelled-heorhiyivka" text:style-name="Internet_20_link" text:visited-style-name="Visited_20_Internet_20_Link">
https:\/\/liveuamap.com\/en\/2023\/27-june-at-maryinka-direction-russian-army-shelled-heorhiyivka</text:a>
</text:p>
      <text:p text:style-name="P4">
Source: <text:a xlink:type="simple" xlink:href="https://t.me/lumsrc/5205" text:style-name="Internet_20_link" text:visited-style-name="Visited_20_Internet_20_Link">
https://t.me/lumsrc/5205</text:a>
</text:p>
      <!--NEWS-->
      <text:h text:style-name="P10" text:outline-level="1">
<text:span text:style-name="T4">
At Shakhtarske direction Russian army shelled Illinka, Paraskoviyivka, Novomykhaylivka, Vuhle...</text:span>
</text:h>
      <text:p text:style-name="P4">
Authors: liveuamap (Language: en)</text:p>
      <text:p text:style-name="P4">
Time: 2023-06-27T-25:15:00</text:p>
      <text:p text:style-name="P4">
Location: Velyka Novosilka (Latitude:47.77602 Longtitude:36.80592)</text:p>
      <text:p text:style-name="P4">
Videos: []</text:p>
      <text:p text:style-name="P4">
Images: []</text:p>
      <text:p text:style-name="P4">
Tags: ["Russia"]</text:p>
      <text:p text:style-name="P4">
ID: 22572082</text:p>
      <!--METADATA-->
      <text:p text:style-name="P4">
At Shakhtarske direction Russian army shelled Illinka, Paraskoviyivka,Novomykhaylivka, Vuhledar, Prechystivka, Storozheve, Yelyzavetivka,Bohoyavlenka, Vuhledar, Zolota Nyva, Makarivka, Novosilka, Novopil and ZelenePole of Donetsk region. Russian aviation conducted airstrikes at Prechystivka,Blahodatne and Makarivka, - General Staff of Armed Forces of Ukraine says inthe morning report</text:p>
      <text:p text:style-name="P4">
News Collection Link: <text:a xlink:type="simple" xlink:href="https:\/\/liveuamap.com\/en\/2023\/27-june-at-shakhtarske-direction-russian-army-shelled-illinka" text:style-name="Internet_20_link" text:visited-style-name="Visited_20_Internet_20_Link">
https:\/\/liveuamap.com\/en\/2023\/27-june-at-shakhtarske-direction-russian-army-shelled-illinka</text:a>
</text:p>
      <text:p text:style-name="P4">
Source: <text:a xlink:type="simple" xlink:href="https://t.me/lumsrc/5206" text:style-name="Internet_20_link" text:visited-style-name="Visited_20_Internet_20_Link">
https://t.me/lumsrc/5206</text:a>
</text:p>
      <!--NEWS-->
      <text:h text:style-name="P10" text:outline-level="1">
<text:span text:style-name="T4">
At Zaporizhzhia and Kherson directions Russian army shelled  Temyrivka, Novodarivka, Levadne,...</text:span>
</text:h>
      <text:p text:style-name="P4">
Authors: liveuamap (Language: en)</text:p>
      <text:p text:style-name="P4">
Time: 2023-06-27T-27:15:00</text:p>
      <text:p text:style-name="P4">
Location: Kherson (Latitude:46.62905 Longtitude:32.73153)</text:p>
      <text:p text:style-name="P4">
Videos: []</text:p>
      <text:p text:style-name="P4">
Images: []</text:p>
      <text:p text:style-name="P4">
Tags: ["Russia"]</text:p>
      <text:p text:style-name="P4">
ID: 22572081</text:p>
      <!--METADATA-->
      <text:p text:style-name="P4">
At Zaporizhzhia and Kherson directions Russian army shelled Temyrivka,Novodarivka, Levadne, Olhivske, Malynivka, Zaporizhzhya, Chervone, Huliaipole,Zaliznychne, Huliaipilske, Mala Tokmachka, Orikhiv, Scherbaky, Pyatykhatky,Lobkove of Zaporizhzhia region; Nikopol of Dnipropetrovsk region; Dudchany,Olhivka, Respublikanets, Lvove, Tyahynka, Burhunka, Kachkarivka, Mykolayivka,Zmiyivka, Antonivka, Naddnipryanske, Molodizhne, Inzhenerne, Zelenivka,Kherson, Bilozerka, Berehove, Dniprovske, Romashkove and Charivne of Khersonregion and Ochakiv of Mykolaiv region. Russian aviation conducted airstrikesat Levadne and Oleshky, - General Staff of Armed Forces of Ukraine says in themorning report</text:p>
      <text:p text:style-name="P4">
News Collection Link: <text:a xlink:type="simple" xlink:href="https:\/\/liveuamap.com\/en\/2023\/27-june-at-zaporizhzhia-and-kherson-directions-russian-army" text:style-name="Internet_20_link" text:visited-style-name="Visited_20_Internet_20_Link">
https:\/\/liveuamap.com\/en\/2023\/27-june-at-zaporizhzhia-and-kherson-directions-russian-army</text:a>
</text:p>
      <text:p text:style-name="P4">
Source: <text:a xlink:type="simple" xlink:href="https://t.me/lumsrc/5207" text:style-name="Internet_20_link" text:visited-style-name="Visited_20_Internet_20_Link">
https://t.me/lumsrc/5207</text:a>
</text:p>
      <!--NEWS-->
      <text:h text:style-name="P10" text:outline-level="1">
<text:span text:style-name="T4">
У Краматорську серед поранених - троє іноземців та дитина, під завалами досі є люди</text:span>
</text:h>
      <text:p text:style-name="P4">
Authors: Ukrinform (Person)</text:p>
      <text:p text:style-name="P4">
Publisher: Укринформ (Organization)</text:p>
      <text:p text:style-name="P4">
Published Time: 2023-06-27T-2:07:00+03:00</text:p>
      <text:p text:style-name="P4">
Modified Time: 2023-06-27T22:07:00+03:00</text:p>
      <text:p text:style-name="P4">
Description: У Краматорську серед поранених через влучання російської ракети в піцерію - троє іноземців та дитина, під завалами цього закладу харчування досі перебувають люди. — Укрінформ.</text:p>
      <text:p text:style-name="P4">
Images: ['<text:a xlink:type="simple" xlink:href="https://static.ukrinform.com/photos/2023_06/thumb_files/630_360_1687892764-893.jpg" text:style-name="Internet_20_link" text:visited-style-name="Visited_20_Internet_20_Link">
630_360_16878...</text:a>
']</text:p>
      <text:p text:style-name="P4">
Tags: ['Краматорськ', 'Обстріл', 'Війна з Росією', 'Ракетний удар']</text:p>
      <text:p text:style-name="P4">
Type: Article</text:p>
      <!--METADATA-->
      <text:p text:style-name="P4">
<draw:frame draw:style-name="fr1" draw:name="Image39" text:anchor-type="as-char" svg:width="6.9236in" svg:height="3.956343in" draw:z-index="0">
<draw:image xlink:href="../Images/yкринформ/2023-06-27T-2-07-00-03-00/630_360_1687892764-893.jpg" xlink:type="simple" xlink:show="embed" xlink:actuate="onLoad" draw:mime-type="image/jpeg"/>
</draw:frame>
 УКраматорську серед поранених через влучання російської ракети в піцерію - троєіноземців та дитина, під завалами цього закладу харчування досі перебуваютьлюди.</text:p>
      <text:p text:style-name="P4">
Як передає Укрінформ, про це у Телеграмі <text:a xlink:type="simple" xlink:href="https://t.me/pavlokyrylenko_donoda/8507" text:style-name="Internet_20_link" text:visited-style-name="Visited_20_Internet_20_Link">
 повідомив</text:a>
 керівник Донецької обласноївійськової адміністрації Павло Кириленко.</text:p>
      <text:p text:style-name="P4">
«Щонайменше 2 людини загинули і 18 поранено внаслідок ракетного удару поКраматорську. Серед поранених – 1 дитина і 3 іноземці… За попередньоюінформацією, під завалами піцерії досі перебувають люди – триває рятувальнаоперація», - написав керівник ОВА.</text:p>
      <text:p text:style-name="P4">
<text:span text:style-name="T4">
Читайте також:</text:span>
 <text:span text:style-name="T4">
<text:a xlink:type="simple" xlink:href="https://www.ukrinform.ua/rubric-ato/3728524-raketnij-udar-po-kramatorsku-zaginuli-dvoe-osib-poraneni-22.html" text:style-name="Internet_20_link" text:visited-style-name="Visited_20_Internet_20_Link">
 Ракетний удар по Краматорську: загинули двоє осіб,поранені - 22 </text:a>
 </text:span>
</text:p>
      <text:p text:style-name="P4">
Він нагадав, що росіяни ударили по місту двома ракетами сьогодні близько 20години, поцілили у приватний сектор і піцерію.</text:p>
      <text:p text:style-name="P4">
На місці події рятувальники розгорнули оперативний штаб, працює поліція.</text:p>
      <text:p text:style-name="P4">
За словами Кириленка, всі поранені отримують необхідну медичну допомогу.Поблизу місця влучання пошкоджено численні будинки, будівлі крамниць,кав’ярень та інших закладів.</text:p>
      <text:p text:style-name="P4">
«Точні наслідки атаки ще належить встановити. Це – черговий цілеспрямованийудар по цивільним, черговий воєнний злочин росіян на нашій землі. Росія –держава-терористка!», - наголосив очільник області.</text:p>
      <text:p text:style-name="P4">
<text:span text:style-name="T4">
Читайте також:</text:span>
 <text:span text:style-name="T4">
<text:a xlink:type="simple" xlink:href="https://www.ukrinform.ua/rubric-ato/3728508-u-kramatorsku-rosijska-raketa-zrujnuvala-zaklad-u-centri-mista.html" text:style-name="Internet_20_link" text:visited-style-name="Visited_20_Internet_20_Link">
 У Краматорську російська ракета зруйнувала заклад уцентрі міста </text:a>
 </text:span>
</text:p>
      <text:p text:style-name="P4">
Як повідомляв Укрінформ, 27 червня ввечері росіяни завдали два <text:span text:style-name="T4">
<text:a xlink:type="simple" xlink:href="https://www.ukrinform.ua/tag-raketnij-udar" text:style-name="Internet_20_link" text:visited-style-name="Visited_20_Internet_20_Link">
 ракетніудари </text:a>
 </text:span>
 по Краматорську. Першевлучання було у заклад харчування в центрі міста, друге - у с. Біленьке.</text:p>
      <text:p text:style-name="P4">
Source: <text:a xlink:type="simple" xlink:href="https://www.ukrinform.ua/rubric-ato/3728533-u-kramatorsku-sered-poranenih-tri-inozemci-ta-ditina-pid-zavalami-dosi-e-ludi.html" text:style-name="Internet_20_link" text:visited-style-name="Visited_20_Internet_20_Link">
https://www.ukrinform.ua/rubric-ato/3728533-u-kramatorsku-sered-poranenih-tri-inozemci-ta-ditina-pid-zavalami-dosi-e-ludi.html</text:a>
</text:p>
      <!--NEWS-->
      <text:h text:style-name="P10" text:outline-level="1">
<text:span text:style-name="T4">
34-ту медаль на III Європейських іграх Україна виграла у брейкінгу</text:span>
</text:h>
      <text:p text:style-name="P4">
Authors: Ukrinform (Person)</text:p>
      <text:p text:style-name="P4">
Publisher: Укринформ (Organization)</text:p>
      <text:p text:style-name="P4">
Published Time: 2023-06-27T-3:01:00+03:00</text:p>
      <text:p text:style-name="P4">
Modified Time: 2023-06-27T22:01:00+03:00</text:p>
      <text:p text:style-name="P4">
Description: Збірна України здобула 34-ту медаль на III Європейських іграх у Кракові (Польща). — Укрінформ.</text:p>
      <text:p text:style-name="P4">
Images: ['<text:a xlink:type="simple" xlink:href="https://static.ukrinform.com/photos/2023_06/thumb_files/630_360_1687891734-402.jpg" text:style-name="Internet_20_link" text:visited-style-name="Visited_20_Internet_20_Link">
630_360_16878...</text:a>
']</text:p>
      <text:p text:style-name="P4">
Tags: None</text:p>
      <text:p text:style-name="P4">
Type: Article</text:p>
      <!--METADATA-->
      <text:p text:style-name="P4">
<draw:frame draw:style-name="fr1" draw:name="Image40" text:anchor-type="as-char" svg:width="6.9236in" svg:height="3.956343in" draw:z-index="0">
<draw:image xlink:href="../Images/yкринформ/2023-06-27T-3-01-00-03-00/630_360_1687891734-402.jpg" xlink:type="simple" xlink:show="embed" xlink:actuate="onLoad" draw:mime-type="image/jpeg"/>
</draw:frame>
 ЗбірнаУкраїни здобула 34-ту медаль на III Європейських іграх у Кракові (Польща).</text:p>
      <text:p text:style-name="P4">
Володаркою «срібла» в новому олімпійському виді спорту стала 27-річна АннаПономаренко, яка виступає на змаганнях під нікнеймом Stefani, передаєУкрінформ.</text:p>
      <text:p text:style-name="P4">
Матч за «золото» Stefani проводила проти 17-річної нідерландки India. На конубуло не лише звання чемпіонки Європейських ігор, але й ліцензія наОлімпіаду-2024 - її отримувала лише переможниця змагань.</text:p>
      <text:p text:style-name="P4">
Stefani програла усі три раунди India. Вона набрала лише два очки у першому,поступившись у двох наступних - 2:7, 0:9, 0:9. Таким чином, олімпійськуліцензію здобула нідерландська бі-гьорл.</text:p>
      <text:p text:style-name="P4">
Як інформує <text:a xlink:type="simple" xlink:href="https://suspilne.media/516851-ukrainka-stala-vicecempionkou-evropejskih-igor-z-brejkingu-ale-zupinilasa-u-kroci-vid-olimpijskoi-licenzii/" text:style-name="Internet_20_link" text:visited-style-name="Visited_20_Internet_20_Link">
 Суспільне Спорт </text:a>
 , брейкінг або ж брейкдансінг - це різновид танцю, якийзародився у 1970-х в нью-йоркському районі Бронкс. Він поєднує в собі елементихіп-хопу й акробатичні рухи, а також потребує неабиякого атлетизму.</text:p>
      <text:p text:style-name="P4">
Source: <text:a xlink:type="simple" xlink:href="https://www.ukrinform.ua/rubric-sports/3728531-34tu-medal-na-evropejskih-igrah-ukraina-vigrala-u-brejkingu.html" text:style-name="Internet_20_link" text:visited-style-name="Visited_20_Internet_20_Link">
https://www.ukrinform.ua/rubric-sports/3728531-34tu-medal-na-evropejskih-igrah-ukraina-vigrala-u-brejkingu.html</text:a>
</text:p>
      <!--NEWS-->
      <text:h text:style-name="P10" text:outline-level="1">
<text:span text:style-name="T4">
Білий дім не підтверджує розміщення ядерної зброї РФ в Білорусі</text:span>
</text:h>
      <text:p text:style-name="P4">
Authors: Ukrinform (Person)</text:p>
      <text:p text:style-name="P4">
Publisher: Укринформ (Organization)</text:p>
      <text:p text:style-name="P4">
Published Time: 2023-06-27T-4:00:00+03:00</text:p>
      <text:p text:style-name="P4">
Modified Time: 2023-06-27T22:00:00+03:00</text:p>
      <text:p text:style-name="P4">
Description: Адміністрація США офіційно не підтверджує інформацію про нібито розміщення ядерних боєприпасів РФ на території Білорусі. — Укрінформ.</text:p>
      <text:p text:style-name="P4">
Images: ['<text:a xlink:type="simple" xlink:href="https://static.ukrinform.com/photos/2018_06/thumb_files/630_360_1528613516-2695.jpg" text:style-name="Internet_20_link" text:visited-style-name="Visited_20_Internet_20_Link">
630_360_15286...</text:a>
']</text:p>
      <text:p text:style-name="P4">
Tags: ['Білорусь', 'Ядерна зброя', 'Білий дім', 'Війна з Росією']</text:p>
      <text:p text:style-name="P4">
Type: Article</text:p>
      <!--METADATA-->
      <text:p text:style-name="P4">
<draw:frame draw:style-name="fr1" draw:name="Image41" text:anchor-type="as-char" svg:width="6.9236in" svg:height="3.956343in" draw:z-index="0">
<draw:image xlink:href="../Images/yкринформ/2023-06-27T-4-00-00-03-00/630_360_1528613516-2695.jpg" xlink:type="simple" xlink:show="embed" xlink:actuate="onLoad" draw:mime-type="image/jpeg"/>
</draw:frame>
Адміністрація США офіційно не підтверджує інформацію про нібито розміщенняядерних боєприпасів РФ на території Білорусі.</text:p>
      <text:p text:style-name="P4">
Такий коментар у вівторок надала офіційна представниця Білого дому ОлівіяДелтон у відповідь на прохання прокоментувати заяви білоруського диктатораОлександра Лукашенка про розміщення ядерної зброї РФ, передає власнийкореспондент Укрінформу.</text:p>
      <text:p text:style-name="P4">
«Я не можу підтвердити цього», - сказала представниця Білого дому.</text:p>
      <text:p text:style-name="P4">
<text:span text:style-name="T4">
Читайте також:</text:span>
 <text:a xlink:type="simple" xlink:href="https://www.ukrinform.ua/rubric-ato/3728079-ssa-vvazaut-so-putin-ne-gotovij-zastosuvati-adernu-zbrou-v-ukraini-ci-deinde.html" text:style-name="Internet_20_link" text:visited-style-name="Visited_20_Internet_20_Link">
 США вважають, що Путін не готовий застосувати <text:span text:style-name="T4">
ядерну</text:span>
<text:span text:style-name="T4">
зброю</text:span>
 в Україні чи деінде </text:a>
</text:p>
      <text:p text:style-name="P4">
Як повідомляв <text:a xlink:type="simple" xlink:href="https://www.ukrinform.ua/rubric-world/3728447-lukasenko-zaaviv-so-znacnu-castinu-rosijskoi-adernoi-zbroi-vze-zavezli-v-bilorus.html" text:style-name="Internet_20_link" text:visited-style-name="Visited_20_Internet_20_Link">
 Укрінформ </text:a>
 , самопроголошений президент Білорусі ОлександрЛукашенко в вівторок виступив із заявою, наголосивши, що значна частинаросійської ядерної зброї, яку планують завезти в Білорусь, уже перебуває натериторії республіки. Він також сказав, що зброю обслуговують росіяни.</text:p>
      <text:p text:style-name="P4">
Source: <text:a xlink:type="simple" xlink:href="https://www.ukrinform.ua/rubric-world/3728534-bilij-dim-ne-pidtverdzue-rozmisenna-adernoi-zbroi-rf-v-bilorusi.html" text:style-name="Internet_20_link" text:visited-style-name="Visited_20_Internet_20_Link">
https://www.ukrinform.ua/rubric-world/3728534-bilij-dim-ne-pidtverdzue-rozmisenna-adernoi-zbroi-rf-v-bilorusi.html</text:a>
</text:p>
      <!--NEWS-->
      <text:h text:style-name="P10" text:outline-level="1">
<text:span text:style-name="T4">
У Краматорську кількість жертв ракетного удару зросла до трьох, 25 поранених</text:span>
</text:h>
      <text:p text:style-name="P4">
Authors: Ukrinform (Person)</text:p>
      <text:p text:style-name="P4">
Publisher: Укринформ (Organization)</text:p>
      <text:p text:style-name="P4">
Published Time: 2023-06-27T-6:58:00+03:00</text:p>
      <text:p text:style-name="P4">
Modified Time: 2023-06-27T21:58:00+03:00</text:p>
      <text:p text:style-name="P4">
Description: Унаслідок ракетного удару по Краматорську на Донеччині загинуло троє людей, іще 25 осіб, серед яких дитина, зазнали поранень. — Укрінформ.</text:p>
      <text:p text:style-name="P4">
Images: ['<text:a xlink:type="simple" xlink:href="https://static.ukrinform.com/photos/2023_06/thumb_files/630_360_1687892404-142.jpg" text:style-name="Internet_20_link" text:visited-style-name="Visited_20_Internet_20_Link">
630_360_16878...</text:a>
']</text:p>
      <text:p text:style-name="P4">
Tags: ['Краматорськ', 'Війна з Росією', 'Ракетний удар']</text:p>
      <text:p text:style-name="P4">
Type: Article</text:p>
      <!--METADATA-->
      <text:p text:style-name="P4">
<draw:frame draw:style-name="fr1" draw:name="Image42" text:anchor-type="as-char" svg:width="6.9236in" svg:height="3.956343in" draw:z-index="0">
<draw:image xlink:href="../Images/yкринформ/2023-06-27T-6-58-00-03-00/630_360_1687892404-142.jpg" xlink:type="simple" xlink:show="embed" xlink:actuate="onLoad" draw:mime-type="image/jpeg"/>
</draw:frame>
 Унаслідокракетного удару по Краматорську на Донеччині загинуло троє людей, іще 25 осіб,серед яких дитина, зазнали поранень.</text:p>
      <text:p text:style-name="P4">
Про це повідомив керівник Офісу Президента Андрій Єрмак у <text:a xlink:type="simple" xlink:href="https://t.me/ermaka2022/3043" text:style-name="Internet_20_link" text:visited-style-name="Visited_20_Internet_20_Link">
 Телеграмі</text:a>
 , передає Укрінформ.</text:p>
      <text:p text:style-name="P4">
«У Краматорську станом на зараз відомо про 3 загиблих цивільних унаслідокросійського ракетного удару. Також 25 людей дістали поранення. З них однадитина», - зазначив Єрмак.</text:p>
      <text:p text:style-name="P4">
Як повідомлялося, <text:a xlink:type="simple" xlink:href="https://www.ukrinform.ua/rubric-ato/3728508-u-kramatorsku-rosijska-raketa-zrujnuvala-zaklad-u-centri-mista.html" text:style-name="Internet_20_link" text:visited-style-name="Visited_20_Internet_20_Link">
 російські війська у вівторок увечері завдали ракетнихударів по Краматорську і с.Біленьке. </text:a>
</text:p>
      <text:p text:style-name="P4">
<text:span text:style-name="T5">
Фото: Єрмак/Телеграм</text:span>
</text:p>
      <text:p text:style-name="P4">
Source: <text:a xlink:type="simple" xlink:href="https://www.ukrinform.ua/rubric-ato/3728532-u-kramatorsku-kilkist-zertv-raketnogo-udaru-zrosla-do-troh-25-poranenih.html" text:style-name="Internet_20_link" text:visited-style-name="Visited_20_Internet_20_Link">
https://www.ukrinform.ua/rubric-ato/3728532-u-kramatorsku-kilkist-zertv-raketnogo-udaru-zrosla-do-troh-25-poranenih.html</text:a>
</text:p>
      <!--NEWS-->
      <text:h text:style-name="P10" text:outline-level="1">
<text:span text:style-name="T4">
Ракетний удар по Краматорську: загинули двоє осіб, поранені - 22</text:span>
</text:h>
      <text:p text:style-name="P4">
Authors: Ukrinform (Person)</text:p>
      <text:p text:style-name="P4">
Publisher: Укринформ (Organization)</text:p>
      <text:p text:style-name="P4">
Published Time: 2023-06-27T-7:29:00+03:00</text:p>
      <text:p text:style-name="P4">
Modified Time: 2023-06-27T21:29:00+03:00</text:p>
      <text:p text:style-name="P4">
Description: Російська Федерація ракетами вбила у Краматорську двох людей та поранила 22 осіб, серед яких одна дитина. — Укрінформ.</text:p>
      <text:p text:style-name="P4">
Images: ['<text:a xlink:type="simple" xlink:href="https://static.ukrinform.com/photos/2023_06/thumb_files/630_360_1687888441-728.jpg" text:style-name="Internet_20_link" text:visited-style-name="Visited_20_Internet_20_Link">
630_360_16878...</text:a>
']</text:p>
      <text:p text:style-name="P4">
Tags: ['Краматорськ', 'МВС', 'Обстріл', 'Війна з Росією', 'Ракетний удар']</text:p>
      <text:p text:style-name="P4">
Type: Article</text:p>
      <!--METADATA-->
      <text:p text:style-name="P4">
<draw:frame draw:style-name="fr1" draw:name="Image43" text:anchor-type="as-char" svg:width="6.9236in" svg:height="3.956343in" draw:z-index="0">
<draw:image xlink:href="../Images/yкринформ/2023-06-27T-7-29-00-03-00/630_360_1687888441-728.jpg" xlink:type="simple" xlink:show="embed" xlink:actuate="onLoad" draw:mime-type="image/jpeg"/>
</draw:frame>
 РосійськаФедерація ракетами вбила у Краматорську двох людей та поранила 22 осіб, середяких одна дитина.</text:p>
      <text:p text:style-name="P4">
Про це повідомив міністр внутрішніх справ Ігор Клименко у <text:a xlink:type="simple" xlink:href="https://t.me/Klymenko_MVS/68" text:style-name="Internet_20_link" text:visited-style-name="Visited_20_Internet_20_Link">
 Телеграмі</text:a>
 , передає Укрінформ.</text:p>
      <text:p text:style-name="P4">
«Два ракетні удари по Краматорську. Росія прицільно вдарила по місцяхскупчення людей. Загинуло 2 особи. 22 травмованих, з яких 1 дитина. Пошкодженібудівлі закладу харчування та декілька приватних будинків», - зазначив він.</text:p>
      <text:p text:style-name="P4">
<text:span text:style-name="T4">
Читайте також:</text:span>
 <text:a xlink:type="simple" xlink:href="https://www.ukrinform.ua/rubric-ato/3728231-u-kremencuku-prolunav-vibuh-zmi.html" text:style-name="Internet_20_link" text:visited-style-name="Visited_20_Internet_20_Link">
 У Кременчуку пролунав вибух</text:a>
</text:p>
      <text:p text:style-name="P4">
Триває розбір завалів, рятувальники та поліцейські працюють на місці.</text:p>
      <text:p text:style-name="P4">
Клименко додав, що, за наявною інформацією, під завалами ще можуть бути люди.</text:p>
      <text:p text:style-name="P4">
Як повідомлялося, <text:a xlink:type="simple" xlink:href="https://www.ukrinform.ua/rubric-ato/3728508-u-kramatorsku-rosijska-raketa-zrujnuvala-zaklad-u-centri-mista.html" text:style-name="Internet_20_link" text:visited-style-name="Visited_20_Internet_20_Link">
 російські війська у вівторок увечері завдали ракетнихударів по Краматорську і с.Біленьке </text:a>
 .</text:p>
      <text:p text:style-name="P4">
У закладі харчування у Краматорську, куди ввечері 27 червня вдарила російськаракета, було велике скупчення цивільного населення. Про це повідомив керівникДонецької обласної військової адміністрації Павло Кириленко.</text:p>
      <text:p text:style-name="P4">
Source: <text:a xlink:type="simple" xlink:href="https://www.ukrinform.ua/rubric-ato/3728524-raketnij-udar-po-kramatorsku-zaginuli-dvoe-osib-poraneni-22.html" text:style-name="Internet_20_link" text:visited-style-name="Visited_20_Internet_20_Link">
https://www.ukrinform.ua/rubric-ato/3728524-raketnij-udar-po-kramatorsku-zaginuli-dvoe-osib-poraneni-22.html</text:a>
</text:p>
      <!--NEWS-->
      <text:h text:style-name="P10" text:outline-level="1">
<text:span text:style-name="T4">
The human rights organization Media Initiative for Human Rights confirmed the death of 16-yea...</text:span>
</text:h>
      <text:p text:style-name="P4">
Authors: liveuamap (Language: en)</text:p>
      <text:p text:style-name="P4">
Time: 2023-06-27T03:39:00</text:p>
      <text:p text:style-name="P4">
Location: Berdians'k,Zaporiz'ka oblast (Latitude:46.75315 Longtitude:36.79665)</text:p>
      <text:p text:style-name="P4">
Videos: []</text:p>
      <text:p text:style-name="P4">
Images: []</text:p>
      <text:p text:style-name="P4">
Tags: []</text:p>
      <text:p text:style-name="P4">
ID: 22572057</text:p>
      <!--METADATA-->
      <text:p text:style-name="P4">
The human rights organization Media Initiative for Human Rights confirmed thedeath of 16-year-old teenagers Tigran Ohannisyan and Nikita Khanganov inBerdyansk. They were shot by snipers - the first was shot in the heart, andthe second in the head</text:p>
      <text:p text:style-name="P4">
News Collection Link: <text:a xlink:type="simple" xlink:href="https:\/\/liveuamap.com\/en\/2023\/27-june-the-human-rights-organization-media-initiative-for" text:style-name="Internet_20_link" text:visited-style-name="Visited_20_Internet_20_Link">
https:\/\/liveuamap.com\/en\/2023\/27-june-the-human-rights-organization-media-initiative-for</text:a>
</text:p>
      <text:p text:style-name="P4">
Source: <text:a xlink:type="simple" xlink:href="https://t.me/babel/34585" text:style-name="Internet_20_link" text:visited-style-name="Visited_20_Internet_20_Link">
https://t.me/babel/34585</text:a>
</text:p>
      <!--NEWS-->
      <text:h text:style-name="P10" text:outline-level="1">
<text:span text:style-name="T4">
Russia's FSB security service drops criminal cases over armed mutiny: Interfax</text:span>
</text:h>
      <text:p text:style-name="P4">
Authors: liveuamap (Language: en)</text:p>
      <text:p text:style-name="P4">
Time: 2023-06-27T04:12:52</text:p>
      <text:p text:style-name="P4">
Location: Moskva, Moscow (Latitude:55.75465 Longtitude:37.6338)</text:p>
      <text:p text:style-name="P4">
Videos: []</text:p>
      <text:p text:style-name="P4">
Images: []</text:p>
      <text:p text:style-name="P4">
Tags: ["Russia", "Central and Eastern Europe"]</text:p>
      <text:p text:style-name="P4">
ID: 22572055</text:p>
      <!--METADATA-->
      <text:p text:style-name="P4">
Russia's FSB security service drops criminal cases over armed mutiny: Interfax</text:p>
      <text:p text:style-name="P4">
News Collection Link: <text:a xlink:type="simple" xlink:href="https:\/\/liveuamap.com\/en\/2023\/27-june-russias-fsb-security-service-drops-criminal-cases" text:style-name="Internet_20_link" text:visited-style-name="Visited_20_Internet_20_Link">
https:\/\/liveuamap.com\/en\/2023\/27-june-russias-fsb-security-service-drops-criminal-cases</text:a>
</text:p>
      <text:p text:style-name="P4">
Source: <text:a xlink:type="simple" xlink:href="https://twitter.com/guyelster/status/1673604126905716736" text:style-name="Internet_20_link" text:visited-style-name="Visited_20_Internet_20_Link">
https://twitter.com/guyelster/status/1673604126905716736</text:a>
</text:p>
      <!--NEWS-->
      <text:h text:style-name="P10" text:outline-level="1">
<text:span text:style-name="T4">
Preparations are underway for the transfer of heavy military equipment of the Wagner PMC to t...</text:span>
</text:h>
      <text:p text:style-name="P4">
Authors: liveuamap (Language: en)</text:p>
      <text:p text:style-name="P4">
Time: 2023-06-27T04:15:24</text:p>
      <text:p text:style-name="P4">
Location: Moskva, Moscow (Latitude:55.72745 Longtitude:37.59071)</text:p>
      <text:p text:style-name="P4">
Videos: []</text:p>
      <text:p text:style-name="P4">
Images: []</text:p>
      <text:p text:style-name="P4">
Tags: ["Central and Eastern Europe", "Russia"]</text:p>
      <text:p text:style-name="P4">
ID: 22572056</text:p>
      <!--METADATA-->
      <text:p text:style-name="P4">
Preparations are underway for the transfer of heavy military equipment of theWagner PMC to the active units of the Armed Forces, - the Russian DefenseMinistry said</text:p>
      <text:p text:style-name="P4">
News Collection Link: <text:a xlink:type="simple" xlink:href="https:\/\/liveuamap.com\/en\/2023\/27-june-preparations-are-underway-for-the-transfer-of-heavy" text:style-name="Internet_20_link" text:visited-style-name="Visited_20_Internet_20_Link">
https:\/\/liveuamap.com\/en\/2023\/27-june-preparations-are-underway-for-the-transfer-of-heavy</text:a>
</text:p>
      <text:p text:style-name="P4">
Source: <text:a xlink:type="simple" xlink:href="https://t.me/rian_ru/207147" text:style-name="Internet_20_link" text:visited-style-name="Visited_20_Internet_20_Link">
https://t.me/rian_ru/207147</text:a>
</text:p>
      <!--NEWS-->
      <text:h text:style-name="P10" text:outline-level="1">
<text:span text:style-name="T4">
Ukrainian Defense Forces have success at Novodarivka – Pryutne and Novodanylivka – Robotyne d...</text:span>
</text:h>
      <text:p text:style-name="P4">
Authors: liveuamap (Language: en)</text:p>
      <text:p text:style-name="P4">
Time: 2023-06-27T04:23:40</text:p>
      <text:p text:style-name="P4">
Location: Ukraine (Latitude:47.45642 Longtitude:35.82436)</text:p>
      <text:p text:style-name="P4">
Videos: []</text:p>
      <text:p text:style-name="P4">
Images: []</text:p>
      <text:p text:style-name="P4">
Tags: ["Europe", "Central and Eastern Europe"]</text:p>
      <text:p text:style-name="P4">
ID: 22572059</text:p>
      <!--METADATA-->
      <text:p text:style-name="P4">
Ukrainian Defense Forces have success at Novodarivka – Pryutne andNovodanylivka – Robotyne directions</text:p>
      <text:p text:style-name="P4">
News Collection Link: <text:a xlink:type="simple" xlink:href="https:\/\/liveuamap.com\/en\/2023\/27-june-ukrainian-defense-forces-have-success-at-novodarivka" text:style-name="Internet_20_link" text:visited-style-name="Visited_20_Internet_20_Link">
https:\/\/liveuamap.com\/en\/2023\/27-june-ukrainian-defense-forces-have-success-at-novodarivka</text:a>
</text:p>
      <text:p text:style-name="P4">
Source: <text:a xlink:type="simple" xlink:href="https://www.facebook.com/GeneralStaff.ua/posts/pfbid0E1viWa7EPmSs8Pyx12nSZh9uYiWYBprz5aknVm6c4ccV5Lo8uPBGJ2AUVvRzMegal" text:style-name="Internet_20_link" text:visited-style-name="Visited_20_Internet_20_Link">
https://www.facebook.com/GeneralStaff.ua/posts/pfbid0E1viWa7EPmSs8Pyx12nSZh9uYiWYBprz5aknVm6c4ccV5Lo8uPBGJ2AUVvRzMegal</text:a>
</text:p>
      <!--NEWS-->
      <text:h text:style-name="P10" text:outline-level="1">
<text:span text:style-name="T4">
Explosions were reported in Kremenchuk of Poltava region</text:span>
</text:h>
      <text:p text:style-name="P4">
Authors: liveuamap (Language: en)</text:p>
      <text:p text:style-name="P4">
Time: 2023-06-27T05:04:21</text:p>
      <text:p text:style-name="P4">
Location: Kremenchuk (Latitude:49.17564 Longtitude:33.49337)</text:p>
      <text:p text:style-name="P4">
Videos: []</text:p>
      <text:p text:style-name="P4">
Images: []</text:p>
      <text:p text:style-name="P4">
Tags: ["Europe", "Central and Eastern Europe"]</text:p>
      <text:p text:style-name="P4">
ID: 22572076</text:p>
      <!--METADATA-->
      <text:p text:style-name="P4">
Explosions were reported in Kremenchuk of Poltava region</text:p>
      <text:p text:style-name="P4">
News Collection Link: <text:a xlink:type="simple" xlink:href="https:\/\/liveuamap.com\/en\/2023\/27-june-explosions-were-reported-in-kremenchuk-of-poltava" text:style-name="Internet_20_link" text:visited-style-name="Visited_20_Internet_20_Link">
https:\/\/liveuamap.com\/en\/2023\/27-june-explosions-were-reported-in-kremenchuk-of-poltava</text:a>
</text:p>
      <text:p text:style-name="P4">
Source: <text:a xlink:type="simple" xlink:href="https://t.me/suspilnenews/22039" text:style-name="Internet_20_link" text:visited-style-name="Visited_20_Internet_20_Link">
https://t.me/suspilnenews/22039</text:a>
</text:p>
      <!--NEWS-->
      <text:h text:style-name="P10" text:outline-level="1">
<text:span text:style-name="T4">
At Sivershchyna and Slobozhanschyna directions Russian army shelled Hirsk of Chernihiv region...</text:span>
</text:h>
      <text:p text:style-name="P4">
Authors: liveuamap (Language: en)</text:p>
      <text:p text:style-name="P4">
Time: 2023-06-27T05:15:00</text:p>
      <text:p text:style-name="P4">
Location: Vovchansk (Latitude:50.06155 Longtitude:37.72877)</text:p>
      <text:p text:style-name="P4">
Videos: []</text:p>
      <text:p text:style-name="P4">
Images: []</text:p>
      <text:p text:style-name="P4">
Tags: ["Russia"]</text:p>
      <text:p text:style-name="P4">
ID: 22572088</text:p>
      <!--METADATA-->
      <text:p text:style-name="P4">
At Sivershchyna and Slobozhanschyna directions Russian army shelled Hirsk ofChernihiv region; Seredyna-Buda, Sorokyne, Korenok, Khodyne, Stukalivka,Yunakivka, Loknya of Sumy region, also Udy, Chervona Zorya, Odnorobivka,Veterynarne, Hoptivka, Strilecha, Pylna, Kozacha Lopan, Morokhovets,Lukyantsi, Izbytske, Pletenivka, Ohirtseve, Volokhivka, Budarky, Zemlyanky,Chuhunivka and Odradne of Kharkiv region, - General Staff of Armed Forces ofUkraine says in the morning report</text:p>
      <text:p text:style-name="P4">
News Collection Link: <text:a xlink:type="simple" xlink:href="https:\/\/liveuamap.com\/en\/2023\/27-june-at-sivershchyna-and-slobozhanschyna-directions-russian" text:style-name="Internet_20_link" text:visited-style-name="Visited_20_Internet_20_Link">
https:\/\/liveuamap.com\/en\/2023\/27-june-at-sivershchyna-and-slobozhanschyna-directions-russian</text:a>
</text:p>
      <text:p text:style-name="P4">
Source: <text:a xlink:type="simple" xlink:href="https://t.me/lumsrc/5200" text:style-name="Internet_20_link" text:visited-style-name="Visited_20_Internet_20_Link">
https://t.me/lumsrc/5200</text:a>
</text:p>
      <!--NEWS-->
      <text:h text:style-name="P10" text:outline-level="1">
<text:span text:style-name="T4">
Explosions were reported in Sumy</text:span>
</text:h>
      <text:p text:style-name="P4">
Authors: liveuamap (Language: en)</text:p>
      <text:p text:style-name="P4">
Time: 2023-06-27T05:16:26</text:p>
      <text:p text:style-name="P4">
Location: Sumy,Sums'ka oblast (Latitude:50.92111 Longtitude:34.84657)</text:p>
      <text:p text:style-name="P4">
Videos: []</text:p>
      <text:p text:style-name="P4">
Images: []</text:p>
      <text:p text:style-name="P4">
Tags: ["Europe", "Central and Eastern Europe"]</text:p>
      <text:p text:style-name="P4">
ID: 22572079</text:p>
      <!--METADATA-->
      <text:p text:style-name="P4">
Explosions were reported in Sumy</text:p>
      <text:p text:style-name="P4">
News Collection Link: <text:a xlink:type="simple" xlink:href="https:\/\/liveuamap.com\/en\/2023\/27-june-explosions-were-reported-in-sumy" text:style-name="Internet_20_link" text:visited-style-name="Visited_20_Internet_20_Link">
https:\/\/liveuamap.com\/en\/2023\/27-june-explosions-were-reported-in-sumy</text:a>
</text:p>
      <text:p text:style-name="P4">
Source: <text:a xlink:type="simple" xlink:href="https://t.me/suspilnenews/22040" text:style-name="Internet_20_link" text:visited-style-name="Visited_20_Internet_20_Link">
https://t.me/suspilnenews/22040</text:a>
</text:p>
      <!--NEWS-->
      <text:h text:style-name="P10" text:outline-level="1">
<text:span text:style-name="T4">
Russian forces conducting offensive actions in Donetsk and Luhansk regions. Ukrainian militar...</text:span>
</text:h>
      <text:p text:style-name="P4">
Authors: liveuamap (Language: en)</text:p>
      <text:p text:style-name="P4">
Time: 2023-06-27T05:20:27</text:p>
      <text:p text:style-name="P4">
Location: Marinka, Donetsk Oblast (Latitude:47.93889 Longtitude:37.49994)</text:p>
      <text:p text:style-name="P4">
Videos: []</text:p>
      <text:p text:style-name="P4">
Images: []</text:p>
      <text:p text:style-name="P4">
Tags: ["Russia"]</text:p>
      <text:p text:style-name="P4">
ID: 22572080</text:p>
      <!--METADATA-->
      <text:p text:style-name="P4">
Russian forces conducting offensive actions in Donetsk and Luhansk regions.Ukrainian military had 38 combat engagements with Russian forces nearStelmakhivka, Bohdanivka, Pervomayske, Maryinka, - General Staff of ArmedForces of Ukraine says in the morning report</text:p>
      <text:p text:style-name="P4">
News Collection Link: <text:a xlink:type="simple" xlink:href="https:\/\/liveuamap.com\/en\/2023\/27-june-russian-forces-conducting-offensive-actions-in-donetsk" text:style-name="Internet_20_link" text:visited-style-name="Visited_20_Internet_20_Link">
https:\/\/liveuamap.com\/en\/2023\/27-june-russian-forces-conducting-offensive-actions-in-donetsk</text:a>
</text:p>
      <text:p text:style-name="P4">
Source: <text:a xlink:type="simple" xlink:href="https://t.me/lumsrc/5208" text:style-name="Internet_20_link" text:visited-style-name="Visited_20_Internet_20_Link">
https://t.me/lumsrc/5208</text:a>
</text:p>
      <!--NEWS-->
      <text:h text:style-name="P10" text:outline-level="1">
<text:span text:style-name="T4">
Railway was blown up near Vladyslavivka village in occupied Crimea</text:span>
</text:h>
      <text:p text:style-name="P4">
Authors: liveuamap (Language: en)</text:p>
      <text:p text:style-name="P4">
Time: 2023-06-27T05:59:39</text:p>
      <text:p text:style-name="P4">
Location: Crimea (Latitude:45.17889 Longtitude:35.3529)</text:p>
      <text:p text:style-name="P4">
Videos: []</text:p>
      <text:p text:style-name="P4">
Images: ["<text:a xlink:type="simple" xlink:href="https://liveuamap.com/pics/2023/06/27/22572092_0.png" text:style-name="Internet_20_link" text:visited-style-name="Visited_20_Internet_20_Link">
22572092_0.png</text:a>
"]</text:p>
      <text:p text:style-name="P4">
Tags: ["Europe", "Central and Eastern Europe"]</text:p>
      <text:p text:style-name="P4">
ID: 22572092</text:p>
      <!--METADATA-->
      <text:p text:style-name="P4">
Railway was blown up near Vladyslavivka village in occupied Crimea</text:p>
      <text:p text:style-name="P4">
<draw:frame draw:style-name="fr1" draw:name="Image44" text:anchor-type="as-char" svg:width="6.9236in" svg:height="7.977191in" draw:z-index="0">
<draw:image xlink:href="../Images/liveuamap/2023-06-27T05-59-39/22572092_0.png" xlink:type="simple" xlink:show="embed" xlink:actuate="onLoad" draw:mime-type="image/png"/>
</draw:frame>
</text:p>
      <text:p text:style-name="P4">
News Collection Link: <text:a xlink:type="simple" xlink:href="https:\/\/liveuamap.com\/en\/2023\/27-june-railway-was-blown-up-near-vladyslavivka-village-in" text:style-name="Internet_20_link" text:visited-style-name="Visited_20_Internet_20_Link">
https:\/\/liveuamap.com\/en\/2023\/27-june-railway-was-blown-up-near-vladyslavivka-village-in</text:a>
</text:p>
      <text:p text:style-name="P4">
Source: <text:a xlink:type="simple" xlink:href="https://twitter.com/CrimeaUA1/status/1673631566357233664" text:style-name="Internet_20_link" text:visited-style-name="Visited_20_Internet_20_Link">
https://twitter.com/CrimeaUA1/status/1673631566357233664</text:a>
</text:p>
      <!--NEWS-->
      <text:h text:style-name="P10" text:outline-level="1">
<text:span text:style-name="T4">
Russian Kh-22 missiles hit rural property in Kremenchuk district of Poltava region, reportedl...</text:span>
</text:h>
      <text:p text:style-name="P4">
Authors: liveuamap (Language: en)</text:p>
      <text:p text:style-name="P4">
Time: 2023-06-27T06:07:51</text:p>
      <text:p text:style-name="P4">
Location: Kremenchuk,Poltavs'ka oblast (Latitude:49.12122 Longtitude:33.41228)</text:p>
      <text:p text:style-name="P4">
Videos: []</text:p>
      <text:p text:style-name="P4">
Images: []</text:p>
      <text:p text:style-name="P4">
Tags: ["Europe", "Central and Eastern Europe"]</text:p>
      <text:p text:style-name="P4">
ID: 22572093</text:p>
      <!--METADATA-->
      <text:p text:style-name="P4">
Russian Kh-22 missiles hit rural property in Kremenchuk district of Poltavaregion, reportedly no casualties</text:p>
      <text:p text:style-name="P4">
News Collection Link: <text:a xlink:type="simple" xlink:href="https:\/\/liveuamap.com\/en\/2023\/27-june-russian-kh22-missiles-hit-rural-property-in-kremenchuk" text:style-name="Internet_20_link" text:visited-style-name="Visited_20_Internet_20_Link">
https:\/\/liveuamap.com\/en\/2023\/27-june-russian-kh22-missiles-hit-rural-property-in-kremenchuk</text:a>
</text:p>
      <text:p text:style-name="P4">
Source: <text:a xlink:type="simple" xlink:href="https://t.me/suspilnenews/22041" text:style-name="Internet_20_link" text:visited-style-name="Visited_20_Internet_20_Link">
https://t.me/suspilnenews/22041</text:a>
</text:p>
      <!--NEWS-->
      <text:h text:style-name="P10" text:outline-level="1">
<text:span text:style-name="T4">
The head of the National Guard, Zolotov, did not rule out that Western intelligence agencies ...</text:span>
</text:h>
      <text:p text:style-name="P4">
Authors: liveuamap (Language: en)</text:p>
      <text:p text:style-name="P4">
Time: 2023-06-27T06:26:54</text:p>
      <text:p text:style-name="P4">
Location: Moskva, Moscow (Latitude:55.75033 Longtitude:37.61721)</text:p>
      <text:p text:style-name="P4">
Videos: []</text:p>
      <text:p text:style-name="P4">
Images: []</text:p>
      <text:p text:style-name="P4">
Tags: ["Central and Eastern Europe", "Russia"]</text:p>
      <text:p text:style-name="P4">
ID: 22572097</text:p>
      <!--METADATA-->
      <text:p text:style-name="P4">
The head of the National Guard, Zolotov, did not rule out that Westernintelligence agencies were working on the attempted rebellion - the rebellionwas inspired by the West and superimposed on Prigozhin's ambitions</text:p>
      <text:p text:style-name="P4">
News Collection Link: <text:a xlink:type="simple" xlink:href="https:\/\/liveuamap.com\/en\/2023\/27-june-the-head-of-the-national-guard-zolotov-did-not-rule" text:style-name="Internet_20_link" text:visited-style-name="Visited_20_Internet_20_Link">
https:\/\/liveuamap.com\/en\/2023\/27-june-the-head-of-the-national-guard-zolotov-did-not-rule</text:a>
</text:p>
      <text:p text:style-name="P4">
Source: <text:a xlink:type="simple" xlink:href="https://t.me/rian_ru/207182" text:style-name="Internet_20_link" text:visited-style-name="Visited_20_Internet_20_Link">
https://t.me/rian_ru/207182</text:a>
</text:p>
      <!--NEWS-->
      <text:h text:style-name="P10" text:outline-level="1">
<text:span text:style-name="T4">
Fire near Kherson after bombardment with incendiary ammunition</text:span>
</text:h>
      <text:p text:style-name="P4">
Authors: liveuamap (Language: en)</text:p>
      <text:p text:style-name="P4">
Time: 2023-06-27T07:52:39</text:p>
      <text:p text:style-name="P4">
Location: Kherson (Latitude:46.65318 Longtitude:32.6826)</text:p>
      <text:p text:style-name="P4">
Videos: []</text:p>
      <text:p text:style-name="P4">
Images: ["<text:a xlink:type="simple" xlink:href="https://liveuamap.com/pics/2023/06/27/22572107_0.jpg" text:style-name="Internet_20_link" text:visited-style-name="Visited_20_Internet_20_Link">
22572107_0.jpg</text:a>
"]</text:p>
      <text:p text:style-name="P4">
Tags: ["Europe", "Central and Eastern Europe"]</text:p>
      <text:p text:style-name="P4">
ID: 22572107</text:p>
      <!--METADATA-->
      <text:p text:style-name="P4">
Fire near Kherson after bombardment with incendiary ammunition</text:p>
      <text:p text:style-name="P4">
<draw:frame draw:style-name="fr1" draw:name="Image45" text:anchor-type="as-char" svg:width="6.9236in" svg:height="4.402256in" draw:z-index="0">
<draw:image xlink:href="../Images/liveuamap/2023-06-27T07-52-39/22572107_0.jpg" xlink:type="simple" xlink:show="embed" xlink:actuate="onLoad" draw:mime-type="image/jpeg"/>
</draw:frame>
</text:p>
      <text:p text:style-name="P4">
News Collection Link: <text:a xlink:type="simple" xlink:href="https:\/\/liveuamap.com\/en\/2023\/27-june-fire-near-kherson-after-bombardment-with-incendiary" text:style-name="Internet_20_link" text:visited-style-name="Visited_20_Internet_20_Link">
https:\/\/liveuamap.com\/en\/2023\/27-june-fire-near-kherson-after-bombardment-with-incendiary</text:a>
</text:p>
      <text:p text:style-name="P4">
Source: <text:a xlink:type="simple" xlink:href="https://twitter.com/_kava24_02_22/status/1673660112349589508" text:style-name="Internet_20_link" text:visited-style-name="Visited_20_Internet_20_Link">
https://twitter.com/_kava24_02_22/status/1673660112349589508</text:a>
</text:p>
      <!--NEWS-->
      <text:h text:style-name="P10" text:outline-level="1">
<text:span text:style-name="T4">
Putin at the meeting with the military on mutiny: not clear  what would happen to the country...</text:span>
</text:h>
      <text:p text:style-name="P4">
Authors: liveuamap (Language: en)</text:p>
      <text:p text:style-name="P4">
Time: 2023-06-27T08:08:02</text:p>
      <text:p text:style-name="P4">
Location: Moskva, Moscow (Latitude:55.75041 Longtitude:37.61778)</text:p>
      <text:p text:style-name="P4">
Videos: []</text:p>
      <text:p text:style-name="P4">
Images: []</text:p>
      <text:p text:style-name="P4">
Tags: ["Central and Eastern Europe", "Russia"]</text:p>
      <text:p text:style-name="P4">
ID: 22572114</text:p>
      <!--METADATA-->
      <text:p text:style-name="P4">
Putin at the meeting with the military on mutiny: not clear what would happento the country, but all combat achievements will be lost(everything capturedin Ukraine would be lost)</text:p>
      <text:p text:style-name="P4">
News Collection Link: <text:a xlink:type="simple" xlink:href="https:\/\/liveuamap.com\/en\/2023\/27-june-putin-at-the-meeting-with-the-military-on-mutiny" text:style-name="Internet_20_link" text:visited-style-name="Visited_20_Internet_20_Link">
https:\/\/liveuamap.com\/en\/2023\/27-june-putin-at-the-meeting-with-the-military-on-mutiny</text:a>
</text:p>
      <text:p text:style-name="P4">
Source: <text:a xlink:type="simple" xlink:href="https://t.me/bbbreaking/159144" text:style-name="Internet_20_link" text:visited-style-name="Visited_20_Internet_20_Link">
https://t.me/bbbreaking/159144</text:a>
</text:p>
      <!--NEWS-->
      <text:h text:style-name="P10" text:outline-level="1">
<text:span text:style-name="T4">
Putin: Russian state spent 86.3 billions of rubles to fund Wagner PMC(about 1 billion Euro) b...</text:span>
</text:h>
      <text:p text:style-name="P4">
Authors: liveuamap (Language: en)</text:p>
      <text:p text:style-name="P4">
Time: 2023-06-27T08:09:45</text:p>
      <text:p text:style-name="P4">
Location: Moskva, Moscow (Latitude:55.75036 Longtitude:37.61788)</text:p>
      <text:p text:style-name="P4">
Videos: []</text:p>
      <text:p text:style-name="P4">
Images: []</text:p>
      <text:p text:style-name="P4">
Tags: ["Russia", "Weapons"]</text:p>
      <text:p text:style-name="P4">
ID: 22572115</text:p>
      <!--METADATA-->
      <text:p text:style-name="P4">
Putin: Russian state spent 86.3 billions of rubles to fund Wagner PMC(about 1billion Euro) between May 2022 and May 2023</text:p>
      <text:p text:style-name="P4">
News Collection Link: <text:a xlink:type="simple" xlink:href="https:\/\/liveuamap.com\/en\/2023\/27-june-putin-russian-state-spent-863-billions-of-rubles" text:style-name="Internet_20_link" text:visited-style-name="Visited_20_Internet_20_Link">
https:\/\/liveuamap.com\/en\/2023\/27-june-putin-russian-state-spent-863-billions-of-rubles</text:a>
</text:p>
      <text:p text:style-name="P4">
Source: <text:a xlink:type="simple" xlink:href="https://t.me/interfaxonline/33561" text:style-name="Internet_20_link" text:visited-style-name="Visited_20_Internet_20_Link">
https://t.me/interfaxonline/33561</text:a>
</text:p>
      <!--NEWS-->
      <text:h text:style-name="P10" text:outline-level="1">
<text:span text:style-name="T4">
Prigozhin's Concord earned 80 billion rubles, supplying food for the military in a last year ...</text:span>
</text:h>
      <text:p text:style-name="P4">
Authors: liveuamap (Language: en)</text:p>
      <text:p text:style-name="P4">
Time: 2023-06-27T08:12:22</text:p>
      <text:p text:style-name="P4">
Location: Moskva, Moscow (Latitude:55.75033 Longtitude:37.61777)</text:p>
      <text:p text:style-name="P4">
Videos: []</text:p>
      <text:p text:style-name="P4">
Images: []</text:p>
      <text:p text:style-name="P4">
Tags: ["Russia", "Weapons"]</text:p>
      <text:p text:style-name="P4">
ID: 22572116</text:p>
      <!--METADATA-->
      <text:p text:style-name="P4">
Prigozhin's Concord earned 80 billion rubles, supplying food for the militaryin a last year - Putin</text:p>
      <text:p text:style-name="P4">
News Collection Link: <text:a xlink:type="simple" xlink:href="https:\/\/liveuamap.com\/en\/2023\/27-june-prigozhins-concord-earned-80-billion-rubles-supplying" text:style-name="Internet_20_link" text:visited-style-name="Visited_20_Internet_20_Link">
https:\/\/liveuamap.com\/en\/2023\/27-june-prigozhins-concord-earned-80-billion-rubles-supplying</text:a>
</text:p>
      <text:p text:style-name="P4">
Source: <text:a xlink:type="simple" xlink:href="https://t.me/bbbreaking/159146" text:style-name="Internet_20_link" text:visited-style-name="Visited_20_Internet_20_Link">
https://t.me/bbbreaking/159146</text:a>
</text:p>
      <!--NEWS-->
      <text:h text:style-name="P10" text:outline-level="1">
<text:span text:style-name="T4">
Kadyrov claims foiling Ukrainian saboteurs attempt to infiltrate Belgorod region</text:span>
</text:h>
      <text:p text:style-name="P4">
Authors: liveuamap (Language: en)</text:p>
      <text:p text:style-name="P4">
Time: 2023-06-27T08:30:41</text:p>
      <text:p text:style-name="P4">
Location: Kharkiv Oblast (Latitude:50.32837 Longtitude:36.35788)</text:p>
      <text:p text:style-name="P4">
Videos: []</text:p>
      <text:p text:style-name="P4">
Images: []</text:p>
      <text:p text:style-name="P4">
Tags: ["Russia", "Central and Eastern Europe"]</text:p>
      <text:p text:style-name="P4">
ID: 22572118</text:p>
      <!--METADATA-->
      <text:p text:style-name="P4">
Kadyrov claims foiling Ukrainian saboteurs attempt to infiltrate Belgorodregion</text:p>
      <text:p text:style-name="P4">
News Collection Link: <text:a xlink:type="simple" xlink:href="https:\/\/liveuamap.com\/en\/2023\/27-june-kadyrov-claims-foiling-ukrainian-saboteurs-attempt" text:style-name="Internet_20_link" text:visited-style-name="Visited_20_Internet_20_Link">
https:\/\/liveuamap.com\/en\/2023\/27-june-kadyrov-claims-foiling-ukrainian-saboteurs-attempt</text:a>
</text:p>
      <text:p text:style-name="P4">
Source: <text:a xlink:type="simple" xlink:href="https://t.me/bbbreaking/159151" text:style-name="Internet_20_link" text:visited-style-name="Visited_20_Internet_20_Link">
https://t.me/bbbreaking/159151</text:a>
</text:p>
      <!--NEWS-->
      <text:h text:style-name="P10" text:outline-level="1">
<text:span text:style-name="T4">
Explosions audible in Kherson after reported launch of guided bombs</text:span>
</text:h>
      <text:p text:style-name="P4">
Authors: liveuamap (Language: en)</text:p>
      <text:p text:style-name="P4">
Time: 2023-06-27T08:42:43</text:p>
      <text:p text:style-name="P4">
Location: Kherson (Latitude:46.63771 Longtitude:32.65198)</text:p>
      <text:p text:style-name="P4">
Videos: []</text:p>
      <text:p text:style-name="P4">
Images: []</text:p>
      <text:p text:style-name="P4">
Tags: ["Europe", "Central and Eastern Europe"]</text:p>
      <text:p text:style-name="P4">
ID: 22572119</text:p>
      <!--METADATA-->
      <text:p text:style-name="P4">
Explosions audible in Kherson after reported launch of guided bombs</text:p>
      <text:p text:style-name="P4">
News Collection Link: <text:a xlink:type="simple" xlink:href="https:\/\/liveuamap.com\/en\/2023\/27-june-explosions-audible-in-kherson-after-reported-launch" text:style-name="Internet_20_link" text:visited-style-name="Visited_20_Internet_20_Link">
https:\/\/liveuamap.com\/en\/2023\/27-june-explosions-audible-in-kherson-after-reported-launch</text:a>
</text:p>
      <text:p text:style-name="P4">
Source: <text:a xlink:type="simple" xlink:href="https://t.me/c/1206076820/42239" text:style-name="Internet_20_link" text:visited-style-name="Visited_20_Internet_20_Link">
https://t.me/c/1206076820/42239</text:a>
</text:p>
      <!--NEWS-->
      <text:h text:style-name="P10" text:outline-level="1">
<text:span text:style-name="T4">
1 person killed, 6 person wounded as result of shelling in Orikhiv town of Zaporizhzhia region</text:span>
</text:h>
      <text:p text:style-name="P4">
Authors: liveuamap (Language: en)</text:p>
      <text:p text:style-name="P4">
Time: 2023-06-27T09:01:57</text:p>
      <text:p text:style-name="P4">
Location: Ukraine (Latitude:47.56286 Longtitude:35.7859)</text:p>
      <text:p text:style-name="P4">
Videos: []</text:p>
      <text:p text:style-name="P4">
Images: []</text:p>
      <text:p text:style-name="P4">
Tags: ["Europe", "Central and Eastern Europe"]</text:p>
      <text:p text:style-name="P4">
ID: 22572121</text:p>
      <!--METADATA-->
      <text:p text:style-name="P4">
1 person killed, 6 person wounded as result of shelling in Orikhiv town ofZaporizhzhia region</text:p>
      <text:p text:style-name="P4">
News Collection Link: <text:a xlink:type="simple" xlink:href="https:\/\/liveuamap.com\/en\/2023\/27-june-1-person-killed-6-person-wounded-as-result-of-shelling" text:style-name="Internet_20_link" text:visited-style-name="Visited_20_Internet_20_Link">
https:\/\/liveuamap.com\/en\/2023\/27-june-1-person-killed-6-person-wounded-as-result-of-shelling</text:a>
</text:p>
      <text:p text:style-name="P4">
Source: <text:a xlink:type="simple" xlink:href="https://t.me/info_zp/39453" text:style-name="Internet_20_link" text:visited-style-name="Visited_20_Internet_20_Link">
https://t.me/info_zp/39453</text:a>
</text:p>
      <!--NEWS-->
      <text:h text:style-name="P10" text:outline-level="1">
<text:span text:style-name="T4">
Родини зниклих безвісти можуть отримати безоплатну юридичну консультацію</text:span>
</text:h>
      <text:p text:style-name="P4">
Author: ['АРМІЯINFORM']</text:p>
      <text:p text:style-name="P4">
Time: 2023-06-27T0:00:00-04:00</text:p>
      <text:p text:style-name="P4">
Description: Про це повідомляє Міністерство з питань реінтеграції тимчасово окупованих територ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znykli-bezvisty.jpg" text:style-name="Internet_20_link" text:visited-style-name="Visited_20_Internet_20_Link">
znykli-bezvisty.jpg</text:a>
']</text:p>
      <text:p text:style-name="P4">
Tags: ['АГРЕСІЯ РФ', 'ВІЙНА', 'МІНРЕІНТЕГРАЦІЇ']</text:p>
      <text:p text:style-name="P4">
Category: News</text:p>
      <!--METADATA-->
      <text:p text:style-name="P4">
<draw:frame draw:style-name="fr1" draw:name="Image46" text:anchor-type="as-char" svg:width="6.9236in" svg:height="4.288165in" draw:z-index="0">
<draw:image xlink:href="../Images/AРМІЯINFORM/2023-06-27T0-00-00-04-00/znykli-bezvisty.jpg" xlink:type="simple" xlink:show="embed" xlink:actuate="onLoad" draw:mime-type="image/jpeg"/>
</draw:frame>
</text:p>
      <text:p text:style-name="P4">
Про це<text:a xlink:type="simple" xlink:href="https://www.facebook.com/MReintegration/posts/pfbid032924XBD37AkNZgBe5sfsDmNs4AdXmKxZewDZMMDFXr7evZjroFyGZFuXwwd4nwcl" text:style-name="Internet_20_link" text:visited-style-name="Visited_20_Internet_20_Link">
повідомляє</text:a>
Міністерство з питань реінтеграції тимчасово окупованих територій України.</text:p>
      <text:p text:style-name="P4">
«Офіс Уповноваженого з питань осіб, зниклих безвісти за особливих обставин,запустив додаткову гарячу лінію юридичної допомоги. На гарячій лінії родинамзниклих безвісти пропонуються консультації з юристами, які можуть відповістина актуальні запитання, а також проконсультують щодо отримання соціальнихгарантій і грошових виплат. Для отримання безоплатної юридичної консультаціїможна звернутися за телефоном: (066) 053-11-39. Гаряча лінія працює зпонеділка до п’ятниці з 09:00 до 18:00», — йдеться у повідомленні.</text:p>
      <text:p text:style-name="P4">
Source: <text:a xlink:type="simple" xlink:href="https://armyinform.com.ua/2023/06/27/rodyny-znyklyh-bezvisty-mozhut-otrymaty-bezkoshtovnu-yurydychnu-konsultacziyu/" text:style-name="Internet_20_link" text:visited-style-name="Visited_20_Internet_20_Link">
https://armyinform.com.ua/2023/06/27/rodyny-znyklyh-bezvisty-mozhut-otrymaty-bezkoshtovnu-yurydychnu-konsultacziyu/</text:a>
</text:p>
      <!--NEWS-->
      <text:h text:style-name="P10" text:outline-level="1">
<text:span text:style-name="T4">
Країни Балтії закликають НАТО посилити східні кордони через «вагнерівців» у Білорусі</text:span>
</text:h>
      <text:p text:style-name="P4">
Authors: Ukrinform (Person)</text:p>
      <text:p text:style-name="P4">
Publisher: Укринформ (Organization)</text:p>
      <text:p text:style-name="P4">
Published Time: 2023-06-27T0:15:00+03:00</text:p>
      <text:p text:style-name="P4">
Modified Time: 2023-06-27T22:15:00+03:00</text:p>
      <text:p text:style-name="P4">
Description: Латвія і Литва у вівторок закликали НАТО укріпити східні кордони з огляду на переміщення ПВК "Вагнер" у Білорусь. — Укрінформ.</text:p>
      <text:p text:style-name="P4">
Images: ['<text:a xlink:type="simple" xlink:href="https://static.ukrinform.com/photos/2021_10/thumb_files/630_360_1635440252-931.jpg" text:style-name="Internet_20_link" text:visited-style-name="Visited_20_Internet_20_Link">
630_360_16354...</text:a>
']</text:p>
      <text:p text:style-name="P4">
Tags: ['Білорусь', 'Латвія', 'Литва', 'НАТО', 'ПВК "Вагнера"', 'Війна з Росією']</text:p>
      <text:p text:style-name="P4">
Type: Article</text:p>
      <!--METADATA-->
      <text:p text:style-name="P4">
<draw:frame draw:style-name="fr1" draw:name="Image47" text:anchor-type="as-char" svg:width="6.9236in" svg:height="3.956343in" draw:z-index="0">
<draw:image xlink:href="../Images/yкринформ/2023-06-27T0-15-00-03-00/630_360_1635440252-931.jpg" xlink:type="simple" xlink:show="embed" xlink:actuate="onLoad" draw:mime-type="image/jpeg"/>
</draw:frame>
 Латвія іЛитва у вівторок закликали НАТО укріпити східні кордони з огляду напереміщення ПВК "Вагнер" у Білорусь.</text:p>
      <text:p text:style-name="P4">
Про це повідомляє <text:a xlink:type="simple" xlink:href="https://www.reuters.com/world/europe/baltic-states-call-nato-increase-security-with-wagner-belarus-2023-06-27/" text:style-name="Internet_20_link" text:visited-style-name="Visited_20_Internet_20_Link">
 Reuters </text:a>
 ізпосиланням на заяви глав МЗС двох країн, передає Укрінформ.</text:p>
      <text:p text:style-name="P4">
"Цей крок потрібно оцінювати з іншої точки зору безпеки. Ми бачили можливостіцих найманців", - заявив журналістам міністр закордонних справ Латвії ЕдгарсРінкевичс під час візиту до Парижа разом з колегами з країн Балтії.</text:p>
      <text:p text:style-name="P4">
<text:span text:style-name="T4">
Читайте також:</text:span>
 <text:span text:style-name="T4">
<text:a xlink:type="simple" xlink:href="https://www.ukrinform.ua/rubric-world/3728520-u-ssa-anonsuvali-novi-kroki-sodo-pvk-vagner-cogo-tizna.html" text:style-name="Internet_20_link" text:visited-style-name="Visited_20_Internet_20_Link">
 У США анонсували нові кроки щодо ПВК «Вагнер» цьоготижня </text:a>
 </text:span>
</text:p>
      <text:p text:style-name="P4">
За його словами, приїзд "Вагнера" до Білорусі слід розглядати "у контекстісаміту НАТО і всіх дискусій, які ми ведемо про оборону, стримування інеобхідні рішення для посилення безпеки східного флангу".</text:p>
      <text:p text:style-name="P4">
Своєю чергою міністр закордонних справ Литви Габріелюс Ландсбергіс заявив, щошвидкість, з якою "Вагнер" просувався до Москви, подолавши сотні кілометрів заодин день, свідчить про необхідність зміцнення оборони країн Балтії.</text:p>
      <text:p text:style-name="P4">
<text:span text:style-name="T4">
Читайте також:</text:span>
 <text:span text:style-name="T4">
<text:a xlink:type="simple" xlink:href="https://www.ukrinform.ua/rubric-world/3728453-duda-vvazae-peremisenna-pvk-vagner-do-bilorusi-duze-negativnim-signalom.html" text:style-name="Internet_20_link" text:visited-style-name="Visited_20_Internet_20_Link">
 Дуда вважає переміщення ПВК «Вагнер» до Білорусі «дуженегативним сигналом» </text:a>
 </text:span>
</text:p>
      <text:p text:style-name="P4">
Він підкреслив, що це створює "більш нестабільне, непередбачуване середовищедля регіону".</text:p>
      <text:p text:style-name="P4">
"Ми мусимо дуже серйозно поставитися до оборони Балтійського регіону", -сказав литовський міністр.</text:p>
      <text:p text:style-name="P4">
Як повідомлялося, ватажок <text:span text:style-name="T4">
<text:a xlink:type="simple" xlink:href="https://www.ukrinform.ua/tag-pvk-vagnera" text:style-name="Internet_20_link" text:visited-style-name="Visited_20_Internet_20_Link">
 ПВК "Вагнер" </text:a>
 </text:span>
 Євген Пригожин 23 червня оголосив демарш проти російськоговійськового керівництва, зокрема проти міністра оборони РФ Сергія Шойгу.</text:p>
      <text:p text:style-name="P4">
<text:span text:style-name="T4">
Читайте також:</text:span>
 <text:span text:style-name="T4">
<text:a xlink:type="simple" xlink:href="https://www.ukrinform.ua/rubric-world/3728526-lukasenko-prihistiv-prigozina-v-interesah-kremla-derzdep.html" text:style-name="Internet_20_link" text:visited-style-name="Visited_20_Internet_20_Link">
 Лукашенко прихистив Пригожина в інтересах Кремля –Держдеп </text:a>
 </text:span>
</text:p>
      <text:p text:style-name="P4">
Олександр Лукашенко провів переговори з Пригожиним, після чого той заявив, щобійці угруповання повертаються до польових таборів.</text:p>
      <text:p text:style-name="P4">
26 червня у зверненні до росіян президент РФ Володимир Путін закликавнайманців ПВК "Вагнер" підписати контракт із Міноборони РФ чи іншими силовимиорганами, повернутися до рідних або «піти до Білорусі».</text:p>
      <text:p text:style-name="P4">
У вівторок _<text:span text:style-name="T4">
<text:a xlink:type="simple" xlink:href="https://www.ukrinform.ua/rubric-world/3728434-lukasenko-pidtverdiv-pributta-prigozina-do-bilorusi.html" text:style-name="Internet_20_link" text:visited-style-name="Visited_20_Internet_20_Link">
 Лукашенко підтвердив прибуття Пригожина у Білорусь.</text:a>
 </text:span>
 _</text:p>
      <text:p text:style-name="P4">
Source: <text:a xlink:type="simple" xlink:href="https://www.ukrinform.ua/rubric-world/3728528-kraini-baltii-zaklikaut-nato-posiliti-shidni-kordoni-cerez-vagnerivciv-u-bilorusi.html" text:style-name="Internet_20_link" text:visited-style-name="Visited_20_Internet_20_Link">
https://www.ukrinform.ua/rubric-world/3728528-kraini-baltii-zaklikaut-nato-posiliti-shidni-kordoni-cerez-vagnerivciv-u-bilorusi.html</text:a>
</text:p>
      <!--NEWS-->
      <text:h text:style-name="P10" text:outline-level="1">
<text:span text:style-name="T4">
Дружина окупанта розповіла йому про причини продовження та масштабування мобілізації</text:span>
</text:h>
      <text:p text:style-name="P4">
Author: ['АРМІЯINFORM']</text:p>
      <text:p text:style-name="P4">
Time: 2023-06-27T10:00:00-04:00</text:p>
      <text:p text:style-name="P4">
Description: https://youtu.be/ARHkudqQC6o  Про це повідомляє ГУР МОУ.  Дружина російськ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ІЙНА', 'ВТОРГНЕННЯ РФ', 'ГУР МО УКРАЇНИ']</text:p>
      <text:p text:style-name="P4">
Category: News</text:p>
      <!--METADATA-->
      <text:p text:style-name="P4">
Про це <text:a xlink:type="simple" xlink:href="https://gur.gov.ua/content/russkykh-bolshe-protsentov-polozhyly-chem-khokhlov.html" text:style-name="Internet_20_link" text:visited-style-name="Visited_20_Internet_20_Link">
повідомляє</text:a>
 ГУР МОУ.</text:p>
      <text:p text:style-name="P4">
Дружина російського військовослужбовця розповідає йому про причини продовженнята масштабування мобілізації.</text:p>
      <text:p text:style-name="P4">
«русских больше положили, чем хохлов», — говорить жінка.</text:p>
      <text:p text:style-name="P4">
Також, вона розповіла, що мобілізація, яка мала тривати на росії до червнямісяця продовжена до 31 грудня.</text:p>
      <text:p text:style-name="P4">
«От нас уже 7 автобусов уехало, говорят сразу на СВО отвозят», — розповіладружина окупанта .</text:p>
      <text:p text:style-name="P4">
Source: <text:a xlink:type="simple" xlink:href="https://armyinform.com.ua/2023/06/27/druzhyna-okupanta-rozpovila-jomu-pro-prychyny-prodovzhennya-ta-masshtabuvannya-mobilizacziyi/" text:style-name="Internet_20_link" text:visited-style-name="Visited_20_Internet_20_Link">
https://armyinform.com.ua/2023/06/27/druzhyna-okupanta-rozpovila-jomu-pro-prychyny-prodovzhennya-ta-masshtabuvannya-mobilizacziyi/</text:a>
</text:p>
      <!--NEWS-->
      <text:h text:style-name="P10" text:outline-level="1">
<text:span text:style-name="T4">
Дуда окреслив п’ять пріоритетів Польщі на саміт НАТО, серед них – підтримка України</text:span>
</text:h>
      <text:p text:style-name="P4">
Authors: Ukrinform (Person)</text:p>
      <text:p text:style-name="P4">
Publisher: Укринформ (Organization)</text:p>
      <text:p text:style-name="P4">
Published Time: 2023-06-27T10:08:00+03:00</text:p>
      <text:p text:style-name="P4">
Modified Time: 2023-06-27T23:08:00+03:00</text:p>
      <text:p text:style-name="P4">
Description: Серед п’яти основних пріоритетів, які Польща визначила на липневий саміт НАТО у Вільнюсі, є формування довгострокових підходів Альянсу щодо реагування на російські загрози, а також надання допомоги Україні, зокрема і в питанні набуття членства в організації. — Укрінформ.</text:p>
      <text:p text:style-name="P4">
Images: ['<text:a xlink:type="simple" xlink:href="https://static.ukrinform.com/photos/2023_04/thumb_files/630_360_1680700925-768.jpg" text:style-name="Internet_20_link" text:visited-style-name="Visited_20_Internet_20_Link">
630_360_16807...</text:a>
']</text:p>
      <text:p text:style-name="P4">
Tags: ['Дуда', 'Гаага', 'НАТО', 'Саміт НАТО']</text:p>
      <text:p text:style-name="P4">
Type: Article</text:p>
      <!--METADATA-->
      <text:p text:style-name="P4">
<draw:frame draw:style-name="fr1" draw:name="Image48" text:anchor-type="as-char" svg:width="6.9236in" svg:height="3.956343in" draw:z-index="0">
<draw:image xlink:href="../Images/yкринформ/2023-06-27T10-08-00-03-00/630_360_1680700925-768.jpg" xlink:type="simple" xlink:show="embed" xlink:actuate="onLoad" draw:mime-type="image/jpeg"/>
</draw:frame>
 Середп’яти основних пріоритетів, які Польща визначила на липневий саміт НАТО уВільнюсі, є формування довгострокових підходів Альянсу щодо реагування наросійські загрози, а також надання допомоги Україні, зокрема і в питаннінабуття членства в організації.</text:p>
      <text:p text:style-name="P4">
Про це заявив президент Польщі Анджей Дуда у вівторок в Гаазі під часпресконференції за підсумками робочої зустрічі за участі глав держав та урядівЛитви, Румунії, Албанії, Бельгії Норвегії, а також генсека НАТО, повідомляєкореспондент Укрінформу.</text:p>
      <text:p text:style-name="P4">
“Під час зустрічі я звернув увагу на п’ять сфер, які є важливими для нас. Вонипов’язані з викликами, з якими ми стикаємося. Для Польщі це: посиленняздатності НАТО до відлякування й оборони, гарантування усіма членами <text:span text:style-name="T4">
<text:a xlink:type="simple" xlink:href="https://www.ukrinform.ua/tag-nato" text:style-name="Internet_20_link" text:visited-style-name="Visited_20_Internet_20_Link">
 НАТО</text:a>
 </text:span>
 зростання витрат на оборону, підтримкащодо завершення вступу Швеції до НАТО, надання необхідної підтримки дляУкраїни та наближення її членства в НАТО; а також формування довгостроковихпідходів щодо реагування на російські військові, економічні та політичнізагрози”, - підкреслив Дуда.</text:p>
      <text:p text:style-name="P4">
<text:span text:style-name="T4">
Читайте також:</text:span>
 <text:span text:style-name="T4">
<text:a xlink:type="simple" xlink:href="https://www.ukrinform.ua/rubric-world/3728528-kraini-baltii-zaklikaut-nato-posiliti-shidni-kordoni-cerez-vagnerivciv-u-bilorusi.html" text:style-name="Internet_20_link" text:visited-style-name="Visited_20_Internet_20_Link">
 Країни Балтії закликають НАТО посилити східні кордоничерез «вагнерівців» у Білорусі </text:a>
 </text:span>
</text:p>
      <text:p text:style-name="P4">
Як повідомлялося, участь у заході взяли президент Литви Ґітанас Науседа,президент Польщі Анджей Дуда, президент Румунії Клаус Йоганніс, прем'єр-міністр Бельгії Александер де Кроо, прем’єр-міністр Норвегії Йонас Гар Стере,премʼєр-міністр Албанії Еді Рама.</text:p>
      <text:p text:style-name="P4">
<text:span text:style-name="T4">
Читайте також:</text:span>
 <text:span text:style-name="T4">
<text:a xlink:type="simple" xlink:href="https://www.ukrinform.ua/rubric-world/3728519-u-gaazi-startuvav-pidgotovcij-zahid-do-samitu-nato.html" text:style-name="Internet_20_link" text:visited-style-name="Visited_20_Internet_20_Link">
 У Гаазі стартував підготовчий захід до саміту НАТО</text:a>
 </text:span>
</text:p>
      <text:p text:style-name="P4">
Під час цієї зустрічі її учасники обговорили війну РФ в Україні та безпековуситуацію у світі.</text:p>
      <text:p text:style-name="P4">
Source: <text:a xlink:type="simple" xlink:href="https://www.ukrinform.ua/rubric-world/3728548-duda-okresliv-pat-prioritetiv-polsi-na-samit-nato-sered-nih-pidtrimka-ukraini.html" text:style-name="Internet_20_link" text:visited-style-name="Visited_20_Internet_20_Link">
https://www.ukrinform.ua/rubric-world/3728548-duda-okresliv-pat-prioritetiv-polsi-na-samit-nato-sered-nih-pidtrimka-ukraini.html</text:a>
</text:p>
      <!--NEWS-->
      <text:h text:style-name="P10" text:outline-level="1">
<text:span text:style-name="T4">
Fires near Oleshky, occupied part of Kherson region</text:span>
</text:h>
      <text:p text:style-name="P4">
Authors: liveuamap (Language: en)</text:p>
      <text:p text:style-name="P4">
Time: 2023-06-27T10:17:49</text:p>
      <text:p text:style-name="P4">
Location: Oleshky (Latitude:46.56241 Longtitude:32.76198)</text:p>
      <text:p text:style-name="P4">
Videos: []</text:p>
      <text:p text:style-name="P4">
Images: ["<text:a xlink:type="simple" xlink:href="https://liveuamap.com/pics/2023/06/27/22572130_0.jpg" text:style-name="Internet_20_link" text:visited-style-name="Visited_20_Internet_20_Link">
22572130_0.jpg</text:a>
"]</text:p>
      <text:p text:style-name="P4">
Tags: ["Europe", "Central and Eastern Europe"]</text:p>
      <text:p text:style-name="P4">
ID: 22572130</text:p>
      <!--METADATA-->
      <text:p text:style-name="P4">
Fires near Oleshky, occupied part of Kherson region</text:p>
      <text:p text:style-name="P4">
<draw:frame draw:style-name="fr1" draw:name="Image49" text:anchor-type="as-char" svg:width="6.9236in" svg:height="3.746974in" draw:z-index="0">
<draw:image xlink:href="../Images/liveuamap/2023-06-27T10-17-49/22572130_0.jpg" xlink:type="simple" xlink:show="embed" xlink:actuate="onLoad" draw:mime-type="image/jpeg"/>
</draw:frame>
</text:p>
      <text:p text:style-name="P4">
News Collection Link: <text:a xlink:type="simple" xlink:href="https:\/\/liveuamap.com\/en\/2023\/27-june-fires-near-oleshky-occupied-part-of-kherson-region" text:style-name="Internet_20_link" text:visited-style-name="Visited_20_Internet_20_Link">
https:\/\/liveuamap.com\/en\/2023\/27-june-fires-near-oleshky-occupied-part-of-kherson-region</text:a>
</text:p>
      <text:p text:style-name="P4">
Source: <text:a xlink:type="simple" xlink:href="https://twitter.com/hochu_dodomu/status/1673696519084449800" text:style-name="Internet_20_link" text:visited-style-name="Visited_20_Internet_20_Link">
https://twitter.com/hochu_dodomu/status/1673696519084449800</text:a>
</text:p>
      <!--NEWS-->
      <text:h text:style-name="P10" text:outline-level="1">
<text:span text:style-name="T4">
Explosions were reported near Berdiansk</text:span>
</text:h>
      <text:p text:style-name="P4">
Authors: liveuamap (Language: en)</text:p>
      <text:p text:style-name="P4">
Time: 2023-06-27T10:19:07</text:p>
      <text:p text:style-name="P4">
Location: Berdiansk, Zaporizhzhia region (Latitude:46.76653 Longtitude:36.55724)</text:p>
      <text:p text:style-name="P4">
Videos: []</text:p>
      <text:p text:style-name="P4">
Images: ["<text:a xlink:type="simple" xlink:href="https://liveuamap.com/pics/2023/06/27/22572131_0.jpg" text:style-name="Internet_20_link" text:visited-style-name="Visited_20_Internet_20_Link">
22572131_0.jpg</text:a>
"]</text:p>
      <text:p text:style-name="P4">
Tags: ["Europe", "Central and Eastern Europe"]</text:p>
      <text:p text:style-name="P4">
ID: 22572131</text:p>
      <!--METADATA-->
      <text:p text:style-name="P4">
Explosions were reported near Berdiansk</text:p>
      <text:p text:style-name="P4">
<draw:frame draw:style-name="fr1" draw:name="Image50" text:anchor-type="as-char" svg:width="5.0in" svg:height="10.0in" draw:z-index="0">
<draw:image xlink:href="../Images/liveuamap/2023-06-27T10-19-07/22572131_0.jpg" xlink:type="simple" xlink:show="embed" xlink:actuate="onLoad" draw:mime-type="image/jpeg"/>
</draw:frame>
</text:p>
      <text:p text:style-name="P4">
News Collection Link: <text:a xlink:type="simple" xlink:href="https:\/\/liveuamap.com\/en\/2023\/27-june-explosions-were-reported-near-berdiansk" text:style-name="Internet_20_link" text:visited-style-name="Visited_20_Internet_20_Link">
https:\/\/liveuamap.com\/en\/2023\/27-june-explosions-were-reported-near-berdiansk</text:a>
</text:p>
      <text:p text:style-name="P4">
Source: <text:a xlink:type="simple" xlink:href="https://twitter.com/apostrophe_ua/status/1673696879685632001" text:style-name="Internet_20_link" text:visited-style-name="Visited_20_Internet_20_Link">
https://twitter.com/apostrophe_ua/status/1673696879685632001</text:a>
</text:p>
      <!--NEWS-->
      <text:h text:style-name="P10" text:outline-level="1">
<text:span text:style-name="T4">
Lukashenka: camps for Wagner are not being built in Belarus, but we will help them with accom...</text:span>
</text:h>
      <text:p text:style-name="P4">
Authors: liveuamap (Language: en)</text:p>
      <text:p text:style-name="P4">
Time: 2023-06-27T10:28:59</text:p>
      <text:p text:style-name="P4">
Location: Minsk, (Latitude:53.92717 Longtitude:27.52543)</text:p>
      <text:p text:style-name="P4">
Videos: []</text:p>
      <text:p text:style-name="P4">
Images: []</text:p>
      <text:p text:style-name="P4">
Tags: ["Belarus", "Central and Eastern Europe"]</text:p>
      <text:p text:style-name="P4">
ID: 22572132</text:p>
      <!--METADATA-->
      <text:p text:style-name="P4">
Lukashenka: camps for Wagner are not being built in Belarus, but we will helpthem with accommodation if necessary - Belta</text:p>
      <text:p text:style-name="P4">
News Collection Link: <text:a xlink:type="simple" xlink:href="https:\/\/belarus.liveuamap.com\/en\/2023\/27-june-lukashenka-camps-for-wagner-are-not-being-built-in" text:style-name="Internet_20_link" text:visited-style-name="Visited_20_Internet_20_Link">
https:\/\/belarus.liveuamap.com\/en\/2023\/27-june-lukashenka-camps-for-wagner-are-not-being-built-in</text:a>
</text:p>
      <text:p text:style-name="P4">
Source: <text:a xlink:type="simple" xlink:href="https://t.me/bbbreaking/159166" text:style-name="Internet_20_link" text:visited-style-name="Visited_20_Internet_20_Link">
https://t.me/bbbreaking/159166</text:a>
</text:p>
      <!--NEWS-->
      <text:h text:style-name="P10" text:outline-level="1">
<text:span text:style-name="T4">
Кожен прояв терору доводить, що РФ заслуговує лише на поразку й трибунал - Зеленський</text:span>
</text:h>
      <text:p text:style-name="P4">
Authors: Ukrinform (Person)</text:p>
      <text:p text:style-name="P4">
Publisher: Укринформ (Organization)</text:p>
      <text:p text:style-name="P4">
Published Time: 2023-06-27T11:15:00+03:00</text:p>
      <text:p text:style-name="P4">
Modified Time: 2023-06-27T23:15:00+03:00</text:p>
      <text:p text:style-name="P4">
Description: Кожен прояв російського терору знову й знову доводить і нам, і всьому світу, що ця країна заслуговує лише на одне за наслідками всього, що вона наробила – поразку й трибунал, справедливі та законні суди проти всіх російських убивць і терористів. — Укрінформ.</text:p>
      <text:p text:style-name="P4">
Images: ['<text:a xlink:type="simple" xlink:href="https://static.ukrinform.com/photos/2023_05/thumb_files/630_360_1685386836-680.jpeg" text:style-name="Internet_20_link" text:visited-style-name="Visited_20_Internet_20_Link">
630_360_16853...</text:a>
']</text:p>
      <text:p text:style-name="P4">
Tags: ['Звернення', 'Зеленський', 'Війна з Росією']</text:p>
      <text:p text:style-name="P4">
Type: Article</text:p>
      <!--METADATA-->
      <text:p text:style-name="P4">
<draw:frame draw:style-name="fr1" draw:name="Image51" text:anchor-type="as-char" svg:width="6.9236in" svg:height="3.956343in" draw:z-index="0">
<draw:image xlink:href="../Images/yкринформ/2023-06-27T11-15-00-03-00/630_360_1685386836-680.jpeg" xlink:type="simple" xlink:show="embed" xlink:actuate="onLoad" draw:mime-type="image/jpeg"/>
</draw:frame>
 Коженпрояв російського терору знову й знову доводить і нам, і всьому світу, що цякраїна заслуговує лише на одне за наслідками всього, що вона наробила –поразку й трибунал, справедливі та законні суди проти всіх російських убивць ітерористів.</text:p>
      <text:p text:style-name="P4">
Про це у своєму <text:a xlink:type="simple" xlink:href="https://www.youtube.com/watch" text:style-name="Internet_20_link" text:visited-style-name="Visited_20_Internet_20_Link">
 зверненні </text:a>
наприкінці 489-го дня війни сказав Президент України Володимир Зеленський,передає Укрінформ.</text:p>
      <text:p text:style-name="P4">
<text:span text:style-name="T4">
<text:span text:style-name="T5">
Дорогі українці і українки!</text:span>
 </text:span>
</text:p>
      <text:p text:style-name="P4">
Рівно на роковини удару російських терористів по Кременчуку, по торговельномуцентру, коли загинули 22 людини, російські нелюди знову спрямували ракети поКременчуцькому району.</text:p>
      <text:p text:style-name="P4">
Сьогодні російські терористи жорстоко обстріляли й Краматорськ. Ракети С-300.Троє людей загинули, і серед них – дитина. Мої співчуття рідним та близьким.Станом на цю годину понад 40 людей поранені. Усім надається допомога. Триваєрозбір завалів.</text:p>
      <text:p text:style-name="P4">
Кожен такий прояв терору знову й знову доводить і нам, і всьому світу, щоРосія заслуговує лише на одне за наслідками всього, що вона наробила – поразкуй трибунал, справедливі та законні суди проти всіх російських убивць ітерористів.</text:p>
      <text:p text:style-name="P4">
І я знову й знову дякую всім у світі, хто підтримує Україну та допомагаєзахисту наших людей!</text:p>
      <text:p text:style-name="P4">
Сьогодні є новий оборонний пакет від США для наших воїнів. Бронетехніка табоєприпаси для «Петріотів», «Стінгерів» та «Хаймарсів». Додаткові снаряди длянашої артилерії. Я дякую пану Президенту Байдену, Конгресу, обом партіям, тавсім американцям!</text:p>
      <text:p text:style-name="P4">
Говорив із паном Прем’єр-міністром Норвегії. Подякував за надану підтримку –оборонну, економічну, політичну. Дуже вагому! Поінформував його про моювчорашню поїздку на передову до наших воїнів, про наші актуальні оборонніможливості. Озвучив деякі наші збройні потреби. Обговорили й створеннякоаліції винищувачів. Окрема тема у розмові – майбутній саміт НАТО у Вільнюсі.Дякую Норвегії за розуміння!</text:p>
      <text:p text:style-name="P4">
Провів сьогодні й спеціальну нараду з нашими міжнародниками – Офіс, уряд –щодо підготовки до Вільнюського саміту. Впевнений, рішення саміту можуть статипозитивними для України! Робимо для цього все можливе та підключили для цьоговсі міжнародні можливості України.</text:p>
      <text:p text:style-name="P4">
І, звичайно, фронт. Наші герої, наші активні дії. Сьогодні в нас теж є рухвперед! На всіх напрямках, де ми ведемо наступальні дії. Дякую, воїни!Сьогодні в нас є важливі результати у відбитті російських штурмів. Я вам дужевдячний!</text:p>
      <text:p text:style-name="P4">
Особливо сьогодні відзначу славетну 3-тю окрему штурмову бригаду, міцну 28-муокрему механізовану бригаду, героїчну 54-ту окрему механізовану бригаду такруту 57-му окрему мотопіхотну бригаду. Я дякую всім вам, воїни! Молодці!</text:p>
      <text:p text:style-name="P4">
Дякую вам за кожного знищеного окупанта і кожне врятоване українське життя!</text:p>
      <text:p text:style-name="P4">
Слава нашим героям! Дякую всім у світі, хто не боїться російських терористів іразом з нами повертає світові безпеку!</text:p>
      <text:p text:style-name="P4">
<text:span text:style-name="T4">
<text:span text:style-name="T5">
Слава Україні!</text:span>
 </text:span>
</text:p>
      <text:p text:style-name="P4">
Source: <text:a xlink:type="simple" xlink:href="https://www.ukrinform.ua/rubric-ato/3728550-kozen-proav-teroru-dovodit-so-rf-zaslugovue-lise-na-porazku-j-tribunal-zelenskij.html" text:style-name="Internet_20_link" text:visited-style-name="Visited_20_Internet_20_Link">
https://www.ukrinform.ua/rubric-ato/3728550-kozen-proav-teroru-dovodit-so-rf-zaslugovue-lise-na-porazku-j-tribunal-zelenskij.html</text:a>
</text:p>
      <!--NEWS-->
      <text:h text:style-name="P10" text:outline-level="1">
<text:span text:style-name="T4">
Сили оборони уразили 12 артилерійських підрозділів ворога</text:span>
</text:h>
      <text:p text:style-name="P4">
Author: ['АРМІЯINFORM']</text:p>
      <text:p text:style-name="P4">
Time: 2023-06-27T12:00:00-04:00</text:p>
      <text:p text:style-name="P4">
Description: Про це повідомляє Генеральний штаб ЗСУ.  «Підрозділи ракетних військ і артилер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19/11/img_9050.jpg" text:style-name="Internet_20_link" text:visited-style-name="Visited_20_Internet_20_Link">
img_9050.jpg</text:a>
']</text:p>
      <text:p text:style-name="P4">
Tags: ['STOPRUSSIA', 'АГРЕСІЯ РФ', 'ВІЙНА', 'ВТОРГНЕННЯ РФ', 'ГШ ЗСУ', 'ХРОНІКА ОБОРОНИ']</text:p>
      <text:p text:style-name="P4">
Category: News</text:p>
      <!--METADATA-->
      <text:p text:style-name="P4">
<draw:frame draw:style-name="fr1" draw:name="Image52" text:anchor-type="as-char" svg:width="6.9236in" svg:height="4.615733in" draw:z-index="0">
<draw:image xlink:href="../Images/AРМІЯINFORM/2023-06-27T12-00-00-04-00/img_9050.jpg" xlink:type="simple" xlink:show="embed" xlink:actuate="onLoad" draw:mime-type="image/jpeg"/>
</draw:frame>
 <text:span text:style-name="T4">
🔥Ситуація щодо російського вторгнення</text:span>
</text:p>
      <text:p text:style-name="P4">
Про це<text:a xlink:type="simple" xlink:href="https://www.facebook.com/GeneralStaff.ua/posts/pfbid02wQoQcoJUEsv1sQGaTDPf6qzPZC5strMvUQ2Jyrim7yfBwoNG14DP2KemksVXUa5cl" text:style-name="Internet_20_link" text:visited-style-name="Visited_20_Internet_20_Link">
повідомляє</text:a>
Генеральний штаб ЗСУ.</text:p>
      <text:p text:style-name="P4">
«Підрозділи ракетних військ і артилерії протягом минулої доби уразили 1 пунктуправління, 12 артилерійських підрозділів ворога на вогневих позиціях, 1 районзосередження противника, 2 склади боєприпасів та 3 інших важливих ціліворога», — йдеться у повідомленні.</text:p>
      <text:p text:style-name="P4">
Зазначається, що авіація Сил оборони за минулу добу завдала 6 ударів порайонах зосередження особового складу противника.</text:p>
      <text:p text:style-name="P4">
Source: <text:a xlink:type="simple" xlink:href="https://armyinform.com.ua/2023/06/27/syly-oborony-urazyly-12-artylerijskyh-pidrozdiliv-voroga/" text:style-name="Internet_20_link" text:visited-style-name="Visited_20_Internet_20_Link">
https://armyinform.com.ua/2023/06/27/syly-oborony-urazyly-12-artylerijskyh-pidrozdiliv-voroga/</text:a>
</text:p>
      <!--NEWS-->
      <text:h text:style-name="P10" text:outline-level="1">
<text:span text:style-name="T4">
Війна Путіна не призвела ні до чого, окрім нестабільності - Рютте</text:span>
</text:h>
      <text:p text:style-name="P4">
Authors: Ukrinform (Person)</text:p>
      <text:p text:style-name="P4">
Publisher: Укринформ (Organization)</text:p>
      <text:p text:style-name="P4">
Published Time: 2023-06-27T12:19:00+03:00</text:p>
      <text:p text:style-name="P4">
Modified Time: 2023-06-27T23:19:00+03:00</text:p>
      <text:p text:style-name="P4">
Description: Останні події в Росії є ще одним доказом того, що війна Путіна не призвела ні до чого, окрім нестабільності. — Укрінформ.</text:p>
      <text:p text:style-name="P4">
Images: ['<text:a xlink:type="simple" xlink:href="https://static.ukrinform.com/photos/2023_06/thumb_files/630_360_1687896686-537.jpg" text:style-name="Internet_20_link" text:visited-style-name="Visited_20_Internet_20_Link">
630_360_16878...</text:a>
']</text:p>
      <text:p text:style-name="P4">
Tags: ['Путін', 'Рютте', 'Війна з Росією']</text:p>
      <text:p text:style-name="P4">
Type: Article</text:p>
      <!--METADATA-->
      <text:p text:style-name="P4">
<draw:frame draw:style-name="fr1" draw:name="Image53" text:anchor-type="as-char" svg:width="6.9236in" svg:height="3.956343in" draw:z-index="0">
<draw:image xlink:href="../Images/yкринформ/2023-06-27T12-19-00-03-00/630_360_1687896686-537.jpg" xlink:type="simple" xlink:show="embed" xlink:actuate="onLoad" draw:mime-type="image/jpeg"/>
</draw:frame>
 Останніподії в Росії є ще одним доказом того, що війна Путіна не призвела ні до чого,окрім нестабільності.</text:p>
      <text:p text:style-name="P4">
Про це прем’єр-міністр Нідерландів Марк Рютте сказав сьогодні у Гаазі під часпресконференції за підсумками робочої зустрічі за участі глав держав та урядівЛитви, Польщі, Румунії, Албанії, Бельгії та Норвегії, повідомляє власнийкореспондент Укрінформу в Гаазі.</text:p>
      <text:p text:style-name="P4">
“Нестабільність у <text:a xlink:type="simple" xlink:href="https://www.ukrinform.ua/tag-rosia" text:style-name="Internet_20_link" text:visited-style-name="Visited_20_Internet_20_Link">
 Росії </text:a>
 породжуєнестабільність у Європі, тому ми стурбовані. Ці події є ще одним доказом того,що війна Путіна не призвела ні до чого, окрім нестабільності. Насамперед воназавдала нестерпних страждань українському народу... Ми повинні зосередитися нанашій меті, переконавшись, що війна Путіна проти України зазнає невдачі”, -сказав він.</text:p>
      <text:p text:style-name="P4">
Він також наголосив, що війна Росії в Україні – це несправедлива війна ізагроза безпеці інших країн.</text:p>
      <text:p text:style-name="P4">
“Це війна проти всього. Ми за свободу, демократію та верховенство закону. І,звичайно, війна — це пряма загроза нашій власній безпеці. Бо у разі успіху вУкраїні, то Путін на цьому не зупиниться. І тому Україна може розраховувати нанашу непохитну підтримку”, - наголосив він.</text:p>
      <text:p text:style-name="P4">
За його словами, саміт НАТО у Вільнюсі буде дуже важливим, де йтиметься пробезпеку, війну Росії в Україні.</text:p>
      <text:p text:style-name="P4">
Як повідомляв Укрінформ, у вівторок, 27 червня 2023, у нідерландській Гаазівідбулася зустріч у рамках підготовки до саміту НАТО, який має відбутися уВільнюсі 11 та 12 липня.</text:p>
      <text:p text:style-name="P4">
Першим на захід прибув генеральний секретар НАТО Єнс Столтенберг, після чогоразом з прем’єр-міністром Нідерландів Марком Рютте вони зустрічали іншихучасників заходу.</text:p>
      <text:p text:style-name="P4">
Участь у заході беруть президент Литви Ґітанас Науседа, президент ПольщіАнджей Дуда, президент Румунії Клаус Йоганніс, прем'єр-міністр БельгіїАлександер де Кроо, прем’єр-міністр Норвегії Йонас Гар Стере, премʼєр-міністрАлбанії Еді Рама.</text:p>
      <text:p text:style-name="P4">
Під час цієї зустрічі її учасники обговорювали війну РФ в Україні та безпековуситуацію у світі.</text:p>
      <text:p text:style-name="P4">
Як повідомлялося, від початку російського вторгнення в Україну НАТО та країни-союзниці продовжують надавати Україні суттєву політичну, економічну,гуманітарну та військову допомогу. Продовження та нарощування такої допомогибуде однією з головних тем під час зустрічі глав держав та урядів країнАльянсу, що відбудеться у Вільнюсі 11-12 липня.</text:p>
      <text:p text:style-name="P4">
Генеральний секретар НАТО Єнс Столтенберг зазначив на одній з останніхпресконференцій, що союзники по НАТО погоджуються з тим, що Україна станечленом Альянсу, але не розглядатимуть питання щодо її формального запрошеннядля входження під час Вільнюського саміту.</text:p>
      <text:p text:style-name="P4">
<text:span text:style-name="T4">
Читайте також:</text:span>
 <text:a xlink:type="simple" xlink:href="https://www.ukrinform.ua/rubric-world/3728053-derzdep-pro-zakolot-prigozina-mi-pobacili-pramij-viklik-liderstvu-putina.html" text:style-name="Internet_20_link" text:visited-style-name="Visited_20_Internet_20_Link">
 Держдеп про «заколот» Пригожина: Ми побачили прямийвиклик лідерству <text:span text:style-name="T4">
Путін</text:span>
 а </text:a>
</text:p>
      <text:p text:style-name="P4">
Він зауважив, що ухвалені під час саміту у Вільнюсі рішення приведуть Українуближче до НАТО.</text:p>
      <text:p text:style-name="P4">
На всіх рівнях українська сторона наголосила, що запевнень про те, що "Українастане членом Альянсу", які лунали під час Бухарестського саміту НАТО у 2008році, вже недостатньо.</text:p>
      <text:p text:style-name="P4">
Натомість Україна ставить перед союзниками по НАТО питання надання гарантійбезпеки та чіткої перспективи руху до повноправного членства в Альянсі.</text:p>
      <text:p text:style-name="P4">
Source: <text:a xlink:type="simple" xlink:href="https://www.ukrinform.ua/rubric-polytics/3728551-vijna-putina-ne-prizvela-ni-do-cogo-okrim-nestabilnosti-rutte.html" text:style-name="Internet_20_link" text:visited-style-name="Visited_20_Internet_20_Link">
https://www.ukrinform.ua/rubric-polytics/3728551-vijna-putina-ne-prizvela-ni-do-cogo-okrim-nestabilnosti-rutte.html</text:a>
</text:p>
      <!--NEWS-->
      <text:h text:style-name="P10" text:outline-level="1">
<text:span text:style-name="T4">
Heavy shelling reported in Nikopol</text:span>
</text:h>
      <text:p text:style-name="P4">
Authors: liveuamap (Language: en)</text:p>
      <text:p text:style-name="P4">
Time: 2023-06-27T12:22:54</text:p>
      <text:p text:style-name="P4">
Location: Zaporizhia (Latitude:47.56043 Longtitude:34.39047)</text:p>
      <text:p text:style-name="P4">
Videos: []</text:p>
      <text:p text:style-name="P4">
Images: []</text:p>
      <text:p text:style-name="P4">
Tags: ["Europe", "Central and Eastern Europe"]</text:p>
      <text:p text:style-name="P4">
ID: 22572135</text:p>
      <!--METADATA-->
      <text:p text:style-name="P4">
Heavy shelling reported in Nikopol</text:p>
      <text:p text:style-name="P4">
News Collection Link: <text:a xlink:type="simple" xlink:href="https:\/\/liveuamap.com\/en\/2023\/27-june-heavy-shelling-reported-in-nikopol" text:style-name="Internet_20_link" text:visited-style-name="Visited_20_Internet_20_Link">
https:\/\/liveuamap.com\/en\/2023\/27-june-heavy-shelling-reported-in-nikopol</text:a>
</text:p>
      <text:p text:style-name="P4">
Source: <text:a xlink:type="simple" xlink:href="https://t.me/dnepr_operativ/45210" text:style-name="Internet_20_link" text:visited-style-name="Visited_20_Internet_20_Link">
https://t.me/dnepr_operativ/45210</text:a>
</text:p>
      <!--NEWS-->
      <text:h text:style-name="P10" text:outline-level="1">
<text:span text:style-name="T4">
Путін не має права вето на розширення НАТО - Столтенберг</text:span>
</text:h>
      <text:p text:style-name="P4">
Authors: Ukrinform (Person)</text:p>
      <text:p text:style-name="P4">
Publisher: Укринформ (Organization)</text:p>
      <text:p text:style-name="P4">
Published Time: 2023-06-27T13:22:00+03:00</text:p>
      <text:p text:style-name="P4">
Modified Time: 2023-06-27T23:22:00+03:00</text:p>
      <text:p text:style-name="P4">
Description: Не Путін і не Росія будуть вирішувати питання майбутнього членства України в НАТО. — Укрінформ.</text:p>
      <text:p text:style-name="P4">
Images: ['<text:a xlink:type="simple" xlink:href="https://static.ukrinform.com/photos/2023_06/thumb_files/630_360_1687176890-610.jpg" text:style-name="Internet_20_link" text:visited-style-name="Visited_20_Internet_20_Link">
630_360_16871...</text:a>
']</text:p>
      <text:p text:style-name="P4">
Tags: ['НАТО', 'Столтенберг', 'Україна', 'Війна з Росією']</text:p>
      <text:p text:style-name="P4">
Type: Article</text:p>
      <!--METADATA-->
      <text:p text:style-name="P4">
<draw:frame draw:style-name="fr1" draw:name="Image54" text:anchor-type="as-char" svg:width="6.9236in" svg:height="3.956343in" draw:z-index="0">
<draw:image xlink:href="../Images/yкринформ/2023-06-27T13-22-00-03-00/630_360_1687176890-610.jpg" xlink:type="simple" xlink:show="embed" xlink:actuate="onLoad" draw:mime-type="image/jpeg"/>
</draw:frame>
 Не Путін іне Росія будуть вирішувати питання майбутнього членства України в НАТО.</text:p>
      <text:p text:style-name="P4">
Про це заявив генеральний секретар Альянсу Єнс Столтенберг в Гаазі напідготовчій до Вільнюського саміту зустрічі, повідомляє кореспондентУкрінформу.</text:p>
      <text:p text:style-name="P4">
«Союзники погоджуються в багатьох питаннях, в тому числі стосовно членстваУкраїни, всі погоджуються, що двері НАТО відкриті... Всі союзникипогоджуються, що Україна буде членом», - сказав Столтенберг.</text:p>
      <text:p text:style-name="P4">
<text:span text:style-name="T4">
Читайте також:</text:span>
 <text:span text:style-name="T4">
<text:a xlink:type="simple" xlink:href="https://www.ukrinform.ua/rubric-world/3728548-duda-okresliv-pat-prioritetiv-polsi-na-samit-nato-sered-nih-pidtrimka-ukraini.html" text:style-name="Internet_20_link" text:visited-style-name="Visited_20_Internet_20_Link">
 Дуда окреслив п’ять пріоритетів Польщі на саміт НАТО,серед них – підтримка України </text:a>
 </text:span>
</text:p>
      <text:p text:style-name="P4">
Він зауважив, що саме Альянс і Україна, а не Росія, будуть вирішувати, колинаша країна стане повноправним членом.</text:p>
      <text:p text:style-name="P4">
«Президент Путін не має права вето на розширення НАТО», - підкреслив керівникцієї структури.</text:p>
      <text:p text:style-name="P4">
Він зауважив, що союзники продовжуються консультації та впевнені, що зможутьдійти консенсусу стосовно прагнення України щодо членства.</text:p>
      <text:p text:style-name="P4">
<text:span text:style-name="T4">
Читайте також:</text:span>
 <text:span text:style-name="T4">
<text:a xlink:type="simple" xlink:href="https://www.ukrinform.ua/rubric-polytics/3728503-ukraina-ocikue-na-samiti-u-vilnusi-duze-silnogo-signalu-sodo-vstupu-v-nato-ermak.html" text:style-name="Internet_20_link" text:visited-style-name="Visited_20_Internet_20_Link">
 Україна очікує на саміті у Вільнюсі «дуже сильногосигналу» щодо вступу в НАТО - Єрмак </text:a>
 </text:span>
</text:p>
      <text:p text:style-name="P4">
Але наразі найактуальнішим питанням є забезпечення перевагу України, щобипрезидент Путін не переміг.</text:p>
      <text:p text:style-name="P4">
«Якщо Україна не залишиться суверенною і незалежною нацією, то питання прочленство не буде стояти взагалі», - додав політик.</text:p>
      <text:p text:style-name="P4">
Він підкреслив, що союзники концентрують свої зусилля на наданні військової іекономічної підтримки Києву та підтвердять її на саміті. Практична підготовкадо членства полягає в допомозі перейти на нові зразки озброєнь, стандарти тапроцедури тощо.</text:p>
      <text:p text:style-name="P4">
<text:span text:style-name="T4">
Читайте також:</text:span>
 <text:span text:style-name="T4">
<text:a xlink:type="simple" xlink:href="https://www.ukrinform.ua/rubric-ato/3728509-artileria-dla-zsu-i-samit-nato-zelenskij-proviv-rozmovu-z-premerom-norvegii.html" text:style-name="Internet_20_link" text:visited-style-name="Visited_20_Internet_20_Link">
 Артилерія для ЗСУ і саміт НАТО: Зеленський провіврозмову з прем’єром Норвегії </text:a>
 </text:span>
</text:p>
      <text:p text:style-name="P4">
Відповідаючи на прохання прокоментувати події в Росії минулих вихідних,Столтенберг заявив, що оцінки наслідків, у тому числі для Альянсу, даватизарано. Але НАТО уважно слідкує за розвитком ситуації і підвищила своюготовність, а також воєнну присутність на східному фланзі. На майбутньомусаміті очевидно будуть ухвалені також подальші рішення, додав він. Генсекзауважив, що не зовсім зрозуміло поки й те, де зрештою опиняться бойовики«Вагнера», чи всі будуть вони в Білорусі.</text:p>
      <text:p text:style-name="P4">
«Абсолютно зрозумілим є те, що ми послали чіткий меседж Москві та Мінську, щоНАТО захищатиме всіх союзників, всю територію Альянсу», - заявив Столтенберг,додавши, що в обох цих столицях не має бути й тіні сумніву щодо готовності таспроможності блоку захистити своїх членів проти всіх можливих загроз.</text:p>
      <text:p text:style-name="P4">
<text:span text:style-name="T4">
Читайте також:</text:span>
 <text:span text:style-name="T4">
<text:a xlink:type="simple" xlink:href="https://www.ukrinform.ua/rubric-world/3728528-kraini-baltii-zaklikaut-nato-posiliti-shidni-kordoni-cerez-vagnerivciv-u-bilorusi.html" text:style-name="Internet_20_link" text:visited-style-name="Visited_20_Internet_20_Link">
 Країни Балтії закликають НАТО посилити східні кордоничерез «вагнерівців» у Білорусі </text:a>
 </text:span>
</text:p>
      <text:p text:style-name="P4">
Очільник Альянсу назвав дуже правильним рішення збільшити присутність насхідному фланзі вперше після завершення холодної війни, ухвалене ще 2014 року.Після початку повномасштабної <text:span text:style-name="T4">
<text:a xlink:type="simple" xlink:href="https://www.ukrinform.ua/tag-vijna-z-rosieu" text:style-name="Internet_20_link" text:visited-style-name="Visited_20_Internet_20_Link">
 війни РФ </text:a>
 </text:span>
 проти України кількість військ швидкого реагування в цьомурегіоні була подвоєна, поінформував він.</text:p>
      <text:p text:style-name="P4">
«У нас є готовність, у нас є сили, у нас є плани та рішучість», - запевнивгенеральний секретар НАТО, додавши, що йдеться не про провокування конфлікту,а про запобігання йому.</text:p>
      <text:p text:style-name="P4">
Нагадаємо: саміт Альянсу відбудеться у Вільнюсі 11-12 липня.</text:p>
      <text:p text:style-name="P4">
Source: <text:a xlink:type="simple" xlink:href="https://www.ukrinform.ua/rubric-polytics/3728553-putin-ne-mae-prava-veto-na-rozsirenna-nato-stoltenberg.html" text:style-name="Internet_20_link" text:visited-style-name="Visited_20_Internet_20_Link">
https://www.ukrinform.ua/rubric-polytics/3728553-putin-ne-mae-prava-veto-na-rozsirenna-nato-stoltenberg.html</text:a>
</text:p>
      <!--NEWS-->
      <text:h text:style-name="P10" text:outline-level="1">
<text:span text:style-name="T4">
Russian army conducted missile strike at central Kramatorsk</text:span>
</text:h>
      <text:p text:style-name="P4">
Authors: liveuamap (Language: en)</text:p>
      <text:p text:style-name="P4">
Time: 2023-06-27T13:24:01</text:p>
      <text:p text:style-name="P4">
Location: Donetsk Oblast (Latitude:48.72578 Longtitude:37.56405)</text:p>
      <text:p text:style-name="P4">
Videos: []</text:p>
      <text:p text:style-name="P4">
Images: []</text:p>
      <text:p text:style-name="P4">
Tags: []</text:p>
      <text:p text:style-name="P4">
ID: 22572170</text:p>
      <!--METADATA-->
      <text:p text:style-name="P4">
Russian army conducted missile strike at central Kramatorsk</text:p>
      <text:p text:style-name="Quotations">

<text:p text:style-name="P4">
<text:a xlink:type="simple" xlink:href="https://t.co/fZVTMO1jxw" text:style-name="Internet_20_link" text:visited-style-name="Visited_20_Internet_20_Link">
 https://t.co/fZVTMO1jxw </text:a>
&gt;
&gt;
 — <text:a xlink:type="simple" xlink:href="https://twitter.com/rezerv8/status/1673741699917529116" text:style-name="Internet_20_link" text:visited-style-name="Visited_20_Internet_20_Link">
 </text:a>
</text:p>

</text:p>
      <text:p text:style-name="P4">
__ Jump to map</text:p>
      <text:p text:style-name="P4">
<text:span text:style-name="T4">
Donetsk Oblast</text:span>
</text:p>
      <text:p text:style-name="P4">
Watch more</text:p>
      <text:p text:style-name="P4">
<text:a xlink:type="simple" xlink:href="https://liveuamap.com/en/2022/8-october-another-image-of-collapsed-road-part-of-crimean" text:style-name="Internet_20_link" text:visited-style-name="Visited_20_Internet_20_Link">
 </text:a>
 <text:a xlink:type="simple" xlink:href="https://liveuamap.com" text:style-name="Internet_20_link" text:visited-style-name="Visited_20_Internet_20_Link">
 Ukraine </text:a>
 <text:a xlink:type="simple" xlink:href="https://liveuamap.com/en/2022/8-october-another-image-of-collapsed-road-part-of-crimean" text:style-name="Internet_20_link" text:visited-style-name="Visited_20_Internet_20_Link">
 Another image ofcollapsed road part of Crimean bridge</text:a>
</text:p>
      <text:p text:style-name="P4">
<text:a xlink:type="simple" xlink:href="https://liveuamap.com/en/2022/30-august-new-explosions-at-antonivsky-bridge" text:style-name="Internet_20_link" text:visited-style-name="Visited_20_Internet_20_Link">
 </text:a>
 <text:a xlink:type="simple" xlink:href="https://liveuamap.com" text:style-name="Internet_20_link" text:visited-style-name="Visited_20_Internet_20_Link">
 Ukraine </text:a>
 <text:a xlink:type="simple" xlink:href="https://liveuamap.com/en/2022/30-august-new-explosions-at-antonivsky-bridge" text:style-name="Internet_20_link" text:visited-style-name="Visited_20_Internet_20_Link">
 New explosions at Antonivskybridge </text:a>
</text:p>
      <text:p text:style-name="P4">
<text:a xlink:type="simple" xlink:href="https://liveuamap.com/en/2022/9-august-big-column-of-smoke-over-novofedorivka-airfield" text:style-name="Internet_20_link" text:visited-style-name="Visited_20_Internet_20_Link">
 </text:a>
 <text:a xlink:type="simple" xlink:href="https://liveuamap.com" text:style-name="Internet_20_link" text:visited-style-name="Visited_20_Internet_20_Link">
 Ukraine </text:a>
 <text:a xlink:type="simple" xlink:href="https://liveuamap.com/en/2022/9-august-big-column-of-smoke-over-novofedorivka-airfield" text:style-name="Internet_20_link" text:visited-style-name="Visited_20_Internet_20_Link">
 Big column ofsmoke over Novofedorivka airfield in western Crimea</text:a>
</text:p>
      <text:p text:style-name="P4">
Show comments</text:p>
      <text:p text:style-name="P4">
News Collection Link: <text:a xlink:type="simple" xlink:href="https:\/\/liveuamap.com\/en\/2023\/27-june-russian-army-conducted-missile-strike-at-central" text:style-name="Internet_20_link" text:visited-style-name="Visited_20_Internet_20_Link">
https:\/\/liveuamap.com\/en\/2023\/27-june-russian-army-conducted-missile-strike-at-central</text:a>
</text:p>
      <text:p text:style-name="P4">
Source: <text:a xlink:type="simple" xlink:href="https://twitter.com/rezerv8/status/1673741699917529116" text:style-name="Internet_20_link" text:visited-style-name="Visited_20_Internet_20_Link">
https://twitter.com/rezerv8/status/1673741699917529116</text:a>
</text:p>
      <!--NEWS-->
      <text:h text:style-name="P10" text:outline-level="1">
<text:span text:style-name="T4">
Destruction as result of a missile strike in Kramatorsk</text:span>
</text:h>
      <text:p text:style-name="P4">
Authors: liveuamap (Language: en)</text:p>
      <text:p text:style-name="P4">
Time: 2023-06-27T13:28:24</text:p>
      <text:p text:style-name="P4">
Location: Donetsk Oblast (Latitude:48.72662 Longtitude:37.56517)</text:p>
      <text:p text:style-name="P4">
Videos: []</text:p>
      <text:p text:style-name="P4">
Images: ["<text:a xlink:type="simple" xlink:href="https://liveuamap.com/pics/2023/06/27/22572172_0.jpg" text:style-name="Internet_20_link" text:visited-style-name="Visited_20_Internet_20_Link">
22572172_0.jpg</text:a>
"]</text:p>
      <text:p text:style-name="P4">
Tags: []</text:p>
      <text:p text:style-name="P4">
ID: 22572172</text:p>
      <!--METADATA-->
      <text:p text:style-name="P4">
Destruction as result of a missile strike in Kramatorsk</text:p>
      <text:p text:style-name="P4">
<draw:frame draw:style-name="fr1" draw:name="Image55" text:anchor-type="as-char" svg:width="6.9236in" svg:height="6.177982in" draw:z-index="0">
<draw:image xlink:href="../Images/liveuamap/2023-06-27T13-28-24/22572172_0.jpg" xlink:type="simple" xlink:show="embed" xlink:actuate="onLoad" draw:mime-type="image/jpeg"/>
</draw:frame>
</text:p>
      <text:p text:style-name="P4">
News Collection Link: <text:a xlink:type="simple" xlink:href="https:\/\/liveuamap.com\/en\/2023\/27-june-destruction-as-result-of-a-missile-strike-in-kramatorsk" text:style-name="Internet_20_link" text:visited-style-name="Visited_20_Internet_20_Link">
https:\/\/liveuamap.com\/en\/2023\/27-june-destruction-as-result-of-a-missile-strike-in-kramatorsk</text:a>
</text:p>
      <text:p text:style-name="P4">
Source: <text:a xlink:type="simple" xlink:href="https://t.me/novosti_donbass24/49981" text:style-name="Internet_20_link" text:visited-style-name="Visited_20_Internet_20_Link">
https://t.me/novosti_donbass24/49981</text:a>
</text:p>
      <!--NEWS-->
      <text:h text:style-name="P10" text:outline-level="1">
<text:span text:style-name="T4">
Missile hit crowded cafe in central Kramatorsk, - head of regional administration</text:span>
</text:h>
      <text:p text:style-name="P4">
Authors: liveuamap (Language: en)</text:p>
      <text:p text:style-name="P4">
Time: 2023-06-27T13:34:29</text:p>
      <text:p text:style-name="P4">
Location: Kramatorsk (Latitude:48.72426 Longtitude:37.56509)</text:p>
      <text:p text:style-name="P4">
Videos: []</text:p>
      <text:p text:style-name="P4">
Images: ["<text:a xlink:type="simple" xlink:href="https://liveuamap.com/pics/2023/06/27/22572173_0.jpg" text:style-name="Internet_20_link" text:visited-style-name="Visited_20_Internet_20_Link">
22572173_0.jpg</text:a>
"]</text:p>
      <text:p text:style-name="P4">
Tags: []</text:p>
      <text:p text:style-name="P4">
ID: 22572173</text:p>
      <!--METADATA-->
      <text:p text:style-name="P4">
Missile hit crowded cafe in central Kramatorsk, - head of regionaladministration</text:p>
      <text:p text:style-name="P4">
<draw:frame draw:style-name="fr1" draw:name="Image56" text:anchor-type="as-char" svg:width="6.9236in" svg:height="5.1927in" draw:z-index="0">
<draw:image xlink:href="../Images/liveuamap/2023-06-27T13-34-29/22572173_0.jpg" xlink:type="simple" xlink:show="embed" xlink:actuate="onLoad" draw:mime-type="image/jpeg"/>
</draw:frame>
</text:p>
      <text:p text:style-name="P4">
News Collection Link: <text:a xlink:type="simple" xlink:href="https:\/\/liveuamap.com\/en\/2023\/27-june-missile-hit-crowded-cafe-in-central-kramatorsk--head" text:style-name="Internet_20_link" text:visited-style-name="Visited_20_Internet_20_Link">
https:\/\/liveuamap.com\/en\/2023\/27-june-missile-hit-crowded-cafe-in-central-kramatorsk--head</text:a>
</text:p>
      <text:p text:style-name="P4">
Source: <text:a xlink:type="simple" xlink:href="https://t.me/channel24_ua/94430" text:style-name="Internet_20_link" text:visited-style-name="Visited_20_Internet_20_Link">
https://t.me/channel24_ua/94430</text:a>
</text:p>
      <!--NEWS-->
      <text:h text:style-name="P10" text:outline-level="1">
<text:span text:style-name="T4">
38 бойових зіткнень відбулося на Лиманському, Бахмутському та Мар’їнському напрямках</text:span>
</text:h>
      <text:p text:style-name="P4">
Author: ['АРМІЯINFORM']</text:p>
      <text:p text:style-name="P4">
Time: 2023-06-27T14:00:00-04:00</text:p>
      <text:p text:style-name="P4">
Description: Про це йдеться у ранковому зведенні Генерального штабу ЗСУ  «Противник і надал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19/11/3-4.jpg" text:style-name="Internet_20_link" text:visited-style-name="Visited_20_Internet_20_Link">
3-4.jpg</text:a>
']</text:p>
      <text:p text:style-name="P4">
Tags: ['STOPRUSSIA', 'АГРЕСІЯ РФ', 'ВІЙНА', 'ВТОРГНЕННЯ РФ', 'ГШ ЗСУ']</text:p>
      <text:p text:style-name="P4">
Category: News</text:p>
      <!--METADATA-->
      <text:p text:style-name="P4">
<draw:frame draw:style-name="fr1" draw:name="Image57" text:anchor-type="as-char" svg:width="6.9236in" svg:height="4.615733in" draw:z-index="0">
<draw:image xlink:href="../Images/AРМІЯINFORM/2023-06-27T14-00-00-04-00/3-4.jpg" xlink:type="simple" xlink:show="embed" xlink:actuate="onLoad" draw:mime-type="image/jpeg"/>
</draw:frame>
 Ілюстративнефото <text:span text:style-name="T4">
🔥 Ситуація щодо російського вторгнення</text:span>
</text:p>
      <text:p text:style-name="P4">
Про це<text:a xlink:type="simple" xlink:href="https://www.facebook.com/GeneralStaff.ua/posts/pfbid02wQoQcoJUEsv1sQGaTDPf6qzPZC5strMvUQ2Jyrim7yfBwoNG14DP2KemksVXUa5cl" text:style-name="Internet_20_link" text:visited-style-name="Visited_20_Internet_20_Link">
йдеться</text:a>
у ранковому зведенні Генерального штабу ЗСУ</text:p>
      <text:p text:style-name="P4">
«Противник і надалі зосереджує основні зусилля на Лиманському, Бахмутському таМар’їнському напрямках — протягом доби відбулось 38 бойових зіткнень», —зазначається у повідомленні.</text:p>
      <text:p text:style-name="P4">
На Лиманському напрямку противник завдав авіаударів в районах БілогорівкиЛуганської області та Веселого, Спірного і Роздолівки на Донеччині.Артилерійських обстрілів зазнали Білогорівка Луганської області та Торське,Серебрянка, Верхньокам’янське, Спірне і Роздолівка — Донецької.</text:p>
      <text:p text:style-name="P4">
На Бахмутському напрямку противник здійснив безуспішні наступальні дії внапрямку Богданівки. Завдав авіаударів в районах Сергіївки, Соледара та БілоїГори. Від ворожих артилерійських обстрілів постраждали райони населенихпунктів Васюківка, Маркове, Хромове, Часів Яр, Іванівське, Озарянівка таПівденне Донецької області.</text:p>
      <text:p text:style-name="P4">
На Мар’їнському напрямку ворог проводив наступальні дії в районі Мар’їнки,успіху не мав. Завдав авіаційного удару біля Красногорівки. В той же час,здійснив артилерійські обстріли населених пунктів Георгіївка, Мар’їнка таПобєда Донецької області.</text:p>
      <text:p text:style-name="P4">
Source: <text:a xlink:type="simple" xlink:href="https://armyinform.com.ua/2023/06/27/38-bojovyh-zitknen-vidbulosya-na-lymanskomu-bahmutskomu-ta-maryinskomu-napryamkah/" text:style-name="Internet_20_link" text:visited-style-name="Visited_20_Internet_20_Link">
https://armyinform.com.ua/2023/06/27/38-bojovyh-zitknen-vidbulosya-na-lymanskomu-bahmutskomu-ta-maryinskomu-napryamkah/</text:a>
</text:p>
      <!--NEWS-->
      <text:h text:style-name="P10" text:outline-level="1">
<text:span text:style-name="T4">
У Краматорську вже щонайменше четверо загиблих та 42 поранених</text:span>
</text:h>
      <text:p text:style-name="P4">
Authors: Ukrinform (Person)</text:p>
      <text:p text:style-name="P4">
Publisher: Укринформ (Organization)</text:p>
      <text:p text:style-name="P4">
Published Time: 2023-06-27T14:27:00+03:00</text:p>
      <text:p text:style-name="P4">
Modified Time: 2023-06-27T23:27:00+03:00</text:p>
      <text:p text:style-name="P4">
Description: Кількість загиблих унаслідок російського ракетного удару по Краматорську зросла до чотирьох людей, ще 42 — зазнали поранень різного ступеня тяжкості. — Укрінформ.</text:p>
      <text:p text:style-name="P4">
Images: ['<text:a xlink:type="simple" xlink:href="https://static.ukrinform.com/photos/2023_06/thumb_files/630_360_1687892764-893.jpg" text:style-name="Internet_20_link" text:visited-style-name="Visited_20_Internet_20_Link">
630_360_16878...</text:a>
']</text:p>
      <text:p text:style-name="P4">
Tags: ['Краматорськ', 'Обстріл', 'Війна з Росією', 'Ракетний удар']</text:p>
      <text:p text:style-name="P4">
Type: Article</text:p>
      <!--METADATA-->
      <text:p text:style-name="P4">
<draw:frame draw:style-name="fr1" draw:name="Image58" text:anchor-type="as-char" svg:width="6.9236in" svg:height="3.956343in" draw:z-index="0">
<draw:image xlink:href="../Images/yкринформ/2023-06-27T14-27-00-03-00/630_360_1687892764-893.jpg" xlink:type="simple" xlink:show="embed" xlink:actuate="onLoad" draw:mime-type="image/jpeg"/>
</draw:frame>
 Кількістьзагиблих унаслідок російського ракетного удару по Краматорську зросла дочотирьох людей, ще 42 — зазнали поранень різного ступеня тяжкості.</text:p>
      <text:p text:style-name="P4">
Про це <text:a xlink:type="simple" xlink:href="https://t.me/pgo_gov_ua/13877" text:style-name="Internet_20_link" text:visited-style-name="Visited_20_Internet_20_Link">
 повідомили </text:a>
 в Офісі генеральногопрокурора, передає Укрінформ.</text:p>
      <text:p text:style-name="P4">
Серед загиблих — 17-річна дівчина, а з-поміж поранених — 8-місячне немовля.Усім пораненим надають кваліфіковану медичну допомогу.</text:p>
      <text:p text:style-name="P4">
В епіцентрі вибуху опинилися заклад харчування, багатоквартирні будинки,торговельні приміщення, автомобілі, поштове відділення та інші споруди, у якихповилітали вікна, шибки й двері. Внаслідок влучання виникла пожежа.</text:p>
      <text:p text:style-name="P4">
<text:span text:style-name="T4">
Читайте також:</text:span>
 <text:span text:style-name="T4">
<text:a xlink:type="simple" xlink:href="https://www.ukrinform.ua/rubric-ato/3728539-kilkist-poranenih-vnaslidok-obstrilu-kramatorska-zbilsilas-do-42-nacpolicia.html" text:style-name="Internet_20_link" text:visited-style-name="Visited_20_Internet_20_Link">
 Кількість поранених внаслідок обстрілу Краматорськазбільшилась до 42 - Нацполіція </text:a>
 </text:span>
</text:p>
      <text:p text:style-name="P4">
Крім того, окупанти обстріляли приватний сектор села Біленьке. Там внаслідокатаки зазнали поранень 5 місцевих мешканців, які увечері перебували у себевдома.</text:p>
      <text:p text:style-name="P4">
Завали досі продовжують розбирати. Під ними можуть перебувати люди, томуостаточна кількість жертв ще встановлюється.</text:p>
      <text:p text:style-name="P4">
<text:span text:style-name="T4">
Читайте також:</text:span>
 <text:span text:style-name="T4">
<text:a xlink:type="simple" xlink:href="https://www.ukrinform.ua/rubric-ato/3728550-kozen-proav-teroru-dovodit-so-rf-zaslugovue-lise-na-porazku-j-tribunal-zelenskij.html" text:style-name="Internet_20_link" text:visited-style-name="Visited_20_Internet_20_Link">
 Кожен прояв терору доводить, що РФ заслуговує лише напоразку й трибунал - Зеленський </text:a>
 </text:span>
</text:p>
      <text:p text:style-name="P4">
Як повідомляв Укрінформ, 27 червня ввечері росіяни завдали два <text:span text:style-name="T4">
<text:a xlink:type="simple" xlink:href="https://www.ukrinform.ua/tag-raketnij-udar" text:style-name="Internet_20_link" text:visited-style-name="Visited_20_Internet_20_Link">
 ракетніудари </text:a>
 </text:span>
 по Краматорську.</text:p>
      <text:p text:style-name="P4">
<text:span text:style-name="T4">
Читайте також:</text:span>
 <text:span text:style-name="T4">
<text:a xlink:type="simple" xlink:href="https://www.ukrinform.ua/rubric-ato/3728532-u-kramatorsku-kilkist-zertv-raketnogo-udaru-zrosla-do-troh-25-poranenih.html" text:style-name="Internet_20_link" text:visited-style-name="Visited_20_Internet_20_Link">
 У Краматорську кількість жертв ракетного удару зросладо трьох, 25 поранених </text:a>
 </text:span>
</text:p>
      <text:p text:style-name="P4">
Перше влучання було у _<text:span text:style-name="T4">
<text:a xlink:type="simple" xlink:href="https://www.ukrinform.ua/rubric-ato/3728508-u-kramatorsku-rosijska-raketa-zrujnuvala-zaklad-u-centri-mista.html" text:style-name="Internet_20_link" text:visited-style-name="Visited_20_Internet_20_Link">
 заклад харчування в центрі міста, друге - у с.Біленьке. </text:a>
 </text:span>
 _</text:p>
      <text:p text:style-name="P4">
Source: <text:a xlink:type="simple" xlink:href="https://www.ukrinform.ua/rubric-ato/3728563-u-kramatorsku-vze-sonajmense-cetvero-zagiblih-ta-42-poranenih.html" text:style-name="Internet_20_link" text:visited-style-name="Visited_20_Internet_20_Link">
https://www.ukrinform.ua/rubric-ato/3728563-u-kramatorsku-vze-sonajmense-cetvero-zagiblih-ta-42-poranenih.html</text:a>
</text:p>
      <!--NEWS-->
      <text:h text:style-name="P10" text:outline-level="1">
<text:span text:style-name="T4">
Нідерланди докладають зусиль для зміцнення ППО України - Рютте</text:span>
</text:h>
      <text:p text:style-name="P4">
Authors: Ukrinform (Person)</text:p>
      <text:p text:style-name="P4">
Publisher: Укринформ (Organization)</text:p>
      <text:p text:style-name="P4">
Published Time: 2023-06-27T15:30:00+03:00</text:p>
      <text:p text:style-name="P4">
Modified Time: 2023-06-27T23:30:00+03:00</text:p>
      <text:p text:style-name="P4">
Description: Нідерланди докладають зусиль для посилення протиповітряної оборони України. — Укрінформ.</text:p>
      <text:p text:style-name="P4">
Images: ['<text:a xlink:type="simple" xlink:href="https://static.ukrinform.com/photos/2023_06/thumb_files/630_360_1687896631-952.jpg" text:style-name="Internet_20_link" text:visited-style-name="Visited_20_Internet_20_Link">
630_360_16878...</text:a>
']</text:p>
      <text:p text:style-name="P4">
Tags: ['Нідерланди', 'Рютте', 'Україна', 'ППО']</text:p>
      <text:p text:style-name="P4">
Type: Article</text:p>
      <!--METADATA-->
      <text:p text:style-name="P4">
<draw:frame draw:style-name="fr1" draw:name="Image59" text:anchor-type="as-char" svg:width="6.9236in" svg:height="3.956343in" draw:z-index="0">
<draw:image xlink:href="../Images/yкринформ/2023-06-27T15-30-00-03-00/630_360_1687896631-952.jpg" xlink:type="simple" xlink:show="embed" xlink:actuate="onLoad" draw:mime-type="image/jpeg"/>
</draw:frame>
 Нідерландидокладають зусиль для посилення протиповітряної оборони України.</text:p>
      <text:p text:style-name="P4">
Про це прем’єр-міністр Нідерландів Марк Рютте сказав сьогодні у Гаазі під часпресконференції за підсумками робочої зустрічі за участі глав держав та урядівЛитви, Польщі, Румунії, Албанії, Бельгії та Норвегії, повідомляє власнийкореспондент Укрінформу в Гаазі.</text:p>
      <text:p text:style-name="P4">
“Ми докладаємо всіх зусиль, щоб посилити протиповітряну оборону <text:a xlink:type="simple" xlink:href="https://www.ukrinform.ua/tag-ukraina" text:style-name="Internet_20_link" text:visited-style-name="Visited_20_Internet_20_Link">
 України</text:a>
 , і ми, як і раніше, будемо відданітому, щоб міста і ні в чому не винні мирні жителі були захищені від жорстокихракетних атак Росії зараз і в наступні роки. І коли справа сягає подальшогоформування відносин НАТО з Україною це нам вирішувати Україні та всім членамнашого альянсу, а не Володимиру Путіну і не РФ”, - підкреслив він.</text:p>
      <text:p text:style-name="P4">
За його словами, Литва — слушне місце для саміту наступного місяця. Він такожсказав, що шлях, яким зараз йде Україна, — це той самий шлях, який пройшлиінші країни на кордоні з Росією за останні 30 років.</text:p>
      <text:p text:style-name="P4">
Рютте також зазначив, що нині членами НАТО є 31 країна, і висловив сподівання,що найближчим часом 32-ою країною стане Швеція.</text:p>
      <text:p text:style-name="P4">
“План Путіна мав неприємні наслідки через його безжальну агресію. Вінсподівався розділити нас, але тепер він знає, що ми продовжимо твердо стоятиза нашу колективну безпеку”, - сказав він.</text:p>
      <text:p text:style-name="P4">
Також Рютте, відповідаючи на запитання журналістів щодо сьогоднішніхдомовленостей щодо конкретних кроків для України на шляху до членства в НАТО,то Рютте сказав: “Президенти Литви та Румунії дуже чітко сказали, що післяБухареста ми повинні просуватися вперед, ми не можемо просто дотримуватисьмови Бухареста Ми розглядаємо рішення, які ми можемо прийняти на саміті НАТО,які дадуть Україні чіткий сигнал, що її майбутнє в НАТО”, - сказав він.</text:p>
      <text:p text:style-name="P4">
Як повідомляв Укрінформ, у вівторок, 27 червня 2023, у нідерландській Гаазівідбулася зустріч у рамках підготовки до саміту НАТО, який має відбутися уВільнюсі 11 та 12 липня.</text:p>
      <text:p text:style-name="P4">
Першим на захід прибув генеральний секретар НАТО Єнс Столтенберг, після чогоразом з прем’єр-міністром Нідерландів Марком Рютте вони зустрічали іншихучасників заходу.</text:p>
      <text:p text:style-name="P4">
<text:span text:style-name="T4">
Читайте також:</text:span>
 <text:a xlink:type="simple" xlink:href="https://www.ukrinform.ua/rubric-ato/3725172-ukraini-ne-vistacae-zasobiv-ppo-sob-zakriti-vsu-teritoriu-vid-rosijskih-obstriliv-ignat.html" text:style-name="Internet_20_link" text:visited-style-name="Visited_20_Internet_20_Link">
 Україні не вистачає засобів <text:span text:style-name="T4">
ППО</text:span>
 , щоб закрити всютериторію від російських обстрілів - Ігнат </text:a>
</text:p>
      <text:p text:style-name="P4">
Участь у заході беруть президент Литви Ґітанас Науседа, президент ПольщіАнджей Дуда, президент Румунії Клаус Йоганніс, прем'єр-міністр БельгіїАлександер де Кроо, прем’єр-міністр Норвегії Йонас Гар Стере, премʼєр-міністрАлбанії Еді Рама.</text:p>
      <text:p text:style-name="P4">
Під час цієї зустрічі її учасники обговорювали війну РФ в Україні та безпековуситуацію у світі.</text:p>
      <text:p text:style-name="P4">
Як повідомлялося, від початку російського вторгнення в Україну НАТО та країни-союзниці продовжують надавати Україні суттєву політичну, економічну,гуманітарну та військову допомогу. Продовження та нарощування такої допомогибуде однією з головних тем під час зустрічі глав держав та урядів країнАльянсу, що відбудеться у Вільнюсі 11-12 липня.</text:p>
      <text:p text:style-name="P4">
Генеральний секретар НАТО Єнс Столтенберг зазначив на одній з останніхпресконференцій, що союзники по НАТО погоджуються з тим, що Україна станечленом Альянсу, але не розглядатимуть питання щодо її формального запрошеннядля входження під час Вільнюського саміту.</text:p>
      <text:p text:style-name="P4">
<text:span text:style-name="T4">
Читайте також:</text:span>
 <text:a xlink:type="simple" xlink:href="https://www.ukrinform.ua/rubric-polytics/3728551-vijna-putina-ne-prizvela-ni-do-cogo-okrim-nestabilnosti-rutte.html" text:style-name="Internet_20_link" text:visited-style-name="Visited_20_Internet_20_Link">
 Війна Путіна не призвела ні до чого, окрім нестабільності- <text:span text:style-name="T4">
Рютте</text:span>
 </text:a>
</text:p>
      <text:p text:style-name="P4">
Він зауважив, що ухвалені під час саміту у Вільнюсі рішення приведуть Українуближче до НАТО.</text:p>
      <text:p text:style-name="P4">
На всіх рівнях українська сторона наголосила, що запевнень про те, що "Українастане членом Альянсу", які лунали під час Бухарестського саміту НАТО у 2008році, вже недостатньо.</text:p>
      <text:p text:style-name="P4">
Натомість Україна ставить перед союзниками по НАТО питання надання гарантійбезпеки та чіткої перспективи руху до повноправного членства в Альянсі.</text:p>
      <text:p text:style-name="P4">
Source: <text:a xlink:type="simple" xlink:href="https://www.ukrinform.ua/rubric-ato/3728560-niderlandi-dokladaut-zusil-dla-zmicnenna-protipovitranoi-oboroni-ukraini-rutte.html" text:style-name="Internet_20_link" text:visited-style-name="Visited_20_Internet_20_Link">
https://www.ukrinform.ua/rubric-ato/3728560-niderlandi-dokladaut-zusil-dla-zmicnenna-protipovitranoi-oboroni-ukraini-rutte.html</text:a>
</text:p>
      <!--NEWS-->
      <text:h text:style-name="P10" text:outline-level="1">
<text:span text:style-name="T4">
Explosions were reported in Zaporizhzhia</text:span>
</text:h>
      <text:p text:style-name="P4">
Authors: liveuamap (Language: en)</text:p>
      <text:p text:style-name="P4">
Time: 2023-06-27T15:36:46</text:p>
      <text:p text:style-name="P4">
Location: Zaporizhzhia, Zaporiz'ka oblast (Latitude:47.8392 Longtitude:35.08604)</text:p>
      <text:p text:style-name="P4">
Videos: []</text:p>
      <text:p text:style-name="P4">
Images: []</text:p>
      <text:p text:style-name="P4">
Tags: ["Europe", "Central and Eastern Europe"]</text:p>
      <text:p text:style-name="P4">
ID: 22572176</text:p>
      <!--METADATA-->
      <text:p text:style-name="P4">
Explosions were reported in Zaporizhzhia</text:p>
      <text:p text:style-name="P4">
News Collection Link: <text:a xlink:type="simple" xlink:href="https:\/\/liveuamap.com\/en\/2023\/27-june-explosions-were-reported-in-zaporizhzhia-" text:style-name="Internet_20_link" text:visited-style-name="Visited_20_Internet_20_Link">
https:\/\/liveuamap.com\/en\/2023\/27-june-explosions-were-reported-in-zaporizhzhia-</text:a>
</text:p>
      <text:p text:style-name="P4">
Source: <text:a xlink:type="simple" xlink:href="https://t.me/war_monitor/8375" text:style-name="Internet_20_link" text:visited-style-name="Visited_20_Internet_20_Link">
https://t.me/war_monitor/8375</text:a>
</text:p>
      <!--NEWS-->
      <text:h text:style-name="P10" text:outline-level="1">
<text:span text:style-name="T4">
Медіакомпанія Thomson Reuters купує юридичний стартап на основі штучного інтелекту</text:span>
</text:h>
      <text:p text:style-name="P4">
Authors: Ukrinform (Person)</text:p>
      <text:p text:style-name="P4">
Publisher: Укринформ (Organization)</text:p>
      <text:p text:style-name="P4">
Published Time: 2023-06-27T15:55:41+03:00</text:p>
      <text:p text:style-name="P4">
Modified Time: 2023-06-27T15:55:41+03:00</text:p>
      <text:p text:style-name="P4">
Description: Медіакомпанія Thomson Reuters придбає Casetext - юридичний стартап із помічником на основі штучного інтелекту (ШІ) - за $650 мільйонів. — Укрінформ.</text:p>
      <text:p text:style-name="P4">
Images: ['<text:a xlink:type="simple" xlink:href="https://static.ukrinform.com/photos/2017_09/thumb_files/630_360_1504424821-5976.jpg" text:style-name="Internet_20_link" text:visited-style-name="Visited_20_Internet_20_Link">
630_360_15044...</text:a>
']</text:p>
      <text:p text:style-name="P4">
Tags: ['Стартап', 'Технології', 'Штучний інтелект', 'Медіа']</text:p>
      <text:p text:style-name="P4">
Type: Article</text:p>
      <!--METADATA-->
      <text:p text:style-name="P4">
<draw:frame draw:style-name="fr1" draw:name="Image60" text:anchor-type="as-char" svg:width="6.9236in" svg:height="3.956343in" draw:z-index="0">
<draw:image xlink:href="../Images/yкринформ/2023-06-27T15-55-41-03-00/630_360_1504424821-5976.jpg" xlink:type="simple" xlink:show="embed" xlink:actuate="onLoad" draw:mime-type="image/jpeg"/>
</draw:frame>
Медіакомпанія Thomson Reuters придбає Casetext - юридичний стартап ізпомічником на основі штучного інтелекту (ШІ) - за $650 мільйонів.</text:p>
      <text:p text:style-name="P4">
Про це повідомляє <text:a xlink:type="simple" xlink:href="https://www.reuters.com/markets/deals/thomson-reuters-acquire-legal-tech-provider-casetext-650-mln-2023-06-27/" text:style-name="Internet_20_link" text:visited-style-name="Visited_20_Internet_20_Link">
 Reuters </text:a>
 , передаєУкрінформ.</text:p>
      <text:p text:style-name="P4">
Одним із ключових продуктів Casetext є CoCounsel - юридичний помічник зіштучним інтелектом, запущений у 2023 році на базі GPT-4. Він за лічені хвилинизабезпечує перегляд документів, юридичні дослідницькі записки, підготовку заяві аналіз контрактів, йдеться у заяві Thomson Reuters.</text:p>
      <text:p text:style-name="P4">
Casetext отримав доступ до великої мовної моделі OpenAI GPT-4, що дало змогурозробляти рішення за новою технологією та вдосконалювати варіантивикористання для юристів.</text:p>
      <text:p text:style-name="P4">
<text:span text:style-name="T4">
Читайте також:</text:span>
 <text:a xlink:type="simple" xlink:href="https://www.ukrinform.ua/rubric-technology/3728167-v-aponii-hocut-vprovaditi-stucnij-intelekt-dla-polegsenna-praci-derzsluzbovciv.html" text:style-name="Internet_20_link" text:visited-style-name="Visited_20_Internet_20_Link">
 В Японії хочуть впровадити <text:span text:style-name="T4">
штучний</text:span>
 <text:span text:style-name="T4">
інтелект</text:span>
 дляполегшення праці держслужбовців </text:a>
</text:p>
      <text:p text:style-name="P4">
Каліфорнійська компанія Casetext налічує 104 співробітники, а її клієнтами єпонад 10 тисяч юридичних фірм і корпоративних юридичних відділів.</text:p>
      <text:p text:style-name="P4">
Президент і генеральний директор Thomson Reuters Стів Хаскер зазначив, щопридбання Casetext є ще одним кроком до надання генеративних рішень <text:a xlink:type="simple" xlink:href="https://www.ukrinform.ua/tag-stucnij-intelekt" text:style-name="Internet_20_link" text:visited-style-name="Visited_20_Internet_20_Link">
 штучногоінтелекту </text:a>
 клієнтам.</text:p>
      <text:p text:style-name="P4">
Генеративний ШІ — це тип штучного інтелекту, який генерує новий вміст або даніу відповідь на підказку або запитання користувача.</text:p>
      <text:p text:style-name="P4">
<text:span text:style-name="T4">
Читайте також:</text:span>
 <text:a xlink:type="simple" xlink:href="https://www.ukrinform.ua/rubric-technology/3725885-openai-planue-stvoriti-magazin-dodatkiv-dla-produktiv-zi-stucnim-intelektom-zmi.html" text:style-name="Internet_20_link" text:visited-style-name="Visited_20_Internet_20_Link">
 OpenAI планує створити магазин додатків для продуктів зі<text:span text:style-name="T4">
штучним</text:span>
 <text:span text:style-name="T4">
інтелект</text:span>
 ом – ЗМІ </text:a>
</text:p>
      <text:p text:style-name="P4">
Очікується, що угода буде завершена в другій половині 2023 року за умовивідповідних дозволів регуляторних органів.</text:p>
      <text:p text:style-name="P4">
Раніше фінансовий директор Thomson Reuters Майкл Іствуд заявляв, що компаніяпланує інвестувати близько $100 млн на рік у штучний інтелект.</text:p>
      <text:p text:style-name="P4">
Source: <text:a xlink:type="simple" xlink:href="https://www.ukrinform.ua/rubric-technology/3728371-mediakompania-thomson-reuters-kupue-uridicnij-startap-na-osnovi-stucnogo-intelektu.html" text:style-name="Internet_20_link" text:visited-style-name="Visited_20_Internet_20_Link">
https://www.ukrinform.ua/rubric-technology/3728371-mediakompania-thomson-reuters-kupue-uridicnij-startap-na-osnovi-stucnogo-intelektu.html</text:a>
</text:p>
      <!--NEWS-->
      <text:h text:style-name="P10" text:outline-level="1">
<text:span text:style-name="T4">
Українські захисники за добу ліквідували 590 окупантів, знищили 28 артсистем, 14 ББМ і 2 РСЗВ</text:span>
</text:h>
      <text:p text:style-name="P4">
Author: ['АРМІЯINFORM']</text:p>
      <text:p text:style-name="P4">
Time: 2023-06-27T16:00:00-04:00</text:p>
      <text:p text:style-name="P4">
Description: Загальні бойові втрати противника з 24.02.22 по 27.06.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bdbee691-9558-4329-8431-37b640b500a2-scaled.jpg" text:style-name="Internet_20_link" text:visited-style-name="Visited_20_Internet_20_Link">
bdbee691-9558-4329-8431-37b640b500a2-scaled.jpg</text:a>
']</text:p>
      <text:p text:style-name="P4">
Tags: ['АГРЕСІЯ РФ', 'ВТОРГНЕННЯ РФ', 'ВТРАТИ ВОРОГА', 'ГШ ЗСУ']</text:p>
      <text:p text:style-name="P4">
Category: News</text:p>
      <!--METADATA-->
      <text:p text:style-name="P4">
<draw:frame draw:style-name="fr1" draw:name="Image61" text:anchor-type="as-char" svg:width="6.9236in" svg:height="6.987066in" draw:z-index="0">
<draw:image xlink:href="../Images/AРМІЯINFORM/2023-06-27T16-00-00-04-00/bdbee691-9558-4329-8431-37b640b500a2-scaled.jpg" xlink:type="simple" xlink:show="embed" xlink:actuate="onLoad" draw:mime-type="image/jpeg"/>
</draw:frame>
</text:p>
      <text:p text:style-name="P4">
Загальні бойові втрати противника з 24.02.22 по 27.06.23 орієнтовностановлять:</text:p>
      <ul>
        <li>
<text:span text:style-name="T4">
особового складу ‒</text:span>
 226170 (+590) осіб ліквідовано  * <text:span text:style-name="T4">
танків ‒</text:span>
 4036 (+5)  * <text:span text:style-name="T4">
бойових броньованих машин ‒</text:span>
 7834 (+14)  * <text:span text:style-name="T4">
артилерійських систем ‒</text:span>
 4083 (+28)  * <text:span text:style-name="T4">
РСЗВ ‒</text:span>
 626 (+2)  * <text:span text:style-name="T4">
засоби ППО ‒</text:span>
 386 (+1)  * <text:span text:style-name="T4">
літаків ‒</text:span>
 314 (0)  * <text:span text:style-name="T4">
гелікоптерів ‒</text:span>
 308 (0)  * <text:span text:style-name="T4">
БПЛА оперативно-тактичного рівня ‒</text:span>
 3492 (+10)  * <text:span text:style-name="T4">
крилаті ракети ‒</text:span>
 1261 (+2)  * <text:span text:style-name="T4">
кораблі / катери ‒</text:span>
 18 (0)  * <text:span text:style-name="T4">
спеціальна техніка ‒</text:span>
 563 (+6)</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27.06.23.</text:p>
      <text:p text:style-name="P4">
Source: <text:a xlink:type="simple" xlink:href="https://armyinform.com.ua/2023/06/27/ukrayinski-zahysnyky-za-dobu-likviduvaly-590-okupantiv-znyshhyly-28-artsystem-14-bbm-i-2-rszv/" text:style-name="Internet_20_link" text:visited-style-name="Visited_20_Internet_20_Link">
https://armyinform.com.ua/2023/06/27/ukrayinski-zahysnyky-za-dobu-likviduvaly-590-okupantiv-znyshhyly-28-artsystem-14-bbm-i-2-rszv/</text:a>
</text:p>
      <!--NEWS-->
      <text:h text:style-name="P10" text:outline-level="1">
<text:span text:style-name="T4">
Ексглава Audi отримав умовний термін у справі про «дизельгейт»</text:span>
</text:h>
      <text:p text:style-name="P4">
Authors: Ukrinform (Person)</text:p>
      <text:p text:style-name="P4">
Publisher: Укринформ (Organization)</text:p>
      <text:p text:style-name="P4">
Published Time: 2023-06-27T16:03:00+03:00</text:p>
      <text:p text:style-name="P4">
Modified Time: 2023-06-27T16:03:00+03:00</text:p>
      <text:p text:style-name="P4">
Description: Мюнхенський суд засудив ексглаву автомобільної компанії Audi Руперта Штадлера до позбавлення волі на строк 1 рік і 9 місяців умовно у справі про махінації з програмним забезпеченням в автомобілях із дизельним мотором концерну Volkswagen («дизельгейт»). — Укрінформ.</text:p>
      <text:p text:style-name="P4">
Images: ['<text:a xlink:type="simple" xlink:href="https://static.ukrinform.com/photos/2023_06/thumb_files/630_360_1687870883-493.jpg" text:style-name="Internet_20_link" text:visited-style-name="Visited_20_Internet_20_Link">
630_360_16878...</text:a>
']</text:p>
      <text:p text:style-name="P4">
Tags: ['Німеччина', 'Суд', 'Volkswagen', 'Вирок', 'Дизельгейт']</text:p>
      <text:p text:style-name="P4">
Type: Article</text:p>
      <!--METADATA-->
      <text:p text:style-name="P4">
<draw:frame draw:style-name="fr1" draw:name="Image62" text:anchor-type="as-char" svg:width="6.9236in" svg:height="3.956343in" draw:z-index="0">
<draw:image xlink:href="../Images/yкринформ/2023-06-27T16-03-00-03-00/630_360_1687870883-493.jpg" xlink:type="simple" xlink:show="embed" xlink:actuate="onLoad" draw:mime-type="image/jpeg"/>
</draw:frame>
Мюнхенський суд засудив ексглаву автомобільної компанії Audi Руперта Штадлерадо позбавлення волі на строк 1 рік і 9 місяців умовно у справі про махінації зпрограмним забезпеченням в автомобілях із дизельним мотором концернуVolkswagen («дизельгейт»).</text:p>
      <text:p text:style-name="P4">
Про це повідомляє <text:a xlink:type="simple" xlink:href="https://www.reuters.com/business/autos-transportation/audi-ex-boss-handed-suspended-sentence-1-year-nine-months-diesel-trial-2023-06-27/" text:style-name="Internet_20_link" text:visited-style-name="Visited_20_Internet_20_Link">
 Reuters </text:a>
 , передає Укрінформ.</text:p>
      <text:p text:style-name="P4">
Штадлера засудили за шахрайство. Він став першим членом ради директорів VW,засудженим у справі про «дизельгейт».</text:p>
      <text:p text:style-name="P4">
Також його оштрафували на 1,1 мільйона євро.</text:p>
      <text:p text:style-name="P4">
Адвокат Ульріке Толе-Гролл, яка представляла інтереси Штадлера, заявляла, щовін не знав про маніпуляції з автомобілями і заподіяння шкоди покупцям, алевизнав, що це можливо.</text:p>
      <text:p text:style-name="P4">
Спочатку прокуратура вимагала оштрафувати Штадлера на 2 млн євро.</text:p>
      <text:p text:style-name="P4">
<text:span text:style-name="T4">
Читайте також:</text:span>
 <text:a xlink:type="simple" xlink:href="https://www.ukrinform.ua/rubric-economy/3698482-volkswagen-prodae-svij-zavod-u-rosii-miscevomu-avtodileru.html" text:style-name="Internet_20_link" text:visited-style-name="Visited_20_Internet_20_Link">
 <text:span text:style-name="T4">
Volkswagen</text:span>
 продає свій завод у росії місцевомуавтодилеру </text:a>
</text:p>
      <text:p text:style-name="P4">
Як повідомлялося, скандал разгорівся після того, як американські екологічніслужби виявили, що на автомобілі Volkswagen з дизельними двигунамивстановлювалось програмне забезпечення, що дозволяло в рази знизити показникивикидів вихлопних газів та обійти екологічні стандарти. Колективний позовпроти виробника подали 260 тисяч водіїв. У 2015 році Volkswagen і Audiвизнали, що використовували незаконне програмне забезпечення для маніпуляціїрезультатами під час тестів на викиди.</text:p>
      <text:p text:style-name="P4">
У травні 2020 року Федеральний суд у <text:a xlink:type="simple" xlink:href="https://www.ukrinform.ua/tag-nimeccina" text:style-name="Internet_20_link" text:visited-style-name="Visited_20_Internet_20_Link">
 Німеччині</text:a>
 ухвалив рішення, яке зобов’язуєавтоконцерн Volkswagen виплатити компенсацію покупцям автомобілів іздизельними двигунами, які були оснащені програмним забезпеченням, щоспотворювало відомості про шкідливі викиди.</text:p>
      <text:p text:style-name="P4">
Судовий процес у справі Штадлера тривав з 2020 року.</text:p>
      <text:p text:style-name="P4">
Source: <text:a xlink:type="simple" xlink:href="https://www.ukrinform.ua/rubric-world/3728379-eksglava-audi-otrimav-umovnij-termin-u-spravi-pro-dizelgejt.html" text:style-name="Internet_20_link" text:visited-style-name="Visited_20_Internet_20_Link">
https://www.ukrinform.ua/rubric-world/3728379-eksglava-audi-otrimav-umovnij-termin-u-spravi-pro-dizelgejt.html</text:a>
</text:p>
      <!--NEWS-->
      <text:h text:style-name="P10" text:outline-level="1">
<text:span text:style-name="T4">
Центровий збірної України з баскетболу зіграє за «Нікс» у Літній лізі НБА</text:span>
</text:h>
      <text:p text:style-name="P4">
Authors: Ukrinform (Person)</text:p>
      <text:p text:style-name="P4">
Publisher: Укринформ (Organization)</text:p>
      <text:p text:style-name="P4">
Published Time: 2023-06-27T16:05:54+03:00</text:p>
      <text:p text:style-name="P4">
Modified Time: 2023-06-27T16:05:54+03:00</text:p>
      <text:p text:style-name="P4">
Description: 25-річний центровий збірної України Дмитро Скапінцев зіграє в Літній лізі північноамериканської Національної баскетбольної асоціації (НБА).  — Укрінформ.</text:p>
      <text:p text:style-name="P4">
Images: ['<text:a xlink:type="simple" xlink:href="https://static.ukrinform.com/photos/2023_06/thumb_files/630_360_1687867953-547.jpg" text:style-name="Internet_20_link" text:visited-style-name="Visited_20_Internet_20_Link">
630_360_16878...</text:a>
']</text:p>
      <text:p text:style-name="P4">
Tags: ['Баскетбол', 'НБА', 'Спорт', 'Збірна України']</text:p>
      <text:p text:style-name="P4">
Type: Article</text:p>
      <!--METADATA-->
      <text:p text:style-name="P4">
<draw:frame draw:style-name="fr1" draw:name="Image63" text:anchor-type="as-char" svg:width="6.9236in" svg:height="3.956343in" draw:z-index="0">
<draw:image xlink:href="../Images/yкринформ/2023-06-27T16-05-54-03-00/630_360_1687867953-547.jpg" xlink:type="simple" xlink:show="embed" xlink:actuate="onLoad" draw:mime-type="image/jpeg"/>
</draw:frame>
 25-річнийцентровий збірної України Дмитро Скапінцев зіграє в Літній лізіпівнічноамериканської Національної баскетбольної асоціації (НБА).</text:p>
      <text:p text:style-name="P4">
Українець <text:a xlink:type="simple" xlink:href="https://fbu.ua/news/centroviy-zbrno-ukrani-zgra-za-nks-v-ltny-lz-nba" text:style-name="Internet_20_link" text:visited-style-name="Visited_20_Internet_20_Link">
 гратиме </text:a>
 у складі «Нью-Йорка» на турнірі, який проходитиме з 7 до 17липня, передає Укрінформ.</text:p>
      <text:p text:style-name="P4">
Минулого сезону Скапінцев виступав у складі команди «Вестчестер Нікс» - фарм-клубі «Нью-Йорка» в G-Лізі.</text:p>
      <text:p text:style-name="P4">
У складі «Вестчестера» Скапінцев набирав у середньому за матч 6,9 очка, робив5,5 підбирання та 1,3 передачі, реалізуючи 59,2% кидків із гри.</text:p>
      <text:p text:style-name="P4">
<text:span text:style-name="T4">
Читайте також:</text:span>
 <text:a xlink:type="simple" xlink:href="https://www.ukrinform.ua/rubric-sports/3728195-ukrainski-basketbolistki-zdobuli-sriblo-cs-dla-sportsmenok-z-vadami-sluhu.html" text:style-name="Internet_20_link" text:visited-style-name="Visited_20_Internet_20_Link">
 Українські <text:span text:style-name="T4">
баскетбол</text:span>
 істки здобули срібло ЧС дляспортсменок з вадами слуху </text:a>
</text:p>
      <text:p text:style-name="P4">
Минулого року Скапінцев дебютував у складі збірної України на Євробаскеті,грав за національну команду у відборі на чемпіонат світу-2023.</text:p>
      <text:p text:style-name="P4">
Фото: fbu.ua.</text:p>
      <text:p text:style-name="P4">
Source: <text:a xlink:type="simple" xlink:href="https://www.ukrinform.ua/rubric-sports/3728376-centrovij-zbirnoi-ukraini-z-basketbolu-zigrae-za-niks-u-litnij-lizi-nba.html" text:style-name="Internet_20_link" text:visited-style-name="Visited_20_Internet_20_Link">
https://www.ukrinform.ua/rubric-sports/3728376-centrovij-zbirnoi-ukraini-z-basketbolu-zigrae-za-niks-u-litnij-lizi-nba.html</text:a>
</text:p>
      <!--NEWS-->
      <text:h text:style-name="P10" text:outline-level="1">
<text:span text:style-name="T4">
«Мавка» зібрала у прокаті майже ₴152 мільйони</text:span>
</text:h>
      <text:p text:style-name="P4">
Authors: Ukrinform (Person)</text:p>
      <text:p text:style-name="P4">
Publisher: Укринформ (Organization)</text:p>
      <text:p text:style-name="P4">
Published Time: 2023-06-27T16:07:00+03:00</text:p>
      <text:p text:style-name="P4">
Modified Time: 2023-06-27T16:07:00+03:00</text:p>
      <text:p text:style-name="P4">
Description: Протягом 17 тижнів національного прокату анімаційна стрічка "Мавка. Лісова пісня" зібрала ₴151 955 072. — Укрінформ.</text:p>
      <text:p text:style-name="P4">
Images: ['<text:a xlink:type="simple" xlink:href="https://static.ukrinform.com/photos/2017_07/thumb_files/630_360_1500394718-4174.png" text:style-name="Internet_20_link" text:visited-style-name="Visited_20_Internet_20_Link">
630_360_15003...</text:a>
']</text:p>
      <text:p text:style-name="P4">
Tags: ['Кіно', 'Держкіно', 'Леся Українка', 'Мультфільм «Мавка»']</text:p>
      <text:p text:style-name="P4">
Type: Article</text:p>
      <!--METADATA-->
      <text:p text:style-name="P4">
<draw:frame draw:style-name="fr1" draw:name="Image64" text:anchor-type="as-char" svg:width="6.9236in" svg:height="3.956343in" draw:z-index="0">
<draw:image xlink:href="../Images/yкринформ/2023-06-27T16-07-00-03-00/630_360_1500394718-4174.png" xlink:type="simple" xlink:show="embed" xlink:actuate="onLoad" draw:mime-type="image/png"/>
</draw:frame>
 Протягом17 тижнів національного прокату анімаційна стрічка "Мавка. Лісова пісня"зібрала ₴151 955 072.</text:p>
      <text:p text:style-name="P4">
Про це інформує пресслужба Державного агентства з питань кіно на сторінці у <text:a xlink:type="simple" xlink:href="https://www.facebook.com/ukrainefilmagency/posts/pfbid0GyAikMXr5VAFat8nMzM4ZmBuvzNV25g128nLsVYrbkifvouU99ibtFfBapuXmygcl" text:style-name="Internet_20_link" text:visited-style-name="Visited_20_Internet_20_Link">
Фейсбуці</text:a>
, передає Укрінформ.</text:p>
      <text:p text:style-name="P4">
"За результатами сімнадцятого тижня у національному прокаті, касові зборимультфільму MAVKA склали ₴151 955 072 грн. Кількість проданих квитків сягнула₴1 212 608", - йдеться у повідомленні.</text:p>
      <text:p text:style-name="P4">
У Держкіно нагадали, що прокат триває.</text:p>
      <text:p text:style-name="P4">
Анімаційний фільм створений за підтримки Державного агентства України з питанькіно, Агентства США з міжнародного розвитку (USAID).</text:p>
      <text:p text:style-name="P4">
<text:span text:style-name="T4">
Читайте також:</text:span>
 <text:a xlink:type="simple" xlink:href="https://www.ukrinform.ua/rubric-culture/3727861-film-mirnij21-pokazut-u-15-krainah-seitablaev-rozpoviv-detali.html" text:style-name="Internet_20_link" text:visited-style-name="Visited_20_Internet_20_Link">
 Фільм «Мирний-21» покажуть у 15 країнах - Сеітаблаєврозповів деталі </text:a>
</text:p>
      <text:p text:style-name="P4">
Кінотеатральну дистрибуцію в Україні здійснюють FILM.UA Distribution таKinomania Film Distribution. Генеральним медіапартнером проєкту виступає канал"1+1".</text:p>
      <text:p text:style-name="P4">
Як повідомляв Укрінформ, <text:a xlink:type="simple" xlink:href="https://www.ukrinform.ua/rubric-culture/3723936-za-motivami-multfilmu-mavka-lisova-pisna-planuut-znati-serial.html" text:style-name="Internet_20_link" text:visited-style-name="Visited_20_Internet_20_Link">
 українська студія Animagrad</text:a>
 планує знімати серіал за мотивамимультфільму "Мавка. Лісова пісня".</text:p>
      <text:p text:style-name="P4">
<text:span text:style-name="T5">
Фото: @MAVKA.MOVIE, Фейсбук</text:span>
</text:p>
      <text:p text:style-name="P4">
Source: <text:a xlink:type="simple" xlink:href="https://www.ukrinform.ua/rubric-culture/3728377-mavka-zibrala-u-prokati-majze-152-miljoni.html" text:style-name="Internet_20_link" text:visited-style-name="Visited_20_Internet_20_Link">
https://www.ukrinform.ua/rubric-culture/3728377-mavka-zibrala-u-prokati-majze-152-miljoni.html</text:a>
</text:p>
      <!--NEWS-->
      <text:h text:style-name="P10" text:outline-level="1">
<text:span text:style-name="T4">
У Помпеях виявили стародавнє зображення «прабатька піци»</text:span>
</text:h>
      <text:p text:style-name="P4">
Authors: Ukrinform (Person)</text:p>
      <text:p text:style-name="P4">
Publisher: Укринформ (Organization)</text:p>
      <text:p text:style-name="P4">
Published Time: 2023-06-27T16:14:58+03:00</text:p>
      <text:p text:style-name="P4">
Modified Time: 2023-06-27T16:14:58+03:00</text:p>
      <text:p text:style-name="P4">
Description: Італійські археологи виявили у Помпеях 2000-річну картину, на якій зображено «прабатька піци». — Укрінформ.</text:p>
      <text:p text:style-name="P4">
Images: ['<text:a xlink:type="simple" xlink:href="https://static.ukrinform.com/photos/2017_10/thumb_files/630_360_1508285734-4341.jpg" text:style-name="Internet_20_link" text:visited-style-name="Visited_20_Internet_20_Link">
630_360_15082...</text:a>
']</text:p>
      <text:p text:style-name="P4">
Tags: ['Археологи', 'Італія', 'Піца']</text:p>
      <text:p text:style-name="P4">
Type: Article</text:p>
      <!--METADATA-->
      <text:p text:style-name="P4">
<draw:frame draw:style-name="fr1" draw:name="Image65" text:anchor-type="as-char" svg:width="6.9236in" svg:height="3.956343in" draw:z-index="0">
<draw:image xlink:href="../Images/yкринформ/2023-06-27T16-14-58-03-00/630_360_1508285734-4341.jpg" xlink:type="simple" xlink:show="embed" xlink:actuate="onLoad" draw:mime-type="image/jpeg"/>
</draw:frame>
Італійські археологи виявили у Помпеях 2000-річну картину, на якій зображено«прабатька піци».</text:p>
      <text:p text:style-name="P4">
Про це повідомляє <text:a xlink:type="simple" xlink:href="http://www.ansa.it/english/news/2023/06/27/ancestor-of-pizza-found-in-still-life-at-pompeii_66d592a3-c314-4523-8106-4b5ee3538796.html" text:style-name="Internet_20_link" text:visited-style-name="Visited_20_Internet_20_Link">
 ANSA</text:a>
 , передаєУкрінформ.</text:p>
      <text:p text:style-name="P4">
</text:p>
      <text:p text:style-name="P4">
Як зазначається, зображення знайшли нещодавно під час розкопок мурованогобагатоповерхового житлового будинку у Помпеях. Воно розташоване в атріумірезиденції, поряд із якою була пекарня.</text:p>
      <text:p text:style-name="P4">
<text:span text:style-name="T4">
Читайте також:</text:span>
 <text:a xlink:type="simple" xlink:href="https://www.ukrinform.ua/rubric-world/3715277-v-egipti-arheologi-znajsli-majsterni-z-balzamuvanna-ta-grobnici.html" text:style-name="Internet_20_link" text:visited-style-name="Visited_20_Internet_20_Link">
 У Єгипті <text:span text:style-name="T4">
археологи</text:span>
 знайшли майстерні з бальзамуваннята гробниці </text:a>
</text:p>
      <text:p text:style-name="P4">
Ця знахідка стала першим доказом того, що стародавні римляни їли щось подібнедо піци, яку, як досі вважалося, винайшли в Неаполі у ХІХ столітті.</text:p>
      <text:p text:style-name="P4">
Водночас археологи наголошують, що страва на фресці не може бути піцою,оскільки ключові інгредієнти, такі як помідори та моцарела, у той час ще небули завезені до <text:a xlink:type="simple" xlink:href="https://www.ukrinform.ua/tag-italia" text:style-name="Internet_20_link" text:visited-style-name="Visited_20_Internet_20_Link">
 Італії </text:a>
 абовинайдені. Проте її форма дуже схожа на сучасну піцу.</text:p>
      <text:p text:style-name="P4">
<text:span text:style-name="T4">
Читайте також:</text:span>
 <text:a xlink:type="simple" xlink:href="https://www.ukrinform.ua/rubric-world/3709995-arheologi-znajsli-ostanki-dvoh-zertv-zemletrusu-v-pompeah.html" text:style-name="Internet_20_link" text:visited-style-name="Visited_20_Internet_20_Link">
 <text:span text:style-name="T4">
Археологи</text:span>
 знайшли останки двох жертв землетрусу вПомпеях </text:a>
</text:p>
      <text:p text:style-name="P4">
Як повідомляв Укрінформ, італійське місто Помпеї було повністю поховано підшаром лави та попелу під час виверження Везувія в 79 році н.е. Вперше містовиявили в 1592 році.</text:p>
      <text:p text:style-name="P4">
Source: <text:a xlink:type="simple" xlink:href="https://www.ukrinform.ua/rubric-world/3728380-u-pompeah-viavili-starodavne-zobrazenna-prabatka-pici.html" text:style-name="Internet_20_link" text:visited-style-name="Visited_20_Internet_20_Link">
https://www.ukrinform.ua/rubric-world/3728380-u-pompeah-viavili-starodavne-zobrazenna-prabatka-pici.html</text:a>
</text:p>
      <!--NEWS-->
      <text:h text:style-name="P10" text:outline-level="1">
<text:span text:style-name="T4">
На Сумщині без електрики залишаються 56 населених пунктів</text:span>
</text:h>
      <text:p text:style-name="P4">
Authors: Ukrinform (Person)</text:p>
      <text:p text:style-name="P4">
Publisher: Укринформ (Organization)</text:p>
      <text:p text:style-name="P4">
Published Time: 2023-06-27T16:15:00+03:00</text:p>
      <text:p text:style-name="P4">
Modified Time: 2023-06-27T16:15:00+03:00</text:p>
      <text:p text:style-name="P4">
Description: У Сумській області внаслідок обстрілів та негоди без електропостачання залишилися 56 населених пунктів. — Укрінформ.</text:p>
      <text:p text:style-name="P4">
Images: ['<text:a xlink:type="simple" xlink:href="https://static.ukrinform.com/photos/2016_02/thumb_files/630_360_1456760162-5290.jpg" text:style-name="Internet_20_link" text:visited-style-name="Visited_20_Internet_20_Link">
630_360_14567...</text:a>
']</text:p>
      <text:p text:style-name="P4">
Tags: ['Електроенергія', 'Обстріл', 'Сумщина']</text:p>
      <text:p text:style-name="P4">
Type: Article</text:p>
      <!--METADATA-->
      <text:p text:style-name="P4">
<draw:frame draw:style-name="fr1" draw:name="Image67" text:anchor-type="as-char" svg:width="6.9236in" svg:height="3.956343in" draw:z-index="0">
<draw:image xlink:href="../Images/yкринформ/2023-06-27T16-15-00-03-00/630_360_1456760162-5290.jpg" xlink:type="simple" xlink:show="embed" xlink:actuate="onLoad" draw:mime-type="image/jpeg"/>
</draw:frame>
 УСумській області внаслідок обстрілів та негоди без електропостачаннязалишилися 56 населених пунктів.</text:p>
      <text:p text:style-name="P4">
Про це повідомляє "Сумибленерго" у <text:a xlink:type="simple" xlink:href="https://www.facebook.com/sumyoblenergo/posts/pfbid0m6Ymea88DqC4ZZHARNDb9PNUKs81kfy1jTBdVWY82EdF5AvNJ4YDGyoFzkNBbVQwl" text:style-name="Internet_20_link" text:visited-style-name="Visited_20_Internet_20_Link">
 Фейсбуці</text:a>
, передає Укрінформ.</text:p>
      <text:p text:style-name="P4">
"Станом на 12.00 27 червня, внаслідок ворожих обстрілів зі сторони рф без <text:a xlink:type="simple" xlink:href="https://www.ukrinform.ua/tag-elektroenergia" text:style-name="Internet_20_link" text:visited-style-name="Visited_20_Internet_20_Link">
електропостачання </text:a>
 залишаються38 населених пунктів Сумської області: 967 споживачів Білопільськоїтериторіальної громади; 659 споживачів В. Писарівської територіальної громади;по 65 споживачів у Путивльській та Глухівській територіальних громадах; 59споживачів у С. Будській територіальній громаді. Окрім того, внаслідокскладних погодних умов залишаються знеструмленими 18 населених пунктівСумської області", - йдеться в повідомленні.</text:p>
      <text:p text:style-name="P4">
Як зазначають у "Сумиобленерго", оперативно-аварійні бригади в посиленомурежимі працюють над відновленням електропостачання на знеструмлених внаслідокнегоди ділянках.</text:p>
      <text:p text:style-name="P4">
Через аварію частина міста Суми залишилася без електропостачання.</text:p>
      <text:p text:style-name="P4">
<text:span text:style-name="T4">
Читайте також:</text:span>
 <text:a xlink:type="simple" xlink:href="https://www.ukrinform.ua/rubric-regions/3725816-u-hersoni-bez-elektropostacanna-zalisautsa-se-majze-14-tisac-abonentiv.html" text:style-name="Internet_20_link" text:visited-style-name="Visited_20_Internet_20_Link">
 У Херсоні без електропостачання залишаються ще майже 14тисяч абонентів </text:a>
</text:p>
      <text:p text:style-name="P4">
Про це з посиланням на Сумиобленерго повідомляє Сумська міськрада у <text:a xlink:type="simple" xlink:href="https://t.me/sumskamiskarada/18587" text:style-name="Internet_20_link" text:visited-style-name="Visited_20_Internet_20_Link">
Телеграмі </text:a>
 .</text:p>
      <text:p text:style-name="P4">
"У зв'язку з аварійною ситуацією у мережах АТ «Сумиобленерго» частинаспоживачів міста Суми залишилась без електропостачання. Аварійні-ремонтнібригади товариства вже працюють над відновленням електроенергії", - йдеться вповідомленні.</text:p>
      <text:p text:style-name="P4">
Як повідомляв Укрінформ, на Сумщині в лікарні померла 41-річна жінка зМиропілля, яка зазнала поранень під час артилерійського обстрілу росіянами 26червня.</text:p>
      <text:p text:style-name="P4">
Source: <text:a xlink:type="simple" xlink:href="https://www.ukrinform.ua/rubric-regions/3728381-na-sumsini-bez-elektriki-zalisautsa-56-naselenih-punktiv.html" text:style-name="Internet_20_link" text:visited-style-name="Visited_20_Internet_20_Link">
https://www.ukrinform.ua/rubric-regions/3728381-na-sumsini-bez-elektriki-zalisautsa-56-naselenih-punktiv.html</text:a>
</text:p>
      <!--NEWS-->
      <text:h text:style-name="P10" text:outline-level="1">
<text:span text:style-name="T4">
На Запоріжжі ворог завдав удару по Оріхову, є загиблі й поранені</text:span>
</text:h>
      <text:p text:style-name="P4">
Authors: Ukrinform (Person)</text:p>
      <text:p text:style-name="P4">
Publisher: Укринформ (Organization)</text:p>
      <text:p text:style-name="P4">
Published Time: 2023-06-27T16:19:00+03:00</text:p>
      <text:p text:style-name="P4">
Modified Time: 2023-06-27T16:19:00+03:00</text:p>
      <text:p text:style-name="P4">
Description: Російська армія завдала удару по прифронтовому Оріхову. Є загиблі й поранені. — Укрінформ.</text:p>
      <text:p text:style-name="P4">
Images: ['<text:a xlink:type="simple" xlink:href="https://static.ukrinform.com/photos/2017_02/thumb_files/630_360_1487747482-1856.jpg" text:style-name="Internet_20_link" text:visited-style-name="Visited_20_Internet_20_Link">
630_360_14877...</text:a>
']</text:p>
      <text:p text:style-name="P4">
Tags: ['Обстріл', 'Російські військові', 'Запоріжжя', 'Війна з Росією', 'Артилерія']</text:p>
      <text:p text:style-name="P4">
Type: Article</text:p>
      <!--METADATA-->
      <text:p text:style-name="P4">
<draw:frame draw:style-name="fr1" draw:name="Image68" text:anchor-type="as-char" svg:width="6.9236in" svg:height="3.956343in" draw:z-index="0">
<draw:image xlink:href="../Images/yкринформ/2023-06-27T16-19-00-03-00/630_360_1487747482-1856.jpg" xlink:type="simple" xlink:show="embed" xlink:actuate="onLoad" draw:mime-type="image/jpeg"/>
</draw:frame>
 Російськаармія завдала удару по прифронтовому Оріхову. Є загиблі й поранені.</text:p>
      <text:p text:style-name="P4">
Про це у <text:a xlink:type="simple" xlink:href="https://t.me/zoda_gov_ua/19853" text:style-name="Internet_20_link" text:visited-style-name="Visited_20_Internet_20_Link">
 </text:a>
 <text:a xlink:type="simple" xlink:href="https://t.me/zoda_gov_ua/19853" text:style-name="Internet_20_link" text:visited-style-name="Visited_20_Internet_20_Link">
 Телеграмі</text:a>
 <text:a xlink:type="simple" xlink:href="https://t.me/zoda_gov_ua/19853" text:style-name="Internet_20_link" text:visited-style-name="Visited_20_Internet_20_Link">
 </text:a>
повідомляє голова Запорізької ОВА Юрій Малашко, передає Укрінформ.</text:p>
      <text:p text:style-name="P4">
"Внаслідок артилерійського <text:a xlink:type="simple" xlink:href="https://www.ukrinform.ua/tag-obstril" text:style-name="Internet_20_link" text:visited-style-name="Visited_20_Internet_20_Link">
 обстрілу </text:a>
поранення отримали 70-річний житель Оріхова та жінки 87 та 78 років. Серйознітравми отримали три жительки Преображенки - 45, 56 та 87 років. На жаль, відотриманих поранень загинув 77-річний оріхів'янин", - йдеться у дописі.</text:p>
      <text:p text:style-name="P4">
<text:span text:style-name="T4">
Читайте також:</text:span>
 <text:a xlink:type="simple" xlink:href="https://www.ukrinform.ua/rubric-ato/3728192-rosiani-za-dobu-obstrilali-devat-oblastej-ukraini-zvedenna-ova.html" text:style-name="Internet_20_link" text:visited-style-name="Visited_20_Internet_20_Link">
 Росіяни за добу <text:span text:style-name="T4">
обстріл</text:span>
 яли дев'ять областей України- зведення ОВА </text:a>
</text:p>
      <text:p text:style-name="P4">
Раніше повідомлялося, що протягом минулої доби ворог здійснив 43 обстріли по15 населених пунктах: тричі бив по Ольгівському та Чарівному з РСЗВ, 40 ударівз артилерії - по Гуляйполю, Оріхову, Левадному, Ольгівському, Новодарівці,Малинівці, Полтавці, Малій Токмачці, Преображенці, Павлівці та Новояковлівці.</text:p>
      <text:p text:style-name="P4">
Source: <text:a xlink:type="simple" xlink:href="https://www.ukrinform.ua/rubric-ato/3728383-na-zaporizzi-vorog-zavdav-udaru-po-orihovu-e-poraneni-i-zagibli.html" text:style-name="Internet_20_link" text:visited-style-name="Visited_20_Internet_20_Link">
https://www.ukrinform.ua/rubric-ato/3728383-na-zaporizzi-vorog-zavdav-udaru-po-orihovu-e-poraneni-i-zagibli.html</text:a>
</text:p>
      <!--NEWS-->
      <text:h text:style-name="P10" text:outline-level="1">
<text:span text:style-name="T4">
Прикордонники не фіксують облаштування баз для «вагнерівців» у Білорусі</text:span>
</text:h>
      <text:p text:style-name="P4">
Authors: Ukrinform (Person)</text:p>
      <text:p text:style-name="P4">
Publisher: Укринформ (Organization)</text:p>
      <text:p text:style-name="P4">
Published Time: 2023-06-27T16:20:59+03:00</text:p>
      <text:p text:style-name="P4">
Modified Time: 2023-06-27T16:20:59+03:00</text:p>
      <text:p text:style-name="P4">
Description: Наразі не зафіксовано появу на території Білорусі угруповання російських найманців ПВК "Вагнер". — Укрінформ.</text:p>
      <text:p text:style-name="P4">
Images: ['<text:a xlink:type="simple" xlink:href="https://static.ukrinform.com/photos/2022_11/thumb_files/630_360_1668181166-4441.jpeg" text:style-name="Internet_20_link" text:visited-style-name="Visited_20_Internet_20_Link">
630_360_16681...</text:a>
']</text:p>
      <text:p text:style-name="P4">
Tags: ['Білорусь', 'Прикордонники', 'ПВК "Вагнера"']</text:p>
      <text:p text:style-name="P4">
Type: Article</text:p>
      <!--METADATA-->
      <text:p text:style-name="P4">
<draw:frame draw:style-name="fr1" draw:name="Image69" text:anchor-type="as-char" svg:width="6.9236in" svg:height="3.956343in" draw:z-index="0">
<draw:image xlink:href="../Images/yкринформ/2023-06-27T16-20-59-03-00/630_360_1668181166-4441.jpeg" xlink:type="simple" xlink:show="embed" xlink:actuate="onLoad" draw:mime-type="image/jpeg"/>
</draw:frame>
 Наразіне зафіксовано появу на території Білорусі угруповання російських найманцівПВК "Вагнер".</text:p>
      <text:p text:style-name="P4">
Про це повідомив кореспонденту Укрінформу речник ДПСУ Андрій Демченко.</text:p>
      <text:p text:style-name="P4">
«На цей час ми не фіксуємо початку облаштування баз для роснайманців та їхпояву в РБ», - сказав речник.</text:p>
      <text:p text:style-name="P4">
Він також додав, що виключати, однак, цього не можна. За ситуацією в <text:a xlink:type="simple" xlink:href="https://www.ukrinform.ua/tag-bilorus" text:style-name="Internet_20_link" text:visited-style-name="Visited_20_Internet_20_Link">
Білорусі </text:a>
 активно стежить розвідка, втому числі Державної прикордонної служби, сказав речник.</text:p>
      <text:p text:style-name="P4">
<text:span text:style-name="T4">
Читайте також:</text:span>
 <text:a xlink:type="simple" xlink:href="https://www.ukrinform.ua/rubric-ato/3727552-situacia-u-pivnicnij-operacijnij-zoni-zalisaetsa-stabilnou-ta-kontrolovanou-naev.html" text:style-name="Internet_20_link" text:visited-style-name="Visited_20_Internet_20_Link">
 Ситуація у північній операційній зоні залишаєтьсястабільною та контрольованою – Наєв </text:a>
</text:p>
      <text:p text:style-name="P4">
Як повідомляли ЗМІ, у Білорусі нібито почали зводити табори для розміщеннябойовиків ПВК "Вагнер" після домовленостей з Олександром Лукашенком, який вівпереговори з Євгеном Пригожиним.</text:p>
      <text:p text:style-name="P4">
<text:span text:style-name="T4">
Читайте також:</text:span>
 <text:a xlink:type="simple" xlink:href="https://www.ukrinform.ua/rubric-world/3728368-minoboroni-litvi-ne-pidtverdzue-peremisenna-vagnerivciv-u-bilorus.html" text:style-name="Internet_20_link" text:visited-style-name="Visited_20_Internet_20_Link">
 Міноборони Литви не підтверджує переміщення «<text:span text:style-name="T4">
вагнерівців</text:span>
 » у Білорусь </text:a>
</text:p>
      <text:p text:style-name="P4">
За даними росвидання, перший табір на 8 000 людей мають побудувати врозташованих за 200 км від кордону з Україною Осиповичах Могильовськоїобласті.</text:p>
      <text:p text:style-name="P4">
Source: <text:a xlink:type="simple" xlink:href="https://www.ukrinform.ua/rubric-ato/3728385-prikordonniki-ne-fiksuut-oblastuvanna-baz-dla-vagnerivciv-u-bilorusi.html" text:style-name="Internet_20_link" text:visited-style-name="Visited_20_Internet_20_Link">
https://www.ukrinform.ua/rubric-ato/3728385-prikordonniki-ne-fiksuut-oblastuvanna-baz-dla-vagnerivciv-u-bilorusi.html</text:a>
</text:p>
      <!--NEWS-->
      <text:h text:style-name="P10" text:outline-level="1">
<text:span text:style-name="T4">
Дар'я Снігур поступилася на старті відбору Вімблдона-2023</text:span>
</text:h>
      <text:p text:style-name="P4">
Authors: Ukrinform (Person)</text:p>
      <text:p text:style-name="P4">
Publisher: Укринформ (Organization)</text:p>
      <text:p text:style-name="P4">
Published Time: 2023-06-27T16:23:00+03:00</text:p>
      <text:p text:style-name="P4">
Modified Time: 2023-06-27T16:23:00+03:00</text:p>
      <text:p text:style-name="P4">
Description: Українська тенісистка Дар'я Снігур невдало старувала у кваліфікації Вімблдона-2023 - змагань серії Grand Slam, що проходять на кортах Лондона.   — Укрінформ.</text:p>
      <text:p text:style-name="P4">
Images: ['<text:a xlink:type="simple" xlink:href="https://static.ukrinform.com/photos/2023_06/thumb_files/630_360_1687871955-756.jpg" text:style-name="Internet_20_link" text:visited-style-name="Visited_20_Internet_20_Link">
630_360_16878...</text:a>
']</text:p>
      <text:p text:style-name="P4">
Tags: ['Україна', 'Жінки', 'Вімблдон', 'настільний теніс']</text:p>
      <text:p text:style-name="P4">
Type: Article</text:p>
      <!--METADATA-->
      <text:p text:style-name="P4">
<draw:frame draw:style-name="fr1" draw:name="Image70" text:anchor-type="as-char" svg:width="6.9236in" svg:height="3.956343in" draw:z-index="0">
<draw:image xlink:href="../Images/yкринформ/2023-06-27T16-23-00-03-00/630_360_1687871955-756.jpg" xlink:type="simple" xlink:show="embed" xlink:actuate="onLoad" draw:mime-type="image/jpeg"/>
</draw:frame>
 Українськатенісистка Дар'я Снігур невдало старувала у кваліфікації Вімблдона-2023 -змагань серії Grand Slam, що проходять на кортах Лондона.</text:p>
      <text:p text:style-name="P4">
Сьогодні українка (№151 WTA) програла Аранчі Рус з Нідерландів (85) - 6:7(1:7), 4:6, передає Укрінформ.</text:p>
      <text:p text:style-name="P4">
Тенісистки провели на корті 1 годину 37 хвилин.</text:p>
      <text:p text:style-name="P4">
<text:span text:style-name="T4">
Читайте також:</text:span>
 <text:a xlink:type="simple" xlink:href="https://www.ukrinform.ua/rubric-sports/3728164-sogodni-ukrainski-tenisistki-startuut-u-vidbori-vimbldona2023.html" text:style-name="Internet_20_link" text:visited-style-name="Visited_20_Internet_20_Link">
 Сьогодні українські <text:span text:style-name="T4">
теніс</text:span>
 истки стартують у відборіВімблдона-2023 </text:a>
</text:p>
      <text:p text:style-name="P4">
Основна сітка Вімблдона-2023 пройде 3-16 липня.</text:p>
      <text:p text:style-name="P4">
Фото: btu.org.</text:p>
      <text:p text:style-name="P4">
Source: <text:a xlink:type="simple" xlink:href="https://www.ukrinform.ua/rubric-sports/3728386-dara-snigur-postupilasa-na-starti-vidboru-vimbldona2023.html" text:style-name="Internet_20_link" text:visited-style-name="Visited_20_Internet_20_Link">
https://www.ukrinform.ua/rubric-sports/3728386-dara-snigur-postupilasa-na-starti-vidboru-vimbldona2023.html</text:a>
</text:p>
      <!--NEWS-->
      <text:h text:style-name="P10" text:outline-level="1">
<text:span text:style-name="T4">
Порти та пункти пропуску: Шмигаль провів розмову з новим прем’єром Румунії</text:span>
</text:h>
      <text:p text:style-name="P4">
Authors: Ukrinform (Person)</text:p>
      <text:p text:style-name="P4">
Publisher: Укринформ (Organization)</text:p>
      <text:p text:style-name="P4">
Published Time: 2023-06-27T16:25:11+03:00</text:p>
      <text:p text:style-name="P4">
Modified Time: 2023-06-27T16:25:11+03:00</text:p>
      <text:p text:style-name="P4">
Description: Прем'єр-міністр України Денис Шмигаль обговорив з новопризначеним прем’єр-міністром Румунії Марчелом Чолаку розширення логістичних можливостей між державами. — Укрінформ.</text:p>
      <text:p text:style-name="P4">
Images: ['<text:a xlink:type="simple" xlink:href="https://static.ukrinform.com/photos/2023_06/thumb_files/630_360_1687872171-404.jpg" text:style-name="Internet_20_link" text:visited-style-name="Visited_20_Internet_20_Link">
630_360_16878...</text:a>
']</text:p>
      <text:p text:style-name="P4">
Tags: ['Порт', 'Румунія', 'Транспорт', 'Шмигаль']</text:p>
      <text:p text:style-name="P4">
Type: Article</text:p>
      <!--METADATA-->
      <text:p text:style-name="P4">
<draw:frame draw:style-name="fr1" draw:name="Image71" text:anchor-type="as-char" svg:width="6.9236in" svg:height="3.956343in" draw:z-index="0">
<draw:image xlink:href="../Images/yкринформ/2023-06-27T16-25-11-03-00/630_360_1687872171-404.jpg" xlink:type="simple" xlink:show="embed" xlink:actuate="onLoad" draw:mime-type="image/jpeg"/>
</draw:frame>
 Прем'єр-міністр України Денис Шмигаль обговорив з новопризначеним прем’єр-міністромРумунії Марчелом Чолаку розширення логістичних можливостей між державами.</text:p>
      <text:p text:style-name="P4">
Про це Шмигаль повідомив у <text:a xlink:type="simple" xlink:href="https://t.me/Denys_Smyhal/5504" text:style-name="Internet_20_link" text:visited-style-name="Visited_20_Internet_20_Link">
 Телеграмі </text:a>
 ,передає Укрінформ.</text:p>
      <text:p text:style-name="P4">
«Обговорили розширення логістичних можливостей між нашими державами. Маємопотенціал збільшення транзиту втричі за рахунок розвитку пунктів пропуску,поромних переправ і морських та річкових портів. Запропонував опрацювативідповідні кроки на рівні урядів із застосуванням усіх найкращих європейськихпрактик. Зокрема, з впровадженням спільного митного контролю, обміном базданих та інших заходів», - написав він.</text:p>
      <text:p text:style-name="P4">
 <text:span text:style-name="T4">
Читайте також:</text:span>
<text:a xlink:type="simple" xlink:href="https://www.ukrinform.ua/rubric-vidbudova/3726651-rumunia-moze-spramuvati-castinu-pributkiv-energokompanij-na-pidtrimku-energosektora-ukraini.html" text:style-name="Internet_20_link" text:visited-style-name="Visited_20_Internet_20_Link">
 Румунія може спрямувати частину прибутків енергокомпаній на підтримкуенергосектора України </text:a>
</text:p>
      <text:p text:style-name="P4">
Шмигаль подякував за позицію уряду <text:a xlink:type="simple" xlink:href="https://www.ukrinform.ua/tag-rumunia" text:style-name="Internet_20_link" text:visited-style-name="Visited_20_Internet_20_Link">
 Румунії </text:a>
 щодо підтримки вступу України в ЄС і НАТО, а також за допомогу навсіх рівнях під час повномасштабної війни.</text:p>
      <text:p text:style-name="P4">
«Очікуємо на подальший тісний діалог на користь наших країн», - підкресливШмигаль.</text:p>
      <text:p text:style-name="P4">
Як повідомлялося, парламент Румунії 15 червня висловив вотум довіри новомууряду країни на чолі з прем’єр-міністром Марчелом Чолаку.</text:p>
      <text:p text:style-name="P4">
До цього президент Румунії Клаус Йоганніс призначив лідера Соціал-демократичної партії Марчела Чолаку головою нового уряду в межах угоди проротацію прем'єр-міністрів, що має на меті забезпечити політичну стабільність україні.</text:p>
      <text:p text:style-name="P4">
<text:span text:style-name="T5">
Фото: Шмигаль/Телеграм</text:span>
</text:p>
      <text:p text:style-name="P4">
Source: <text:a xlink:type="simple" xlink:href="https://www.ukrinform.ua/rubric-economy/3728388-porti-ta-punkti-propusku-smigal-proviv-rozmovu-z-novim-premerom-rumunii.html" text:style-name="Internet_20_link" text:visited-style-name="Visited_20_Internet_20_Link">
https://www.ukrinform.ua/rubric-economy/3728388-porti-ta-punkti-propusku-smigal-proviv-rozmovu-z-novim-premerom-rumunii.html</text:a>
</text:p>
      <!--NEWS-->
      <text:h text:style-name="P10" text:outline-level="1">
<text:span text:style-name="T4">
Україна та Європейська асоціація вільної торгівлі анонсували переговори щодо оновлення угод</text:span>
</text:h>
      <text:p text:style-name="P4">
Authors: Ukrinform (Person)</text:p>
      <text:p text:style-name="P4">
Publisher: Укринформ (Organization)</text:p>
      <text:p text:style-name="P4">
Published Time: 2023-06-27T16:26:00+03:00</text:p>
      <text:p text:style-name="P4">
Modified Time: 2023-06-27T16:26:00+03:00</text:p>
      <text:p text:style-name="P4">
Description: Україна спільно з Європейською асоціацією вільної торгівлі (ЄАВТ) оголосили про початок переговорів щодо оновлення низки угод про вільну торгівлю, що створить новий сприятливий клімат для економічних відносин. — Укрінформ.</text:p>
      <text:p text:style-name="P4">
Images: ['<text:a xlink:type="simple" xlink:href="https://static.ukrinform.com/photos/2020_11/thumb_files/630_360_1605016071-606.png" text:style-name="Internet_20_link" text:visited-style-name="Visited_20_Internet_20_Link">
630_360_16050...</text:a>
']</text:p>
      <text:p text:style-name="P4">
Tags: ['Економіка', 'Євросоюз', 'Торгівля']</text:p>
      <text:p text:style-name="P4">
Type: Article</text:p>
      <!--METADATA-->
      <text:p text:style-name="P4">
<draw:frame draw:style-name="fr1" draw:name="Image73" text:anchor-type="as-char" svg:width="6.9236in" svg:height="3.956343in" draw:z-index="0">
<draw:image xlink:href="../Images/yкринформ/2023-06-27T16-26-00-03-00/630_360_1605016071-606.png" xlink:type="simple" xlink:show="embed" xlink:actuate="onLoad" draw:mime-type="image/png"/>
</draw:frame>
 Українаспільно з Європейською асоціацією вільної торгівлі (ЄАВТ) оголосили пропочаток переговорів щодо оновлення низки угод про вільну торгівлю, що створитьновий сприятливий клімат для економічних відносин.</text:p>
      <text:p text:style-name="P4">
Як передає Укрінформ, про це повідомила <text:a xlink:type="simple" xlink:href="https://www.me.gov.ua/News/Detail" text:style-name="Internet_20_link" text:visited-style-name="Visited_20_Internet_20_Link">
 пресслужба Мінекономіки</text:a>
за підсумками зустрічі першого віцепрем’єр-міністра України - міністраекономіки Юлії Свириденко з міністрами Європейської асоціації вільної торгівлі(ЄАВТ).</text:p>
      <text:p text:style-name="P4">
«Уряд України високо цінує готовність держав ЄАВТ щодо перегляду та розширеннясфери дії Угоди про вільну <text:a xlink:type="simple" xlink:href="https://www.ukrinform.ua/tag-torgivla" text:style-name="Internet_20_link" text:visited-style-name="Visited_20_Internet_20_Link">
 торгівлю </text:a>
між Україною та державами ЄАВТ &lt;...&gt;
. Оновлення Угоди створить новийсприятливий клімат для економічних відносин у сфері торгівлі, сприятимеформуванню конкурентоспроможної ринкової економіки та розвитку ключовихгалузей», - зазначила Свириденко.</text:p>
      <text:p text:style-name="P4">
До нової редакції угоди передбачається включити, зокрема, нові розділи щодомалих та середніх підприємств, торгівлі та сталого розвитку, електронноїкомерції та технічного співробітництва. Також пропонується оновити такірозділи як торгівля товарами, технічні бар’єри в торгівлі, санітарні тафітосанітарні заходи, спрощення процедур торгівлі, захист інтелектуальноївласності, державні закупівлі.</text:p>
      <text:p text:style-name="P4">
Зі свого боку, Україна зацікавлена у максимальній лібералізації як ставокмитних зборів, так і пільгових мит, а також нетарифних заходів щодо всіхтоварів.</text:p>
      <text:p text:style-name="P4">
<text:span text:style-name="T4">
Читайте також:</text:span>
 <text:a xlink:type="simple" xlink:href="https://www.ukrinform.ua/rubric-economy/3509336-nizka-pozitivnih-risen-dla-ukraini-u-zenevi-zaversilas-konferencia-sot-minekonomiki.html" text:style-name="Internet_20_link" text:visited-style-name="Visited_20_Internet_20_Link">
 Низка позитивних рішень для України: у Женеві завершиласьКонференція СОТ - Мінекономіки </text:a>
</text:p>
      <text:p text:style-name="P4">
«Перегляд угоди є лише одним із кроків щодо розвитку економічних відносин міжнашими країнами. Інший крок – це залучення міжнародного бізнесу уреконструкцію та відновлення України. Протягом війни ми визначили, що щоперспективними для інвестицій та розвитку підприємництва, крім відновленнясоціальної інфраструктури, є аграрна галузь, military-tech, енергетика таінше», - зазначила Свириденко.</text:p>
      <text:p text:style-name="P4">
Як повідомляв Укрінформ, Європейська асоціація вільної торгівлі (ЄАВТ) є зоноювільної торгівлі, яка об'єднує митні території чотирьох європейських країн,які не вступили до Європейського Союзу, зокрема, Республіки Ісландія,Князівства Ліхтенштейн, Королівства Норвегії та Швейцарської конфедерації.Зона вільної торгівлі забезпечує країнам-членам режим вільної торгівлітоварами та послугами, а також гарантує вільний рух капіталів та фізичнихосіб.</text:p>
      <text:p text:style-name="P4">
Source: <text:a xlink:type="simple" xlink:href="https://www.ukrinform.ua/rubric-economy/3728389-ukraina-ta-evropejska-asociacia-vilnoi-torgivli-anonsuvali-peregovori-sodo-onovlenna-ugod.html" text:style-name="Internet_20_link" text:visited-style-name="Visited_20_Internet_20_Link">
https://www.ukrinform.ua/rubric-economy/3728389-ukraina-ta-evropejska-asociacia-vilnoi-torgivli-anonsuvali-peregovori-sodo-onovlenna-ugod.html</text:a>
</text:p>
      <!--NEWS-->
      <text:h text:style-name="P10" text:outline-level="1">
<text:span text:style-name="T4">
Міцність путінської системи виявилася її слабкістю – німецький експерт</text:span>
</text:h>
      <text:p text:style-name="P4">
Authors: Ukrinform (Person)</text:p>
      <text:p text:style-name="P4">
Publisher: Укринформ (Organization)</text:p>
      <text:p text:style-name="P4">
Published Time: 2023-06-27T16:30:00+03:00</text:p>
      <text:p text:style-name="P4">
Modified Time: 2023-06-27T23:30:00+03:00</text:p>
      <text:p text:style-name="P4">
Description: Те, що президент РФ Володимир Путін і його оточення роками представляли як міцність системи, виявилася найбільшою слабкістю. — Укрінформ.</text:p>
      <text:p text:style-name="P4">
Images: ['<text:a xlink:type="simple" xlink:href="https://static.ukrinform.com/photos/2023_06/thumb_files/630_360_1686674529-812.jpg" text:style-name="Internet_20_link" text:visited-style-name="Visited_20_Internet_20_Link">
630_360_16866...</text:a>
']</text:p>
      <text:p text:style-name="P4">
Tags: ['Путін', 'ПВК "Вагнера"', 'Пригожин', 'Війна з Росією']</text:p>
      <text:p text:style-name="P4">
Type: Article</text:p>
      <!--METADATA-->
      <text:p text:style-name="P4">
<draw:frame draw:style-name="fr1" draw:name="Image74" text:anchor-type="as-char" svg:width="6.9236in" svg:height="3.956343in" draw:z-index="0">
<draw:image xlink:href="../Images/yкринформ/2023-06-27T16-30-00-03-00/630_360_1686674529-812.jpg" xlink:type="simple" xlink:show="embed" xlink:actuate="onLoad" draw:mime-type="image/jpeg"/>
</draw:frame>
 Те, щопрезидент РФ Володимир Путін і його оточення роками представляли як міцністьсистеми, виявилася найбільшою слабкістю.</text:p>
      <text:p text:style-name="P4">
Таку думку висловив експерт Німецької ради з питань зовнішніх відносин ШтефанМайстер під час спілкування з іноземними журналістами в Берліні, повідомляєкореспондент Укрінформу.</text:p>
      <text:p text:style-name="P4">
За словами Майстера, спроба путчу, влаштована минулими вихідними ЄвгеномПригожиним і ПВК «Вагнер», показали повною мірою «слабкість путінськоїсистеми, яка точиться навколо одної людини, персоналізована».</text:p>
      <text:p text:style-name="P4">
Влада, втративши, хай і тимчасово, монополію на насильство, була не була взмозі вести переговори, на кілька годин країна втратили управління: всі чекалина те, що скаже сам <text:a xlink:type="simple" xlink:href="https://www.ukrinform.ua/tag-putin" text:style-name="Internet_20_link" text:visited-style-name="Visited_20_Internet_20_Link">
 Путін </text:a>
 , а «він усвоїх зверненнях виглядав так, ніби не розуміє, що відбувається, був слабким,далеким від реальності».</text:p>
      <text:p text:style-name="P4">
«Якщо Путін не реагує, система впадає в хаос. Система не достатньо гнучка,щоби відреагувати на форс-мажор», - резюмував експерт. Він вважає, що сталася«неймовірна втрата престижу для Путіна, що для нього є дуже важким, а всясистема – послаблена».</text:p>
      <text:p text:style-name="P4">
Що стосується ПВК «Вагнера», то вона не відіграватиме надалі у війні важливоїролі, вважає Майстер, ця армія вже не є потужною, як раніше. Експерт такожпереконаний, що модель приватних компаній, започаткована в 2014 році дляведення гібридних операцій, вичерпала себе, втратила актуальність під чассправжньої війни й система мала рано чи пізно покарати Пригожина та взяти підконтроль.</text:p>
      <text:p text:style-name="P4">
Путін своєю чергою, очевидно, захоче продемонструвати ще сильнішу рішучістьназовні, але також посилити репресії всередині країни.</text:p>
      <text:p text:style-name="P4">
<text:span text:style-name="T4">
Читайте також:</text:span>
 <text:a xlink:type="simple" xlink:href="https://www.ukrinform.ua/rubric-polytics/3728551-vijna-putina-ne-prizvela-ni-do-cogo-okrim-nestabilnosti-rutte.html" text:style-name="Internet_20_link" text:visited-style-name="Visited_20_Internet_20_Link">
 Війна <text:span text:style-name="T4">
Путін</text:span>
 а не призвела ні до чого, окрімнестабільності - Рютте </text:a>
</text:p>
      <text:p text:style-name="P4">
Майстер також згадав наратив багатьох західних держав, але особливопритаманний Німеччині про те, що необхідно будь-що запобігти розвалу Росії.Він назвав цей «німецький страх» проблемою. Але сьогоднішня РосійськаФедерація – не СРСР 1980-х років. У настільці високоперсоналізованій системіяк у РФ, дуже швидко може дійти до путча, «швидше, ніж всі могли собі уявити».</text:p>
      <text:p text:style-name="P4">
Нагадаємо, минулими вихідними ПВК «Вагнера» пішла маршем на Москву, але черезкілька годин сама зупинила своє просування, пояснивши це небажанням проливатикров.</text:p>
      <text:p text:style-name="P4">
Source: <text:a xlink:type="simple" xlink:href="https://www.ukrinform.ua/rubric-world/3728556-micnist-putinskoi-sistemi-viavilasa-ii-slabkistu-nimeckij-ekspert.html" text:style-name="Internet_20_link" text:visited-style-name="Visited_20_Internet_20_Link">
https://www.ukrinform.ua/rubric-world/3728556-micnist-putinskoi-sistemi-viavilasa-ii-slabkistu-nimeckij-ekspert.html</text:a>
</text:p>
      <!--NEWS-->
      <text:h text:style-name="P10" text:outline-level="1">
<text:span text:style-name="T4">
Завацька у трьох сетах програла британці у кваліфікації Вімблдона</text:span>
</text:h>
      <text:p text:style-name="P4">
Authors: Ukrinform (Person)</text:p>
      <text:p text:style-name="P4">
Publisher: Укринформ (Organization)</text:p>
      <text:p text:style-name="P4">
Published Time: 2023-06-27T16:35:48+03:00</text:p>
      <text:p text:style-name="P4">
Modified Time: 2023-06-27T16:35:48+03:00</text:p>
      <text:p text:style-name="P4">
Description: Українська тенісистка Катаріна Завацька не пройшла стартове коло кваліфікації Вімблдона-2023 - змагань серії Grand Slam, що проходять на кортах Лондона.   — Укрінформ.</text:p>
      <text:p text:style-name="P4">
Images: ['<text:a xlink:type="simple" xlink:href="https://static.ukrinform.com/photos/2023_06/thumb_files/630_360_1687849556-657.jpg" text:style-name="Internet_20_link" text:visited-style-name="Visited_20_Internet_20_Link">
630_360_16878...</text:a>
']</text:p>
      <text:p text:style-name="P4">
Tags: ['Теніс', 'Збірна України', 'Жінки', 'Вімблдон']</text:p>
      <text:p text:style-name="P4">
Type: Article</text:p>
      <!--METADATA-->
      <text:p text:style-name="P4">
<draw:frame draw:style-name="fr1" draw:name="Image75" text:anchor-type="as-char" svg:width="6.9236in" svg:height="3.956343in" draw:z-index="0">
<draw:image xlink:href="../Images/yкринформ/2023-06-27T16-35-48-03-00/630_360_1687849556-657.jpg" xlink:type="simple" xlink:show="embed" xlink:actuate="onLoad" draw:mime-type="image/jpeg"/>
</draw:frame>
 Українськатенісистка Катаріна Завацька не пройшла стартове коло кваліфікаціїВімблдона-2023 - змагань серії Grand Slam, що проходять на кортах Лондона.</text:p>
      <text:p text:style-name="P4">
Катаріну (№183) зупинила британська тенісистка Нейкта Бейнз (311), якаперемогла у трьох сетах - 4:6, 6:2, 6:3, передає Укрінформ.</text:p>
      <text:p text:style-name="P4">
Суперниці провели на корті 1 годину 46 хвилин.</text:p>
      <text:p text:style-name="P4">
<text:span text:style-name="T4">
Читайте також:</text:span>
 <text:a xlink:type="simple" xlink:href="https://www.ukrinform.ua/rubric-sports/3728386-dara-snigur-postupilasa-na-starti-vidboru-vimbldona2023.html" text:style-name="Internet_20_link" text:visited-style-name="Visited_20_Internet_20_Link">
 Дар'я Снігур поступилася на старті відбору Вімблдона-2023</text:a>
</text:p>
      <text:p text:style-name="P4">
Матчі основної сітки Вімблдона-2023 пройдуть 3-16 липня.</text:p>
      <text:p text:style-name="P4">
Фото: Getty Images.</text:p>
      <text:p text:style-name="P4">
Source: <text:a xlink:type="simple" xlink:href="https://www.ukrinform.ua/rubric-sports/3728394-zavacka-u-troh-setah-prograla-britanci-u-kvalifikacii-vimbldona.html" text:style-name="Internet_20_link" text:visited-style-name="Visited_20_Internet_20_Link">
https://www.ukrinform.ua/rubric-sports/3728394-zavacka-u-troh-setah-prograla-britanci-u-kvalifikacii-vimbldona.html</text:a>
</text:p>
      <!--NEWS-->
      <text:h text:style-name="P10" text:outline-level="1">
<text:span text:style-name="T4">
У Харкові звільнили чиновника міськради через поганий стан укриттів</text:span>
</text:h>
      <text:p text:style-name="P4">
Authors: Ukrinform (Person)</text:p>
      <text:p text:style-name="P4">
Publisher: Укринформ (Organization)</text:p>
      <text:p text:style-name="P4">
Published Time: 2023-06-27T16:45:00+03:00</text:p>
      <text:p text:style-name="P4">
Modified Time: 2023-06-27T16:45:00+03:00</text:p>
      <text:p text:style-name="P4">
Description: </text:p>
      <text:p text:style-name="P4">
У Харкові через поганий стан укриттів звільнили відповідального посадовця міської ради, ще одному - оголосили догану. — Укрінформ.</text:p>
      <text:p text:style-name="P4">
Images: ['<text:a xlink:type="simple" xlink:href="https://static.ukrinform.com/photos/2021_03/thumb_files/630_360_1617189558-212.jpg" text:style-name="Internet_20_link" text:visited-style-name="Visited_20_Internet_20_Link">
630_360_16171...</text:a>
']</text:p>
      <text:p text:style-name="P4">
Tags: ['Звільнення', 'Харків', 'Міськрада', 'Чиновник', 'Укриття']</text:p>
      <text:p text:style-name="P4">
Type: Article</text:p>
      <!--METADATA-->
      <text:p text:style-name="P4">
<draw:frame draw:style-name="fr1" draw:name="Image76" text:anchor-type="as-char" svg:width="6.9236in" svg:height="3.949462in" draw:z-index="0">
<draw:image xlink:href="../Images/yкринформ/2023-06-27T16-45-00-03-00/630_360_1617189558-212.jpg" xlink:type="simple" xlink:show="embed" xlink:actuate="onLoad" draw:mime-type="image/jpeg"/>
</draw:frame>
 У Харковічерез поганий стан укриттів звільнили відповідального посадовця міської ради,ще одному - оголосили догану.</text:p>
      <text:p text:style-name="P4">
Як передає Укрінформ, про це <text:a xlink:type="simple" xlink:href="https://t.me/citykharkivua/34005" text:style-name="Internet_20_link" text:visited-style-name="Visited_20_Internet_20_Link">
 повідомила </text:a>
за результатами селекторної наради щодо стану готовності захисних спорудпресслужба мерії.</text:p>
      <text:p text:style-name="P4">
“Харківський міський голова Ігор Терехов розповів про ситуацію з доступом до <text:a xlink:type="simple" xlink:href="https://www.ukrinform.ua/tag-ukritta" text:style-name="Internet_20_link" text:visited-style-name="Visited_20_Internet_20_Link">
укриттів </text:a>
 у місті, а також повідомив,що за неналежний стан сховищ звільнив з посади начальника управлінняцивільного захисту департаменту по взаємодії з правоохоронними органами тацивільного захисту Олександра Пушкарьова та оголосив догану директорудепартаменту Валентину Топчію”, - йдеться у повідомленні.</text:p>
      <text:p text:style-name="P4">
<text:span text:style-name="T4">
Читайте також:</text:span>
 <text:a xlink:type="simple" xlink:href="https://www.ukrinform.ua/rubric-society/3727789-zelenskij-uviv-v-diu-risenna-rnbo-za-rezultatami-perevirki-ukrittiv.html" text:style-name="Internet_20_link" text:visited-style-name="Visited_20_Internet_20_Link">
 Зеленський увів в дію рішення РНБО за результатамиперевірки <text:span text:style-name="T4">
укритт</text:span>
 ів </text:a>
</text:p>
      <text:p text:style-name="P4">
Мер зауважив, що такий крок “допоможе навести лад”.</text:p>
      <text:p text:style-name="P4">
Також Терехов зазначив, що з трьох видів укриттів, які є у Харкові, найгіршаситуація - з протирадіаційними. “Що ж до укриттів подвійного призначення танайпростіших укриттів, то вони майже повністю забезпечені всім необхідним”, -заявили в міськраді.</text:p>
      <text:p text:style-name="P4">
Як повідомлялося, раніше <text:a xlink:type="simple" xlink:href="https://www.ukrinform.ua/rubric-regions/3724187-u-harkovi-6-ukrittiv-ne-vidpovidaut-normam-mer.html" text:style-name="Internet_20_link" text:visited-style-name="Visited_20_Internet_20_Link">
 Ігор Терехов інформував</text:a>
 , що в Харкові за результатами перевіркивстановлено, що 6% укриттів непридатні до використання.</text:p>
      <text:p text:style-name="P4">
Source: <text:a xlink:type="simple" xlink:href="https://www.ukrinform.ua/rubric-regions/3728395-u-harkovi-zvilnili-cinovnika-miskradi-cerez-poganij-stan-ukrittiv.html" text:style-name="Internet_20_link" text:visited-style-name="Visited_20_Internet_20_Link">
https://www.ukrinform.ua/rubric-regions/3728395-u-harkovi-zvilnili-cinovnika-miskradi-cerez-poganij-stan-ukrittiv.html</text:a>
</text:p>
      <!--NEWS-->
      <text:h text:style-name="P10" text:outline-level="1">
<text:span text:style-name="T4">
У російському полоні перебувають 126 українських жінок</text:span>
</text:h>
      <text:p text:style-name="P4">
Authors: Ukrinform (Person)</text:p>
      <text:p text:style-name="P4">
Publisher: Укринформ (Organization)</text:p>
      <text:p text:style-name="P4">
Published Time: 2023-06-27T16:46:00+03:00</text:p>
      <text:p text:style-name="P4">
Modified Time: 2023-06-27T16:46:00+03:00</text:p>
      <text:p text:style-name="P4">
Description: Російська Федерація тримає у полоні 126 жінок, серед яких більшість є цивільними. — Укрінформ.</text:p>
      <text:p text:style-name="P4">
Images: ['<text:a xlink:type="simple" xlink:href="https://static.ukrinform.com/photos/2017_12/thumb_files/630_360_1514479279-1208.jpg" text:style-name="Internet_20_link" text:visited-style-name="Visited_20_Internet_20_Link">
630_360_15144...</text:a>
']</text:p>
      <text:p text:style-name="P4">
Tags: ['Полонені', 'Жінки', 'Мінреінтеграції']</text:p>
      <text:p text:style-name="P4">
Type: Article</text:p>
      <!--METADATA-->
      <text:p text:style-name="P4">
<draw:frame draw:style-name="fr1" draw:name="Image77" text:anchor-type="as-char" svg:width="6.9236in" svg:height="3.956343in" draw:z-index="0">
<draw:image xlink:href="../Images/yкринформ/2023-06-27T16-46-00-03-00/630_360_1514479279-1208.jpg" xlink:type="simple" xlink:show="embed" xlink:actuate="onLoad" draw:mime-type="image/jpeg"/>
</draw:frame>
 РосійськаФедерація тримає у полоні 126 жінок, серед яких більшість є цивільними.</text:p>
      <text:p text:style-name="P4">
Про це повідомляє Укрінформ із посиланням на <text:a xlink:type="simple" xlink:href="https://t.me/minre_ua/3646" text:style-name="Internet_20_link" text:visited-style-name="Visited_20_Internet_20_Link">
 Телеграм</text:a>
 Міністерства з питань реінтеграції тимчасовоокупованих територій.</text:p>
      <text:p text:style-name="P4">
«За даними Національного інформаційного бюро, станом на кінець червня 2023року в російському полоні перебуває 126 жінок. З них 46 військових і 80цивільних», - зазначили у відомстві.</text:p>
      <text:p text:style-name="P4">
Мінреінтеграції звернуло увагу на те, що 23 бранки мають <text:a xlink:type="simple" xlink:href="https://www.ukrinform.ua/tag-diti" text:style-name="Internet_20_link" text:visited-style-name="Visited_20_Internet_20_Link">
 дітей</text:a>
 : у 14 військових є 23 дитини й у 9цивільних - 15 дітей.</text:p>
      <text:p text:style-name="P4">
<text:span text:style-name="T4">
Читайте також:</text:span>
 <text:a xlink:type="simple" xlink:href="https://www.ukrinform.ua/rubric-ato/3727912-rosiani-z-pocatku-vtorgnenna-vikrali-88-tisaci-ukrainciv-ponad-10-000-znikli-bezvisti.html" text:style-name="Internet_20_link" text:visited-style-name="Visited_20_Internet_20_Link">
 Росіяни з початку вторгнення викрали 8,8 тисячіукраїнців, більш як 10000 — зникли безвісти </text:a>
</text:p>
      <text:p text:style-name="P4">
Як повідомлялося, за свідченнями жінок, які перебували у російському полоні,українок росіяни тримають нарівні з чоловіками - у тісних камерах та беззасобів гігієни. Декому не дозволяють розчісувати волосся або взагалівідрізають його. Утримують жінок у підвалах і колоніях, декого вивозять доРосії.</text:p>
      <text:p text:style-name="P4">
Source: <text:a xlink:type="simple" xlink:href="https://www.ukrinform.ua/rubric-ato/3728396-u-rosijskomu-poloni-perebuvaut-126-ukrainskih-zinok.html" text:style-name="Internet_20_link" text:visited-style-name="Visited_20_Internet_20_Link">
https://www.ukrinform.ua/rubric-ato/3728396-u-rosijskomu-poloni-perebuvaut-126-ukrainskih-zinok.html</text:a>
</text:p>
      <!--NEWS-->
      <text:h text:style-name="P10" text:outline-level="1">
<text:span text:style-name="T4">
Вінницькі онкологи провели унікальну операцію з відновлення язика пацієнтові</text:span>
</text:h>
      <text:p text:style-name="P4">
Authors: Ukrinform (Person)</text:p>
      <text:p text:style-name="P4">
Publisher: Укринформ (Organization)</text:p>
      <text:p text:style-name="P4">
Published Time: 2023-06-27T16:48:00+03:00</text:p>
      <text:p text:style-name="P4">
Modified Time: 2023-06-27T16:48:00+03:00</text:p>
      <text:p text:style-name="P4">
Description: Лікарі Подільського регіонального центру онкології провели унікальну операцію з відновлення язика пацієнту. — Укрінформ.</text:p>
      <text:p text:style-name="P4">
Images: ['<text:a xlink:type="simple" xlink:href="https://static.ukrinform.com/photos/2023_06/thumb_files/630_360_1687873301-476.jpg" text:style-name="Internet_20_link" text:visited-style-name="Visited_20_Internet_20_Link">
630_360_16878...</text:a>
']</text:p>
      <text:p text:style-name="P4">
Tags: ['Операція', 'Вінниця', 'Онкологія']</text:p>
      <text:p text:style-name="P4">
Type: Article</text:p>
      <!--METADATA-->
      <text:p text:style-name="P4">
<draw:frame draw:style-name="fr1" draw:name="Image78" text:anchor-type="as-char" svg:width="6.9236in" svg:height="3.956343in" draw:z-index="0">
<draw:image xlink:href="../Images/yкринформ/2023-06-27T16-48-00-03-00/630_360_1687873301-476.jpg" xlink:type="simple" xlink:show="embed" xlink:actuate="onLoad" draw:mime-type="image/jpeg"/>
</draw:frame>
 ЛікаріПодільського регіонального центру онкології провели унікальну операцію звідновлення язика пацієнту.</text:p>
      <text:p text:style-name="P4">
Про це у <text:a xlink:type="simple" xlink:href="https://www.facebook.com/vinobldoz/posts/pfbid027uDCFrByn5qhKK8iWFdHbVveUnhZjn22jwJAZKDBmhmBrf5N4622KWGsMCTo6CpBl" text:style-name="Internet_20_link" text:visited-style-name="Visited_20_Internet_20_Link">
 Фейсбуці</text:a>
повідомив Департамент охорони здоров’я та реабілітації Вінницької ОВА, передаєУкрінформ.</text:p>
      <text:p text:style-name="P4">
 "Хворий страждаввід раку бічної поверхні язика з метастазами в лімфовузлах шиї. Хірургивидалили половину пошкодженого органу, а також метастази у лімфовузлах шиї.Медикам вдалося відновити форму та функції язика. Це дасть можливість пацієнтуповноцінно розмовляти, їсти", - йдеться у повідомленні.</text:p>
      <text:p text:style-name="P4">
Зазначається, що лікарі застосували інноваційний підхід - мікрохірургічнутехніку пластики язика. За допомогою шкірного клаптя передньо-бічної поверхністегна хірурги відновили пошкодження.</text:p>
      <text:p text:style-name="P4">
<text:span text:style-name="T4">
Читайте також:</text:span>
 <text:a xlink:type="simple" xlink:href="https://www.ukrinform.ua/rubric-regions/3728098-u-lvovi-9ricnomu-hlopciku-vidalili-puhlinu-zavbilski-z-futbolnij-mac.html" text:style-name="Internet_20_link" text:visited-style-name="Visited_20_Internet_20_Link">
 У Львові 9-річному хлопчику видалили пухлину завбільшки зфутбольний м’яч </text:a>
</text:p>
      <text:p text:style-name="P4">
Судини, які постачали кров до шкірного клаптя, пересадили на судини шиї, щозабезпечило нормальне кровопостачання відновленої ділянки.</text:p>
      <text:p text:style-name="P4">
Після фіксації клаптя в ділянці дефекту язика пацієнт знову здатнийспілкуватись та харчуватись у звичному режимі.</text:p>
      <text:p text:style-name="P4">
Підкреслюється, що цей успішний прецедент відновлення відкриває новіперспективи для пацієнтів з онкологією, які стикаються з подібними проблемами.</text:p>
      <text:p text:style-name="P4">
<text:span text:style-name="T4">
Читайте також:</text:span>
 <text:a xlink:type="simple" xlink:href="https://www.ukrinform.ua/rubric-regions/3722988-u-cernivcah-hirurgi-zrobili-pacientu-selepu-z-jogo-vlasnogo-rebra.html" text:style-name="Internet_20_link" text:visited-style-name="Visited_20_Internet_20_Link">
 У Чернівцях <text:span text:style-name="T4">
хірурги</text:span>
 зробили пацієнту щелепу з йоговласного ребра </text:a>
</text:p>
      <text:p text:style-name="P4">
Як повідомлялось, у Львові 9-річному хлопчику видалили пухлину нирки розміром25 сантиметрів.</text:p>
      <text:p text:style-name="P4">
<text:span text:style-name="T5">
Фото: Департамент охорони здоров'я та реабілітації Вінницької ОДА</text:span>
</text:p>
      <text:p text:style-name="P4">
Source: <text:a xlink:type="simple" xlink:href="https://www.ukrinform.ua/rubric-regions/3728398-vinnicki-onkologi-proveli-unikalnu-operaciu-z-vidnovlenna-azika-pacientu.html" text:style-name="Internet_20_link" text:visited-style-name="Visited_20_Internet_20_Link">
https://www.ukrinform.ua/rubric-regions/3728398-vinnicki-onkologi-proveli-unikalnu-operaciu-z-vidnovlenna-azika-pacientu.html</text:a>
</text:p>
      <!--NEWS-->
      <text:h text:style-name="P10" text:outline-level="1">
<text:span text:style-name="T4">
У США вперше за 20 років зафіксували спалах малярії</text:span>
</text:h>
      <text:p text:style-name="P4">
Authors: Ukrinform (Person)</text:p>
      <text:p text:style-name="P4">
Publisher: Укринформ (Organization)</text:p>
      <text:p text:style-name="P4">
Published Time: 2023-06-27T17:00:00+03:00</text:p>
      <text:p text:style-name="P4">
Modified Time: 2023-06-27T17:00:00+03:00</text:p>
      <text:p text:style-name="P4">
Description: У США почали реєструвати поширення малярії. Це перші випадки за 20 років. — Укрінформ.</text:p>
      <text:p text:style-name="P4">
Images: ['<text:a xlink:type="simple" xlink:href="https://static.ukrinform.com/photos/2021_07/thumb_files/630_360_1627358601-997.jpg" text:style-name="Internet_20_link" text:visited-style-name="Visited_20_Internet_20_Link">
630_360_16273...</text:a>
']</text:p>
      <text:p text:style-name="P4">
Tags: ['США', 'Комарі', 'Малярія']</text:p>
      <text:p text:style-name="P4">
Type: Article</text:p>
      <!--METADATA-->
      <text:p text:style-name="P4">
<draw:frame draw:style-name="fr1" draw:name="Image80" text:anchor-type="as-char" svg:width="6.9236in" svg:height="3.956343in" draw:z-index="0">
<draw:image xlink:href="../Images/yкринформ/2023-06-27T17-00-00-03-00/630_360_1627358601-997.jpg" xlink:type="simple" xlink:show="embed" xlink:actuate="onLoad" draw:mime-type="image/jpeg"/>
</draw:frame>
 У СШАпочали реєструвати поширення малярії. Це перші випадки за 20 років.</text:p>
      <text:p text:style-name="P4">
Як передає Укрінформ, про це повідомляє <text:a xlink:type="simple" xlink:href="http://www.golosameriki.com/a/us-malaria/7154387.html" text:style-name="Internet_20_link" text:visited-style-name="Visited_20_Internet_20_Link">
 Голос Америки</text:a>
.</text:p>
      <text:p text:style-name="P4">
Протягом останніх двох місяців у США було зареєстровано п'ять випадківмалярії, викликаних укусами комарів. Це перший випадок місцевогорозповсюдження захворювання за 20 років.</text:p>
      <text:p text:style-name="P4">
У повідомленні Центрів з контролю та профілактики захворювань, випущеному впонеділок, інформується про те, що чотири випадки були зареєстровані у Флоридіта один – у Техасі.</text:p>
      <text:p text:style-name="P4">
Малярія викликається паразитом, який поширюється через укуси комарів. Уінфікованих можуть розвинутися гарячка, озноб та грипоподібні симптоми. У разівідсутності лікування хвороба загрожує серйозними ускладненнями та навітьсмертю.</text:p>
      <text:p text:style-name="P4">
<text:span text:style-name="T4">
Читайте також:</text:span>
 <text:a xlink:type="simple" xlink:href="https://www.ukrinform.ua/rubric-world/3726870-v-aponii-pomerla-persa-ludina-u-sviti-vid-virusu-oz.html" text:style-name="Internet_20_link" text:visited-style-name="Visited_20_Internet_20_Link">
 У Японії померла перша людина у світі від <text:span text:style-name="T4">
вірус</text:span>
 у Оз</text:a>
</text:p>
      <text:p text:style-name="P4">
У <text:a xlink:type="simple" xlink:href="https://www.ukrinform.ua/tag-ssa" text:style-name="Internet_20_link" text:visited-style-name="Visited_20_Internet_20_Link">
 США </text:a>
 щорічно діагностується близькодвох тисяч випадків малярії, переважно серед мандрівників, які побували вкраїнах, де малярія поширена.</text:p>
      <text:p text:style-name="P4">
З 1992 року в США сталося 11 спалахів малярії, спричинених укусами комарів.Останній мав місце у 2003 році в окрузі Палм-Біч у Флориді, де захворіло вісімлюдей.</text:p>
      <text:p text:style-name="P4">
Source: <text:a xlink:type="simple" xlink:href="https://www.ukrinform.ua/rubric-world/3728323-u-ssa-vperse-za-20-rokiv-zafiksuvali-spalah-malarii.html" text:style-name="Internet_20_link" text:visited-style-name="Visited_20_Internet_20_Link">
https://www.ukrinform.ua/rubric-world/3728323-u-ssa-vperse-za-20-rokiv-zafiksuvali-spalah-malarii.html</text:a>
</text:p>
      <!--NEWS-->
      <text:h text:style-name="P10" text:outline-level="1">
<text:span text:style-name="T4">
Ярмоленко офіційно повернувся в «Динамо»</text:span>
</text:h>
      <text:p text:style-name="P4">
Authors: Ukrinform (Person)</text:p>
      <text:p text:style-name="P4">
Publisher: Укринформ (Organization)</text:p>
      <text:p text:style-name="P4">
Published Time: 2023-06-27T17:11:25+03:00</text:p>
      <text:p text:style-name="P4">
Modified Time: 2023-06-27T17:11:25+03:00</text:p>
      <text:p text:style-name="P4">
Description: Український вінгер Андрій Ярмоленко повернувся в «Динамо». — Укрінформ.</text:p>
      <text:p text:style-name="P4">
Images: ['<text:a xlink:type="simple" xlink:href="https://static.ukrinform.com/photos/2023_06/thumb_files/630_360_1687875016-204.jpg" text:style-name="Internet_20_link" text:visited-style-name="Visited_20_Internet_20_Link">
630_360_16878...</text:a>
']</text:p>
      <text:p text:style-name="P4">
Tags: ['Ярмоленко', 'Динамо', 'Футбол']</text:p>
      <text:p text:style-name="P4">
Type: Article</text:p>
      <!--METADATA-->
      <text:p text:style-name="P4">
<draw:frame draw:style-name="fr1" draw:name="Image81" text:anchor-type="as-char" svg:width="6.9236in" svg:height="3.956343in" draw:z-index="0">
<draw:image xlink:href="../Images/yкринформ/2023-06-27T17-11-25-03-00/630_360_1687875016-204.jpg" xlink:type="simple" xlink:show="embed" xlink:actuate="onLoad" draw:mime-type="image/jpeg"/>
</draw:frame>
Український вінгер Андрій Ярмоленко повернувся в «Динамо».</text:p>
      <text:p text:style-name="P4">
Про це повідомила <text:a xlink:type="simple" xlink:href="https://fcdynamo.com/news/andrij-yarmolenko-povernuvsya-v-dinamo" text:style-name="Internet_20_link" text:visited-style-name="Visited_20_Internet_20_Link">
 пресслужба </text:a>
 киян, передає Укрінформ.</text:p>
      <text:p text:style-name="P4">
Клуб не розкриває фінансові деталі 2-річного контракту. Раніше булаінформація, що 33-річний футболіст підписав угоду із зарплатою в 1 мільйондоларів.</text:p>
      <text:p text:style-name="P4">
Останньою командою українця був «Аль-Айн», який він залишив на правах вільногоагента.</text:p>
      <text:p text:style-name="P4">
<text:span text:style-name="T4">
Читайте також:</text:span>
 <text:a xlink:type="simple" xlink:href="https://www.ukrinform.ua/rubric-sports/3728181-futbolisti-dinamo-proveli-persi-trenuvanna-pisla-vidpustki.html" text:style-name="Internet_20_link" text:visited-style-name="Visited_20_Internet_20_Link">
 <text:span text:style-name="T4">
Футбол</text:span>
 істи «Динамо» провели перші тренування післявідпустки </text:a>
</text:p>
      <text:p text:style-name="P4">
Як повідомлялося, у складі киян Андрій виступав з 2008 до 2017 року. На йогорахунку 341 матч за команду.</text:p>
      <text:p text:style-name="P4">
Фото: Getty Images</text:p>
      <text:p text:style-name="P4">
Source: <text:a xlink:type="simple" xlink:href="https://www.ukrinform.ua/rubric-sports/3728407-armolenko-oficijno-povernuvsa-v-dinamo.html" text:style-name="Internet_20_link" text:visited-style-name="Visited_20_Internet_20_Link">
https://www.ukrinform.ua/rubric-sports/3728407-armolenko-oficijno-povernuvsa-v-dinamo.html</text:a>
</text:p>
      <!--NEWS-->
      <text:h text:style-name="P10" text:outline-level="1">
<text:span text:style-name="T4">
У міжнародному реєстрі треба зафіксувати збитки, завдані вагнерівцями та кадирівцями – президент ПАРЄ</text:span>
</text:h>
      <text:p text:style-name="P4">
Authors: Ukrinform (Person)</text:p>
      <text:p text:style-name="P4">
Publisher: Укринформ (Organization)</text:p>
      <text:p text:style-name="P4">
Published Time: 2023-06-27T17:13:00+03:00</text:p>
      <text:p text:style-name="P4">
Modified Time: 2023-06-27T17:13:00+03:00</text:p>
      <text:p text:style-name="P4">
Description: Президент ПАРЄ Тіні Кокс привітав створення міжнародного реєстру збитків для України як «перший практичний крок» до отримання компенсації за збитки, завдані українському народу агресивною війною Росії, і закликав реєструвати також збитки або шкоду, завдану приватними військовими групами, контрольованими Росією, такими як групи Вагнера та Кадирова.</text:p>
      <text:p text:style-name="P4">
— Укрінформ.</text:p>
      <text:p text:style-name="P4">
Images: ['<text:a xlink:type="simple" xlink:href="https://static.ukrinform.com/photos/2022_03/thumb_files/630_360_1646338848-354.png" text:style-name="Internet_20_link" text:visited-style-name="Visited_20_Internet_20_Link">
630_360_16463...</text:a>
']</text:p>
      <text:p text:style-name="P4">
Tags: ['Кадиров', 'ПАРЄ', 'ПВК "Вагнера"']</text:p>
      <text:p text:style-name="P4">
Type: Article</text:p>
      <!--METADATA-->
      <text:p text:style-name="P4">
<draw:frame draw:style-name="fr1" draw:name="Image82" text:anchor-type="as-char" svg:width="6.9236in" svg:height="3.956343in" draw:z-index="0">
<draw:image xlink:href="../Images/yкринформ/2023-06-27T17-13-00-03-00/630_360_1646338848-354.png" xlink:type="simple" xlink:show="embed" xlink:actuate="onLoad" draw:mime-type="image/png"/>
</draw:frame>
 ПрезидентПАРЄ Тіні Кокс привітав створення міжнародного реєстру збитків для України як«перший практичний крок» до отримання компенсації за збитки, завданіукраїнському народу агресивною війною Росії, і закликав реєструвати такожзбитки або шкоду, завдану приватними військовими групами, контрольованимиРосією, такими як групи Вагнера та Кадирова.</text:p>
      <text:p text:style-name="P4">
Про це повідомляється на <text:a xlink:type="simple" xlink:href="https://pace.coe.int/en/news/9166/ukraine-register-of-damage-should-also-record-loss-caused-by-wagner-and-kadyrov-groups-says-pace-president" text:style-name="Internet_20_link" text:visited-style-name="Visited_20_Internet_20_Link">
 сайті ПАРЄ</text:a>
 , передаєУкрінформ.</text:p>
      <text:p text:style-name="P4">
Виступаючи по відеозв’язку на першій конференції учасників угоди про реєстрзбитків, яка проходить у Страсбурзі, Кокс зазначив, що реєстр допоможевідновити справедливість для «потерпілих, тих, хто вижив, сімей тих, хто невижив, і держави Україна».</text:p>
      <text:p text:style-name="P4">
«Наша Асамблея підкреслила, що справедливість і повна відповідальність за <text:a xlink:type="simple" xlink:href="https://www.ukrinform.ua/tag-russian-aggression" text:style-name="Internet_20_link" text:visited-style-name="Visited_20_Internet_20_Link">
агресію </text:a>
 та її наслідки неможуть бути досягнуті без повного відшкодування шкоди, завданої Україні та їїгромадянам», – сказав він.</text:p>
      <text:p text:style-name="P4">
Кокс сказав, що він пишається тим, що Асамблея була першим органом РадиЄвропи, який закликав до створення такого реєстру після пропозицій, поданихукраїнською владою, і подякував Генеральному секретарю Ради Європи та Комітетуміністрів за їхню «наполегливу та невпинну роботу», щоб досягти цього.</text:p>
      <text:p text:style-name="P4">
<text:span text:style-name="T4">
Читайте також:</text:span>
 <text:a xlink:type="simple" xlink:href="https://www.ukrinform.ua/rubric-economy/3726526-ukraina-ocikue-so-stati-ta-kanada-persimi-peredadut-konfiskovani-aktivi-rf-smigal.html" text:style-name="Internet_20_link" text:visited-style-name="Visited_20_Internet_20_Link">
 Україна очікує, що Штати та Канада першими передадутьконфісковані активи РФ - Шмигаль </text:a>
</text:p>
      <text:p text:style-name="P4">
Асамблея також запропонувала на більш пізньому етапі створити міжнароднукомпенсаційну комісію для розгляду та винесення рішення щодо претензій,задокументованих Реєстром, а також створити компенсаційний фонд.</text:p>
      <text:p text:style-name="P4">
За словами Кокса, Асамблея сповнена рішучості відновити справедливість повідношенню до українців і притягнути до відповідальності за численні порушенняРосією міжнародного права».</text:p>
      <text:p text:style-name="P4">
Як наголошується, близько 45 держав і ЄС наразі приєдналися або виявили намірприєднатися до Розширеної часткової угоди про реєстр збитків України відагресії РФ.</text:p>
      <text:p text:style-name="P4">
Source: <text:a xlink:type="simple" xlink:href="https://www.ukrinform.ua/rubric-economy/3728408-u-miznarodnomu-reestri-treba-zafiksuvati-zbitki-zavdani-vagnerivcami-ta-kadirivcami-prezident-pare.html" text:style-name="Internet_20_link" text:visited-style-name="Visited_20_Internet_20_Link">
https://www.ukrinform.ua/rubric-economy/3728408-u-miznarodnomu-reestri-treba-zafiksuvati-zbitki-zavdani-vagnerivcami-ta-kadirivcami-prezident-pare.html</text:a>
</text:p>
      <!--NEWS-->
      <text:h text:style-name="P10" text:outline-level="1">
<text:span text:style-name="T4">
Українське зерно: Польща ініціює зустріч аграрних міністрів п’яти країн ЄС із Сольським</text:span>
</text:h>
      <text:p text:style-name="P4">
Authors: Ukrinform (Person)</text:p>
      <text:p text:style-name="P4">
Publisher: Укринформ (Organization)</text:p>
      <text:p text:style-name="P4">
Published Time: 2023-06-27T17:14:51+03:00</text:p>
      <text:p text:style-name="P4">
Modified Time: 2023-06-27T17:14:51+03:00</text:p>
      <text:p text:style-name="P4">
Description: Польща хоче провести у другій половині липня зустріч міністрів сільського господарства п’яти країн ЄС, де діє заборона на імпорт до 15 вересня українського збіжжя, з міністром аграрної політики та продовольства України Миколою Сольським.  — Укрінформ.</text:p>
      <text:p text:style-name="P4">
Images: ['<text:a xlink:type="simple" xlink:href="https://static.ukrinform.com/photos/2023_02/thumb_files/630_360_1676909362-870.jpg" text:style-name="Internet_20_link" text:visited-style-name="Visited_20_Internet_20_Link">
630_360_16769...</text:a>
']</text:p>
      <text:p text:style-name="P4">
Tags: ['Євросоюз', 'Польща', 'Зерно', 'Сольський']</text:p>
      <text:p text:style-name="P4">
Type: Article</text:p>
      <!--METADATA-->
      <text:p text:style-name="P4">
<draw:frame draw:style-name="fr1" draw:name="Image83" text:anchor-type="as-char" svg:width="6.9236in" svg:height="3.956343in" draw:z-index="0">
<draw:image xlink:href="../Images/yкринформ/2023-06-27T17-14-51-03-00/630_360_1676909362-870.jpg" xlink:type="simple" xlink:show="embed" xlink:actuate="onLoad" draw:mime-type="image/jpeg"/>
</draw:frame>
 Польщахоче провести у другій половині липня зустріч міністрів сільськогогосподарства п’яти країн ЄС, де діє заборона на імпорт до 15 вересняукраїнського збіжжя, з міністром аграрної політики та продовольства УкраїниМиколою Сольським.</text:p>
      <text:p text:style-name="P4">
Про це повідомив у Люксембурзі міністр сільського господарства Польщі РобертТелус після зустрічі аграрних країн ЄС, передає Укрінформ з посиланням на <text:a xlink:type="simple" xlink:href="https://www.wnp.pl/rynki-zagraniczne/ue-minister-telus-w-luksemburgu-100-mln-euro-dla-rolnikow-nie-zalatwia-problemu-potrzebne-sa-dobre-rozwiazania-na-przyszlosc-akt,725550.html" text:style-name="Internet_20_link" text:visited-style-name="Visited_20_Internet_20_Link">
Wnp.pl </text:a>
 .</text:p>
      <text:p text:style-name="P4">
“Швидше за все, така зустріч відбудеться третього тижня липня. Требапоговорити про технічні питання, а також пояснити, що наша діяльність (п’ятикраїн ЄС – ред.), яку ми здійснюємо в Євросоюзі, спрямована на те, щобдопомогти Україні, але одночасно не завдати шкоди нашим фермерам, і допомогтистворити відповідні інструменти на майбутнє”, - заявив Телус.</text:p>
      <text:p text:style-name="P4">
Він додав, що війна в Україні завершиться, але питання українських продуктівзалишиться. Тому потрібно підготувати спільний інструментарій до дій.</text:p>
      <text:p text:style-name="P4">
<text:span text:style-name="T4">
Читайте також:</text:span>
 <text:a xlink:type="simple" xlink:href="https://www.ukrinform.ua/rubric-economy/3727829-pripinenna-roboti-zernovogo-koridoru-moze-mati-tisk-na-grivnu-nacbank.html" text:style-name="Internet_20_link" text:visited-style-name="Visited_20_Internet_20_Link">
 Припинення роботи « <text:span text:style-name="T4">
зерно</text:span>
 вого коридору» може матитиск на гривню - Нацбанк </text:a>
</text:p>
      <text:p text:style-name="P4">
Телус зазначив, що виділені напередодні Єврокомісією 100 млн євро для аграріївз п’яти країн ЄС для компенсації втрат, завданих імпортом українського збіжжяна ринки цих країн, “не вирішує проблему”. На його переконання, йдеться нелише про гроші, а також про необхідність прийняття системних рішень намайбутнє.</text:p>
      <text:p text:style-name="P4">
Він повідомив, що міністри аграрної політики п’яти країн ЄС самі вестимутьіндивідуальні переговори з усіма іншими профільними міністрами євроспільноти,аби роз’яснювати потребу прийняття системних рішень з цього приводу.</text:p>
      <text:p text:style-name="P4">
Як повідомлялося, у травні 2023 року Єврокомісія заборонила імпорт пшениці,кукурудзи, ріпаку та соняшнику з України до Болгарії, Угорщини, Польщі,Словаччини та Румунії за наполяганням цих країн. 5 червня дію заборони булопродовжено до 15 вересня 2023 року.</text:p>
      <text:p text:style-name="P4">
Польща призупиняла транзит продукції українського АПК через свою територію,однак поновила його з 21 квітня.</text:p>
      <text:p text:style-name="P4">
<text:span text:style-name="T4">
Читайте також:</text:span>
 <text:a xlink:type="simple" xlink:href="https://www.ukrinform.ua/rubric-economy/3728265-orban-hoce-prodovzenna-zaboroni-na-vvezenna-ukrainskogo-zerna-do-ugorsini.html" text:style-name="Internet_20_link" text:visited-style-name="Visited_20_Internet_20_Link">
 Орбан хоче продовження заборони на ввезення українського<text:span text:style-name="T4">
зерна</text:span>
 до Угорщини </text:a>
</text:p>
      <text:p text:style-name="P4">
Варшава сподівається, що заборону на <text:a xlink:type="simple" xlink:href="https://www.ukrinform.ua/tag-import" text:style-name="Internet_20_link" text:visited-style-name="Visited_20_Internet_20_Link">
 імпорт </text:a>
 українського збіжжя буде продовжено і після 15 вересня, а також що допереліку заборонених продуктів буде додано деякі інші види продуктів зУкраїни.</text:p>
      <text:p text:style-name="P4">
Одним з аргументів Варшави для заборони імпорту українського збіжжя до Польщібуло ввезення технічного зерна, яке продавалося згодом як споживче, а такожзасилля польського ринку українським зерном, від чого страждали польськіаграрії.</text:p>
      <text:p text:style-name="P4">
Source: <text:a xlink:type="simple" xlink:href="https://www.ukrinform.ua/rubric-economy/3728409-ukrainske-zerno-polsa-iniciue-zustric-agrarnih-ministriv-pati-krain-es-iz-solskim.html" text:style-name="Internet_20_link" text:visited-style-name="Visited_20_Internet_20_Link">
https://www.ukrinform.ua/rubric-economy/3728409-ukrainske-zerno-polsa-iniciue-zustric-agrarnih-ministriv-pati-krain-es-iz-solskim.html</text:a>
</text:p>
      <!--NEWS-->
      <text:h text:style-name="P10" text:outline-level="1">
<text:span text:style-name="T4">
Павло та Юлія Коростильові завоювали «золото» Європейських ігор у кульовій стрільбі</text:span>
</text:h>
      <text:p text:style-name="P4">
Authors: Ukrinform (Person)</text:p>
      <text:p text:style-name="P4">
Publisher: Укринформ (Organization)</text:p>
      <text:p text:style-name="P4">
Published Time: 2023-06-27T17:17:37+03:00</text:p>
      <text:p text:style-name="P4">
Modified Time: 2023-06-27T17:17:37+03:00</text:p>
      <text:p text:style-name="P4">
Description: Українські спортсмени Павло та Юлія Коростильові стали чемпіонами Європейських ігор у Кракові у кульовій стрільбі. — Укрінформ.</text:p>
      <text:p text:style-name="P4">
Images: ['<text:a xlink:type="simple" xlink:href="https://static.ukrinform.com/photos/2023_06/thumb_files/630_360_1687875405-949.jpg" text:style-name="Internet_20_link" text:visited-style-name="Visited_20_Internet_20_Link">
630_360_16878...</text:a>
']</text:p>
      <text:p text:style-name="P4">
Tags: None</text:p>
      <text:p text:style-name="P4">
Type: Article</text:p>
      <!--METADATA-->
      <text:p text:style-name="P4">
<draw:frame draw:style-name="fr1" draw:name="Image84" text:anchor-type="as-char" svg:width="6.9236in" svg:height="3.956343in" draw:z-index="0">
<draw:image xlink:href="../Images/yкринформ/2023-06-27T17-17-37-03-00/630_360_1687875405-949.jpg" xlink:type="simple" xlink:show="embed" xlink:actuate="onLoad" draw:mime-type="image/jpeg"/>
</draw:frame>
 Українськіспортсмени Павло та Юлія Коростильові стали чемпіонами Європейських ігор уКракові у кульовій стрільбі.</text:p>
      <text:p text:style-name="P4">
У фіналі кульової стрільби з 25 метрів українська пара перемогла командуЧехії, повідомляє Укрінформ.</text:p>
      <text:p text:style-name="P4">
Для України нагорода у мікст турнірі стала другою на Європейських іграх-2023 устрільбі – Олена Костевич стала третьою у стрільбі з пневматичного пістолета з10 метрів.</text:p>
      <text:p text:style-name="P4">
Загалом на рахунку України 26 нагород.</text:p>
      <text:p text:style-name="P4">
<text:span text:style-name="T4">
Читайте також:</text:span>
 <text:a xlink:type="simple" xlink:href="https://www.ukrinform.ua/rubric-sports/3728319-na-evropejskih-igrah2023-cest-ukraini-zahisaut-85-armijskih-sportsmeniv.html" text:style-name="Internet_20_link" text:visited-style-name="Visited_20_Internet_20_Link">
 На Європейських іграх-2023 честь України захищають 85армійських спортсменів </text:a>
</text:p>
      <text:p text:style-name="P4">
Змагання триватимуть до 2 липня.</text:p>
      <text:p text:style-name="P4">
Фото: НОК України</text:p>
      <text:p text:style-name="P4">
Source: <text:a xlink:type="simple" xlink:href="https://www.ukrinform.ua/rubric-sports/3728412-pavlo-ta-ulia-korostilovi-zavouvali-zoloto-evropejskih-igor-u-kulovij-strilbi.html" text:style-name="Internet_20_link" text:visited-style-name="Visited_20_Internet_20_Link">
https://www.ukrinform.ua/rubric-sports/3728412-pavlo-ta-ulia-korostilovi-zavouvali-zoloto-evropejskih-igor-u-kulovij-strilbi.html</text:a>
</text:p>
      <!--NEWS-->
      <text:h text:style-name="P10" text:outline-level="1">
<text:span text:style-name="T4">
У Києві встановили перше мобільне укриття з бетону</text:span>
</text:h>
      <text:p text:style-name="P4">
Authors: Ukrinform (Person)</text:p>
      <text:p text:style-name="P4">
Publisher: Укринформ (Organization)</text:p>
      <text:p text:style-name="P4">
Published Time: 2023-06-27T17:32:00+03:00</text:p>
      <text:p text:style-name="P4">
Modified Time: 2023-06-27T17:32:00+03:00</text:p>
      <text:p text:style-name="P4">
Description: У Києві встановили перше «пілотне» мобільне укриття з бетону, яке може захистити від вибухової хвилі та осколкового ураження. — Укрінформ.</text:p>
      <text:p text:style-name="P4">
Images: ['<text:a xlink:type="simple" xlink:href="https://static.ukrinform.com/photos/2023_06/thumb_files/630_360_1687876146-338.jpg" text:style-name="Internet_20_link" text:visited-style-name="Visited_20_Internet_20_Link">
630_360_16878...</text:a>
']</text:p>
      <text:p text:style-name="P4">
Tags: ['Київ', 'Укриття']</text:p>
      <text:p text:style-name="P4">
Type: Article</text:p>
      <!--METADATA-->
      <text:p text:style-name="P4">
<draw:frame draw:style-name="fr1" draw:name="Image85" text:anchor-type="as-char" svg:width="6.9236in" svg:height="3.956343in" draw:z-index="0">
<draw:image xlink:href="../Images/yкринформ/2023-06-27T17-32-00-03-00/630_360_1687876146-338.jpg" xlink:type="simple" xlink:show="embed" xlink:actuate="onLoad" draw:mime-type="image/jpeg"/>
</draw:frame>
 У Києвівстановили перше «пілотне» мобільне укриття з бетону, яке може захистити відвибухової хвилі та осколкового ураження.</text:p>
      <text:p text:style-name="P4">
Про це у <text:a xlink:type="simple" xlink:href="https://t.me/VA_Kyiv/2320" text:style-name="Internet_20_link" text:visited-style-name="Visited_20_Internet_20_Link">
 Телеграмі </text:a>
 повідомила пресслужбаКиївської міської військової адміністрації, передає Укрінформ.</text:p>
      <text:p text:style-name="P4">
“В столиці вже встановили перше, «пілотне» мобільне укриття. Воно виготовленез високоякісного бетону. Може захистити від вибухової хвилі та осколковогоураження”, - йдеться в повідомленні.</text:p>
      <text:p text:style-name="P4">
Один модуль вміщує до 20 осіб. Модулі збираються як звичайний конструктор.Залежно від кількості людей можна зібрати дві, три та навіть більше секцій.</text:p>
      <text:p text:style-name="P4">
За даними КМВА, встановлюються споруди даного типу досить швидко, головне, абибула міцна основа, фундамент. Всередині вони обладнуються лавочками длясидіння, засобами пожежогасіння, водою та медичними наборами для першоїдопомоги.</text:p>
      <text:p text:style-name="P4">
<text:span text:style-name="T4">
Читайте також:</text:span>
 <text:a xlink:type="simple" xlink:href="https://www.ukrinform.ua/rubric-society/3727001-pridatni-do-vikoristanna-ukritta-mozut-vmistiti-lise-43-naselenna-ukraini-mvs.html" text:style-name="Internet_20_link" text:visited-style-name="Visited_20_Internet_20_Link">
 Придатні до використання <text:span text:style-name="T4">
укриття</text:span>
 можуть вмістити лише43% населення України – МВС </text:a>
</text:p>
      <text:p text:style-name="P4">
“Ми розглядаємо питання встановлення укриттів модульного типу в столиці. Такіспоруди цивільного захисту важливі для місць, де немає укриттів або де значнавідстань до споруд цивільного захисту. Після детального вивчення усіх спорудданого типу буде прийняте рішення, де саме і якої модифікації споруди потрібновстановити в <text:a xlink:type="simple" xlink:href="https://www.ukrinform.ua/tag-kiiv" text:style-name="Internet_20_link" text:visited-style-name="Visited_20_Internet_20_Link">
 Києві </text:a>
 ”, – зазначивначальник КМВА Сергій Попко.</text:p>
      <text:p text:style-name="P4">
<text:span text:style-name="T4">
Читайте також:</text:span>
 <text:a xlink:type="simple" xlink:href="https://www.ukrinform.ua/rubric-regions/3727743-u-vinnici-sistema-avtomaticnogo-vidkritta-dverej-vze-dostupna-u-desati-ukrittah.html" text:style-name="Internet_20_link" text:visited-style-name="Visited_20_Internet_20_Link">
 У Вінниці система автоматичного відкриття дверей вжедоступна у десяти <text:span text:style-name="T4">
укриття</text:span>
 х </text:a>
</text:p>
      <text:p text:style-name="P4">
Як <text:a xlink:type="simple" xlink:href="https://www.ukrinform.ua/rubric-kyiv/3728281-u-stolici-zapracue-elektronna-sistema-dostupu-do-ukrittiv.html" text:style-name="Internet_20_link" text:visited-style-name="Visited_20_Internet_20_Link">
 повідомляв </text:a>
 Укрінформ, у столицізапрацює електронна система доступу до укриттів, вона вже пройшла тестування іготується до введення в експлуатацію.</text:p>
      <text:p text:style-name="P4">
Source: <text:a xlink:type="simple" xlink:href="https://www.ukrinform.ua/rubric-kyiv/3728416-u-kievi-vstanovili-perse-mobilne-ukritta-z-betonu.html" text:style-name="Internet_20_link" text:visited-style-name="Visited_20_Internet_20_Link">
https://www.ukrinform.ua/rubric-kyiv/3728416-u-kievi-vstanovili-perse-mobilne-ukritta-z-betonu.html</text:a>
</text:p>
      <!--NEWS-->
      <text:h text:style-name="P10" text:outline-level="1">
<text:span text:style-name="T4">
Уряд доручив Камишину невідкладно напрацювати рішення для покращення ситуації з укриттями</text:span>
</text:h>
      <text:p text:style-name="P4">
Authors: Ukrinform (Person)</text:p>
      <text:p text:style-name="P4">
Publisher: Укринформ (Organization)</text:p>
      <text:p text:style-name="P4">
Published Time: 2023-06-27T17:33:00+03:00</text:p>
      <text:p text:style-name="P4">
Modified Time: 2023-06-27T17:33:00+03:00</text:p>
      <text:p text:style-name="P4">
Description: Кабінет Міністрів доручив міністру з питань стратегічних галузей промисловості Олександру Камишіну швидко напрацювати рішення, які дозволять покращити в Україні ситуацію зі станом та кількістю укриттів.</text:p>
      <text:p text:style-name="P4">
— Укрінформ.</text:p>
      <text:p text:style-name="P4">
Images: ['<text:a xlink:type="simple" xlink:href="https://static.ukrinform.com/photos/2023_06/thumb_files/630_360_1686303753-448.jpg" text:style-name="Internet_20_link" text:visited-style-name="Visited_20_Internet_20_Link">
630_360_16863...</text:a>
']</text:p>
      <text:p text:style-name="P4">
Tags: ['Кабмін', 'Уряд', 'Укриття']</text:p>
      <text:p text:style-name="P4">
Type: Article</text:p>
      <!--METADATA-->
      <text:p text:style-name="P4">
<draw:frame draw:style-name="fr1" draw:name="Image86" text:anchor-type="as-char" svg:width="6.9236in" svg:height="3.956343in" draw:z-index="0">
<draw:image xlink:href="../Images/yкринформ/2023-06-27T17-33-00-03-00/630_360_1686303753-448.jpg" xlink:type="simple" xlink:show="embed" xlink:actuate="onLoad" draw:mime-type="image/jpeg"/>
</draw:frame>
 КабінетМіністрів доручив міністру з питань стратегічних галузей промисловостіОлександру Камишіну швидко напрацювати рішення, які дозволять покращити вУкраїні ситуацію зі станом та кількістю укриттів.</text:p>
      <text:p text:style-name="P4">
Про це Прем'єр-міністр Денис Шмигаль сказав на <text:a xlink:type="simple" xlink:href="https://t.me/Denys_Smyhal/5506" text:style-name="Internet_20_link" text:visited-style-name="Visited_20_Internet_20_Link">
 засіданні уряду</text:a>
 , передає Укрінформ.</text:p>
      <text:p text:style-name="P4">
«Президент чітко поставив завдання – укриттів має бути більше, вони мають бутиобладнані та підготовлені належним чином. Даємо міністру з питань стратегічнихгалузей промисловості всі можливості, аби напрацювати та швидко податинеобхідні рішення», - підкреслив Шмигаль.</text:p>
      <text:p text:style-name="P4">
Він нагадав про те, що 77% сховищ в Україні придатні до використання, але, нажаль, багато таких, що не відповідають жодним стандартам.</text:p>
      <text:p text:style-name="P4">
Місцями ситуація взагалі неприйнятна, підкреслив Шмигаль.</text:p>
      <text:p text:style-name="P4">
<text:span text:style-name="T4">
Читайте також:</text:span>
 <text:a xlink:type="simple" xlink:href="https://www.ukrinform.ua/rubric-kyiv/3728281-u-stolici-zapracue-elektronna-sistema-dostupu-do-ukrittiv.html" text:style-name="Internet_20_link" text:visited-style-name="Visited_20_Internet_20_Link">
 У столиці запрацює електронна система доступу до<text:span text:style-name="T4">
укриттів</text:span>
 </text:a>
</text:p>
      <text:p text:style-name="P4">
Як повідомляв Укрінформ, Рада національної безпеки й оборони 23 червнярозглянула питання безпеки бомбосховищ та доручила привести в належний станусі укриття.</text:p>
      <text:p text:style-name="P4">
Source: <text:a xlink:type="simple" xlink:href="https://www.ukrinform.ua/rubric-ato/3728417-urad-doruciv-kamisinu-nevidkladno-napracuvati-risenna-dla-pokrasenna-situacii-z-ukrittami.html" text:style-name="Internet_20_link" text:visited-style-name="Visited_20_Internet_20_Link">
https://www.ukrinform.ua/rubric-ato/3728417-urad-doruciv-kamisinu-nevidkladno-napracuvati-risenna-dla-pokrasenna-situacii-z-ukrittami.html</text:a>
</text:p>
      <!--NEWS-->
      <text:h text:style-name="P10" text:outline-level="1">
<text:span text:style-name="T4">
Росіяни обстріляли Херсон, поранені двоє людей</text:span>
</text:h>
      <text:p text:style-name="P4">
Authors: Ukrinform (Person)</text:p>
      <text:p text:style-name="P4">
Publisher: Укринформ (Organization)</text:p>
      <text:p text:style-name="P4">
Published Time: 2023-06-27T17:36:00+03:00</text:p>
      <text:p text:style-name="P4">
Modified Time: 2023-06-27T17:36:00+03:00</text:p>
      <text:p text:style-name="P4">
Description: Російські військові обстріляли житлові райони Херсона, поранивши двох мирних жителів.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Херсон', 'Обстріл', 'Поранені', 'Війна з Росією']</text:p>
      <text:p text:style-name="P4">
Type: Article</text:p>
      <!--METADATA-->
      <text:p text:style-name="P4">
<draw:frame draw:style-name="fr1" draw:name="Image87" text:anchor-type="as-char" svg:width="6.9236in" svg:height="3.948443in" draw:z-index="0">
<draw:image xlink:href="../Images/yкринформ/2023-06-27T17-36-00-03-00/630_360_1538997483-946.jpg" xlink:type="simple" xlink:show="embed" xlink:actuate="onLoad" draw:mime-type="image/jpeg"/>
</draw:frame>
 Російськівійськові обстріляли житлові райони Херсона, поранивши двох мирних жителів.</text:p>
      <text:p text:style-name="P4">
Про це повідомляє у <text:a xlink:type="simple" xlink:href="https://www.facebook.com/khoda.gov.ua/posts/pfbid0QYdTiewqzoBV64PBt2p7LharThnKqin4RWABBRSJcRg3khpvoiRHPc6gTCt8ddzpl" text:style-name="Internet_20_link" text:visited-style-name="Visited_20_Internet_20_Link">
 Фейсбуці</text:a>
пресслужба Херсонської ОВА, передає Укрінформ.</text:p>
      <text:p text:style-name="P4">
"Росія знову обстріляла <text:a xlink:type="simple" xlink:href="https://www.ukrinform.ua/tag-herson" text:style-name="Internet_20_link" text:visited-style-name="Visited_20_Internet_20_Link">
 Херсон </text:a>
 .Поранено двох мирних людей", - йдеться у повідомленні.</text:p>
      <text:p text:style-name="P4">
В ОВА зазначили, що під вогнем опинилися житлові райони міста. Легкі пораненняотримала жінка. Їй надали допомогу на місці.</text:p>
      <text:p text:style-name="P4">
До <text:a xlink:type="simple" xlink:href="https://www.ukrinform.ua/tag-bolnica" text:style-name="Internet_20_link" text:visited-style-name="Visited_20_Internet_20_Link">
 лікарні </text:a>
 доправлено 36-річногочоловіка. У нього ураження черевної порожнини та плеча. Медпрацівники надаютьйому необхідну допомогу.</text:p>
      <text:p text:style-name="P4">
<text:span text:style-name="T4">
Читайте також:</text:span>
 <text:a xlink:type="simple" xlink:href="https://www.ukrinform.ua/rubric-ato/3728383-na-zaporizzi-vorog-zavdav-udaru-po-orihovu-e-poraneni-i-zagibli.html" text:style-name="Internet_20_link" text:visited-style-name="Visited_20_Internet_20_Link">
 На Запоріжжі ворог завдав удару по Оріхову, є загиблі йпоранені </text:a>
</text:p>
      <text:p text:style-name="P4">
Як повідомляв Укрінформ, минулої доби, 26 червня, загарбники чотири разиобстріляли Херсону, випустивши 14 снарядів.</text:p>
      <text:p text:style-name="P4">
Source: <text:a xlink:type="simple" xlink:href="https://www.ukrinform.ua/rubric-ato/3728420-rosiani-obstrilali-herson-poraneni-dvoe-ludej.html" text:style-name="Internet_20_link" text:visited-style-name="Visited_20_Internet_20_Link">
https://www.ukrinform.ua/rubric-ato/3728420-rosiani-obstrilali-herson-poraneni-dvoe-ludej.html</text:a>
</text:p>
      <!--NEWS-->
      <text:h text:style-name="P10" text:outline-level="1">
<text:span text:style-name="T4">
ЮНІСЕФ надав Україні 120 тисяч доз вакцини проти кашлюку, дифтерії та правця</text:span>
</text:h>
      <text:p text:style-name="P4">
Authors: Ukrinform (Person)</text:p>
      <text:p text:style-name="P4">
Publisher: Укринформ (Organization)</text:p>
      <text:p text:style-name="P4">
Published Time: 2023-06-27T17:37:00+03:00</text:p>
      <text:p text:style-name="P4">
Modified Time: 2023-06-27T17:37:00+03:00</text:p>
      <text:p text:style-name="P4">
Description: Дитячий фонд ООН (ЮНІСЕФ) доправив в Україну 120 тисяч доз вакцини проти кашлюку, дифтерії та правця. — Укрінформ.</text:p>
      <text:p text:style-name="P4">
Images: ['<text:a xlink:type="simple" xlink:href="https://static.ukrinform.com/photos/2017_03/thumb_files/630_360_1488470148-9781.jpg" text:style-name="Internet_20_link" text:visited-style-name="Visited_20_Internet_20_Link">
630_360_14884...</text:a>
']</text:p>
      <text:p text:style-name="P4">
Tags: ['ЮНІСЕФ', 'Вакцинація', 'Інфекційні хвороби']</text:p>
      <text:p text:style-name="P4">
Type: Article</text:p>
      <!--METADATA-->
      <text:p text:style-name="P4">
<draw:frame draw:style-name="fr1" draw:name="Image88" text:anchor-type="as-char" svg:width="6.9236in" svg:height="3.956343in" draw:z-index="0">
<draw:image xlink:href="../Images/yкринформ/2023-06-27T17-37-00-03-00/630_360_1488470148-9781.jpg" xlink:type="simple" xlink:show="embed" xlink:actuate="onLoad" draw:mime-type="image/jpeg"/>
</draw:frame>
 Дитячийфонд ООН (ЮНІСЕФ) доправив в Україну 120 тисяч доз вакцини проти кашлюку,дифтерії та правця.</text:p>
      <text:p text:style-name="P4">
Про це <text:a xlink:type="simple" xlink:href="https://moz.gov.ua/article/news/v-ukrainu-dostavleno-120-tisjach-doz-vakcini-proti-kashljuku-difterii-ta-pravcja" text:style-name="Internet_20_link" text:visited-style-name="Visited_20_Internet_20_Link">
 повідомляє Міністерство охорони здоров’я</text:a>
 , передає Укрінформ.</text:p>
      <text:p text:style-name="P4">
«Вакцинація АКДП надає дітям захист від серйозних інфекційних хвороб. Кашлюк,дифтерія та правець можуть мати серйозні наслідки для здоров'я дітей, особливов умовах війни, коли доступ до медичної допомоги може бути обмеженим. В рамкахспівпраці МОЗ з Дитячим фондом ООН ( <text:a xlink:type="simple" xlink:href="https://www.ukrinform.ua/tag-unisef" text:style-name="Internet_20_link" text:visited-style-name="Visited_20_Internet_20_Link">
 ЮНІСЕФ </text:a>
 ) ми системно забезпечуємо пункти щеплення по країні необхідноювакциною. Саме тому важливо перевіряти вакцинальний статус та ревакцинуватисьза потреби», — сказав заступник міністра охорони здоров'я - головний державнийсанітарний лікар Ігор Кузін.</text:p>
      <text:p text:style-name="P4">
Зазначається, що отримана вакцина розподілена між областями для проведеннярутинних щеплень.</text:p>
      <text:p text:style-name="P4">
<text:span text:style-name="T4">
Читайте також:</text:span>
 <text:a xlink:type="simple" xlink:href="https://www.ukrinform.ua/rubric-society/3722872-dsns-spilno-z-unisef-zapustili-informkampaniu-zadla-bezpeki-ditej.html" text:style-name="Internet_20_link" text:visited-style-name="Visited_20_Internet_20_Link">
 <text:span text:style-name="T4">
ДСНС</text:span>
 <text:span text:style-name="T4">
спільно</text:span>
 з <text:span text:style-name="T4">
ЮНІСЕФ</text:span>
 <text:span text:style-name="T4">
запустили</text:span>
<text:span text:style-name="T4">
інформкампанію</text:span>
 <text:span text:style-name="T4">
задля</text:span>
 <text:span text:style-name="T4">
безпеки</text:span>
 <text:span text:style-name="T4">
дітей</text:span>
</text:a>
</text:p>
      <text:p text:style-name="P4">
Щеплення проти дифтерії, правця та кашлюка входить до Календаря профілактичнихщеплень та є безоплатним. Згідно з національним календарем щеплень, вакцинаАКДП вводиться у віці 2, 4, 6 і 18 місяців, потім у 6 років проводитьсяревакцинація вакциною АДП (дифтерія-правець), а в 16 років — вакциною АДП-М(проти правця та дифтерії зі зменшеним вмістом антигена, що використовуєтьсядля дорослих).</text:p>
      <text:p text:style-name="P4">
Як повідомляв Укрінформ, протягом минулого тижня Україна отримала відміжнародних партнерів як гуманітрану допомогу 59 палет обладнання талікарських засобів, 148 палет гігієнічних наборів і рукавиць.</text:p>
      <text:p text:style-name="P4">
Source: <text:a xlink:type="simple" xlink:href="https://www.ukrinform.ua/rubric-society/3728423-unisef-nadav-ukraini-120-tisac-doz-vakcini-proti-kasluku-difterii-ta-pravca.html" text:style-name="Internet_20_link" text:visited-style-name="Visited_20_Internet_20_Link">
https://www.ukrinform.ua/rubric-society/3728423-unisef-nadav-ukraini-120-tisac-doz-vakcini-proti-kasluku-difterii-ta-pravca.html</text:a>
</text:p>
      <!--NEWS-->
      <text:h text:style-name="P10" text:outline-level="1">
<text:span text:style-name="T4">
Українських дітей утримують у 57 регіонах Росії — Лубінець</text:span>
</text:h>
      <text:p text:style-name="P4">
Authors: Ukrinform (Person)</text:p>
      <text:p text:style-name="P4">
Publisher: Укринформ (Organization)</text:p>
      <text:p text:style-name="P4">
Published Time: 2023-06-27T17:39:00+03:00</text:p>
      <text:p text:style-name="P4">
Modified Time: 2023-06-27T17:39:00+03:00</text:p>
      <text:p text:style-name="P4">
Description: Влада України наразі зафіксувала перебування наших дітей, викрадених РФ, у 57 регіонах Росії.</text:p>
      <text:p text:style-name="P4">
— Укрінформ.</text:p>
      <text:p text:style-name="P4">
Images: ['<text:a xlink:type="simple" xlink:href="https://static.ukrinform.com/photos/2023_06/thumb_files/630_360_1687344800-493.jpg" text:style-name="Internet_20_link" text:visited-style-name="Visited_20_Internet_20_Link">
630_360_16873...</text:a>
']</text:p>
      <text:p text:style-name="P4">
Tags: ['Діти', 'Війна з Росією', 'Дмитро Лубінець']</text:p>
      <text:p text:style-name="P4">
Type: Article</text:p>
      <!--METADATA-->
      <text:p text:style-name="P4">
<draw:frame draw:style-name="fr1" draw:name="Image89" text:anchor-type="as-char" svg:width="6.9236in" svg:height="3.956343in" draw:z-index="0">
<draw:image xlink:href="../Images/yкринформ/2023-06-27T17-39-00-03-00/630_360_1687344800-493.jpg" xlink:type="simple" xlink:show="embed" xlink:actuate="onLoad" draw:mime-type="image/jpeg"/>
</draw:frame>
 ВладаУкраїни наразі зафіксувала перебування наших дітей, викрадених РФ, у 57регіонах Росії.</text:p>
      <text:p text:style-name="P4">
Про це під час презентації спецдоповіді Уповноваженого Верховної Ради з правлюдини “Нерозквітлі. Порушення прав українських дітей на тимчасово окупованихтериторіях України та у Росії: депортація, мілітаризація, індоктринація”заявив український омбудсман Дмитро Лубінець, передає кореспондент Укрінформу.</text:p>
      <text:p text:style-name="P4">
“Нами було офіційно зафіксовано перебування українських <text:a xlink:type="simple" xlink:href="https://www.ukrinform.ua/tag-diti" text:style-name="Internet_20_link" text:visited-style-name="Visited_20_Internet_20_Link">
 дітей</text:a>
 у 57 регіонах РФ. У 16 регіонахщонайменше 380 дітей стали жертвами насильницького передавання до російськихродин. Зафіксовано і випадки викрадення дітей російськими військовими натимчасово окупованих територіях для залякування, тиску на родичів, зборурозвідувальних даних”, - сказав він.</text:p>
      <text:p text:style-name="P4">
Лубінець додав: зафіксовано, що російські військовослужбовці використовуютьтиск або можливе застосування насильства до дітей, щоб примусити дорослихвиконувати роботу на користь російської армії або окупаційної влади.</text:p>
      <text:p text:style-name="P4">
Юристка Регіонального центру прав людини РФ Катерина Рашевська поінформувала,що за їхніми даними, починаючи з 15 червня 2023 року, росіяни щодня вивозятьорієнтовно по 100 дітей — інколи буває трохи менше, інколи буває у кількаразів більше - у так звані табори для “перевиховання”.</text:p>
      <text:p text:style-name="P4">
“Тому кількість (викрадених РФ — ред.) дітей зростає, а повертати їх Росія недуже хоче”, - зазначила вона.</text:p>
      <text:p text:style-name="P4">
Омбудсман навів дані правоохоронних органів щодо того, що РФ залучаєнеповнолітніх до участі у збройному конфлікті у ролі шпигунів, коригувальниківобстрілів, а також залучає їх до кампаній примусової мобілізації українськихгромадян на тимчасово окупованих територіях, інколи навіть у якості акторівдля пропагандистських роликів.</text:p>
      <text:p text:style-name="P4">
За його словами, для вербування дітей використовується низка інструментів.Наприклад, так званий відпочинок у “воєнно-патріотичних таборах”, членство вюнармії та інших “військово-патріотичних” рухах.</text:p>
      <text:p text:style-name="P4">
“Насправді їх дуже багато. Вони відрізняються по назвах, запускаються натериторії різних федеративних суб'єктів РФ, але всі мають однакові ознаки.Тобто, ціль (цього — ред.) — це максимальне залучення українських дітей до такзваних патріотичних рухів і популяризація саме військових російської армії”, -заявив Лубінець.</text:p>
      <text:p text:style-name="P4">
<text:span text:style-name="T4">
Читайте також:</text:span>
 <text:a xlink:type="simple" xlink:href="https://www.ukrinform.ua/rubric-society/3728152-za-vsinovlenna-ukrainskih-ditej-rosiani-otrimuut-do-156-tisac-rubliv-somisacno-lubinec.html" text:style-name="Internet_20_link" text:visited-style-name="Visited_20_Internet_20_Link">
 За всиновлення українських <text:span text:style-name="T4">
дітей</text:span>
 росіяни отримують до156 тисяч рублів щомісячно – Лубінець </text:a>
</text:p>
      <text:p text:style-name="P4">
Уповноважений з прав людини поінформував, що за даними Єдиного реєструдосудових розслідувань, із початку повномасштабного вторгнення РФ в Українубуло зареєстровано 5 кримінальних проваджень, у яких розслідуються фактивикористання неповнолітніх у збройному конфлікті.</text:p>
      <text:p text:style-name="P4">
Як <text:a xlink:type="simple" xlink:href="https://www.ukrinform.ua/rubric-society/3728182-lubinec-narazi-e-oficijni-dani-pro-365-nezakonnih-usinovlen-nasih-ditej-u-rf.html" text:style-name="Internet_20_link" text:visited-style-name="Visited_20_Internet_20_Link">
 повідомлялося </text:a>
 ,наразі Офіс омбудсмана має офіційні дані щодо 365 незаконних всиновленьукраїнських дітей у РФ.</text:p>
      <text:p text:style-name="P4">
Source: <text:a xlink:type="simple" xlink:href="https://www.ukrinform.ua/rubric-society/3728428-ukrainskih-ditej-utrimuut-u-57-regionah-rosii-lubinec.html" text:style-name="Internet_20_link" text:visited-style-name="Visited_20_Internet_20_Link">
https://www.ukrinform.ua/rubric-society/3728428-ukrainskih-ditej-utrimuut-u-57-regionah-rosii-lubinec.html</text:a>
</text:p>
      <!--NEWS-->
      <text:h text:style-name="P10" text:outline-level="1">
<text:span text:style-name="T4">
Зеленський показав шеврони, які йому подарували на Донеччині</text:span>
</text:h>
      <text:p text:style-name="P4">
Authors: Ukrinform (Person)</text:p>
      <text:p text:style-name="P4">
Publisher: Укринформ (Organization)</text:p>
      <text:p text:style-name="P4">
Published Time: 2023-06-27T17:40:00+03:00</text:p>
      <text:p text:style-name="P4">
Modified Time: 2023-06-27T17:40:00+03:00</text:p>
      <text:p text:style-name="P4">
Description: Президент Володимир Зеленський продемонстрував шеврони, як напередодні отримав від українських військовослужбовців на Донеччині, й поділився історією про Героя України Сергія Дудіна.</text:p>
      <text:p text:style-name="P4">
— Укрінформ.</text:p>
      <text:p text:style-name="P4">
Images: ['<text:a xlink:type="simple" xlink:href="https://static.ukrinform.com/photos/2023_06/thumb_files/630_360_1687877855-164.jpg" text:style-name="Internet_20_link" text:visited-style-name="Visited_20_Internet_20_Link">
630_360_16878...</text:a>
']</text:p>
      <text:p text:style-name="P4">
Tags: ['Донеччина', 'Зеленський', 'Війна з Росією', 'Шеврон']</text:p>
      <text:p text:style-name="P4">
Type: Article</text:p>
      <!--METADATA-->
      <text:p text:style-name="P4">
<draw:frame draw:style-name="fr1" draw:name="Image90" text:anchor-type="as-char" svg:width="6.9236in" svg:height="3.956343in" draw:z-index="0">
<draw:image xlink:href="../Images/yкринформ/2023-06-27T17-40-00-03-00/630_360_1687877855-164.jpg" xlink:type="simple" xlink:show="embed" xlink:actuate="onLoad" draw:mime-type="image/jpeg"/>
</draw:frame>
 ПрезидентВолодимир Зеленський продемонстрував шеврони, як напередодні отримав відукраїнських військовослужбовців на Донеччині, й поділився історією про ГерояУкраїни Сергія Дудіна.</text:p>
      <text:p text:style-name="P4">
Світлини шевронів глава держави опублікував у <text:a xlink:type="simple" xlink:href="https://t.me/V_Zelenskiy_official/6741" text:style-name="Internet_20_link" text:visited-style-name="Visited_20_Internet_20_Link">
 Телеграмі</text:a>
 , повідомляє Укрінформ.</text:p>
      <text:p text:style-name="P4">
"Учора наші герої дарували свої шеврони. Шеврони нашої історії. Сьогодні хочурозповісти про одного з них. Одного з тих, хто докладає максимум зусиль, щоб унашої держави, наших людей було вільне майбутнє", - зазначив Зеленський.</text:p>
      <text:p text:style-name="P4">
Президент зауважив, що заступник командира батальйону морської піхоти 35-їокремої бригади морської піхоти Командування морської піхоти Військово-Морських сил ЗСУ майор Сергій Дудін неодноразово брав участь у відбитті атак <text:a xlink:type="simple" xlink:href="https://www.ukrinform.ua/tag-rosia" text:style-name="Internet_20_link" text:visited-style-name="Visited_20_Internet_20_Link">
ворога </text:a>
 . Так, за його словами, Дудін ускладі підрозділу та особисто знищував ворожу техніку й живу силу, брав участьу вдалих штурмах, які сам же спланував, звільняв від російської окупації земліХерсонщини.</text:p>
      <text:p text:style-name="P4">
"Під час робочої поїздки в Донецьку область мав за честь особисто потиснутируку Герою України та вручити орден «Золота Зірка». Дякую за службу і, звісно,окремо дякую за шеврон. Україна пишається своїми воїнами! Шануємо, підтримуємота бажаємо якнайшвидше бути вдома з перемогою.", - підкреслив глава держави.</text:p>
      <text:p text:style-name="P4">
<text:span text:style-name="T4">
Читайте також:</text:span>
 <text:a xlink:type="simple" xlink:href="https://www.ukrinform.ua/rubric-ato/3727463-kozen-zaslugovue-sob-ukraina-znala-j-pamatala-zelenskij-pokazav-sevroni-voiniv.html" text:style-name="Internet_20_link" text:visited-style-name="Visited_20_Internet_20_Link">
 Кожен заслуговує, щоб Україна знала й памʼятала:Зеленський показав <text:span text:style-name="T4">
шеврони</text:span>
 воїнів </text:a>
</text:p>
      <text:p text:style-name="P4">
Як повідомлялося, Президент Володимир Зеленський 27 червня відвідав передовіпозиції на Бердянському напрямку й нагородив українських воїнів.</text:p>
      <text:p text:style-name="P4">
<text:span text:style-name="T5">
Фото: Zelenskiy / Official</text:span>
</text:p>
      <text:p text:style-name="P4">
Source: <text:a xlink:type="simple" xlink:href="https://www.ukrinform.ua/rubric-ato/3728440-zelenskij-pokazav-sevroni-aki-jomu-podaruvali-na-doneccini.html" text:style-name="Internet_20_link" text:visited-style-name="Visited_20_Internet_20_Link">
https://www.ukrinform.ua/rubric-ato/3728440-zelenskij-pokazav-sevroni-aki-jomu-podaruvali-na-doneccini.html</text:a>
</text:p>
      <!--NEWS-->
      <text:h text:style-name="P10" text:outline-level="1">
<text:span text:style-name="T4">
Зеленський провів нараду щодо саміту НАТО</text:span>
</text:h>
      <text:p text:style-name="P4">
Authors: Ukrinform (Person)</text:p>
      <text:p text:style-name="P4">
Publisher: Укринформ (Organization)</text:p>
      <text:p text:style-name="P4">
Published Time: 2023-06-27T17:41:00+03:00</text:p>
      <text:p text:style-name="P4">
Modified Time: 2023-06-27T23:41:00+03:00</text:p>
      <text:p text:style-name="P4">
Description: Президент Володимир Зеленський провів нараду з представниками міжнародного напрямку від свого Офісу та Кабінету Міністрів щодо підготовки до липневого саміту НАТО у Вільнюсі. — Укрінформ.</text:p>
      <text:p text:style-name="P4">
Images: ['<text:a xlink:type="simple" xlink:href="https://static.ukrinform.com/photos/2023_06/thumb_files/630_360_1687535517-265.jpeg" text:style-name="Internet_20_link" text:visited-style-name="Visited_20_Internet_20_Link">
630_360_16875...</text:a>
']</text:p>
      <text:p text:style-name="P4">
Tags: ['Кабмін', 'НАТО', 'Саміт НАТО', 'Зеленський']</text:p>
      <text:p text:style-name="P4">
Type: Article</text:p>
      <!--METADATA-->
      <text:p text:style-name="P4">
<draw:frame draw:style-name="fr1" draw:name="Image91" text:anchor-type="as-char" svg:width="6.9236in" svg:height="3.956343in" draw:z-index="0">
<draw:image xlink:href="../Images/yкринформ/2023-06-27T17-41-00-03-00/630_360_1687535517-265.jpeg" xlink:type="simple" xlink:show="embed" xlink:actuate="onLoad" draw:mime-type="image/jpeg"/>
</draw:frame>
 ПрезидентВолодимир Зеленський провів нараду з представниками міжнародного напрямку відсвого Офісу та Кабінету Міністрів щодо підготовки до липневого саміту НАТО уВільнюсі.</text:p>
      <text:p text:style-name="P4">
Про це він розповів у вечірньому <text:a xlink:type="simple" xlink:href="https://t.me/V_Zelenskiy_official/6743" text:style-name="Internet_20_link" text:visited-style-name="Visited_20_Internet_20_Link">
 відеозверненні</text:a>
 , передає Укрінформ.</text:p>
      <text:p text:style-name="P4">
«Провів сьогодні й спеціальну нараду з нашими міжнародниками – Офіс, уряд –щодо підготовки до Вільнюського саміту. Впевнений, рішення саміту можуть статипозитивними для <text:a xlink:type="simple" xlink:href="https://www.ukrinform.ua/tag-ukraina" text:style-name="Internet_20_link" text:visited-style-name="Visited_20_Internet_20_Link">
 України </text:a>
 ! Робимо дляцього все можливе та підключили для цього всі міжнародні можливості України»,- зазначив Зеленський.</text:p>
      <text:p text:style-name="P4">
_Відео:<text:a xlink:type="simple" xlink:href="https://t.me/V_Zelenskiy_official/6743" text:style-name="Internet_20_link" text:visited-style-name="Visited_20_Internet_20_Link">
 ОП </text:a>
 _</text:p>
      <text:p text:style-name="P4">
<text:span text:style-name="T4">
Читайте також:</text:span>
 <text:a xlink:type="simple" xlink:href="https://www.ukrinform.ua/rubric-ato/3728509-artileria-dla-zsu-i-samit-nato-zelenskij-proviv-rozmovu-z-premerom-norvegii.html" text:style-name="Internet_20_link" text:visited-style-name="Visited_20_Internet_20_Link">
 Артилерія для ЗСУ і <text:span text:style-name="T4">
саміт</text:span>
 <text:span text:style-name="T4">
НАТО</text:span>
 : Зеленськийпровів розмову з прем’єром Норвегії </text:a>
</text:p>
      <text:p text:style-name="P4">
Як повідомлялося, саміт НАТО, який відбудеться у Вільнюсі 11-12 липня, середголовних питань розгляне продовження допомоги для України у її боротьбі протиросійської агресії. Україна від цієї зустрічі очікує конкретних рішень щодовизначення шляху країни до членства в НАТО та щодо надання Україні гарантійбезпеки для запобігання ймовірному повторенню російської агресії умайбутньому.</text:p>
      <text:p text:style-name="P4">
<text:span text:style-name="T5">
Фото: ОП</text:span>
</text:p>
      <text:p text:style-name="P4">
Source: <text:a xlink:type="simple" xlink:href="https://www.ukrinform.ua/rubric-polytics/3728559-zelenskij-proviv-naradu-sodo-samitu-nato.html" text:style-name="Internet_20_link" text:visited-style-name="Visited_20_Internet_20_Link">
https://www.ukrinform.ua/rubric-polytics/3728559-zelenskij-proviv-naradu-sodo-samitu-nato.html</text:a>
</text:p>
      <!--NEWS-->
      <text:h text:style-name="P10" text:outline-level="1">
<text:span text:style-name="T4">
Уряд призначив заступницю міністра юстиції з євроінтеграції</text:span>
</text:h>
      <text:p text:style-name="P4">
Authors: Ukrinform (Person)</text:p>
      <text:p text:style-name="P4">
Publisher: Укринформ (Organization)</text:p>
      <text:p text:style-name="P4">
Published Time: 2023-06-27T17:50:00+03:00</text:p>
      <text:p text:style-name="P4">
Modified Time: 2023-06-27T17:50:00+03:00</text:p>
      <text:p text:style-name="P4">
Description: Кабінет Міністрів призначив Людмилу Сугак на посаду заступниці міністра юстиції з питань європейської інтеграції. — Укрінформ.</text:p>
      <text:p text:style-name="P4">
Images: ['<text:a xlink:type="simple" xlink:href="https://static.ukrinform.com/photos/2019_09/thumb_files/630_360_1567497060-680.jpg" text:style-name="Internet_20_link" text:visited-style-name="Visited_20_Internet_20_Link">
630_360_15674...</text:a>
']</text:p>
      <text:p text:style-name="P4">
Tags: ['Євроінтеграція', "Мін'юст", 'Призначення', 'Уряд']</text:p>
      <text:p text:style-name="P4">
Type: Article</text:p>
      <!--METADATA-->
      <text:p text:style-name="P4">
<draw:frame draw:style-name="fr1" draw:name="Image92" text:anchor-type="as-char" svg:width="6.9236in" svg:height="3.956343in" draw:z-index="0">
<draw:image xlink:href="../Images/yкринформ/2023-06-27T17-50-00-03-00/630_360_1567497060-680.jpg" xlink:type="simple" xlink:show="embed" xlink:actuate="onLoad" draw:mime-type="image/jpeg"/>
</draw:frame>
 КабінетМіністрів призначив Людмилу Сугак на посаду заступниці міністра юстиції зпитань європейської інтеграції.</text:p>
      <text:p text:style-name="P4">
Про це повідомляє Укрінформ із посилання на <text:a xlink:type="simple" xlink:href="https://t.me/uriad24/3214" text:style-name="Internet_20_link" text:visited-style-name="Visited_20_Internet_20_Link">
 Телеграм</text:a>
 Уряд online.</text:p>
      <text:p text:style-name="P4">
"На своєму засіданні 27 червня <text:a xlink:type="simple" xlink:href="https://www.ukrinform.ua/tag-kabmin" text:style-name="Internet_20_link" text:visited-style-name="Visited_20_Internet_20_Link">
 Кабінет Міністрів</text:a>
 України ухвалив розпорядження пропризначення Сугак Людмили Петрівни заступницею міністра юстиції з питаньєвропейської інтеграції", - йдеться у повідомленні.</text:p>
      <text:p text:style-name="P4">
Водночас уряд ухвалив розпорядження про звільнення Олександра Грибана з посадизаступника міністра економіки.</text:p>
      <text:p text:style-name="P4">
<text:span text:style-name="T4">
Читайте також:</text:span>
 <text:a xlink:type="simple" xlink:href="https://www.ukrinform.ua/rubric-other_news/3716580-zelenskij-pidpisav-nakaz-pro-priznacenna-kipera-golovou-odeskoi-oda.html" text:style-name="Internet_20_link" text:visited-style-name="Visited_20_Internet_20_Link">
 <text:span text:style-name="T4">
Зеленський</text:span>
 <text:span text:style-name="T4">
призначив</text:span>
 Кіпера головою Одеської ОДА</text:a>
</text:p>
      <text:p text:style-name="P4">
Як повідомлялося, Людмила Сугак раніше очолювала Міжнародне управлінняцентрального апарату АРМА. Брала участь у конкурсі на посаду директораНаціонального антикорупційного бюро.</text:p>
      <text:p text:style-name="P4">
Source: <text:a xlink:type="simple" xlink:href="https://www.ukrinform.ua/rubric-polytics/3728435-urad-priznaciv-zastupnicu-ministra-usticii-z-evrointegracii.html" text:style-name="Internet_20_link" text:visited-style-name="Visited_20_Internet_20_Link">
https://www.ukrinform.ua/rubric-polytics/3728435-urad-priznaciv-zastupnicu-ministra-usticii-z-evrointegracii.html</text:a>
</text:p>
      <!--NEWS-->
      <text:h text:style-name="P10" text:outline-level="1">
<text:span text:style-name="T4">
Світовий конгрес українців підбив підсумки візиту президента СКУ до Лондона</text:span>
</text:h>
      <text:p text:style-name="P4">
Authors: Ukrinform (Person)</text:p>
      <text:p text:style-name="P4">
Publisher: Укринформ (Organization)</text:p>
      <text:p text:style-name="P4">
Published Time: 2023-06-27T17:52:00+03:00</text:p>
      <text:p text:style-name="P4">
Modified Time: 2023-06-27T17:52:00+03:00</text:p>
      <text:p text:style-name="P4">
Description: Президент Світового конгресу українців (СКУ) Павло Ґрод під час свого візиту до столиці Великої Британії 21-23 червня виступив учасником Конференції з питань відновлення України (URC23), заручився підтримкою міжнародних партнерів і, традиційно, зустрівся з українською громадою.  — Укрінформ.</text:p>
      <text:p text:style-name="P4">
Images: ['<text:a xlink:type="simple" xlink:href="https://static.ukrinform.com/photos/2023_06/thumb_files/630_360_1687877054-771.jpg" text:style-name="Internet_20_link" text:visited-style-name="Visited_20_Internet_20_Link">
630_360_16878...</text:a>
']</text:p>
      <text:p text:style-name="P4">
Tags: ['Діаспора', 'СКУ', 'Світовий конгрес українців', 'Війна з Росією', 'Конференція з відбудови у Лондоні']</text:p>
      <text:p text:style-name="P4">
Type: Article</text:p>
      <!--METADATA-->
      <text:p text:style-name="P4">
<draw:frame draw:style-name="fr1" draw:name="Image93" text:anchor-type="as-char" svg:width="6.9236in" svg:height="3.956343in" draw:z-index="0">
<draw:image xlink:href="../Images/yкринформ/2023-06-27T17-52-00-03-00/630_360_1687877054-771.jpg" xlink:type="simple" xlink:show="embed" xlink:actuate="onLoad" draw:mime-type="image/jpeg"/>
</draw:frame>
 ПрезидентСвітового конгресу українців (СКУ) Павло Ґрод під час свого візиту до столиціВеликої Британії 21-23 червня виступив учасником Конференції з питаньвідновлення України (URC23), заручився підтримкою міжнародних партнерів і,традиційно, зустрівся з українською громадою.</text:p>
      <text:p text:style-name="P4">
Як передає Укрінформ, про це йдеться на <text:a xlink:type="simple" xlink:href="https://www.ukrainianworldcongress.org/ua/prezident-sku-zavershiv-vizit-do-londona-ta-podyakuvav-za-potuzhnu-pidtrimku/" text:style-name="Internet_20_link" text:visited-style-name="Visited_20_Internet_20_Link">
 сайті СКУ</text:a>
 .</text:p>
      <text:p text:style-name="P4">
У Конгресі нагадали, що Конференція з питань відновлення України (URC23), щозібрала тисячу делегатів з понад 60 країн світу, стала потужною платформою дляобговорення не лише нагальних питань з відбудови, але й прагнень України щодочленства в НАТО.</text:p>
      <text:p text:style-name="P4">
<text:span text:style-name="T4">
Читайте також:</text:span>
 <text:a xlink:type="simple" xlink:href="https://www.ukrinform.ua/rubric-diaspora/3726130-prezident-sku-dolucivsa-do-konferencii-z-vidnovlenna-ukraini-v-londoni.html" text:style-name="Internet_20_link" text:visited-style-name="Visited_20_Internet_20_Link">
 <text:span text:style-name="T4">
Президент</text:span>
 <text:span text:style-name="T4">
СКУ</text:span>
 <text:span text:style-name="T4">
долучився</text:span>
 до <text:span text:style-name="T4">
конференції</text:span>
 з<text:span text:style-name="T4">
відновлення</text:span>
 <text:span text:style-name="T4">
України</text:span>
 в <text:span text:style-name="T4">
Лондоні</text:span>
 </text:a>
</text:p>
      <text:p text:style-name="P4">
На підтримку світової адвокаційної кампанії СКУ #UkraineInNato Павло Ґродпровів ряд зустрічей із міжнародними партнерами, політиками та дипломатами.</text:p>
      <text:p text:style-name="P4">
«Висловлюю щиру подяку високоповажному міністру Джеймсу Клеверлі, з яким мавнагоду обговорити членство України в НАТО. Його непохитна підтримка та дружбащодо України надзвичайно цінна», – сказав президент СКУ Павло Ґрод післязустрічі з міністром закордонних справ Сполученого Королівства ДжеймсомКлеверлі.</text:p>
      <text:p text:style-name="P4">
</text:p>
      <text:p text:style-name="P4">
Про шлях України до членства в НАТО, враховуючи її значення для регіональноїбезпеки та стабільності, Президент СКУ мав змістовну дискусію з Віолою фонКрамон-Таубадель, німецькою політикинею, депутаткою Європейського Парламенту.</text:p>
      <text:p text:style-name="P4">
«Я хотів би висловити щиру подяку Віолі фон Крамон-Таубадель за її значну рольу прийнятті Європейським парламентом резолюції щодо НАТО. Її цілеспрямованізусилля справили відчутний вплив для отримання сильної підтримки України середпереважної більшості євродепутатів», – наголосив Ґрод.</text:p>
      <text:p text:style-name="P4">
<text:span text:style-name="T4">
Читайте також:</text:span>
 <text:a xlink:type="simple" xlink:href="https://www.ukrinform.ua/rubric-diaspora/3726726-sku-zaklikav-svitove-ukrainstvo-pidtrimati-ukrainu-pered-samitom-nato-u-vilnusi.html" text:style-name="Internet_20_link" text:visited-style-name="Visited_20_Internet_20_Link">
 <text:span text:style-name="T4">
СКУ</text:span>
 <text:span text:style-name="T4">
закликав</text:span>
 <text:span text:style-name="T4">
світове</text:span>
 <text:span text:style-name="T4">
українство</text:span>
<text:span text:style-name="T4">
підтримати</text:span>
 <text:span text:style-name="T4">
Україну</text:span>
 <text:span text:style-name="T4">
перед</text:span>
 <text:span text:style-name="T4">
самітом</text:span>
 <text:span text:style-name="T4">
НАТО</text:span>
 у <text:span text:style-name="T4">
Вільнюсі</text:span>
</text:a>
</text:p>
      <text:p text:style-name="P4">
Підтримку економічного розвитку України та роль української діаспори у цьомупроцесі лідер СКУ обговорив під час продуктивної зустрічі зі Свеньєю Шульце,Федеральною міністеркою економічного співробітництва та розвитку Німеччини.</text:p>
      <text:p text:style-name="P4">
Важливою темою обговорень під час Конференції, став проєкт СКУ EnergizeUkraine, спрямований на відновлення українського енергетичного сектору тавідбудову зруйнованої російськими атаками енергетичної інфраструктури. Про це,зокрема йшлося на зустрічі Павла Ґрода з міністром енергетики України ГерманомГалущенком.</text:p>
      <text:p text:style-name="P4">
</text:p>
      <text:p text:style-name="P4">
Сторони обговорили нагальні виклики та проблеми, з якими щодня стикаєтьсяукраїнська енергетика. Також був накреслений вектор подальшої співпраці,зокрема підписання Меморандуму про співпрацю між СКУ та МінЕнерго.</text:p>
      <text:p text:style-name="P4">
«Маємо готуватися до цієї зими, бо не знаємо, як вона буде виглядати. ТомуEnergize Ukraine СКУ вже зараз збирає обладнання, щоб відновити енергетичнийсектор в Україні», – прокоментував Павло Ґрод в інтерв’ю українськомутелеканалу «Суспільне».</text:p>
      <text:p text:style-name="P4">
На завершення короткого, але надзвичайно змістовного візиту Президент СКУзустрівся з українською громадою Сполученого Королівства, українцями тадрузями України в Лондоні.</text:p>
      <text:p text:style-name="P4">
</text:p>
      <text:p text:style-name="P4">
Павло Ґрод щиро подякував від усього світового українства за ту потужнуадвокаційну, медійну та громадську працю, яку провадить Союз українців уВеликій Британії задля підтримки України та її народу та нагородив Анну-МартуДезик, заступницю керівника Спілки українців Британії почесною нагородою –символічним свічником.</text:p>
      <text:p text:style-name="P4">
</text:p>
      <text:p text:style-name="P4">
Нагадаємо, Світовий конгрес українців <text:a xlink:type="simple" xlink:href="https://www.ukrinform.ua/rubric-diaspora/3726600-diaspora-podakuvala-britanii-za-pidtrimku-sprosenogo-vstupu-ukraini-do-nato.html" text:style-name="Internet_20_link" text:visited-style-name="Visited_20_Internet_20_Link">
 привітав</text:a>
 рішення Британіїпідтримати спрощений вступ України до НАТО та висловив подяку СполученомуКоролівству за непохитну підтримку України у війні з Росією.</text:p>
      <text:p text:style-name="P4">
<text:span text:style-name="T5">
Фото: СКУ, Paul Grod</text:span>
</text:p>
      <text:p text:style-name="P4">
Source: <text:a xlink:type="simple" xlink:href="https://www.ukrinform.ua/rubric-diaspora/3728431-svitovij-kongres-ukrainciv-pidbiv-pidsumki-vizitu-prezidenta-sku-do-londona.html" text:style-name="Internet_20_link" text:visited-style-name="Visited_20_Internet_20_Link">
https://www.ukrinform.ua/rubric-diaspora/3728431-svitovij-kongres-ukrainciv-pidbiv-pidsumki-vizitu-prezidenta-sku-do-londona.html</text:a>
</text:p>
      <!--NEWS-->
      <text:h text:style-name="P10" text:outline-level="1">
<text:span text:style-name="T4">
Кубраков очолив комісію, яка перевірятиме стан мостів – Шмигаль</text:span>
</text:h>
      <text:p text:style-name="P4">
Authors: Ukrinform (Person)</text:p>
      <text:p text:style-name="P4">
Publisher: Укринформ (Organization)</text:p>
      <text:p text:style-name="P4">
Published Time: 2023-06-27T17:53:00+03:00</text:p>
      <text:p text:style-name="P4">
Modified Time: 2023-06-27T17:53:00+03:00</text:p>
      <text:p text:style-name="P4">
Description: Віцепрем'єр-міністр з відновлення – міністр розвитку громад, територій та інфраструктури Олександр Кубраков очолив комісію, створену для перевірки стану мостів, які є в Україні.</text:p>
      <text:p text:style-name="P4">
— Укрінформ.</text:p>
      <text:p text:style-name="P4">
Images: ['<text:a xlink:type="simple" xlink:href="https://static.ukrinform.com/photos/2022_09/thumb_files/630_360_1662630719-817.jpg" text:style-name="Internet_20_link" text:visited-style-name="Visited_20_Internet_20_Link">
630_360_16626...</text:a>
']</text:p>
      <text:p text:style-name="P4">
Tags: ['Уряд', 'Міст', 'Шмигаль', 'Олександр Кубраков']</text:p>
      <text:p text:style-name="P4">
Type: Article</text:p>
      <!--METADATA-->
      <text:p text:style-name="P4">
<draw:frame draw:style-name="fr1" draw:name="Image98" text:anchor-type="as-char" svg:width="6.9236in" svg:height="3.956343in" draw:z-index="0">
<draw:image xlink:href="../Images/yкринформ/2023-06-27T17-53-00-03-00/630_360_1662630719-817.jpg" xlink:type="simple" xlink:show="embed" xlink:actuate="onLoad" draw:mime-type="image/jpeg"/>
</draw:frame>
Віцепрем'єр-міністр з відновлення – міністр розвитку громад, територій таінфраструктури Олександр Кубраков очолив комісію, створену для перевірки станумостів, які є в Україні.</text:p>
      <text:p text:style-name="P4">
Про це Прем'єр-міністр України Денис Шмигаль сказав на <text:a xlink:type="simple" xlink:href="https://t.me/Denys_Smyhal/5506" text:style-name="Internet_20_link" text:visited-style-name="Visited_20_Internet_20_Link">
 засіданні уряду</text:a>
 , передає Укрінформ.</text:p>
      <text:p text:style-name="P4">
«Є проблеми у регіонах, які також не вирішуються. Створюємо комісію дляперевірки стану <text:a xlink:type="simple" xlink:href="https://www.ukrinform.ua/tag-mist" text:style-name="Internet_20_link" text:visited-style-name="Visited_20_Internet_20_Link">
 мостів </text:a>
 , яку очолитьвіцепрем'єр-міністр з відновлення Олександр Кубраков», - сказав Шмигаль.</text:p>
      <text:p text:style-name="P4">
<text:span text:style-name="T4">
Читайте також:</text:span>
 <text:a xlink:type="simple" xlink:href="https://www.ukrinform.ua/rubric-economy/3726960-v-ukraini-perevirat-stan-mostiv-smigal.html" text:style-name="Internet_20_link" text:visited-style-name="Visited_20_Internet_20_Link">
 В Україні перевірять <text:span text:style-name="T4">
стан</text:span>
 <text:span text:style-name="T4">
мостів</text:span>
 – Шмигаль</text:a>
</text:p>
      <text:p text:style-name="P4">
Як повідомляв <text:a xlink:type="simple" xlink:href="https://www.ukrinform.ua/rubric-vidbudova/3726869-specialna-komisia-perevirit-stan-mostiv-i-slahoprovodiv-po-ukraini-prezident.html" text:style-name="Internet_20_link" text:visited-style-name="Visited_20_Internet_20_Link">
 Укрінформ </text:a>
 , 23 червня глава уряду повідомив про те, що в Україніпланують перевірити стан мостів.</text:p>
      <text:p text:style-name="P4">
Source: <text:a xlink:type="simple" xlink:href="https://www.ukrinform.ua/rubric-economy/3728437-kubrakov-ocoliv-komisiu-aka-pereviratime-stan-mostiv-smigal.html" text:style-name="Internet_20_link" text:visited-style-name="Visited_20_Internet_20_Link">
https://www.ukrinform.ua/rubric-economy/3728437-kubrakov-ocoliv-komisiu-aka-pereviratime-stan-mostiv-smigal.html</text:a>
</text:p>
      <!--NEWS-->
      <text:h text:style-name="P10" text:outline-level="1">
<text:span text:style-name="T4">
Українець Любченко переміг у змаганнях з тайського боксу на Європейських іграх</text:span>
</text:h>
      <text:p text:style-name="P4">
Authors: Ukrinform (Person)</text:p>
      <text:p text:style-name="P4">
Publisher: Укринформ (Organization)</text:p>
      <text:p text:style-name="P4">
Published Time: 2023-06-27T17:59:27+03:00</text:p>
      <text:p text:style-name="P4">
Modified Time: 2023-06-27T17:59:27+03:00</text:p>
      <text:p text:style-name="P4">
Description: Українець Ігор Любченко здобув золоту нагороду Європейських ігор у тайському боксі. — Укрінформ.</text:p>
      <text:p text:style-name="P4">
Images: ['<text:a xlink:type="simple" xlink:href="https://static.ukrinform.com/photos/2023_06/thumb_files/630_360_1687877852-761.jpg" text:style-name="Internet_20_link" text:visited-style-name="Visited_20_Internet_20_Link">
630_360_16878...</text:a>
']</text:p>
      <text:p text:style-name="P4">
Tags: ['Європейські ігри']</text:p>
      <text:p text:style-name="P4">
Type: Article</text:p>
      <!--METADATA-->
      <text:p text:style-name="P4">
<draw:frame draw:style-name="fr1" draw:name="Image99" text:anchor-type="as-char" svg:width="6.9236in" svg:height="3.956343in" draw:z-index="0">
<draw:image xlink:href="../Images/yкринформ/2023-06-27T17-59-27-03-00/630_360_1687877852-761.jpg" xlink:type="simple" xlink:show="embed" xlink:actuate="onLoad" draw:mime-type="image/jpeg"/>
</draw:frame>
 УкраїнецьІгор Любченко здобув золоту нагороду Європейських ігор у тайському боксі.</text:p>
      <text:p text:style-name="P4">
У фіналі Любченко переміг Оскара Сігерта з Польщі, повідомляє Укрінформ.</text:p>
      <text:p text:style-name="P4">
32-річний Любченко виступає у ваговій категорії 67 кг.</text:p>
      <text:p text:style-name="P4">
Як повідомлялося, Ігор є чемпіоном Всесвітніх ігор-2022 з тайського боксу.</text:p>
      <text:p text:style-name="P4">
Загалом на рахунку України на Іграх у Кракові 27 нагород.</text:p>
      <text:p text:style-name="P4">
<text:span text:style-name="T4">
Читайте також:</text:span>
 <text:a xlink:type="simple" xlink:href="https://www.ukrinform.ua/rubric-sports/3727978-ukrainec-mikitas-stav-tretim-z-tajskogo-boksu-na-evropejskih-igrah.html" text:style-name="Internet_20_link" text:visited-style-name="Visited_20_Internet_20_Link">
 Українець <text:span text:style-name="T4">
Микитась</text:span>
 став третім з тайського боксу наЄвропейських іграх </text:a>
</text:p>
      <text:p text:style-name="P4">
Змагання триватимуть до 2 липня.</text:p>
      <text:p text:style-name="P4">
Фото: Getty Images</text:p>
      <text:p text:style-name="P4">
Source: <text:a xlink:type="simple" xlink:href="https://www.ukrinform.ua/rubric-sports/3728441-ukrainec-lubcenko-peremig-u-zmagannah-z-tajskogo-boksu-na-evropejskih-igrah.html" text:style-name="Internet_20_link" text:visited-style-name="Visited_20_Internet_20_Link">
https://www.ukrinform.ua/rubric-sports/3728441-ukrainec-lubcenko-peremig-u-zmagannah-z-tajskogo-boksu-na-evropejskih-igrah.html</text:a>
</text:p>
      <!--NEWS-->
      <text:h text:style-name="P10" text:outline-level="1">
<text:span text:style-name="T4">
Саміт НАТО та військові потреби України: Дмитро Кулеба провів розмову із главою МЗС Канади</text:span>
</text:h>
      <text:p text:style-name="P4">
Author: ['АРМІЯINFORM']</text:p>
      <text:p text:style-name="P4">
Time: 2023-06-27T18:00:00-04:00</text:p>
      <text:p text:style-name="P4">
Description: Міністр закордонних справ України Дмитро Кулеба поспілкувався з канадською колегою Мела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30_360_1652451343-275.jpeg" text:style-name="Internet_20_link" text:visited-style-name="Visited_20_Internet_20_Link">
630_360_1652451343-275.jpeg</text:a>
']</text:p>
      <text:p text:style-name="P4">
Tags: ['ГЛАВА МЗС УКРАЇНИ', 'ДМИТРО КУЛЕБА', 'МЕЛАНІ ЖОЛІ', 'САМІТ НАТО']</text:p>
      <text:p text:style-name="P4">
Category: News</text:p>
      <!--METADATA-->
      <text:p text:style-name="P4">
<draw:frame draw:style-name="fr1" draw:name="Image100" text:anchor-type="as-char" svg:width="6.9236in" svg:height="3.956343in" draw:z-index="0">
<draw:image xlink:href="../Images/AРМІЯINFORM/2023-06-27T18-00-00-04-00/630_360_1652451343-275.jpeg" xlink:type="simple" xlink:show="embed" xlink:actuate="onLoad" draw:mime-type="image/jpeg"/>
</draw:frame>
</text:p>
      <text:p text:style-name="P4">
Міністр закордонних справ України Дмитро Кулеба поспілкувався з канадськоюколегою Мелані Жолі.</text:p>
      <text:p text:style-name="P4">
Про це<text:a xlink:type="simple" xlink:href="https://twitter.com/DmytroKuleba/status/1673421387858341889" text:style-name="Internet_20_link" text:visited-style-name="Visited_20_Internet_20_Link">
йдеться</text:a>
у його Twitter.</text:p>
      <text:p text:style-name="P4">
«Говорив з главою МЗС Канади Мелоні Жолі про події в росії, військові потребиУкраїни та саміт НАТО у Вільнюсі. Є всі підстави робити рішучі кроки щодоперспективи членства України в НАТО», — написав він.</text:p>
      <text:p text:style-name="P4">
Дмитро Кулеба додав, що Україна працює з усіма союзниками, щоб досягтинайкращого результату для України та євроатлантичної безпеки.</text:p>
      <text:p text:style-name="P4">
Як відомо, саміт НАТО<text:a xlink:type="simple" xlink:href="https://armyinform.com.ua/2022/11/09/nastupnyj-samit-nato-vidbudetsya-vlitku-2023-roku-v-lytvi/" text:style-name="Internet_20_link" text:visited-style-name="Visited_20_Internet_20_Link">
відбудеться</text:a>
 у Вільнюсі 11–12 липня. У ньомувізьмуть участь приблизно 40 делегацій країн – членів та партнерів Альянсу.</text:p>
      <text:p text:style-name="P4">
Source: <text:a xlink:type="simple" xlink:href="https://armyinform.com.ua/2023/06/27/samit-nato-ta-vijskovi-potreby-ukrayiny-dmytro-kuleba-proviv-rozmovu-iz-glavoyu-mzs-kanady/" text:style-name="Internet_20_link" text:visited-style-name="Visited_20_Internet_20_Link">
https://armyinform.com.ua/2023/06/27/samit-nato-ta-vijskovi-potreby-ukrayiny-dmytro-kuleba-proviv-rozmovu-iz-glavoyu-mzs-kanady/</text:a>
</text:p>
      <!--NEWS-->
      <text:h text:style-name="P10" text:outline-level="1">
<text:span text:style-name="T4">
В Україні 1 липня завершується карантин через пандемію коронавірусу</text:span>
</text:h>
      <text:p text:style-name="P4">
Authors: Ukrinform (Person)</text:p>
      <text:p text:style-name="P4">
Publisher: Укринформ (Organization)</text:p>
      <text:p text:style-name="P4">
Published Time: 2023-06-27T18:02:00+03:00</text:p>
      <text:p text:style-name="P4">
Modified Time: 2023-06-27T18:02:00+03:00</text:p>
      <text:p text:style-name="P4">
Description: В Україні з 1 липня завершується дія карантину та режиму надзвичайної ситуації у зв’язку з пандемією коронавірусу.  — Укрінформ.</text:p>
      <text:p text:style-name="P4">
Images: ['<text:a xlink:type="simple" xlink:href="https://static.ukrinform.com/photos/2020_10/thumb_files/630_360_1603811398-883.jpg" text:style-name="Internet_20_link" text:visited-style-name="Visited_20_Internet_20_Link">
630_360_16038...</text:a>
']</text:p>
      <text:p text:style-name="P4">
Tags: ['Уряд', 'Шмигаль', 'Коронавірус', 'COVID-19', 'Пандемія']</text:p>
      <text:p text:style-name="P4">
Type: Article</text:p>
      <!--METADATA-->
      <text:p text:style-name="P4">
<draw:frame draw:style-name="fr1" draw:name="Image101" text:anchor-type="as-char" svg:width="6.9236in" svg:height="3.956343in" draw:z-index="0">
<draw:image xlink:href="../Images/yкринформ/2023-06-27T18-02-00-03-00/630_360_1603811398-883.jpg" xlink:type="simple" xlink:show="embed" xlink:actuate="onLoad" draw:mime-type="image/jpeg"/>
</draw:frame>
 В Україніз 1 липня завершується дія карантину та режиму надзвичайної ситуації у зв’язкуз пандемією коронавірусу.</text:p>
      <text:p text:style-name="P4">
Про це Прем'єр-міністр Денис Шмигаль заявив <text:a xlink:type="simple" xlink:href="https://www.facebook.com/dshmyhal/posts/pfbid032MNK6bj6HDHKWQQniFavvWmvNtqGV7rbzKGo5CfM8QCm5CHPnWAZ2sLPBSihKfCcl" text:style-name="Internet_20_link" text:visited-style-name="Visited_20_Internet_20_Link">
 на засіданні уряду</text:a>
, передає Укрінформ.</text:p>
      <text:p text:style-name="P4">
«З 1 липня завершуємо дію карантину та режиму надзвичайної ситуації у зв’язкуз пандемією коронавірусу. COVID-19 став для українців важким випробуванням.Усі наші рішення весь цей час були спрямовані на те, аби зберегти життялюдей», - сказав <text:a xlink:type="simple" xlink:href="https://www.ukrinform.ua/tag-smigal" text:style-name="Internet_20_link" text:visited-style-name="Visited_20_Internet_20_Link">
 Шмигаль </text:a>
 .</text:p>
      <text:p text:style-name="P4">
За його словами, за період пандемії влада відпрацювала механізми реагування,що стали в пригоді під час повномасштабної війни. «Тепер відповідаємо на новівиклики, озброєні новими методами та підходами. Дякую медикам, які всі ці рокисамовіддано боролися з пандемією та зробили все, аби мінімізувати їїнаслідки», - зазначив очільник уряду.</text:p>
      <text:p text:style-name="P4">
<text:span text:style-name="T4">
Читайте також:</text:span>
 <text:a xlink:type="simple" xlink:href="https://www.ukrinform.ua/rubric-world/3727070-rozvidka-ssa-ne-mae-dokaziv-pohodzenna-pandemii-koronavirusu-z-uhanskogo-institutu-v-kitai.html" text:style-name="Internet_20_link" text:visited-style-name="Visited_20_Internet_20_Link">
 Розвідка США не має доказів походження <text:span text:style-name="T4">
коронавірусу</text:span>
 зУханьського інституту в Китаї </text:a>
</text:p>
      <text:p text:style-name="P4">
Він зауважив, що нині лікарі та медсестри не менш героїчно допомагаютьзахисникам і цивільним в умовах повномасштабної війни.</text:p>
      <text:p text:style-name="P4">
Як повідомлялося, з початку пандемії COVID-19 в Україні зафіксовано понад 5,5млн випадків захворювання на коронавірусну хворобу.</text:p>
      <text:p text:style-name="P4">
<text:span text:style-name="T4">
Читайте також:</text:span>
 <text:a xlink:type="simple" xlink:href="https://www.ukrinform.ua/rubric-regions/3714278-lvivski-mediki-kazut-pro-nezvicajni-uskladnenna-u-ditej-pisla-covid19.html" text:style-name="Internet_20_link" text:visited-style-name="Visited_20_Internet_20_Link">
 Львівські медики кажуть про незвичайні ускладнення удітей після COVID-19 </text:a>
</text:p>
      <text:p text:style-name="P4">
Всесвітня організація охорони здоров’я 5 травня скасувала статус пандеміїCOVID-19.</text:p>
      <text:p text:style-name="P4">
Source: <text:a xlink:type="simple" xlink:href="https://www.ukrinform.ua/rubric-society/3728443-v-ukraini-1-lipna-zaversuetsa-karantin-cerez-pandemiu-koronavirusu.html" text:style-name="Internet_20_link" text:visited-style-name="Visited_20_Internet_20_Link">
https://www.ukrinform.ua/rubric-society/3728443-v-ukraini-1-lipna-zaversuetsa-karantin-cerez-pandemiu-koronavirusu.html</text:a>
</text:p>
      <!--NEWS-->
      <text:h text:style-name="P10" text:outline-level="1">
<text:span text:style-name="T4">
Негода залишила без світла п’ять населених пунктів на Прикарпатті</text:span>
</text:h>
      <text:p text:style-name="P4">
Authors: Ukrinform (Person)</text:p>
      <text:p text:style-name="P4">
Publisher: Укринформ (Organization)</text:p>
      <text:p text:style-name="P4">
Published Time: 2023-06-27T18:07:00+03:00</text:p>
      <text:p text:style-name="P4">
Modified Time: 2023-06-27T18:07:00+03:00</text:p>
      <text:p text:style-name="P4">
Description: На Прикарпатті через негоду без електропостачання залишаються 5 населених пунктів повністю, частково знеструмлені лінії вулиць 17 міст і сіл. — Укрінформ.</text:p>
      <text:p text:style-name="P4">
Images: ['<text:a xlink:type="simple" xlink:href="https://static.ukrinform.com/photos/2023_04/thumb_files/630_360_1680625769-241.png" text:style-name="Internet_20_link" text:visited-style-name="Visited_20_Internet_20_Link">
630_360_16806...</text:a>
']</text:p>
      <text:p text:style-name="P4">
Tags: ['Електроенергія', 'Прикарпаття', 'Негода']</text:p>
      <text:p text:style-name="P4">
Type: Article</text:p>
      <!--METADATA-->
      <text:p text:style-name="P4">
<draw:frame draw:style-name="fr1" draw:name="Image102" text:anchor-type="as-char" svg:width="6.9236in" svg:height="3.956343in" draw:z-index="0">
<draw:image xlink:href="../Images/yкринформ/2023-06-27T18-07-00-03-00/630_360_1680625769-241.png" xlink:type="simple" xlink:show="embed" xlink:actuate="onLoad" draw:mime-type="image/png"/>
</draw:frame>
 НаПрикарпатті через негоду без електропостачання залишаються 5 населених пунктівповністю, частково знеструмлені лінії вулиць 17 міст і сіл.</text:p>
      <text:p text:style-name="P4">
Про це у <text:a xlink:type="simple" xlink:href="https://www.facebook.com/oe.if.ua/posts/pfbid0zBn4LkgS65utFnaGzVdSZXdETAyxvxZwZnQXWkCoJyM4Hw5NLXQzBLWXZJVzrXF2l" text:style-name="Internet_20_link" text:visited-style-name="Visited_20_Internet_20_Link">
 Фейсбуці</text:a>
повідомило Прикарпаттяобленерго, передає Укрінформ.</text:p>
      <text:p text:style-name="P4">
«Зафіксовано багато поодиноких вимкнень в мережах 0,4 кВ. Найскладнішаситуація в мережах Лисецької, Верховинської, Тлумацької, Богородчанськоїслужби експлуатації електричних мереж. Причини вимкнень: обриви проводів наповітряних лініях електропередачі через падіння гілок та дерев», - сказано вповідомленні.</text:p>
      <text:p text:style-name="P4">
<text:span text:style-name="T4">
Читайте також:</text:span>
 <text:a xlink:type="simple" xlink:href="https://www.ukrinform.ua/rubric-regions/3724705-na-prikarpatti-silni-dosi-vidrizali-selo-vid-transportu.html" text:style-name="Internet_20_link" text:visited-style-name="Visited_20_Internet_20_Link">
 На <text:span text:style-name="T4">
Прикарпатті</text:span>
 <text:span text:style-name="T4">
сильні</text:span>
 <text:span text:style-name="T4">
дощі</text:span>
 « <text:span text:style-name="T4">
відрізали</text:span>
 »<text:span text:style-name="T4">
село</text:span>
 <text:span text:style-name="T4">
від</text:span>
 <text:span text:style-name="T4">
транспорту</text:span>
 </text:a>
</text:p>
      <text:p text:style-name="P4">
Зазначається, що спрогнозувати час ліквідації вимкнень складно, оскільки <text:a xlink:type="simple" xlink:href="https://www.ukrinform.ua/tag-pogoda" text:style-name="Internet_20_link" text:visited-style-name="Visited_20_Internet_20_Link">
погодні умови </text:a>
 залишаються складними.</text:p>
      <text:p text:style-name="P4">
Як повідомляв Укрінформ, на Прикарпатті у гірському районі Верховинщини, післянегоди <text:a xlink:type="simple" xlink:href="https://www.ukrinform.ua/rubric-regions/3726436-v-karpatah-pisla-negodi-ukripluut-bereg-ceremosa.html" text:style-name="Internet_20_link" text:visited-style-name="Visited_20_Internet_20_Link">
 укріплюють берег Черемоша </text:a>
 .</text:p>
      <text:p text:style-name="P4">
Source: <text:a xlink:type="simple" xlink:href="https://www.ukrinform.ua/rubric-regions/3728446-negoda-zalisila-bez-svitla-pat-naselenih-punktiv-na-prikarpatti.html" text:style-name="Internet_20_link" text:visited-style-name="Visited_20_Internet_20_Link">
https://www.ukrinform.ua/rubric-regions/3728446-negoda-zalisila-bez-svitla-pat-naselenih-punktiv-na-prikarpatti.html</text:a>
</text:p>
      <!--NEWS-->
      <text:h text:style-name="P10" text:outline-level="1">
<text:span text:style-name="T4">
Лукашенко заявив, що в Білорусь завезли значну частину ядерної зброї, яку планувала розмістити РФ</text:span>
</text:h>
      <text:p text:style-name="P4">
Authors: Ukrinform (Person)</text:p>
      <text:p text:style-name="P4">
Publisher: Укринформ (Organization)</text:p>
      <text:p text:style-name="P4">
Published Time: 2023-06-27T18:11:00+03:00</text:p>
      <text:p text:style-name="P4">
Modified Time: 2023-06-27T18:11:00+03:00</text:p>
      <text:p text:style-name="P4">
Description: Самопроголошений президент Білорусі Олександр Лукашенко стверджує, що значна частина російської ядерної зброї, яку планують завезти в Білорусь, уже перебуває на території країни. — Укрінформ.</text:p>
      <text:p text:style-name="P4">
Images: ['<text:a xlink:type="simple" xlink:href="https://static.ukrinform.com/photos/2020_08/thumb_files/630_360_1598095251-196.jpg" text:style-name="Internet_20_link" text:visited-style-name="Visited_20_Internet_20_Link">
630_360_15980...</text:a>
']</text:p>
      <text:p text:style-name="P4">
Tags: ['Білорусь', 'Лукашенко', 'Ядерна зброя', 'Росія']</text:p>
      <text:p text:style-name="P4">
Type: Article</text:p>
      <!--METADATA-->
      <text:p text:style-name="P4">
<draw:frame draw:style-name="fr1" draw:name="Image103" text:anchor-type="as-char" svg:width="6.9236in" svg:height="3.956343in" draw:z-index="0">
<draw:image xlink:href="../Images/yкринформ/2023-06-27T18-11-00-03-00/630_360_1598095251-196.jpg" xlink:type="simple" xlink:show="embed" xlink:actuate="onLoad" draw:mime-type="image/jpeg"/>
</draw:frame>
Самопроголошений президент Білорусі Олександр Лукашенко стверджує, що значначастина російської ядерної зброї, яку планують завезти в Білорусь, ужеперебуває на території країни.</text:p>
      <text:p text:style-name="P4">
Про це повідомляє Укрінформ із посиланням на <text:a xlink:type="simple" xlink:href="https://www.belta.by/president/view/lukashenko-znachitelnaja-chast-jadernogo-oruzhija-uzhe-zavezena-v-belarus-574041-2023/" text:style-name="Internet_20_link" text:visited-style-name="Visited_20_Internet_20_Link">
 держагентство БЕЛТА</text:a>
 .</text:p>
      <text:p text:style-name="P4">
"Поляки та інші вважають, що "Вагнер" охоронятиме ядерну зброю. Ніяку ядернузброю "Вагнер" охороняти не буде", - сказав <text:a xlink:type="simple" xlink:href="https://www.ukrinform.ua/tag-lukasenko" text:style-name="Internet_20_link" text:visited-style-name="Visited_20_Internet_20_Link">
 Лукашенко</text:a>
 .</text:p>
      <text:p text:style-name="P4">
Він заявив, що охороною ядерного арсеналу вже займаються, додавши, що більшучастину із запланованого завезено в Білорусь.</text:p>
      <text:p text:style-name="P4">
<text:span text:style-name="T4">
Читайте також:</text:span>
 <text:a xlink:type="simple" xlink:href="https://www.ukrinform.ua/rubric-world/3728434-lukasenko-pidtverdiv-pributta-prigozina-do-bilorusi.html" text:style-name="Internet_20_link" text:visited-style-name="Visited_20_Internet_20_Link">
 <text:span text:style-name="T4">
Лукашенко</text:span>
 підтвердив прибуття Пригожина до Білорусі</text:a>
</text:p>
      <text:p text:style-name="P4">
"Працюємо разом. У нас досвіду такого немає. Обслуговують росіяни. Мидопомагаємо обслуговувати цю ядерну зброю. Виявляється, цей захід непростий",- поскаржився Лукашенко.</text:p>
      <text:p text:style-name="P4">
Як повідомлялося, <text:a xlink:type="simple" xlink:href="https://www.ukrinform.ua/rubric-ato/3725455-zodnu-adernu-boegolovku-rf-se-ne-peremistila-u-bilorus-budanov.html" text:style-name="Internet_20_link" text:visited-style-name="Visited_20_Internet_20_Link">
 керівник Головного управління розвідки Міноборони УкраїниКирило Буданов 20 червня заявляв </text:a>
 , що жодну ядерну боєголовку РФ ще не перемістила у Білорусь.</text:p>
      <text:p text:style-name="P4">
Source: <text:a xlink:type="simple" xlink:href="https://www.ukrinform.ua/rubric-world/3728447-lukasenko-zaaviv-so-znacnu-castinu-rosijskoi-adernoi-zbroi-vze-zavezli-v-bilorus.html" text:style-name="Internet_20_link" text:visited-style-name="Visited_20_Internet_20_Link">
https://www.ukrinform.ua/rubric-world/3728447-lukasenko-zaaviv-so-znacnu-castinu-rosijskoi-adernoi-zbroi-vze-zavezli-v-bilorus.html</text:a>
</text:p>
      <!--NEWS-->
      <text:h text:style-name="P10" text:outline-level="1">
<text:span text:style-name="T4">
Любченко - про фінал Європейських ігор: Я переглядав поєдинки свого супротивника, тому був готовий до бою з ним</text:span>
</text:h>
      <text:p text:style-name="P4">
Authors: Ukrinform (Person)</text:p>
      <text:p text:style-name="P4">
Publisher: Укринформ (Organization)</text:p>
      <text:p text:style-name="P4">
Published Time: 2023-06-27T18:13:00+03:00</text:p>
      <text:p text:style-name="P4">
Modified Time: 2023-06-27T18:13:00+03:00</text:p>
      <text:p text:style-name="P4">
Description: Український тайський боксер Ігор Любченко вважає, що переміг у фіналі за рахунок підготовки до супротивника перед змаганнями. — Укрінформ.</text:p>
      <text:p text:style-name="P4">
Images: ['<text:a xlink:type="simple" xlink:href="https://static.ukrinform.com/photos/2023_06/thumb_files/630_360_1687878767-342.jpeg" text:style-name="Internet_20_link" text:visited-style-name="Visited_20_Internet_20_Link">
630_360_16878...</text:a>
']</text:p>
      <text:p text:style-name="P4">
Tags: ['Європейські ігри']</text:p>
      <text:p text:style-name="P4">
Type: Article</text:p>
      <!--METADATA-->
      <text:p text:style-name="P4">
<draw:frame draw:style-name="fr1" draw:name="Image104" text:anchor-type="as-char" svg:width="6.9236in" svg:height="3.956343in" draw:z-index="0">
<draw:image xlink:href="../Images/yкринформ/2023-06-27T18-13-00-03-00/630_360_1687878767-342.jpeg" xlink:type="simple" xlink:show="embed" xlink:actuate="onLoad" draw:mime-type="image/jpeg"/>
</draw:frame>
Український тайський боксер Ігор Любченко вважає, що переміг у фіналі зарахунок підготовки до супротивника перед змаганнями.</text:p>
      <text:p text:style-name="P4">
Про це він сказав в коментарі кореспонденту Укрінформу.</text:p>
      <text:p text:style-name="P4">
«Було дуже важко, але ми впоралися з поставленим завданням. Я розумів, що буденелегкий бій, але був готовий, тому переміг. Складно було і на Європейських, іна Всесвітніх іграх. Дякую Мінмолодьспорту за те, що підтримали нас, випустилина збори. Слава ЗСУ за те, що захищають нас в цей час, дякую всім, хтопідтримує нашу країну в цій боротьбі. Я переглядав поєдинки свого супротивникаі був готовий до зустрічі з ним. Бився з ним раніше, але в іншій ваговійкатегорії. Це друга зустріч з ним і, на щастя, друга перемога», - сказав він.</text:p>
      <text:p text:style-name="P4">
Як повідомлялося, Ігор Любченко завоював «золото» Європейських ігор зтайського боксу.</text:p>
      <text:p text:style-name="P4">
<text:span text:style-name="T4">
Читайте також:</text:span>
 <text:a xlink:type="simple" xlink:href="https://www.ukrinform.ua/rubric-sports/3728441-ukrainec-lubcenko-peremig-u-zmagannah-z-tajskogo-boksu-na-evropejskih-igrah.html" text:style-name="Internet_20_link" text:visited-style-name="Visited_20_Internet_20_Link">
 Українець <text:span text:style-name="T4">
Любченко</text:span>
 переміг у змаганнях з тайськогобоксу на Європейських іграх </text:a>
</text:p>
      <text:p text:style-name="P4">
Як повідомляв Укрінформ, на рахунку збірної України 27 нагород на цьогорічнихЄвропейських іграх.</text:p>
      <text:p text:style-name="P4">
Фото: Ukrainian muaythai federation</text:p>
      <text:p text:style-name="P4">
Source: <text:a xlink:type="simple" xlink:href="https://www.ukrinform.ua/rubric-sports/3728451-lubcenko-pro-final-evropejskih-igor-a-peregladav-poedinki-svogo-suprotivnika-tomu-buv-gotovij-do-bou-z-nim.html" text:style-name="Internet_20_link" text:visited-style-name="Visited_20_Internet_20_Link">
https://www.ukrinform.ua/rubric-sports/3728451-lubcenko-pro-final-evropejskih-igor-a-peregladav-poedinki-svogo-suprotivnika-tomu-buv-gotovij-do-bou-z-nim.html</text:a>
</text:p>
      <!--NEWS-->
      <text:h text:style-name="P10" text:outline-level="1">
<text:span text:style-name="T4">
Дуда вважає переміщення ПВК «Вагнер» до Білорусі «дуже негативним сигналом»</text:span>
</text:h>
      <text:p text:style-name="P4">
Authors: Ukrinform (Person)</text:p>
      <text:p text:style-name="P4">
Publisher: Укринформ (Organization)</text:p>
      <text:p text:style-name="P4">
Published Time: 2023-06-27T18:15:00+03:00</text:p>
      <text:p text:style-name="P4">
Modified Time: 2023-06-27T18:15:00+03:00</text:p>
      <text:p text:style-name="P4">
Description: Президент Польщі Анджей Дуда вважає, що переміщення ПВК “Вагнер” і її ватажка Євгена Пригожина до Білорусі є “дуже негативним сигналом”. — Укрінформ.</text:p>
      <text:p text:style-name="P4">
Images: ['<text:a xlink:type="simple" xlink:href="https://static.ukrinform.com/photos/2023_04/thumb_files/630_360_1680700925-768.jpg" text:style-name="Internet_20_link" text:visited-style-name="Visited_20_Internet_20_Link">
630_360_16807...</text:a>
']</text:p>
      <text:p text:style-name="P4">
Tags: ['Білорусь', 'Дуда', 'Польща', 'ПВК "Вагнера"', 'Пригожин']</text:p>
      <text:p text:style-name="P4">
Type: Article</text:p>
      <!--METADATA-->
      <text:p text:style-name="P4">
<draw:frame draw:style-name="fr1" draw:name="Image105" text:anchor-type="as-char" svg:width="6.9236in" svg:height="3.956343in" draw:z-index="0">
<draw:image xlink:href="../Images/yкринформ/2023-06-27T18-15-00-03-00/630_360_1680700925-768.jpg" xlink:type="simple" xlink:show="embed" xlink:actuate="onLoad" draw:mime-type="image/jpeg"/>
</draw:frame>
 ПрезидентПольщі Анджей Дуда вважає, що переміщення ПВК “Вагнер” і її ватажка ЄвгенаПригожина до Білорусі є “дуже негативним сигналом”.</text:p>
      <text:p text:style-name="P4">
Про це він сказав у вівторок на брифінгу перед вильотом з Варшави у Гаагу наміжнародну зустріч, передає кореспондент Укрінформу.</text:p>
      <text:p text:style-name="P4">
“Ми бачимо, що відбувається на Сході. Відбувається фактична передислокаціяросійських військ групи “Вагнера” до Білорусі разом з її ватажком ЄвгеномПригожиним. Це дуже негативні сигнали для нас, які ми хочемо донести до нашихсоюзників”,- заявив Дуда.</text:p>
      <text:p text:style-name="P4">
Він додав, що має намір детальніше обговорити цю ситуацію під час зустрічі вГаазі з лідерами кількох західних країн і генеральним секретарем НАТО. Крімтого, під час цієї зустрічі буде обговорено реалізацію домовленостей,досягнутих на попередньому саміті НАТО в Мадриді. На переконання Дуди, реакціяАльянсу на загрозливі дії за східним кордоном має бути оперативнішою, щобшвидше відбувалося перекидання батальйонних груп НАТО на східний фланг.</text:p>
      <text:p text:style-name="P4">
<text:span text:style-name="T4">
Читайте також:</text:span>
 <text:a xlink:type="simple" xlink:href="https://www.ukrinform.ua/rubric-world/3728136-bilorus-moze-stati-pastkou-dla-bojovikiv-pvk-vagnera-isw.html" text:style-name="Internet_20_link" text:visited-style-name="Visited_20_Internet_20_Link">
 Білорусь може стати пасткою для бойовиків ПВК «Вагнера» -ISW </text:a>
</text:p>
      <text:p text:style-name="P4">
Президент РП додав, що учасники зустрічі обговорюватимуть також якомога швидшеприєднання Швеції до НАТО.</text:p>
      <text:p text:style-name="P4">
Дуда висловив сподівання, що це буде вдала зустріч у контексті підготовки досаміту НАТО, який відбудеться в липні у Вільнюсі.</text:p>
      <text:p text:style-name="P4">
У зустрічі в Гаазі візьмуть участь генеральний секретар <text:a xlink:type="simple" xlink:href="https://www.ukrinform.ua/tag-nato" text:style-name="Internet_20_link" text:visited-style-name="Visited_20_Internet_20_Link">
 НАТО</text:a>
 , президенти Румунії і Литви, а такожпрем’єр-міністри Нідерландів, Норвегії і Бельгії.</text:p>
      <text:p text:style-name="P4">
<text:span text:style-name="T4">
Читайте також:</text:span>
 <text:a xlink:type="simple" xlink:href="https://www.ukrinform.ua/rubric-ato/3728385-prikordonniki-ne-fiksuut-oblastuvanna-baz-dla-vagnerivciv-u-bilorusi.html" text:style-name="Internet_20_link" text:visited-style-name="Visited_20_Internet_20_Link">
 Прикордонники не фіксують облаштування баз для«вагнерівців» у Білорусі </text:a>
</text:p>
      <text:p text:style-name="P4">
Як повідомляв Укрінформ, ватажок ПВК "Вагнер" Євген Пригожин 23 червняоголосив демарш проти російського військового керівництва, зокрема протиміністра оборони РФ Сергія Шойгу.</text:p>
      <text:p text:style-name="P4">
Олександр Лукашенко провів переговори з Пригожиним, після чого той заявив, щобійці угруповання повертаються до польових таборів.</text:p>
      <text:p text:style-name="P4">
У вівторок Лукашенко підтвердив прибуття Пригожина у Білорусь.</text:p>
      <text:p text:style-name="P4">
Source: <text:a xlink:type="simple" xlink:href="https://www.ukrinform.ua/rubric-world/3728453-duda-vvazae-peremisenna-pvk-vagner-do-bilorusi-duze-negativnim-signalom.html" text:style-name="Internet_20_link" text:visited-style-name="Visited_20_Internet_20_Link">
https://www.ukrinform.ua/rubric-world/3728453-duda-vvazae-peremisenna-pvk-vagner-do-bilorusi-duze-negativnim-signalom.html</text:a>
</text:p>
      <!--NEWS-->
      <text:h text:style-name="P10" text:outline-level="1">
<text:span text:style-name="T4">
Начальник Тернопільської ОВА сприятиме слідству у справі про хабар на ₴2,4 мільйона</text:span>
</text:h>
      <text:p text:style-name="P4">
Authors: Ukrinform (Person)</text:p>
      <text:p text:style-name="P4">
Publisher: Укринформ (Organization)</text:p>
      <text:p text:style-name="P4">
Published Time: 2023-06-27T18:19:00+03:00</text:p>
      <text:p text:style-name="P4">
Modified Time: 2023-06-27T18:19:00+03:00</text:p>
      <text:p text:style-name="P4">
Description: Тернопільська обласна військова адміністрація сприяє слідству у справі щодо хабаря у розмірі ₴2,4 мільйона, в отриманні якого підозрюють голову облради і двох заступників начальника ОВА. — Укрінформ.</text:p>
      <text:p text:style-name="P4">
Images: ['<text:a xlink:type="simple" xlink:href="https://static.ukrinform.com/photos/2022_04/thumb_files/630_360_1650439963-923.jpg" text:style-name="Internet_20_link" text:visited-style-name="Visited_20_Internet_20_Link">
630_360_16504...</text:a>
']</text:p>
      <text:p text:style-name="P4">
Tags: ['Хабар', 'Тернопільщина', 'Труш']</text:p>
      <text:p text:style-name="P4">
Type: Article</text:p>
      <!--METADATA-->
      <text:p text:style-name="P4">
<draw:frame draw:style-name="fr1" draw:name="Image106" text:anchor-type="as-char" svg:width="6.9236in" svg:height="3.956343in" draw:z-index="0">
<draw:image xlink:href="../Images/yкринформ/2023-06-27T18-19-00-03-00/630_360_1650439963-923.jpg" xlink:type="simple" xlink:show="embed" xlink:actuate="onLoad" draw:mime-type="image/jpeg"/>
</draw:frame>
Тернопільська обласна військова адміністрація сприяє слідству у справі щодохабаря у розмірі ₴2,4 мільйона, в отриманні якого підозрюють голову облради ідвох заступників начальника ОВА.</text:p>
      <text:p text:style-name="P4">
Про це начальник Тернопільської ОВА Володимир Труш заявив на <text:a xlink:type="simple" xlink:href="https://www.facebook.com/watch/live/" text:style-name="Internet_20_link" text:visited-style-name="Visited_20_Internet_20_Link">
 брифінгу</text:a>
 , передаєкореспондент Укрінформу.</text:p>
      <text:p text:style-name="P4">
«Вчора проведені необхідні слідчі дії у порушеній кримінальній справі НАБУ.Обласна військова адміністрація сприяла проведенню слідчих дій. Також сьогодніми надали ряд документів, які були затребувані працівниками НАБУ», - сказавТруш.</text:p>
      <text:p text:style-name="P4">
Він зазначив, що 26 червня працівники НАБУ проводили слідчі дії не лише воблраді, а й в ОВА. За його словами, все відбувалося «толерантно і спокійно; внас жодних претензій немає, відповідно і в них теж».</text:p>
      <text:p text:style-name="P4">
Труш запевнив, що не має жодної толерантності до подібних злочинів.«Неважливо, чи ти волонтер-пройдисвіт, який заробляє десь нечесним шляхомгроші, чи ти державний службовець, чи ти посадова особа. Ми повністю сприяємоНАБУ, слідчим і Нацполіції у викритті таких людей», - заявив очільник ОВА.</text:p>
      <text:p text:style-name="P4">
<text:span text:style-name="T4">
Читайте також:</text:span>
 <text:a xlink:type="simple" xlink:href="https://www.ukrinform.ua/rubric-society/3725638-direktor-nabu-rozpoviv-ak-jomu-podzvoniv-zelenskij-pisla-zatrimanna-knazeva.html" text:style-name="Internet_20_link" text:visited-style-name="Visited_20_Internet_20_Link">
 Директор НАБУ розповів, як йому подзвонив Зеленськийпісля затримання Князєва </text:a>
</text:p>
      <text:p text:style-name="P4">
Відповідаючи на запитання журналістів щодо ймовірності його причетності досхеми, Труш заявив: «Якби я мав стосунок до цієї справи, я б тут не стояв.Якби я знав про цю схему, я б мав зразу заявити про неї».</text:p>
      <text:p text:style-name="P4">
Начальник ОВА додав, що слідство встановить, «хто винен, хто не винен і чи буввзагалі цей злочин».</text:p>
      <text:p text:style-name="P4">
Він також <text:a xlink:type="simple" xlink:href="https://www.facebook.com/watch/live/" text:style-name="Internet_20_link" text:visited-style-name="Visited_20_Internet_20_Link">
 повідомив </text:a>
 , щойого заступники, які разом із головою облради підозрюються в отриманні хабаряу розмірі 2,4 млн грн, з березня в обласній військовій адміністрації непрацюють і наразі є військовослужбовцями.</text:p>
      <text:p text:style-name="P4">
«Мої заступники, якщо ми про двох заступників, які учора були фігурантами, зберезня місяця не мають трудових відносин жодних з ОВА», - сказав Труш.</text:p>
      <text:p text:style-name="P4">
<text:span text:style-name="T4">
Читайте також:</text:span>
 <text:a xlink:type="simple" xlink:href="https://www.ukrinform.ua/rubric-regions/3728336-pid-cas-obsuku-u-golovi-ternopilskoi-oblradi-viavili-naboi-i-predmeti-shozi-na-vibuhivku.html" text:style-name="Internet_20_link" text:visited-style-name="Visited_20_Internet_20_Link">
 Під час обшуку у голови <text:span text:style-name="T4">
Тернопільської</text:span>
 облрадивиявили набої і предмети, схожі на вибухівку</text:a>
</text:p>
      <text:p text:style-name="P4">
За його словами, зазначені особи наразі є військовослужбовцями, і «вони є вЗСУ».</text:p>
      <text:p text:style-name="P4">
Як повідомлялось, голові <text:a xlink:type="simple" xlink:href="https://www.ukrinform.ua/tag-ternopilsina" text:style-name="Internet_20_link" text:visited-style-name="Visited_20_Internet_20_Link">
 Тернопільської </text:a>
 обласної ради та двом заступникам очільника Тернопільськоїобласної військової адміністрації 26 червня <text:a xlink:type="simple" xlink:href="https://www.ukrinform.ua/rubric-regions/3728168-zatrimanim-na-habari-golovi-ternopilskoi-oblradi-ta-zastupnikam-ocilnika-ova-ogolosili-pidozru.html" text:style-name="Internet_20_link" text:visited-style-name="Visited_20_Internet_20_Link">
 оголосили підозру</text:a>
 завимагання у підприємця-волонтера <text:a xlink:type="simple" xlink:href="https://www.ukrinform.ua/rubric-regions/3727754-golovu-ternopilskoi-oblradi-ta-dvoh-cinovnikiv-vijskovoi-administracii-vikrili-na-habari-nabu.html" text:style-name="Internet_20_link" text:visited-style-name="Visited_20_Internet_20_Link">
 хабаря в розмірі</text:a>
близько 2,4 млн грн. За даними НАБУ, посадовці також обіцяли погасити боргТернопільської ОВА перед його ТОВ за роботи, які були виконані та прийняті в2022 році.</text:p>
      <text:p text:style-name="P4">
Дії підозрюваних кваліфіковано за ч. 4 ст. 368 КК України (прийняттяпропозиції, обіцянки або одержання неправомірної вигоди службовою особою).</text:p>
      <text:p text:style-name="P4">
Source: <text:a xlink:type="simple" xlink:href="https://www.ukrinform.ua/rubric-regions/3728454-nacalnik-ternopilskoi-ova-spriatime-slidstvu-u-spravi-pro-habar-na-24-miljona.html" text:style-name="Internet_20_link" text:visited-style-name="Visited_20_Internet_20_Link">
https://www.ukrinform.ua/rubric-regions/3728454-nacalnik-ternopilskoi-ova-spriatime-slidstvu-u-spravi-pro-habar-na-24-miljona.html</text:a>
</text:p>
      <!--NEWS-->
      <text:h text:style-name="P10" text:outline-level="1">
<text:span text:style-name="T4">
Єфіменко завоював чергове для України «золото» Європейських ігор з тайського боксу</text:span>
</text:h>
      <text:p text:style-name="P4">
Authors: Ukrinform (Person)</text:p>
      <text:p text:style-name="P4">
Publisher: Укринформ (Organization)</text:p>
      <text:p text:style-name="P4">
Published Time: 2023-06-27T18:20:08+03:00</text:p>
      <text:p text:style-name="P4">
Modified Time: 2023-06-27T18:20:08+03:00</text:p>
      <text:p text:style-name="P4">
Description: Українець Олександр Єфіменко завоював «золото» в тайському боксі на Європейських іграх-2023. — Укрінформ.</text:p>
      <text:p text:style-name="P4">
Images: ['<text:a xlink:type="simple" xlink:href="https://static.ukrinform.com/photos/2023_06/thumb_files/630_360_1687879119-826.jpg" text:style-name="Internet_20_link" text:visited-style-name="Visited_20_Internet_20_Link">
630_360_16878...</text:a>
']</text:p>
      <text:p text:style-name="P4">
Tags: ['Європейські ігри']</text:p>
      <text:p text:style-name="P4">
Type: Article</text:p>
      <!--METADATA-->
      <text:p text:style-name="P4">
<draw:frame draw:style-name="fr1" draw:name="Image107" text:anchor-type="as-char" svg:width="6.9236in" svg:height="3.956343in" draw:z-index="0">
<draw:image xlink:href="../Images/yкринформ/2023-06-27T18-20-08-03-00/630_360_1687879119-826.jpg" xlink:type="simple" xlink:show="embed" xlink:actuate="onLoad" draw:mime-type="image/jpeg"/>
</draw:frame>
 УкраїнецьОлександр Єфіменко завоював «золото» в тайському боксі на Європейськихіграх-2023.</text:p>
      <text:p text:style-name="P4">
У фіналі Єфіменко переміг португальця Гонсало Да Косту Діаса Нойте - 30:27,повідомляє Укрінформ.</text:p>
      <text:p text:style-name="P4">
Олександр виступає у ваговій категорії 71 кг.</text:p>
      <text:p text:style-name="P4">
Для України це друга нагорода в тайському боксі на турнірі в Польщі. Раніше«золото» здобув Ігор Любченко.</text:p>
      <text:p text:style-name="P4">
Загалом на рахунку України 29 нагород.</text:p>
      <text:p text:style-name="P4">
<text:span text:style-name="T4">
Читайте також:</text:span>
 <text:a xlink:type="simple" xlink:href="https://www.ukrinform.ua/rubric-sports/3728451-lubcenko-pro-final-evropejskih-igor-a-peregladav-poedinki-svogo-suprotivnika-tomu-buv-gotovij-do-bou-z-nim.html" text:style-name="Internet_20_link" text:visited-style-name="Visited_20_Internet_20_Link">
 <text:span text:style-name="T4">
Люб</text:span>
 ченко - про фінал Європейських ігор: Я переглядавпоєдинки свого супротивника, тому був готовий до</text:a>
</text:p>
      <text:p text:style-name="P4">
Змагання триватимуть до 2 липня.</text:p>
      <text:p text:style-name="P4">
Фото: Getty Images</text:p>
      <text:p text:style-name="P4">
Source: <text:a xlink:type="simple" xlink:href="https://www.ukrinform.ua/rubric-sports/3728455-efimenko-zavouvav-cergove-dla-ukraini-zoloto-evropejskih-igor-z-tajskogo-boksu.html" text:style-name="Internet_20_link" text:visited-style-name="Visited_20_Internet_20_Link">
https://www.ukrinform.ua/rubric-sports/3728455-efimenko-zavouvav-cergove-dla-ukraini-zoloto-evropejskih-igor-z-tajskogo-boksu.html</text:a>
</text:p>
      <!--NEWS-->
      <text:h text:style-name="P10" text:outline-level="1">
<text:span text:style-name="T4">
Відновлення має бути пріоритетом кожного керівника на місцях - Шмигаль</text:span>
</text:h>
      <text:p text:style-name="P4">
Authors: Ukrinform (Person)</text:p>
      <text:p text:style-name="P4">
Publisher: Укринформ (Organization)</text:p>
      <text:p text:style-name="P4">
Published Time: 2023-06-27T18:26:07+03:00</text:p>
      <text:p text:style-name="P4">
Modified Time: 2023-06-27T18:26:07+03:00</text:p>
      <text:p text:style-name="P4">
Description: Відновлення має бути у фокусі кожного міністра, регіонального та місцевого керівника, адже це один з основних векторів, за яким буде проводитися оцінка роботи.  — Укрінформ.</text:p>
      <text:p text:style-name="P4">
Images: ['<text:a xlink:type="simple" xlink:href="https://static.ukrinform.com/photos/2023_01/thumb_files/630_360_1674560966-481.jpg" text:style-name="Internet_20_link" text:visited-style-name="Visited_20_Internet_20_Link">
630_360_16745...</text:a>
']</text:p>
      <text:p text:style-name="P4">
Tags: ['Україна', 'Уряд', 'Шмигаль', 'Відбудова']</text:p>
      <text:p text:style-name="P4">
Type: Article</text:p>
      <!--METADATA-->
      <text:p text:style-name="P4">
<draw:frame draw:style-name="fr1" draw:name="Image108" text:anchor-type="as-char" svg:width="6.9236in" svg:height="3.956343in" draw:z-index="0">
<draw:image xlink:href="../Images/yкринформ/2023-06-27T18-26-07-03-00/630_360_1674560966-481.jpg" xlink:type="simple" xlink:show="embed" xlink:actuate="onLoad" draw:mime-type="image/jpeg"/>
</draw:frame>
Відновлення має бути у фокусі кожного міністра, регіонального та місцевогокерівника, адже це один з основних векторів, за яким буде проводитися оцінкароботи.</text:p>
      <text:p text:style-name="P4">
Про це Прем'єр-міністр України Денис Шмигаль заявив на <text:a xlink:type="simple" xlink:href="https://web.telegram.org/a/#-1440814963" text:style-name="Internet_20_link" text:visited-style-name="Visited_20_Internet_20_Link">
 засіданні</text:a>
 уряду, передає Укрінформ.</text:p>
      <text:p text:style-name="P4">
«Відновлення має бути у фокусі кожного міністра, регіонального та місцевогокерівника. Це один із основних векторів, за яким буде проводитися оцінкароботи», - сказав <text:a xlink:type="simple" xlink:href="https://www.ukrinform.ua/tag-smigal" text:style-name="Internet_20_link" text:visited-style-name="Visited_20_Internet_20_Link">
 Шмигаль </text:a>
 .</text:p>
      <text:p text:style-name="P4">
Він нагадав про те, що в Україні створений Фонд ліквідації наслідків збройноїагресії. Це одне з основних джерел фінансування відбудови. У ньому вже є майже62 млрд грн.</text:p>
      <text:p text:style-name="P4">
«Уряд вже розподілив 23,5 млрд грн на різні проєкти відновлення. Зокрема 4,4млрд грн – на програму єВідновлення. 6,6 млрд грн – на відбудову критичноїінфраструктури, 1,5 млрд грн – на нові водогони для забезпечення міст напівдні (України - ред.) питною водою. 1 млрд грн – на відновлення пошкодженихі зруйнованих об’єктів після теракту на Каховській ГЕС», - сказав Прем'єр.</text:p>
      <text:p text:style-name="P4">
<text:span text:style-name="T4">
Читайте також:</text:span>
 <text:a xlink:type="simple" xlink:href="https://www.ukrinform.ua/rubric-vidbudova/3728063-platforma-dream-dozvolae-prosteziti-kozen-proekt-vidnovlenna-ukraini-sulak.html" text:style-name="Internet_20_link" text:visited-style-name="Visited_20_Internet_20_Link">
 Платформа DREAM дозволяє простежити кожен проєктвідновлення України - Шуляк </text:a>
</text:p>
      <text:p text:style-name="P4">
Глава уряду додав, що попри виділені кошти, проєкти рухаються повільно. «Томуще раз повторюю для всіх керівників ЦОВВ та місцевої влади: відновлення –пріоритет, люди чекають на допомогу», - підкреслив він.</text:p>
      <text:p text:style-name="P4">
Як повідомлялося, уряд удосконалив механізм використання коштів із Фондувідновлення зруйнованого майна та інфраструктури.</text:p>
      <text:p text:style-name="P4">
12 травня відбулося перше засідання робочої групи з розподілу коштів Фонду, щовідкриває шлях до початку фінансування проєктів з відбудови.</text:p>
      <text:p text:style-name="P4">
Source: <text:a xlink:type="simple" xlink:href="https://www.ukrinform.ua/rubric-vidbudova/3728457-vidnovlenna-mae-buti-prioritetom-koznogo-kerivnika-na-miscah-smigal.html" text:style-name="Internet_20_link" text:visited-style-name="Visited_20_Internet_20_Link">
https://www.ukrinform.ua/rubric-vidbudova/3728457-vidnovlenna-mae-buti-prioritetom-koznogo-kerivnika-na-miscah-smigal.html</text:a>
</text:p>
      <!--NEWS-->
      <text:h text:style-name="P10" text:outline-level="1">
<text:span text:style-name="T4">
Генштаб показав, як навчаються у Британії українські військові медики</text:span>
</text:h>
      <text:p text:style-name="P4">
Authors: Ukrinform (Person)</text:p>
      <text:p text:style-name="P4">
Publisher: Укринформ (Organization)</text:p>
      <text:p text:style-name="P4">
Published Time: 2023-06-27T18:28:00+03:00</text:p>
      <text:p text:style-name="P4">
Modified Time: 2023-06-27T18:28:00+03:00</text:p>
      <text:p text:style-name="P4">
Description: У Великій Британії в рамках програми Operation Orbital пройшли навчання з тактичної медицини 49 українських військових медиків. — Укрінформ.</text:p>
      <text:p text:style-name="P4">
Images: ['<text:a xlink:type="simple" xlink:href="https://static.ukrinform.com/photos/2023_06/thumb_files/630_360_1687867992-7775.jpeg" text:style-name="Internet_20_link" text:visited-style-name="Visited_20_Internet_20_Link">
630_360_16878...</text:a>
']</text:p>
      <text:p text:style-name="P4">
Tags: ['Британія', 'Медики', 'Військові навчання']</text:p>
      <text:p text:style-name="P4">
Type: Article</text:p>
      <!--METADATA-->
      <text:p text:style-name="P4">
<draw:frame draw:style-name="fr1" draw:name="Image109" text:anchor-type="as-char" svg:width="6.9236in" svg:height="3.956343in" draw:z-index="0">
<draw:image xlink:href="../Images/yкринформ/2023-06-27T18-28-00-03-00/630_360_1687867992-7775.jpeg" xlink:type="simple" xlink:show="embed" xlink:actuate="onLoad" draw:mime-type="image/jpeg"/>
</draw:frame>
 УВеликій Британії в рамках програми Operation Orbital пройшли навчання зтактичної медицини 49 українських військових медиків.</text:p>
      <text:p text:style-name="P4">
Як передає Укрінформ, про це Генеральний штаб Збройних сил України повідомляєу <text:a xlink:type="simple" xlink:href="https://www.facebook.com/GeneralStaff.ua/posts/pfbid0P15TFhhkaA5givSGsomTXX7GsNkkdZVb8M3jRNhobB8pd9Mtacf4Xu5q6ctyKNSql" text:style-name="Internet_20_link" text:visited-style-name="Visited_20_Internet_20_Link">
 Фейсбуці</text:a>
.</text:p>
      <text:p text:style-name="P4">
«49 українських військових медиків пройшли навчання з такмеду у ВеликійБританії в рамках програми Operation Orbital. Це унікальний курс, якийпроводить британська армія разом з представниками Нідерландів та Ісландії», -ідеться в повідомленні.</text:p>
      <text:p text:style-name="P4">
</text:p>
      <text:p text:style-name="P4">
<text:a xlink:type="simple" xlink:href="https://static.ukrinform.com/photos/2023_06/1687867992-7378.jpeg" text:style-name="Internet_20_link" text:visited-style-name="Visited_20_Internet_20_Link">
 </text:a>
 <text:a xlink:type="simple" xlink:href="https://static.ukrinform.com/photos/2023_06/1687867992-6274.jpeg" text:style-name="Internet_20_link" text:visited-style-name="Visited_20_Internet_20_Link">
</text:a>
 <text:a xlink:type="simple" xlink:href="https://static.ukrinform.com/photos/2023_06/1687867992-4258.jpeg" text:style-name="Internet_20_link" text:visited-style-name="Visited_20_Internet_20_Link">
</text:a>
 <text:a xlink:type="simple" xlink:href="https://static.ukrinform.com/photos/2023_06/1687867992-7775.jpeg" text:style-name="Internet_20_link" text:visited-style-name="Visited_20_Internet_20_Link">
<draw:frame draw:style-name="fr1" draw:name="Image114" text:anchor-type="as-char" svg:width="6.9236in" svg:height="3.956343in" draw:z-index="0">
<draw:image xlink:href="../Images/yкринформ/2023-06-27T18-28-00-03-00/630_360_1687867992-7775.jpeg" xlink:type="simple" xlink:show="embed" xlink:actuate="onLoad" draw:mime-type="image/jpeg"/>
</draw:frame>
</text:a>
 <text:a xlink:type="simple" xlink:href="https://static.ukrinform.com/photos/2023_06/1687867992-7662.jpeg" text:style-name="Internet_20_link" text:visited-style-name="Visited_20_Internet_20_Link">
</text:a>
 <text:a xlink:type="simple" xlink:href="https://static.ukrinform.com/photos/2023_06/1687867992-4274.jpeg" text:style-name="Internet_20_link" text:visited-style-name="Visited_20_Internet_20_Link">
</text:a>
 <text:a xlink:type="simple" xlink:href="https://static.ukrinform.com/photos/2023_06/1687867992-4685.jpeg" text:style-name="Internet_20_link" text:visited-style-name="Visited_20_Internet_20_Link">
</text:a>
 <text:a xlink:type="simple" xlink:href="https://static.ukrinform.com/photos/2023_06/1687867992-9167.jpeg" text:style-name="Internet_20_link" text:visited-style-name="Visited_20_Internet_20_Link">
</text:a>
</text:p>
      <text:p text:style-name="P4">
Українських медиків навчали масовому огляду поранених з різними травмами,наданню допомоги постраждалим з тяжкими пораненнями, які спричинені вибухамита стрілецькою зброєю. Також іноземні інструктори проводили заняття з наданнядопомоги і способів безпечно витягнути постраждалих з цивільного і військовоготранспорту та евакуації поранених під вогнем.</text:p>
      <text:p text:style-name="P4">
<text:span text:style-name="T4">
Читайте також:</text:span>
 <text:a xlink:type="simple" xlink:href="https://www.ukrinform.ua/rubric-ato/3727856-dania-pocala-navcanna-ukrainskih-pilotiv-na-f16.html" text:style-name="Internet_20_link" text:visited-style-name="Visited_20_Internet_20_Link">
 Данія почала <text:span text:style-name="T4">
навчання</text:span>
 українських пілотів на F-16</text:a>
</text:p>
      <text:p text:style-name="P4">
У Генштабі додали, що, повернувшись додому, медики передадуть знання іншимвійськовослужбовцям Збройних сил України.</text:p>
      <text:p text:style-name="P4">
Як повідомляв Укрінформ, у шотландському Глазго відбулась урочиста церемонія,присвячена початку комплексу <text:a xlink:type="simple" xlink:href="https://www.ukrinform.ua/rubric-world/3728303-u-britanii-startuvali-trenuvanna-v-ramkah-si-briz2023.html" text:style-name="Internet_20_link" text:visited-style-name="Visited_20_Internet_20_Link">
 тренувань у рамках серії навчань «Сі Бриз-2023» </text:a>
 , у яких беруть участьвійськовослужбовці Військово-морських сил Збройних сил України.</text:p>
      <text:p text:style-name="P4">
Source: <text:a xlink:type="simple" xlink:href="https://www.ukrinform.ua/rubric-ato/3728343-genstab-pokazav-ak-navcautsa-u-britanii-ukrainski-vijskovi-mediki.html" text:style-name="Internet_20_link" text:visited-style-name="Visited_20_Internet_20_Link">
https://www.ukrinform.ua/rubric-ato/3728343-genstab-pokazav-ak-navcautsa-u-britanii-ukrainski-vijskovi-mediki.html</text:a>
</text:p>
      <!--NEWS-->
      <text:h text:style-name="P10" text:outline-level="1">
<text:span text:style-name="T4">
У дисертації Олесі Стасюк виявили плагіат</text:span>
</text:h>
      <text:p text:style-name="P4">
Authors: Ukrinform (Person)</text:p>
      <text:p text:style-name="P4">
Publisher: Укринформ (Organization)</text:p>
      <text:p text:style-name="P4">
Published Time: 2023-06-27T18:30:00+03:00</text:p>
      <text:p text:style-name="P4">
Modified Time: 2023-06-27T18:30:00+03:00</text:p>
      <text:p text:style-name="P4">
Description: Національне агентство із забезпечення якості вищої освіти визнало факт плагіату у докторській дисертації Олесі Стасюк. — Укрінформ.</text:p>
      <text:p text:style-name="P4">
Images: ['<text:a xlink:type="simple" xlink:href="https://static.ukrinform.com/photos/2019_06/thumb_files/630_360_1560852576-790.jpg" text:style-name="Internet_20_link" text:visited-style-name="Visited_20_Internet_20_Link">
630_360_15608...</text:a>
']</text:p>
      <text:p text:style-name="P4">
Tags: ['Голодомор', 'Освіта', 'плагіат', 'Дисертація']</text:p>
      <text:p text:style-name="P4">
Type: Article</text:p>
      <!--METADATA-->
      <text:p text:style-name="P4">
<draw:frame draw:style-name="fr1" draw:name="Image119" text:anchor-type="as-char" svg:width="6.9236in" svg:height="3.956343in" draw:z-index="0">
<draw:image xlink:href="../Images/yкринформ/2023-06-27T18-30-00-03-00/630_360_1560852576-790.jpg" xlink:type="simple" xlink:show="embed" xlink:actuate="onLoad" draw:mime-type="image/jpeg"/>
</draw:frame>
Національне агентство із забезпечення якості вищої освіти визнало фактплагіату у докторській дисертації Олесі Стасюк.</text:p>
      <text:p text:style-name="P4">
Про це повідомила історик Оксана Юркова у <text:a xlink:type="simple" xlink:href="https://www.facebook.com/oksana.yurkova/posts/pfbid0cDWoDG5BiCi9mBS6HA4wNwm6Jni36Sqhqm6ZmYa9ueoFsQmKutMAoow33WLntNfal" text:style-name="Internet_20_link" text:visited-style-name="Visited_20_Internet_20_Link">
 Фейсбуці</text:a>
, передає Укрінформ.</text:p>
      <text:p text:style-name="P4">
За її словами, Національне агентство із забезпечення якості вищої освітирозглянуло подання Комітету з питань етики про наявність фактів академічногоплагіату у докторській дисертації Олесі Стасюк і ухвалило рішення "провиявлення в дисертації О.Стасюк академічного плагіату та про звернення доМіністерства <text:a xlink:type="simple" xlink:href="https://www.ukrinform.ua/tag-osvita" text:style-name="Internet_20_link" text:visited-style-name="Visited_20_Internet_20_Link">
 освіти </text:a>
 і науки Українипро позбавлення О.Стасюк наукового ступеня доктора історичних наук".</text:p>
      <text:p text:style-name="P4">
Зазначається, що Стасюк на засідання не прийшла та онлайн до нього непідключилась.</text:p>
      <text:p text:style-name="P4">
Як повідомлялося, 6 червня 2022 року Міністерство освіти і науки Українизатвердило рішення про присудження наукового ступеня доктора історичних наукОлесі Стасюк.</text:p>
      <text:p text:style-name="P4">
<text:span text:style-name="T4">
Читайте також:</text:span>
 <text:a xlink:type="simple" xlink:href="https://www.ukrinform.ua/rubric-society/3686336-ak-vigladae-plagiat-i-ak-jogo-vikriti.html" text:style-name="Internet_20_link" text:visited-style-name="Visited_20_Internet_20_Link">
 Як виглядає <text:span text:style-name="T4">
плагіат</text:span>
 і як його викрити</text:a>
</text:p>
      <text:p text:style-name="P4">
Її дисертація має назву "Інститут уповноважених у здійсненні Голодомору-геноциду 1932–1933 років в УСРР".</text:p>
      <text:p text:style-name="P4">
З 2015 по 2022 роки Стасюк працювала генеральним директором Національногомузею «Меморіал пам'яті жертв голодоморів в Україні».</text:p>
      <text:p text:style-name="P4">
Source: <text:a xlink:type="simple" xlink:href="https://www.ukrinform.ua/rubric-society/3728554-u-disertacii-olesi-stasuk-viavili-plagiat.html" text:style-name="Internet_20_link" text:visited-style-name="Visited_20_Internet_20_Link">
https://www.ukrinform.ua/rubric-society/3728554-u-disertacii-olesi-stasuk-viavili-plagiat.html</text:a>
</text:p>
      <!--NEWS-->
      <text:h text:style-name="P10" text:outline-level="1">
<text:span text:style-name="T4">
Єфіменко: Не розумію, чому муай-тай досі не включений в програму Олімпіади</text:span>
</text:h>
      <text:p text:style-name="P4">
Authors: Ukrinform (Person)</text:p>
      <text:p text:style-name="P4">
Publisher: Укринформ (Organization)</text:p>
      <text:p text:style-name="P4">
Published Time: 2023-06-27T18:39:44+03:00</text:p>
      <text:p text:style-name="P4">
Modified Time: 2023-06-27T18:39:44+03:00</text:p>
      <text:p text:style-name="P4">
Description: Український переможець Європейських ігор з тайського боксу(муай-тай) Олександр Єфіменко переконаний, що його дисципліну повинні включити в програму Олімпійських ігор. — Укрінформ.</text:p>
      <text:p text:style-name="P4">
Images: ['<text:a xlink:type="simple" xlink:href="https://static.ukrinform.com/photos/2023_06/thumb_files/630_360_1687880291-637.jpg" text:style-name="Internet_20_link" text:visited-style-name="Visited_20_Internet_20_Link">
630_360_16878...</text:a>
']</text:p>
      <text:p text:style-name="P4">
Tags: ['Олімпіада', 'Європейські ігри']</text:p>
      <text:p text:style-name="P4">
Type: Article</text:p>
      <!--METADATA-->
      <text:p text:style-name="P4">
<draw:frame draw:style-name="fr1" draw:name="Image120" text:anchor-type="as-char" svg:width="6.9236in" svg:height="3.956343in" draw:z-index="0">
<draw:image xlink:href="../Images/yкринформ/2023-06-27T18-39-44-03-00/630_360_1687880291-637.jpg" xlink:type="simple" xlink:show="embed" xlink:actuate="onLoad" draw:mime-type="image/jpeg"/>
</draw:frame>
Український переможець Європейських ігор з тайського боксу(муай-тай) ОлександрЄфіменко переконаний, що його дисципліну повинні включити в програмуОлімпійських ігор.</text:p>
      <text:p text:style-name="P4">
Він сказав про це в коментарі кореспонденту Укрінформу.</text:p>
      <text:p text:style-name="P4">
«Я дуже задоволений своїм виступом. Ми пройшли складну підготовку: три місяцітренувань. Перемогти після цього всього - це кайф. Підтримка нашихспіввітчизників надихає на перемогу. Досі не розумію, чому муай-тай досі невключений в програму Олімпійських ігор, його місце там. Не люблю готуватися доокремих бійців, тому я виходжу і підбираю ключик до кожного безпосередньо підчас бою», - сказав він.</text:p>
      <text:p text:style-name="P4">
Як повідомлялося, Єфіменко здолав португальця Діаса у фіналі і виборов«золото» Європейських ігор з тайського боксу.</text:p>
      <text:p text:style-name="P4">
<text:span text:style-name="T4">
Читайте також:</text:span>
 <text:a xlink:type="simple" xlink:href="https://www.ukrinform.ua/rubric-sports/3728455-efimenko-zavouvav-cergove-dla-ukraini-zoloto-evropejskih-igor-z-tajskogo-boksu.html" text:style-name="Internet_20_link" text:visited-style-name="Visited_20_Internet_20_Link">
 <text:span text:style-name="T4">
Єфіменко</text:span>
 завоював чергове для України «золото»Європейських ігор з тайського боксу </text:a>
</text:p>
      <text:p text:style-name="P4">
Як повідомляв Укрінформ, на рахунку збірної України 29 нагород на Європейськихіграх-2023 у Кракові.</text:p>
      <text:p text:style-name="P4">
Змагання триватимуть до 2 липня.</text:p>
      <text:p text:style-name="P4">
Фото: facebook.com</text:p>
      <text:p text:style-name="P4">
Source: <text:a xlink:type="simple" xlink:href="https://www.ukrinform.ua/rubric-sports/3728462-efimenko-ne-rozumiu-comu-muajtaj-dosi-ne-vklucenij-v-programu-olimpiadi.html" text:style-name="Internet_20_link" text:visited-style-name="Visited_20_Internet_20_Link">
https://www.ukrinform.ua/rubric-sports/3728462-efimenko-ne-rozumiu-comu-muajtaj-dosi-ne-vklucenij-v-programu-olimpiadi.html</text:a>
</text:p>
      <!--NEWS-->
      <text:h text:style-name="P10" text:outline-level="1">
<text:span text:style-name="T4">
Уряд планує залучити від МБРР $70 мільйонів для відбудови зруйнованої інфраструктури</text:span>
</text:h>
      <text:p text:style-name="P4">
Authors: Ukrinform (Person)</text:p>
      <text:p text:style-name="P4">
Publisher: Укринформ (Organization)</text:p>
      <text:p text:style-name="P4">
Published Time: 2023-06-27T18:40:06+03:00</text:p>
      <text:p text:style-name="P4">
Modified Time: 2023-06-27T18:40:06+03:00</text:p>
      <text:p text:style-name="P4">
Description: Кабінет Міністрів підтримує залучення від Міжнародного банку реконструкції та розвитку (МБРР) 70 млн дол. США для відбудови зруйнованої інфраструктури у громадах, що постраждали внаслідок воєнних дій.   </text:p>
      <text:p text:style-name="P4">
— Укрінформ.</text:p>
      <text:p text:style-name="P4">
Images: ['<text:a xlink:type="simple" xlink:href="https://static.ukrinform.com/photos/2022_06/thumb_files/630_360_1656203184-625.jpg" text:style-name="Internet_20_link" text:visited-style-name="Visited_20_Internet_20_Link">
630_360_16562...</text:a>
']</text:p>
      <text:p text:style-name="P4">
Tags: ['Гроші', 'МБРР', 'Відбудова', 'Відновлення України']</text:p>
      <text:p text:style-name="P4">
Type: Article</text:p>
      <!--METADATA-->
      <text:p text:style-name="P4">
<draw:frame draw:style-name="fr1" draw:name="Image121" text:anchor-type="as-char" svg:width="6.9236in" svg:height="3.956343in" draw:z-index="0">
<draw:image xlink:href="../Images/yкринформ/2023-06-27T18-40-06-03-00/630_360_1656203184-625.jpg" xlink:type="simple" xlink:show="embed" xlink:actuate="onLoad" draw:mime-type="image/jpeg"/>
</draw:frame>
 КабінетМіністрів підтримує залучення від Міжнародного банку реконструкції та розвитку(МБРР) 70 млн дол. США для відбудови зруйнованої інфраструктури у громадах, щопостраждали внаслідок воєнних дій.</text:p>
      <text:p text:style-name="P4">
Про це у  <text:a xlink:type="simple" xlink:href="http://t.me/tmelnychuk/2583" text:style-name="Internet_20_link" text:visited-style-name="Visited_20_Internet_20_Link">
 Телеграмі </text:a>
 повідомив постійнийпредставник Кабінету Міністрів у Верховній Раді Тарас Мельничук, передаєУкрінформ.</text:p>
      <text:p text:style-name="P4">
«Визнано за доцільне залучення позики від Міжнародного банку реконструкції тарозвитку для реалізації проєкту «Ремонт житла для відновлення прав іможливостей людей (HOPE)» у розмірі 70 мільйонів доларів США», - зазначив він.</text:p>
      <text:p text:style-name="P4">
<text:span text:style-name="T4">
Читайте також:</text:span>
 <text:a xlink:type="simple" xlink:href="https://www.ukrinform.ua/rubric-economy/3728290-ukraina-vze-otrimala-22-milarda-vid-svitovogo-banku-ta-kraindonoriv.html" text:style-name="Internet_20_link" text:visited-style-name="Visited_20_Internet_20_Link">
 Україна вже отримала $22 мільярди від Світового банку такраїн-донорів </text:a>
</text:p>
      <text:p text:style-name="P4">
Мельничук уточнив, що кошти необхідні для реалізації проєкту НОРЕ, якийспрямовано на відновлення індивідуальних та багатоквартирних будинків угромадах, що постраждали від окупації або агресії з боку РФ, починаючи з 24лютого 2022-го, та забезпечення громадян житлом.</text:p>
      <text:p text:style-name="P4">
<text:span text:style-name="T4">
Читайте також:</text:span>
 <text:a xlink:type="simple" xlink:href="https://www.ukrinform.ua/rubric-vidbudova/3728425-ak-vidbudovuvati-ukrainu-vizii-londonskoi-konferencii-z-vidnovlenna.html" text:style-name="Internet_20_link" text:visited-style-name="Visited_20_Internet_20_Link">
 Як <text:span text:style-name="T4">
відбудову</text:span>
 вати Україну: візії Лондонськоїконференції з відновлення </text:a>
</text:p>
      <text:p text:style-name="P4">
Як повідомлялось, у травня <text:a xlink:type="simple" xlink:href="https://www.ukrinform.ua/tag-kabmin" text:style-name="Internet_20_link" text:visited-style-name="Visited_20_Internet_20_Link">
 Кабінет Міністрів </text:a>
 ухвалив рішення про залучення позики від Міжнародного банкуреконструкції та розвитку на 500 млн доларів та гранту на 1,2 млрд доларів,які будуть спрямовані на виплату зарплат, пенсій, соціальної допомоги тамедицину.</text:p>
      <text:p text:style-name="P4">
Source: <text:a xlink:type="simple" xlink:href="https://www.ukrinform.ua/rubric-vidbudova/3728463-urad-planue-zaluciti-vid-mbrr-70-miljoniv-dla-vidbudovi-zrujnovanoi-infrastrukturi.html" text:style-name="Internet_20_link" text:visited-style-name="Visited_20_Internet_20_Link">
https://www.ukrinform.ua/rubric-vidbudova/3728463-urad-planue-zaluciti-vid-mbrr-70-miljoniv-dla-vidbudovi-zrujnovanoi-infrastrukturi.html</text:a>
</text:p>
      <!--NEWS-->
      <text:h text:style-name="P10" text:outline-level="1">
<text:span text:style-name="T4">
Уряд затвердив план перетворення Енергоатома в акціонерне товариство</text:span>
</text:h>
      <text:p text:style-name="P4">
Authors: Ukrinform (Person)</text:p>
      <text:p text:style-name="P4">
Publisher: Укринформ (Organization)</text:p>
      <text:p text:style-name="P4">
Published Time: 2023-06-27T18:41:00+03:00</text:p>
      <text:p text:style-name="P4">
Modified Time: 2023-06-27T18:41:00+03:00</text:p>
      <text:p text:style-name="P4">
Description: Кабінет Міністрів затвердив план перетворення державного підприємства «Національна атомна енергогенеруюча компанія «Енергоатом» в акціонерне товариство. — Укрінформ.</text:p>
      <text:p text:style-name="P4">
Images: ['<text:a xlink:type="simple" xlink:href="https://static.ukrinform.com/photos/2020_05/thumb_files/630_360_1589906244-994.jpg" text:style-name="Internet_20_link" text:visited-style-name="Visited_20_Internet_20_Link">
630_360_15899...</text:a>
']</text:p>
      <text:p text:style-name="P4">
Tags: ['Економіка', 'Енергоатом', 'Кабмін']</text:p>
      <text:p text:style-name="P4">
Type: Article</text:p>
      <!--METADATA-->
      <text:p text:style-name="P4">
<draw:frame draw:style-name="fr1" draw:name="Image122" text:anchor-type="as-char" svg:width="6.9236in" svg:height="3.956343in" draw:z-index="0">
<draw:image xlink:href="../Images/yкринформ/2023-06-27T18-41-00-03-00/630_360_1589906244-994.jpg" xlink:type="simple" xlink:show="embed" xlink:actuate="onLoad" draw:mime-type="image/jpeg"/>
</draw:frame>
 КабінетМіністрів затвердив план перетворення державного підприємства «Національнаатомна енергогенеруюча компанія «Енергоатом» в акціонерне товариство.</text:p>
      <text:p text:style-name="P4">
Про це у <text:a xlink:type="simple" xlink:href="https://t.me/tmelnychuk/2583" text:style-name="Internet_20_link" text:visited-style-name="Visited_20_Internet_20_Link">
 Телеграмі </text:a>
 повідомив постійнийпредставник Кабінету Міністрів у Верховній Раді Тарас Мельничук, передаєУкрінформ.</text:p>
      <text:p text:style-name="P4">
«Затверджено план перетворення державного підприємства «Національна атомнаенергогенеруюча компанія «Енергоатом» в акціонерне товариство, 100 відсотківакцій якого належать державі», - йдеться в повідомленні.</text:p>
      <text:p text:style-name="P4">
<text:span text:style-name="T4">
Читайте також:</text:span>
 <text:a xlink:type="simple" xlink:href="https://www.ukrinform.ua/rubric-economy/3726447-energoatom-proponue-zminiti-umovi-licenzii-ekspluatacii-reaktornih-ustanovok-zaes.html" text:style-name="Internet_20_link" text:visited-style-name="Visited_20_Internet_20_Link">
 <text:span text:style-name="T4">
Енергоатом</text:span>
 пропонує змінити умови ліцензіїексплуатації реакторних установок ЗАЕС </text:a>
</text:p>
      <text:p text:style-name="P4">
Як повідомлялось, 23 березня набрав чинності закон про корпоратизацію ДП «НАЕК«Енергоатом». Статус акціонерного товариства дасть змогу НАЕК підвищитиефективність своєї діяльності, зокрема шляхом удосконалення корпоративногоуправління.</text:p>
      <text:p text:style-name="P4">
Source: <text:a xlink:type="simple" xlink:href="https://www.ukrinform.ua/rubric-economy/3728464-urad-zatverdiv-plan-peretvorenna-energoatoma-v-akcionerne-tovaristvo.html" text:style-name="Internet_20_link" text:visited-style-name="Visited_20_Internet_20_Link">
https://www.ukrinform.ua/rubric-economy/3728464-urad-zatverdiv-plan-peretvorenna-energoatoma-v-akcionerne-tovaristvo.html</text:a>
</text:p>
      <!--NEWS-->
      <text:h text:style-name="P10" text:outline-level="1">
<text:span text:style-name="T4">
Україна зіграла внічию з Іспанією і з другого місця вийшла до 1/4 фіналу ЧЄ-2023 серед молоді</text:span>
</text:h>
      <text:p text:style-name="P4">
Authors: Ukrinform (Person)</text:p>
      <text:p text:style-name="P4">
Publisher: Укринформ (Organization)</text:p>
      <text:p text:style-name="P4">
Published Time: 2023-06-27T18:45:00+03:00</text:p>
      <text:p text:style-name="P4">
Modified Time: 2023-06-27T23:45:00+03:00</text:p>
      <text:p text:style-name="P4">
Description: На молодіжному чемпіонаті Європи з футболу (гравці до 21-го року) визначилися чотири учасники фіналу плей-офф. — Укрінформ.</text:p>
      <text:p text:style-name="P4">
Images: ['<text:a xlink:type="simple" xlink:href="https://static.ukrinform.com/photos/2023_06/thumb_files/630_360_1687898555-342.jpg" text:style-name="Internet_20_link" text:visited-style-name="Visited_20_Internet_20_Link">
630_360_16878...</text:a>
']</text:p>
      <text:p text:style-name="P4">
Tags: ['Футбол']</text:p>
      <text:p text:style-name="P4">
Type: Article</text:p>
      <!--METADATA-->
      <text:p text:style-name="P4">
<draw:frame draw:style-name="fr1" draw:name="Image123" text:anchor-type="as-char" svg:width="6.9236in" svg:height="3.956343in" draw:z-index="0">
<draw:image xlink:href="../Images/yкринформ/2023-06-27T18-45-00-03-00/630_360_1687898555-342.jpg" xlink:type="simple" xlink:show="embed" xlink:actuate="onLoad" draw:mime-type="image/jpeg"/>
</draw:frame>
 Намолодіжному чемпіонаті Європи з футболу (гравці до 21-го року) визначилисячотири учасники фіналу плей-офф.</text:p>
      <text:p text:style-name="P4">
Українська «молодіжка» у заключному матчі групової стадії розійшлася миром зоднолітками з Іспанії - 2:2 і посіла друге місце у квартеті В, передаєУкрінформ.</text:p>
      <text:p text:style-name="P4">
У складі «синьо-жовтих» відзначилися Богдан В'юнник (43-тя хвилина) та ГеоргійСудаков (81, з пенальті).</text:p>
      <text:p text:style-name="P4">
<text:span text:style-name="T4">
Читайте також:</text:span>
 <text:a xlink:type="simple" xlink:href="https://www.ukrinform.ua/rubric-sports/3728518-ce2023-sered-molodi-futbolisti-gruzii-ta-portugalii-u-cvertfinali.html" text:style-name="Internet_20_link" text:visited-style-name="Visited_20_Internet_20_Link">
 ЧЄ-2023 серед молоді: <text:span text:style-name="T4">
футбол</text:span>
 істи Грузії таПортугалії - у чвертьфіналі </text:a>
</text:p>
      <text:p text:style-name="P4">
Суперник українців у чвертьфіналі Євро-2023 (U21) визначиться 28 червня післяматчів Швейцарія - Франція, Ізраїль - Чехія, Англія - Німеччина, Італія -Норвегія.</text:p>
      <text:p text:style-name="P4">
Фото: AP.</text:p>
      <text:p text:style-name="P4">
Source: <text:a xlink:type="simple" xlink:href="https://www.ukrinform.ua/rubric-sports/3728561-ukraina-zigrala-vniciu-z-ispanieu-i-zijdetsa-z-gruzieu-v-14-finalu-ce2023-sered-molodi.html" text:style-name="Internet_20_link" text:visited-style-name="Visited_20_Internet_20_Link">
https://www.ukrinform.ua/rubric-sports/3728561-ukraina-zigrala-vniciu-z-ispanieu-i-zijdetsa-z-gruzieu-v-14-finalu-ce2023-sered-molodi.html</text:a>
</text:p>
      <!--NEWS-->
      <text:h text:style-name="P10" text:outline-level="1">
<text:span text:style-name="T4">
Уряд схвалив законопроєкт про розірвання ще однієї угоди з Білоруссю</text:span>
</text:h>
      <text:p text:style-name="P4">
Authors: Ukrinform (Person)</text:p>
      <text:p text:style-name="P4">
Publisher: Укринформ (Organization)</text:p>
      <text:p text:style-name="P4">
Published Time: 2023-06-27T18:47:04+03:00</text:p>
      <text:p text:style-name="P4">
Modified Time: 2023-06-27T18:47:04+03:00</text:p>
      <text:p text:style-name="P4">
Description: Кабінет Міністрів схвалив законопроєкт щодо припинення дії Угоди між Україною та Білоруссю про трудову діяльність та соціальний захист працюючих за межами своїх країн громадян. — Укрінформ.</text:p>
      <text:p text:style-name="P4">
Images: ['<text:a xlink:type="simple" xlink:href="https://static.ukrinform.com/photos/2016_11/thumb_files/630_360_1478871359-6596.jpg" text:style-name="Internet_20_link" text:visited-style-name="Visited_20_Internet_20_Link">
630_360_14788...</text:a>
']</text:p>
      <text:p text:style-name="P4">
Tags: ['Білорусь', 'Україна', 'Уряд', 'Соцзахист', 'Угода']</text:p>
      <text:p text:style-name="P4">
Type: Article</text:p>
      <!--METADATA-->
      <text:p text:style-name="P4">
<draw:frame draw:style-name="fr1" draw:name="Image124" text:anchor-type="as-char" svg:width="6.9236in" svg:height="3.956343in" draw:z-index="0">
<draw:image xlink:href="../Images/yкринформ/2023-06-27T18-47-04-03-00/630_360_1478871359-6596.jpg" xlink:type="simple" xlink:show="embed" xlink:actuate="onLoad" draw:mime-type="image/jpeg"/>
</draw:frame>
 КабінетМіністрів схвалив законопроєкт щодо припинення дії Угоди між Україною таБілоруссю про трудову діяльність та соціальний захист працюючих за межамисвоїх країн громадян.</text:p>
      <text:p text:style-name="P4">
Як передає Укрінформ, про це повідомив у <text:a xlink:type="simple" xlink:href="https://t.me/tmelnychuk/2582" text:style-name="Internet_20_link" text:visited-style-name="Visited_20_Internet_20_Link">
 Телеграмі</text:a>
 представник Кабінету Міністрів у ВерховнійРаді Тарас Мельничук.</text:p>
      <text:p text:style-name="P4">
«Схвалено проєкт Закону «Про припинення дії угоди між урядом України та урядомРеспубліки Білорусь про трудову діяльність та соціальний захист громадянУкраїни та Республіки <text:a xlink:type="simple" xlink:href="https://www.ukrinform.ua/tag-bilorus" text:style-name="Internet_20_link" text:visited-style-name="Visited_20_Internet_20_Link">
 Білорусь </text:a>
 , якіпрацюють за межами своїх держав, та протоколу між Кабінетом Міністрів Українита урядом Республіки Білорусь про внесення змін і доповнень до Угоди…» -йдеться в повідомленні.</text:p>
      <text:p text:style-name="P4">
Законопроєктом пропонується припинити дію зазначеної угоди, вчиненої 17 липня1995 року в Мінську та ратифікованої Законом України від 26 квітня 1996 року.Дія цієї угоди поширювалася на осіб та їхні сім’ї, які є громадянами абопостійно проживають на території однієї із держав та здійснюють тимчасово своютрудову діяльність на підприємствах, в організаціях, установах всіх формвласності іншої держави.</text:p>
      <text:p text:style-name="P4">
<text:span text:style-name="T4">
Читайте також:</text:span>
 <text:a xlink:type="simple" xlink:href="https://www.ukrinform.ua/rubric-polytics/3705363-ukraina-rozirvala-dvi-ugodi-z-bilorussu.html" text:style-name="Internet_20_link" text:visited-style-name="Visited_20_Internet_20_Link">
 Україна розірвала дві угоди з білоруссю</text:a>
</text:p>
      <text:p text:style-name="P4">
Як зазначається в угоді, у разі припинення дії її положення залишаютьсячинними щодо трудових договорів (контрактів), укладених працівниками зроботодавцями до закінчення терміну, на який вони були укладені.</text:p>
      <text:p text:style-name="P4">
Як повідомлялося, Кабінет Міністрів України <text:a xlink:type="simple" xlink:href="https://www.ukrinform.ua/rubric-economy/3725002-urad-iniciue-rozirvanna-ugodi-z-rf-pro-vzaemnij-zahist-investicij.html" text:style-name="Internet_20_link" text:visited-style-name="Visited_20_Internet_20_Link">
 схвалив проєкт Закону</text:a>
 «Про припинення дії Угоди міжКабінетом Міністрів України і урядом Російської Федерації про заохочення тавзаємний захист інвестицій».</text:p>
      <text:p text:style-name="P4">
Source: <text:a xlink:type="simple" xlink:href="https://www.ukrinform.ua/rubric-polytics/3728465-urad-shvaliv-zakonoproekt-pro-rozirvanna-se-odniei-ugodi-z-bilorussu.html" text:style-name="Internet_20_link" text:visited-style-name="Visited_20_Internet_20_Link">
https://www.ukrinform.ua/rubric-polytics/3728465-urad-shvaliv-zakonoproekt-pro-rozirvanna-se-odniei-ugodi-z-bilorussu.html</text:a>
</text:p>
      <!--NEWS-->
      <text:h text:style-name="P10" text:outline-level="1">
<text:span text:style-name="T4">
Резолюція ПАРЄ щодо Каховської греблі буде в основі рішень про відшкодування РФ збитків - депутат</text:span>
</text:h>
      <text:p text:style-name="P4">
Authors: Ukrinform (Person)</text:p>
      <text:p text:style-name="P4">
Publisher: Укринформ (Organization)</text:p>
      <text:p text:style-name="P4">
Published Time: 2023-06-27T18:54:00+03:00</text:p>
      <text:p text:style-name="P4">
Modified Time: 2023-06-27T18:54:00+03:00</text:p>
      <text:p text:style-name="P4">
Description: Резолюцію Парламентської асамблеї Ради Європи про відповідальність Росії за підрив Каховської ГЕС буде покладена в основу рішень щодо відшкодування Україні збитків. — Укрінформ.</text:p>
      <text:p text:style-name="P4">
Images: ['<text:a xlink:type="simple" xlink:href="https://static.ukrinform.com/photos/2019_01/thumb_files/630_360_1547808568-478.jpg" text:style-name="Internet_20_link" text:visited-style-name="Visited_20_Internet_20_Link">
630_360_15478...</text:a>
']</text:p>
      <text:p text:style-name="P4">
Tags: ['ПАРЄ', 'Резолюція', 'Каховська ГЕС', 'Збитки', 'Війна з Росією']</text:p>
      <text:p text:style-name="P4">
Type: Article</text:p>
      <!--METADATA-->
      <text:p text:style-name="P4">
<draw:frame draw:style-name="fr1" draw:name="Image125" text:anchor-type="as-char" svg:width="6.9236in" svg:height="3.956343in" draw:z-index="0">
<draw:image xlink:href="../Images/yкринформ/2023-06-27T18-54-00-03-00/630_360_1547808568-478.jpg" xlink:type="simple" xlink:show="embed" xlink:actuate="onLoad" draw:mime-type="image/jpeg"/>
</draw:frame>
 РезолюціюПарламентської асамблеї Ради Європи про відповідальність Росії за підривКаховської ГЕС буде покладена в основу рішень щодо відшкодування Українізбитків.</text:p>
      <text:p text:style-name="P4">
Про це сказав в <text:a xlink:type="simple" xlink:href="https://ukr.radio/news.html" text:style-name="Internet_20_link" text:visited-style-name="Visited_20_Internet_20_Link">
 інтерв'ю Українському радіо</text:a>
 народний депутат від“Батьківщини”, перший заступник голови української делегації в ПАРЄ СергійСоболєв, передає Укрінформ.</text:p>
      <text:p text:style-name="P4">
“Щодо Каховської ГЕС у резолюції чітко зазначено, що всю відповідальність завибух, організований російськими терористами, та підрив Каховської ГЕС несекраїна-агресорка Російська Федерація. Це дуже важливо, тому що ця резолюціябуде покладена в основу рішень щодо відшкодування збитків", ― підкресливСоболєв.</text:p>
      <text:p text:style-name="P4">
Також він нагадав найважливіші рішення, ухвалені на сесії ПАРЄ, серед якихрезолюція із закликом підтримати вступ України до <text:a xlink:type="simple" xlink:href="https://www.ukrinform.ua/tag-nato" text:style-name="Internet_20_link" text:visited-style-name="Visited_20_Internet_20_Link">
 НАТО</text:a>
 .</text:p>
      <text:p text:style-name="P4">
"На першому місці ― безпрецедентний випадок: ПАРЄ майже одноголосно (чотириголоси проти) підтримала резолюцію, в якій був прямий заклик до країн-членівНАТО, а також до держав, які не є членами Альянсу, але входять до ПАРЄ,підтримати вступ України до НАТО. Ніякий "шлях до НАТО", ніякі "попередніумови, які треба виконувати", а безпосередній вступ України в НАТО”, - вказавдепутат.</text:p>
      <text:p text:style-name="P4">
<text:span text:style-name="T4">
Читайте також:</text:span>
 <text:a xlink:type="simple" xlink:href="https://www.ukrinform.ua/rubric-polytics/3728033-es-pidtrimue-ukrainsku-formulu-miru-ta-prosuvatime-ii-u-sviti-borrel.html" text:style-name="Internet_20_link" text:visited-style-name="Visited_20_Internet_20_Link">
 ЄС підтримує українську Формулу миру та просуватиме її усвіті – Боррель </text:a>
</text:p>
      <text:p text:style-name="P4">
Друге ― це рішення, які стосуються військовополонених, порядку їх звільнення,вимог до країн. “Щоб не повторювалися ті історії, які ми мали нещодавно.Безперечно, ми вдячні, що 11 наших воїнів визволені з полону по так званійугорсько-російській "угоді". Ми мали дуже схожу, але пряму угоду між урядамиТуреччини та України, коли Туреччина допомогла визволяти десятки, а тепер ужесотні бійців насамперед "Азова". Щоб не повторювались "угорські" історії, урішенні чітко зазначено, який порядок звільнення військовослужбовців”, -зазначив Соболєв.</text:p>
      <text:p text:style-name="P4">
Третє ― це питання відшкодування Росією збитків, завданих Україні. “Ясна річ,цей збиток неможливо виміряти, коли він стосується людських життів, каліцтва,втрачених доль, депортованих дітей, які сьогодні фактично перебувають підарештом в Російській Федерації. Це окремий розділ серед ключових рішень,ухвалених на цій сесії”, - додав депутат.</text:p>
      <text:p text:style-name="P4">
<text:span text:style-name="T4">
Читайте також:</text:span>
 <text:a xlink:type="simple" xlink:href="https://www.ukrinform.ua/rubric-sports/3726486-pare-uhvalila-rezoluciu-pro-nedopusk-sportsmeniv-z-rosii-ta-bilorusi-na-olimpiadu2024.html" text:style-name="Internet_20_link" text:visited-style-name="Visited_20_Internet_20_Link">
 <text:span text:style-name="T4">
ПАРЄ</text:span>
 ухвалила резолюцію про недопуск спортсменів зРосії та Білорусі на Олімпіаду-2024 </text:a>
</text:p>
      <text:p text:style-name="P4">
Як <text:a xlink:type="simple" xlink:href="https://www.ukrinform.ua/rubric-polytics/3726463-pare-uhvalila-rezoluciu-pro-povnu-pidtrimku-mirnogo-planu-zelenskogo.html" text:style-name="Internet_20_link" text:visited-style-name="Visited_20_Internet_20_Link">
 повідомляв </text:a>
Укрінформ, ПАРЄ на літній сесії ухвалила резолюцію «Політичні наслідки агресіїрф проти України», в якій підтримала вступ України до НАТО та формулу мируВолодимира Зеленського.</text:p>
      <text:p text:style-name="P4">
Source: <text:a xlink:type="simple" xlink:href="https://www.ukrinform.ua/rubric-polytics/3728466-rezolucia-pare-sodo-kahovskoi-grebli-bude-v-osnovi-risen-pro-vidskoduvanna-rf-zbitkiv-deputat.html" text:style-name="Internet_20_link" text:visited-style-name="Visited_20_Internet_20_Link">
https://www.ukrinform.ua/rubric-polytics/3728466-rezolucia-pare-sodo-kahovskoi-grebli-bude-v-osnovi-risen-pro-vidskoduvanna-rf-zbitkiv-deputat.html</text:a>
</text:p>
      <!--NEWS-->
      <text:h text:style-name="P10" text:outline-level="1">
<text:span text:style-name="T4">
Данілов: Росія розвалиться тому, що так побудований світ</text:span>
</text:h>
      <text:p text:style-name="P4">
Authors: Ukrinform (Person)</text:p>
      <text:p text:style-name="P4">
Publisher: Укринформ (Organization)</text:p>
      <text:p text:style-name="P4">
Published Time: 2023-06-27T19:02:18+03:00</text:p>
      <text:p text:style-name="P4">
Modified Time: 2023-06-27T19:02:18+03:00</text:p>
      <text:p text:style-name="P4">
Description: Спроба заколоту ватажка ПВК «Вагнер» Євгена Пригожина започаткувала процес неминучого розвалу Росії, його перебіг залежить від відповідальних політиків у світі. — Укрінформ.</text:p>
      <text:p text:style-name="P4">
Images: ['<text:a xlink:type="simple" xlink:href="https://static.ukrinform.com/photos/2023_04/thumb_files/630_360_1680783783-785.jpg" text:style-name="Internet_20_link" text:visited-style-name="Visited_20_Internet_20_Link">
630_360_16807...</text:a>
']</text:p>
      <text:p text:style-name="P4">
Tags: ['РНБО', 'Росія', 'ПВК "Вагнера"', 'Данілов', 'Війна з Росією']</text:p>
      <text:p text:style-name="P4">
Type: Article</text:p>
      <!--METADATA-->
      <text:p text:style-name="P4">
<draw:frame draw:style-name="fr1" draw:name="Image126" text:anchor-type="as-char" svg:width="6.9236in" svg:height="3.956343in" draw:z-index="0">
<draw:image xlink:href="../Images/yкринформ/2023-06-27T19-02-18-03-00/630_360_1680783783-785.jpg" xlink:type="simple" xlink:show="embed" xlink:actuate="onLoad" draw:mime-type="image/jpeg"/>
</draw:frame>
 Спробазаколоту ватажка ПВК «Вагнер» Євгена Пригожина започаткувала процес неминучогорозвалу Росії, його перебіг залежить від відповідальних політиків у світі.</text:p>
      <text:p text:style-name="P4">
Про це заявив секретар Ради безпеки і оборони України Олексій Данілов увиступі на міжнародній конференції «Україна та НАТО напередодні Вільнюськогосаміту: від підтримки через перемогу до членства», повідомляє кореспондентУкрінформу.</text:p>
      <text:p text:style-name="P4">
«Питання, що робити з Росією, - це ключове питання сьогодні, яке стоїть напорядку денному. Ми наполягаємо, що до того часу, поки Росія буде знаходитисяв тому стані, в якому вона є, вона буде нести загрозу будь-якому своємусусіду, і не тільки. І це ключове питання. І питання нашої перемоги - цепитання фрагментації Росії, природної фрагментації, щоб вона стала тієюРосією, яка мала бути», - сказав Данілов.</text:p>
      <text:p text:style-name="P4">
<text:span text:style-name="T4">
Читайте також:</text:span>
 <text:a xlink:type="simple" xlink:href="https://www.ukrinform.ua/rubric-polytics/3728310-u-es-rozgladaut-scenarij-rozpadu-rosii-posol-ukraini.html" text:style-name="Internet_20_link" text:visited-style-name="Visited_20_Internet_20_Link">
 У ЄС розглядають сценарій розпаду Росії – посол України</text:a>
</text:p>
      <text:p text:style-name="P4">
У цьому контексті він зауважив, що Росія є «останньою країною, яка маєколонії», оскільки, за його словами, приміром, Чечня і Бурятія «не маютьніякого відношення до Росії», однак світ про це мовчить.</text:p>
      <text:p text:style-name="P4">
Секретар <text:a xlink:type="simple" xlink:href="https://www.ukrinform.ua/tag-rnbo" text:style-name="Internet_20_link" text:visited-style-name="Visited_20_Internet_20_Link">
 РНБО </text:a>
 також висловив думку, щовлаштована ПВК «Вагнер» спроба заколоту засвідчила цілковиту неспроможністьРосії як держави.</text:p>
      <text:p text:style-name="P4">
«У п'ятницю почали відбуватися події, які показали, що ніякої Росії як державине існує. Є територія, яка абсолютно неконтрольована, в якої немає влади, вякої немає ніякого президента Путіна, немає війська. Озброєні хлоп'ягизахопили штаб у місті Ростов, їм ніхто не чинив спротиву, з ними спілкувалисяяк з рідними. Почекайте, що ж це країна?» - зазначив Данілов.</text:p>
      <text:p text:style-name="P4">
За його словами, спроба заколоту Пригожина - це початок кінця Росії.</text:p>
      <text:p text:style-name="P4">
<text:span text:style-name="T4">
Читайте також:</text:span>
 <text:a xlink:type="simple" xlink:href="https://www.ukrinform.ua/rubric-world/3728434-lukasenko-pidtverdiv-pributta-prigozina-do-bilorusi.html" text:style-name="Internet_20_link" text:visited-style-name="Visited_20_Internet_20_Link">
 Лукашенко підтвердив прибуття <text:span text:style-name="T4">
Пригож</text:span>
 ина до Білорусі</text:a>
</text:p>
      <text:p text:style-name="P4">
«Зараз від світу залежить, який буде кінець. А він буде в них обов'язково.Вони розваляться, розпадуться. Не тому, що це наше бажання, а тому, що такпобудований світ», - вважає секретар РНБО.</text:p>
      <text:p text:style-name="P4">
Водночас він акцентував, що відповідальні політики у світі мають взяти на себевідповідальність за те, що буде у період між сьогоднішнім днем і до завершенняпроцесу розпаду Росії, а внутрішньополітичні події у їхніх країнах не маютьцьому завадити.</text:p>
      <text:p text:style-name="P4">
Як повідомляв Укрінформ, високий представник ЄС Жозеп Боррель 26 червнязаявив, що Євросоюз уважно стежить за розвитком подій в Росії, які залишаютьсянепередбачуваними, оскільки збройне втручання групи «Вагнер» засвідчилоослаблення держави та авторитету особисто Путіна, і поставило на межу крахувсю політичну систему РФ.</text:p>
      <text:p text:style-name="P4">
<text:a xlink:type="simple" xlink:href="https://www.ukrinform.ua/rubric-other_news/3727120-zakolot-prigozina-vse-so-vidomo-na-cej-moment.html" text:style-name="Internet_20_link" text:visited-style-name="Visited_20_Internet_20_Link">
 Ватажок ПВК «Вагнер» Євген Пригожин 23 червня оголосив демарш протиросійського військового керівництва </text:a>
 ,зокрема проти міністра оборони РФ Сергія Шойгу. У результаті наступу колонаПВК "Вагнер" дісталася Липецької області Росії, що за 420 кілометрів відМоскви.</text:p>
      <text:p text:style-name="P4">
Самопроголошений президент Білорусі Олександр Лукашенко провів переговори іззасновником ПВК "Вагнер" Євгеном Пригожиним, після чого останній заявив, щобійці угруповання повертаються до польових таборів.</text:p>
      <text:p text:style-name="P4">
Source: <text:a xlink:type="simple" xlink:href="https://www.ukrinform.ua/rubric-polytics/3728470-danilov-rosia-rozvalitsa-tomu-so-tak-pobudovanij-svit.html" text:style-name="Internet_20_link" text:visited-style-name="Visited_20_Internet_20_Link">
https://www.ukrinform.ua/rubric-polytics/3728470-danilov-rosia-rozvalitsa-tomu-so-tak-pobudovanij-svit.html</text:a>
</text:p>
      <!--NEWS-->
      <text:h text:style-name="P10" text:outline-level="1">
<text:span text:style-name="T4">
Кількість вилучених українських дітей за кордоном зменшилася до 215 — Лубінець</text:span>
</text:h>
      <text:p text:style-name="P4">
Authors: Ukrinform (Person)</text:p>
      <text:p text:style-name="P4">
Publisher: Укринформ (Organization)</text:p>
      <text:p text:style-name="P4">
Published Time: 2023-06-27T19:03:00+03:00</text:p>
      <text:p text:style-name="P4">
Modified Time: 2023-06-27T19:03:00+03:00</text:p>
      <text:p text:style-name="P4">
Description: Кількість вилучених українських дітей за кордоном вже зменшилася з 240 до 215.</text:p>
      <text:p text:style-name="P4">
— Укрінформ.</text:p>
      <text:p text:style-name="P4">
Images: ['<text:a xlink:type="simple" xlink:href="https://static.ukrinform.com/photos/2023_06/thumb_files/630_360_1687344800-493.jpg" text:style-name="Internet_20_link" text:visited-style-name="Visited_20_Internet_20_Link">
630_360_16873...</text:a>
']</text:p>
      <text:p text:style-name="P4">
Tags: ['Діти', 'Війна з Росією', 'Дмитро Лубінець']</text:p>
      <text:p text:style-name="P4">
Type: Article</text:p>
      <!--METADATA-->
      <text:p text:style-name="P4">
<draw:frame draw:style-name="fr1" draw:name="Image127" text:anchor-type="as-char" svg:width="6.9236in" svg:height="3.956343in" draw:z-index="0">
<draw:image xlink:href="../Images/yкринформ/2023-06-27T19-03-00-03-00/630_360_1687344800-493.jpg" xlink:type="simple" xlink:show="embed" xlink:actuate="onLoad" draw:mime-type="image/jpeg"/>
</draw:frame>
 Кількістьвилучених українських дітей за кордоном вже зменшилася з 240 до 215.</text:p>
      <text:p text:style-name="P4">
Про це український омбудсман Дмитро Лубінець заявив під час презентаціїспецдоповіді Уповноваженого Верховної Ради України з прав людини “Нерозквітлі.Порушення прав українських дітей на тимчасово окупованих територіях України тау Росії: депортація, мілітаризація, індоктринація”, передає кореспондентУкрінформу.</text:p>
      <text:p text:style-name="P4">
“Щодо інформації з вилучення українських <text:a xlink:type="simple" xlink:href="https://www.ukrinform.ua/tag-diti" text:style-name="Internet_20_link" text:visited-style-name="Visited_20_Internet_20_Link">
 дітей</text:a>
 (за кордоном — ред.), то кількість цих(зафіксованих — ред.) випадків попередньо у нас була на рівні 240. По частиніз них було максимально швидко відпрацьовано, (і ця — ред.) кількістьзменшилася до 215. Станом на цей час ми працюємо по подібним кейсам. Найбільшеми фіксуємо ці факти на території Італії та Німеччини”, - заявив він.</text:p>
      <text:p text:style-name="P4">
За словами Лубінця, в української влади у розробці є дуже складні кейси щодоцього.</text:p>
      <text:p text:style-name="P4">
“Найскладніший кейс — це коли у рідної мами забрали дитинку на територіїНімеччини. Вже відбулося 2 засідання суду щодо цього. За трактуванням сусідів,вона дуже жорстко поводила себе по відношенню до дитини. Хоча ми це неспостерігали і дитина не підтверджувала ці дані. Але тим не менш, ми наразіпрацюємо над тим, щоб дитину з мамою повернути в Україну і щоб вони тутвозз'єдналися”, - зазначив омбудсман.</text:p>
      <text:p text:style-name="P4">
Уповноважений ВР із прав людини сказав, що не бачить (у цьому питанні — ред.)якусь системну проблему, але, тим не менш, є випадки, над якими Офісомбудсмана працює.</text:p>
      <text:p text:style-name="P4">
“І працюємо не тільки ми як Офіс омбудсмана — зрозуміло, що у першу чергупрацюють наші дипломати. Я можу сказати, що максимально швидко з їхнього бокупо кожній ситуації ми знаємо (дані — ред.). Я тримаю особисто на контролі (цепитання — ред.)”, - поінформував він.</text:p>
      <text:p text:style-name="P4">
<text:span text:style-name="T4">
Читайте також:</text:span>
 <text:a xlink:type="simple" xlink:href="https://www.ukrinform.ua/rubric-society/3728428-ukrainskih-ditej-utrimuut-u-57-regionah-rosii-lubinec.html" text:style-name="Internet_20_link" text:visited-style-name="Visited_20_Internet_20_Link">
 Українських дітей утримують у 57 регіонах Росії —<text:span text:style-name="T4">
Лубінець</text:span>
 </text:a>
</text:p>
      <text:p text:style-name="P4">
Як повідомлялося, станом на 19 червня Офіс уповноваженого Верховної Ради зправ людини зафіксував 240 випадків, коли у європейських країнах соцслужбивідбирали українських дітей у тих осіб, з якими вони там перебували.</text:p>
      <text:p text:style-name="P4">
Source: <text:a xlink:type="simple" xlink:href="https://www.ukrinform.ua/rubric-society/3728471-kilkist-vilucenih-ukrainskih-ditej-za-kordonom-zmensilasa-do-215-lubinec.html" text:style-name="Internet_20_link" text:visited-style-name="Visited_20_Internet_20_Link">
https://www.ukrinform.ua/rubric-society/3728471-kilkist-vilucenih-ukrainskih-ditej-za-kordonom-zmensilasa-do-215-lubinec.html</text:a>
</text:p>
      <!--NEWS-->
      <text:h text:style-name="P10" text:outline-level="1">
<text:span text:style-name="T4">
В Україні завтра - до +28°, з дощами і грозами</text:span>
</text:h>
      <text:p text:style-name="P4">
Authors: Ukrinform (Person)</text:p>
      <text:p text:style-name="P4">
Publisher: Укринформ (Organization)</text:p>
      <text:p text:style-name="P4">
Published Time: 2023-06-27T19:04:00+03:00</text:p>
      <text:p text:style-name="P4">
Modified Time: 2023-06-27T19:04:00+03:00</text:p>
      <text:p text:style-name="P4">
Description: В Україні 28 червня пройдуть короткочасні дощі, місцями грози, у південно-східній частині вдень в окремих районах град та шквали, температура вночі 12-17°, вдень 18-23°, у південно-східних областях до 28°. — Укрінформ.</text:p>
      <text:p text:style-name="P4">
Images: ['<text:a xlink:type="simple" xlink:href="https://static.ukrinform.com/photos/2020_07/thumb_files/630_360_1594358046-631.jpg" text:style-name="Internet_20_link" text:visited-style-name="Visited_20_Internet_20_Link">
630_360_15943...</text:a>
']</text:p>
      <text:p text:style-name="P4">
Tags: ['Дощ', 'Гроза', 'Спека']</text:p>
      <text:p text:style-name="P4">
Type: Article</text:p>
      <!--METADATA-->
      <text:p text:style-name="P4">
<draw:frame draw:style-name="fr1" draw:name="Image128" text:anchor-type="as-char" svg:width="6.9236in" svg:height="3.956343in" draw:z-index="0">
<draw:image xlink:href="../Images/yкринформ/2023-06-27T19-04-00-03-00/630_360_1594358046-631.jpg" xlink:type="simple" xlink:show="embed" xlink:actuate="onLoad" draw:mime-type="image/jpeg"/>
</draw:frame>
 В Україні28 червня пройдуть короткочасні дощі, місцями грози, у південно-східнійчастині вдень в окремих районах град та шквали, температура вночі 12-17°,вдень 18-23°, у південно-східних областях до 28°.</text:p>
      <text:p text:style-name="P4">
Про це Укрінформу повідомили в Українському гідрометцентрі.</text:p>
      <text:p text:style-name="P4">
"Уночі у більшості західних, північних та центральних областей, вдень вУкраїні короткочасні дощі, місцями грози; у південно-східній частині вдень вокремих районах град та шквали 15-20 м/с. Вітер південно-західний, західний,7-12 м/с, вдень у північно-західній частині місцями пориви 15-20 м/с.Температура вночі 12-17°, у південній частині до 20°, у західних областях8-13°; вдень в Україні 18-23°, у південно-східних областях 23-28°", - йдетьсяв повідомленні.</text:p>
      <text:p text:style-name="P4">
У Києві та області 28 липня пройдуть короткочасні <text:a xlink:type="simple" xlink:href="https://www.ukrinform.ua/tag-dos" text:style-name="Internet_20_link" text:visited-style-name="Visited_20_Internet_20_Link">
 дощі</text:a>
 , вдень місцями грози. Вітер північно-західний, західний, 7-12 м/с. У столиці температура вночі 14-16°, вдень21-23°, на Київщині вночі 12-17°, вдень 18-23°.</text:p>
      <text:p text:style-name="P4">
Згідно з прогнозом, в Україні надалі місцями пройдуть короткочасні дощі,грози, вдень 29 червня у західних, північних, східних, 30 червня у східних тапівнічно-східних областях пройдуть грозові дощі; лише вночі 30 червня вбільшості північних та центральних областей без опадів. Вітер південно-західний з переходом на північно-західний, 7-12 м/с.</text:p>
      <text:p text:style-name="P4">
<text:span text:style-name="T4">
Читайте також:</text:span>
 <text:a xlink:type="simple" xlink:href="https://www.ukrinform.ua/rubric-world/3724973-torisne-lito-u-evropi-bulo-najteplisim-v-istorii-klimatologi.html" text:style-name="Internet_20_link" text:visited-style-name="Visited_20_Internet_20_Link">
 Торішнє літо у Європі було найтеплішим в історії -кліматологи </text:a>
</text:p>
      <text:p text:style-name="P4">
Температура вночі 11-16°, у південній частині до 19°; вдень 29 червня 18-23°,на півдні, 30 червня в Україні, крім сходу та північного-сходу, 21-26°.</text:p>
      <text:p text:style-name="P4">
У Києві та області 29 червня вночі місцями, вдень повсюди прогнозуєтьсякороткочасний дощ, гроза; 30 червня вночі без опадів, вдень місцямикороткочасний дощ, гроза. Вітер південно-західний з переходом на північно-західний, 7-12 м/с. У столиці температура вночі 14-16°; вдень 29 червня18-20°, 30 червня 24-26°; на Київщині вночі 11-16°; вдень 29 червня 18-23°, 30червня 21-26°.</text:p>
      <text:p text:style-name="P4">
Синоптики 1 липня опадів не прогнозують, лише у західних областях вденьймовірні місцями короткочасні дощі, грози. 2 липня у західних, вдень і впівнічних та місцями центральних областях очікуються короткочасні дощі згрозами; на решті території без опадів.</text:p>
      <text:p text:style-name="P4">
<text:span text:style-name="T4">
Читайте також:</text:span>
 <text:a xlink:type="simple" xlink:href="https://www.ukrinform.ua/rubric-world/3710673-protagom-pati-rokiv-svit-cekae-novij-temperaturnij-rekord-ostannih-troh-stolit-vmo.html" text:style-name="Internet_20_link" text:visited-style-name="Visited_20_Internet_20_Link">
 Протягом п’яти років світ чекає новий <text:span text:style-name="T4">
температурний</text:span>
<text:span text:style-name="T4">
рекорд</text:span>
 останніх трьох століть - ВМО </text:a>
</text:p>
      <text:p text:style-name="P4">
Температура вночі 14-20°, на узбережжі морів до 23°; вдень 25-31°, у західних,1 липня і в північних та східних областях 22-28°.</text:p>
      <text:p text:style-name="P4">
У столичному регіоні на початку липня опади не очікуються, лише вдень 2 липняймовірний короткочасний дощ, місцями гроза. У Києві температура вночі 15-17°,вдень 1 липня 26-28°, 2 липня 28-30°; по області вночі 14-19°; вдень 1 липня23-28°, 2 липня 26-31°.</text:p>
      <text:p text:style-name="P4">
Source: <text:a xlink:type="simple" xlink:href="https://www.ukrinform.ua/rubric-regions/3728472-v-ukraini-zavtra-do-28-z-dosami-i-grozami.html" text:style-name="Internet_20_link" text:visited-style-name="Visited_20_Internet_20_Link">
https://www.ukrinform.ua/rubric-regions/3728472-v-ukraini-zavtra-do-28-z-dosami-i-grozami.html</text:a>
</text:p>
      <!--NEWS-->
      <text:h text:style-name="P10" text:outline-level="1">
<text:span text:style-name="T4">
Абсолютна більшість громадян вважає Україну успішною державою</text:span>
</text:h>
      <text:p text:style-name="P4">
Authors: Ukrinform (Person)</text:p>
      <text:p text:style-name="P4">
Publisher: Укринформ (Organization)</text:p>
      <text:p text:style-name="P4">
Published Time: 2023-06-27T19:19:00+03:00</text:p>
      <text:p text:style-name="P4">
Modified Time: 2023-06-27T19:19:00+03:00</text:p>
      <text:p text:style-name="P4">
Description: Більше 80% українців вважає Україну успішною державою: 42% - однозначно так, 40% - скоріше так. — Укрінформ.</text:p>
      <text:p text:style-name="P4">
Images: ['<text:a xlink:type="simple" xlink:href="https://static.ukrinform.com/photos/2022_04/thumb_files/630_360_1650385381-380.jpg" text:style-name="Internet_20_link" text:visited-style-name="Visited_20_Internet_20_Link">
630_360_16503...</text:a>
']</text:p>
      <text:p text:style-name="P4">
Tags: ['Армія', 'Економіка', 'Опитування', 'Україна']</text:p>
      <text:p text:style-name="P4">
Type: Article</text:p>
      <!--METADATA-->
      <text:p text:style-name="P4">
<draw:frame draw:style-name="fr1" draw:name="Image129" text:anchor-type="as-char" svg:width="6.9236in" svg:height="3.956343in" draw:z-index="0">
<draw:image xlink:href="../Images/yкринформ/2023-06-27T19-19-00-03-00/630_360_1650385381-380.jpg" xlink:type="simple" xlink:show="embed" xlink:actuate="onLoad" draw:mime-type="image/jpeg"/>
</draw:frame>
 Більше 80%українців вважає Україну успішною державою: 42% - однозначно так, 40% -скоріше так.</text:p>
      <text:p text:style-name="P4">
Про це під час презентації дослідження "Стійкість під час війни та упоствоєнний період: на що опираються українці" повідомив директорсоціологічної групи "Рейтинг" Олексій Антипович, передає кореспондентУкрінформу.</text:p>
      <text:p text:style-name="P4">
“Абсолютна більшість українців вважає <text:a xlink:type="simple" xlink:href="https://www.ukrinform.ua/tag-ukraina" text:style-name="Internet_20_link" text:visited-style-name="Visited_20_Internet_20_Link">
 Україну</text:a>
 успішною державою: 42% - однозначнотак, 40% - скоріше так. Разом це 82%”, - сказав Антипович.</text:p>
      <text:p text:style-name="P4">
Водночас 16% кажуть, що Україна не успішна: 12% - скоріше ні, 4% - зовсім ні.</text:p>
      <text:p text:style-name="P4">
На думку українців, основними ознаками успішної держави є: сильна армія (56%),розвинута економіка (35%), верховенство права (34%), єдність суспільства(34%), соціальний захист громадян (19%), міжнародний авторитет (19%), сучаснінаука та технології (16%), політична стабільність (16%), рівноправнесуспільство (15%), міцні демократичні інститути (14%), національна ідея (11%).</text:p>
      <text:p text:style-name="P4">
Також, згідно з результатами опитування, 77% респондентів вважають, щопріоритетними напрямами розвитку держави після війни має бути захист держави:військова промисловість, укріплення кордонів, реформування армії. 70% назвалипріоритетом соціальний захист населення: зростання зарплат/пенсій, доступністьмедицини, матеріальна допомога малозабезпеченим. 44% - інновації в державі:нові технології, енергозбереження, наука освіта.</text:p>
      <text:p text:style-name="P4">
<text:span text:style-name="T4">
Читайте також:</text:span>
 <text:a xlink:type="simple" xlink:href="https://www.ukrinform.ua/rubric-society/3728244-majze-80-ukrainciv-pidtrimuut-zakriti-kordoni-ta-vizovij-rezim-z-rosieu.html" text:style-name="Internet_20_link" text:visited-style-name="Visited_20_Internet_20_Link">
 Майже 80% українців підтримують закриті кордони тавізовий режим з Росією </text:a>
</text:p>
      <text:p text:style-name="P4">
Дослідження проводилось соціологічною групою "Рейтинг" на замовленняНаціональної платформи стійкості та згуртованості упродовж 6-11 червня методомCATI (телефонні інтерв'ю) серед населення України віком від 18 років на всійтериторії, за винятком тимчасово окупованих Криму та Донбасу, Опитано 1200респондентів.</text:p>
      <text:p text:style-name="P4">
Source: <text:a xlink:type="simple" xlink:href="https://www.ukrinform.ua/rubric-society/3728476-absolutna-bilsist-gromadan-vvazae-ukrainu-uspisnou-derzavou.html" text:style-name="Internet_20_link" text:visited-style-name="Visited_20_Internet_20_Link">
https://www.ukrinform.ua/rubric-society/3728476-absolutna-bilsist-gromadan-vvazae-ukrainu-uspisnou-derzavou.html</text:a>
</text:p>
      <!--NEWS-->
      <text:h text:style-name="P10" text:outline-level="1">
<text:span text:style-name="T4">
Мінфін розмістив ОВДП на 7,76 мільярда гривень</text:span>
</text:h>
      <text:p text:style-name="P4">
Authors: Ukrinform (Person)</text:p>
      <text:p text:style-name="P4">
Publisher: Укринформ (Organization)</text:p>
      <text:p text:style-name="P4">
Published Time: 2023-06-27T19:20:24+03:00</text:p>
      <text:p text:style-name="P4">
Modified Time: 2023-06-27T19:20:24+03:00</text:p>
      <text:p text:style-name="P4">
Description: Міністерство фінансів 27 червня на аукціоні з розміщення облігацій внутрішньої державної позики (ОВДП) залучило до державного бюджету 7,76 млрд грн. — Укрінформ.</text:p>
      <text:p text:style-name="P4">
Images: ['<text:a xlink:type="simple" xlink:href="https://static.ukrinform.com/photos/2019_02/thumb_files/630_360_1550144984-323.jpg" text:style-name="Internet_20_link" text:visited-style-name="Visited_20_Internet_20_Link">
630_360_15501...</text:a>
']</text:p>
      <text:p text:style-name="P4">
Tags: ['Аукціон', 'Мінфін', 'Облігації']</text:p>
      <text:p text:style-name="P4">
Type: Article</text:p>
      <!--METADATA-->
      <text:p text:style-name="P4">
<draw:frame draw:style-name="fr1" draw:name="Image130" text:anchor-type="as-char" svg:width="6.9236in" svg:height="3.956343in" draw:z-index="0">
<draw:image xlink:href="../Images/yкринформ/2023-06-27T19-20-24-03-00/630_360_1550144984-323.jpg" xlink:type="simple" xlink:show="embed" xlink:actuate="onLoad" draw:mime-type="image/jpeg"/>
</draw:frame>
Міністерство фінансів 27 червня на аукціоні з розміщення облігацій внутрішньоїдержавної позики (ОВДП) залучило до державного бюджету 7,76 млрд грн.</text:p>
      <text:p text:style-name="P4">
Як передає Укрінформ, про це повідомляє пресслужба Мінфіну у <text:a xlink:type="simple" xlink:href="https://www.facebook.com/minfin.gov.ua/posts/pfbid0QQDkgHUJMTQKoWGSVMbvvMxQHo9o63o6Atkw6odkbUp927TLGEcAexaRbLtAFyw1l" text:style-name="Internet_20_link" text:visited-style-name="Visited_20_Internet_20_Link">
 Фейсбуці.</text:a>
</text:p>
      <text:p text:style-name="P4">
"Сьогодні Мінфін провів черговий аукціон державних облігацій (ОВДП) та залучив7,76 млрд грн в еквіваленті", - йдеться в повідомленні.</text:p>
      <text:p text:style-name="P4">
Міністерство фінансів запропонувало інвесторам гривневі ОВДП: 726 млн грн під18,3%; 2,31 млрд грн під 19,3%, 1,974 млрд грн під 19,75%. Також булозапропоновано ОВДП у доларах на 75 млн дол. під 4,74%.</text:p>
      <text:p text:style-name="P4">
<text:span text:style-name="T4">
Читайте також:</text:span>
 <text:a xlink:type="simple" xlink:href="https://www.ukrinform.ua/rubric-economy/3723289-ukraina-cogoric-otrimala-20-milardiv-miznarodnoi-dopomogi-nbu.html" text:style-name="Internet_20_link" text:visited-style-name="Visited_20_Internet_20_Link">
 Україна цьогоріч отримала $20 мільярдів міжнародноїдопомоги – НБУ </text:a>
</text:p>
      <text:p text:style-name="P4">
Як повідомляв Укрінформ, у зв’язку з російською агресією український урядухвалив рішення про поетапний випуск військових облігацій в обсязі до 400 млрдгрн. <text:a xlink:type="simple" xlink:href="https://www.ukrinform.ua/tag-minfin" text:style-name="Internet_20_link" text:visited-style-name="Visited_20_Internet_20_Link">
 Мінфін </text:a>
 проводить аукціони зпродажу ОВДП щовівторка, починаючи з 1 березня 2022 року. За словами Прем'єр-міністра України Дениса Шмигаля, торік за рахунок випуску військових облігаційбуло отримано майже 600 млрд грн.</text:p>
      <text:p text:style-name="P4">
Source: <text:a xlink:type="simple" xlink:href="https://www.ukrinform.ua/rubric-economy/3728477-minfin-rozmistiv-ovdp-na-776-milarda-griven.html" text:style-name="Internet_20_link" text:visited-style-name="Visited_20_Internet_20_Link">
https://www.ukrinform.ua/rubric-economy/3728477-minfin-rozmistiv-ovdp-na-776-milarda-griven.html</text:a>
</text:p>
      <!--NEWS-->
      <text:h text:style-name="P10" text:outline-level="1">
<text:span text:style-name="T4">
Український дует виграв «срібло» Європейських ігор у стрибках у воду</text:span>
</text:h>
      <text:p text:style-name="P4">
Authors: Ukrinform (Person)</text:p>
      <text:p text:style-name="P4">
Publisher: Укринформ (Organization)</text:p>
      <text:p text:style-name="P4">
Published Time: 2023-06-27T19:38:00+03:00</text:p>
      <text:p text:style-name="P4">
Modified Time: 2023-06-27T19:38:00+03:00</text:p>
      <text:p text:style-name="P4">
Description: На другу сходинку п'єдесталу пошани зійшли сьогодні українки Ксенія Байло і Соф’я Есман у змаганнях зі стрибків у воду на ІІІ Європейських іграх у Польщі. — Укрінформ.</text:p>
      <text:p text:style-name="P4">
Images: ['<text:a xlink:type="simple" xlink:href="https://static.ukrinform.com/photos/2023_06/thumb_files/630_360_1687883860-523.jpg" text:style-name="Internet_20_link" text:visited-style-name="Visited_20_Internet_20_Link">
630_360_16878...</text:a>
']</text:p>
      <text:p text:style-name="P4">
Tags: ['Спорт', 'Стрибки у воду', 'Європейські ігри']</text:p>
      <text:p text:style-name="P4">
Type: Article</text:p>
      <!--METADATA-->
      <text:p text:style-name="P4">
<draw:frame draw:style-name="fr1" draw:name="Image131" text:anchor-type="as-char" svg:width="6.9236in" svg:height="3.956343in" draw:z-index="0">
<draw:image xlink:href="../Images/yкринформ/2023-06-27T19-38-00-03-00/630_360_1687883860-523.jpg" xlink:type="simple" xlink:show="embed" xlink:actuate="onLoad" draw:mime-type="image/jpeg"/>
</draw:frame>
 На другусходинку п'єдесталу пошани зійшли сьогодні українки Ксенія Байло і Соф’я Есману змаганнях зі стрибків у воду на ІІІ Європейських іграх у Польщі.</text:p>
      <text:p text:style-name="P4">
Як повідомляє <text:a xlink:type="simple" xlink:href="https://noc-ukr.org/news/23809/" text:style-name="Internet_20_link" text:visited-style-name="Visited_20_Internet_20_Link">
 пресслужба </text:a>
 Національногоолімпійського комітету України (НОК), юні українки вибороли «срібло» усинхронних стрибках на 10-метровій вищці з сумою 274.68, поступившись лишедосвідченому дуету сестер з Німеччини Елені та Крістіні Марії Вассен (297,20),передає Укрінформ.</text:p>
      <text:p text:style-name="P4">
Бронзовими призерками стали представниці Іспанії (261,48).</text:p>
      <text:p text:style-name="P4">
Як зазначається, для 18-річної Ксенії Байло це вже третя нагорода наІграх-2023 після «золота» в командній першості та міксті на вишці з КірілломБолюхом. А 15-річна дебютантка Соф'я Есман вперше зійшла на п’єдестал цихзмагань, які до того ж мають статус чемпіонату Європи.</text:p>
      <text:p text:style-name="P4">
<text:span text:style-name="T4">
Читайте також:</text:span>
 <text:a xlink:type="simple" xlink:href="https://www.ukrinform.ua/rubric-sports/3728319-na-evropejskih-igrah2023-cest-ukraini-zahisaut-85-armijskih-sportsmeniv.html" text:style-name="Internet_20_link" text:visited-style-name="Visited_20_Internet_20_Link">
 На Європейських іграх-2023 честь України захищають 85армійських спортсменів </text:a>
</text:p>
      <text:p text:style-name="P4">
Загалом у скарбничці української збірної на ІІІ Європейських іграх чотиринагороди від стрибунів у воду, чия програма змагань завершується завтра.</text:p>
      <text:p text:style-name="P4">
Фото: Ukrainian Diving Federation.</text:p>
      <text:p text:style-name="P4">
Source: <text:a xlink:type="simple" xlink:href="https://www.ukrinform.ua/rubric-sports/3728480-ukrainskij-duet-vigrav-sriblo-evropejskih-igor-u-stribkah-u-vodu.html" text:style-name="Internet_20_link" text:visited-style-name="Visited_20_Internet_20_Link">
https://www.ukrinform.ua/rubric-sports/3728480-ukrainskij-duet-vigrav-sriblo-evropejskih-igor-u-stribkah-u-vodu.html</text:a>
</text:p>
      <!--NEWS-->
      <text:h text:style-name="P10" text:outline-level="1">
<text:span text:style-name="T4">
На трьох «гарячих» напрямках фронту - понад 10 бойових зіткнень за добу</text:span>
</text:h>
      <text:p text:style-name="P4">
Authors: Ukrinform (Person)</text:p>
      <text:p text:style-name="P4">
Publisher: Укринформ (Organization)</text:p>
      <text:p text:style-name="P4">
Published Time: 2023-06-27T19:39:06+03:00</text:p>
      <text:p text:style-name="P4">
Modified Time: 2023-06-27T19:39:06+03:00</text:p>
      <text:p text:style-name="P4">
Description: На Лиманському, Бахмутському та Мар’їнському напрямках протягом доби відбулось понад 10 бойових зіткнень. — Укрінформ.</text:p>
      <text:p text:style-name="P4">
Images: ['<text:a xlink:type="simple" xlink:href="https://static.ukrinform.com/photos/2022_05/thumb_files/630_360_1653879932-671.jpg" text:style-name="Internet_20_link" text:visited-style-name="Visited_20_Internet_20_Link">
630_360_16538...</text:a>
']</text:p>
      <text:p text:style-name="P4">
Tags: ['Генштаб', 'Обстріл', 'Війна з Росією']</text:p>
      <text:p text:style-name="P4">
Type: Article</text:p>
      <!--METADATA-->
      <text:p text:style-name="P4">
<draw:frame draw:style-name="fr1" draw:name="Image132" text:anchor-type="as-char" svg:width="6.9236in" svg:height="3.956343in" draw:z-index="0">
<draw:image xlink:href="../Images/yкринформ/2023-06-27T19-39-06-03-00/630_360_1653879932-671.jpg" xlink:type="simple" xlink:show="embed" xlink:actuate="onLoad" draw:mime-type="image/jpeg"/>
</draw:frame>
 НаЛиманському, Бахмутському та Мар’їнському напрямках протягом доби відбулосьпонад 10 бойових зіткнень.</text:p>
      <text:p text:style-name="P4">
Як передає Укрінформ, про це Генеральний штаб Збройних сил України повідомив у<text:a xlink:type="simple" xlink:href="https://www.facebook.com/GeneralStaff.ua/posts/pfbid0WAJ2gFCtEgS6nDXK3nehwwad81HuQZv4MVcUbMpxycMm3csyZHXxQbG1qbYxoysCl" text:style-name="Internet_20_link" text:visited-style-name="Visited_20_Internet_20_Link">
 Фейсбуці</text:a>
.</text:p>
      <text:p text:style-name="P4">
“Противник зосереджує основні зусилля на Лиманському, Бахмутському таМар’їнському напрямках - протягом доби відбулось понад 10 бойових зіткнень”, -ідеться в повідомленні.</text:p>
      <text:p text:style-name="P4">
В Генштабі зазначили, що протягом доби російські загарбники завдали ударукрилатою ракетою Х-22 по дачному кооперативу у Кременчуцькому районіПолтавської області. Крім того, ворог завдав 20 авіаційних ударів та здійснивпонад 20 обстрілів з реактивних систем залпового вогню по позиціях українськихвійськ та населених пунктах.</text:p>
      <text:p text:style-name="P4">
<text:span text:style-name="T4">
Читайте також:</text:span>
 <text:a xlink:type="simple" xlink:href="https://www.ukrinform.ua/rubric-ato/3728383-na-zaporizzi-vorog-zavdav-udaru-po-orihovu-e-poraneni-i-zagibli.html" text:style-name="Internet_20_link" text:visited-style-name="Visited_20_Internet_20_Link">
 На Запоріжжі ворог завдав удару по Оріхову, є загиблі йпоранені </text:a>
</text:p>
      <text:p text:style-name="P4">
Є загиблі та поранені серед цивільного населення та руйнування і пошкодженняцивільної інфраструктури, багатоповерхівок та десятків приватних житловихбудинків.</text:p>
      <text:p text:style-name="P4">
Ймовірність завдання ракетних та авіаційних ударів по всій території Українизалишається високою.</text:p>
      <text:p text:style-name="P4">
За даними Генштабу, на Волинському та Поліському напрямках оперативнаобстановка без суттєвих змін. Ознак формування наступальних угруповань невиявлено.</text:p>
      <text:p text:style-name="P4">
На Сіверському та Слобожанському напрямках російські війська зберігаютьвійськову присутність. Росіяни здійснили мінометні та артилерійські обстрілипонад 20 населених пунктів, зокрема, Заріччя, Тимоновичів Чернігівськоїобласті; Середино Буди, Порохонь, Фотовижу, Великої Писарівки Сумськоїобласті. Окрім того, росіяни обстріляли Уди, Козачу Лопань та Красне Перше наХарківщині.</text:p>
      <text:p text:style-name="P4">
На Куп’янському напрямку артилерійських і мінометних <text:a xlink:type="simple" xlink:href="https://www.ukrinform.ua/tag-obstril" text:style-name="Internet_20_link" text:visited-style-name="Visited_20_Internet_20_Link">
 обстрілів</text:a>
 зазнали понад 20 населених пунктів.Серед них - Масютівка, Кислівка, Котлярівка, Берестове Харківської області.</text:p>
      <text:p text:style-name="P4">
<text:span text:style-name="T4">
Читайте також:</text:span>
 <text:a xlink:type="simple" xlink:href="https://www.ukrinform.ua/rubric-ato/3728322-rosiani-namagautsa-zavaditi-prosuvannu-sil-oboroni-na-melitopolskomu-ta-berdanskomu-napramkah.html" text:style-name="Internet_20_link" text:visited-style-name="Visited_20_Internet_20_Link">
 Росіяни намагаються завадити просуванню Сил оборони напівдні України </text:a>
</text:p>
      <text:p text:style-name="P4">
На Лиманському напрямку артилерійських обстрілів зазнали понад 15 населенихпунктів, зокрема, Невське, Діброва, Білогорівка Луганської області; Торське,Серебрянка, Спірне Донецької області.</text:p>
      <text:p text:style-name="P4">
На Бахмутському напрямку росіяни здійснили безуспішні спроби відновитивтрачене положення в напрямку південно-східніше Іванівського.</text:p>
      <text:p text:style-name="P4">
Від ворожих артилерійських обстрілів постраждали райони понад 15 населенихпунктів. Серед яких - Васюківка, Маркове, Хромове, Часів Яр, Іванівське,Озарянівка та Південне Донецької області.</text:p>
      <text:p text:style-name="P4">
На Авдіївському напрямку ворог завдав авіаційних ударів в районі Авдіївки.Здійснив артилерійські обстріли понад 20 населених пунктів. Російські військаобстріляли Керамік, Новокалинове, Авдіївку, Яснобродівку, Первомайське,Невельське Донецької області.</text:p>
      <text:p text:style-name="P4">
На Мар’їнському напрямку ворог проводив наступальні дії в районі Мар’їнки,успіху не мав. Також російські завдали авіаційних ударів біля Мар’їнки таКрасногорівки. Окрім того, здійснили артилерійські обстріли в районах понад 10населених пунктів. Під вогонь потрапили Іллінка та Побєда Донецької області.</text:p>
      <text:p text:style-name="P4">
На Шахтарському напрямку росіяни здійснили безуспішні наступальні дії внапрямку села Рівнопіль. Завдали авіаційних ударів в районі СторожевогоДонецької області. Також здійснили обстріли понад 15 населених пунктів. Середних - Катеринівка, Єлизаветівка, Богоявленка, Благодатне, Вугледар,Пречистівка, Золота Нива Донецької області.</text:p>
      <text:p text:style-name="P4">
<text:span text:style-name="T4">
Читайте також:</text:span>
 <text:a xlink:type="simple" xlink:href="https://www.ukrinform.ua/rubric-ato/3728283-na-bahmutskomu-napramku-likviduvali-se-sotnu-zagarbnikiv-9-vagnerivciv-uzali-v-polon-cerevatij.html" text:style-name="Internet_20_link" text:visited-style-name="Visited_20_Internet_20_Link">
 На Бахмутському напрямку ліквідували ще сотнюзагарбників, дев'ятьох узяли в полон - Череватий</text:a>
</text:p>
      <text:p text:style-name="P4">
На Запорізькому та Херсонському напрямках російські війська зосереджуютьосновні зусилля на недопущенні просування Сил оборони України. Ворог завдававіаційних ударів в районах Оріхова та Новоданилівки Запорізької області.Здійснив артилерійські обстріли понад 40 населених пунктів. ПостраждалиНоводарівка, Ольгівське, Полтавка, Малинівка, Чарівне, Мала Токмачка,Преображенка, Оріхів, Павлівка Запорізької області; Золота Балка, Дудчани,Качкарівка, Веселе, Антонівка, Херсон, Білозерка, Дніпровське, КізомисХерсонської області та Очаків Миколаївської області.</text:p>
      <text:p text:style-name="P4">
Продовжуючи збройну агресію, російські війська щоденно зазнають втрат. Добудівлі дитячого садочку, переобладнаного під польовий шпиталь загарбників, щознаходиться в Новомихайлівці Херсонської області, було доставлено близько 50поранених росіян.</text:p>
      <text:p text:style-name="P4">
Російські військові продовжують переобладнувати цивільні заклади освіти натимчасово захоплених територіях України під медичні установи. Так,загальноосвітню школу населеного пункту Розівка Запорізької області росіяниперетворили на ще один військовий шпиталь. Відзначається постійний підвізпоранених загарбників.</text:p>
      <text:p text:style-name="P4">
В Генштабі повідомили, що Авіація сил оборони за добу завдала 12 ударів порайонах зосередження особового складу та чотири по зенітно-ракетних комплексахросійських військ.</text:p>
      <text:p text:style-name="P4">
<text:span text:style-name="T4">
Читайте також:</text:span>
 <text:a xlink:type="simple" xlink:href="https://www.ukrinform.ua/rubric-ato/3728322-rosiani-namagautsa-zavaditi-prosuvannu-sil-oboroni-na-melitopolskomu-ta-berdanskomu-napramkah.html" text:style-name="Internet_20_link" text:visited-style-name="Visited_20_Internet_20_Link">
 Росіяни намагаються завадити просуванню Сил оборони напівдні України </text:a>
</text:p>
      <text:p text:style-name="P4">
Підрозділи ракетних військ і артилерії протягом доби уразили один пунктуправління, два зенітних ракетних комплекси “Бук" та чотири районизосередження живої сили, озброєння та військової техніки противника.</text:p>
      <text:p text:style-name="P4">
Як повідомляв Укрінформ, <text:a xlink:type="simple" xlink:href="https://www.ukrinform.ua/rubric-ato/3728117-ukrainski-voini-za-dobu-znisili-majze-590-rosijskih-zagarbnikiv.html" text:style-name="Internet_20_link" text:visited-style-name="Visited_20_Internet_20_Link">
 українські сили оборони</text:a>
 з 24 лютого 2022 року по 27 червня 2023року ліквідували близько 226 тисяч 170 російських загарбників, і ще 590 осіб -за минулу добу.</text:p>
      <text:p text:style-name="P4">
Source: <text:a xlink:type="simple" xlink:href="https://www.ukrinform.ua/rubric-ato/3728481-na-troh-garacih-napramkah-frontu-ponad-10-bojovih-zitknen-za-dobu.html" text:style-name="Internet_20_link" text:visited-style-name="Visited_20_Internet_20_Link">
https://www.ukrinform.ua/rubric-ato/3728481-na-troh-garacih-napramkah-frontu-ponad-10-bojovih-zitknen-za-dobu.html</text:a>
</text:p>
      <!--NEWS-->
      <text:h text:style-name="P10" text:outline-level="1">
<text:span text:style-name="T4">
На Херсонщині до енергопостачання підключили ще п’ять деокупованих сіл</text:span>
</text:h>
      <text:p text:style-name="P4">
Authors: Ukrinform (Person)</text:p>
      <text:p text:style-name="P4">
Publisher: Укринформ (Organization)</text:p>
      <text:p text:style-name="P4">
Published Time: 2023-06-27T19:47:00+03:00</text:p>
      <text:p text:style-name="P4">
Modified Time: 2023-06-27T19:47:00+03:00</text:p>
      <text:p text:style-name="P4">
Description: У Херсонській області сьогодні, 27 червня, до енергопостачання підключили п’ять деокупованих населених пунктів регіону.</text:p>
      <text:p text:style-name="P4">
— Укрінформ.</text:p>
      <text:p text:style-name="P4">
Images: ['<text:a xlink:type="simple" xlink:href="https://static.ukrinform.com/photos/2018_09/thumb_files/630_360_1536566329-8824.jpg" text:style-name="Internet_20_link" text:visited-style-name="Visited_20_Internet_20_Link">
630_360_15365...</text:a>
']</text:p>
      <text:p text:style-name="P4">
Tags: ['Деокупація', 'Електроенергія', 'Херсонщина']</text:p>
      <text:p text:style-name="P4">
Type: Article</text:p>
      <!--METADATA-->
      <text:p text:style-name="P4">
<draw:frame draw:style-name="fr1" draw:name="Image133" text:anchor-type="as-char" svg:width="6.9236in" svg:height="3.956343in" draw:z-index="0">
<draw:image xlink:href="../Images/yкринформ/2023-06-27T19-47-00-03-00/630_360_1536566329-8824.jpg" xlink:type="simple" xlink:show="embed" xlink:actuate="onLoad" draw:mime-type="image/jpeg"/>
</draw:frame>
 УХерсонській області сьогодні, 27 червня, до енергопостачання підключили п’ятьдеокупованих населених пунктів регіону.</text:p>
      <text:p text:style-name="P4">
Про це у відеозверненні в <text:a xlink:type="simple" xlink:href="https://t.me/olexandrprokudin/796" text:style-name="Internet_20_link" text:visited-style-name="Visited_20_Internet_20_Link">
 Телеграмі </text:a>
повідомив керівник Херсонської обласної військової адміністрації ОлександрПрокудін, передає Укрінформ.</text:p>
      <text:p text:style-name="P4">
«Завдяки щоденній невтомній праці наших енергетиків впродовж двох місяцівсьогодні до мережі під’єднали п’ять населених пунктів на деокупованій <text:a xlink:type="simple" xlink:href="https://www.ukrinform.ua/tag-hersonsina" text:style-name="Internet_20_link" text:visited-style-name="Visited_20_Internet_20_Link">
Херсонщині </text:a>
 . Від сьогодні зісвітлом – Новорайсе, Степове, Червоний Яр, Суханове, Заможне», - сказавочільник області.</text:p>
      <text:p text:style-name="P4">
Він зазначив, що завтра напругу можуть подати до населених пунктів Урожайне таКостирка, аварійно-відновлювальні роботи тривають.</text:p>
      <text:p text:style-name="P4">
Прокудін подякував усім причетним фахівцям, які допомогли відновитиелектропостачання на Херсонщині.</text:p>
      <text:p text:style-name="P4">
<text:span text:style-name="T4">
Читайте також:</text:span>
 <text:a xlink:type="simple" xlink:href="https://www.ukrinform.ua/rubric-economy/3728266-v-ukraini-nemae-deficitu-elektroenergii-minenergo.html" text:style-name="Internet_20_link" text:visited-style-name="Visited_20_Internet_20_Link">
 В Україні немає дефіциту <text:span text:style-name="T4">
електроенергії</text:span>
 - Міненерго</text:a>
</text:p>
      <text:p text:style-name="P4">
Як повідомлялося, Херсонська область перебуває під постійними обстріламиросійських військ. Минулої доби загарбники здійснили 55 обстрілів (випустили264 снаряди) по області, з них по Херсону — 4 обстріли (14 снарядів).</text:p>
      <text:p text:style-name="P4">
Source: <text:a xlink:type="simple" xlink:href="https://www.ukrinform.ua/rubric-vidbudova/3728482-na-hersonsini-do-energopostacanna-pidklucili-se-pat-deokupovanih-sil.html" text:style-name="Internet_20_link" text:visited-style-name="Visited_20_Internet_20_Link">
https://www.ukrinform.ua/rubric-vidbudova/3728482-na-hersonsini-do-energopostacanna-pidklucili-se-pat-deokupovanih-sil.html</text:a>
</text:p>
      <!--NEWS-->
      <text:h text:style-name="P10" text:outline-level="1">
<text:span text:style-name="T4">
У Білорусь українських дітей вивозили ще до початку повномасштабної війни - експертка</text:span>
</text:h>
      <text:p text:style-name="P4">
Authors: Ukrinform (Person)</text:p>
      <text:p text:style-name="P4">
Publisher: Укринформ (Organization)</text:p>
      <text:p text:style-name="P4">
Published Time: 2023-06-27T19:50:59+03:00</text:p>
      <text:p text:style-name="P4">
Modified Time: 2023-06-27T19:50:59+03:00</text:p>
      <text:p text:style-name="P4">
Description: На територію Білорусі українських дітей почали вивозити ще до початку повномасштабної війни із РФ. — Укрінформ.</text:p>
      <text:p text:style-name="P4">
Images: ['<text:a xlink:type="simple" xlink:href="https://static.ukrinform.com/photos/2023_06/thumb_files/630_360_1687883285-119.jpg" text:style-name="Internet_20_link" text:visited-style-name="Visited_20_Internet_20_Link">
630_360_16878...</text:a>
', '<text:a xlink:type="simple" xlink:href="https://static.ukrinform.com/photos/2023_06/1687883286-425.jpg" text:style-name="Internet_20_link" text:visited-style-name="Visited_20_Internet_20_Link">
1687883286-42...</text:a>
']</text:p>
      <text:p text:style-name="P4">
Tags: ['Білорусь', 'Депортація', 'Діти', 'Омбудсмен', 'Права людини']</text:p>
      <text:p text:style-name="P4">
Type: Article</text:p>
      <!--METADATA-->
      <text:p text:style-name="P4">
<draw:frame draw:style-name="fr1" draw:name="Image134" text:anchor-type="as-char" svg:width="6.9236in" svg:height="3.956343in" draw:z-index="0">
<draw:image xlink:href="../Images/yкринформ/2023-06-27T19-50-59-03-00/630_360_1687883285-119.jpg" xlink:type="simple" xlink:show="embed" xlink:actuate="onLoad" draw:mime-type="image/jpeg"/>
</draw:frame>
 Натериторію Білорусі українських дітей почали вивозити ще до початкуповномасштабної війни із РФ.</text:p>
      <text:p text:style-name="P4">
Про це під час презентації спецдоповіді Уповноваженого Верховної Ради Україниіз прав людини “Нерозквітлі. Порушення прав українських дітей на тимчасовоокупованих територіях України та у Росії: депортація, мілітаризація,індоктринація” заявила юристка Регіонального центру прав людини КатеринаРашевська, передає кореспондент Укрінформу.</text:p>
      <text:p text:style-name="P4">
<draw:frame draw:style-name="fr1" draw:name="Image135" text:anchor-type="as-char" svg:width="6.9236in" svg:height="4.615733in" draw:z-index="0">
<draw:image xlink:href="../Images/yкринформ/2023-06-27T19-50-59-03-00/1687883286-425.jpg" xlink:type="simple" xlink:show="embed" xlink:actuate="onLoad" draw:mime-type="image/jpeg"/>
</draw:frame>
</text:p>
      <text:p text:style-name="P4">
“На територію Білорусі українські <text:a xlink:type="simple" xlink:href="https://www.ukrinform.ua/tag-diti" text:style-name="Internet_20_link" text:visited-style-name="Visited_20_Internet_20_Link">
 діти </text:a>
послідовно (почали — ред.) вивозитися ще до початку повномасштабноговторгнення. Спочатку це були діти з так званих “ДНР” і “ЛНР”. Наразі мифіксуємо (там — ред.) дітей і з Запорізької області, з окупованої її частини,та з Херсонської області. Було (верифіковано — ред.) щонайменше 4 заклади, девідбувається їхня (російська — ред.) “медико-психолого-педагогічнареабілітація”, - заявила Рашевська.</text:p>
      <text:p text:style-name="P4">
Окремо юристка поінформувала, що для (встановлення — ред.) злочину геноцидуневажливо, на який час у російські родини були передані українські діти.</text:p>
      <text:p text:style-name="P4">
<text:span text:style-name="T4">
Читайте також:</text:span>
 <text:a xlink:type="simple" xlink:href="https://www.ukrinform.ua/rubric-society/3728428-ukrainskih-ditej-utrimuut-u-57-regionah-rosii-lubinec.html" text:style-name="Internet_20_link" text:visited-style-name="Visited_20_Internet_20_Link">
 Українських дітей утримують у 57 регіонах Росії —Лубінець </text:a>
</text:p>
      <text:p text:style-name="P4">
“Для цього злочину також неважливо, у якій формі це відбулося. І будь-якінамагання очільників РФ виправдати (це тим — ред.), що це буцімто невсиновлення, а опіка або тимчасова опіка... Незалежно від того, як це назвати,це все одно можна трактувати як злочин геноциду, спираючись на умисел і наконклюдентні дії (дії, що висловлені не у формі усної чи письмової пропозиції,а безпосередньо через поведінку, з якої можна зробити висновок про такий намір— ред.)”, - сказала Рашевська.</text:p>
      <text:p text:style-name="P4">
 Правовааналітикиня Центру прав людини ZMINA Онисія Синюк зазначила, що усі дії, якіспрямовані на поміщення українських дітей у сім'ї громадян РФ, є спланованимиі скоординованими і росіяни над цим активно працювали.</text:p>
      <text:p text:style-name="P4">
“Ми маємо як держава розробити новий алгоритм повернення (українських дітей —ред.), і ми це робимо. Є (певні — ред.) канали комунікації. І я неодноразово зтією стороною піднімав питання щодо, у тому числі, статусних дітей. Відповідьзавжди була однакова — що російська сторона не готова навіть на даний часрозглядати питання повернення статусних дітей”, - поінформував уповноваженийВР із прав людини Дмитро Лубінець.</text:p>
      <text:p text:style-name="P4">
<text:span text:style-name="T4">
Читайте також:</text:span>
 <text:a xlink:type="simple" xlink:href="https://www.ukrinform.ua/rubric-society/3716771-rosia-deportuvala-ponad-45-tisaci-sirit-i-ditej-bez-batkivskogo-pikluvanna-veresuk.html" text:style-name="Internet_20_link" text:visited-style-name="Visited_20_Internet_20_Link">
 Росія депортувала понад 4,5 тисячі сиріт і дітей безбатьківського піклування - Верещук </text:a>
</text:p>
      <text:p text:style-name="P4">
Омбудсмен вважає, що росіян можна змусити повертати наших дітей лише черезтиск, у першу чергу - міжнародний тиск.</text:p>
      <text:p text:style-name="P4">
“Зверніть увагу — збільшення повернення дітей відбулося після інформації, щобули видані 2 ордери на арешт (президента РФ Володимира Путіна і російськоїдитячої омбудсманки Марії Львової-Бєлової — ред.). Тож ордери на арешт МКСможливо трактувати як додатковий тиск на російську сторону”, - зазначивУповноважений із прав людини.</text:p>
      <text:p text:style-name="P4">
Як повідомлялося, 24 травня в Офісі генпрокурора заявили, що Україна розслідуєймовірну роль Білорусі в примусовому переміщенні українських дітей ізтимчасово захоплених РФ територій.</text:p>
      <text:p text:style-name="P4">
Source: <text:a xlink:type="simple" xlink:href="https://www.ukrinform.ua/rubric-society/3728483-u-bilorus-ukrainskih-ditej-vivozili-se-do-pocatku-povnomasstabnoi-vijni-ekspertka.html" text:style-name="Internet_20_link" text:visited-style-name="Visited_20_Internet_20_Link">
https://www.ukrinform.ua/rubric-society/3728483-u-bilorus-ukrainskih-ditej-vivozili-se-do-pocatku-povnomasstabnoi-vijni-ekspertka.html</text:a>
</text:p>
      <!--NEWS-->
      <text:h text:style-name="P10" text:outline-level="1">
<text:span text:style-name="T4">
Чехія з початку року передала Україні 76 БМП та 24 танки</text:span>
</text:h>
      <text:p text:style-name="P4">
Authors: Ukrinform (Person)</text:p>
      <text:p text:style-name="P4">
Publisher: Укринформ (Organization)</text:p>
      <text:p text:style-name="P4">
Published Time: 2023-06-27T19:51:00+03:00</text:p>
      <text:p text:style-name="P4">
Modified Time: 2023-06-27T19:51:00+03:00</text:p>
      <text:p text:style-name="P4">
Description: Чехія протягом січня-травня передала Україні 24 танки, 76 бойових машин піхоти та 645 протитанкових керованих ракет. — Укрінформ.</text:p>
      <text:p text:style-name="P4">
Images: ['<text:a xlink:type="simple" xlink:href="https://static.ukrinform.com/photos/2021_11/thumb_files/630_360_1638096594-186.jpg" text:style-name="Internet_20_link" text:visited-style-name="Visited_20_Internet_20_Link">
630_360_16380...</text:a>
']</text:p>
      <text:p text:style-name="P4">
Tags: ['Чехія', 'Зброя', 'Війна з Росією']</text:p>
      <text:p text:style-name="P4">
Type: Article</text:p>
      <!--METADATA-->
      <text:p text:style-name="P4">
<draw:frame draw:style-name="fr1" draw:name="Image138" text:anchor-type="as-char" svg:width="6.9236in" svg:height="3.956343in" draw:z-index="0">
<draw:image xlink:href="../Images/yкринформ/2023-06-27T19-51-00-03-00/630_360_1638096594-186.jpg" xlink:type="simple" xlink:show="embed" xlink:actuate="onLoad" draw:mime-type="image/jpeg"/>
</draw:frame>
 Чехіяпротягом січня-травня передала Україні 24 танки, 76 бойових машин піхоти та645 протитанкових керованих ракет.</text:p>
      <text:p text:style-name="P4">
Про це повідомив прем'єр-міністр Чехії Петр Фіала, передає Укрінформ ізпосиланням на « <text:a xlink:type="simple" xlink:href="https://ruski.radio.cz/s-yanvarya-po-may-chehiya-peredala-ukraine-24-tanka-76-boevyh-mashin-pehoty-i-8787143" text:style-name="Internet_20_link" text:visited-style-name="Visited_20_Internet_20_Link">
 Радіо Прага» </text:a>
 .</text:p>
      <text:p text:style-name="P4">
«Із січня до травня Чеська Республіка передала Україні 24 танки, 76 бойовихмашин піхоти та 645 протитанкових керованих ракет (ПТКР)», - йдеться уповідомленні.</text:p>
      <text:p text:style-name="P4">
Зазначається, що протягом перших п'яти місяців року Чехія також надала Україні16 спеціальних транспортних засобів для системи протиповітряної оборони, 57тис. артилерійських снарядів і 144 зенітні установки. Крім того, поставкивключали й інше військове обладнання, спорядження, запчастини, паливо іматеріали для радіаційного, хімічного та біологічного захисту.</text:p>
      <text:p text:style-name="P4">
<text:span text:style-name="T4">
Читайте також:</text:span>
 <text:a xlink:type="simple" xlink:href="https://www.ukrinform.ua/rubric-ato/3728262-senatori-ssa-zaklikali-nadati-ukraini-batareu-zaliznogo-kupola.html" text:style-name="Internet_20_link" text:visited-style-name="Visited_20_Internet_20_Link">
 Сенатори США закликали надати Україні батарею «Залізногокупола» </text:a>
</text:p>
      <text:p text:style-name="P4">
За словами прем'єр-міністра, уряд Чехії також скоординував постачання дляЗбройних сил України сотень одиниць важкої військової техніки за ліцензіямиабо у співпраці з іноземними партнерами.</text:p>
      <text:p text:style-name="P4">
Своєю чергою міністр оборони Чехії Яна Чернохова повідомила, що у бойовомуармійському резерві країни ще є обладнання, яке може бути надане Україні, і вГенштабі регулярно оцінюють ці можливості.</text:p>
      <text:p text:style-name="P4">
<text:span text:style-name="T4">
Читайте також:</text:span>
 <text:a xlink:type="simple" xlink:href="https://www.ukrinform.ua/rubric-society/3726302-cehia-planue-cogoric-nadati-ukraini-gumanitarnoi-dopomogi-na-2025-miljoniv.html" text:style-name="Internet_20_link" text:visited-style-name="Visited_20_Internet_20_Link">
 <text:span text:style-name="T4">
Чехія</text:span>
 планує цьогоріч надати Україні гуманітарноїдопомоги на €20-25 мільйонів </text:a>
</text:p>
      <text:p text:style-name="P4">
Як повідомляв Укрінформ, Прага цього року планує надати Києву гуманітарноїдопомоги на 20-25 мільйонів євро.</text:p>
      <text:p text:style-name="P4">
Фото: Deník/Zbyněk</text:p>
      <text:p text:style-name="P4">
Source: <text:a xlink:type="simple" xlink:href="https://www.ukrinform.ua/rubric-ato/3728366-cehia-z-pocatku-roku-peredala-ukraini-76-bmp-ta-24-tanki.html" text:style-name="Internet_20_link" text:visited-style-name="Visited_20_Internet_20_Link">
https://www.ukrinform.ua/rubric-ato/3728366-cehia-z-pocatku-roku-peredala-ukraini-76-bmp-ta-24-tanki.html</text:a>
</text:p>
      <!--NEWS-->
      <text:h text:style-name="P10" text:outline-level="1">
<text:span text:style-name="T4">
Зеленський про фронт: Сьогодні у нас теж є рух уперед</text:span>
</text:h>
      <text:p text:style-name="P4">
Authors: Ukrinform (Person)</text:p>
      <text:p text:style-name="P4">
Publisher: Укринформ (Organization)</text:p>
      <text:p text:style-name="P4">
Published Time: 2023-06-27T19:57:00+03:00</text:p>
      <text:p text:style-name="P4">
Modified Time: 2023-06-27T23:57:00+03:00</text:p>
      <text:p text:style-name="P4">
Description: Українські військовослужбовці у вівторок мали також рух уперед на всіх напрямках, де йдуть наступальні дії. — Укрінформ.</text:p>
      <text:p text:style-name="P4">
Images: ['<text:a xlink:type="simple" xlink:href="https://static.ukrinform.com/photos/2023_06/thumb_files/630_360_1686973159-410.jpg" text:style-name="Internet_20_link" text:visited-style-name="Visited_20_Internet_20_Link">
630_360_16869...</text:a>
']</text:p>
      <text:p text:style-name="P4">
Tags: ['Зеленський', 'Війна з Росією', 'Контрнаступ']</text:p>
      <text:p text:style-name="P4">
Type: Article</text:p>
      <!--METADATA-->
      <text:p text:style-name="P4">
<draw:frame draw:style-name="fr1" draw:name="Image139" text:anchor-type="as-char" svg:width="6.9236in" svg:height="3.956343in" draw:z-index="0">
<draw:image xlink:href="../Images/yкринформ/2023-06-27T19-57-00-03-00/630_360_1686973159-410.jpg" xlink:type="simple" xlink:show="embed" xlink:actuate="onLoad" draw:mime-type="image/jpeg"/>
</draw:frame>
 Українськівійськовослужбовці у вівторок мали також рух уперед на всіх напрямках, дейдуть наступальні дії.</text:p>
      <text:p text:style-name="P4">
Є важливі результати й у відбитті російських штурмів, повідомив ПрезидентВолодимир Зеленський у вечірньому <text:a xlink:type="simple" xlink:href="https://www.ukrinform.ua/rubric-ato/3728550-kozen-proav-teroru-dovodit-so-rf-zaslugovue-lise-na-porazku-j-tribunal-zelenskij.html" text:style-name="Internet_20_link" text:visited-style-name="Visited_20_Internet_20_Link">
 відеозверненні</text:a>
 , передає Укрінформ.</text:p>
      <text:p text:style-name="P4">
«Сьогодні в нас теж є рух вперед! На всіх напрямках, де ми ведемо наступальнідії. Дякую, воїни! Сьогодні в нас є важливі результати у відбитті російськихштурмів. Я вам дуже вдячний!», - сказав Глава держави.</text:p>
      <text:p text:style-name="P4">
<text:span text:style-name="T4">
Читайте також:</text:span>
 <text:span text:style-name="T4">
<text:a xlink:type="simple" xlink:href="https://www.ukrinform.ua/rubric-polytics/3728559-zelenskij-proviv-naradu-sodo-samitu-nato.html" text:style-name="Internet_20_link" text:visited-style-name="Visited_20_Internet_20_Link">
 Зеленський провів нараду щодо саміту НАТО</text:a>
 </text:span>
</text:p>
      <text:p text:style-name="P4">
Президент відзначив «славетну» 3-тю окрему штурмову бригаду, «міцну» 28-муокрему механізовану бригаду, «героїчну» 54-ту окрему механізовану бригаду та«круту» 57-му окрему мотопіхотну бригаду.</text:p>
      <text:p text:style-name="P4">
«Я дякую всім вам, воїни! Молодці! Дякую вам за кожного знищеного окупанта ікожне врятоване українське життя!», - підкреслив Зеленський.</text:p>
      <text:p text:style-name="P4">
<text:span text:style-name="T4">
Читайте також:</text:span>
 <text:span text:style-name="T4">
<text:a xlink:type="simple" xlink:href="https://www.ukrinform.ua/rubric-ato/3728550-kozen-proav-teroru-dovodit-so-rf-zaslugovue-lise-na-porazku-j-tribunal-zelenskij.html" text:style-name="Internet_20_link" text:visited-style-name="Visited_20_Internet_20_Link">
 Кожен прояв терору доводить, що РФ заслуговує лише напоразку й трибунал - Зеленський </text:a>
 </text:span>
</text:p>
      <text:p text:style-name="P4">
Як повідомлялося, за даними Генштабу ЗСУ, на Лиманському, Бахмутському таМар’їнському напрямках упродовж доби відбулось понад 10 бойових зіткнень.</text:p>
      <text:p text:style-name="P4">
Source: <text:a xlink:type="simple" xlink:href="https://www.ukrinform.ua/rubric-ato/3728564-zelenskij-pro-front-sogodni-u-nas-tez-e-ruh-upered.html" text:style-name="Internet_20_link" text:visited-style-name="Visited_20_Internet_20_Link">
https://www.ukrinform.ua/rubric-ato/3728564-zelenskij-pro-front-sogodni-u-nas-tez-e-ruh-upered.html</text:a>
</text:p>
      <!--NEWS-->
      <text:h text:style-name="P10" text:outline-level="1">
<text:span text:style-name="T4">
Кількість поранених внаслідок обстрілу Краматорська збільшилась до 42 - Нацполіція</text:span>
</text:h>
      <text:p text:style-name="P4">
Authors: Ukrinform (Person)</text:p>
      <text:p text:style-name="P4">
Publisher: Укринформ (Organization)</text:p>
      <text:p text:style-name="P4">
Published Time: 2023-06-27T1:18:00+03:00</text:p>
      <text:p text:style-name="P4">
Modified Time: 2023-06-27T22:18:00+03:00</text:p>
      <text:p text:style-name="P4">
Description: У Краматорську внаслідок російського обстрілу загинули троє людей, у тому числі дитина, ще 42 отримали поранення. — Укрінформ.</text:p>
      <text:p text:style-name="P4">
Images: ['<text:a xlink:type="simple" xlink:href="https://static.ukrinform.com/photos/2023_06/thumb_files/630_360_1687892404-142.jpg" text:style-name="Internet_20_link" text:visited-style-name="Visited_20_Internet_20_Link">
630_360_16878...</text:a>
']</text:p>
      <text:p text:style-name="P4">
Tags: ['Краматорськ', 'Поліція', 'Війна з Росією', 'Ракетний удар']</text:p>
      <text:p text:style-name="P4">
Type: Article</text:p>
      <!--METADATA-->
      <text:p text:style-name="P4">
<draw:frame draw:style-name="fr1" draw:name="Image140" text:anchor-type="as-char" svg:width="6.9236in" svg:height="3.956343in" draw:z-index="0">
<draw:image xlink:href="../Images/yкринформ/2023-06-27T1-18-00-03-00/630_360_1687892404-142.jpg" xlink:type="simple" xlink:show="embed" xlink:actuate="onLoad" draw:mime-type="image/jpeg"/>
</draw:frame>
 УКраматорську внаслідок російського обстрілу загинули троє людей, у тому числідитина, ще 42 отримали поранення.</text:p>
      <text:p text:style-name="P4">
Про це передає Укрінформ із посиланням на <text:a xlink:type="simple" xlink:href="https://t.me/UA_National_Police/12607" text:style-name="Internet_20_link" text:visited-style-name="Visited_20_Internet_20_Link">
 Нацполіцію</text:a>
.</text:p>
      <text:p text:style-name="P4">
"Станом на 22:00 у Краматорську внаслідок російського обстрілу загинуло троєлюдей, у тому числі дитина, ще 42 отримали поранення", - йдеться уповідомленні.</text:p>
      <text:p text:style-name="P4">
У відомстві також наголосили, що розбір завалів досі триває.</text:p>
      <text:p text:style-name="P4">
Як повідомляв Укрінформ, 27 червня ввечері росіяни завдали два <text:a xlink:type="simple" xlink:href="https://www.ukrinform.ua/tag-raketnij-udar" text:style-name="Internet_20_link" text:visited-style-name="Visited_20_Internet_20_Link">
 ракетні удари</text:a>
 по Краматорську.</text:p>
      <text:p text:style-name="P4">
<text:span text:style-name="T4">
Читайте також:</text:span>
 <text:span text:style-name="T4">
<text:a xlink:type="simple" xlink:href="https://www.ukrinform.ua/rubric-ato/3728532-u-kramatorsku-kilkist-zertv-raketnogo-udaru-zrosla-do-troh-25-poranenih.html" text:style-name="Internet_20_link" text:visited-style-name="Visited_20_Internet_20_Link">
 У Краматорську кількість жертв ракетного удару зросладо трьох, 25 поранених </text:a>
 </text:span>
</text:p>
      <text:p text:style-name="P4">
Перше влучання було у заклад харчування _<text:span text:style-name="T4">
<text:a xlink:type="simple" xlink:href="https://www.ukrinform.ua/rubric-ato/3728508-u-kramatorsku-rosijska-raketa-zrujnuvala-zaklad-u-centri-mista.html" text:style-name="Internet_20_link" text:visited-style-name="Visited_20_Internet_20_Link">
 в центрі міста, друге - у с.Біленьке. </text:a>
 </text:span>
 _</text:p>
      <text:p text:style-name="P4">
Source: <text:a xlink:type="simple" xlink:href="https://www.ukrinform.ua/rubric-ato/3728539-kilkist-poranenih-vnaslidok-obstrilu-kramatorska-zbilsilas-do-42-nacpolicia.html" text:style-name="Internet_20_link" text:visited-style-name="Visited_20_Internet_20_Link">
https://www.ukrinform.ua/rubric-ato/3728539-kilkist-poranenih-vnaslidok-obstrilu-kramatorska-zbilsilas-do-42-nacpolicia.html</text:a>
</text:p>
      <!--NEWS-->
      <text:h text:style-name="P10" text:outline-level="1">
<text:span text:style-name="T4">
Пригожин не є самостійною фігурою, за ним стоять люди в погонах – Данілов</text:span>
</text:h>
      <text:p text:style-name="P4">
Authors: Ukrinform (Person)</text:p>
      <text:p text:style-name="P4">
Publisher: Укринформ (Organization)</text:p>
      <text:p text:style-name="P4">
Published Time: 2023-06-27T20:00:00+03:00</text:p>
      <text:p text:style-name="P4">
Modified Time: 2023-06-27T20:00:00+03:00</text:p>
      <text:p text:style-name="P4">
Description: Ватажок ПВК «Вагнер» Євген Пригожин не є самостійною фігурою, за ним стоять люди в погонах, які прагнуть змінити керівництво Російської Федерації. — Укрінформ.</text:p>
      <text:p text:style-name="P4">
Images: ['<text:a xlink:type="simple" xlink:href="https://static.ukrinform.com/photos/2023_04/thumb_files/630_360_1680783781-501.jpg" text:style-name="Internet_20_link" text:visited-style-name="Visited_20_Internet_20_Link">
630_360_16807...</text:a>
']</text:p>
      <text:p text:style-name="P4">
Tags: ['Путін', 'Пригожин', 'Данілов', 'Війна з Росією']</text:p>
      <text:p text:style-name="P4">
Type: Article</text:p>
      <!--METADATA-->
      <text:p text:style-name="P4">
<draw:frame draw:style-name="fr1" draw:name="Image141" text:anchor-type="as-char" svg:width="6.9236in" svg:height="3.956343in" draw:z-index="0">
<draw:image xlink:href="../Images/yкринформ/2023-06-27T20-00-00-03-00/630_360_1680783781-501.jpg" xlink:type="simple" xlink:show="embed" xlink:actuate="onLoad" draw:mime-type="image/jpeg"/>
</draw:frame>
 ВатажокПВК «Вагнер» Євген Пригожин не є самостійною фігурою, за ним стоять люди впогонах, які прагнуть змінити керівництво Російської Федерації.</text:p>
      <text:p text:style-name="P4">
Як передає Укрінформ, про це в ефірі загальнонаціонального телемарафону «Єдиніновини» заявив секретар РНБО України Олексій Данілов, коментуючи похідПригожина на Москву.</text:p>
      <text:p text:style-name="P4">
«Я не можу погодитись, що це була вистава, це були справжні бойові дії, боситуація, коли весь світ побачив, що Путін не є керівником країни, всі, якщурі, бігли з Москви, повтікали терміново, як тільки почались незрозуміліподії, на які вони не могли впливати, і для <text:a xlink:type="simple" xlink:href="https://www.ukrinform.ua/tag-rosia" text:style-name="Internet_20_link" text:visited-style-name="Visited_20_Internet_20_Link">
 Росії</text:a>
 це буде мати величезні наслідки. По-перше, я хочу сказати, що сам Пригожин не є самостійною фігурою, за ним стоятьлюди в погонах, і це на сьогоднішній день цілком зрозуміло, це не його власнебуло бажання кудись йти, він чітко під контролем. Але якщо раніше він був підконтролем Путіна, то на сьогоднішній день цей контроль у Путіна вже втрачений,він знаходиться в спільній, умовно кажучи, групі з іншими особами, мета якихна сьогоднішній день – це питання заміни керівництва Російської Федерації», -зазначив Данілов.</text:p>
      <text:p text:style-name="P4">
За словами Данілова, деякі представники російської політичної еліти розуміють,що спроможності у Росії перемогти у війні з Україною немає, і вони будутьготувати певне підґрунтя, щоб відходити від цієї ситуації.</text:p>
      <text:p text:style-name="P4">
Відповідаючи на питання чи можливий «другий сезон» заколоту на Росії, секретарРНБО зазначив: «Там буде не один сезон, не так швидко, як би нам хотілося, алепроцес розпочався і вчора було продовження. Вчорашній виступ кремлівськогощура (Володимира Путіна – ред.) із заявою, яка мала окреслити «майбутнєРосії», вона була така дивна - він подякував людям, які вбили російськихофіцерів. Це виходить за межі будь-якого розуміння».</text:p>
      <text:p text:style-name="P4">
Данілов додав, що наслідки походу Пригожина обов’язково будуть.</text:p>
      <text:p text:style-name="P4">
«Наслідки будуть. Весь світ побачив, що Росії як такої керованої країни неіснує, це дуже небезпечна територія і ми будемо надалі спостерігати. Я не можусказати, чи будуть виходити і знімати маски зараз, перейматися питаннямусунення Путіна, але те, що люди, які безпосередню участь у цьому брали,знаходяться в Кремлі - це зрозуміло», - заявив Данілов додавши, що це зухваласпецоперація з дискредитації Путіна.</text:p>
      <text:p text:style-name="P4">
На думку секретаря РНБО, є певні причини того, що вагнерівці не дійшли 200 кмдо Москви.</text:p>
      <text:p text:style-name="P4">
«Справа в тому, що Росія має ядерну зброю, це дуже такий аргумент, який вонапостійно використовує, як засіб шантажу. Ми не знаємо поки що, які перемовинипроходили і хто давав вказівку, але я точно можу вам сказати, що це не рішенняПригожина зупинити цей похід на Москву. Це рішення зовсім інших людей», -вважає Данілов, додавши, що згодом це стане відомо.</text:p>
      <text:p text:style-name="P4">
<text:span text:style-name="T4">
Читайте також:</text:span>
 <text:a xlink:type="simple" xlink:href="https://www.ukrinform.ua/rubric-world/3728184-ssa-trimali-u-taemnici-rozviddani-pro-plani-zakolotu-prigozina-vid-bilsosti-souznikiv-cnn.html" text:style-name="Internet_20_link" text:visited-style-name="Visited_20_Internet_20_Link">
 США тримали у таємниці розвіддані про плани <text:span text:style-name="T4">
Пригожин</text:span>
а від більшості союзників - CNN </text:a>
</text:p>
      <text:p text:style-name="P4">
Він також повідомив, що наразі охорона Путіна суттєво посилена і навіть вприсутності членів російського Радбезу в кімнаті перебуває охорона, чогораніше не було ніколи.</text:p>
      <text:p text:style-name="P4">
Як повідомляв <text:a xlink:type="simple" xlink:href="https://www.ukrinform.ua/rubric-other_news/3727120-zakolot-prigozina-vse-so-vidomo-na-cej-moment.html" text:style-name="Internet_20_link" text:visited-style-name="Visited_20_Internet_20_Link">
 Укрінформ </text:a>
 ,ватажок ПВК "Вагнер" Євген Пригожин 23 червня оголосив демарш протиросійського військового керівництва, зокрема проти міністра оборони РФ СергіяШойгу.</text:p>
      <text:p text:style-name="P4">
Олександр Лукашенко провів переговори з Пригожиним, після чого той заявив, щобійці угруповання повертаються до польових таборів. У вівторок Лукашенкопідтвердив прибуття Пригожина у Білорусь.</text:p>
      <text:p text:style-name="P4">
Президент Польщі Анджей Дуда вважає, що переміщення ПВК “Вагнер” і її ватажкаЄвгена Пригожина до Білорусі є “ <text:a xlink:type="simple" xlink:href="https://www.ukrinform.ua/rubric-world/3728453-duda-vvazae-peremisenna-pvk-vagner-do-bilorusi-duze-negativnim-signalom.html" text:style-name="Internet_20_link" text:visited-style-name="Visited_20_Internet_20_Link">
 дуже негативним сигналом</text:a>
 ”.</text:p>
      <text:p text:style-name="P4">
Source: <text:a xlink:type="simple" xlink:href="https://www.ukrinform.ua/rubric-polytics/3728485-prigozin-ne-e-samostijnou-figurou-za-nim-stoat-ludi-v-pogonah-danilov.html" text:style-name="Internet_20_link" text:visited-style-name="Visited_20_Internet_20_Link">
https://www.ukrinform.ua/rubric-polytics/3728485-prigozin-ne-e-samostijnou-figurou-za-nim-stoat-ludi-v-pogonah-danilov.html</text:a>
</text:p>
      <!--NEWS-->
      <text:h text:style-name="P10" text:outline-level="1">
<text:span text:style-name="T4">
В Україні хвилина мовчання</text:span>
</text:h>
      <text:p text:style-name="P4">
Author: ['АРМІЯINFORM']</text:p>
      <text:p text:style-name="P4">
Time: 2023-06-27T20:00:00-04:00</text:p>
      <text:p text:style-name="P4">
Description: Згідно з указом Президента України Володимира Зеленського № 143/2022, хвилина мовч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142" text:anchor-type="as-char" svg:width="6.9236in" svg:height="3.895992in" draw:z-index="0">
<draw:image xlink:href="../Images/AРМІЯINFORM/2023-06-27T20-00-00-04-00/candle.gif" xlink:type="simple" xlink:show="embed" xlink:actuate="onLoad" draw:mime-type="image/gif"/>
</draw:frame>
</text:p>
      <text:p text:style-name="P4">
Згідно <text:a xlink:type="simple" xlink:href="https://www.president.gov.ua/documents/1432022-41729" text:style-name="Internet_20_link" text:visited-style-name="Visited_20_Internet_20_Link">
з указом ПрезидентаУкраїни</text:a>
 ВолодимираЗеленського № 143/2022, хвилина мовчання проводиться щодня о 9:00, їїоголошують у всіх засобах масової інформації.</text:p>
      <text:p text:style-name="P4">
«З метою вшанування світлої пам’яті, громадянської відваги і самовідданості,сили духу, стійкості та героїчного подвигу воїнів, полеглих під час виконаннябойових завдань із захисту державного суверенітету та територіальноїцілісності України, мирних громадян, які загинули унаслідок збройної агресіїросійської федерації проти України, постановляю: започаткувати проведеннящоденно о 9 годині 00 хвилин загальнонаціональної хвилини мовчання заспіввітчизниками, загиблими внаслідок збройної агресії російської федераціїпроти України, яку оголошувати у всіх засобах масової інформації незалежно відформи власності», — йдеться в документі.</text:p>
      <text:p text:style-name="P4">
Source: <text:a xlink:type="simple" xlink:href="https://armyinform.com.ua/2023/06/27/v-ukrayini-hvylyna-movchannya/" text:style-name="Internet_20_link" text:visited-style-name="Visited_20_Internet_20_Link">
https://armyinform.com.ua/2023/06/27/v-ukrayini-hvylyna-movchannya/</text:a>
</text:p>
      <!--NEWS-->
      <text:h text:style-name="P10" text:outline-level="1">
<text:span text:style-name="T4">
Ворог знову обстріляв Нікополь, є руйнування</text:span>
</text:h>
      <text:p text:style-name="P4">
Authors: Ukrinform (Person)</text:p>
      <text:p text:style-name="P4">
Publisher: Укринформ (Organization)</text:p>
      <text:p text:style-name="P4">
Published Time: 2023-06-27T20:01:00+03:00</text:p>
      <text:p text:style-name="P4">
Modified Time: 2023-06-27T20:01:00+03:00</text:p>
      <text:p text:style-name="P4">
Description: Російські війська знову обстріляли Нікополь. — Укрінформ.</text:p>
      <text:p text:style-name="P4">
Images: ['<text:a xlink:type="simple" xlink:href="https://static.ukrinform.com/photos/2023_06/thumb_files/630_360_1687885268-151.jpg" text:style-name="Internet_20_link" text:visited-style-name="Visited_20_Internet_20_Link">
630_360_16878...</text:a>
']</text:p>
      <text:p text:style-name="P4">
Tags: ['Дніпропетровщина', 'Нікополь', 'Обстріл', 'Війна з Росією']</text:p>
      <text:p text:style-name="P4">
Type: Article</text:p>
      <!--METADATA-->
      <text:p text:style-name="P4">
<draw:frame draw:style-name="fr1" draw:name="Image143" text:anchor-type="as-char" svg:width="6.9236in" svg:height="3.956343in" draw:z-index="0">
<draw:image xlink:href="../Images/yкринформ/2023-06-27T20-01-00-03-00/630_360_1687885268-151.jpg" xlink:type="simple" xlink:show="embed" xlink:actuate="onLoad" draw:mime-type="image/jpeg"/>
</draw:frame>
 Російськівійська знову обстріляли Нікополь.</text:p>
      <text:p text:style-name="P4">
Про це у <text:a xlink:type="simple" xlink:href="https://t.me/mykola_lukashuk/5277" text:style-name="Internet_20_link" text:visited-style-name="Visited_20_Internet_20_Link">
 Телеграмі </text:a>
 повідомляє головаДніпропетровської обласної ради Микола Лукашук, передає Укрінформ.</text:p>
      <text:p text:style-name="P4">
"Внаслідок артилерійського <text:a xlink:type="simple" xlink:href="https://www.ukrinform.ua/tag-obstril" text:style-name="Internet_20_link" text:visited-style-name="Visited_20_Internet_20_Link">
 обстрілу </text:a>
виникла пожежа у приватному будинку. Пожежники працюють на місці. Пошкодженізагалом 7 житлових будинків, 6 господарчих споруд", - йдеться у дописі.</text:p>
      <text:p text:style-name="P4">
Рятувальники ще з’ясовують наслідки влучання.</text:p>
      <text:p text:style-name="P4">
<text:span text:style-name="T4">
Читайте також:</text:span>
 <text:a xlink:type="simple" xlink:href="https://www.ukrinform.ua/rubric-ato/3728420-rosiani-obstrilali-herson-poraneni-dvoe-ludej.html" text:style-name="Internet_20_link" text:visited-style-name="Visited_20_Internet_20_Link">
 Росіяни <text:span text:style-name="T4">
обстріл</text:span>
 яли Херсон, поранені двоє людей</text:a>
</text:p>
      <text:p text:style-name="P4">
На даний момент інформації про постраждалих немає.</text:p>
      <text:p text:style-name="P4">
В інших громадах області було спокійно.</text:p>
      <text:p text:style-name="P4">
<text:span text:style-name="T5">
Фото: Микола Лукашук, Телеграм</text:span>
</text:p>
      <text:p text:style-name="P4">
Source: <text:a xlink:type="simple" xlink:href="https://www.ukrinform.ua/rubric-ato/3728486-vorog-znovu-obstrilav-nikopol-e-rujnuvanna.html" text:style-name="Internet_20_link" text:visited-style-name="Visited_20_Internet_20_Link">
https://www.ukrinform.ua/rubric-ato/3728486-vorog-znovu-obstrilav-nikopol-e-rujnuvanna.html</text:a>
</text:p>
      <!--NEWS-->
      <text:h text:style-name="P10" text:outline-level="1">
<text:span text:style-name="T4">
Експорт агропродукції з морських портів України за тиждень скоротився на 18%</text:span>
</text:h>
      <text:p text:style-name="P4">
Authors: Ukrinform (Person)</text:p>
      <text:p text:style-name="P4">
Publisher: Укринформ (Organization)</text:p>
      <text:p text:style-name="P4">
Published Time: 2023-06-27T20:10:00+03:00</text:p>
      <text:p text:style-name="P4">
Modified Time: 2023-06-27T20:10:00+03:00</text:p>
      <text:p text:style-name="P4">
Description: Упродовж 47 тижня роботи «зернового коридору», з 19 по 25 червня 2023 року, через морські порти Одеської області експортовано 358,3 тис. т агропромислової продукції, що на 18% менше, ніж за попередній тиждень. — Укрінформ.</text:p>
      <text:p text:style-name="P4">
Images: ['<text:a xlink:type="simple" xlink:href="https://static.ukrinform.com/photos/2022_11/thumb_files/630_360_1669632623-529.jpg" text:style-name="Internet_20_link" text:visited-style-name="Visited_20_Internet_20_Link">
630_360_16696...</text:a>
']</text:p>
      <text:p text:style-name="P4">
Tags: ['Економіка', 'Експорт', 'Порт', 'Зерно']</text:p>
      <text:p text:style-name="P4">
Type: Article</text:p>
      <!--METADATA-->
      <text:p text:style-name="P4">
<draw:frame draw:style-name="fr1" draw:name="Image144" text:anchor-type="as-char" svg:width="6.9236in" svg:height="3.954724in" draw:z-index="0">
<draw:image xlink:href="../Images/yкринформ/2023-06-27T20-10-00-03-00/630_360_1669632623-529.jpg" xlink:type="simple" xlink:show="embed" xlink:actuate="onLoad" draw:mime-type="image/jpeg"/>
</draw:frame>
 Упродовж47 тижня роботи «зернового коридору», з 19 по 25 червня 2023 року, черезморські порти Одеської області експортовано 358,3 тис. т агропромисловоїпродукції, що на 18% менше, ніж за попередній тиждень.</text:p>
      <text:p text:style-name="P4">
Як передає Укрінформ, про це повідомляє <text:a xlink:type="simple" xlink:href="https://www.ucab.ua/ua/pres_sluzhba/novosti/sposterigaetsya_chergove_znizhennya_pokaznikiv_roboti_zernovogo_koridoru" text:style-name="Internet_20_link" text:visited-style-name="Visited_20_Internet_20_Link">
 пресслужба Українського клубуаграрного бізнесу</text:a>
.</text:p>
      <text:p text:style-name="P4">
Зазначається, що з 19 по 25 червня в українських морпортах було завантажено 6суден, що на 3 одиниці менше, ніж за попередній тиждень.</text:p>
      <text:p text:style-name="P4">
За даними асоціації, наступного тижня очікуються такі ж низькі показникивідвантажень, тому що за минулий тиждень інспекцію на вхід пройшло лише 6 <text:a xlink:type="simple" xlink:href="https://www.ukrinform.ua/tag-korabel" text:style-name="Internet_20_link" text:visited-style-name="Visited_20_Internet_20_Link">
суден </text:a>
 .</text:p>
      <text:p text:style-name="P4">
Найбільше протягом 47 тижня роботи "зернового коридору" було експортовано:кукурудзи (частка у загальній структурі експорту - 68%) та пшениці (32%).Українська продукція була відправлена в країни: Європи (Іспанія таНідерланди), Азії (Китай та Індонезія) та Африки (Єгипет).</text:p>
      <text:p text:style-name="P4">
Всього з початку роботи «зернового коридору» з 1 серпня 2022 року по 25 червня2023 року Україна експортувала 32,4 млн т продукції АПК.</text:p>
      <text:p text:style-name="P4">
<text:span text:style-name="T4">
Читайте також:</text:span>
 <text:a xlink:type="simple" xlink:href="https://www.ukrinform.ua/rubric-economy/3725880-agrarii-prosat-urad-vziti-zahodiv-dla-zabezpecenna-eksportu-ukrainskoi-produkcii.html" text:style-name="Internet_20_link" text:visited-style-name="Visited_20_Internet_20_Link">
 Аграрії просять уряд вжити заходів для забезпеченняекспорту української продукції </text:a>
</text:p>
      <text:p text:style-name="P4">
Як повідомляв Укрінформ, Україна, Організація Об’єднаних Націй і Туреччина 18березня 2023 року домовились про продовження «Ініціативи з безпечноготранспортування агропродукції через Чорне море». Дія угоди була продовжена на120 днів, проте росіяни заявляли, що угода діятиме до 18 травня 2023 року.</text:p>
      <text:p text:style-name="P4">
Віцепрем’єр-міністр з відновлення – міністр розвитку громад, територій таінфраструктури Олександр Кубраков 17 травня повідомив, що угода діятиме до 18липня 2023 року.</text:p>
      <text:p text:style-name="P4">
<text:span text:style-name="T5">
Фото: ОПЗ</text:span>
</text:p>
      <text:p text:style-name="P4">
Source: <text:a xlink:type="simple" xlink:href="https://www.ukrinform.ua/rubric-economy/3728489-eksport-agroprodukcii-z-morskih-portiv-ukraini-za-tizden-skorotivsa-na-18.html" text:style-name="Internet_20_link" text:visited-style-name="Visited_20_Internet_20_Link">
https://www.ukrinform.ua/rubric-economy/3728489-eksport-agroprodukcii-z-morskih-portiv-ukraini-za-tizden-skorotivsa-na-18.html</text:a>
</text:p>
      <!--NEWS-->
      <text:h text:style-name="P10" text:outline-level="1">
<text:span text:style-name="T4">
Данілов: Світ має проаналізувати, чому людина у Кремлі змушує всіх «танцювати під свою балалайку»</text:span>
</text:h>
      <text:p text:style-name="P4">
Authors: Ukrinform (Person)</text:p>
      <text:p text:style-name="P4">
Publisher: Укринформ (Organization)</text:p>
      <text:p text:style-name="P4">
Published Time: 2023-06-27T20:12:00+03:00</text:p>
      <text:p text:style-name="P4">
Modified Time: 2023-06-27T20:12:00+03:00</text:p>
      <text:p text:style-name="P4">
Description: Світ має проаналізувати, чому одна людина у Кремлі змушує всіх «танцювати під свою балалайку», і зробити висновки з цієї ситуації, інакше наступна війна Росії буде питанням дуже короткого часу. — Укрінформ.</text:p>
      <text:p text:style-name="P4">
Images: ['<text:a xlink:type="simple" xlink:href="https://static.ukrinform.com/photos/2023_04/thumb_files/630_360_1680783799-703.jpg" text:style-name="Internet_20_link" text:visited-style-name="Visited_20_Internet_20_Link">
630_360_16807...</text:a>
']</text:p>
      <text:p text:style-name="P4">
Tags: ['НАТО', 'Путін', 'РНБО', 'Росія', 'Данілов']</text:p>
      <text:p text:style-name="P4">
Type: Article</text:p>
      <!--METADATA-->
      <text:p text:style-name="P4">
<draw:frame draw:style-name="fr1" draw:name="Image145" text:anchor-type="as-char" svg:width="6.9236in" svg:height="3.956343in" draw:z-index="0">
<draw:image xlink:href="../Images/yкринформ/2023-06-27T20-12-00-03-00/630_360_1680783799-703.jpg" xlink:type="simple" xlink:show="embed" xlink:actuate="onLoad" draw:mime-type="image/jpeg"/>
</draw:frame>
 Світ маєпроаналізувати, чому одна людина у Кремлі змушує всіх «танцювати під своюбалалайку», і зробити висновки з цієї ситуації, інакше наступна війна Росіїбуде питанням дуже короткого часу.</text:p>
      <text:p text:style-name="P4">
Про це заявив секретар Ради безпеки і оборони України Олексій Данілов наміжнародній конференції «Україна та НАТО напередодні Вільнюського саміту: відпідтримки через перемогу до членства», повідомляє кореспондент Укрінформу.</text:p>
      <text:p text:style-name="P4">
«Ніхто не хоче задуматися, як так сталося, що один чолов'яга в Кремлі рулитьусім світом, змушує весь світ ... танцювати під свою балалайку, і весь світ зацим спокійно спостерігає, і ніхто не хоче зрозуміти: а чому це сталося? Зцього треба зробити висновки, бо якщо зараз ці висновки ми з вами не зробимо,питання наступної війни – це питання дуже короткого проміжку часу», - сказав <text:a xlink:type="simple" xlink:href="https://www.ukrinform.ua/tag-danilov" text:style-name="Internet_20_link" text:visited-style-name="Visited_20_Internet_20_Link">
Данілов </text:a>
 .</text:p>
      <text:p text:style-name="P4">
За його словами, Україна за майже 32 роки незалежності зробила багато помилокі дивилася крізь рожеві окуляри на чимало процесів, які відбуваються у світі.</text:p>
      <text:p text:style-name="P4">
<text:span text:style-name="T4">
Читайте також:</text:span>
 <text:a xlink:type="simple" xlink:href="https://www.ukrinform.ua/rubric-polytics/3728470-danilov-rosia-rozvalitsa-tomu-so-tak-pobudovanij-svit.html" text:style-name="Internet_20_link" text:visited-style-name="Visited_20_Internet_20_Link">
 <text:span text:style-name="T4">
Данілов</text:span>
 : Росія розвалиться тому, що так побудованийсвіт </text:a>
</text:p>
      <text:p text:style-name="P4">
«Світ, на жаль, цинічний, світ, на жаль, прагматичний.Чи буде НАТО за насвоювати? Ні. Чи буде взагалі Альянс за когось воювати? Ні. Тому що приклад2014 року показав, що коли Путін вбив членів країн НАТО (у збитому Росієюпасажирському літаку рейсу MH17 було 193 громадянина Нідерландів – ред.) ,навіть не зібралося засідання НАТО з цього приводу», - зауважив секретар РНБО.</text:p>
      <text:p text:style-name="P4">
Він констатував, що дуже часто багато хто перебуває «в стані переляку щодопевних осіб або країн».</text:p>
      <text:p text:style-name="P4">
«Ми (Україна – ред.) довели, що не треба нікого лякатися. Треба бути самимисобою, треба бути гідними і відстоювати свою правду. Немає двох правд. Правдатільки одна у світі. І зараз ми є на боці правди. Нам треба допомога для того,щоб ми якомога швидше здобули справедливість… Звичайно, нам би дуже хотілося,щоб (на саміті НАТО - ред.) у Вільнюсі був потужний прорив. Я більш ніжупевнений, що він має бути, якщо ми - про цінності, якщо ми - просправедливість, якщо ми - про людяність», - резюмував секретар РНБО.</text:p>
      <text:p text:style-name="P4">
<text:span text:style-name="T4">
Читайте також:</text:span>
 <text:a xlink:type="simple" xlink:href="https://www.ukrinform.ua/rubric-polytics/3727477-danilov-nazvav-zakolot-prigozina-persim-etapom-demontazu-putinskoi-sistemi.html" text:style-name="Internet_20_link" text:visited-style-name="Visited_20_Internet_20_Link">
 <text:span text:style-name="T4">
Данілов</text:span>
 назвав заколот Пригожина першим етапомдемонтажу путінської системи </text:a>
</text:p>
      <text:p text:style-name="P4">
Як повідомлялося, 11-12 липня у Вільнюсі <text:a xlink:type="simple" xlink:href="https://www.ukrinform.ua/rubric-polytics/3719764-nato-mae-nadati-ukraini-garantii-bezpeki-sob-istoria-z-vijnou-ne-povtorilasa-stoltenberg.html" text:style-name="Internet_20_link" text:visited-style-name="Visited_20_Internet_20_Link">
 відбудеться саміт НАТО</text:a>
 <text:a xlink:type="simple" xlink:href="https://www.ukrinform.ua/rubric-polytics/3719764-nato-mae-nadati-ukraini-garantii-bezpeki-sob-istoria-z-vijnou-ne-povtorilasa-stoltenberg.html" text:style-name="Internet_20_link" text:visited-style-name="Visited_20_Internet_20_Link">
 .</text:a>
</text:p>
      <text:p text:style-name="P4">
На всіх рівнях українська сторона наголосила, що запевнень про те, що "Українастане членом Альянсу", які лунали під час Бухарестського саміту НАТО у 2008році, недостатньо.</text:p>
      <text:p text:style-name="P4">
Натомість Україна ставить перед союзниками по НАТО питання щодо гарантійбезпеки та чіткої перспективи руху до повноправного членства в Альянсі.</text:p>
      <text:p text:style-name="P4">
Source: <text:a xlink:type="simple" xlink:href="https://www.ukrinform.ua/rubric-polytics/3728492-svit-mae-proanalizuvati-comu-ludina-u-kremli-zmusue-vsih-tancuvati-pid-svou-balalajku-danilov.html" text:style-name="Internet_20_link" text:visited-style-name="Visited_20_Internet_20_Link">
https://www.ukrinform.ua/rubric-polytics/3728492-svit-mae-proanalizuvati-comu-ludina-u-kremli-zmusue-vsih-tancuvati-pid-svou-balalajku-danilov.html</text:a>
</text:p>
      <!--NEWS-->
      <text:h text:style-name="P10" text:outline-level="1">
<text:span text:style-name="T4">
Єрмак вірить в отримання Україною літаків F-16 до кінця року і надання Штатами далекобійної зброї</text:span>
</text:h>
      <text:p text:style-name="P4">
Authors: Ukrinform (Person)</text:p>
      <text:p text:style-name="P4">
Publisher: Укринформ (Organization)</text:p>
      <text:p text:style-name="P4">
Published Time: 2023-06-27T20:17:00+03:00</text:p>
      <text:p text:style-name="P4">
Modified Time: 2023-06-27T20:17:00+03:00</text:p>
      <text:p text:style-name="P4">
Description: Керівник Офісу Президента Андрій Єрмак прогнозує, що літаки F-16 можуть бути надані Україні «авіаційною коаліцією» до кінця року. — Укрінформ.</text:p>
      <text:p text:style-name="P4">
Images: ['<text:a xlink:type="simple" xlink:href="https://static.ukrinform.com/photos/2022_08/thumb_files/630_360_1661181704-165.jpg" text:style-name="Internet_20_link" text:visited-style-name="Visited_20_Internet_20_Link">
630_360_16611...</text:a>
']</text:p>
      <text:p text:style-name="P4">
Tags: ['США', 'Зброя', 'Єрмак', 'Війна з Росією', 'F-16']</text:p>
      <text:p text:style-name="P4">
Type: Article</text:p>
      <!--METADATA-->
      <text:p text:style-name="P4">
<draw:frame draw:style-name="fr1" draw:name="Image146" text:anchor-type="as-char" svg:width="6.9236in" svg:height="3.956343in" draw:z-index="0">
<draw:image xlink:href="../Images/yкринформ/2023-06-27T20-17-00-03-00/630_360_1661181704-165.jpg" xlink:type="simple" xlink:show="embed" xlink:actuate="onLoad" draw:mime-type="image/jpeg"/>
</draw:frame>
 КерівникОфісу Президента Андрій Єрмак прогнозує, що літаки F-16 можуть бути наданіУкраїні «авіаційною коаліцією» до кінця року.</text:p>
      <text:p text:style-name="P4">
Про це він сказав журналістам у вівторок у Києві, передає кореспондентУкрінформу.</text:p>
      <text:p text:style-name="P4">
«Я вірю, що абсолютно реально отримати F-16 до кінця року», - заявив Єрмак.</text:p>
      <text:p text:style-name="P4">
За його словами, переговори щодо цього з іноземними партнерами йдутьінтенсивно і продуктивно. «Немає такого, що хтось чогось не робить, а ми незнаємо чому: все відкрито і прозоро, на повній довірі», - прокоментувавочільник ОП.</text:p>
      <text:p text:style-name="P4">
<text:span text:style-name="T4">
Читайте також:</text:span>
 <text:a xlink:type="simple" xlink:href="https://www.ukrinform.ua/rubric-ato/3727856-dania-pocala-navcanna-ukrainskih-pilotiv-na-f16.html" text:style-name="Internet_20_link" text:visited-style-name="Visited_20_Internet_20_Link">
 Данія почала навчання українських пілотів на F-16</text:a>
</text:p>
      <text:p text:style-name="P4">
Відповідаючи на питання, наскільки успішно йдуть переговори зі СполученимиШтатами Америки щодо надання Україні далекобійної зброї, він сказав:«Продовжуємо говорити з американськими партнерами. Вірю: рішення будеприйнято».</text:p>
      <text:p text:style-name="P4">
Водночас від прогнозів щодо того, коли це станеться, глава ОП утримався.</text:p>
      <text:p text:style-name="P4">
Як <text:a xlink:type="simple" xlink:href="https://www.ukrinform.ua/rubric-ato/3723489-reznikov-pro-perspektivu-otrimanna-ukrainou-f16-ptaskova-koalicia-vidbulasa.html" text:style-name="Internet_20_link" text:visited-style-name="Visited_20_Internet_20_Link">
 повідомлялося </text:a>
 , міністроборони України Олексій Резніков заявляв, що під час засідання Комісії <text:a xlink:type="simple" xlink:href="https://www.ukrinform.ua/tag-nato" text:style-name="Internet_20_link" text:visited-style-name="Visited_20_Internet_20_Link">
 НАТО</text:a>
 -Україна були досягнуті конкретнізобов’язання союзників по Альянсу щодо організації спеціалізованого тренуваннядля українських пілотів на літаках F-16, що відкриє шлях до майбутньоїпоставки цих літаків в Україну.</text:p>
      <text:p text:style-name="P4">
Source: <text:a xlink:type="simple" xlink:href="https://www.ukrinform.ua/rubric-ato/3728497-ermak-virit-v-otrimanna-ukrainou-litakiv-f16-do-kinca-roku-i-nadanna-statami-dalekobijnoi-zbroi.html" text:style-name="Internet_20_link" text:visited-style-name="Visited_20_Internet_20_Link">
https://www.ukrinform.ua/rubric-ato/3728497-ermak-virit-v-otrimanna-ukrainou-litakiv-f16-do-kinca-roku-i-nadanna-statami-dalekobijnoi-zbroi.html</text:a>
</text:p>
      <!--NEWS-->
      <text:h text:style-name="P10" text:outline-level="1">
<text:span text:style-name="T4">
Ястремська вийшла до півфіналу кваліфікації Вімблдонського турніру-2023</text:span>
</text:h>
      <text:p text:style-name="P4">
Authors: Ukrinform (Person)</text:p>
      <text:p text:style-name="P4">
Publisher: Укринформ (Organization)</text:p>
      <text:p text:style-name="P4">
Published Time: 2023-06-27T20:17:43+03:00</text:p>
      <text:p text:style-name="P4">
Modified Time: 2023-06-27T20:17:43+03:00</text:p>
      <text:p text:style-name="P4">
Description: Українка Даяна Ястремська виграла стартовий матч у відборі третього у сезоні турніру серії Grand Slam - Вімблдону у Лондоні (Велика Британія). — Укрінформ.</text:p>
      <text:p text:style-name="P4">
Images: ['<text:a xlink:type="simple" xlink:href="https://static.ukrinform.com/photos/2023_06/thumb_files/630_360_1687886075-431.jpg" text:style-name="Internet_20_link" text:visited-style-name="Visited_20_Internet_20_Link">
630_360_16878...</text:a>
']</text:p>
      <text:p text:style-name="P4">
Tags: ['Теніс', 'Даяна Ястремська']</text:p>
      <text:p text:style-name="P4">
Type: Article</text:p>
      <!--METADATA-->
      <text:p text:style-name="P4">
<draw:frame draw:style-name="fr1" draw:name="Image147" text:anchor-type="as-char" svg:width="6.9236in" svg:height="3.956343in" draw:z-index="0">
<draw:image xlink:href="../Images/yкринформ/2023-06-27T20-17-43-03-00/630_360_1687886075-431.jpg" xlink:type="simple" xlink:show="embed" xlink:actuate="onLoad" draw:mime-type="image/jpeg"/>
</draw:frame>
 УкраїнкаДаяна Ястремська виграла стартовий матч у відборі третього у сезоні турнірусерії Grand Slam - Вімблдону у Лондоні (Велика Британія).</text:p>
      <text:p text:style-name="P4">
За вихід до півфіналу кваліфікації Ястремська за 1,5 години перегралаавстралійку Кімберлі Біррелл - 6:4, 6:3 передає Укрінформ.</text:p>
      <text:p text:style-name="P4">
Путівку у фінал Wimbledon Ястремська розіграє з росіянкою Ерікою Андреєвою,яка здобула вольову перемогу над словенкою Далілою Якупович - 3:6, 6:4, 6:4.</text:p>
      <text:p text:style-name="P4">
<text:span text:style-name="T4">
Читайте також:</text:span>
 <text:a xlink:type="simple" xlink:href="https://www.ukrinform.ua/rubric-sports/3728164-sogodni-ukrainski-tenisistki-startuut-u-vidbori-vimbldona2023.html" text:style-name="Internet_20_link" text:visited-style-name="Visited_20_Internet_20_Link">
 Сьогодні українські <text:span text:style-name="T4">
теніс</text:span>
 истки стартують у відборіВімблдона-2023 </text:a>
</text:p>
      <text:p text:style-name="P4">
Вімблдонський турнір пройде з 3 по 16 липня.</text:p>
      <text:p text:style-name="P4">
Фото: Getty Images.</text:p>
      <text:p text:style-name="P4">
Source: <text:a xlink:type="simple" xlink:href="https://www.ukrinform.ua/rubric-sports/3728493-astremska-vijsla-do-pivfinalu-kvalifikacii-vimbldonskogo-turniru2023.html" text:style-name="Internet_20_link" text:visited-style-name="Visited_20_Internet_20_Link">
https://www.ukrinform.ua/rubric-sports/3728493-astremska-vijsla-do-pivfinalu-kvalifikacii-vimbldonskogo-turniru2023.html</text:a>
</text:p>
      <!--NEWS-->
      <text:h text:style-name="P10" text:outline-level="1">
<text:span text:style-name="T4">
В ООН оприлюднили доповідь генсека про дітей, у якій росармія занесена до «списку ганьби»</text:span>
</text:h>
      <text:p text:style-name="P4">
Authors: Ukrinform (Person)</text:p>
      <text:p text:style-name="P4">
Publisher: Укринформ (Organization)</text:p>
      <text:p text:style-name="P4">
Published Time: 2023-06-27T20:20:00+03:00</text:p>
      <text:p text:style-name="P4">
Modified Time: 2023-06-27T20:20:00+03:00</text:p>
      <text:p text:style-name="P4">
Description: ООН оприлюднила доповідь Генерального секретаря ООН Антоніу Гутерреша, де збройні сили РФ включено до глобального списку злісних порушників прав дітей за вбивства та акти насилля в Україні. — Укрінформ.</text:p>
      <text:p text:style-name="P4">
Images: ['<text:a xlink:type="simple" xlink:href="https://static.ukrinform.com/photos/2023_04/thumb_files/630_360_1682350611-574.jpg" text:style-name="Internet_20_link" text:visited-style-name="Visited_20_Internet_20_Link">
630_360_16823...</text:a>
']</text:p>
      <text:p text:style-name="P4">
Tags: ['Діти', 'Гутерреш', 'ООН', 'Війна з Росією']</text:p>
      <text:p text:style-name="P4">
Type: Article</text:p>
      <!--METADATA-->
      <text:p text:style-name="P4">
<draw:frame draw:style-name="fr1" draw:name="Image148" text:anchor-type="as-char" svg:width="6.9236in" svg:height="3.956343in" draw:z-index="0">
<draw:image xlink:href="../Images/yкринформ/2023-06-27T20-20-00-03-00/630_360_1682350611-574.jpg" xlink:type="simple" xlink:show="embed" xlink:actuate="onLoad" draw:mime-type="image/jpeg"/>
</draw:frame>
 ООНоприлюднила доповідь Генерального секретаря ООН Антоніу Гутерреша, де збройнісили РФ включено до глобального списку злісних порушників прав дітей завбивства та акти насилля в Україні.</text:p>
      <text:p text:style-name="P4">
Як передає Укрінформ, російська армія фігурує у відповідному додатку додоповіді « <text:a xlink:type="simple" xlink:href="https://childrenandarmedconflict.un.org/document/secretary-general-annual-report-on-children-and-armed-conflict-2/" text:style-name="Internet_20_link" text:visited-style-name="Visited_20_Internet_20_Link">
 Діти та збройні конфлікти</text:a>
 », однак, вказано, що Росія нібитовжила «впродовж звітного періоду заходів для поліпшення захисту дітей».</text:p>
      <text:p text:style-name="P4">
У документі зазначено, що російські збройні сили й пов'язані з ними збройнігрупи включено до додатку «у зв'язку з нападами на школи та лікарні йубивством <text:a xlink:type="simple" xlink:href="https://www.ukrinform.ua/tag-diti" text:style-name="Internet_20_link" text:visited-style-name="Visited_20_Internet_20_Link">
 дітей </text:a>
 , зокрема, внаслідокзастосування зброї вибухової дії з великим радіусом ураження, включаючиобстріли населених районів з використанням важкої артилерії, реактивних системзалпового вогню, ракет і повітряних ударів».</text:p>
      <text:p text:style-name="P4">
ООН підтвердила 2334 серйозні порушення щодо 1482 дітей, ідеться в доповіді.При цьому зазначається, що ця інформація не відображає повномасштабної картинипорушень через обмеженість доступу до тимчасово окупованих територій.</text:p>
      <text:p text:style-name="P4">
Підтверджено загибель 477 і поранення 1386 дітей. Також у доповіді згадуютьсявипадки зґвалтування дітей. Крім того, ООН підтвердила випадки викрадення 92дітей, зокрема з насильницьким розлученням із батьками та наданням російськогогромадянства.</text:p>
      <text:p text:style-name="P4">
«Я вражений представленим у моїй доповіді великим числом серйозних порушеньщодо дітей після вторгнення в Україну Російської Федерації... Я особливовражений великим числом нападів на школи й лікарні…, а також великою кількістювипадків вбивства й каліцтва дітей... Я також стурбований повідомленнями провикрадення дітей, їх вербування та використання, сексуальне насильство надними й використання шкіл і лікарень у воєнних цілях», – зауважив Гутерреш.</text:p>
      <text:p text:style-name="P4">
<text:span text:style-name="T4">
Читайте також:</text:span>
 <text:a xlink:type="simple" xlink:href="https://www.ukrinform.ua/rubric-society/3728483-u-bilorus-ukrainskih-ditej-vivozili-se-do-pocatku-povnomasstabnoi-vijni-ekspertka.html" text:style-name="Internet_20_link" text:visited-style-name="Visited_20_Internet_20_Link">
 У Білорусь українських <text:span text:style-name="T4">
дітей</text:span>
 вивозили ще до початкуповномасштабної війни - експертка </text:a>
</text:p>
      <text:p text:style-name="P4">
Він «наполегливо закликав» російські збройні сили терміново вжити заходів дляприпинення й запобігання цих серйозних порушень, а також домагатисяпритягнення винних до відповідальності.</text:p>
      <text:p text:style-name="P4">
Гутерреш водночас вказав на окремі випадки порушень щодо дітей з боку ЗСУ.</text:p>
      <text:p text:style-name="P4">
Як повідомляв <text:a xlink:type="simple" xlink:href="https://www.ukrinform.ua/rubric-ato/3726480-oon-vnesla-rosiu-do-spisku-ganbi-za-vbivstva-ditej-v-ukraini-op.html" text:style-name="Internet_20_link" text:visited-style-name="Visited_20_Internet_20_Link">
 Укрінформ </text:a>
 ,Генеральний секретар ООН схвалив рішення додати збройні сили РФ до глобальногосписку злісних порушників, що містяться в доповіді «Діти та збройні конфлікти»за вбивства й каліцтва дітей та атаки на школи й лікарні.</text:p>
      <text:p text:style-name="P4">
<text:span text:style-name="T5">
Фото: EPA</text:span>
</text:p>
      <text:p text:style-name="P4">
Source: <text:a xlink:type="simple" xlink:href="https://www.ukrinform.ua/rubric-society/3728494-v-oon-opriludnili-dopovid-genseka-pro-ditej-u-akij-rosarmia-zanesena-do-spisku-ganbi.html" text:style-name="Internet_20_link" text:visited-style-name="Visited_20_Internet_20_Link">
https://www.ukrinform.ua/rubric-society/3728494-v-oon-opriludnili-dopovid-genseka-pro-ditej-u-akij-rosarmia-zanesena-do-spisku-ganbi.html</text:a>
</text:p>
      <!--NEWS-->
      <text:h text:style-name="P10" text:outline-level="1">
<text:span text:style-name="T4">
Зеленський звільнив керівника Укроборонпрому</text:span>
</text:h>
      <text:p text:style-name="P4">
Authors: Ukrinform (Person)</text:p>
      <text:p text:style-name="P4">
Publisher: Укринформ (Organization)</text:p>
      <text:p text:style-name="P4">
Published Time: 2023-06-27T20:25:00+03:00</text:p>
      <text:p text:style-name="P4">
Modified Time: 2023-06-27T20:25:00+03:00</text:p>
      <text:p text:style-name="P4">
Description: Президент Володимир Зеленський звільнив Юрія Гусєва з посади генерального директора Укроборонпрому.</text:p>
      <text:p text:style-name="P4">
— Укрінформ.</text:p>
      <text:p text:style-name="P4">
Images: ['<text:a xlink:type="simple" xlink:href="https://static.ukrinform.com/photos/2022_09/thumb_files/630_360_1664388416-236.jpg" text:style-name="Internet_20_link" text:visited-style-name="Visited_20_Internet_20_Link">
630_360_16643...</text:a>
']</text:p>
      <text:p text:style-name="P4">
Tags: ['Укроборонпром', 'Звільнення', 'Зеленський']</text:p>
      <text:p text:style-name="P4">
Type: Article</text:p>
      <!--METADATA-->
      <text:p text:style-name="P4">
<draw:frame draw:style-name="fr1" draw:name="Image149" text:anchor-type="as-char" svg:width="6.9236in" svg:height="3.956343in" draw:z-index="0">
<draw:image xlink:href="../Images/yкринформ/2023-06-27T20-25-00-03-00/630_360_1664388416-236.jpg" xlink:type="simple" xlink:show="embed" xlink:actuate="onLoad" draw:mime-type="image/jpeg"/>
</draw:frame>
 ПрезидентВолодимир Зеленський звільнив Юрія Гусєва з посади генерального директораУкроборонпрому.</text:p>
      <text:p text:style-name="P4">
Відповідний указ №357/2023 опублікований на <text:a xlink:type="simple" xlink:href="https://www.president.gov.ua/documents/3572023-47157" text:style-name="Internet_20_link" text:visited-style-name="Visited_20_Internet_20_Link">
 сайті глави держави</text:a>
 , передає Укрінформ.</text:p>
      <text:p text:style-name="P4">
« <text:a xlink:type="simple" xlink:href="https://www.ukrinform.ua/tag-zvilnenna" text:style-name="Internet_20_link" text:visited-style-name="Visited_20_Internet_20_Link">
 Звільнити </text:a>
 Гусєва ЮріяВеніаміновича з посади генерального директора Державного концерну«Укроборонпром» згідно з поданою заявою», - зазначається в документі.</text:p>
      <text:p text:style-name="P4">
<text:span text:style-name="T4">
Читайте також:</text:span>
 <text:a xlink:type="simple" xlink:href="https://www.ukrinform.ua/rubric-ato/3727854-v-ukroboronpromi-proveli-perevirku-vstanovluut-pricini-nevikonanna-raketnoi-programi.html" text:style-name="Internet_20_link" text:visited-style-name="Visited_20_Internet_20_Link">
 В <text:span text:style-name="T4">
Укроборонпром</text:span>
 і провели перевірку – встановлюютьпричини невиконання ракетної програми </text:a>
</text:p>
      <text:p text:style-name="P4">
Гусєв очолював концерн із 3 грудня 2020 року.</text:p>
      <text:p text:style-name="P4">
Source: <text:a xlink:type="simple" xlink:href="https://www.ukrinform.ua/rubric-economy/3728496-zelenskij-zvilniv-kerivnika-ukroboronpromu.html" text:style-name="Internet_20_link" text:visited-style-name="Visited_20_Internet_20_Link">
https://www.ukrinform.ua/rubric-economy/3728496-zelenskij-zvilniv-kerivnika-ukroboronpromu.html</text:a>
</text:p>
      <!--NEWS-->
      <text:h text:style-name="P10" text:outline-level="1">
<text:span text:style-name="T4">
Сили оборони відстежують противника на Півночі та готові дати відсіч – Залужний</text:span>
</text:h>
      <text:p text:style-name="P4">
Authors: Ukrinform (Person)</text:p>
      <text:p text:style-name="P4">
Publisher: Укринформ (Organization)</text:p>
      <text:p text:style-name="P4">
Published Time: 2023-06-27T20:27:00+03:00</text:p>
      <text:p text:style-name="P4">
Modified Time: 2023-06-27T20:27:00+03:00</text:p>
      <text:p text:style-name="P4">
Description: Головнокомандувач ЗСУ Валерій Залужний та начальник Генштабу ЗСУ генерал-лейтенант Сергій Шаптала під час перебування на пунктах управління військ оперативного командування «Північ» розглянули питання покращення оборонних спроможностей Сил оборони. — Укрінформ.</text:p>
      <text:p text:style-name="P4">
Images: ['<text:a xlink:type="simple" xlink:href="https://static.ukrinform.com/photos/2023_03/thumb_files/630_360_1678133026-483.jpg" text:style-name="Internet_20_link" text:visited-style-name="Visited_20_Internet_20_Link">
630_360_16781...</text:a>
']</text:p>
      <text:p text:style-name="P4">
Tags: ['Обстріл', 'ЗСУ', 'Валерій Залужний', 'Війна з Росією']</text:p>
      <text:p text:style-name="P4">
Type: Article</text:p>
      <!--METADATA-->
      <text:p text:style-name="P4">
<draw:frame draw:style-name="fr1" draw:name="Image150" text:anchor-type="as-char" svg:width="6.9236in" svg:height="3.956343in" draw:z-index="0">
<draw:image xlink:href="../Images/yкринформ/2023-06-27T20-27-00-03-00/630_360_1678133026-483.jpg" xlink:type="simple" xlink:show="embed" xlink:actuate="onLoad" draw:mime-type="image/jpeg"/>
</draw:frame>
Головнокомандувач ЗСУ Валерій Залужний та начальник Генштабу ЗСУ генерал-лейтенант Сергій Шаптала під час перебування на пунктах управління військоперативного командування «Північ» розглянули питання покращення обороннихспроможностей Сил оборони.</text:p>
      <text:p text:style-name="P4">
Як передає Укрінформ, про це Залужний повідомив в <text:a xlink:type="simple" xlink:href="https://t.me/CinCAFU/520" text:style-name="Internet_20_link" text:visited-style-name="Visited_20_Internet_20_Link">
 Телеграмі</text:a>
 .</text:p>
      <text:p text:style-name="P4">
«Разом із начальником Генерального штабу Збройних Сил України генерал-лейтенантом Сергієм Шапталою провели роботу на пунктах управління військоперативного командування «Північ». У зоні відповідальності угруповання ворогпродовжує систематичні артилерійські <text:a xlink:type="simple" xlink:href="https://www.ukrinform.ua/tag-obstril" text:style-name="Internet_20_link" text:visited-style-name="Visited_20_Internet_20_Link">
 обстріли</text:a>
 прикордонних районів Чернігівської таСумської областей та застосовує диверсійно-розвідувальні групи. Наші військовіне втрачають пильності, ведуть розвідку та постійно працюють над покращеннямсвоїх оборонних спроможностей», - зазначив Залужний.</text:p>
      <text:p text:style-name="P4">
Він запевнив, що Сили оборони відстежують противника на Півночі та готові датигідну відсіч.</text:p>
      <text:p text:style-name="P4">
<text:span text:style-name="T4">
Читайте також:</text:span>
 <text:a xlink:type="simple" xlink:href="https://www.ukrinform.ua/rubric-ato/3727021-zaluznij-pohvaliv-robotu-himars-v-ukraini.html" text:style-name="Internet_20_link" text:visited-style-name="Visited_20_Internet_20_Link">
 <text:span text:style-name="T4">
Залужний</text:span>
 похвалив роботу HIMARS в Україні</text:a>
</text:p>
      <text:p text:style-name="P4">
Як повідомляв <text:a xlink:type="simple" xlink:href="https://www.ukrinform.ua/rubric-ato/3727309-nastup-jde-za-planom-zaluznij-obgovoriv-iz-milli-situaciu-na-fronti.html" text:style-name="Internet_20_link" text:visited-style-name="Visited_20_Internet_20_Link">
 Укрінформ </text:a>
 , 24 червня Головнокомандувач Збройних сил України ВалерійЗалужний під час телефонної розмови з головою Об’єднаного комітету начальниківштабів США генералом Марком Міллі заявив, що наступальна операція триваєзгідно з планом.</text:p>
      <text:p text:style-name="P4">
Source: <text:a xlink:type="simple" xlink:href="https://www.ukrinform.ua/rubric-ato/3728499-sili-oboroni-vidstezuut-protivnika-na-pivnoci-ta-gotovi-dati-vidsic-zaluznij.html" text:style-name="Internet_20_link" text:visited-style-name="Visited_20_Internet_20_Link">
https://www.ukrinform.ua/rubric-ato/3728499-sili-oboroni-vidstezuut-protivnika-na-pivnoci-ta-gotovi-dati-vidsic-zaluznij.html</text:a>
</text:p>
      <!--NEWS-->
      <text:h text:style-name="P10" text:outline-level="1">
<text:span text:style-name="T4">
США оголосили про виділення Україні нового пакету військової допомоги</text:span>
</text:h>
      <text:p text:style-name="P4">
Authors: Ukrinform (Person)</text:p>
      <text:p text:style-name="P4">
Publisher: Укринформ (Organization)</text:p>
      <text:p text:style-name="P4">
Published Time: 2023-06-27T20:28:00+03:00</text:p>
      <text:p text:style-name="P4">
Modified Time: 2023-06-27T20:28:00+03:00</text:p>
      <text:p text:style-name="P4">
Description: Сполучені Штати офіційно оголосили про виділення нового пакету військової допомоги Україні у сфері оборони, який міститиме озброєння для підтримки українського контрнаступу, посилення ППО та інших можливостей ЗСУ. — Укрінформ.</text:p>
      <text:p text:style-name="P4">
Images: ['<text:a xlink:type="simple" xlink:href="https://static.ukrinform.com/photos/2023_01/thumb_files/630_360_1673028257-831.jpg" text:style-name="Internet_20_link" text:visited-style-name="Visited_20_Internet_20_Link">
630_360_16730...</text:a>
']</text:p>
      <text:p text:style-name="P4">
Tags: ['США', 'Білий дім', 'Війна з Росією']</text:p>
      <text:p text:style-name="P4">
Type: Article</text:p>
      <!--METADATA-->
      <text:p text:style-name="P4">
<draw:frame draw:style-name="fr1" draw:name="Image151" text:anchor-type="as-char" svg:width="6.9236in" svg:height="3.956343in" draw:z-index="0">
<draw:image xlink:href="../Images/yкринформ/2023-06-27T20-28-00-03-00/630_360_1673028257-831.jpg" xlink:type="simple" xlink:show="embed" xlink:actuate="onLoad" draw:mime-type="image/jpeg"/>
</draw:frame>
 СполученіШтати офіційно оголосили про виділення нового пакету військової допомогиУкраїні у сфері оборони, який міститиме озброєння для підтримки українськогоконтрнаступу, посилення ППО та інших можливостей ЗСУ.</text:p>
      <text:p text:style-name="P4">
Про це заявила в вівторок під час брифінгу в Вашингтоні офіційна представницяБілого дому Олівія Делтон, передає власний кореспондент Укрінформу.</text:p>
      <text:p text:style-name="P4">
«Це вже 41-те виділення озброєння із запасів Міноборони шляхом застосуваннямеханізму за повноваженнями президента (presidential drawdown – ред.) дляУкраїни, які Конгрес схвалив минулого року за потужної підтримки обох партій»,- сказала представниця адміністрації Байдена.</text:p>
      <text:p text:style-name="P4">
Вона зауважила, що пакет містить «ключові можливості» для підтримкиконтрнаступальних операцій України, зміцнення її протиповітряної оборони, атакож додаткову броньовану техніку, протитанкові системи, боєприпаси та іншеобладнання.</text:p>
      <text:p text:style-name="P4">
<text:span text:style-name="T4">
Читайте також:</text:span>
 <text:a xlink:type="simple" xlink:href="https://www.ukrinform.ua/rubric-ato/3728262-senatori-ssa-zaklikali-nadati-ukraini-batareu-zaliznogo-kupola.html" text:style-name="Internet_20_link" text:visited-style-name="Visited_20_Internet_20_Link">
 Сенатори США закликали надати Україні батарею «Залізногокупола» </text:a>
</text:p>
      <text:p text:style-name="P4">
У <text:a xlink:type="simple" xlink:href="https://www.ukrinform.ua/tag-pentagon" text:style-name="Internet_20_link" text:visited-style-name="Visited_20_Internet_20_Link">
 Пентагоні </text:a>
 уточнили, що вартістьпакета сягає $500 мільйонів. Новий транш передбачає надання ракет для системPatriot, зенітних комплексів Stinger, ракет для HIMARS, саперного обладнання,снарядів калібру 155 мм і 105 мм.</text:p>
      <text:p text:style-name="P4">
Крім того, США передадуть Україні 30 БМП Bradley, 25 БТР Stryker, керованіракети TOW, протитанкові системи Javelin і АТ-4; ракети HARMs, високоточніавіаційні боєприпаси, стрілецьку зброю та понад 22 мільйони патронів.</text:p>
      <text:p text:style-name="P4">
<text:span text:style-name="T4">
Читайте також:</text:span>
 <text:a xlink:type="simple" xlink:href="https://www.ukrinform.ua/rubric-ato/3727260-nimeccina-u-spivpraci-zi-ssa-planue-cogoric-postaviti-v-ukrainu-se-do-30-gepard.html" text:style-name="Internet_20_link" text:visited-style-name="Visited_20_Internet_20_Link">
 Німеччина у співпраці зі США планує цьогоріч поставити вУкраїну ще до 30 Gepard </text:a>
</text:p>
      <text:p text:style-name="P4">
ЗСУ також отримають тепловізійні системи, прилади нічного бачення, обладнанняй запчастини для ремонту й обслуговування техніки.</text:p>
      <text:p text:style-name="P4">
Як повідомляв Укрінформ, минулого тижня державний секретар США Ентоні Блінкеноголосив про виділення пакета додаткової допомоги на загальну суму 1,3мільярда доларів.</text:p>
      <text:p text:style-name="P4">
Source: <text:a xlink:type="simple" xlink:href="https://www.ukrinform.ua/rubric-ato/3728500-ssa-ogolosili-pro-vidilenna-ukraini-novogo-paketu-vijskovoi-dopomogi.html" text:style-name="Internet_20_link" text:visited-style-name="Visited_20_Internet_20_Link">
https://www.ukrinform.ua/rubric-ato/3728500-ssa-ogolosili-pro-vidilenna-ukraini-novogo-paketu-vijskovoi-dopomogi.html</text:a>
</text:p>
      <!--NEWS-->
      <text:h text:style-name="P10" text:outline-level="1">
<text:span text:style-name="T4">
Посол Китаю в ЄС про підтримку кордонів України 1991 року: «Не розумію, чому б і ні»</text:span>
</text:h>
      <text:p text:style-name="P4">
Authors: Ukrinform (Person)</text:p>
      <text:p text:style-name="P4">
Publisher: Укринформ (Organization)</text:p>
      <text:p text:style-name="P4">
Published Time: 2023-06-27T20:30:00+03:00</text:p>
      <text:p text:style-name="P4">
Modified Time: 2023-06-27T20:30:00+03:00</text:p>
      <text:p text:style-name="P4">
Description: Посол КНР в Євросоюзі Фу Цун припустив, що Пекін може підтримати цілі України щодо відновлення своєї територіальної цілісності у кордонах 1991 року, включно з окупованим Росією Кримом. — Укрінформ.</text:p>
      <text:p text:style-name="P4">
Images: ['<text:a xlink:type="simple" xlink:href="https://static.ukrinform.com/photos/2023_04/thumb_files/630_360_1680696981-344.jpg" text:style-name="Internet_20_link" text:visited-style-name="Visited_20_Internet_20_Link">
630_360_16806...</text:a>
']</text:p>
      <text:p text:style-name="P4">
Tags: ['Євросоюз', 'Китай', 'Посол', 'Україна', 'Кордон']</text:p>
      <text:p text:style-name="P4">
Type: Article</text:p>
      <!--METADATA-->
      <text:p text:style-name="P4">
<draw:frame draw:style-name="fr1" draw:name="Image152" text:anchor-type="as-char" svg:width="6.9236in" svg:height="3.956343in" draw:z-index="0">
<draw:image xlink:href="../Images/yкринформ/2023-06-27T20-30-00-03-00/630_360_1680696981-344.jpg" xlink:type="simple" xlink:show="embed" xlink:actuate="onLoad" draw:mime-type="image/jpeg"/>
</draw:frame>
 Посол КНРв Євросоюзі Фу Цун припустив, що Пекін може підтримати цілі України щодовідновлення своєї територіальної цілісності у кордонах 1991 року, включно зокупованим Росією Кримом.</text:p>
      <text:p text:style-name="P4">
Про це він сказав <text:a xlink:type="simple" xlink:href="https://www.aljazeera.com/news/2023/6/27/dont-see-why-not-china-envoy-on-backing-ukraines-91-borders" text:style-name="Internet_20_link" text:visited-style-name="Visited_20_Internet_20_Link">
 Aljazeera </text:a>
 , передає Укрінформ.</text:p>
      <text:p text:style-name="P4">
Зокрема, у нещодавньому інтерв’ю Al Jazeera та двом іншим ЗМІ, коли Фу Цуназапитали про підтримку цілей Києва, що включають повернення українськихрегіонів, які зараз окуповані Росією, високопоставлений китайський дипломатсказав: "Я не розумію, чому б і ні".</text:p>
      <text:p text:style-name="P4">
Посол додав, що <text:a xlink:type="simple" xlink:href="https://www.ukrinform.ua/tag-kitaj" text:style-name="Internet_20_link" text:visited-style-name="Visited_20_Internet_20_Link">
 Китай </text:a>
 поважаєтериторіальну цілісність усіх країн і виступає за мир.</text:p>
      <text:p text:style-name="P4">
"Ми поважаємо територіальну цілісність усіх країн. Отже, коли Китай налагодиввідносини з колишнім Радянським Союзом, ми домовилися про це. Але, як я вжесказав, це історичні питання, які повинні обговорюватися та вирішуватисяРосією та Україною, і це те, за що ми виступаємо", - зазначив Фу Цун.</text:p>
      <text:p text:style-name="P4">
<text:span text:style-name="T4">
Читайте також:</text:span>
 <text:a xlink:type="simple" xlink:href="https://www.ukrinform.ua/rubric-ato/3727779-u-kitai-vidreaguvali-na-pidgotovku-rosijskimi-vijskovimi-teraktu-na-zaes.html" text:style-name="Internet_20_link" text:visited-style-name="Visited_20_Internet_20_Link">
 У Китаї відреагували на підготовку російськимивійськовими теракту на ЗАЕС </text:a>
</text:p>
      <text:p text:style-name="P4">
Видання зазначає, що окрім Фу Цуна, представники уряду Китаю загаломутримуються від публічних коментарів щодо російської окупації українськихтериторій.</text:p>
      <text:p text:style-name="P4">
Як повідомлялося, в інтерв’ю The New York Times у квітні Фу Цун сказав, щоПекін не визнає спроби Москви анексувати українські території, включаючи Кримі Донбас.</text:p>
      <text:p text:style-name="P4">
Китай офіційно не засудив Кремль за повномасштабне вторгнення в Україну влютому 2022 року. КНР дотримується нейтральної позиції та виступає проти тискуна РФ за допомогою санкцій.</text:p>
      <text:p text:style-name="P4">
<text:span text:style-name="T5">
Фото: twitter.com/FuCong17</text:span>
</text:p>
      <text:p text:style-name="P4">
Source: <text:a xlink:type="simple" xlink:href="https://www.ukrinform.ua/rubric-world/3728501-posol-kitau-v-es-pro-pidtrimku-kordoniv-ukraini-1991-roku-ne-rozumiu-comu-b-i-ni.html" text:style-name="Internet_20_link" text:visited-style-name="Visited_20_Internet_20_Link">
https://www.ukrinform.ua/rubric-world/3728501-posol-kitau-v-es-pro-pidtrimku-kordoniv-ukraini-1991-roku-ne-rozumiu-comu-b-i-ni.html</text:a>
</text:p>
      <!--NEWS-->
      <text:h text:style-name="P10" text:outline-level="1">
<text:span text:style-name="T4">
Україна очікує на саміті у Вільнюсі «дуже сильного сигналу» щодо вступу в НАТО - Єрмак</text:span>
</text:h>
      <text:p text:style-name="P4">
Authors: Ukrinform (Person)</text:p>
      <text:p text:style-name="P4">
Publisher: Укринформ (Organization)</text:p>
      <text:p text:style-name="P4">
Published Time: 2023-06-27T20:36:00+03:00</text:p>
      <text:p text:style-name="P4">
Modified Time: 2023-06-27T20:36:00+03:00</text:p>
      <text:p text:style-name="P4">
Description: Україна на саміті НАТО у Вільнюсі очікує від партнерів дуже сильного сигналу щодо приєднання до Альянсу. — Укрінформ.</text:p>
      <text:p text:style-name="P4">
Images: ['<text:a xlink:type="simple" xlink:href="https://static.ukrinform.com/photos/2022_03/thumb_files/630_360_1648287700-902.jpeg" text:style-name="Internet_20_link" text:visited-style-name="Visited_20_Internet_20_Link">
630_360_16482...</text:a>
']</text:p>
      <text:p text:style-name="P4">
Tags: ['НАТО', 'Саміт НАТО', 'Україна', 'Єрмак']</text:p>
      <text:p text:style-name="P4">
Type: Article</text:p>
      <!--METADATA-->
      <text:p text:style-name="P4">
<draw:frame draw:style-name="fr1" draw:name="Image153" text:anchor-type="as-char" svg:width="6.9236in" svg:height="3.956343in" draw:z-index="0">
<draw:image xlink:href="../Images/yкринформ/2023-06-27T20-36-00-03-00/630_360_1648287700-902.jpeg" xlink:type="simple" xlink:show="embed" xlink:actuate="onLoad" draw:mime-type="image/jpeg"/>
</draw:frame>
 Українана саміті НАТО у Вільнюсі очікує від партнерів дуже сильного сигналу щодоприєднання до Альянсу.</text:p>
      <text:p text:style-name="P4">
Про це керівник Офісу Президента Андрій Єрмак повідомив на зустрічі зжурналістами у Києві у вівторок, передає кореспондент Укрінформу.</text:p>
      <text:p text:style-name="P4">
За словами Єрмака, це має бути настільки сильний сигнал, що «нічого незміниться у майбутньому».</text:p>
      <text:p text:style-name="P4">
Відповідаючи на запитання, чи буде присутнім на саміті Президент ВолодимирЗеленський, керівник ОП сказав: "Буде залежати від того, що Україна можеотримати у Вільнюсі. Я вірю в оптимістичний сценарій».</text:p>
      <text:p text:style-name="P4">
<text:span text:style-name="T4">
Читайте також:</text:span>
 <text:a xlink:type="simple" xlink:href="https://www.ukrinform.ua/rubric-polytics/3728285-zelenskij-e-vsi-pidstavi-dla-politicnogo-zaprosenna-ukraini-do-nato-u-vilnusi.html" text:style-name="Internet_20_link" text:visited-style-name="Visited_20_Internet_20_Link">
 Зеленський: Є всі підстави для політичного запрошенняУкраїни до НАТО у <text:span text:style-name="T4">
Вільнюсі</text:span>
 </text:a>
</text:p>
      <text:p text:style-name="P4">
Як <text:a xlink:type="simple" xlink:href="https://www.ukrinform.ua/rubric-polytics/3719764-nato-mae-nadati-ukraini-garantii-bezpeki-sob-istoria-z-vijnou-ne-povtorilasa-stoltenberg.html" text:style-name="Internet_20_link" text:visited-style-name="Visited_20_Internet_20_Link">
 повідомлялося </text:a>
 , 11-12 липня у Вільнюсі відбудеться саміт <text:a xlink:type="simple" xlink:href="https://www.ukrinform.ua/tag-nato" text:style-name="Internet_20_link" text:visited-style-name="Visited_20_Internet_20_Link">
 НАТО</text:a>
 .</text:p>
      <text:p text:style-name="P4">
На всіх рівнях українська сторона наголосила, що запевнень про те, що "Українастане членом Альянсу", які лунали під час Бухарестського саміту НАТО у 2008році, недостатньо.</text:p>
      <text:p text:style-name="P4">
Президент Володимир Зеленський переконаний, що Україна має всі підстави дляотримання політичного запрошення до НАТО на Вільнюському саміті.</text:p>
      <text:p text:style-name="P4">
Source: <text:a xlink:type="simple" xlink:href="https://www.ukrinform.ua/rubric-polytics/3728503-ukraina-ocikue-na-samiti-u-vilnusi-duze-silnogo-signalu-sodo-vstupu-v-nato-ermak.html" text:style-name="Internet_20_link" text:visited-style-name="Visited_20_Internet_20_Link">
https://www.ukrinform.ua/rubric-polytics/3728503-ukraina-ocikue-na-samiti-u-vilnusi-duze-silnogo-signalu-sodo-vstupu-v-nato-ermak.html</text:a>
</text:p>
      <!--NEWS-->
      <text:h text:style-name="P10" text:outline-level="1">
<text:span text:style-name="T4">
Лубінець: Є всі підстави говорити про позасудову страту двох підлітків у Бердянську</text:span>
</text:h>
      <text:p text:style-name="P4">
Authors: Ukrinform (Person)</text:p>
      <text:p text:style-name="P4">
Publisher: Укринформ (Organization)</text:p>
      <text:p text:style-name="P4">
Published Time: 2023-06-27T20:41:00+03:00</text:p>
      <text:p text:style-name="P4">
Modified Time: 2023-06-27T20:41:00+03:00</text:p>
      <text:p text:style-name="P4">
Description: Уповноважений Верховної Ради з прав людини Дмитро Лубінець вважає, що є всі підстави для того, щоб говорити про позасудову страту загарбниками двох підлітків у Бердянську. — Укрінформ.</text:p>
      <text:p text:style-name="P4">
Images: ['<text:a xlink:type="simple" xlink:href="https://static.ukrinform.com/photos/2023_06/thumb_files/630_360_1687883286-534.jpg" text:style-name="Internet_20_link" text:visited-style-name="Visited_20_Internet_20_Link">
630_360_16878...</text:a>
']</text:p>
      <text:p text:style-name="P4">
Tags: ['Бердянськ', 'Діти', 'Окупація', 'Російські військові', 'Вбивство', 'Дмитро Лубінець']</text:p>
      <text:p text:style-name="P4">
Type: Article</text:p>
      <!--METADATA-->
      <text:p text:style-name="P4">
<draw:frame draw:style-name="fr1" draw:name="Image154" text:anchor-type="as-char" svg:width="6.9236in" svg:height="3.956343in" draw:z-index="0">
<draw:image xlink:href="../Images/yкринформ/2023-06-27T20-41-00-03-00/630_360_1687883286-534.jpg" xlink:type="simple" xlink:show="embed" xlink:actuate="onLoad" draw:mime-type="image/jpeg"/>
</draw:frame>
Уповноважений Верховної Ради з прав людини Дмитро Лубінець вважає, що є всіпідстави для того, щоб говорити про позасудову страту загарбниками двохпідлітків у Бердянську.</text:p>
      <text:p text:style-name="P4">
Про це він заявив під час презентації своєї спецдоповіді “Нерозквітлі.Порушення прав українських дітей на тимчасово окупованих територіях України тау Росії: депортація, мілітаризація, індоктринація”, передає кореспондентУкрінформу.</text:p>
      <text:p text:style-name="P4">
“Щодо двох <text:a xlink:type="simple" xlink:href="https://www.ukrinform.ua/tag-diti" text:style-name="Internet_20_link" text:visited-style-name="Visited_20_Internet_20_Link">
 хлопчиків </text:a>
 з Бердянська, якихвбила РФ, то у нас є всі дані казати про позасудову страту двох неповнолітніхгромадян України”, - сказав омбудсмен.</text:p>
      <text:p text:style-name="P4">
Він зазначив, що за пів години до того, як стало відомо про вбивство хлопців,з одним із них говорила мама.</text:p>
      <text:p text:style-name="P4">
“У нього був гарний настрій, і він повідомив, що вони просто гуляють. У нихнавіть не було думки про те, щоб щось порушувати - вони просто гуляли навулиці і планували, як будуть святкувати день народження свого друга. Їх двохчерез пів години після цього вбили, і представник російської влади повідомивпро це маму цього загиблого хлопчика”, - заявив омбудсмен.</text:p>
      <text:p text:style-name="P4">
Він одразу звернувся із офіційним листом до російської сторони, в якомузакликав російського омбудсмена Тетяну Москалькову сприяти якнайшвидшомуповерненню дітей на територію України.</text:p>
      <text:p text:style-name="P4">
<text:span text:style-name="T4">
Читайте також:</text:span>
 <text:a xlink:type="simple" xlink:href="https://www.ukrinform.ua/rubric-regions/3728208-zaocno-suditimut-pidpolkovnika-rosgvardii-akij-katuvav-ziteliv-berdanskogo-rajonu.html" text:style-name="Internet_20_link" text:visited-style-name="Visited_20_Internet_20_Link">
 Заочно судитимуть підполковника Росгвардії, який катувавжителів <text:span text:style-name="T4">
Бердянськ</text:span>
 ого району </text:a>
</text:p>
      <text:p text:style-name="P4">
“Окрім російської сторони я звернувся до міжнародних організацій, щоб вони,по-перше, зафіксували цей злочин, а по-друге - щоб ці позасудові страти буливисвітлені у їхніх звітах, і по-третє - щоб вони через свої канали комунікаціїзробили все, щоб повернути тіла в Україну, батькам, родичам. Завдання номеродин — це повернути тіла”, - заявив Лубінець.</text:p>
      <text:p text:style-name="P4">
Як повідомлялося, Бердянська міська військова адміністрація <text:a xlink:type="simple" xlink:href="https://www.ukrinform.ua/rubric-regions/3728040-vlada-berdanska-pidtverdila-smert-dvoh-pidlitkiv-akih-vbili-rosiani.html" text:style-name="Internet_20_link" text:visited-style-name="Visited_20_Internet_20_Link">
 підтвердиласмерть 16-річних </text:a>
 ТигранаОганнісяна та Микити Ханганова, яких 24 червня <text:a xlink:type="simple" xlink:href="https://www.ukrinform.ua/rubric-regions/3727487-rodiciv-ubitih-u-berdansku-hlopciv-zagarbniki-dopituut-ta-obsukuut.html" text:style-name="Internet_20_link" text:visited-style-name="Visited_20_Internet_20_Link">
 вбили російські військові.</text:a>
</text:p>
      <text:p text:style-name="P4">
Source: <text:a xlink:type="simple" xlink:href="https://www.ukrinform.ua/rubric-regions/3728506-lubinec-e-vsi-pidstavi-govoriti-pro-pozasudovu-stratu-dvoh-pidlitkiv-u-berdansku.html" text:style-name="Internet_20_link" text:visited-style-name="Visited_20_Internet_20_Link">
https://www.ukrinform.ua/rubric-regions/3728506-lubinec-e-vsi-pidstavi-govoriti-pro-pozasudovu-stratu-dvoh-pidlitkiv-u-berdansku.html</text:a>
</text:p>
      <!--NEWS-->
      <text:h text:style-name="P10" text:outline-level="1">
<text:span text:style-name="T4">
Харлан здобула «золото» Європейських ігор у фехтуванні на шаблях</text:span>
</text:h>
      <text:p text:style-name="P4">
Authors: Ukrinform (Person)</text:p>
      <text:p text:style-name="P4">
Publisher: Укринформ (Organization)</text:p>
      <text:p text:style-name="P4">
Published Time: 2023-06-27T20:43:06+03:00</text:p>
      <text:p text:style-name="P4">
Modified Time: 2023-06-27T20:43:06+03:00</text:p>
      <text:p text:style-name="P4">
Description: Олімпійська чемпіонка українка Ольга Харлан виграла золоту нагороду Європейських ігор 2023 у фехтуванні на шаблях. — Укрінформ.</text:p>
      <text:p text:style-name="P4">
Images: ['<text:a xlink:type="simple" xlink:href="https://static.ukrinform.com/photos/2018_04/thumb_files/630_360_1522586672-2416.jpg" text:style-name="Internet_20_link" text:visited-style-name="Visited_20_Internet_20_Link">
630_360_15225...</text:a>
']</text:p>
      <text:p text:style-name="P4">
Tags: ['Фехтування', 'Харлан', 'Європейські ігри']</text:p>
      <text:p text:style-name="P4">
Type: Article</text:p>
      <!--METADATA-->
      <text:p text:style-name="P4">
<draw:frame draw:style-name="fr1" draw:name="Image155" text:anchor-type="as-char" svg:width="6.9236in" svg:height="3.956343in" draw:z-index="0">
<draw:image xlink:href="../Images/yкринформ/2023-06-27T20-43-06-03-00/630_360_1522586672-2416.jpg" xlink:type="simple" xlink:show="embed" xlink:actuate="onLoad" draw:mime-type="image/jpeg"/>
</draw:frame>
Олімпійська чемпіонка українка Ольга Харлан виграла золоту нагородуЄвропейських ігор 2023 у фехтуванні на шаблях.</text:p>
      <text:p text:style-name="P4">
Лідерка збірної України на змаганнях у польському Кракові виграла усі сутичкита посіла перше місце, передає Укрінформ.</text:p>
      <text:p text:style-name="P4">
У фіналі Харлан переконливо перемогла румунку Ілінцу Пантіс - 15:3.</text:p>
      <text:p text:style-name="P4">
<text:span text:style-name="T4">
Читайте також:</text:span>
 <text:a xlink:type="simple" xlink:href="https://www.ukrinform.ua/rubric-sports/3727506-evropejska-konfederacia-fehtuvanna-vidstoronila-rf-i-bilorus.html" text:style-name="Internet_20_link" text:visited-style-name="Visited_20_Internet_20_Link">
 Європейська конфедерація <text:span text:style-name="T4">
фехтування</text:span>
 відсторонила РФ іБілорусь </text:a>
</text:p>
      <text:p text:style-name="P4">
Збірна України на III Європейських іграх вже здобула 33 медалі (17 золотих, 9срібних, 6 бронзових).</text:p>
      <text:p text:style-name="P4">
Source: <text:a xlink:type="simple" xlink:href="https://www.ukrinform.ua/rubric-sports/3728504-harlan-zdobula-zoloto-evropejskih-igor-u-fehtuvanni-na-sablah.html" text:style-name="Internet_20_link" text:visited-style-name="Visited_20_Internet_20_Link">
https://www.ukrinform.ua/rubric-sports/3728504-harlan-zdobula-zoloto-evropejskih-igor-u-fehtuvanni-na-sablah.html</text:a>
</text:p>
      <!--NEWS-->
      <text:h text:style-name="P10" text:outline-level="1">
<text:span text:style-name="T4">
Артилерія для ЗСУ і саміт НАТО: Зеленський провів розмову з прем’єром Норвегії</text:span>
</text:h>
      <text:p text:style-name="P4">
Authors: Ukrinform (Person)</text:p>
      <text:p text:style-name="P4">
Publisher: Укринформ (Organization)</text:p>
      <text:p text:style-name="P4">
Published Time: 2023-06-27T20:47:00+03:00</text:p>
      <text:p text:style-name="P4">
Modified Time: 2023-06-27T20:47:00+03:00</text:p>
      <text:p text:style-name="P4">
Description: Президент Володимир Зеленський провів телефонну розмову з прем’єр-міністром Норвегії Йонасом Гаром Стере. — Укрінформ.</text:p>
      <text:p text:style-name="P4">
Images: ['<text:a xlink:type="simple" xlink:href="https://static.ukrinform.com/photos/2023_06/thumb_files/630_360_1687888472-689.jpg" text:style-name="Internet_20_link" text:visited-style-name="Visited_20_Internet_20_Link">
630_360_16878...</text:a>
']</text:p>
      <text:p text:style-name="P4">
Tags: ['НАТО', 'Норвегія', 'Зеленський']</text:p>
      <text:p text:style-name="P4">
Type: Article</text:p>
      <!--METADATA-->
      <text:p text:style-name="P4">
<draw:frame draw:style-name="fr1" draw:name="Image156" text:anchor-type="as-char" svg:width="6.9236in" svg:height="3.956343in" draw:z-index="0">
<draw:image xlink:href="../Images/yкринформ/2023-06-27T20-47-00-03-00/630_360_1687888472-689.jpg" xlink:type="simple" xlink:show="embed" xlink:actuate="onLoad" draw:mime-type="image/jpeg"/>
</draw:frame>
 ПрезидентВолодимир Зеленський провів телефонну розмову з прем’єр-міністром НорвегіїЙонасом Гаром Стере.</text:p>
      <text:p text:style-name="P4">
Як передає Укрінформ, про це Зеленський повідомив у <text:a xlink:type="simple" xlink:href="https://t.me/V_Zelenskiy_official/6742" text:style-name="Internet_20_link" text:visited-style-name="Visited_20_Internet_20_Link">
 Телеграмі</text:a>
 .</text:p>
      <text:p text:style-name="P4">
«Під час телефонної розмови з Прем’єр-міністром Норвегії Йонасом Гаром Стерерозповів про поїздку на передові позиції українських військ на Донеччині таЗапоріжжі», - заявив <text:a xlink:type="simple" xlink:href="https://www.ukrinform.ua/tag-zelenskij" text:style-name="Internet_20_link" text:visited-style-name="Visited_20_Internet_20_Link">
 Зеленський </text:a>
 .</text:p>
      <text:p text:style-name="P4">
Президент поспілкувався з Прем’єром Норвегії про актуальну ситуацію на полібою та щоденні кроки з деокупації української території. Також озвучив деякіоборонні потреби України, зокрема в артилерії.</text:p>
      <text:p text:style-name="P4">
<text:span text:style-name="T4">
Читайте також:</text:span>
 <text:a xlink:type="simple" xlink:href="https://www.ukrinform.ua/rubric-ato/3728440-zelenskij-pokazav-sevroni-aki-jomu-podaruvali-na-doneccini.html" text:style-name="Internet_20_link" text:visited-style-name="Visited_20_Internet_20_Link">
 <text:span text:style-name="T4">
Зеленський</text:span>
 показав шеврони, які йому подарували наДонеччині </text:a>
</text:p>
      <text:p text:style-name="P4">
«Скоординували позиції напередодні Вільнюського саміту НАТО. А ще запросивПрем’єр-міністра до України», - зазначив Зеленський.</text:p>
      <text:p text:style-name="P4">
Президент подякував Йонасу Гару Стере за непохитну політичну, економічну таоборонну підтримку. Зокрема, за останній пакет військової допомоги та внесокНорвегії в коаліцію винищувачів.</text:p>
      <text:p text:style-name="P4">
Як повідомлялося, Норвегія надасть Україні п'ятирічну програму військовоїдопомоги на загальну суму 7 млрд євро.</text:p>
      <text:p text:style-name="P4">
<text:span text:style-name="T5">
Фото: ОП</text:span>
</text:p>
      <text:p text:style-name="P4">
Source: <text:a xlink:type="simple" xlink:href="https://www.ukrinform.ua/rubric-ato/3728509-artileria-dla-zsu-i-samit-nato-zelenskij-proviv-rozmovu-z-premerom-norvegii.html" text:style-name="Internet_20_link" text:visited-style-name="Visited_20_Internet_20_Link">
https://www.ukrinform.ua/rubric-ato/3728509-artileria-dla-zsu-i-samit-nato-zelenskij-proviv-rozmovu-z-premerom-norvegii.html</text:a>
</text:p>
      <!--NEWS-->
      <text:h text:style-name="P10" text:outline-level="1">
<text:span text:style-name="T4">
Тіньовий ринок пального в Україні становить 10-15%, бюджет недоотримує 5-10 мільярдів</text:span>
</text:h>
      <text:p text:style-name="P4">
Authors: Ukrinform (Person)</text:p>
      <text:p text:style-name="P4">
Publisher: Укринформ (Organization)</text:p>
      <text:p text:style-name="P4">
Published Time: 2023-06-27T20:50:00+03:00</text:p>
      <text:p text:style-name="P4">
Modified Time: 2023-06-27T20:50:00+03:00</text:p>
      <text:p text:style-name="P4">
Description: На сьогодні нелегальний обіг пального в Україні становить близько 10-15% від усього ринку. Через це державний бюджет недоотримує щонайменше 5-10 млрд грн. — Укрінформ.</text:p>
      <text:p text:style-name="P4">
Images: ['<text:a xlink:type="simple" xlink:href="https://static.ukrinform.com/photos/2019_06/thumb_files/630_360_1559645468-670.jpg" text:style-name="Internet_20_link" text:visited-style-name="Visited_20_Internet_20_Link">
630_360_15596...</text:a>
']</text:p>
      <text:p text:style-name="P4">
Tags: ['АЗС', 'Бюджет', 'Пальне']</text:p>
      <text:p text:style-name="P4">
Type: Article</text:p>
      <!--METADATA-->
      <text:p text:style-name="P4">
<draw:frame draw:style-name="fr1" draw:name="Image157" text:anchor-type="as-char" svg:width="6.9236in" svg:height="3.956343in" draw:z-index="0">
<draw:image xlink:href="../Images/yкринформ/2023-06-27T20-50-00-03-00/630_360_1559645468-670.jpg" xlink:type="simple" xlink:show="embed" xlink:actuate="onLoad" draw:mime-type="image/jpeg"/>
</draw:frame>
 Насьогодні нелегальний обіг пального в Україні становить близько 10-15% відусього ринку. Через це державний бюджет недоотримує щонайменше 5-10 млрд грн.</text:p>
      <text:p text:style-name="P4">
Про це повідомив народний депутат та голова тимчасової слідчої комісіїВерховної Ради з питань економічної безпеки Ярослав Железняк у <text:a xlink:type="simple" xlink:href="https://t.me/yzheleznyak/4402" text:style-name="Internet_20_link" text:visited-style-name="Visited_20_Internet_20_Link">
 Телеграмі</text:a>
 , передає Укрінформ.</text:p>
      <text:p text:style-name="P4">
«Наразі нелегальний обіг палива 10-15%, що зазнає втрат для бюджету мінімум5-10 млрд грн. Роздрібний продаж: до 30% ринку припадає на «бочки» – повністюнелегальні міні <text:a xlink:type="simple" xlink:href="https://www.ukrinform.ua/tag-azs" text:style-name="Internet_20_link" text:visited-style-name="Visited_20_Internet_20_Link">
 АЗС </text:a>
 , які в кращомувипадку торгують без податків, зазвичай дуже неякісним контрафактним пальним.30% – це середні та великі АЗС, які ухиляються від сплати податків, «торгуютьдокументами» та теж полюбляють продати «бодяжне» пальне. 40% – це білийринок», - зазначив депутат.</text:p>
      <text:p text:style-name="P4">
Він уточнив, що на сьогодні контрабанди пального немає, а тому веськонтрафакт, який продається на АЗС та з «бочок», виготовлений в Україні. Заданими бізнес-асоціацій, щонайменше на трьох заводах (у Кіровоградській,Черкаській та Полтавській області) здійснювалось нелегальне виробництвопального.</text:p>
      <text:p text:style-name="P4">
Железняк наголосив, що комісія вже підготувала список із 500 точок, які абопродають контрафактне пальне без сплати податків, або працюють без ліцензії, атакож перелік із 22 нафтопереробних заводів, які, ймовірно, займаютьсявиробництвом неякісного пального.</text:p>
      <text:p text:style-name="P4">
Крім цього, протягом найближчих тижнів до парламенту буде внесенийзаконопроєкт, яким відновлюється електронне адміністрування реалізаціїпального і спирту етилового (СЕАРП), відбудеться встановлення акцизу нарозчинники, віднесення газового конденсату та нафти до підакцизних товарів, атакож буде відновлено публікацію даних щодо податкового навантаження.</text:p>
      <text:p text:style-name="P4">
<text:span text:style-name="T4">
Читайте також:</text:span>
 <text:a xlink:type="simple" xlink:href="https://www.ukrinform.ua/rubric-economy/3723390-cerez-tinovij-rinok-palnogo-budzet-vtrativ-do-10-milardiv-deputat.html" text:style-name="Internet_20_link" text:visited-style-name="Visited_20_Internet_20_Link">
 Через тіньовий ринок <text:span text:style-name="T4">
пального</text:span>
 бюджет втратив до ₴10мільярдів — депутат </text:a>
</text:p>
      <text:p text:style-name="P4">
«Це ті зміни, про які просять і бізнес-асоціації. Також вивчаємо можливістьзмінити систему адміністрування ПДВ в цій сфері, але тільки після консультаційіз галуззю», - додав Железняк.</text:p>
      <text:p text:style-name="P4">
Як повідомлялось, в Міністерстві енергетики заявили, що на українському ринкусьогодні достатньо пального, проте для мінімізації всіх воєнних ризиків йогозапас потрібно збільшити до двох місяців.</text:p>
      <text:p text:style-name="P4">
Source: <text:a xlink:type="simple" xlink:href="https://www.ukrinform.ua/rubric-economy/3728505-tinovij-rinok-palnogo-v-ukraini-stanovit-1015-budzet-nedootrimue-510-milardiv.html" text:style-name="Internet_20_link" text:visited-style-name="Visited_20_Internet_20_Link">
https://www.ukrinform.ua/rubric-economy/3728505-tinovij-rinok-palnogo-v-ukraini-stanovit-1015-budzet-nedootrimue-510-milardiv.html</text:a>
</text:p>
      <!--NEWS-->
      <text:h text:style-name="P10" text:outline-level="1">
<text:span text:style-name="T4">
У Краматорську російська ракета зруйнувала заклад у центрі міста</text:span>
</text:h>
      <text:p text:style-name="P4">
Authors: Ukrinform (Person)</text:p>
      <text:p text:style-name="P4">
Publisher: Укринформ (Organization)</text:p>
      <text:p text:style-name="P4">
Published Time: 2023-06-27T20:56:00+03:00</text:p>
      <text:p text:style-name="P4">
Modified Time: 2023-06-27T20:56:00+03:00</text:p>
      <text:p text:style-name="P4">
Description: Російські війська завдали двох ракетних ударів по Краматорську. — Укрінформ.</text:p>
      <text:p text:style-name="P4">
Images: ['<text:a xlink:type="simple" xlink:href="https://static.ukrinform.com/photos/2023_06/thumb_files/630_360_1687888441-728.jpg" text:style-name="Internet_20_link" text:visited-style-name="Visited_20_Internet_20_Link">
630_360_16878...</text:a>
']</text:p>
      <text:p text:style-name="P4">
Tags: ['Обстріл', 'Ракета', 'Єрмак', 'Війна з Росією']</text:p>
      <text:p text:style-name="P4">
Type: Article</text:p>
      <!--METADATA-->
      <text:p text:style-name="P4">
<draw:frame draw:style-name="fr1" draw:name="Image158" text:anchor-type="as-char" svg:width="6.9236in" svg:height="3.956343in" draw:z-index="0">
<draw:image xlink:href="../Images/yкринформ/2023-06-27T20-56-00-03-00/630_360_1687888441-728.jpg" xlink:type="simple" xlink:show="embed" xlink:actuate="onLoad" draw:mime-type="image/jpeg"/>
</draw:frame>
 Російськівійська завдали двох ракетних ударів по Краматорську.</text:p>
      <text:p text:style-name="P4">
Про це повідомив керівник Офісу Президента Андрій Єрмак у <text:a xlink:type="simple" xlink:href="https://t.me/ermaka2022/3042" text:style-name="Internet_20_link" text:visited-style-name="Visited_20_Internet_20_Link">
 Телеграмі</text:a>
 , передає Укрінформ.</text:p>
      <text:p text:style-name="P4">
«Росіяни завдали 2 <text:a xlink:type="simple" xlink:href="https://www.ukrinform.ua/tag-raketa" text:style-name="Internet_20_link" text:visited-style-name="Visited_20_Internet_20_Link">
 ракетних </text:a>
 ударів поКраматорську. Перше влучання було у заклад харчування в центрі міста. Другевлучання - с. Біленьке», - зазначив очільник ОП.</text:p>
      <text:p text:style-name="P4">
Краматорська міська рада поінформувала, що на місці удару у Краматорськуведуться пошуково-рятувальні роботи.</text:p>
      <text:p text:style-name="P4">
«Буквально біля двох годин тому було завдано двох ракетних ударів по містуКраматорську. Зараз будемо працювати на місці і будемо встановлювати кількістьпоранених і можливих жертв. Це - центр міста, один із закладів харчування, дебуло велике скупчення цивільного населення. Тому вже згодом буду повідомлятипо результатам», - сказав керівник ОВА Павло Кириленко в ефірі національноготелемарафону « <text:a xlink:type="simple" xlink:href="https://www.youtube.com/watch" text:style-name="Internet_20_link" text:visited-style-name="Visited_20_Internet_20_Link">
 Єдині новини </text:a>
».</text:p>
      <text:p text:style-name="P4">
Він зазначив, що вже розгорнута робота штабу і рятувальники працюють на місцівлучання ворожої ракети.</text:p>
      <text:p text:style-name="P4">
<text:span text:style-name="T4">
Читайте також:</text:span>
 <text:a xlink:type="simple" xlink:href="https://www.ukrinform.ua/rubric-ato/3728486-vorog-znovu-obstrilav-nikopol-e-rujnuvanna.html" text:style-name="Internet_20_link" text:visited-style-name="Visited_20_Internet_20_Link">
 <text:span text:style-name="T4">
Ворог</text:span>
 <text:span text:style-name="T4">
знову</text:span>
 <text:span text:style-name="T4">
обстріляв</text:span>
 <text:span text:style-name="T4">
Нікополь</text:span>
 , є<text:span text:style-name="T4">
руйнування</text:span>
 </text:a>
</text:p>
      <text:p text:style-name="P4">
«Вся необхідна допомога буде надаватись пораненим. Це буквально відбулося в 19годин 32 хвилини. Тому зараз всі вже працюють на місті, вся допомога буденадаватися і надається станом на зараз», - додав Кириленко.</text:p>
      <text:p text:style-name="P4">
На місці ракетного удару в центрі Краматорська вже розгорнуто намет Управлінняз питань цивільного захисту, повідомила Краматорська міська рада у <text:a xlink:type="simple" xlink:href="https://t.me/kramatorsk_rada/12951" text:style-name="Internet_20_link" text:visited-style-name="Visited_20_Internet_20_Link">
 Телеграмі</text:a>
 .</text:p>
      <text:p text:style-name="P4">
</text:p>
      <text:p text:style-name="P4">
Як <text:a xlink:type="simple" xlink:href="https://www.ukrinform.ua/rubric-ato/3728481-na-troh-garacih-napramkah-frontu-ponad-10-bojovih-zitknen-za-dobu.html" text:style-name="Internet_20_link" text:visited-style-name="Visited_20_Internet_20_Link">
 повідомлялося </text:a>
 , за данимиГенштабу ЗСУ, на Лиманському, Бахмутському та Мар’їнському напрямках протягомдоби відбулось понад 10 бойових зіткнень.</text:p>
      <text:p text:style-name="P4">
<text:span text:style-name="T5">
Фото: Андрій Єрмак</text:span>
</text:p>
      <text:p text:style-name="P4">
Source: <text:a xlink:type="simple" xlink:href="https://www.ukrinform.ua/rubric-ato/3728508-u-kramatorsku-rosijska-raketa-zrujnuvala-zaklad-u-centri-mista.html" text:style-name="Internet_20_link" text:visited-style-name="Visited_20_Internet_20_Link">
https://www.ukrinform.ua/rubric-ato/3728508-u-kramatorsku-rosijska-raketa-zrujnuvala-zaklad-u-centri-mista.html</text:a>
</text:p>
      <!--NEWS-->
      <text:h text:style-name="P10" text:outline-level="1">
<text:span text:style-name="T4">
Ватикан може допомогти Україні визволенням полонених і поверненням дітей - Єрмак</text:span>
</text:h>
      <text:p text:style-name="P4">
Authors: Ukrinform (Person)</text:p>
      <text:p text:style-name="P4">
Publisher: Укринформ (Organization)</text:p>
      <text:p text:style-name="P4">
Published Time: 2023-06-27T21:08:00+03:00</text:p>
      <text:p text:style-name="P4">
Modified Time: 2023-06-27T21:08:00+03:00</text:p>
      <text:p text:style-name="P4">
Description: Україна не покладає надій на посередництво Ватикану у переговорах з Москвою, натомість вітала б допомогу у визволенні полонених українців та поверненні українських дітей. — Укрінформ.</text:p>
      <text:p text:style-name="P4">
Images: ['<text:a xlink:type="simple" xlink:href="https://static.ukrinform.com/photos/2017_08/thumb_files/630_360_1501758917-5507.jpg" text:style-name="Internet_20_link" text:visited-style-name="Visited_20_Internet_20_Link">
630_360_15017...</text:a>
']</text:p>
      <text:p text:style-name="P4">
Tags: ['Діти', 'Україна', 'Ватикан', 'Росія', 'Єрмак', 'Війна з Росією']</text:p>
      <text:p text:style-name="P4">
Type: Article</text:p>
      <!--METADATA-->
      <text:p text:style-name="P4">
<draw:frame draw:style-name="fr1" draw:name="Image160" text:anchor-type="as-char" svg:width="6.9236in" svg:height="3.956343in" draw:z-index="0">
<draw:image xlink:href="../Images/yкринформ/2023-06-27T21-08-00-03-00/630_360_1501758917-5507.jpg" xlink:type="simple" xlink:show="embed" xlink:actuate="onLoad" draw:mime-type="image/jpeg"/>
</draw:frame>
 Українане покладає надій на посередництво Ватикану у переговорах з Москвою, натомістьвітала б допомогу у визволенні полонених українців та поверненні українськихдітей.</text:p>
      <text:p text:style-name="P4">
Про це заявив керівник Офісу Президента Андрій Єрмак під час зустрічі зжурналістами, коментуючи намір спецпосланця Ватикану Маттео Зуппі відвідатиМоскву 29-30 червня, передає кореспондент Укрінформу.</text:p>
      <text:p text:style-name="P4">
«Ми вітатимемо зусилля та будемо щасливі, якщо представник Папського престолузможе допомогти нам у звільненні полонених з російського полону та поверненнюдодому незаконно депортованих українських дітей. Якщо мета місії інша - ми непотребуємо медіації з Росією. Маємо в цьому дуже поганий досвід, всірезультати медіації з цією країною – нуль», - підсумував Єрмак.</text:p>
      <text:p text:style-name="P4">
<text:span text:style-name="T4">
Читайте також:</text:span>
 <text:span text:style-name="T4">
<text:a xlink:type="simple" xlink:href="https://www.ukrinform.ua/rubric-world/3721221-u-vatikani-30-nobelivskih-laureativ-pidpisali-deklaraciu-za-mir.html" text:style-name="Internet_20_link" text:visited-style-name="Visited_20_Internet_20_Link">
 У Ватикані 30 нобелівських лауреатів підписалидекларацію за мир </text:a>
 </text:span>
</text:p>
      <text:p text:style-name="P4">
Як повідомлялося, спеціальний посланник Папи Римського кардинал Маттео Дзуппі28-29 червня перебуватиме з візитом у Росії у межах місії <text:span text:style-name="T4">
<text:a xlink:type="simple" xlink:href="https://www.ukrinform.ua/tag-vatikan" text:style-name="Internet_20_link" text:visited-style-name="Visited_20_Internet_20_Link">
 Ватикану</text:a>
 </text:span>
 з "досягнення справедливого миру" вУкраїні.</text:p>
      <text:p text:style-name="P4">
5-6 червня кардинал Маттео Дзуппі відвідав Україну. Зокрема, з ПрезидентомВолодимиром Зеленським він обговорив ситуацію в Україні та гуманітарнувзаємодію у межах реалізації формули миру.</text:p>
      <text:p text:style-name="P4">
Source: <text:a xlink:type="simple" xlink:href="https://www.ukrinform.ua/rubric-polytics/3728514-vatikan-moze-dopomogti-ukraini-vizvolennam-polonenih-i-povernennam-ditej-ermak.html" text:style-name="Internet_20_link" text:visited-style-name="Visited_20_Internet_20_Link">
https://www.ukrinform.ua/rubric-polytics/3728514-vatikan-moze-dopomogti-ukraini-vizvolennam-polonenih-i-povernennam-ditej-ermak.html</text:a>
</text:p>
      <!--NEWS-->
      <text:h text:style-name="P10" text:outline-level="1">
<text:span text:style-name="T4">
На Миколаївщині відбудували ще один міст через річку Інгулець</text:span>
</text:h>
      <text:p text:style-name="P4">
Authors: Ukrinform (Person)</text:p>
      <text:p text:style-name="P4">
Publisher: Укринформ (Organization)</text:p>
      <text:p text:style-name="P4">
Published Time: 2023-06-27T21:16:00+03:00</text:p>
      <text:p text:style-name="P4">
Modified Time: 2023-06-27T21:16:00+03:00</text:p>
      <text:p text:style-name="P4">
Description: На Миколаївщині відбудували ще один міст через річку Інгулець, який був зруйнований росіянами. Міст може витримувати навантаження до 120 тонн. — Укрінформ.</text:p>
      <text:p text:style-name="P4">
Images: ['<text:a xlink:type="simple" xlink:href="https://static.ukrinform.com/photos/2023_06/thumb_files/630_360_1687889607-991.jpg" text:style-name="Internet_20_link" text:visited-style-name="Visited_20_Internet_20_Link">
630_360_16878...</text:a>
']</text:p>
      <text:p text:style-name="P4">
Tags: ['Миколаївщина', 'Міст', 'Віталій Кім', 'Відбудова']</text:p>
      <text:p text:style-name="P4">
Type: Article</text:p>
      <!--METADATA-->
      <text:p text:style-name="P4">
<draw:frame draw:style-name="fr1" draw:name="Image161" text:anchor-type="as-char" svg:width="6.9236in" svg:height="3.956343in" draw:z-index="0">
<draw:image xlink:href="../Images/yкринформ/2023-06-27T21-16-00-03-00/630_360_1687889607-991.jpg" xlink:type="simple" xlink:show="embed" xlink:actuate="onLoad" draw:mime-type="image/jpeg"/>
</draw:frame>
 НаМиколаївщині відбудували ще один міст через річку Інгулець, який бувзруйнований росіянами. Міст може витримувати навантаження до 120 тонн.</text:p>
      <text:p text:style-name="P4">
Як передає Укрінформ, про це у <text:a xlink:type="simple" xlink:href="https://t.me/mykolaivskaODA/5457" text:style-name="Internet_20_link" text:visited-style-name="Visited_20_Internet_20_Link">
 Телеграмі </text:a>
повідомив керівник Миколаївської обласної військової адміністрації Віталій Кімта опублікував відповідне відео.</text:p>
      <text:p text:style-name="P4">
«У Галицинівській громаді Миколаївської області ввели в експлуатаціювідновлений <text:a xlink:type="simple" xlink:href="https://www.ukrinform.ua/tag-mist" text:style-name="Internet_20_link" text:visited-style-name="Visited_20_Internet_20_Link">
 міст </text:a>
 через канал річкиІнгулець, який було зруйновано внаслідок військових дій. Нова переправадовжиною 18 метрів може витримувати навантаження до 120 тонн», - написавкерівник ОВА.</text:p>
      <text:p text:style-name="P4">
Він зазначив, що відбудували мостовий перехід військовослужбовці 1-ї окремоїбригади імені князя Лева Державної спеціальної служби транспорту у співпраці зМиколаївською обласною військовою адміністрацією, Управлінням каналів річкиІнгулець та донорами фандрейзингової компанії United24.</text:p>
      <text:p text:style-name="P4">
Кім подякував всім, хто долучився до відбудови мосту.</text:p>
      <text:p text:style-name="P4">
<text:span text:style-name="T4">
Читайте також:</text:span>
 <text:a xlink:type="simple" xlink:href="https://www.ukrinform.ua/rubric-economy/3728437-kubrakov-ocoliv-komisiu-aka-pereviratime-stan-mostiv-smigal.html" text:style-name="Internet_20_link" text:visited-style-name="Visited_20_Internet_20_Link">
 Кубраков очолив комісію, яка перевірятиме стан <text:span text:style-name="T4">
мостів</text:span>
– Шмигаль </text:a>
</text:p>
      <text:p text:style-name="P4">
Як <text:a xlink:type="simple" xlink:href="https://www.mof.gov.ua/uk/news/vidnovlennia_maie_pochatisia_zaraz_prioritetami_ie_zakhist_energosistemi_ta_povernennia_ukraintsiv_do_domu__sergii_marchenko_v_interviu_dlia_lesechos-4078" text:style-name="Internet_20_link" text:visited-style-name="Visited_20_Internet_20_Link">
 повідомлялося</text:a>
, за словами міністра фінансів України Сергія Марченка, в Україні важливо вжезараз ремонтувати дороги і мости. Він нагадав, що 21-22 червня у Лондоні наміжнародній Конференції з відновлення України (Ukraine Recovery Conference)країни-донори пообіцяли виділити 60 млрд євро на відновлення нашої країни,понад 400 світових компаній пообіцяли надати підтримку їй у відбудовіекономіки.</text:p>
      <text:p text:style-name="P4">
<text:span text:style-name="T5">
Фото: Віталій Кім</text:span>
</text:p>
      <text:p text:style-name="P4">
Source: <text:a xlink:type="simple" xlink:href="https://www.ukrinform.ua/rubric-vidbudova/3728516-na-mikolaivsini-vidbuduvali-se-odin-mist-cerez-ricku-ingulec.html" text:style-name="Internet_20_link" text:visited-style-name="Visited_20_Internet_20_Link">
https://www.ukrinform.ua/rubric-vidbudova/3728516-na-mikolaivsini-vidbuduvali-se-odin-mist-cerez-ricku-ingulec.html</text:a>
</text:p>
      <!--NEWS-->
      <text:h text:style-name="P10" text:outline-level="1">
<text:span text:style-name="T4">
У Запоріжжі через незалежний стан укриттів звільнили чиновника</text:span>
</text:h>
      <text:p text:style-name="P4">
Authors: Ukrinform (Person)</text:p>
      <text:p text:style-name="P4">
Publisher: Укринформ (Organization)</text:p>
      <text:p text:style-name="P4">
Published Time: 2023-06-27T21:17:00+03:00</text:p>
      <text:p text:style-name="P4">
Modified Time: 2023-06-27T21:17:00+03:00</text:p>
      <text:p text:style-name="P4">
Description: У Запоріжжі через погані показники готовності укриттів звільнили з посади чиновника міськради. — Укрінформ.</text:p>
      <text:p text:style-name="P4">
Images: ['<text:a xlink:type="simple" xlink:href="https://static.ukrinform.com/photos/2023_06/thumb_files/630_360_1685871364-376.jpg" text:style-name="Internet_20_link" text:visited-style-name="Visited_20_Internet_20_Link">
630_360_16858...</text:a>
']</text:p>
      <text:p text:style-name="P4">
Tags: ['Звільнення', 'Чиновник', 'Запоріжжя', 'Укриття']</text:p>
      <text:p text:style-name="P4">
Type: Article</text:p>
      <!--METADATA-->
      <text:p text:style-name="P4">
<draw:frame draw:style-name="fr1" draw:name="Image162" text:anchor-type="as-char" svg:width="6.9236in" svg:height="3.956343in" draw:z-index="0">
<draw:image xlink:href="../Images/yкринформ/2023-06-27T21-17-00-03-00/630_360_1685871364-376.jpg" xlink:type="simple" xlink:show="embed" xlink:actuate="onLoad" draw:mime-type="image/jpeg"/>
</draw:frame>
 УЗапоріжжі через погані показники готовності укриттів звільнили з посадичиновника міськради.</text:p>
      <text:p text:style-name="P4">
Про це на брифінгу в ОВА повідомив в.о. міського голови Запоріжжя АнатолійКуртєв, передає кореспондент Укрінформу.</text:p>
      <text:p text:style-name="P4">
"З 27 липня 2023 року з посади начальника управління з питань попередженнянадзвичайних ситуацій та цивільного захисту населення Запорізької міської радибуло звільнено Валерія Філіповича", - сказав Куртєв.</text:p>
      <text:p text:style-name="P4">
Також звільнення будуть і в Запорізькій обласній військовій адміністрації. Їханонсував очільник області Юрій Малашко.</text:p>
      <text:p text:style-name="P4">
"Захист і безпека людей - головний пріоритет. Посадові особи будуть притягнутіі вже притягнуті до покарань: вже є звільнення в міській раді і будутьзвільнення посадових осіб в ОВА", - запевнив Малашко.</text:p>
      <text:p text:style-name="P4">
<text:span text:style-name="T4">
Читайте також:</text:span>
 <text:a xlink:type="simple" xlink:href="https://www.ukrinform.ua/rubric-ato/3728417-urad-doruciv-kamisinu-nevidkladno-napracuvati-risenna-dla-pokrasenna-situacii-z-ukrittami.html" text:style-name="Internet_20_link" text:visited-style-name="Visited_20_Internet_20_Link">
 Уряд доручив Камишину невідкладно напрацювати рішення дляпокращення ситуації з <text:span text:style-name="T4">
укриття</text:span>
 ми </text:a>
</text:p>
      <text:p text:style-name="P4">
Він заявив, що розроблено відповідний план, згідно якому мають якнайшвидшепривести укриття до ладу. Разом з ДСНС представники влади проводять регулярніперевірки. Замість тих укриттів, які не відповідають нормам, доручено знайтиальтернативні і ввести її в експлуатацію.</text:p>
      <text:p text:style-name="P4">
Раніше повідомлялось, що у <text:a xlink:type="simple" xlink:href="https://www.ukrinform.ua/tag-zaporizza" text:style-name="Internet_20_link" text:visited-style-name="Visited_20_Internet_20_Link">
 Запоріжжі </text:a>
 створили карту актуальних укриттів, які мають акти перевірки. Накарті нанесено понад 900 об'єктів.</text:p>
      <text:p text:style-name="P4">
Source: <text:a xlink:type="simple" xlink:href="https://www.ukrinform.ua/rubric-regions/3728517-u-zaporizzi-cerez-nezaleznij-stan-ukrittiv-zvilnili-cinovnika.html" text:style-name="Internet_20_link" text:visited-style-name="Visited_20_Internet_20_Link">
https://www.ukrinform.ua/rubric-regions/3728517-u-zaporizzi-cerez-nezaleznij-stan-ukrittiv-zvilnili-cinovnika.html</text:a>
</text:p>
      <!--NEWS-->
      <text:h text:style-name="P10" text:outline-level="1">
<text:span text:style-name="T4">
ЧЄ-2023 серед молоді: футболісти Грузії та Португалії - у чвертьфіналі</text:span>
</text:h>
      <text:p text:style-name="P4">
Authors: Ukrinform (Person)</text:p>
      <text:p text:style-name="P4">
Publisher: Укринформ (Organization)</text:p>
      <text:p text:style-name="P4">
Published Time: 2023-06-27T21:19:00+03:00</text:p>
      <text:p text:style-name="P4">
Modified Time: 2023-06-27T21:19:00+03:00</text:p>
      <text:p text:style-name="P4">
Description: На молодіжному чемпіонаті Європи з футболу (гравці до 21-го року) визначилися учасники 1/4 фіналу в квартеті А групового етапу фінального турніру. — Укрінформ.</text:p>
      <text:p text:style-name="P4">
Images: ['<text:a xlink:type="simple" xlink:href="https://static.ukrinform.com/photos/2023_06/thumb_files/630_360_1687889821-297.jpg" text:style-name="Internet_20_link" text:visited-style-name="Visited_20_Internet_20_Link">
630_360_16878...</text:a>
']</text:p>
      <text:p text:style-name="P4">
Tags: ['Футбол']</text:p>
      <text:p text:style-name="P4">
Type: Article</text:p>
      <!--METADATA-->
      <text:p text:style-name="P4">
<draw:frame draw:style-name="fr1" draw:name="Image163" text:anchor-type="as-char" svg:width="6.9236in" svg:height="3.956343in" draw:z-index="0">
<draw:image xlink:href="../Images/yкринформ/2023-06-27T21-19-00-03-00/630_360_1687889821-297.jpg" xlink:type="simple" xlink:show="embed" xlink:actuate="onLoad" draw:mime-type="image/jpeg"/>
</draw:frame>
 Намолодіжному чемпіонаті Європи з футболу (гравці до 21-го року) визначилисяучасники 1/4 фіналу в квартеті А групового етапу фінального турніру.</text:p>
      <text:p text:style-name="P4">
До чвертьфіналу змагань вийшли футболісти Грузії та Португалії, передаєУкрінформ.</text:p>
      <text:p text:style-name="P4">
Грузини у заключному турі групової стадії зіграли внічию з командоюНідерландів - 1:1, а португальці на останніх хвилинах перемогли бельгійців -2:1.</text:p>
      <text:p text:style-name="P4">
Турнірне становище: Грузія - 5 очок, Португалія - 4, Нідерланди - 3, Бельгія -2.</text:p>
      <text:p text:style-name="P4">
<text:span text:style-name="T4">
Читайте також:</text:span>
 <text:a xlink:type="simple" xlink:href="https://www.ukrinform.ua/rubric-sports/3728153-ukrainska-molodizka-u-statusi-cvertfinalistki-evro-zigrae-z-ispanieu.html" text:style-name="Internet_20_link" text:visited-style-name="Visited_20_Internet_20_Link">
 Українська «молодіжка» у статусі чвертьфіналістки Єврозіграє з Іспанією </text:a>
</text:p>
      <text:p text:style-name="P4">
У матчах за вихід до 1/2 фіналу Євро-2023 (U21) Грузія та Португаліязустрінуться відповідно з другою та першою командами групи В, лідер в якійсьогодні визначиться у поєдинку Україна - Іспанія.</text:p>
      <text:p text:style-name="P4">
Фото: Getty Images.</text:p>
      <text:p text:style-name="P4">
Source: <text:a xlink:type="simple" xlink:href="https://www.ukrinform.ua/rubric-sports/3728518-ce2023-sered-molodi-futbolisti-gruzii-ta-portugalii-u-cvertfinali.html" text:style-name="Internet_20_link" text:visited-style-name="Visited_20_Internet_20_Link">
https://www.ukrinform.ua/rubric-sports/3728518-ce2023-sered-molodi-futbolisti-gruzii-ta-portugalii-u-cvertfinali.html</text:a>
</text:p>
      <!--NEWS-->
      <text:h text:style-name="P10" text:outline-level="1">
<text:span text:style-name="T4">
У США анонсували нові кроки щодо ПВК «Вагнер» цього тижня</text:span>
</text:h>
      <text:p text:style-name="P4">
Authors: Ukrinform (Person)</text:p>
      <text:p text:style-name="P4">
Publisher: Укринформ (Organization)</text:p>
      <text:p text:style-name="P4">
Published Time: 2023-06-27T21:21:00+03:00</text:p>
      <text:p text:style-name="P4">
Modified Time: 2023-06-27T21:21:00+03:00</text:p>
      <text:p text:style-name="P4">
Description: Уряд Сполучених Штатів планує здійснити додаткові кроки для притягнення найманців ПВК «Вагнер» до відповідальності за злочини, скоєні в Україні та інших регіонах. — Укрінформ.</text:p>
      <text:p text:style-name="P4">
Images: ['<text:a xlink:type="simple" xlink:href="https://static.ukrinform.com/photos/2019_05/thumb_files/630_360_1556690028-879.jpg" text:style-name="Internet_20_link" text:visited-style-name="Visited_20_Internet_20_Link">
630_360_15566...</text:a>
']</text:p>
      <text:p text:style-name="P4">
Tags: ['США', 'Держдеп', 'ПВК "Вагнера"']</text:p>
      <text:p text:style-name="P4">
Type: Article</text:p>
      <!--METADATA-->
      <text:p text:style-name="P4">
<draw:frame draw:style-name="fr1" draw:name="Image164" text:anchor-type="as-char" svg:width="6.9236in" svg:height="3.956343in" draw:z-index="0">
<draw:image xlink:href="../Images/yкринформ/2023-06-27T21-21-00-03-00/630_360_1556690028-879.jpg" xlink:type="simple" xlink:show="embed" xlink:actuate="onLoad" draw:mime-type="image/jpeg"/>
</draw:frame>
 УрядСполучених Штатів планує здійснити додаткові кроки для притягнення найманцівПВК «Вагнер» до відповідальності за злочини, скоєні в Україні та іншихрегіонах.</text:p>
      <text:p text:style-name="P4">
Про це заявив на пресбрифінгу речник Держдепартаменту США Меттью Міллер,передає кореспондент Укрінформу.</text:p>
      <text:p text:style-name="P4">
«Найближчим часом стежте за оновленнями, ви побачите додаткові кроки з бокуСполучених Штатів, щоби притягти їх до відповідальності за скоєне», - зауваживпредставник Держдепу.</text:p>
      <text:p text:style-name="P4">
Він уточнив, що нові кроки очікуються вже цього тижня.</text:p>
      <text:p text:style-name="P4">
<text:span text:style-name="T4">
Читайте також:</text:span>
 <text:span text:style-name="T4">
<text:a xlink:type="simple" xlink:href="https://www.ukrinform.ua/rubric-world/3728453-duda-vvazae-peremisenna-pvk-vagner-do-bilorusi-duze-negativnim-signalom.html" text:style-name="Internet_20_link" text:visited-style-name="Visited_20_Internet_20_Link">
 Дуда вважає переміщення ПВК «Вагнер» до Білорусі «дуженегативним сигналом» </text:a>
 </text:span>
</text:p>
      <text:p text:style-name="P4">
Як повідомляв Укрінформ, напередодні держсекретар США Ентоні Блінкен заявив,що військовий заколот найманців з <text:span text:style-name="T4">
<text:a xlink:type="simple" xlink:href="https://www.ukrinform.ua/tag-pvk-vagnera" text:style-name="Internet_20_link" text:visited-style-name="Visited_20_Internet_20_Link">
 ПВК «Вагнер»</text:a>
 </text:span>
 минулого тижня на чолі зПригожиним продемонстрував «тріщини» у владі Путіна.</text:p>
      <text:p text:style-name="P4">
<text:span text:style-name="T4">
Читайте також:</text:span>
 <text:span text:style-name="T4">
<text:a xlink:type="simple" xlink:href="https://www.ukrinform.ua/rubric-world/3728434-lukasenko-pidtverdiv-pributta-prigozina-do-bilorusi.html" text:style-name="Internet_20_link" text:visited-style-name="Visited_20_Internet_20_Link">
 Лукашенко підтвердив прибуття Пригожина до Білорусі</text:a>
 </text:span>
</text:p>
      <text:p text:style-name="P4">
Водночас глава американської дипломатії висловив упевненість, що фінальний актрозвитку ситуації в Росії ще попереду.</text:p>
      <text:p text:style-name="P4">
Source: <text:a xlink:type="simple" xlink:href="https://www.ukrinform.ua/rubric-world/3728520-u-ssa-anonsuvali-novi-kroki-sodo-pvk-vagner-cogo-tizna.html" text:style-name="Internet_20_link" text:visited-style-name="Visited_20_Internet_20_Link">
https://www.ukrinform.ua/rubric-world/3728520-u-ssa-anonsuvali-novi-kroki-sodo-pvk-vagner-cogo-tizna.html</text:a>
</text:p>
      <!--NEWS-->
      <text:h text:style-name="P10" text:outline-level="1">
<text:span text:style-name="T4">
У Гаазі стартував підготовчий захід до саміту НАТО</text:span>
</text:h>
      <text:p text:style-name="P4">
Authors: Ukrinform (Person)</text:p>
      <text:p text:style-name="P4">
Publisher: Укринформ (Organization)</text:p>
      <text:p text:style-name="P4">
Published Time: 2023-06-27T21:26:00+03:00</text:p>
      <text:p text:style-name="P4">
Modified Time: 2023-06-27T21:26:00+03:00</text:p>
      <text:p text:style-name="P4">
Description: У Гаазі стартував підготовчий захід до саміту НАТО, який проходить за ініціативи прем’єр-міністра Нідерландів Марка Рютте та генерального секретаря НАТО Єнса Столтенберга. — Укрінформ.</text:p>
      <text:p text:style-name="P4">
Images: ['<text:a xlink:type="simple" xlink:href="https://static.ukrinform.com/photos/2023_06/thumb_files/630_360_1687890860-356.jpeg" text:style-name="Internet_20_link" text:visited-style-name="Visited_20_Internet_20_Link">
630_360_16878...</text:a>
']</text:p>
      <text:p text:style-name="P4">
Tags: ['Гаага', 'Рютте', 'Саміт НАТО', 'Столтенберг']</text:p>
      <text:p text:style-name="P4">
Type: Article</text:p>
      <!--METADATA-->
      <text:p text:style-name="P4">
<draw:frame draw:style-name="fr1" draw:name="Image165" text:anchor-type="as-char" svg:width="6.9236in" svg:height="3.956343in" draw:z-index="0">
<draw:image xlink:href="../Images/yкринформ/2023-06-27T21-26-00-03-00/630_360_1687890860-356.jpeg" xlink:type="simple" xlink:show="embed" xlink:actuate="onLoad" draw:mime-type="image/jpeg"/>
</draw:frame>
 У Гаазістартував підготовчий захід до саміту НАТО, який проходить за ініціативипрем’єр-міністра Нідерландів Марка Рютте та генерального секретаря НАТО ЄнсаСтолтенберга.</text:p>
      <text:p text:style-name="P4">
Як повідомляє кореспондент Укрінформу в Гаазі, у вівторок, 27 червня 2023, унідерландській Гаазі розпочалася зустріч у рамках підготовки до саміту НАТО,який має відбутися у Вільнюсі 11 та 12 липня.</text:p>
      <text:p text:style-name="P4">
Першим на захід прибув генеральний секретар <text:a xlink:type="simple" xlink:href="https://www.ukrinform.ua/tag-nato" text:style-name="Internet_20_link" text:visited-style-name="Visited_20_Internet_20_Link">
 НАТО</text:a>
 Єнс Столтенберг, після чого разом зпрем’єр-міністром Нідерландів Марком Рютте вони зустрічали інших учасниківзаходу.</text:p>
      <text:p text:style-name="P4">
</text:p>
      <text:p text:style-name="P4">
Участь у заході беруть президент Литви Ґітанас Науседа, президент ПольщіАнджей Дуда, президент Румунії Клаус Йоганніс, прем'єр-міністр БельгіїАлександер де Кроо, прем’єр-міністр Норвегії Йонас Гар Стере, премʼєр-міністрАлбанії Еді Рама.</text:p>
      <text:p text:style-name="P4">
</text:p>
      <text:p text:style-name="P4">
Під час цієї зустрічі її учасники обговорюють війну РФ в Україні та безпековуситуацію у світі.</text:p>
      <text:p text:style-name="P4">
</text:p>
      <text:p text:style-name="P4">
Як повідомлялося, від початку російського вторгнення в Україну НАТО та країни-союзниці продовжують надавати Україні суттєву політичну, економічну,гуманітарну та військову допомогу. Продовження та нарощування такої допомогибуде однією з головних тем під час зустрічі глав держав та урядів країнАльянсу, що відбудеться у Вільнюсі 11-12 липня.</text:p>
      <text:p text:style-name="P4">
Генеральний секретар НАТО Єнс Столтенберг зазначив на одній з останніхпресконференцій, що союзники по НАТО погоджуються з тим, що Україна станечленом Альянсу, але не розглядатимуть питання щодо її формального запрошеннядля входження під час Вільнюського саміту.</text:p>
      <text:p text:style-name="P4">
<text:span text:style-name="T4">
Читайте також:</text:span>
 <text:a xlink:type="simple" xlink:href="https://www.ukrinform.ua/rubric-polytics/3728503-ukraina-ocikue-na-samiti-u-vilnusi-duze-silnogo-signalu-sodo-vstupu-v-nato-ermak.html" text:style-name="Internet_20_link" text:visited-style-name="Visited_20_Internet_20_Link">
 Україна очікує на саміті у Вільнюсі «дуже сильногосигналу» щодо вступу в <text:span text:style-name="T4">
НАТО</text:span>
 - Єрмак </text:a>
</text:p>
      <text:p text:style-name="P4">
Він зауважив, що ухвалені під час саміту у Вільнюсі рішення приведуть Українуближче до НАТО.</text:p>
      <text:p text:style-name="P4">
На всіх рівнях українська сторона наголосила, що запевнень про те, що "Українастане членом Альянсу", які лунали під час Бухарестського саміту НАТО у 2008році, вже недостатньо.</text:p>
      <text:p text:style-name="P4">
Натомість Україна ставить перед союзниками по НАТО питання надання гарантійбезпеки та чіткої перспективи руху до повноправного членства в Альянсі.</text:p>
      <text:p text:style-name="P4">
Source: <text:a xlink:type="simple" xlink:href="https://www.ukrinform.ua/rubric-world/3728519-u-gaazi-startuvav-pidgotovcij-zahid-do-samitu-nato.html" text:style-name="Internet_20_link" text:visited-style-name="Visited_20_Internet_20_Link">
https://www.ukrinform.ua/rubric-world/3728519-u-gaazi-startuvav-pidgotovcij-zahid-do-samitu-nato.html</text:a>
</text:p>
      <!--NEWS-->
      <text:h text:style-name="P10" text:outline-level="1">
<text:span text:style-name="T4">
Польські лісівники передали ЗСУ партію позашляховиків і дронів</text:span>
</text:h>
      <text:p text:style-name="P4">
Authors: Ukrinform (Person)</text:p>
      <text:p text:style-name="P4">
Publisher: Укринформ (Organization)</text:p>
      <text:p text:style-name="P4">
Published Time: 2023-06-27T21:29:00+03:00</text:p>
      <text:p text:style-name="P4">
Modified Time: 2023-06-27T21:29:00+03:00</text:p>
      <text:p text:style-name="P4">
Description: Лісівники Польщі передали для Збройних Сил України 22 позашляховики та 22 дрони. — Укрінформ.</text:p>
      <text:p text:style-name="P4">
Images: ['<text:a xlink:type="simple" xlink:href="https://static.ukrinform.com/photos/2023_06/thumb_files/630_360_1687890177-463.jpg" text:style-name="Internet_20_link" text:visited-style-name="Visited_20_Internet_20_Link">
630_360_16878...</text:a>
']</text:p>
      <text:p text:style-name="P4">
Tags: ['Автомобіль', 'Польща', 'ЗСУ', 'Дрон']</text:p>
      <text:p text:style-name="P4">
Type: Article</text:p>
      <!--METADATA-->
      <text:p text:style-name="P4">
<draw:frame draw:style-name="fr1" draw:name="Image171" text:anchor-type="as-char" svg:width="6.9236in" svg:height="3.956343in" draw:z-index="0">
<draw:image xlink:href="../Images/yкринформ/2023-06-27T21-29-00-03-00/630_360_1687890177-463.jpg" xlink:type="simple" xlink:show="embed" xlink:actuate="onLoad" draw:mime-type="image/jpeg"/>
</draw:frame>
 ЛісівникиПольщі передали для Збройних Сил України 22 позашляховики та 22 дрони.</text:p>
      <text:p text:style-name="P4">
Про це повідомив в. о. генерального директора ДП «Ліси України» ЮрійБолоховець у <text:a xlink:type="simple" xlink:href="https://www.facebook.com/permalink.php" text:style-name="Internet_20_link" text:visited-style-name="Visited_20_Internet_20_Link">
 Фейсбуці</text:a>
, передає Укрінформ.</text:p>
      <text:p text:style-name="P4">
«Передаємо ЗСУ 22 позашляховика і 22 дрона від польських лісівників», -повідомив Болоховець.</text:p>
      <text:p text:style-name="P4">
За його словами, за час повномасштабного вторгнення від польських лісгоспів доукраїнського війська вже надійшло 117 автомобілів, 74 дрона, 35 тепловізорів,20 генераторів, 1,5 тисячі комплектів наплічників тощо.</text:p>
      <text:p text:style-name="P4">
<text:span text:style-name="T4">
Читайте також:</text:span>
 <text:a xlink:type="simple" xlink:href="https://www.ukrinform.ua/rubric-world/3720857-pivdenna-korea-ta-polsa-planuut-razom-rozroblati-kolisnu-bronetehniku.html" text:style-name="Internet_20_link" text:visited-style-name="Visited_20_Internet_20_Link">
 Південна Корея та <text:span text:style-name="T4">
Польща</text:span>
 планують разом розроблятиколісну бронетехніку </text:a>
</text:p>
      <text:p text:style-name="P4">
Крім техніки для військових, польська сторона передала Україні 27 червня ще й54 одиниці лісової техніки, яка буде розподілена між південними та східнимирегіонами, де ліс потребує найшвидшого відновлення.</text:p>
      <text:p text:style-name="P4">
Як повідомлялося, незабаром МВС <text:a xlink:type="simple" xlink:href="https://www.ukrinform.ua/tag-polsa" text:style-name="Internet_20_link" text:visited-style-name="Visited_20_Internet_20_Link">
 Польщі </text:a>
поставить підрозділам МВС України – Нацгвардії, поліції та Прикордонній службі- <text:a xlink:type="simple" xlink:href="https://www.ukrinform.ua/rubric-ato/3727859-polsa-vidpravit-ukrainskim-silovikam-tisaci-avtomativ-i-miljoni-naboiv.html" text:style-name="Internet_20_link" text:visited-style-name="Visited_20_Internet_20_Link">
 тисячі автоматів та мільйони набоїв </text:a>
 .</text:p>
      <text:p text:style-name="P4">
<text:span text:style-name="T5">
Фото: Юрій Болоховець, Facebook</text:span>
</text:p>
      <text:p text:style-name="P4">
Source: <text:a xlink:type="simple" xlink:href="https://www.ukrinform.ua/rubric-ato/3728521-polski-lisivniki-peredali-zsu-partiu-pozaslahovikiv-i-droniv.html" text:style-name="Internet_20_link" text:visited-style-name="Visited_20_Internet_20_Link">
https://www.ukrinform.ua/rubric-ato/3728521-polski-lisivniki-peredali-zsu-partiu-pozaslahovikiv-i-droniv.html</text:a>
</text:p>
      <!--NEWS-->
      <text:h text:style-name="P10" text:outline-level="1">
<text:span text:style-name="T4">
Данілов назвав повідомлення про табори для «вагнерівців» у Білорусі «звичайною ІПСО»</text:span>
</text:h>
      <text:p text:style-name="P4">
Authors: Ukrinform (Person)</text:p>
      <text:p text:style-name="P4">
Publisher: Укринформ (Organization)</text:p>
      <text:p text:style-name="P4">
Published Time: 2023-06-27T21:32:00+03:00</text:p>
      <text:p text:style-name="P4">
Modified Time: 2023-06-27T21:32:00+03:00</text:p>
      <text:p text:style-name="P4">
Description: Повідомлення про нібито табори для "вагнерівців" на території Білорусі є інформаційно-психологічною спецоперацією, адже Олександр Лукашенко цього не дозволить. — Укрінформ.</text:p>
      <text:p text:style-name="P4">
Images: ['<text:a xlink:type="simple" xlink:href="https://static.ukrinform.com/photos/2023_04/thumb_files/630_360_1680783799-703.jpg" text:style-name="Internet_20_link" text:visited-style-name="Visited_20_Internet_20_Link">
630_360_16807...</text:a>
']</text:p>
      <text:p text:style-name="P4">
Tags: ['Білорусь', 'РНБО', 'Данілов', 'ІПСО']</text:p>
      <text:p text:style-name="P4">
Type: Article</text:p>
      <!--METADATA-->
      <text:p text:style-name="P4">
<draw:frame draw:style-name="fr1" draw:name="Image172" text:anchor-type="as-char" svg:width="6.9236in" svg:height="3.956343in" draw:z-index="0">
<draw:image xlink:href="../Images/yкринформ/2023-06-27T21-32-00-03-00/630_360_1680783799-703.jpg" xlink:type="simple" xlink:show="embed" xlink:actuate="onLoad" draw:mime-type="image/jpeg"/>
</draw:frame>
Повідомлення про нібито табори для "вагнерівців" на території Білорусі єінформаційно-психологічною спецоперацією, адже Олександр Лукашенко цього недозволить.</text:p>
      <text:p text:style-name="P4">
Таку думку висловив секретар Ради національної безпеки та оборони УкраїниОлексій Данілов в ефірі загальнонаціонального телемарафону «Єдині новини»,передає кореспондент Укрінформу.</text:p>
      <text:p text:style-name="P4">
«Лукашенко дуже досвідчений політик, він з 1994 року при владі... Він ніколине дозволить нікому будувати ніяких таборів на своїй території. Це виключенаситуація. Це росіяни поширюють, щоб робити певні ІПСО або впливати на нашукраїну, на Польщу, на Литву, які мають кордони з <text:a xlink:type="simple" xlink:href="https://www.ukrinform.ua/tag-bilorus" text:style-name="Internet_20_link" text:visited-style-name="Visited_20_Internet_20_Link">
 Білоруссю</text:a>
 . Це звичайна спецоперація. Я недумаю, що Лукашенко дозволить, як Путін, робити окрему приватну армію на своїйтериторії, яка не буде в нього під контролем», - заявив Данілов.</text:p>
      <text:p text:style-name="P4">
За його словами, ситуація в Росії доводить, що у країні не може бути багатоприватних військових компаній, оскільки все закінчується з’ясуванням стосунківміж ними.</text:p>
      <text:p text:style-name="P4">
<text:span text:style-name="T4">
Читайте також:</text:span>
 <text:a xlink:type="simple" xlink:href="https://www.ukrinform.ua/rubric-polytics/3728485-prigozin-ne-e-samostijnou-figurou-za-nim-stoat-ludi-v-pogonah-danilov.html" text:style-name="Internet_20_link" text:visited-style-name="Visited_20_Internet_20_Link">
 Пригожин не є самостійною фігурою, за ним стоять люди впогонах – Данілов </text:a>
</text:p>
      <text:p text:style-name="P4">
Коментуючи дозвіл на перебування ватажка ПВК "Вагнер" Євгена Пригожина натериторії Білорусі, секретар РНБО нагадав, що Лукашенко багато років обіцяєсоюзну державу з РФ і при цьому постійно "тягне" гроші з російського бюджету.</text:p>
      <text:p text:style-name="P4">
«Це людина, яка створювала так званий Союз ще за часів Єльцина. Це доволіхитрий лис, ніякого Союзу там не буде, і він для своїх інтересів це питаннявідпрацьовує», - вважає секретар Радбезу.</text:p>
      <text:p text:style-name="P4">
Водночас Данілов укотре висловив переконання, що світу слід готуватись дорозвалу Російської Федерації.</text:p>
      <text:p text:style-name="P4">
«Каталізатором цього можуть стати будь-які події, і світ має до цьогопідготуватися. Тому що розпад Росії неминучий», - наголосив він.</text:p>
      <text:p text:style-name="P4">
Щодо ситуації на фронті, то, за словами секретаря Радбезу, точаться важкі бої,українські військові «кожного дня просуваються вперед, вперед і ще раз вперед,і те, що є наш, український план, в який спосіб ми маємо рухатись уперед, вінвиконується».</text:p>
      <text:p text:style-name="P4">
Як повідомляв Укрінформ, <text:a xlink:type="simple" xlink:href="https://www.ukrinform.ua/rubric-other_news/3727120-zakolot-prigozina-vse-so-vidomo-na-cej-moment.html" text:style-name="Internet_20_link" text:visited-style-name="Visited_20_Internet_20_Link">
 ватажок ПВК "Вагнер" Євген Пригожин 23 червняоголосив демарш проти російського військового керівництва</text:a>
 , зокрема проти міністра оборони РФ Сергія Шойгу.</text:p>
      <text:p text:style-name="P4">
Олександр Лукашенко провів переговори з Пригожиним, після чого той заявив, щобійці угруповання повертаються до польових таборів. У вівторок Лукашенкопідтвердив прибуття Пригожина у Білорусь.</text:p>
      <text:p text:style-name="P4">
<text:a xlink:type="simple" xlink:href="https://www.ukrinform.ua/rubric-world/3728453-duda-vvazae-peremisenna-pvk-vagner-do-bilorusi-duze-negativnim-signalom.html" text:style-name="Internet_20_link" text:visited-style-name="Visited_20_Internet_20_Link">
 Президент Польщі Анджей Дуда вважає </text:a>
 , що переміщення ПВК “Вагнер” і її ватажка Євгена Пригожина доБілорусі є “дуже негативним сигналом”.</text:p>
      <text:p text:style-name="P4">
Source: <text:a xlink:type="simple" xlink:href="https://www.ukrinform.ua/rubric-ato/3728522-danilov-nazvav-povidomlenna-pro-tabori-dla-vagnerivciv-u-bilorusi-zvicajnou-ipso.html" text:style-name="Internet_20_link" text:visited-style-name="Visited_20_Internet_20_Link">
https://www.ukrinform.ua/rubric-ato/3728522-danilov-nazvav-povidomlenna-pro-tabori-dla-vagnerivciv-u-bilorusi-zvicajnou-ipso.html</text:a>
</text:p>
      <!--NEWS-->
      <text:h text:style-name="P10" text:outline-level="1">
<text:span text:style-name="T4">
Єрмак здивований нейтральною позицією Ізраїлю щодо війни РФ проти України</text:span>
</text:h>
      <text:p text:style-name="P4">
Authors: Ukrinform (Person)</text:p>
      <text:p text:style-name="P4">
Publisher: Укринформ (Organization)</text:p>
      <text:p text:style-name="P4">
Published Time: 2023-06-27T21:41:00+03:00</text:p>
      <text:p text:style-name="P4">
Modified Time: 2023-06-27T21:41:00+03:00</text:p>
      <text:p text:style-name="P4">
Description: Позиція Ізраїлю не може бути нейтральною з огляду на розв`язану Росією війну та скоєні нею в Україні злочини. — Укрінформ.</text:p>
      <text:p text:style-name="P4">
Images: ['<text:a xlink:type="simple" xlink:href="https://static.ukrinform.com/photos/2023_06/thumb_files/630_360_1687457216-618.jpeg" text:style-name="Internet_20_link" text:visited-style-name="Visited_20_Internet_20_Link">
630_360_16874...</text:a>
']</text:p>
      <text:p text:style-name="P4">
Tags: ['Ізраїль', 'Україна', 'Єрмак', 'Війна з Росією']</text:p>
      <text:p text:style-name="P4">
Type: Article</text:p>
      <!--METADATA-->
      <text:p text:style-name="P4">
<draw:frame draw:style-name="fr1" draw:name="Image173" text:anchor-type="as-char" svg:width="6.9236in" svg:height="3.956343in" draw:z-index="0">
<draw:image xlink:href="../Images/yкринформ/2023-06-27T21-41-00-03-00/630_360_1687457216-618.jpeg" xlink:type="simple" xlink:show="embed" xlink:actuate="onLoad" draw:mime-type="image/jpeg"/>
</draw:frame>
 ПозиціяІзраїлю не може бути нейтральною з огляду на розв`язану Росією війну та скоєнінею в Україні злочини.</text:p>
      <text:p text:style-name="P4">
Таке переконання висловив керівник Офісу Президента Андрій Єрмак на зустрічі зжурналістами, передає кореспондент Укрінформу.</text:p>
      <text:p text:style-name="P4">
Єрмак заявив, що не розуміє, чому Ізраїль як держава чітко не задекларуваласвоє ставлення до "абсолютно неадекватних" заяв Президента Росії ВолодимираПутіна, який, зокрема, називав Президента України Володимира Зеленського"ганьбою єврейського народу".</text:p>
      <text:p text:style-name="P4">
"Не розумію, чому Нетаньягу (прем'єр-міністр Ізраїлю Біньямін Нетаньягу –ред.) не приїхав до Києва. Чому цього не сталось навіть після прильотів ракетдо святих місць – в Умані, в Бабиному Яру", - заявив очільник ОП.</text:p>
      <text:p text:style-name="P4">
<text:span text:style-name="T4">
Читайте також:</text:span>
 <text:span text:style-name="T4">
<text:a xlink:type="simple" xlink:href="https://www.ukrinform.ua/rubric-polytics/3727558-posolstvo-ukraini-rozkritikuvalo-politiku-uradu-izrailu-sodo-rf-i-zaklikalo-pidtrimati-kiiv.html" text:style-name="Internet_20_link" text:visited-style-name="Visited_20_Internet_20_Link">
 Посольство України розкритикувало політику урядуІзраїлю щодо РФ і закликало підтримати Київ </text:a>
 </text:span>
</text:p>
      <text:p text:style-name="P4">
Він відзначив, що Ізраїль надає значну гуманітарну допомогу Україні, тависловив думку, що допомога могла б бути значно серйознішою.</text:p>
      <text:p text:style-name="P4">
«Не знаю, чи вживати слово «повинні», тож вживу слово «можуть» значно більшедопомогати. Наприклад, вони знають, як збивати іранські дрони. Як ніхтознають. Ізраїль мав би бути на стороні світла, так ми вважаємо. Так вважають інаші партнери, зокрема, США», - сказав Єрмак.</text:p>
      <text:p text:style-name="P4">
<text:span text:style-name="T4">
Читайте також:</text:span>
 <text:span text:style-name="T4">
<text:a xlink:type="simple" xlink:href="https://www.ukrinform.ua/rubric-polytics/3728221-ukrainskogo-posla-viklikali-do-mzs-izrailu-pisla-kritiki-politiki-uradu.html" text:style-name="Internet_20_link" text:visited-style-name="Visited_20_Internet_20_Link">
 Українського посла викликали до МЗС Ізраїлю післякритики політики уряду </text:a>
 </text:span>
</text:p>
      <text:p text:style-name="P4">
Як <text:span text:style-name="T4">
<text:a xlink:type="simple" xlink:href="https://www.ukrinform.ua/rubric-polytics/3727558-posolstvo-ukraini-rozkritikuvalo-politiku-uradu-izrailu-sodo-rf-i-zaklikalo-pidtrimati-kiiv.html" text:style-name="Internet_20_link" text:visited-style-name="Visited_20_Internet_20_Link">
 повідомлялося </text:a>
 </text:span>
 , посольство України в Державі Ізраїльзакликало ізраїльський уряд змінити свою позицію щодо РФ та підтримати Українуоборонними засобами у боротьбі з агресором.</text:p>
      <text:p text:style-name="P4">
Після цього посла України Євгена Корнійчука викликали до Міністерствазакордонних справ <text:span text:style-name="T4">
<text:a xlink:type="simple" xlink:href="https://www.ukrinform.ua/tag-izrail" text:style-name="Internet_20_link" text:visited-style-name="Visited_20_Internet_20_Link">
 Ізраїлю </text:a>
 </text:span>
 .</text:p>
      <text:p text:style-name="P4">
Голова уряду Ізраїлю Біньямін Нетаньягу в інтерв’ю заявив, що його країнаперебуває в особливій ситуації, ніж Польща, Німеччина, Франція чи будь-яказахідна країна.</text:p>
      <text:p text:style-name="P4">
<text:span text:style-name="T4">
Читайте також:</text:span>
 <text:span text:style-name="T4">
<text:a xlink:type="simple" xlink:href="https://www.ukrinform.ua/rubric-ato/3728262-senatori-ssa-zaklikali-nadati-ukraini-batareu-zaliznogo-kupola.html" text:style-name="Internet_20_link" text:visited-style-name="Visited_20_Internet_20_Link">
 Сенатори США закликали надати Україні батарею«Залізного купола» </text:a>
 </text:span>
</text:p>
      <text:p text:style-name="P4">
За словами Нетаньягу, Ізраїль також стурбований тим, що будь-які системи,надані Україні, будуть використані проти них, оскільки можуть потрапити доІрану. На його думку, збалансований спосіб, у який діє Ізраїль, є правильним.</text:p>
      <text:p text:style-name="P4">
Source: <text:a xlink:type="simple" xlink:href="https://www.ukrinform.ua/rubric-polytics/3728525-ermak-zdivovanij-nejtralnou-pozicieu-izrailu-sodo-vijni-rf-proti-ukraini.html" text:style-name="Internet_20_link" text:visited-style-name="Visited_20_Internet_20_Link">
https://www.ukrinform.ua/rubric-polytics/3728525-ermak-zdivovanij-nejtralnou-pozicieu-izrailu-sodo-vijni-rf-proti-ukraini.html</text:a>
</text:p>
      <!--NEWS-->
      <text:h text:style-name="P10" text:outline-level="1">
<text:span text:style-name="T4">
Лукашенко прихистив Пригожина в інтересах Кремля – Держдеп</text:span>
</text:h>
      <text:p text:style-name="P4">
Authors: Ukrinform (Person)</text:p>
      <text:p text:style-name="P4">
Publisher: Укринформ (Organization)</text:p>
      <text:p text:style-name="P4">
Published Time: 2023-06-27T21:49:00+03:00</text:p>
      <text:p text:style-name="P4">
Modified Time: 2023-06-27T21:49:00+03:00</text:p>
      <text:p text:style-name="P4">
Description: Офіційний Вашингтон вважає, що дії Олександра Лукашенка, який прихистив воєнного злочинця Євгена Пригожина у Білорусі, сприяють інтересам Кремля, а не білорусів. — Укрінформ.</text:p>
      <text:p text:style-name="P4">
Images: ['<text:a xlink:type="simple" xlink:href="https://static.ukrinform.com/photos/2021_12/thumb_files/630_360_1640869831-423.jpg" text:style-name="Internet_20_link" text:visited-style-name="Visited_20_Internet_20_Link">
630_360_16408...</text:a>
']</text:p>
      <text:p text:style-name="P4">
Tags: ['Кремль', 'Лукашенко', 'Держдеп', 'Пригожин']</text:p>
      <text:p text:style-name="P4">
Type: Article</text:p>
      <!--METADATA-->
      <text:p text:style-name="P4">
<draw:frame draw:style-name="fr1" draw:name="Image174" text:anchor-type="as-char" svg:width="6.9236in" svg:height="3.956343in" draw:z-index="0">
<draw:image xlink:href="../Images/yкринформ/2023-06-27T21-49-00-03-00/630_360_1640869831-423.jpg" xlink:type="simple" xlink:show="embed" xlink:actuate="onLoad" draw:mime-type="image/jpeg"/>
</draw:frame>
 ОфіційнийВашингтон вважає, що дії Олександра Лукашенка, який прихистив воєнногозлочинця Євгена Пригожина у Білорусі, сприяють інтересам Кремля, а небілорусів.</text:p>
      <text:p text:style-name="P4">
Про це заявив на пресбрифінгу речник Державного департаменту США МеттьюМіллер, передає кореспондент Укрінформу.</text:p>
      <text:p text:style-name="P4">
«Рішення Лукашенка прийняти його (Пригожина – ред.) в <text:a xlink:type="simple" xlink:href="https://www.ukrinform.ua/tag-bilorus" text:style-name="Internet_20_link" text:visited-style-name="Visited_20_Internet_20_Link">
 Білорусі</text:a>
 насправді свідчить про те, що вінпродовжує робити кроки не в інтересах свого народу, а в інтересах Кремля»,-зауважив представник зовнішньополітичного відомства США.</text:p>
      <text:p text:style-name="P4">
Він підкреслив, що Сполучені Штати уважно стежать за діяльністю ПВК «Вагнер»як в Україні, так і в Африці, а також у будь-якій іншій точці світу, де б вонане діяла. Міллер зазначив, що активність «вагнерівців» шкодить інтересамкраїн, де вони перебувають.</text:p>
      <text:p text:style-name="P4">
<text:span text:style-name="T4">
Читайте також:</text:span>
 <text:a xlink:type="simple" xlink:href="https://www.ukrinform.ua/rubric-polytics/3728485-prigozin-ne-e-samostijnou-figurou-za-nim-stoat-ludi-v-pogonah-danilov.html" text:style-name="Internet_20_link" text:visited-style-name="Visited_20_Internet_20_Link">
 <text:span text:style-name="T4">
Пригожин</text:span>
 не є самостійною фігурою, за ним стоять людив погонах – Данілов </text:a>
</text:p>
      <text:p text:style-name="P4">
Як повідомляв <text:a xlink:type="simple" xlink:href="https://www.ukrinform.ua/rubric-world/3728520-u-ssa-anonsuvali-novi-kroki-sodo-pvk-vagner-cogo-tizna.html" text:style-name="Internet_20_link" text:visited-style-name="Visited_20_Internet_20_Link">
 Укрінформ </text:a>
 , увівторок Держдепартамент США заявив, що адміністрація Байдена планує цьоготижня запровадити додаткові кроки для притягнення найманців ПВК «Вагнер» довідповідальності.</text:p>
      <text:p text:style-name="P4">
Source: <text:a xlink:type="simple" xlink:href="https://www.ukrinform.ua/rubric-world/3728526-lukasenko-prihistiv-prigozina-v-interesah-kremla-derzdep.html" text:style-name="Internet_20_link" text:visited-style-name="Visited_20_Internet_20_Link">
https://www.ukrinform.ua/rubric-world/3728526-lukasenko-prihistiv-prigozina-v-interesah-kremla-derzdep.html</text:a>
</text:p>
      <!--NEWS-->
      <text:h text:style-name="P10" text:outline-level="1">
<text:span text:style-name="T4">
У Львові рідні Василя Сліпака та ще 25 загиблих на війні містян отримали їхні нагороди</text:span>
</text:h>
      <text:p text:style-name="P4">
Authors: Ukrinform (Person)</text:p>
      <text:p text:style-name="P4">
Publisher: Укринформ (Organization)</text:p>
      <text:p text:style-name="P4">
Published Time: 2023-06-27T21:51:00+03:00</text:p>
      <text:p text:style-name="P4">
Modified Time: 2023-06-27T21:51:00+03:00</text:p>
      <text:p text:style-name="P4">
Description: У Львові рідним 26 захисників, які полягли в російсько-українській війні, вручили відзнаку «Почесний знак Святого Юрія». Серед нагороджених посмертно, зокрема, оперний співак і доброволець Василь Сліпак. — Укрінформ.</text:p>
      <text:p text:style-name="P4">
Images: ['<text:a xlink:type="simple" xlink:href="https://static.ukrinform.com/photos/2023_06/thumb_files/630_360_1687891732-3651.jpeg" text:style-name="Internet_20_link" text:visited-style-name="Visited_20_Internet_20_Link">
630_360_16878...</text:a>
']</text:p>
      <text:p text:style-name="P4">
Tags: ['Львів', 'Нагорода', 'Садовий', 'Сліпак', 'ЗСУ', 'Війна з Росією']</text:p>
      <text:p text:style-name="P4">
Type: Article</text:p>
      <!--METADATA-->
      <text:p text:style-name="P4">
<draw:frame draw:style-name="fr1" draw:name="Image175" text:anchor-type="as-char" svg:width="6.9236in" svg:height="3.956343in" draw:z-index="0">
<draw:image xlink:href="../Images/yкринформ/2023-06-27T21-51-00-03-00/630_360_1687891732-3651.jpeg" xlink:type="simple" xlink:show="embed" xlink:actuate="onLoad" draw:mime-type="image/jpeg"/>
</draw:frame>
 У Львовірідним 26 захисників, які полягли в російсько-українській війні, вручиливідзнаку «Почесний знак Святого Юрія». Серед нагороджених посмертно, зокрема,оперний співак і доброволець Василь Сліпак.</text:p>
      <text:p text:style-name="P4">
Про це повідомляє <text:a xlink:type="simple" xlink:href="https://city-adm.lviv.ua/news/society/public-sector/297217-u-merii-lvova-posmertno-nahorodyly-lvivian-iaki-z-2014-roku-boronyly-nezalezhnist-ukrainy-foto-video" text:style-name="Internet_20_link" text:visited-style-name="Visited_20_Internet_20_Link">
 пресслужба </text:a>
 Львівської міськради, передаєУкрінформ.</text:p>
      <text:p text:style-name="P4">
</text:p>
      <text:p text:style-name="P4">
<text:a xlink:type="simple" xlink:href="https://static.ukrinform.com/photos/2023_06/1687891732-5891.jpeg" text:style-name="Internet_20_link" text:visited-style-name="Visited_20_Internet_20_Link">
 </text:a>
 <text:a xlink:type="simple" xlink:href="https://static.ukrinform.com/photos/2023_06/1687891732-3651.jpeg" text:style-name="Internet_20_link" text:visited-style-name="Visited_20_Internet_20_Link">
<draw:frame draw:style-name="fr1" draw:name="Image178" text:anchor-type="as-char" svg:width="6.9236in" svg:height="3.956343in" draw:z-index="0">
<draw:image xlink:href="../Images/yкринформ/2023-06-27T21-51-00-03-00/630_360_1687891732-3651.jpeg" xlink:type="simple" xlink:show="embed" xlink:actuate="onLoad" draw:mime-type="image/jpeg"/>
</draw:frame>
</text:a>
 <text:a xlink:type="simple" xlink:href="https://static.ukrinform.com/photos/2023_06/1687891732-9711.jpeg" text:style-name="Internet_20_link" text:visited-style-name="Visited_20_Internet_20_Link">
</text:a>
 <text:a xlink:type="simple" xlink:href="https://static.ukrinform.com/photos/2023_06/1687891732-4228.jpeg" text:style-name="Internet_20_link" text:visited-style-name="Visited_20_Internet_20_Link">
</text:a>
 <text:a xlink:type="simple" xlink:href="https://static.ukrinform.com/photos/2023_06/1687891733-1889.jpeg" text:style-name="Internet_20_link" text:visited-style-name="Visited_20_Internet_20_Link">
</text:a>
 <text:a xlink:type="simple" xlink:href="https://static.ukrinform.com/photos/2023_06/1687891733-9875.jpeg" text:style-name="Internet_20_link" text:visited-style-name="Visited_20_Internet_20_Link">
</text:a>
 <text:a xlink:type="simple" xlink:href="https://static.ukrinform.com/photos/2023_06/1687891733-4214.jpeg" text:style-name="Internet_20_link" text:visited-style-name="Visited_20_Internet_20_Link">
</text:a>
 <text:a xlink:type="simple" xlink:href="https://static.ukrinform.com/photos/2023_06/1687891733-4451.jpeg" text:style-name="Internet_20_link" text:visited-style-name="Visited_20_Internet_20_Link">
</text:a>
 <text:a xlink:type="simple" xlink:href="https://static.ukrinform.com/photos/2023_06/1687891733-8345.jpeg" text:style-name="Internet_20_link" text:visited-style-name="Visited_20_Internet_20_Link">
</text:a>
 <text:a xlink:type="simple" xlink:href="https://static.ukrinform.com/photos/2023_06/1687891733-9382.jpeg" text:style-name="Internet_20_link" text:visited-style-name="Visited_20_Internet_20_Link">
</text:a>
 <text:a xlink:type="simple" xlink:href="https://static.ukrinform.com/photos/2023_06/1687891733-4290.jpeg" text:style-name="Internet_20_link" text:visited-style-name="Visited_20_Internet_20_Link">
</text:a>
 <text:a xlink:type="simple" xlink:href="https://static.ukrinform.com/photos/2023_06/1687891734-4955.jpeg" text:style-name="Internet_20_link" text:visited-style-name="Visited_20_Internet_20_Link">
</text:a>
</text:p>
      <text:p text:style-name="P4">
«Сьогодні для нас велика честь приймати вас тут, у стінах міської ради, знагоди особливої церемонії. Цією нагородою – Знаком святого Юрія, громадавшановує тих, хто рятує життя інших, ризикуючи своїм життям. Ваші ріднівіддали своє життя заради того, щоб жила Україна. Кожна людина, яка віддаєнайцінніше, є не просто Героєм – є велетом духу. І наш обов’язок – жити іпам’ятати кожного за цей подвиг», - сказав мер Львова Андрій Садовий.</text:p>
      <text:p text:style-name="P4">
_<text:span text:style-name="T4">
Відео:</text:span>
 <text:a xlink:type="simple" xlink:href="https://www.youtube.com/watch" text:style-name="Internet_20_link" text:visited-style-name="Visited_20_Internet_20_Link">
 Львівська міськрада</text:a>
 _</text:p>
      <text:p text:style-name="P4">
Мер разом із начальником Західного оперативно-територіального об'єднанняНаціональної гвардії України, бригадним генералом Олександром Буравковим,т.в.о. командира 24-ї окремої механізованої бригади імені короля Данила,полковником Віктором Власенком, та начальником Національної академіїсухопутних військ імені гетьмана Петра Сагайдачного Павлом Ткачуком вручилинагороди. Перелік Героїв, яких вшанували у Львові, можна знайти на сайтіміськради.</text:p>
      <text:p text:style-name="P4">
У міськраді нагадали, що «Почесний знак святого Юрія» – це міська нагородаЛьвова, якою нагороджують за видатні заслуги перед містом. Відзнака має виглядхреста, у який вписане коло iз зображенням Святого Юрiя – покровителя міста <text:a xlink:type="simple" xlink:href="https://www.ukrinform.ua/tag-lviv" text:style-name="Internet_20_link" text:visited-style-name="Visited_20_Internet_20_Link">
Львова </text:a>
 . Такими відзнаками нагородятьусіх львів’ян, які віддали своє життя за Україну. Церемонія нагородженнявідбуватиметься з нагоди великих державних та національних свят. Першацеремонія відбулася 26 травня з нагоди Дня Героїв – тоді нагородили(посмертно) 21 військового. Сьогодні церемонія відбулася з нагоди ДняКонституції України.</text:p>
      <text:p text:style-name="P4">
<text:span text:style-name="T4">
Читайте також:</text:span>
 <text:a xlink:type="simple" xlink:href="https://www.ukrinform.ua/rubric-diaspora/3707883-u-strasburzi-pokazali-scenicnu-versiu-pesi-prisvacenoi-vasilu-slipaku.html" text:style-name="Internet_20_link" text:visited-style-name="Visited_20_Internet_20_Link">
 У Страсбурзі показали сценічну версію п’єси, присвяченоїВасилю <text:span text:style-name="T4">
Сліпак</text:span>
 у </text:a>
</text:p>
      <text:p text:style-name="P4">
Як повідомляв Укрінформ, серед перших військових, яких відзначили цієюнагородою, був генерал-майор Сергій Кульчицький, що загинув 29 травня 2014року, коли вертоліт Мі-8 був збитий терористами після злету з гори Карачун.</text:p>
      <text:p text:style-name="P4">
<text:span text:style-name="T5">
Фото: city-adm.lviv.ua</text:span>
</text:p>
      <text:p text:style-name="P4">
Source: <text:a xlink:type="simple" xlink:href="https://www.ukrinform.ua/rubric-regions/3728527-u-lvovi-ridni-vasila-slipaka-ta-se-25-zagiblih-na-vijni-mistan-otrimali-ihni-nagorodi.html" text:style-name="Internet_20_link" text:visited-style-name="Visited_20_Internet_20_Link">
https://www.ukrinform.ua/rubric-regions/3728527-u-lvovi-ridni-vasila-slipaka-ta-se-25-zagiblih-na-vijni-mistan-otrimali-ihni-nagorodi.html</text:a>
</text:p>
      <!--NEWS-->
      <text:h text:style-name="P10" text:outline-level="1">
<text:span text:style-name="T4">
Єрмак розповів про зустріч в Данії та перспективи глобального саміту щодо Формули миру</text:span>
</text:h>
      <text:p text:style-name="P4">
Authors: Ukrinform (Person)</text:p>
      <text:p text:style-name="P4">
Publisher: Укринформ (Organization)</text:p>
      <text:p text:style-name="P4">
Published Time: 2023-06-27T21:52:00+03:00</text:p>
      <text:p text:style-name="P4">
Modified Time: 2023-06-27T21:52:00+03:00</text:p>
      <text:p text:style-name="P4">
Description: Учасники консультацій у Копенгагені щодо ключових принципів досягнення миру надзвичайно високо оцінили запропонований Україною формат зустрічі та обговорення української Формули миру.  — Укрінформ.</text:p>
      <text:p text:style-name="P4">
Images: ['<text:a xlink:type="simple" xlink:href="https://static.ukrinform.com/photos/2023_06/thumb_files/630_360_1686729631-582.jpeg" text:style-name="Internet_20_link" text:visited-style-name="Visited_20_Internet_20_Link">
630_360_16867...</text:a>
']</text:p>
      <text:p text:style-name="P4">
Tags: ['Данія', 'Саміт', 'Єрмак', 'Формула миру']</text:p>
      <text:p text:style-name="P4">
Type: Article</text:p>
      <!--METADATA-->
      <text:p text:style-name="P4">
<draw:frame draw:style-name="fr1" draw:name="Image189" text:anchor-type="as-char" svg:width="6.9236in" svg:height="3.956343in" draw:z-index="0">
<draw:image xlink:href="../Images/yкринформ/2023-06-27T21-52-00-03-00/630_360_1686729631-582.jpeg" xlink:type="simple" xlink:show="embed" xlink:actuate="onLoad" draw:mime-type="image/jpeg"/>
</draw:frame>
 Учасникиконсультацій у Копенгагені щодо ключових принципів досягнення миру надзвичайновисоко оцінили запропонований Україною формат зустрічі та обговоренняукраїнської Формули миру.</text:p>
      <text:p text:style-name="P4">
Про це повідомив глава Офісу Президента України Андрій Єрмак на зустрічі зжурналістами.</text:p>
      <text:p text:style-name="P4">
За його словами, участь в ініційованих Україною консультаціях взяли участьрадники із питань національної безпеки та політичні радники з Бразилії,Великої Британії, Данії, ЄС, Італії, Індії, Канади, Німеччини, ПівденноїАфрики, Саудівської Аравії, США, Туреччини, Франції та Японії, а такожпредставники Єврокомісії та Євроради. Зустріч, додав він, стала продовженнямдіалогу, який був розпочато на саміті G7 у Хіросімі між лідерами <text:a xlink:type="simple" xlink:href="https://www.ukrinform.ua/tag-ukraina" text:style-name="Internet_20_link" text:visited-style-name="Visited_20_Internet_20_Link">
 України</text:a>
 , країн G7 та Глобального Півдня.</text:p>
      <text:p text:style-name="P4">
Відповідаючи на питання Укрінформу, позиція яких країн, під час цієї зустрічіта завдяки їй, стала ближчою до України, Глава ОП сказав, що вже сам факттого, що за одним столом вдалось зібрати країни настільки різні за своєюпозицією, геополітичними інтересами, був надзвичайно високо оцінений всімаучасниками. «Всі учасники консультацій поділяють головні принципи, закладені вформулі. Всі знають, що для нас буде перемогою. Всі готові допомагати досягтинам цієї перемоги», сказав він.</text:p>
      <text:p text:style-name="P4">
За результатами цих консультацій в Офісі президента мають намір організуватиглобальний саміт миру. Деякі з учасників зустрічі в Копенгагені висловилипозицію, що такий саміт може пройти до кінця року. «Але для нас – ценайпесимістичніший термін, ми докладемо всіх зусиль, щоб саміт відбудетьсязначно раніше. Як потенційне місце його проведення я першою запропонувавУкраїну. Це може також бути одна з країн глобального Півдня, наприклад, Індіяпід час проведення G20. Або ж Генеральна Асамблея ООН в Нью-Йорку»,прокоментував А.Єрмак.</text:p>
      <text:p text:style-name="P4">
Він також додав, що Україна вбачає добру перспективу в підготовці доглобального саміту у проведенні самітів по окремих напрямках – з продовольчоїбезпеки, екології, ядерної безпеки, гуманітарних проблем. «Якби це відбулось врізних країнах і навіть на різних континентах, це б лише допомогло світовікраще розуміти нас та свідомо підтримати нас».</text:p>
      <text:p text:style-name="P4">
Загалом, за словами А.Єрмака, на сьогодні коаліція на підтримку «формули миру»Зеленського вже налічує до 50 країн, потенційно ж це понад 140 країн, яківисловили свою підтримку Україні під час голосування знакових для насрезолюцій в ООН.</text:p>
      <text:p text:style-name="P4">
Підсумовуючи, глава ОП зауважив, що після Копенгагену робота по скликаннюглобального саміту не припиняється ні на годину. «Формальна дипломатіяпомерла, часі інших форматів», зауважив він.</text:p>
      <text:p text:style-name="P4">
<text:span text:style-name="T4">
Читайте також:</text:span>
 <text:a xlink:type="simple" xlink:href="https://www.ukrinform.ua/rubric-polytics/3728033-es-pidtrimue-ukrainsku-formulu-miru-ta-prosuvatime-ii-u-sviti-borrel.html" text:style-name="Internet_20_link" text:visited-style-name="Visited_20_Internet_20_Link">
 ЄС підтримує українську <text:span text:style-name="T4">
Формулу</text:span>
 <text:span text:style-name="T4">
миру</text:span>
 тапросуватиме її у світі – Боррель </text:a>
</text:p>
      <text:p text:style-name="P4">
Він нагадав, що Формула складається з 10 пунктів і ґрунтується на принципахСтатуту ООН та міжнародного права. Крім того, кожен з напрямків українськоїформули було закріплено у резолюціях Генасамблеї ООН. Єрмак зауважив, щосторони ще раз підтвердили свою прихильність нормам Статуту ООН та принципамміжнародного права.</text:p>
      <text:p text:style-name="P4">
Як повідомляв Укрінформ, Президент України у листопаді 2022 року під часвиступу перед учасниками саміту Групи двадцяти представив українську Формулумиру з 10 пунктів.</text:p>
      <text:p text:style-name="P4">
<text:span text:style-name="T5">
Фото: ОП</text:span>
</text:p>
      <text:p text:style-name="P4">
Source: <text:a xlink:type="simple" xlink:href="https://www.ukrinform.ua/rubric-polytics/3728547-ermak-rozpoviv-pro-zustric-v-danii-ta-perspektivi-globalnogo-samitu-sodo-formuli-miru.html" text:style-name="Internet_20_link" text:visited-style-name="Visited_20_Internet_20_Link">
https://www.ukrinform.ua/rubric-polytics/3728547-ermak-rozpoviv-pro-zustric-v-danii-ta-perspektivi-globalnogo-samitu-sodo-formuli-miru.html</text:a>
</text:p>
      <!--NEWS-->
      <text:h text:style-name="P10" text:outline-level="1">
<text:span text:style-name="T4">
Повітряні сили повідомляють про зліт трьох російських Ту-22м3</text:span>
</text:h>
      <text:p text:style-name="P4">
Authors: Ukrinform (Person)</text:p>
      <text:p text:style-name="P4">
Publisher: Укринформ (Organization)</text:p>
      <text:p text:style-name="P4">
Published Time: 2023-06-27T21:53:00+03:00</text:p>
      <text:p text:style-name="P4">
Modified Time: 2023-06-27T21:53:00+03:00</text:p>
      <text:p text:style-name="P4">
Description: У Північній Осетії зафіксовано зліт з аеродрому Моздок трьох літаків Ту-22м3, які рухаються у бік Азовського моря.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Повітряні сили ЗСУ', 'Війна з Росією', 'Повітряна тривога']</text:p>
      <text:p text:style-name="P4">
Type: Article</text:p>
      <!--METADATA-->
      <text:p text:style-name="P4">
<draw:frame draw:style-name="fr1" draw:name="Image190" text:anchor-type="as-char" svg:width="6.9236in" svg:height="3.948443in" draw:z-index="0">
<draw:image xlink:href="../Images/yкринформ/2023-06-27T21-53-00-03-00/630_360_1538997483-946.jpg" xlink:type="simple" xlink:show="embed" xlink:actuate="onLoad" draw:mime-type="image/jpeg"/>
</draw:frame>
 УПівнічній Осетії зафіксовано зліт з аеродрому Моздок трьох літаків Ту-22м3,які рухаються у бік Азовського моря.</text:p>
      <text:p text:style-name="P4">
Про це повідомляють Повітряні сили ЗСУ у <text:a xlink:type="simple" xlink:href="https://t.me/kpszsu/2880" text:style-name="Internet_20_link" text:visited-style-name="Visited_20_Internet_20_Link">
 Телеграмі</text:a>
 , передає Укрінформ.</text:p>
      <text:p text:style-name="P4">
«Зафіксовано зліт 3-ох Ту-22м3 з аеродрому "Моздок", що у Північній Осетії. Неігноруйте сигнали повітряної тривоги!» - ідеться в повідомленні.</text:p>
      <text:p text:style-name="P4">
<text:span text:style-name="T4">
Читайте також:</text:span>
 <text:a xlink:type="simple" xlink:href="https://www.ukrinform.ua/rubric-ato/3727683-u-povitranih-silah-vvazaut-so-iran-postacae-rosii-sahedi-povitram-ta-morem.html" text:style-name="Internet_20_link" text:visited-style-name="Visited_20_Internet_20_Link">
 У Повітряних силах вважають, що Іран постачає Росії«Шахеди» повітрям та морем </text:a>
</text:p>
      <text:p text:style-name="P4">
Також <text:a xlink:type="simple" xlink:href="https://t.me/kpszsu/2881" text:style-name="Internet_20_link" text:visited-style-name="Visited_20_Internet_20_Link">
 зазначається </text:a>
 , що ворожі Ту-22м3 рухаютьсяу бік акваторії <text:a xlink:type="simple" xlink:href="https://www.ukrinform.ua/tag-azovske-more" text:style-name="Internet_20_link" text:visited-style-name="Visited_20_Internet_20_Link">
 Азовського моря </text:a>
.</text:p>
      <text:p text:style-name="P4">
За даними ПС, є загроза ракетної небезпеки для Сходу й Півдня України.</text:p>
      <text:p text:style-name="P4">
Тим часом на Сході та Півдні України вже оголошено повітряні тривоги.</text:p>
      <text:p text:style-name="P4">
</text:p>
      <text:p text:style-name="P4">
Source: <text:a xlink:type="simple" xlink:href="https://www.ukrinform.ua/rubric-ato/3728530-povitrani-sili-povidomlaut-pro-zlit-troh-rosijskih-tu22m3.html" text:style-name="Internet_20_link" text:visited-style-name="Visited_20_Internet_20_Link">
https://www.ukrinform.ua/rubric-ato/3728530-povitrani-sili-povidomlaut-pro-zlit-troh-rosijskih-tu22m3.html</text:a>
</text:p>
      <!--NEWS-->
      <text:h text:style-name="P10" text:outline-level="1">
<text:span text:style-name="T4">
Прокуратура передала на користь ГУР ₴400 мільйонів арештованих коштів росіян</text:span>
</text:h>
      <text:p text:style-name="P4">
Authors: Ukrinform (Person)</text:p>
      <text:p text:style-name="P4">
Publisher: Укринформ (Organization)</text:p>
      <text:p text:style-name="P4">
Published Time: 2023-06-27T21:55:00+03:00</text:p>
      <text:p text:style-name="P4">
Modified Time: 2023-06-27T21:55:00+03:00</text:p>
      <text:p text:style-name="P4">
Description: Прокуратура передала на користь Головного управління розвідки Міністерства оборони України 400 млн грн арештованих коштів, кінцевими бенефіціарними власниками яких є резиденти РФ. — Укрінформ.</text:p>
      <text:p text:style-name="P4">
Images: ['<text:a xlink:type="simple" xlink:href="https://static.ukrinform.com/photos/2022_03/thumb_files/630_360_1646152322-572.jpg" text:style-name="Internet_20_link" text:visited-style-name="Visited_20_Internet_20_Link">
630_360_16461...</text:a>
']</text:p>
      <text:p text:style-name="P4">
Tags: ['Прокуратура', 'Розвідка', 'Гроші', 'Війна з Росією']</text:p>
      <text:p text:style-name="P4">
Type: Article</text:p>
      <!--METADATA-->
      <text:p text:style-name="P4">
<draw:frame draw:style-name="fr1" draw:name="Image192" text:anchor-type="as-char" svg:width="6.9236in" svg:height="3.956343in" draw:z-index="0">
<draw:image xlink:href="../Images/yкринформ/2023-06-27T21-55-00-03-00/630_360_1646152322-572.jpg" xlink:type="simple" xlink:show="embed" xlink:actuate="onLoad" draw:mime-type="image/jpeg"/>
</draw:frame>
Прокуратура передала на користь Головного управління розвідки Міністерстваоборони України 400 млн грн арештованих коштів, кінцевими бенефіціарнимивласниками яких є резиденти РФ.</text:p>
      <text:p text:style-name="P4">
Як передає Укрінформ, про це Офіс генерального прокурора повідомляє у <text:a xlink:type="simple" xlink:href="https://t.me/pgo_gov_ua/13850" text:style-name="Internet_20_link" text:visited-style-name="Visited_20_Internet_20_Link">
Телеграмі </text:a>
 .</text:p>
      <text:p text:style-name="P4">
За ініціативи прокурорів Подільської окружної прокуратури Києва у межахрозслідування кримінального провадження на користь <text:a xlink:type="simple" xlink:href="https://www.ukrinform.ua/tag-rozvidka" text:style-name="Internet_20_link" text:visited-style-name="Visited_20_Internet_20_Link">
 ГУР</text:a>
 передано 400 млн грн арештованихкоштів.</text:p>
      <text:p text:style-name="P4">
Слідство встановило, що в Києві та інших регіонах України діють підприємства,кінцевими бенефіціарними власниками яких є резиденти Росії.</text:p>
      <text:p text:style-name="P4">
У ході слідства досліджується діяльність компаній, які забезпечувалифункціонування підконтрольних суб’єктів господарювання для здійсненняпротиправної діяльності, спрямованої на привласнення коштів, а такожфінансування дій з метою насильницької зміни чи повалення конституційного ладуабо захоплення державної влади в Україні.</text:p>
      <text:p text:style-name="P4">
Під час слідства за клопотанням прокуратури банківські рахунки цих товаристварештовано, а кошти, розміщені на них в розмірі 400 млн грн, передано накористь ГУР.</text:p>
      <text:p text:style-name="P4">
<text:span text:style-name="T4">
Читайте також:</text:span>
 <text:a xlink:type="simple" xlink:href="https://www.ukrinform.ua/rubric-vidbudova/3726532-dohodi-vid-arestovanih-rosijskih-aktiviv-peredavatimut-na-vidbudovu-ukraini-surma.html" text:style-name="Internet_20_link" text:visited-style-name="Visited_20_Internet_20_Link">
 Доходи від арештованих російських <text:span text:style-name="T4">
активів</text:span>
передаватимуть на відбудову України – Шурма </text:a>
</text:p>
      <text:p text:style-name="P4">
Загалом з початку повномасштабного вторгнення Росії Подільська окружнапрокуратура Києва передала на користь української розвідки близько 1 млрд грндля забезпечення обороноздатності України.</text:p>
      <text:p text:style-name="P4">
Як повідомляв Укрінформ, суд передав в управління Національному агентствуУкраїни з питань розшуку та менеджменту активів арештоване майно такорпоративні права черкаського підприємства, яке належить громадянину РФ, напонад 100 млн грн.</text:p>
      <text:p text:style-name="P4">
Source: <text:a xlink:type="simple" xlink:href="https://www.ukrinform.ua/rubric-ato/3728529-prokuratura-peredala-na-korist-gur-400-miljoniv-arestovanih-kostiv-rosian.html" text:style-name="Internet_20_link" text:visited-style-name="Visited_20_Internet_20_Link">
https://www.ukrinform.ua/rubric-ato/3728529-prokuratura-peredala-na-korist-gur-400-miljoniv-arestovanih-kostiv-rosian.html</text:a>
</text:p>
      <!--NEWS-->
      <text:h text:style-name="P10" text:outline-level="1">
<text:span text:style-name="T4">
У Краматорську кількість жертв ракетного удару зросла до трьох, 25 поранених</text:span>
</text:h>
      <text:p text:style-name="P4">
Authors: Ukrinform (Person)</text:p>
      <text:p text:style-name="P4">
Publisher: Укринформ (Organization)</text:p>
      <text:p text:style-name="P4">
Published Time: 2023-06-27T21:58:00+03:00</text:p>
      <text:p text:style-name="P4">
Modified Time: 2023-06-27T21:58:00+03:00</text:p>
      <text:p text:style-name="P4">
Description: Унаслідок ракетного удару по Краматорську на Донеччині загинуло троє людей, іще 25 осіб, серед яких дитина, зазнали поранень. — Укрінформ.</text:p>
      <text:p text:style-name="P4">
Images: ['<text:a xlink:type="simple" xlink:href="https://static.ukrinform.com/photos/2023_06/thumb_files/630_360_1687892404-142.jpg" text:style-name="Internet_20_link" text:visited-style-name="Visited_20_Internet_20_Link">
630_360_16878...</text:a>
']</text:p>
      <text:p text:style-name="P4">
Tags: ['Краматорськ', 'Війна з Росією', 'Ракетний удар']</text:p>
      <text:p text:style-name="P4">
Type: Article</text:p>
      <!--METADATA-->
      <text:p text:style-name="P4">
<draw:frame draw:style-name="fr1" draw:name="Image193" text:anchor-type="as-char" svg:width="6.9236in" svg:height="3.956343in" draw:z-index="0">
<draw:image xlink:href="../Images/yкринформ/2023-06-27T21-58-00-03-00/630_360_1687892404-142.jpg" xlink:type="simple" xlink:show="embed" xlink:actuate="onLoad" draw:mime-type="image/jpeg"/>
</draw:frame>
 Унаслідокракетного удару по Краматорську на Донеччині загинуло троє людей, іще 25 осіб,серед яких дитина, зазнали поранень.</text:p>
      <text:p text:style-name="P4">
Про це повідомив керівник Офісу Президента Андрій Єрмак у <text:a xlink:type="simple" xlink:href="https://t.me/ermaka2022/3043" text:style-name="Internet_20_link" text:visited-style-name="Visited_20_Internet_20_Link">
 Телеграмі</text:a>
 , передає Укрінформ.</text:p>
      <text:p text:style-name="P4">
«У Краматорську станом на зараз відомо про 3 загиблих цивільних унаслідокросійського ракетного удару. Також 25 людей дістали поранення. З них однадитина», - зазначив Єрмак.</text:p>
      <text:p text:style-name="P4">
Як повідомлялося, <text:a xlink:type="simple" xlink:href="https://www.ukrinform.ua/rubric-ato/3728508-u-kramatorsku-rosijska-raketa-zrujnuvala-zaklad-u-centri-mista.html" text:style-name="Internet_20_link" text:visited-style-name="Visited_20_Internet_20_Link">
 російські війська у вівторок увечері завдали ракетнихударів по Краматорську і с.Біленьке. </text:a>
</text:p>
      <text:p text:style-name="P4">
<text:span text:style-name="T5">
Фото: Єрмак/Телеграм</text:span>
</text:p>
      <text:p text:style-name="P4">
Source: <text:a xlink:type="simple" xlink:href="https://www.ukrinform.ua/rubric-ato/3728532-u-kramatorsku-kilkist-zertv-raketnogo-udaru-zrosla-do-troh-25-poranenih.html" text:style-name="Internet_20_link" text:visited-style-name="Visited_20_Internet_20_Link">
https://www.ukrinform.ua/rubric-ato/3728532-u-kramatorsku-kilkist-zertv-raketnogo-udaru-zrosla-do-troh-25-poranenih.html</text:a>
</text:p>
      <!--NEWS-->
      <text:h text:style-name="P10" text:outline-level="1">
<text:span text:style-name="T4">
Білий дім не підтверджує розміщення ядерної зброї РФ в Білорусі</text:span>
</text:h>
      <text:p text:style-name="P4">
Authors: Ukrinform (Person)</text:p>
      <text:p text:style-name="P4">
Publisher: Укринформ (Organization)</text:p>
      <text:p text:style-name="P4">
Published Time: 2023-06-27T22:00:00+03:00</text:p>
      <text:p text:style-name="P4">
Modified Time: 2023-06-27T22:00:00+03:00</text:p>
      <text:p text:style-name="P4">
Description: Адміністрація США офіційно не підтверджує інформацію про нібито розміщення ядерних боєприпасів РФ на території Білорусі. — Укрінформ.</text:p>
      <text:p text:style-name="P4">
Images: ['<text:a xlink:type="simple" xlink:href="https://static.ukrinform.com/photos/2018_06/thumb_files/630_360_1528613516-2695.jpg" text:style-name="Internet_20_link" text:visited-style-name="Visited_20_Internet_20_Link">
630_360_15286...</text:a>
']</text:p>
      <text:p text:style-name="P4">
Tags: ['Білорусь', 'Ядерна зброя', 'Білий дім', 'Війна з Росією']</text:p>
      <text:p text:style-name="P4">
Type: Article</text:p>
      <!--METADATA-->
      <text:p text:style-name="P4">
<draw:frame draw:style-name="fr1" draw:name="Image194" text:anchor-type="as-char" svg:width="6.9236in" svg:height="3.956343in" draw:z-index="0">
<draw:image xlink:href="../Images/yкринформ/2023-06-27T22-00-00-03-00/630_360_1528613516-2695.jpg" xlink:type="simple" xlink:show="embed" xlink:actuate="onLoad" draw:mime-type="image/jpeg"/>
</draw:frame>
Адміністрація США офіційно не підтверджує інформацію про нібито розміщенняядерних боєприпасів РФ на території Білорусі.</text:p>
      <text:p text:style-name="P4">
Такий коментар у вівторок надала офіційна представниця Білого дому ОлівіяДелтон у відповідь на прохання прокоментувати заяви білоруського диктатораОлександра Лукашенка про розміщення ядерної зброї РФ, передає власнийкореспондент Укрінформу.</text:p>
      <text:p text:style-name="P4">
«Я не можу підтвердити цього», - сказала представниця Білого дому.</text:p>
      <text:p text:style-name="P4">
<text:span text:style-name="T4">
Читайте також:</text:span>
 <text:a xlink:type="simple" xlink:href="https://www.ukrinform.ua/rubric-ato/3728079-ssa-vvazaut-so-putin-ne-gotovij-zastosuvati-adernu-zbrou-v-ukraini-ci-deinde.html" text:style-name="Internet_20_link" text:visited-style-name="Visited_20_Internet_20_Link">
 США вважають, що Путін не готовий застосувати <text:span text:style-name="T4">
ядерну</text:span>
<text:span text:style-name="T4">
зброю</text:span>
 в Україні чи деінде </text:a>
</text:p>
      <text:p text:style-name="P4">
Як повідомляв <text:a xlink:type="simple" xlink:href="https://www.ukrinform.ua/rubric-world/3728447-lukasenko-zaaviv-so-znacnu-castinu-rosijskoi-adernoi-zbroi-vze-zavezli-v-bilorus.html" text:style-name="Internet_20_link" text:visited-style-name="Visited_20_Internet_20_Link">
 Укрінформ </text:a>
 , самопроголошений президент Білорусі ОлександрЛукашенко в вівторок виступив із заявою, наголосивши, що значна частинаросійської ядерної зброї, яку планують завезти в Білорусь, уже перебуває натериторії республіки. Він також сказав, що зброю обслуговують росіяни.</text:p>
      <text:p text:style-name="P4">
Source: <text:a xlink:type="simple" xlink:href="https://www.ukrinform.ua/rubric-world/3728534-bilij-dim-ne-pidtverdzue-rozmisenna-adernoi-zbroi-rf-v-bilorusi.html" text:style-name="Internet_20_link" text:visited-style-name="Visited_20_Internet_20_Link">
https://www.ukrinform.ua/rubric-world/3728534-bilij-dim-ne-pidtverdzue-rozmisenna-adernoi-zbroi-rf-v-bilorusi.html</text:a>
</text:p>
      <!--NEWS-->
      <text:h text:style-name="P10" text:outline-level="1">
<text:span text:style-name="T4">
Олексій Резніков обговорив з болгарським колегою перспективи оборонної співпраці</text:span>
</text:h>
      <text:p text:style-name="P4">
Author: ['АРМІЯINFORM']</text:p>
      <text:p text:style-name="P4">
Time: 2023-06-27T22:00:00-04:00</text:p>
      <text:p text:style-name="P4">
Description: Міністр оборони України Олексій Резніков провів телефонну розмову з очільник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d0a4c19b-f895-4e09-9c7f-663045a20ee5.jpg" text:style-name="Internet_20_link" text:visited-style-name="Visited_20_Internet_20_Link">
d0a4c19b-f895-4e09-9c7f-663045a20ee5.jpg</text:a>
']</text:p>
      <text:p text:style-name="P4">
Tags: ['МІНІСТР ОБОРОНИ БОЛГАРІЇ', 'ОЛЕКСІЙ РЕЗНІКОВ', 'ОФІЦІЙНО', 'ТОДОР ТАГАРАЄВ']</text:p>
      <text:p text:style-name="P4">
Category: News</text:p>
      <!--METADATA-->
      <text:p text:style-name="P4">
<draw:frame draw:style-name="fr1" draw:name="Image195" text:anchor-type="as-char" svg:width="6.9236in" svg:height="3.894525in" draw:z-index="0">
<draw:image xlink:href="../Images/AРМІЯINFORM/2023-06-27T22-00-00-04-00/d0a4c19b-f895-4e09-9c7f-663045a20ee5.jpg" xlink:type="simple" xlink:show="embed" xlink:actuate="onLoad" draw:mime-type="image/jpeg"/>
</draw:frame>
</text:p>
      <text:p text:style-name="P4">
Міністр оборони України Олексій Резніков провів телефонну розмову з очільникомболгарського оборонного відомства Тодором Тагарєвим.</text:p>
      <text:p text:style-name="P4">
Про це Олексій Резніков<text:a xlink:type="simple" xlink:href="https://twitter.com/oleksiireznikov/status/1673381799458750482" text:style-name="Internet_20_link" text:visited-style-name="Visited_20_Internet_20_Link">
написав</text:a>
 вTwitter.</text:p>
      <text:p text:style-name="P4">
«У мене була дуже продуктивна розмова з моїм болгарським колегою, міністромоборони Тодором Тагарєвим. Обговорили перспективи оборонної співпраці Українита Болгарії, а також започаткування нових проєктів у медичній сфері», — сказавМіністр оборони України.</text:p>
      <text:p text:style-name="P4">
Олексій Резніков також додав, що глави оборонних відомств країн «звірилигодинники перед <text:a xlink:type="simple" xlink:href="https://armyinform.com.ua/2022/11/09/nastupnyj-samit-nato-vidbudetsya-vlitku-2023-roku-v-lytvi/" text:style-name="Internet_20_link" text:visited-style-name="Visited_20_Internet_20_Link">
самітом НАТО уВільнюсі</text:a>
», і подякував офіційній Софії запідтримку України.</text:p>
      <text:p text:style-name="P4">
Source: <text:a xlink:type="simple" xlink:href="https://armyinform.com.ua/2023/06/27/oleksij-reznikov-u-telefonnij-rozmovi-z-bolgarskym-kolegoyu-obgovoryv-perspektyvy-oboronnoyi-spivpraczi/" text:style-name="Internet_20_link" text:visited-style-name="Visited_20_Internet_20_Link">
https://armyinform.com.ua/2023/06/27/oleksij-reznikov-u-telefonnij-rozmovi-z-bolgarskym-kolegoyu-obgovoryv-perspektyvy-oboronnoyi-spivpraczi/</text:a>
</text:p>
      <!--NEWS-->
      <text:h text:style-name="P10" text:outline-level="1">
<text:span text:style-name="T4">
34-ту медаль на III Європейських іграх Україна виграла у брейкінгу</text:span>
</text:h>
      <text:p text:style-name="P4">
Authors: Ukrinform (Person)</text:p>
      <text:p text:style-name="P4">
Publisher: Укринформ (Organization)</text:p>
      <text:p text:style-name="P4">
Published Time: 2023-06-27T22:01:00+03:00</text:p>
      <text:p text:style-name="P4">
Modified Time: 2023-06-27T22:01:00+03:00</text:p>
      <text:p text:style-name="P4">
Description: Збірна України здобула 34-ту медаль на III Європейських іграх у Кракові (Польща). — Укрінформ.</text:p>
      <text:p text:style-name="P4">
Images: ['<text:a xlink:type="simple" xlink:href="https://static.ukrinform.com/photos/2023_06/thumb_files/630_360_1687891734-402.jpg" text:style-name="Internet_20_link" text:visited-style-name="Visited_20_Internet_20_Link">
630_360_16878...</text:a>
']</text:p>
      <text:p text:style-name="P4">
Tags: None</text:p>
      <text:p text:style-name="P4">
Type: Article</text:p>
      <!--METADATA-->
      <text:p text:style-name="P4">
<draw:frame draw:style-name="fr1" draw:name="Image196" text:anchor-type="as-char" svg:width="6.9236in" svg:height="3.956343in" draw:z-index="0">
<draw:image xlink:href="../Images/yкринформ/2023-06-27T22-01-00-03-00/630_360_1687891734-402.jpg" xlink:type="simple" xlink:show="embed" xlink:actuate="onLoad" draw:mime-type="image/jpeg"/>
</draw:frame>
 ЗбірнаУкраїни здобула 34-ту медаль на III Європейських іграх у Кракові (Польща).</text:p>
      <text:p text:style-name="P4">
Володаркою «срібла» в новому олімпійському виді спорту стала 27-річна АннаПономаренко, яка виступає на змаганнях під нікнеймом Stefani, передаєУкрінформ.</text:p>
      <text:p text:style-name="P4">
Матч за «золото» Stefani проводила проти 17-річної нідерландки India. На конубуло не лише звання чемпіонки Європейських ігор, але й ліцензія наОлімпіаду-2024 - її отримувала лише переможниця змагань.</text:p>
      <text:p text:style-name="P4">
Stefani програла усі три раунди India. Вона набрала лише два очки у першому,поступившись у двох наступних - 2:7, 0:9, 0:9. Таким чином, олімпійськуліцензію здобула нідерландська бі-гьорл.</text:p>
      <text:p text:style-name="P4">
Як інформує <text:a xlink:type="simple" xlink:href="https://suspilne.media/516851-ukrainka-stala-vicecempionkou-evropejskih-igor-z-brejkingu-ale-zupinilasa-u-kroci-vid-olimpijskoi-licenzii/" text:style-name="Internet_20_link" text:visited-style-name="Visited_20_Internet_20_Link">
 Суспільне Спорт </text:a>
 , брейкінг або ж брейкдансінг - це різновид танцю, якийзародився у 1970-х в нью-йоркському районі Бронкс. Він поєднує в собі елементихіп-хопу й акробатичні рухи, а також потребує неабиякого атлетизму.</text:p>
      <text:p text:style-name="P4">
Source: <text:a xlink:type="simple" xlink:href="https://www.ukrinform.ua/rubric-sports/3728531-34tu-medal-na-evropejskih-igrah-ukraina-vigrala-u-brejkingu.html" text:style-name="Internet_20_link" text:visited-style-name="Visited_20_Internet_20_Link">
https://www.ukrinform.ua/rubric-sports/3728531-34tu-medal-na-evropejskih-igrah-ukraina-vigrala-u-brejkingu.html</text:a>
</text:p>
      <!--NEWS-->
      <text:h text:style-name="P10" text:outline-level="1">
<text:span text:style-name="T4">
У Краматорську серед поранених - троє іноземців та дитина, під завалами досі є люди</text:span>
</text:h>
      <text:p text:style-name="P4">
Authors: Ukrinform (Person)</text:p>
      <text:p text:style-name="P4">
Publisher: Укринформ (Organization)</text:p>
      <text:p text:style-name="P4">
Published Time: 2023-06-27T22:07:00+03:00</text:p>
      <text:p text:style-name="P4">
Modified Time: 2023-06-27T22:07:00+03:00</text:p>
      <text:p text:style-name="P4">
Description: У Краматорську серед поранених через влучання російської ракети в піцерію - троє іноземців та дитина, під завалами цього закладу харчування досі перебувають люди. — Укрінформ.</text:p>
      <text:p text:style-name="P4">
Images: ['<text:a xlink:type="simple" xlink:href="https://static.ukrinform.com/photos/2023_06/thumb_files/630_360_1687892764-893.jpg" text:style-name="Internet_20_link" text:visited-style-name="Visited_20_Internet_20_Link">
630_360_16878...</text:a>
']</text:p>
      <text:p text:style-name="P4">
Tags: ['Краматорськ', 'Обстріл', 'Війна з Росією', 'Ракетний удар']</text:p>
      <text:p text:style-name="P4">
Type: Article</text:p>
      <!--METADATA-->
      <text:p text:style-name="P4">
<draw:frame draw:style-name="fr1" draw:name="Image197" text:anchor-type="as-char" svg:width="6.9236in" svg:height="3.956343in" draw:z-index="0">
<draw:image xlink:href="../Images/yкринформ/2023-06-27T22-07-00-03-00/630_360_1687892764-893.jpg" xlink:type="simple" xlink:show="embed" xlink:actuate="onLoad" draw:mime-type="image/jpeg"/>
</draw:frame>
 УКраматорську серед поранених через влучання російської ракети в піцерію - троєіноземців та дитина, під завалами цього закладу харчування досі перебуваютьлюди.</text:p>
      <text:p text:style-name="P4">
Як передає Укрінформ, про це у Телеграмі <text:a xlink:type="simple" xlink:href="https://t.me/pavlokyrylenko_donoda/8507" text:style-name="Internet_20_link" text:visited-style-name="Visited_20_Internet_20_Link">
 повідомив</text:a>
 керівник Донецької обласноївійськової адміністрації Павло Кириленко.</text:p>
      <text:p text:style-name="P4">
«Щонайменше 2 людини загинули і 18 поранено внаслідок ракетного удару поКраматорську. Серед поранених – 1 дитина і 3 іноземці… За попередньоюінформацією, під завалами піцерії досі перебувають люди – триває рятувальнаоперація», - написав керівник ОВА.</text:p>
      <text:p text:style-name="P4">
<text:span text:style-name="T4">
Читайте також:</text:span>
 <text:span text:style-name="T4">
<text:a xlink:type="simple" xlink:href="https://www.ukrinform.ua/rubric-ato/3728524-raketnij-udar-po-kramatorsku-zaginuli-dvoe-osib-poraneni-22.html" text:style-name="Internet_20_link" text:visited-style-name="Visited_20_Internet_20_Link">
 Ракетний удар по Краматорську: загинули двоє осіб,поранені - 22 </text:a>
 </text:span>
</text:p>
      <text:p text:style-name="P4">
Він нагадав, що росіяни ударили по місту двома ракетами сьогодні близько 20години, поцілили у приватний сектор і піцерію.</text:p>
      <text:p text:style-name="P4">
На місці події рятувальники розгорнули оперативний штаб, працює поліція.</text:p>
      <text:p text:style-name="P4">
За словами Кириленка, всі поранені отримують необхідну медичну допомогу.Поблизу місця влучання пошкоджено численні будинки, будівлі крамниць,кав’ярень та інших закладів.</text:p>
      <text:p text:style-name="P4">
«Точні наслідки атаки ще належить встановити. Це – черговий цілеспрямованийудар по цивільним, черговий воєнний злочин росіян на нашій землі. Росія –держава-терористка!», - наголосив очільник області.</text:p>
      <text:p text:style-name="P4">
<text:span text:style-name="T4">
Читайте також:</text:span>
 <text:span text:style-name="T4">
<text:a xlink:type="simple" xlink:href="https://www.ukrinform.ua/rubric-ato/3728508-u-kramatorsku-rosijska-raketa-zrujnuvala-zaklad-u-centri-mista.html" text:style-name="Internet_20_link" text:visited-style-name="Visited_20_Internet_20_Link">
 У Краматорську російська ракета зруйнувала заклад уцентрі міста </text:a>
 </text:span>
</text:p>
      <text:p text:style-name="P4">
Як повідомляв Укрінформ, 27 червня ввечері росіяни завдали два <text:span text:style-name="T4">
<text:a xlink:type="simple" xlink:href="https://www.ukrinform.ua/tag-raketnij-udar" text:style-name="Internet_20_link" text:visited-style-name="Visited_20_Internet_20_Link">
 ракетніудари </text:a>
 </text:span>
 по Краматорську. Першевлучання було у заклад харчування в центрі міста, друге - у с. Біленьке.</text:p>
      <text:p text:style-name="P4">
Source: <text:a xlink:type="simple" xlink:href="https://www.ukrinform.ua/rubric-ato/3728533-u-kramatorsku-sered-poranenih-tri-inozemci-ta-ditina-pid-zavalami-dosi-e-ludi.html" text:style-name="Internet_20_link" text:visited-style-name="Visited_20_Internet_20_Link">
https://www.ukrinform.ua/rubric-ato/3728533-u-kramatorsku-sered-poranenih-tri-inozemci-ta-ditina-pid-zavalami-dosi-e-ludi.html</text:a>
</text:p>
      <!--NEWS-->
      <text:h text:style-name="P10" text:outline-level="1">
<text:span text:style-name="T4">
Харківський драмтеатр прибрав із назви Пушкіна</text:span>
</text:h>
      <text:p text:style-name="P4">
Authors: Ukrinform (Person)</text:p>
      <text:p text:style-name="P4">
Publisher: Укринформ (Organization)</text:p>
      <text:p text:style-name="P4">
Published Time: 2023-06-27T22:11:02+03:00</text:p>
      <text:p text:style-name="P4">
Modified Time: 2023-06-27T22:11:02+03:00</text:p>
      <text:p text:style-name="P4">
Description: Із назви Харківського академічного драматичного театру вилучили ім'я Пушкіна. — Укрінформ.</text:p>
      <text:p text:style-name="P4">
Images: ['<text:a xlink:type="simple" xlink:href="https://static.ukrinform.com/photos/2023_06/thumb_files/630_360_1687892676-162.jpg" text:style-name="Internet_20_link" text:visited-style-name="Visited_20_Internet_20_Link">
630_360_16878...</text:a>
']</text:p>
      <text:p text:style-name="P4">
Tags: ['Театр', 'Ткаченко', 'Харків', 'Перейменування', 'МКІП ']</text:p>
      <text:p text:style-name="P4">
Type: Article</text:p>
      <!--METADATA-->
      <text:p text:style-name="P4">
<draw:frame draw:style-name="fr1" draw:name="Image198" text:anchor-type="as-char" svg:width="6.9236in" svg:height="3.956343in" draw:z-index="0">
<draw:image xlink:href="../Images/yкринформ/2023-06-27T22-11-02-03-00/630_360_1687892676-162.jpg" xlink:type="simple" xlink:show="embed" xlink:actuate="onLoad" draw:mime-type="image/jpeg"/>
</draw:frame>
 Із назвиХарківського академічного драматичного театру вилучили ім'я Пушкіна.</text:p>
      <text:p text:style-name="P4">
Про це міністр культури та інформаційної політики Олександр Ткаченко повідомиву <text:a xlink:type="simple" xlink:href="https://t.me/otkachenkokyiv/3818" text:style-name="Internet_20_link" text:visited-style-name="Visited_20_Internet_20_Link">
 Телеграмі </text:a>
 , передає Укрінформ.</text:p>
      <text:p text:style-name="P4">
 <text:span text:style-name="T5">
Фото:Tkachenko.UA, Telegram</text:span>
</text:p>
      <text:p text:style-name="P4">
«Антипушкін» в дії. Харківський академічний драматичний <text:a xlink:type="simple" xlink:href="https://www.ukrinform.ua/tag-teatr" text:style-name="Internet_20_link" text:visited-style-name="Visited_20_Internet_20_Link">
 театр</text:a>
 позбувся Пушкіна у назві», - написавТкаченко.</text:p>
      <text:p text:style-name="P4">
<text:span text:style-name="T4">
Читайте також:</text:span>
 <text:a xlink:type="simple" xlink:href="https://www.ukrinform.ua/rubric-regions/3722289-u-harkovi-perejmenuvali-centralnij-park-im-gorkogo-ta-kilka-vulic.html" text:style-name="Internet_20_link" text:visited-style-name="Visited_20_Internet_20_Link">
 У Харкові перейменували Центральний парк ім. Горького такілька вулиць </text:a>
</text:p>
      <text:p text:style-name="P4">
Як повідомлялося, Верховна Рада 3 травня ухвалила у другому читанні та вцілому закон <text:a xlink:type="simple" xlink:href="https://itd.rada.gov.ua/billInfo/Bills/Card/41004" text:style-name="Internet_20_link" text:visited-style-name="Visited_20_Internet_20_Link">
 №8273 </text:a>
 , щовизначає критерії віднесення об’єктів культурної спадщини до символівросійської імперської або радянської тоталітарної політики та передбачає, щотакі об’єкти не підлягають занесенню до Державного реєстру нерухомих пам’ятокУкраїни та підлягають вилученню з цього реєстру у разі, якщо раніше буливнесені до нього. Цей законопроєкт, відомий як «АнтиПушкін», розробили у МКІП.</text:p>
      <text:p text:style-name="P4">
<text:span text:style-name="T5">
Фото: facebook.com/rusdramacom</text:span>
</text:p>
      <text:p text:style-name="P4">
Source: <text:a xlink:type="simple" xlink:href="https://www.ukrinform.ua/rubric-culture/3728536-harkivskij-dramteatr-pribrav-iz-nazvi-puskina.html" text:style-name="Internet_20_link" text:visited-style-name="Visited_20_Internet_20_Link">
https://www.ukrinform.ua/rubric-culture/3728536-harkivskij-dramteatr-pribrav-iz-nazvi-puskina.html</text:a>
</text:p>
      <!--NEWS-->
      <text:h text:style-name="P10" text:outline-level="1">
<text:span text:style-name="T4">
Країни Балтії закликають НАТО посилити східні кордони через «вагнерівців» у Білорусі</text:span>
</text:h>
      <text:p text:style-name="P4">
Authors: Ukrinform (Person)</text:p>
      <text:p text:style-name="P4">
Publisher: Укринформ (Organization)</text:p>
      <text:p text:style-name="P4">
Published Time: 2023-06-27T22:15:00+03:00</text:p>
      <text:p text:style-name="P4">
Modified Time: 2023-06-27T22:15:00+03:00</text:p>
      <text:p text:style-name="P4">
Description: Латвія і Литва у вівторок закликали НАТО укріпити східні кордони з огляду на переміщення ПВК "Вагнер" у Білорусь. — Укрінформ.</text:p>
      <text:p text:style-name="P4">
Images: ['<text:a xlink:type="simple" xlink:href="https://static.ukrinform.com/photos/2021_10/thumb_files/630_360_1635440252-931.jpg" text:style-name="Internet_20_link" text:visited-style-name="Visited_20_Internet_20_Link">
630_360_16354...</text:a>
']</text:p>
      <text:p text:style-name="P4">
Tags: ['Білорусь', 'Латвія', 'Литва', 'НАТО', 'ПВК "Вагнера"', 'Війна з Росією']</text:p>
      <text:p text:style-name="P4">
Type: Article</text:p>
      <!--METADATA-->
      <text:p text:style-name="P4">
<draw:frame draw:style-name="fr1" draw:name="Image200" text:anchor-type="as-char" svg:width="6.9236in" svg:height="3.956343in" draw:z-index="0">
<draw:image xlink:href="../Images/yкринформ/2023-06-27T22-15-00-03-00/630_360_1635440252-931.jpg" xlink:type="simple" xlink:show="embed" xlink:actuate="onLoad" draw:mime-type="image/jpeg"/>
</draw:frame>
 Латвія іЛитва у вівторок закликали НАТО укріпити східні кордони з огляду напереміщення ПВК "Вагнер" у Білорусь.</text:p>
      <text:p text:style-name="P4">
Про це повідомляє <text:a xlink:type="simple" xlink:href="https://www.reuters.com/world/europe/baltic-states-call-nato-increase-security-with-wagner-belarus-2023-06-27/" text:style-name="Internet_20_link" text:visited-style-name="Visited_20_Internet_20_Link">
 Reuters </text:a>
 ізпосиланням на заяви глав МЗС двох країн, передає Укрінформ.</text:p>
      <text:p text:style-name="P4">
"Цей крок потрібно оцінювати з іншої точки зору безпеки. Ми бачили можливостіцих найманців", - заявив журналістам міністр закордонних справ Латвії ЕдгарсРінкевичс під час візиту до Парижа разом з колегами з країн Балтії.</text:p>
      <text:p text:style-name="P4">
<text:span text:style-name="T4">
Читайте також:</text:span>
 <text:span text:style-name="T4">
<text:a xlink:type="simple" xlink:href="https://www.ukrinform.ua/rubric-world/3728520-u-ssa-anonsuvali-novi-kroki-sodo-pvk-vagner-cogo-tizna.html" text:style-name="Internet_20_link" text:visited-style-name="Visited_20_Internet_20_Link">
 У США анонсували нові кроки щодо ПВК «Вагнер» цьоготижня </text:a>
 </text:span>
</text:p>
      <text:p text:style-name="P4">
За його словами, приїзд "Вагнера" до Білорусі слід розглядати "у контекстісаміту НАТО і всіх дискусій, які ми ведемо про оборону, стримування інеобхідні рішення для посилення безпеки східного флангу".</text:p>
      <text:p text:style-name="P4">
Своєю чергою міністр закордонних справ Литви Габріелюс Ландсбергіс заявив, щошвидкість, з якою "Вагнер" просувався до Москви, подолавши сотні кілометрів заодин день, свідчить про необхідність зміцнення оборони країн Балтії.</text:p>
      <text:p text:style-name="P4">
<text:span text:style-name="T4">
Читайте також:</text:span>
 <text:span text:style-name="T4">
<text:a xlink:type="simple" xlink:href="https://www.ukrinform.ua/rubric-world/3728453-duda-vvazae-peremisenna-pvk-vagner-do-bilorusi-duze-negativnim-signalom.html" text:style-name="Internet_20_link" text:visited-style-name="Visited_20_Internet_20_Link">
 Дуда вважає переміщення ПВК «Вагнер» до Білорусі «дуженегативним сигналом» </text:a>
 </text:span>
</text:p>
      <text:p text:style-name="P4">
Він підкреслив, що це створює "більш нестабільне, непередбачуване середовищедля регіону".</text:p>
      <text:p text:style-name="P4">
"Ми мусимо дуже серйозно поставитися до оборони Балтійського регіону", -сказав литовський міністр.</text:p>
      <text:p text:style-name="P4">
Як повідомлялося, ватажок <text:span text:style-name="T4">
<text:a xlink:type="simple" xlink:href="https://www.ukrinform.ua/tag-pvk-vagnera" text:style-name="Internet_20_link" text:visited-style-name="Visited_20_Internet_20_Link">
 ПВК "Вагнер" </text:a>
 </text:span>
 Євген Пригожин 23 червня оголосив демарш проти російськоговійськового керівництва, зокрема проти міністра оборони РФ Сергія Шойгу.</text:p>
      <text:p text:style-name="P4">
<text:span text:style-name="T4">
Читайте також:</text:span>
 <text:span text:style-name="T4">
<text:a xlink:type="simple" xlink:href="https://www.ukrinform.ua/rubric-world/3728526-lukasenko-prihistiv-prigozina-v-interesah-kremla-derzdep.html" text:style-name="Internet_20_link" text:visited-style-name="Visited_20_Internet_20_Link">
 Лукашенко прихистив Пригожина в інтересах Кремля –Держдеп </text:a>
 </text:span>
</text:p>
      <text:p text:style-name="P4">
Олександр Лукашенко провів переговори з Пригожиним, після чого той заявив, щобійці угруповання повертаються до польових таборів.</text:p>
      <text:p text:style-name="P4">
26 червня у зверненні до росіян президент РФ Володимир Путін закликавнайманців ПВК "Вагнер" підписати контракт із Міноборони РФ чи іншими силовимиорганами, повернутися до рідних або «піти до Білорусі».</text:p>
      <text:p text:style-name="P4">
У вівторок _<text:span text:style-name="T4">
<text:a xlink:type="simple" xlink:href="https://www.ukrinform.ua/rubric-world/3728434-lukasenko-pidtverdiv-pributta-prigozina-do-bilorusi.html" text:style-name="Internet_20_link" text:visited-style-name="Visited_20_Internet_20_Link">
 Лукашенко підтвердив прибуття Пригожина у Білорусь.</text:a>
 </text:span>
 _</text:p>
      <text:p text:style-name="P4">
Source: <text:a xlink:type="simple" xlink:href="https://www.ukrinform.ua/rubric-world/3728528-kraini-baltii-zaklikaut-nato-posiliti-shidni-kordoni-cerez-vagnerivciv-u-bilorusi.html" text:style-name="Internet_20_link" text:visited-style-name="Visited_20_Internet_20_Link">
https://www.ukrinform.ua/rubric-world/3728528-kraini-baltii-zaklikaut-nato-posiliti-shidni-kordoni-cerez-vagnerivciv-u-bilorusi.html</text:a>
</text:p>
      <!--NEWS-->
      <text:h text:style-name="P10" text:outline-level="1">
<text:span text:style-name="T4">
Кількість поранених внаслідок обстрілу Краматорська збільшилась до 42 - Нацполіція</text:span>
</text:h>
      <text:p text:style-name="P4">
Authors: Ukrinform (Person)</text:p>
      <text:p text:style-name="P4">
Publisher: Укринформ (Organization)</text:p>
      <text:p text:style-name="P4">
Published Time: 2023-06-27T22:18:00+03:00</text:p>
      <text:p text:style-name="P4">
Modified Time: 2023-06-27T22:18:00+03:00</text:p>
      <text:p text:style-name="P4">
Description: У Краматорську внаслідок російського обстрілу загинули троє людей, у тому числі дитина, ще 42 отримали поранення. — Укрінформ.</text:p>
      <text:p text:style-name="P4">
Images: ['<text:a xlink:type="simple" xlink:href="https://static.ukrinform.com/photos/2023_06/thumb_files/630_360_1687892404-142.jpg" text:style-name="Internet_20_link" text:visited-style-name="Visited_20_Internet_20_Link">
630_360_16878...</text:a>
']</text:p>
      <text:p text:style-name="P4">
Tags: ['Краматорськ', 'Поліція', 'Війна з Росією', 'Ракетний удар']</text:p>
      <text:p text:style-name="P4">
Type: Article</text:p>
      <!--METADATA-->
      <text:p text:style-name="P4">
<draw:frame draw:style-name="fr1" draw:name="Image201" text:anchor-type="as-char" svg:width="6.9236in" svg:height="3.956343in" draw:z-index="0">
<draw:image xlink:href="../Images/yкринформ/2023-06-27T22-18-00-03-00/630_360_1687892404-142.jpg" xlink:type="simple" xlink:show="embed" xlink:actuate="onLoad" draw:mime-type="image/jpeg"/>
</draw:frame>
 УКраматорську внаслідок російського обстрілу загинули троє людей, у тому числідитина, ще 42 отримали поранення.</text:p>
      <text:p text:style-name="P4">
Про це передає Укрінформ із посиланням на <text:a xlink:type="simple" xlink:href="https://t.me/UA_National_Police/12607" text:style-name="Internet_20_link" text:visited-style-name="Visited_20_Internet_20_Link">
 Нацполіцію</text:a>
.</text:p>
      <text:p text:style-name="P4">
"Станом на 22:00 у Краматорську внаслідок російського обстрілу загинуло троєлюдей, у тому числі дитина, ще 42 отримали поранення", - йдеться уповідомленні.</text:p>
      <text:p text:style-name="P4">
У відомстві також наголосили, що розбір завалів досі триває.</text:p>
      <text:p text:style-name="P4">
Як повідомляв Укрінформ, 27 червня ввечері росіяни завдали два <text:a xlink:type="simple" xlink:href="https://www.ukrinform.ua/tag-raketnij-udar" text:style-name="Internet_20_link" text:visited-style-name="Visited_20_Internet_20_Link">
 ракетні удари</text:a>
 по Краматорську.</text:p>
      <text:p text:style-name="P4">
<text:span text:style-name="T4">
Читайте також:</text:span>
 <text:span text:style-name="T4">
<text:a xlink:type="simple" xlink:href="https://www.ukrinform.ua/rubric-ato/3728532-u-kramatorsku-kilkist-zertv-raketnogo-udaru-zrosla-do-troh-25-poranenih.html" text:style-name="Internet_20_link" text:visited-style-name="Visited_20_Internet_20_Link">
 У Краматорську кількість жертв ракетного удару зросладо трьох, 25 поранених </text:a>
 </text:span>
</text:p>
      <text:p text:style-name="P4">
Перше влучання було у заклад харчування _<text:span text:style-name="T4">
<text:a xlink:type="simple" xlink:href="https://www.ukrinform.ua/rubric-ato/3728508-u-kramatorsku-rosijska-raketa-zrujnuvala-zaklad-u-centri-mista.html" text:style-name="Internet_20_link" text:visited-style-name="Visited_20_Internet_20_Link">
 в центрі міста, друге - у с.Біленьке. </text:a>
 </text:span>
 _</text:p>
      <text:p text:style-name="P4">
Source: <text:a xlink:type="simple" xlink:href="https://www.ukrinform.ua/rubric-ato/3728539-kilkist-poranenih-vnaslidok-obstrilu-kramatorska-zbilsilas-do-42-nacpolicia.html" text:style-name="Internet_20_link" text:visited-style-name="Visited_20_Internet_20_Link">
https://www.ukrinform.ua/rubric-ato/3728539-kilkist-poranenih-vnaslidok-obstrilu-kramatorska-zbilsilas-do-42-nacpolicia.html</text:a>
</text:p>
      <!--NEWS-->
      <text:h text:style-name="P10" text:outline-level="1">
<text:span text:style-name="T4">
У Лаврі до Дня Конституції відкрили виставку про становлення української державності</text:span>
</text:h>
      <text:p text:style-name="P4">
Authors: Ukrinform (Person)</text:p>
      <text:p text:style-name="P4">
Publisher: Укринформ (Organization)</text:p>
      <text:p text:style-name="P4">
Published Time: 2023-06-27T22:22:05+03:00</text:p>
      <text:p text:style-name="P4">
Modified Time: 2023-06-27T22:22:05+03:00</text:p>
      <text:p text:style-name="P4">
Description: У Національному заповіднику «Києво-Печерська лавра» до Дня Конституції відкрилася виставка-галерея «Україна. Становлення державності». — Укрінформ.</text:p>
      <text:p text:style-name="P4">
Images: ['<text:a xlink:type="simple" xlink:href="https://static.ukrinform.com/photos/2023_06/thumb_files/630_360_1687883873-6324.jpeg" text:style-name="Internet_20_link" text:visited-style-name="Visited_20_Internet_20_Link">
630_360_16878...</text:a>
']</text:p>
      <text:p text:style-name="P4">
Tags: ['День Конституції', 'Історія', 'Україна', 'Виставка', 'Київська Лавра', 'Скульптура']</text:p>
      <text:p text:style-name="P4">
Type: Article</text:p>
      <!--METADATA-->
      <text:p text:style-name="P4">
<draw:frame draw:style-name="fr1" draw:name="Image202" text:anchor-type="as-char" svg:width="6.9236in" svg:height="3.956343in" draw:z-index="0">
<draw:image xlink:href="../Images/yкринформ/2023-06-27T22-22-05-03-00/630_360_1687883873-6324.jpeg" xlink:type="simple" xlink:show="embed" xlink:actuate="onLoad" draw:mime-type="image/jpeg"/>
</draw:frame>
 УНаціональному заповіднику «Києво-Печерська лавра» до Дня Конституціївідкрилася виставка-галерея «Україна. Становлення державності».</text:p>
      <text:p text:style-name="P4">
В експозиції представлені 11 скульптур українських діячів, а такождержавницьку та національну атрибутику, повідомляє кореспондент Укрінформу.</text:p>
      <text:p text:style-name="P4">
</text:p>
      <text:p text:style-name="P4">
<text:a xlink:type="simple" xlink:href="https://static.ukrinform.com/photos/2023_06/1687883872-7729.jpeg" text:style-name="Internet_20_link" text:visited-style-name="Visited_20_Internet_20_Link">
 </text:a>
 <text:a xlink:type="simple" xlink:href="https://static.ukrinform.com/photos/2023_06/1687883872-6906.jpeg" text:style-name="Internet_20_link" text:visited-style-name="Visited_20_Internet_20_Link">
</text:a>
 <text:a xlink:type="simple" xlink:href="https://static.ukrinform.com/photos/2023_06/1687883872-8400.jpeg" text:style-name="Internet_20_link" text:visited-style-name="Visited_20_Internet_20_Link">
</text:a>
 <text:a xlink:type="simple" xlink:href="https://static.ukrinform.com/photos/2023_06/1687883872-6126.jpeg" text:style-name="Internet_20_link" text:visited-style-name="Visited_20_Internet_20_Link">
</text:a>
 <text:a xlink:type="simple" xlink:href="https://static.ukrinform.com/photos/2023_06/1687883872-8034.jpeg" text:style-name="Internet_20_link" text:visited-style-name="Visited_20_Internet_20_Link">
</text:a>
 <text:a xlink:type="simple" xlink:href="https://static.ukrinform.com/photos/2023_06/1687883872-1033.jpeg" text:style-name="Internet_20_link" text:visited-style-name="Visited_20_Internet_20_Link">
</text:a>
 <text:a xlink:type="simple" xlink:href="https://static.ukrinform.com/photos/2023_06/1687883873-8777.jpeg" text:style-name="Internet_20_link" text:visited-style-name="Visited_20_Internet_20_Link">
</text:a>
 <text:a xlink:type="simple" xlink:href="https://static.ukrinform.com/photos/2023_06/1687883873-6324.jpeg" text:style-name="Internet_20_link" text:visited-style-name="Visited_20_Internet_20_Link">
<draw:frame draw:style-name="fr1" draw:name="Image211" text:anchor-type="as-char" svg:width="6.9236in" svg:height="3.956343in" draw:z-index="0">
<draw:image xlink:href="../Images/yкринформ/2023-06-27T22-22-05-03-00/630_360_1687883873-6324.jpeg" xlink:type="simple" xlink:show="embed" xlink:actuate="onLoad" draw:mime-type="image/jpeg"/>
</draw:frame>
</text:a>
 <text:a xlink:type="simple" xlink:href="https://static.ukrinform.com/photos/2023_06/1687883873-4736.jpeg" text:style-name="Internet_20_link" text:visited-style-name="Visited_20_Internet_20_Link">
</text:a>
 <text:a xlink:type="simple" xlink:href="https://static.ukrinform.com/photos/2023_06/1687883874-2555.jpeg" text:style-name="Internet_20_link" text:visited-style-name="Visited_20_Internet_20_Link">
</text:a>
 <text:a xlink:type="simple" xlink:href="https://static.ukrinform.com/photos/2023_06/1687883874-3929.jpeg" text:style-name="Internet_20_link" text:visited-style-name="Visited_20_Internet_20_Link">
</text:a>
 <text:a xlink:type="simple" xlink:href="https://static.ukrinform.com/photos/2023_06/1687883873-2712.jpeg" text:style-name="Internet_20_link" text:visited-style-name="Visited_20_Internet_20_Link">
</text:a>
 <text:a xlink:type="simple" xlink:href="https://static.ukrinform.com/photos/2023_06/1687883874-6864.jpeg" text:style-name="Internet_20_link" text:visited-style-name="Visited_20_Internet_20_Link">
</text:a>
 <text:a xlink:type="simple" xlink:href="https://static.ukrinform.com/photos/2023_06/1687883875-9942.jpeg" text:style-name="Internet_20_link" text:visited-style-name="Visited_20_Internet_20_Link">
</text:a>
 <text:a xlink:type="simple" xlink:href="https://static.ukrinform.com/photos/2023_06/1687883875-3326.jpeg" text:style-name="Internet_20_link" text:visited-style-name="Visited_20_Internet_20_Link">
</text:a>
 <text:a xlink:type="simple" xlink:href="https://static.ukrinform.com/photos/2023_06/1687883875-8240.jpeg" text:style-name="Internet_20_link" text:visited-style-name="Visited_20_Internet_20_Link">
</text:a>
 <text:a xlink:type="simple" xlink:href="https://static.ukrinform.com/photos/2023_06/1687883875-4214.jpeg" text:style-name="Internet_20_link" text:visited-style-name="Visited_20_Internet_20_Link">
</text:a>
 <text:a xlink:type="simple" xlink:href="https://static.ukrinform.com/photos/2023_06/1687883875-3881.jpeg" text:style-name="Internet_20_link" text:visited-style-name="Visited_20_Internet_20_Link">
</text:a>
 <text:a xlink:type="simple" xlink:href="https://static.ukrinform.com/photos/2023_06/1687883875-4071.jpeg" text:style-name="Internet_20_link" text:visited-style-name="Visited_20_Internet_20_Link">
</text:a>
</text:p>
      <text:p text:style-name="P4">
«Такий проєкт мав постати ще десятки років тому. Якби ми знали правдивуісторію, яку представляємо на цій <text:a xlink:type="simple" xlink:href="https://www.ukrinform.ua/tag-vistavka" text:style-name="Internet_20_link" text:visited-style-name="Visited_20_Internet_20_Link">
 виставці </text:a>
 , може, не було б війни… Ми сподіваємося, що завдяки такомуневеликому внеску у вивчення українцями історії ми прийдемо до перемогишвидше», - зазначив засновник Музею становлення української нації ВалерійГалан.</text:p>
      <text:p text:style-name="P4">
Виставка включає інформаційні стенди, де відтворені атрибути Українськоїдержави від Середньовіччя до новітнього часу: печатки, міжнародні документи,гроші, прапори, герби, мапи, що фіксують зміни на теренах України у 10-21ст.ст. Також презентована колекція з 25 рушників, вишитих у традиціях областейУкраїни. Завдяки VR-окулярам відвідувачі можуть побачити, якими були Буча,Ірпінь, Бородянка й Гостомель до і після широкомасштабного вторгнення РФ.</text:p>
      <text:p text:style-name="P4">
<text:span text:style-name="T4">
Читайте також:</text:span>
 <text:a xlink:type="simple" xlink:href="https://www.ukrinform.ua/rubric-culture/3726927-u-kievi-vidkrili-vistavku-evropa-i-ukraina-dialog-kriz-viki.html" text:style-name="Internet_20_link" text:visited-style-name="Visited_20_Internet_20_Link">
 У Києві відкрили <text:span text:style-name="T4">
виставку</text:span>
 «Європа і Україна: діалогкрізь віки» </text:a>
</text:p>
      <text:p text:style-name="P4">
Експозиція включає мізансцени з фігурами українських видатних діячів ідержавотворців. Наприклад, тут можна побачити Костянтина Острозького, МихайлаГрушевського, Степана Бандеру, Романа Шухевича, Дмитра Яроша та ЛеонідаКравчука.</text:p>
      <text:p text:style-name="P4">
«Багато людей думають, що це воскові фігури, і порівнюють їх із роботами зМузею мадам Тюссо. Але наші кращі, тому що там фігури стоять собі окремо, івсе. А у нас вони зібрані в мізансцени, і глядачу зрозумілий контекст епохи.Ба більше, воскові фігури тануть на сонці, у холоді тріскаються. А в насвикористана кібершкіра, максимально наближена до натуральної, зроблена зсилікону. Коли ви дивитеся на цю фігуру, то бачите не просто образ та обличчя,а кожну деталь», - зауважила головний редактор проєкту Лариса Лебеденко.</text:p>
      <text:p text:style-name="P4">
На "шкірі" скульптури можна розгледіти навіть родимки, плями, неголеність наобличчі. Зуби та очі скульптур зроблені зі справжніх протезів, що теж посилюєїх реалістичність.</text:p>
      <text:p text:style-name="P4">
<text:span text:style-name="T4">
Читайте також:</text:span>
 <text:a xlink:type="simple" xlink:href="https://www.ukrinform.ua/rubric-culture/3728350-u-nimeccini-vidkrili-vistavku-plakativ-narodzeni-v-ukraini.html" text:style-name="Internet_20_link" text:visited-style-name="Visited_20_Internet_20_Link">
 У Німеччині відкрили <text:span text:style-name="T4">
виставку</text:span>
 плакатів «Народжені вУкраїні» </text:a>
</text:p>
      <text:p text:style-name="P4">
Зовнішність цих історичнх постатей історики проєкту відтворювали за світлинамита описами, щодо вигляду сучасників - радилися з родичами. Загалом створенняоднієї фігури триває три-чотири місяці, зауважила Лебеденко.</text:p>
      <text:p text:style-name="P4">
На виставці представлені 11 діячів, але у Музеї становлення української націїзагалом 100 таких фігур. Деякі з них упродовж пів року експонуватимуться вЛаврі.</text:p>
      <text:p text:style-name="P4">
«Дуже важливо пам'ятати нашу історію і розуміти, що історичний та культурнийфронт є надзвичайно важливою частиною того, що відбувається у нашій країні.Хтось боронить Україну на фронті, а ми всі разом маємо об'єднатися, щобзахистити нашу культурну спадщину та ідентичність. Подібні проєкти єнадзвичайно важливими у цій справі», - підкреслив виконувач обов'язківгенерального директора Національного заповідника «Києво-Печерська лавра»Максим Остапенко.</text:p>
      <text:p text:style-name="P4">
<text:span text:style-name="T4">
Читайте також:</text:span>
 <text:a xlink:type="simple" xlink:href="https://www.ukrinform.ua/rubric-culture/3725451-fotovistavku-pro-vijnu-v-ukraini-predstavili-na-mediaforumi-v-nimeccini.html" text:style-name="Internet_20_link" text:visited-style-name="Visited_20_Internet_20_Link">
 Фотовиставку про війну в Україні представили намедіафорумі в Німеччині </text:a>
</text:p>
      <text:p text:style-name="P4">
Виставку організували НЗ «Києво-Печерська лавра», Музей становленняукраїнської нації, благодійний фонд «Спільна перемога» та меценат ВалерійРезчик.</text:p>
      <text:p text:style-name="P4">
Source: <text:a xlink:type="simple" xlink:href="https://www.ukrinform.ua/rubric-culture/3728538-u-lavri-do-dna-konstitucii-vidkrili-vistavku-pro-stanovlenna-ukrainskoi-derzavnosti.html" text:style-name="Internet_20_link" text:visited-style-name="Visited_20_Internet_20_Link">
https://www.ukrinform.ua/rubric-culture/3728538-u-lavri-do-dna-konstitucii-vidkrili-vistavku-pro-stanovlenna-ukrainskoi-derzavnosti.html</text:a>
</text:p>
      <!--NEWS-->
      <text:h text:style-name="P10" text:outline-level="1">
<text:span text:style-name="T4">
Російський десант під Бахмутом застосовують для оборони - Череватий</text:span>
</text:h>
      <text:p text:style-name="P4">
Authors: Ukrinform (Person)</text:p>
      <text:p text:style-name="P4">
Publisher: Укринформ (Organization)</text:p>
      <text:p text:style-name="P4">
Published Time: 2023-06-27T22:26:00+03:00</text:p>
      <text:p text:style-name="P4">
Modified Time: 2023-06-27T22:26:00+03:00</text:p>
      <text:p text:style-name="P4">
Description: Російські десантні війська, призначені для штурмових дій, задіюються в оборонній операції у Бахмуті. — Укрінформ.</text:p>
      <text:p text:style-name="P4">
Images: ['<text:a xlink:type="simple" xlink:href="https://static.ukrinform.com/photos/2023_02/thumb_files/630_360_1675335452-443.jpg" text:style-name="Internet_20_link" text:visited-style-name="Visited_20_Internet_20_Link">
630_360_16753...</text:a>
']</text:p>
      <text:p text:style-name="P4">
Tags: ['Бахмут', 'Десантники', 'Війна з Росією', 'Сергій Череватий']</text:p>
      <text:p text:style-name="P4">
Type: Article</text:p>
      <!--METADATA-->
      <text:p text:style-name="P4">
<draw:frame draw:style-name="fr1" draw:name="Image223" text:anchor-type="as-char" svg:width="6.9236in" svg:height="3.956343in" draw:z-index="0">
<draw:image xlink:href="../Images/yкринформ/2023-06-27T22-26-00-03-00/630_360_1675335452-443.jpg" xlink:type="simple" xlink:show="embed" xlink:actuate="onLoad" draw:mime-type="image/jpeg"/>
</draw:frame>
 Російськідесантні війська, призначені для штурмових дій, задіюються в обороннійоперації у Бахмуті.</text:p>
      <text:p text:style-name="P4">
Про це в ефірі телемарафону «Єдині новини» повідомив речник Східногоугруповання військ ЗСУ Сергій Череватий, передає кореспондент Укрінформу.</text:p>
      <text:p text:style-name="P4">
«Незважаючи на те, що ключовою силою на Бахмутському напрямку є <text:a xlink:type="simple" xlink:href="https://www.ukrinform.ua/tag-desantnyky" text:style-name="Internet_20_link" text:visited-style-name="Visited_20_Internet_20_Link">
 Повітряно-десантні війська </text:a>
 , які є в будь-якому війську головною штурмуючою силою, що, як правило, авіадесантним шляхомзахоплює плацдарми, там вони (загарбники - ред.) їх просто сконцентрували яккраще підготовлені війська для оборони Бахмута. Це показує, наскільки важливодля них тримати цей пункт, знищений вже фактично», - заявив Череватий.</text:p>
      <text:p text:style-name="P4">
За його словами, таке використання десанту нелогічне і контрпродуктивне.</text:p>
      <text:p text:style-name="P4">
«Загалом, це неефективне, контрпродуктивне і алогічне використання такихпідрозділів, але той, хто добре знає історію Радянського Союзу і Росії,розуміє, що в їхній неофіційній практиці десант завжди використовувався втакому широкому спектрі, де були кризи - від заміни внутрішніх військ іноді допросто краще підготовленої піхоти», - пояснив речник.</text:p>
      <text:p text:style-name="P4">
<text:span text:style-name="T4">
Читайте також:</text:span>
 <text:a xlink:type="simple" xlink:href="https://www.ukrinform.ua/rubric-ato/3728299-cerevatij-rozpoviv-aki-rosijski-pvk-vouut-na-bahmutskomu-napramku.html" text:style-name="Internet_20_link" text:visited-style-name="Visited_20_Internet_20_Link">
 <text:span text:style-name="T4">
Череватий</text:span>
 розповів, які російські ПВК воюють наБахмутському напрямку </text:a>
</text:p>
      <text:p text:style-name="P4">
Він додав, що Сили оборони просуваються на Бахмутському напрямку попри опірворога.</text:p>
      <text:p text:style-name="P4">
Як повідомляв Укрінформ, заступниця міністра оборони Ганна Маляр заявила, щоСили оборони під час планування враховували наявність суперечностей між ПВК«Вагнер» і російською владою та продовжують наступальні дії на Бахмутськомунапрямку.</text:p>
      <text:p text:style-name="P4">
Source: <text:a xlink:type="simple" xlink:href="https://www.ukrinform.ua/rubric-ato/3728540-rosijskij-desant-pid-bahmutom-zastosovuut-dla-oboroni-cerevatij.html" text:style-name="Internet_20_link" text:visited-style-name="Visited_20_Internet_20_Link">
https://www.ukrinform.ua/rubric-ato/3728540-rosijskij-desant-pid-bahmutom-zastosovuut-dla-oboroni-cerevatij.html</text:a>
</text:p>
      <!--NEWS-->
      <text:h text:style-name="P10" text:outline-level="1">
<text:span text:style-name="T4">
Нідерланди докладають зусиль для зміцнення ППО України - Рютте</text:span>
</text:h>
      <text:p text:style-name="P4">
Authors: Ukrinform (Person)</text:p>
      <text:p text:style-name="P4">
Publisher: Укринформ (Organization)</text:p>
      <text:p text:style-name="P4">
Published Time: 2023-06-27T22:30:00+03:00</text:p>
      <text:p text:style-name="P4">
Modified Time: 2023-06-27T23:30:00+03:00</text:p>
      <text:p text:style-name="P4">
Description: Нідерланди докладають зусиль для посилення протиповітряної оборони України. — Укрінформ.</text:p>
      <text:p text:style-name="P4">
Images: ['<text:a xlink:type="simple" xlink:href="https://static.ukrinform.com/photos/2023_06/thumb_files/630_360_1687896631-952.jpg" text:style-name="Internet_20_link" text:visited-style-name="Visited_20_Internet_20_Link">
630_360_16878...</text:a>
']</text:p>
      <text:p text:style-name="P4">
Tags: ['Нідерланди', 'Рютте', 'Україна', 'ППО']</text:p>
      <text:p text:style-name="P4">
Type: Article</text:p>
      <!--METADATA-->
      <text:p text:style-name="P4">
<draw:frame draw:style-name="fr1" draw:name="Image224" text:anchor-type="as-char" svg:width="6.9236in" svg:height="3.956343in" draw:z-index="0">
<draw:image xlink:href="../Images/yкринформ/2023-06-27T22-30-00-03-00/630_360_1687896631-952.jpg" xlink:type="simple" xlink:show="embed" xlink:actuate="onLoad" draw:mime-type="image/jpeg"/>
</draw:frame>
 Нідерландидокладають зусиль для посилення протиповітряної оборони України.</text:p>
      <text:p text:style-name="P4">
Про це прем’єр-міністр Нідерландів Марк Рютте сказав сьогодні у Гаазі під часпресконференції за підсумками робочої зустрічі за участі глав держав та урядівЛитви, Польщі, Румунії, Албанії, Бельгії та Норвегії, повідомляє власнийкореспондент Укрінформу в Гаазі.</text:p>
      <text:p text:style-name="P4">
“Ми докладаємо всіх зусиль, щоб посилити протиповітряну оборону <text:a xlink:type="simple" xlink:href="https://www.ukrinform.ua/tag-ukraina" text:style-name="Internet_20_link" text:visited-style-name="Visited_20_Internet_20_Link">
 України</text:a>
 , і ми, як і раніше, будемо відданітому, щоб міста і ні в чому не винні мирні жителі були захищені від жорстокихракетних атак Росії зараз і в наступні роки. І коли справа сягає подальшогоформування відносин НАТО з Україною це нам вирішувати Україні та всім членамнашого альянсу, а не Володимиру Путіну і не РФ”, - підкреслив він.</text:p>
      <text:p text:style-name="P4">
За його словами, Литва — слушне місце для саміту наступного місяця. Він такожсказав, що шлях, яким зараз йде Україна, — це той самий шлях, який пройшлиінші країни на кордоні з Росією за останні 30 років.</text:p>
      <text:p text:style-name="P4">
Рютте також зазначив, що нині членами НАТО є 31 країна, і висловив сподівання,що найближчим часом 32-ою країною стане Швеція.</text:p>
      <text:p text:style-name="P4">
“План Путіна мав неприємні наслідки через його безжальну агресію. Вінсподівався розділити нас, але тепер він знає, що ми продовжимо твердо стоятиза нашу колективну безпеку”, - сказав він.</text:p>
      <text:p text:style-name="P4">
Також Рютте, відповідаючи на запитання журналістів щодо сьогоднішніхдомовленостей щодо конкретних кроків для України на шляху до членства в НАТО,то Рютте сказав: “Президенти Литви та Румунії дуже чітко сказали, що післяБухареста ми повинні просуватися вперед, ми не можемо просто дотримуватисьмови Бухареста Ми розглядаємо рішення, які ми можемо прийняти на саміті НАТО,які дадуть Україні чіткий сигнал, що її майбутнє в НАТО”, - сказав він.</text:p>
      <text:p text:style-name="P4">
Як повідомляв Укрінформ, у вівторок, 27 червня 2023, у нідерландській Гаазівідбулася зустріч у рамках підготовки до саміту НАТО, який має відбутися уВільнюсі 11 та 12 липня.</text:p>
      <text:p text:style-name="P4">
Першим на захід прибув генеральний секретар НАТО Єнс Столтенберг, після чогоразом з прем’єр-міністром Нідерландів Марком Рютте вони зустрічали іншихучасників заходу.</text:p>
      <text:p text:style-name="P4">
<text:span text:style-name="T4">
Читайте також:</text:span>
 <text:a xlink:type="simple" xlink:href="https://www.ukrinform.ua/rubric-ato/3725172-ukraini-ne-vistacae-zasobiv-ppo-sob-zakriti-vsu-teritoriu-vid-rosijskih-obstriliv-ignat.html" text:style-name="Internet_20_link" text:visited-style-name="Visited_20_Internet_20_Link">
 Україні не вистачає засобів <text:span text:style-name="T4">
ППО</text:span>
 , щоб закрити всютериторію від російських обстрілів - Ігнат </text:a>
</text:p>
      <text:p text:style-name="P4">
Участь у заході беруть президент Литви Ґітанас Науседа, президент ПольщіАнджей Дуда, президент Румунії Клаус Йоганніс, прем'єр-міністр БельгіїАлександер де Кроо, прем’єр-міністр Норвегії Йонас Гар Стере, премʼєр-міністрАлбанії Еді Рама.</text:p>
      <text:p text:style-name="P4">
Під час цієї зустрічі її учасники обговорювали війну РФ в Україні та безпековуситуацію у світі.</text:p>
      <text:p text:style-name="P4">
Як повідомлялося, від початку російського вторгнення в Україну НАТО та країни-союзниці продовжують надавати Україні суттєву політичну, економічну,гуманітарну та військову допомогу. Продовження та нарощування такої допомогибуде однією з головних тем під час зустрічі глав держав та урядів країнАльянсу, що відбудеться у Вільнюсі 11-12 липня.</text:p>
      <text:p text:style-name="P4">
Генеральний секретар НАТО Єнс Столтенберг зазначив на одній з останніхпресконференцій, що союзники по НАТО погоджуються з тим, що Україна станечленом Альянсу, але не розглядатимуть питання щодо її формального запрошеннядля входження під час Вільнюського саміту.</text:p>
      <text:p text:style-name="P4">
<text:span text:style-name="T4">
Читайте також:</text:span>
 <text:a xlink:type="simple" xlink:href="https://www.ukrinform.ua/rubric-polytics/3728551-vijna-putina-ne-prizvela-ni-do-cogo-okrim-nestabilnosti-rutte.html" text:style-name="Internet_20_link" text:visited-style-name="Visited_20_Internet_20_Link">
 Війна Путіна не призвела ні до чого, окрім нестабільності- <text:span text:style-name="T4">
Рютте</text:span>
 </text:a>
</text:p>
      <text:p text:style-name="P4">
Він зауважив, що ухвалені під час саміту у Вільнюсі рішення приведуть Українуближче до НАТО.</text:p>
      <text:p text:style-name="P4">
На всіх рівнях українська сторона наголосила, що запевнень про те, що "Українастане членом Альянсу", які лунали під час Бухарестського саміту НАТО у 2008році, вже недостатньо.</text:p>
      <text:p text:style-name="P4">
Натомість Україна ставить перед союзниками по НАТО питання надання гарантійбезпеки та чіткої перспективи руху до повноправного членства в Альянсі.</text:p>
      <text:p text:style-name="P4">
Source: <text:a xlink:type="simple" xlink:href="https://www.ukrinform.ua/rubric-ato/3728560-niderlandi-dokladaut-zusil-dla-zmicnenna-protipovitranoi-oboroni-ukraini-rutte.html" text:style-name="Internet_20_link" text:visited-style-name="Visited_20_Internet_20_Link">
https://www.ukrinform.ua/rubric-ato/3728560-niderlandi-dokladaut-zusil-dla-zmicnenna-protipovitranoi-oboroni-ukraini-rutte.html</text:a>
</text:p>
      <!--NEWS-->
      <text:h text:style-name="P10" text:outline-level="1">
<text:span text:style-name="T4">
Маккарті сумнівається, що Трамп - найсильніший кандидат від республіканців проти Байдена</text:span>
</text:h>
      <text:p text:style-name="P4">
Authors: Ukrinform (Person)</text:p>
      <text:p text:style-name="P4">
Publisher: Укринформ (Organization)</text:p>
      <text:p text:style-name="P4">
Published Time: 2023-06-27T22:36:00+03:00</text:p>
      <text:p text:style-name="P4">
Modified Time: 2023-06-27T22:36:00+03:00</text:p>
      <text:p text:style-name="P4">
Description: Спікер Палати представників США республіканець Кевін Маккарті висловив сумнів, що експрезидент Дональд Трамп є найсильнішим кандидатом від республіканців на президентських виборах 2024 року, хоча й може перемогти нинішнього президента Джо Байдена. — Укрінформ.</text:p>
      <text:p text:style-name="P4">
Images: ['<text:a xlink:type="simple" xlink:href="https://static.ukrinform.com/photos/2021_02/thumb_files/630_360_1612979026-306.jpg" text:style-name="Internet_20_link" text:visited-style-name="Visited_20_Internet_20_Link">
630_360_16129...</text:a>
']</text:p>
      <text:p text:style-name="P4">
Tags: ['Байден', 'Трамп', 'Вибори', 'Вибори у США']</text:p>
      <text:p text:style-name="P4">
Type: Article</text:p>
      <!--METADATA-->
      <text:p text:style-name="P4">
<draw:frame draw:style-name="fr1" draw:name="Image225" text:anchor-type="as-char" svg:width="6.9236in" svg:height="3.956343in" draw:z-index="0">
<draw:image xlink:href="../Images/yкринформ/2023-06-27T22-36-00-03-00/630_360_1612979026-306.jpg" xlink:type="simple" xlink:show="embed" xlink:actuate="onLoad" draw:mime-type="image/jpeg"/>
</draw:frame>
 СпікерПалати представників США республіканець Кевін Маккарті висловив сумнів, щоекспрезидент Дональд Трамп є найсильнішим кандидатом від республіканців напрезидентських виборах 2024 року, хоча й може перемогти нинішнього президентаДжо Байдена.</text:p>
      <text:p text:style-name="P4">
Про це передає Укрінформ з посиланням на <text:a xlink:type="simple" xlink:href="https://thehill.com/homenews/house/4069662-mccarthy-trump-strongest-2024-republicans-biden/" text:style-name="Internet_20_link" text:visited-style-name="Visited_20_Internet_20_Link">
 The Hill</text:a>
 .</text:p>
      <text:p text:style-name="P4">
«Чи може він виграти ці вибори? Так, може. Питання в тому, чи віннайсильніший, щоб виграти вибори... Я не знаю відповіді на це питання, –сказав Маккарті в ефірі CNBC у вівторок. – Але чи може хтось інший, будь-хтоперемогти Байдена? Так, будь-хто може перемогти Байдена. Чи може Байденперемогти інших людей? Так, Байден може їх перемогти. У будь-якому разі».</text:p>
      <text:p text:style-name="P4">
<text:span text:style-name="T4">
Читайте також:</text:span>
 <text:span text:style-name="T4">
<text:a xlink:type="simple" xlink:href="https://www.ukrinform.ua/rubric-ato/3725306-tramp-zaaviv-so-vidterminuvav-vtorgnenna-rf-v-ukrainu-na-kilka-rokiv.html" text:style-name="Internet_20_link" text:visited-style-name="Visited_20_Internet_20_Link">
 Трамп заявив, що відтермінував вторгнення РФ в Українуна кілька років </text:a>
 </text:span>
</text:p>
      <text:p text:style-name="P4">
Раніше Маккарті висловлював упевненість у тому, що Трамп переможе Байдена,якщо буде висунутий на виборах від Республіканської партії.</text:p>
      <text:p text:style-name="P4">
<text:span text:style-name="T4">
Читайте також:</text:span>
 <text:span text:style-name="T4">
<text:a xlink:type="simple" xlink:href="https://www.ukrinform.ua/rubric-world/3724772-kolisnij-ocilnik-pentagonu-nazvav-trampa-zagrozou-dla-nacbezpeki.html" text:style-name="Internet_20_link" text:visited-style-name="Visited_20_Internet_20_Link">
 Колишній очільник Пентагону назвав Трампа загрозою длянацбезпеки </text:a>
 </text:span>
</text:p>
      <text:p text:style-name="P4">
Нинішня невпевненість Маккарті сприймається як щось особливе, враховуючи,наскільки близькими були спікер з експрезидентом.</text:p>
      <text:p text:style-name="P4">
Source: <text:a xlink:type="simple" xlink:href="https://www.ukrinform.ua/rubric-world/3728543-makkarti-sumnivaetsa-so-tramp-najsilnisij-kandidat-vid-respublikanciv-proti-bajdena.html" text:style-name="Internet_20_link" text:visited-style-name="Visited_20_Internet_20_Link">
https://www.ukrinform.ua/rubric-world/3728543-makkarti-sumnivaetsa-so-tramp-najsilnisij-kandidat-vid-respublikanciv-proti-bajdena.html</text:a>
</text:p>
      <!--NEWS-->
      <text:h text:style-name="P10" text:outline-level="1">
<text:span text:style-name="T4">
Дзюдоїст Данканич здобув «золото» на Європейських іграх майстрів</text:span>
</text:h>
      <text:p text:style-name="P4">
Authors: Ukrinform (Person)</text:p>
      <text:p text:style-name="P4">
Publisher: Укринформ (Organization)</text:p>
      <text:p text:style-name="P4">
Published Time: 2023-06-27T22:37:54+03:00</text:p>
      <text:p text:style-name="P4">
Modified Time: 2023-06-27T22:37:54+03:00</text:p>
      <text:p text:style-name="P4">
Description: Українець Микола Данканич став чемпіоном Європейських ігор майстрів із дзюдо у фінському містечку Тампере. — Укрінформ.</text:p>
      <text:p text:style-name="P4">
Images: ['<text:a xlink:type="simple" xlink:href="https://static.ukrinform.com/photos/2023_06/thumb_files/630_360_1687894575-670.jpg" text:style-name="Internet_20_link" text:visited-style-name="Visited_20_Internet_20_Link">
630_360_16878...</text:a>
']</text:p>
      <text:p text:style-name="P4">
Tags: ['Дзюдо']</text:p>
      <text:p text:style-name="P4">
Type: Article</text:p>
      <!--METADATA-->
      <text:p text:style-name="P4">
<draw:frame draw:style-name="fr1" draw:name="Image226" text:anchor-type="as-char" svg:width="6.9236in" svg:height="3.956343in" draw:z-index="0">
<draw:image xlink:href="../Images/yкринформ/2023-06-27T22-37-54-03-00/630_360_1687894575-670.jpg" xlink:type="simple" xlink:show="embed" xlink:actuate="onLoad" draw:mime-type="image/jpeg"/>
</draw:frame>
 УкраїнецьМикола Данканич став чемпіоном Європейських ігор майстрів із дзюдо у фінськомумістечку Тампере.</text:p>
      <text:p text:style-name="P4">
Як повідомляє <text:a xlink:type="simple" xlink:href="https://ukrainejudo.com/news/4270-mikola-dankanich-chempion-evropejskikh-igor-majstriv" text:style-name="Internet_20_link" text:visited-style-name="Visited_20_Internet_20_Link">
 пресслужба </text:a>
 Федерації дзюдо України (ФДУ),єдиний представник України на цих змаганнях Микола Данканич завоював золотунагороду у категорії М6 (вага до 66 кг), передає Укрінформ.</text:p>
      <text:p text:style-name="P4">
Українець змагався за коловою системою у зведеному дивізіоні М5-М8, в якомуздобув дві перемоги над суперниками з Великої Британії та Нідерландів, протепостувся ветерану з Чехії.</text:p>
      <text:p text:style-name="P4">
За підсумками цих поєдинків Данканич став другим у зведеному дивізіоні, протеотримав золоту нагороду у своїй віковій категорії М6.</text:p>
      <text:p text:style-name="P4">
Звання чемпіонів Європейських ігор майстрів розігрують ветерани у 29 видахспорту.</text:p>
      <text:p text:style-name="P4">
<text:span text:style-name="T4">
Читайте також:</text:span>
 <text:a xlink:type="simple" xlink:href="https://www.ukrinform.ua/rubric-sports/3721249-ukrainski-dzudoisti-zdobuli-5-medalej-na-cempionati-evropi-sered-veteraniv.html" text:style-name="Internet_20_link" text:visited-style-name="Visited_20_Internet_20_Link">
 Українські дзюдоїсти здобули 5 медалей на чемпіонатіЄвропи серед ветеранів </text:a>
</text:p>
      <text:p text:style-name="P4">
Відзначимо, що нещодавно Микола Данканич завоював срібну нагороду чемпіонатуЄвропи серед ветеранів, який проходив в словенському Подчетртеку.</text:p>
      <text:p text:style-name="P4">
Фото: ukrainejudo.com.</text:p>
      <text:p text:style-name="P4">
Source: <text:a xlink:type="simple" xlink:href="https://www.ukrinform.ua/rubric-sports/3728544-dzudoist-dankanic-zdobuv-zoloto-na-evropejskih-igrah-majstriv.html" text:style-name="Internet_20_link" text:visited-style-name="Visited_20_Internet_20_Link">
https://www.ukrinform.ua/rubric-sports/3728544-dzudoist-dankanic-zdobuv-zoloto-na-evropejskih-igrah-majstriv.html</text:a>
</text:p>
      <!--NEWS-->
      <text:h text:style-name="P10" text:outline-level="1">
<text:span text:style-name="T4">
Міністри оборони США й Німеччини планують обговорити підтримку України – Пентагон</text:span>
</text:h>
      <text:p text:style-name="P4">
Authors: Ukrinform (Person)</text:p>
      <text:p text:style-name="P4">
Publisher: Укринформ (Organization)</text:p>
      <text:p text:style-name="P4">
Published Time: 2023-06-27T22:45:00+03:00</text:p>
      <text:p text:style-name="P4">
Modified Time: 2023-06-27T22:45:00+03:00</text:p>
      <text:p text:style-name="P4">
Description: Пентагон офіційно анонсував зустріч у середу глав оборонних відомств США й Німеччини, а також обговорення ними, зокрема, питань посилення союзників по НАТО на кордоні з Росією та подальшої військової допомоги Україні. — Укрінформ.</text:p>
      <text:p text:style-name="P4">
Images: ['<text:a xlink:type="simple" xlink:href="https://static.ukrinform.com/photos/2023_06/thumb_files/630_360_1687895320-203.jpeg" text:style-name="Internet_20_link" text:visited-style-name="Visited_20_Internet_20_Link">
630_360_16878...</text:a>
']</text:p>
      <text:p text:style-name="P4">
Tags: ['США', 'Остін', 'Війна з Росією', 'Борис Пісторіус']</text:p>
      <text:p text:style-name="P4">
Type: Article</text:p>
      <!--METADATA-->
      <text:p text:style-name="P4">
<draw:frame draw:style-name="fr1" draw:name="Image227" text:anchor-type="as-char" svg:width="6.9236in" svg:height="3.956343in" draw:z-index="0">
<draw:image xlink:href="../Images/yкринформ/2023-06-27T22-45-00-03-00/630_360_1687895320-203.jpeg" xlink:type="simple" xlink:show="embed" xlink:actuate="onLoad" draw:mime-type="image/jpeg"/>
</draw:frame>
 Пентагонофіційно анонсував зустріч у середу глав оборонних відомств США й Німеччини, атакож обговорення ними, зокрема, питань посилення союзників по НАТО на кордоніз Росією та подальшої військової допомоги Україні.</text:p>
      <text:p text:style-name="P4">
Про це повідомив у вівторок під час брифінгу речник Міністерства оборони СШАгенерал Патрік Райдер, передає власний кореспондент Укрінформу.</text:p>
      <text:p text:style-name="P4">
«Завтра міністр Остін вітатиме міністра оборони Німеччини Бориса Пісторіуса надвосторонній зустрічі тут, у Пентагоні»,- зауважив представник американськоговідомства.</text:p>
      <text:p text:style-name="P4">
<text:span text:style-name="T4">
Читайте також:</text:span>
 <text:span text:style-name="T4">
<text:a xlink:type="simple" xlink:href="https://www.ukrinform.ua/rubric-ato/3727381-pistorius-poasniv-comu-nimeccina-ne-moze-buti-v-persih-radah-koalicii-vinisuvaciv.html" text:style-name="Internet_20_link" text:visited-style-name="Visited_20_Internet_20_Link">
 Пісторіус пояснив, чому Німеччина не може бути в першихрядах коаліції винищувачів </text:a>
 </text:span>
</text:p>
      <text:p text:style-name="P4">
За його словами, очікується, що лідери обговорять багато тем, «у тому числідопомогу Німеччини в посиленні східного флангу НАТО, а також забезпеченнясуттєвої підтримки у сфері безпеки для України».</text:p>
      <text:p text:style-name="P4">
Як повідомляв Укрінформ, Міністр оборони ФРН Борис Пісторіус минулого тижняпублічно заперечив ідею «ненасильницького» спротиву як альтернативного способуборотьби українців з агресією РФ.</text:p>
      <text:p text:style-name="P4">
<text:span text:style-name="T4">
Читайте також:</text:span>
 <text:span text:style-name="T4">
<text:a xlink:type="simple" xlink:href="https://www.ukrinform.ua/rubric-world/3723195-berlin-oficijno-rosia-e-najbilsou-zagrozou-miru-ta-bezpeci.html" text:style-name="Internet_20_link" text:visited-style-name="Visited_20_Internet_20_Link">
 Берлін. Офіційно: Росія є найбільшою загрозою миру табезпеці </text:a>
 </text:span>
</text:p>
      <text:p text:style-name="P4">
Він зауважив, що припинення поставок зброї Києву може означати швидкеприпинення війни, однак, за його словами «це був би також і кінець дляУкраїни». Водночас Пісторіус сказав, що в перспективі підтримує ідею миру,однак яким шляхом до нього прийти, має вирішувати Україна.</text:p>
      <text:p text:style-name="P4">
<text:span text:style-name="T5">
Фото: Michael Kappeler/dpa</text:span>
</text:p>
      <text:p text:style-name="P4">
Source: <text:a xlink:type="simple" xlink:href="https://www.ukrinform.ua/rubric-world/3728545-ministri-oboroni-ssa-j-nimeccini-planuut-obgovoriti-pidtrimku-ukraini-pentagon.html" text:style-name="Internet_20_link" text:visited-style-name="Visited_20_Internet_20_Link">
https://www.ukrinform.ua/rubric-world/3728545-ministri-oboroni-ssa-j-nimeccini-planuut-obgovoriti-pidtrimku-ukraini-pentagon.html</text:a>
</text:p>
      <!--NEWS-->
      <text:h text:style-name="P10" text:outline-level="1">
<text:span text:style-name="T4">
Столтенберг застеріг союзників від недооцінки РФ та закликав надалі допомагати Україні</text:span>
</text:h>
      <text:p text:style-name="P4">
Authors: Ukrinform (Person)</text:p>
      <text:p text:style-name="P4">
Publisher: Укринформ (Organization)</text:p>
      <text:p text:style-name="P4">
Published Time: 2023-06-27T22:50:00+03:00</text:p>
      <text:p text:style-name="P4">
Modified Time: 2023-06-27T22:50:00+03:00</text:p>
      <text:p text:style-name="P4">
Description: Генеральний секретар НАТО Єнс Столтенберг застеріг союзників по Альянсу від недооцінки на адресу Росії, хоча нещодавні події засвідчили нестабільність цієї країни, та закликав продовжувати підтримувати Україну у її зусиллях із захисту проти російської агресії. — Укрінформ.</text:p>
      <text:p text:style-name="P4">
Images: ['<text:a xlink:type="simple" xlink:href="https://static.ukrinform.com/photos/2022_12/thumb_files/630_360_1669912772-442.jpg" text:style-name="Internet_20_link" text:visited-style-name="Visited_20_Internet_20_Link">
630_360_16699...</text:a>
']</text:p>
      <text:p text:style-name="P4">
Tags: ['Євросоюз', 'НАТО', 'Столтенберг', 'Україна', 'Агресія РФ', 'Росія', 'Війна з Росією']</text:p>
      <text:p text:style-name="P4">
Type: Article</text:p>
      <!--METADATA-->
      <text:p text:style-name="P4">
<draw:frame draw:style-name="fr1" draw:name="Image228" text:anchor-type="as-char" svg:width="6.9236in" svg:height="3.956343in" draw:z-index="0">
<draw:image xlink:href="../Images/yкринформ/2023-06-27T22-50-00-03-00/630_360_1669912772-442.jpg" xlink:type="simple" xlink:show="embed" xlink:actuate="onLoad" draw:mime-type="image/jpeg"/>
</draw:frame>
Генеральний секретар НАТО Єнс Столтенберг застеріг союзників по Альянсу віднедооцінки на адресу Росії, хоча нещодавні події засвідчили нестабільністьцієї країни, та закликав продовжувати підтримувати Україну у її зусиллях іззахисту проти російської агресії.</text:p>
      <text:p text:style-name="P4">
Про це Єнс Столтенберг заявив сьогодні у Гаазі під час пресконференції запідсумками робочої зустрічі за участі глав держав та урядів Литви, Польщі,Румунії, Албанії, Бельгії, Нідерландів та Норвегії, повідомляє кореспондентУкрінформу.</text:p>
      <text:p text:style-name="P4">
«Ми всі бачили події в Росії упродовж минулих днів. Це є внутрішньою справоюРосії. Але є очевидним, що злочинна війна президента Путіна проти Українипоглибила розділи та створила нову напругу в самій Росії. Водночас, ми немаємо її недооцінювати. Зараз навіть більш важливим є продовження нашоїдопомоги для України. Я очікую, що під час саміту у Вільнюсі за кілька тижнівми зробимо чітке послання щодо наших зобов’язань», - сказав керівник Альянсу.</text:p>
      <text:p text:style-name="P4">
<text:span text:style-name="T4">
Читайте також:</text:span>
 <text:span text:style-name="T4">
<text:a xlink:type="simple" xlink:href="https://www.ukrinform.ua/rubric-world/3728528-kraini-baltii-zaklikaut-nato-posiliti-shidni-kordoni-cerez-vagnerivciv-u-bilorusi.html" text:style-name="Internet_20_link" text:visited-style-name="Visited_20_Internet_20_Link">
 Країни Балтії закликають НАТО посилити східні кордоничерез «вагнерівців» у Білорусі </text:a>
 </text:span>
</text:p>
      <text:p text:style-name="P4">
Він зауважив, що Збройні Сили України нині продовжують контрнаступ. Точатьсяважкі бої, але українці досягають успіху. За словами Столтенберга, що більшесвоєї землі українці зможуть звільнити, то сильнішими будуть їхні позиції займовірним столом переговорів у майбутньому.</text:p>
      <text:p text:style-name="P4">
Генеральний секретар НАТО подякував Нідерландам та союзникам, які взяли участьу робочій зустрічі, за надання критично важливої допомоги для України. Цевключає внесок у широкий пакет допомоги НАТО для України, а також ініціативуза лідерства Нідерландів й Данії щодо підготовки українських пілотів для F-16.</text:p>
      <text:p text:style-name="P4">
«На саміті ми погодимо багаторічну програму для України, та оновимо нашіполітичні зв’язки. Це приведе Україну ближче до її законного місця в НАТО», -сказав Столтенберг.</text:p>
      <text:p text:style-name="P4">
<text:span text:style-name="T4">
Читайте також:</text:span>
 <text:span text:style-name="T4">
<text:a xlink:type="simple" xlink:href="https://www.ukrinform.ua/rubric-ato/3727856-dania-pocala-navcanna-ukrainskih-pilotiv-na-f16.html" text:style-name="Internet_20_link" text:visited-style-name="Visited_20_Internet_20_Link">
 Данія почала навчання українських пілотів на F-16</text:a>
 </text:span>
</text:p>
      <text:p text:style-name="P4">
Він повідомив, що під час робочої вечері союзники також обговорили подальшікроки зі зміцнення системи стримування й оборони НАТО. Зокрема, це стосуєтьсяприйняття нових планів оборони, із визначенням необхідних сил таспроможностей, та із високим рівнем бойової готовності. Ці заходи маютьзасвідчити, що <text:span text:style-name="T4">
<text:a xlink:type="simple" xlink:href="https://www.ukrinform.ua/tag-nato" text:style-name="Internet_20_link" text:visited-style-name="Visited_20_Internet_20_Link">
 НАТО </text:a>
 </text:span>
 готове рішучезахищати кожен дюйм своєї території.</text:p>
      <text:p text:style-name="P4">
Керівник НАТО висловив впевненість, що під час саміту у Вільнюсі союзникипогодять новий рівень оборонних внесків, де 2 відсотки від ВВП будутьмінімально можливою «підлогою», а не «стелею» таких витрат.</text:p>
      <text:p text:style-name="P4">
«Російська війна проти України демонструє, що ми не можемо сприймати мир якданість, і що ми маємо більше інвестувати у власну безпеку», - додавСтолтенберг.</text:p>
      <text:p text:style-name="P4">
<text:span text:style-name="T4">
Читайте також:</text:span>
 <text:span text:style-name="T4">
<text:a xlink:type="simple" xlink:href="https://www.ukrinform.ua/rubric-polytics/3728503-ukraina-ocikue-na-samiti-u-vilnusi-duze-silnogo-signalu-sodo-vstupu-v-nato-ermak.html" text:style-name="Internet_20_link" text:visited-style-name="Visited_20_Internet_20_Link">
 Україна очікує на саміті у Вільнюсі «дуже сильногосигналу» щодо вступу в НАТО - Єрмак </text:a>
 </text:span>
</text:p>
      <text:p text:style-name="P4">
Як вже повідомлялося, наступний саміт НАТО, який відбудеться у Вільнюсі 11-12липня, серед головних питань розгляне продовження допомоги для України у їїборотьбі проти російської агресії. Україна від цієї зустрічі очікує конкретнихрішень щодо визначення шляху країни до членства в НАТО та щодо надання Українігарантій безпеки для запобігання ймовірному повторенню російської агресії умайбутньому.</text:p>
      <text:p text:style-name="P4">
Source: <text:a xlink:type="simple" xlink:href="https://www.ukrinform.ua/rubric-world/3728546-stoltenberg-zasterig-souznikiv-vid-nedoocinki-rf-ta-zaklikav-nadali-dopomagati-ukraini.html" text:style-name="Internet_20_link" text:visited-style-name="Visited_20_Internet_20_Link">
https://www.ukrinform.ua/rubric-world/3728546-stoltenberg-zasterig-souznikiv-vid-nedoocinki-rf-ta-zaklikav-nadali-dopomagati-ukraini.html</text:a>
</text:p>
      <!--NEWS-->
      <text:h text:style-name="P10" text:outline-level="1">
<text:span text:style-name="T4">
Контроль стану укриттів триватиме до кінця червня - ОП</text:span>
</text:h>
      <text:p text:style-name="P4">
Authors: Ukrinform (Person)</text:p>
      <text:p text:style-name="P4">
Publisher: Укринформ (Organization)</text:p>
      <text:p text:style-name="P4">
Published Time: 2023-06-27T23:03:00+03:00</text:p>
      <text:p text:style-name="P4">
Modified Time: 2023-06-27T23:03:00+03:00</text:p>
      <text:p text:style-name="P4">
Description: Притягнення винних за неналежне утримання укриттів до відповідальності та контроль стану сховищ триватиме до кінця червня, наразі є перші кадрові рішення. — Укрінформ.</text:p>
      <text:p text:style-name="P4">
Images: ['<text:a xlink:type="simple" xlink:href="https://static.ukrinform.com/photos/2023_06/thumb_files/630_360_1686303753-448.jpg" text:style-name="Internet_20_link" text:visited-style-name="Visited_20_Internet_20_Link">
630_360_16863...</text:a>
']</text:p>
      <text:p text:style-name="P4">
Tags: ['Офіс Президента', 'Бомбосховище', 'Укриття', 'Війна з Росією']</text:p>
      <text:p text:style-name="P4">
Type: Article</text:p>
      <!--METADATA-->
      <text:p text:style-name="P4">
<draw:frame draw:style-name="fr1" draw:name="Image229" text:anchor-type="as-char" svg:width="6.9236in" svg:height="3.956343in" draw:z-index="0">
<draw:image xlink:href="../Images/yкринформ/2023-06-27T23-03-00-03-00/630_360_1686303753-448.jpg" xlink:type="simple" xlink:show="embed" xlink:actuate="onLoad" draw:mime-type="image/jpeg"/>
</draw:frame>
Притягнення винних за неналежне утримання укриттів до відповідальності таконтроль стану сховищ триватиме до кінця червня, наразі є перші кадровірішення.</text:p>
      <text:p text:style-name="P4">
Про це зазначив заступник керівника Офісу Президента Олексій Кулеба у <text:a xlink:type="simple" xlink:href="https://t.me/OleksiyKuleba/3498" text:style-name="Internet_20_link" text:visited-style-name="Visited_20_Internet_20_Link">
Телеграмі </text:a>
 , передає Укрінформ.</text:p>
      <text:p text:style-name="P4">
«Маємо перші кадрові рішення. Йдеться про місто <text:a xlink:type="simple" xlink:href="https://www.ukrinform.ua/tag-kiiv" text:style-name="Internet_20_link" text:visited-style-name="Visited_20_Internet_20_Link">
 Київ</text:a>
 , Київську, Житомирську, Сумську області.А також Харків, Запоріжжя, Миколаїв, Херсон. Це ще не всі рішення. Притягненнявинних до відповідальності, як і контроль стану укриттів, триватиме до кінцячервня», - підкреслив він.</text:p>
      <text:p text:style-name="P4">
Водночас Кулеба підкреслив, що одночасно також триває облаштуваннябомбосховищ.</text:p>
      <text:p text:style-name="P4">
«Вони мають бути обладнані, підготовлені належним чином, кожен повинен матибезперешкодний доступ. Над цим сьогодні працюють усі разом - виконавча владата органи місцевого самоврядування», - пояснив заступник очільника ОП.</text:p>
      <text:p text:style-name="P4">
Він додав, що тепер укриття - об'єкти стратегічного значення, тобто заненалежний стан та закриті сховища буде посилена відповідальність посадовихосіб.</text:p>
      <text:p text:style-name="P4">
Також, за словами Кулеби, впроваджуються системні перевірки укриттів.</text:p>
      <text:p text:style-name="P4">
<text:span text:style-name="T4">
Читайте також:</text:span>
 <text:a xlink:type="simple" xlink:href="https://www.ukrinform.ua/rubric-regions/3728517-u-zaporizzi-cerez-nezaleznij-stan-ukrittiv-zvilnili-cinovnika.html" text:style-name="Internet_20_link" text:visited-style-name="Visited_20_Internet_20_Link">
 У Запоріжжі через незалежний стан <text:span text:style-name="T4">
укриттів</text:span>
 звільниличиновника </text:a>
</text:p>
      <text:p text:style-name="P4">
Як повідомлялося, РНБО на засідання 23 червня доручила Кабінету Міністрів,обласним і місцевим органам влади вжити заходів для притягнення додисциплінарної відповідальності осіб, під відповідальністю яких перебуваютьукриття в незадовільному стані, та забезпечити системні перевірки сховищстратегічного значення.</text:p>
      <text:p text:style-name="P4">
У вівторок, 27 червня уряд погодив звільнення низки керівників РДА тавинесення доган.</text:p>
      <text:p text:style-name="P4">
Source: <text:a xlink:type="simple" xlink:href="https://www.ukrinform.ua/rubric-society/3728549-kontrol-stanu-ukrittiv-trivatime-do-kinca-cervna-op.html" text:style-name="Internet_20_link" text:visited-style-name="Visited_20_Internet_20_Link">
https://www.ukrinform.ua/rubric-society/3728549-kontrol-stanu-ukrittiv-trivatime-do-kinca-cervna-op.html</text:a>
</text:p>
      <!--NEWS-->
      <text:h text:style-name="P10" text:outline-level="1">
<text:span text:style-name="T4">
Дуда окреслив п’ять пріоритетів Польщі на саміт НАТО, серед них – підтримка України</text:span>
</text:h>
      <text:p text:style-name="P4">
Authors: Ukrinform (Person)</text:p>
      <text:p text:style-name="P4">
Publisher: Укринформ (Organization)</text:p>
      <text:p text:style-name="P4">
Published Time: 2023-06-27T23:08:00+03:00</text:p>
      <text:p text:style-name="P4">
Modified Time: 2023-06-27T23:08:00+03:00</text:p>
      <text:p text:style-name="P4">
Description: Серед п’яти основних пріоритетів, які Польща визначила на липневий саміт НАТО у Вільнюсі, є формування довгострокових підходів Альянсу щодо реагування на російські загрози, а також надання допомоги Україні, зокрема і в питанні набуття членства в організації. — Укрінформ.</text:p>
      <text:p text:style-name="P4">
Images: ['<text:a xlink:type="simple" xlink:href="https://static.ukrinform.com/photos/2023_04/thumb_files/630_360_1680700925-768.jpg" text:style-name="Internet_20_link" text:visited-style-name="Visited_20_Internet_20_Link">
630_360_16807...</text:a>
']</text:p>
      <text:p text:style-name="P4">
Tags: ['Дуда', 'Гаага', 'НАТО', 'Саміт НАТО']</text:p>
      <text:p text:style-name="P4">
Type: Article</text:p>
      <!--METADATA-->
      <text:p text:style-name="P4">
<draw:frame draw:style-name="fr1" draw:name="Image230" text:anchor-type="as-char" svg:width="6.9236in" svg:height="3.956343in" draw:z-index="0">
<draw:image xlink:href="../Images/yкринформ/2023-06-27T23-08-00-03-00/630_360_1680700925-768.jpg" xlink:type="simple" xlink:show="embed" xlink:actuate="onLoad" draw:mime-type="image/jpeg"/>
</draw:frame>
 Середп’яти основних пріоритетів, які Польща визначила на липневий саміт НАТО уВільнюсі, є формування довгострокових підходів Альянсу щодо реагування наросійські загрози, а також надання допомоги Україні, зокрема і в питаннінабуття членства в організації.</text:p>
      <text:p text:style-name="P4">
Про це заявив президент Польщі Анджей Дуда у вівторок в Гаазі під часпресконференції за підсумками робочої зустрічі за участі глав держав та урядівЛитви, Румунії, Албанії, Бельгії Норвегії, а також генсека НАТО, повідомляєкореспондент Укрінформу.</text:p>
      <text:p text:style-name="P4">
“Під час зустрічі я звернув увагу на п’ять сфер, які є важливими для нас. Вонипов’язані з викликами, з якими ми стикаємося. Для Польщі це: посиленняздатності НАТО до відлякування й оборони, гарантування усіма членами <text:span text:style-name="T4">
<text:a xlink:type="simple" xlink:href="https://www.ukrinform.ua/tag-nato" text:style-name="Internet_20_link" text:visited-style-name="Visited_20_Internet_20_Link">
 НАТО</text:a>
 </text:span>
 зростання витрат на оборону, підтримкащодо завершення вступу Швеції до НАТО, надання необхідної підтримки дляУкраїни та наближення її членства в НАТО; а також формування довгостроковихпідходів щодо реагування на російські військові, економічні та політичнізагрози”, - підкреслив Дуда.</text:p>
      <text:p text:style-name="P4">
<text:span text:style-name="T4">
Читайте також:</text:span>
 <text:span text:style-name="T4">
<text:a xlink:type="simple" xlink:href="https://www.ukrinform.ua/rubric-world/3728528-kraini-baltii-zaklikaut-nato-posiliti-shidni-kordoni-cerez-vagnerivciv-u-bilorusi.html" text:style-name="Internet_20_link" text:visited-style-name="Visited_20_Internet_20_Link">
 Країни Балтії закликають НАТО посилити східні кордоничерез «вагнерівців» у Білорусі </text:a>
 </text:span>
</text:p>
      <text:p text:style-name="P4">
Як повідомлялося, участь у заході взяли президент Литви Ґітанас Науседа,президент Польщі Анджей Дуда, президент Румунії Клаус Йоганніс, прем'єр-міністр Бельгії Александер де Кроо, прем’єр-міністр Норвегії Йонас Гар Стере,премʼєр-міністр Албанії Еді Рама.</text:p>
      <text:p text:style-name="P4">
<text:span text:style-name="T4">
Читайте також:</text:span>
 <text:span text:style-name="T4">
<text:a xlink:type="simple" xlink:href="https://www.ukrinform.ua/rubric-world/3728519-u-gaazi-startuvav-pidgotovcij-zahid-do-samitu-nato.html" text:style-name="Internet_20_link" text:visited-style-name="Visited_20_Internet_20_Link">
 У Гаазі стартував підготовчий захід до саміту НАТО</text:a>
 </text:span>
</text:p>
      <text:p text:style-name="P4">
Під час цієї зустрічі її учасники обговорили війну РФ в Україні та безпековуситуацію у світі.</text:p>
      <text:p text:style-name="P4">
Source: <text:a xlink:type="simple" xlink:href="https://www.ukrinform.ua/rubric-world/3728548-duda-okresliv-pat-prioritetiv-polsi-na-samit-nato-sered-nih-pidtrimka-ukraini.html" text:style-name="Internet_20_link" text:visited-style-name="Visited_20_Internet_20_Link">
https://www.ukrinform.ua/rubric-world/3728548-duda-okresliv-pat-prioritetiv-polsi-na-samit-nato-sered-nih-pidtrimka-ukraini.html</text:a>
</text:p>
      <!--NEWS-->
      <text:h text:style-name="P10" text:outline-level="1">
<text:span text:style-name="T4">
Кожен прояв терору доводить, що РФ заслуговує лише на поразку й трибунал - Зеленський</text:span>
</text:h>
      <text:p text:style-name="P4">
Authors: Ukrinform (Person)</text:p>
      <text:p text:style-name="P4">
Publisher: Укринформ (Organization)</text:p>
      <text:p text:style-name="P4">
Published Time: 2023-06-27T23:15:00+03:00</text:p>
      <text:p text:style-name="P4">
Modified Time: 2023-06-27T23:15:00+03:00</text:p>
      <text:p text:style-name="P4">
Description: Кожен прояв російського терору знову й знову доводить і нам, і всьому світу, що ця країна заслуговує лише на одне за наслідками всього, що вона наробила – поразку й трибунал, справедливі та законні суди проти всіх російських убивць і терористів. — Укрінформ.</text:p>
      <text:p text:style-name="P4">
Images: ['<text:a xlink:type="simple" xlink:href="https://static.ukrinform.com/photos/2023_05/thumb_files/630_360_1685386836-680.jpeg" text:style-name="Internet_20_link" text:visited-style-name="Visited_20_Internet_20_Link">
630_360_16853...</text:a>
']</text:p>
      <text:p text:style-name="P4">
Tags: ['Звернення', 'Зеленський', 'Війна з Росією']</text:p>
      <text:p text:style-name="P4">
Type: Article</text:p>
      <!--METADATA-->
      <text:p text:style-name="P4">
<draw:frame draw:style-name="fr1" draw:name="Image231" text:anchor-type="as-char" svg:width="6.9236in" svg:height="3.956343in" draw:z-index="0">
<draw:image xlink:href="../Images/yкринформ/2023-06-27T23-15-00-03-00/630_360_1685386836-680.jpeg" xlink:type="simple" xlink:show="embed" xlink:actuate="onLoad" draw:mime-type="image/jpeg"/>
</draw:frame>
 Коженпрояв російського терору знову й знову доводить і нам, і всьому світу, що цякраїна заслуговує лише на одне за наслідками всього, що вона наробила –поразку й трибунал, справедливі та законні суди проти всіх російських убивць ітерористів.</text:p>
      <text:p text:style-name="P4">
Про це у своєму <text:a xlink:type="simple" xlink:href="https://www.youtube.com/watch" text:style-name="Internet_20_link" text:visited-style-name="Visited_20_Internet_20_Link">
 зверненні </text:a>
наприкінці 489-го дня війни сказав Президент України Володимир Зеленський,передає Укрінформ.</text:p>
      <text:p text:style-name="P4">
<text:span text:style-name="T4">
<text:span text:style-name="T5">
Дорогі українці і українки!</text:span>
 </text:span>
</text:p>
      <text:p text:style-name="P4">
Рівно на роковини удару російських терористів по Кременчуку, по торговельномуцентру, коли загинули 22 людини, російські нелюди знову спрямували ракети поКременчуцькому району.</text:p>
      <text:p text:style-name="P4">
Сьогодні російські терористи жорстоко обстріляли й Краматорськ. Ракети С-300.Троє людей загинули, і серед них – дитина. Мої співчуття рідним та близьким.Станом на цю годину понад 40 людей поранені. Усім надається допомога. Триваєрозбір завалів.</text:p>
      <text:p text:style-name="P4">
Кожен такий прояв терору знову й знову доводить і нам, і всьому світу, щоРосія заслуговує лише на одне за наслідками всього, що вона наробила – поразкуй трибунал, справедливі та законні суди проти всіх російських убивць ітерористів.</text:p>
      <text:p text:style-name="P4">
І я знову й знову дякую всім у світі, хто підтримує Україну та допомагаєзахисту наших людей!</text:p>
      <text:p text:style-name="P4">
Сьогодні є новий оборонний пакет від США для наших воїнів. Бронетехніка табоєприпаси для «Петріотів», «Стінгерів» та «Хаймарсів». Додаткові снаряди длянашої артилерії. Я дякую пану Президенту Байдену, Конгресу, обом партіям, тавсім американцям!</text:p>
      <text:p text:style-name="P4">
Говорив із паном Прем’єр-міністром Норвегії. Подякував за надану підтримку –оборонну, економічну, політичну. Дуже вагому! Поінформував його про моювчорашню поїздку на передову до наших воїнів, про наші актуальні оборонніможливості. Озвучив деякі наші збройні потреби. Обговорили й створеннякоаліції винищувачів. Окрема тема у розмові – майбутній саміт НАТО у Вільнюсі.Дякую Норвегії за розуміння!</text:p>
      <text:p text:style-name="P4">
Провів сьогодні й спеціальну нараду з нашими міжнародниками – Офіс, уряд –щодо підготовки до Вільнюського саміту. Впевнений, рішення саміту можуть статипозитивними для України! Робимо для цього все можливе та підключили для цьоговсі міжнародні можливості України.</text:p>
      <text:p text:style-name="P4">
І, звичайно, фронт. Наші герої, наші активні дії. Сьогодні в нас теж є рухвперед! На всіх напрямках, де ми ведемо наступальні дії. Дякую, воїни!Сьогодні в нас є важливі результати у відбитті російських штурмів. Я вам дужевдячний!</text:p>
      <text:p text:style-name="P4">
Особливо сьогодні відзначу славетну 3-тю окрему штурмову бригаду, міцну 28-муокрему механізовану бригаду, героїчну 54-ту окрему механізовану бригаду такруту 57-му окрему мотопіхотну бригаду. Я дякую всім вам, воїни! Молодці!</text:p>
      <text:p text:style-name="P4">
Дякую вам за кожного знищеного окупанта і кожне врятоване українське життя!</text:p>
      <text:p text:style-name="P4">
Слава нашим героям! Дякую всім у світі, хто не боїться російських терористів іразом з нами повертає світові безпеку!</text:p>
      <text:p text:style-name="P4">
<text:span text:style-name="T4">
<text:span text:style-name="T5">
Слава Україні!</text:span>
 </text:span>
</text:p>
      <text:p text:style-name="P4">
Source: <text:a xlink:type="simple" xlink:href="https://www.ukrinform.ua/rubric-ato/3728550-kozen-proav-teroru-dovodit-so-rf-zaslugovue-lise-na-porazku-j-tribunal-zelenskij.html" text:style-name="Internet_20_link" text:visited-style-name="Visited_20_Internet_20_Link">
https://www.ukrinform.ua/rubric-ato/3728550-kozen-proav-teroru-dovodit-so-rf-zaslugovue-lise-na-porazku-j-tribunal-zelenskij.html</text:a>
</text:p>
      <!--NEWS-->
      <text:h text:style-name="P10" text:outline-level="1">
<text:span text:style-name="T4">
Війна Путіна не призвела ні до чого, окрім нестабільності - Рютте</text:span>
</text:h>
      <text:p text:style-name="P4">
Authors: Ukrinform (Person)</text:p>
      <text:p text:style-name="P4">
Publisher: Укринформ (Organization)</text:p>
      <text:p text:style-name="P4">
Published Time: 2023-06-27T23:19:00+03:00</text:p>
      <text:p text:style-name="P4">
Modified Time: 2023-06-27T23:19:00+03:00</text:p>
      <text:p text:style-name="P4">
Description: Останні події в Росії є ще одним доказом того, що війна Путіна не призвела ні до чого, окрім нестабільності. — Укрінформ.</text:p>
      <text:p text:style-name="P4">
Images: ['<text:a xlink:type="simple" xlink:href="https://static.ukrinform.com/photos/2023_06/thumb_files/630_360_1687896686-537.jpg" text:style-name="Internet_20_link" text:visited-style-name="Visited_20_Internet_20_Link">
630_360_16878...</text:a>
']</text:p>
      <text:p text:style-name="P4">
Tags: ['Путін', 'Рютте', 'Війна з Росією']</text:p>
      <text:p text:style-name="P4">
Type: Article</text:p>
      <!--METADATA-->
      <text:p text:style-name="P4">
<draw:frame draw:style-name="fr1" draw:name="Image232" text:anchor-type="as-char" svg:width="6.9236in" svg:height="3.956343in" draw:z-index="0">
<draw:image xlink:href="../Images/yкринформ/2023-06-27T23-19-00-03-00/630_360_1687896686-537.jpg" xlink:type="simple" xlink:show="embed" xlink:actuate="onLoad" draw:mime-type="image/jpeg"/>
</draw:frame>
 Останніподії в Росії є ще одним доказом того, що війна Путіна не призвела ні до чого,окрім нестабільності.</text:p>
      <text:p text:style-name="P4">
Про це прем’єр-міністр Нідерландів Марк Рютте сказав сьогодні у Гаазі під часпресконференції за підсумками робочої зустрічі за участі глав держав та урядівЛитви, Польщі, Румунії, Албанії, Бельгії та Норвегії, повідомляє власнийкореспондент Укрінформу в Гаазі.</text:p>
      <text:p text:style-name="P4">
“Нестабільність у <text:a xlink:type="simple" xlink:href="https://www.ukrinform.ua/tag-rosia" text:style-name="Internet_20_link" text:visited-style-name="Visited_20_Internet_20_Link">
 Росії </text:a>
 породжуєнестабільність у Європі, тому ми стурбовані. Ці події є ще одним доказом того,що війна Путіна не призвела ні до чого, окрім нестабільності. Насамперед воназавдала нестерпних страждань українському народу... Ми повинні зосередитися нанашій меті, переконавшись, що війна Путіна проти України зазнає невдачі”, -сказав він.</text:p>
      <text:p text:style-name="P4">
Він також наголосив, що війна Росії в Україні – це несправедлива війна ізагроза безпеці інших країн.</text:p>
      <text:p text:style-name="P4">
“Це війна проти всього. Ми за свободу, демократію та верховенство закону. І,звичайно, війна — це пряма загроза нашій власній безпеці. Бо у разі успіху вУкраїні, то Путін на цьому не зупиниться. І тому Україна може розраховувати нанашу непохитну підтримку”, - наголосив він.</text:p>
      <text:p text:style-name="P4">
За його словами, саміт НАТО у Вільнюсі буде дуже важливим, де йтиметься пробезпеку, війну Росії в Україні.</text:p>
      <text:p text:style-name="P4">
Як повідомляв Укрінформ, у вівторок, 27 червня 2023, у нідерландській Гаазівідбулася зустріч у рамках підготовки до саміту НАТО, який має відбутися уВільнюсі 11 та 12 липня.</text:p>
      <text:p text:style-name="P4">
Першим на захід прибув генеральний секретар НАТО Єнс Столтенберг, після чогоразом з прем’єр-міністром Нідерландів Марком Рютте вони зустрічали іншихучасників заходу.</text:p>
      <text:p text:style-name="P4">
Участь у заході беруть президент Литви Ґітанас Науседа, президент ПольщіАнджей Дуда, президент Румунії Клаус Йоганніс, прем'єр-міністр БельгіїАлександер де Кроо, прем’єр-міністр Норвегії Йонас Гар Стере, премʼєр-міністрАлбанії Еді Рама.</text:p>
      <text:p text:style-name="P4">
Під час цієї зустрічі її учасники обговорювали війну РФ в Україні та безпековуситуацію у світі.</text:p>
      <text:p text:style-name="P4">
Як повідомлялося, від початку російського вторгнення в Україну НАТО та країни-союзниці продовжують надавати Україні суттєву політичну, економічну,гуманітарну та військову допомогу. Продовження та нарощування такої допомогибуде однією з головних тем під час зустрічі глав держав та урядів країнАльянсу, що відбудеться у Вільнюсі 11-12 липня.</text:p>
      <text:p text:style-name="P4">
Генеральний секретар НАТО Єнс Столтенберг зазначив на одній з останніхпресконференцій, що союзники по НАТО погоджуються з тим, що Україна станечленом Альянсу, але не розглядатимуть питання щодо її формального запрошеннядля входження під час Вільнюського саміту.</text:p>
      <text:p text:style-name="P4">
<text:span text:style-name="T4">
Читайте також:</text:span>
 <text:a xlink:type="simple" xlink:href="https://www.ukrinform.ua/rubric-world/3728053-derzdep-pro-zakolot-prigozina-mi-pobacili-pramij-viklik-liderstvu-putina.html" text:style-name="Internet_20_link" text:visited-style-name="Visited_20_Internet_20_Link">
 Держдеп про «заколот» Пригожина: Ми побачили прямийвиклик лідерству <text:span text:style-name="T4">
Путін</text:span>
 а </text:a>
</text:p>
      <text:p text:style-name="P4">
Він зауважив, що ухвалені під час саміту у Вільнюсі рішення приведуть Українуближче до НАТО.</text:p>
      <text:p text:style-name="P4">
На всіх рівнях українська сторона наголосила, що запевнень про те, що "Українастане членом Альянсу", які лунали під час Бухарестського саміту НАТО у 2008році, вже недостатньо.</text:p>
      <text:p text:style-name="P4">
Натомість Україна ставить перед союзниками по НАТО питання надання гарантійбезпеки та чіткої перспективи руху до повноправного членства в Альянсі.</text:p>
      <text:p text:style-name="P4">
Source: <text:a xlink:type="simple" xlink:href="https://www.ukrinform.ua/rubric-polytics/3728551-vijna-putina-ne-prizvela-ni-do-cogo-okrim-nestabilnosti-rutte.html" text:style-name="Internet_20_link" text:visited-style-name="Visited_20_Internet_20_Link">
https://www.ukrinform.ua/rubric-polytics/3728551-vijna-putina-ne-prizvela-ni-do-cogo-okrim-nestabilnosti-rutte.html</text:a>
</text:p>
      <!--NEWS-->
      <text:h text:style-name="P10" text:outline-level="1">
<text:span text:style-name="T4">
Путін не має права вето на розширення НАТО - Столтенберг</text:span>
</text:h>
      <text:p text:style-name="P4">
Authors: Ukrinform (Person)</text:p>
      <text:p text:style-name="P4">
Publisher: Укринформ (Organization)</text:p>
      <text:p text:style-name="P4">
Published Time: 2023-06-27T23:22:00+03:00</text:p>
      <text:p text:style-name="P4">
Modified Time: 2023-06-27T23:22:00+03:00</text:p>
      <text:p text:style-name="P4">
Description: Не Путін і не Росія будуть вирішувати питання майбутнього членства України в НАТО. — Укрінформ.</text:p>
      <text:p text:style-name="P4">
Images: ['<text:a xlink:type="simple" xlink:href="https://static.ukrinform.com/photos/2023_06/thumb_files/630_360_1687176890-610.jpg" text:style-name="Internet_20_link" text:visited-style-name="Visited_20_Internet_20_Link">
630_360_16871...</text:a>
']</text:p>
      <text:p text:style-name="P4">
Tags: ['НАТО', 'Столтенберг', 'Україна', 'Війна з Росією']</text:p>
      <text:p text:style-name="P4">
Type: Article</text:p>
      <!--METADATA-->
      <text:p text:style-name="P4">
<draw:frame draw:style-name="fr1" draw:name="Image233" text:anchor-type="as-char" svg:width="6.9236in" svg:height="3.956343in" draw:z-index="0">
<draw:image xlink:href="../Images/yкринформ/2023-06-27T23-22-00-03-00/630_360_1687176890-610.jpg" xlink:type="simple" xlink:show="embed" xlink:actuate="onLoad" draw:mime-type="image/jpeg"/>
</draw:frame>
 Не Путін іне Росія будуть вирішувати питання майбутнього членства України в НАТО.</text:p>
      <text:p text:style-name="P4">
Про це заявив генеральний секретар Альянсу Єнс Столтенберг в Гаазі напідготовчій до Вільнюського саміту зустрічі, повідомляє кореспондентУкрінформу.</text:p>
      <text:p text:style-name="P4">
«Союзники погоджуються в багатьох питаннях, в тому числі стосовно членстваУкраїни, всі погоджуються, що двері НАТО відкриті... Всі союзникипогоджуються, що Україна буде членом», - сказав Столтенберг.</text:p>
      <text:p text:style-name="P4">
<text:span text:style-name="T4">
Читайте також:</text:span>
 <text:span text:style-name="T4">
<text:a xlink:type="simple" xlink:href="https://www.ukrinform.ua/rubric-world/3728548-duda-okresliv-pat-prioritetiv-polsi-na-samit-nato-sered-nih-pidtrimka-ukraini.html" text:style-name="Internet_20_link" text:visited-style-name="Visited_20_Internet_20_Link">
 Дуда окреслив п’ять пріоритетів Польщі на саміт НАТО,серед них – підтримка України </text:a>
 </text:span>
</text:p>
      <text:p text:style-name="P4">
Він зауважив, що саме Альянс і Україна, а не Росія, будуть вирішувати, колинаша країна стане повноправним членом.</text:p>
      <text:p text:style-name="P4">
«Президент Путін не має права вето на розширення НАТО», - підкреслив керівникцієї структури.</text:p>
      <text:p text:style-name="P4">
Він зауважив, що союзники продовжуються консультації та впевнені, що зможутьдійти консенсусу стосовно прагнення України щодо членства.</text:p>
      <text:p text:style-name="P4">
<text:span text:style-name="T4">
Читайте також:</text:span>
 <text:span text:style-name="T4">
<text:a xlink:type="simple" xlink:href="https://www.ukrinform.ua/rubric-polytics/3728503-ukraina-ocikue-na-samiti-u-vilnusi-duze-silnogo-signalu-sodo-vstupu-v-nato-ermak.html" text:style-name="Internet_20_link" text:visited-style-name="Visited_20_Internet_20_Link">
 Україна очікує на саміті у Вільнюсі «дуже сильногосигналу» щодо вступу в НАТО - Єрмак </text:a>
 </text:span>
</text:p>
      <text:p text:style-name="P4">
Але наразі найактуальнішим питанням є забезпечення перевагу України, щобипрезидент Путін не переміг.</text:p>
      <text:p text:style-name="P4">
«Якщо Україна не залишиться суверенною і незалежною нацією, то питання прочленство не буде стояти взагалі», - додав політик.</text:p>
      <text:p text:style-name="P4">
Він підкреслив, що союзники концентрують свої зусилля на наданні військової іекономічної підтримки Києву та підтвердять її на саміті. Практична підготовкадо членства полягає в допомозі перейти на нові зразки озброєнь, стандарти тапроцедури тощо.</text:p>
      <text:p text:style-name="P4">
<text:span text:style-name="T4">
Читайте також:</text:span>
 <text:span text:style-name="T4">
<text:a xlink:type="simple" xlink:href="https://www.ukrinform.ua/rubric-ato/3728509-artileria-dla-zsu-i-samit-nato-zelenskij-proviv-rozmovu-z-premerom-norvegii.html" text:style-name="Internet_20_link" text:visited-style-name="Visited_20_Internet_20_Link">
 Артилерія для ЗСУ і саміт НАТО: Зеленський провіврозмову з прем’єром Норвегії </text:a>
 </text:span>
</text:p>
      <text:p text:style-name="P4">
Відповідаючи на прохання прокоментувати події в Росії минулих вихідних,Столтенберг заявив, що оцінки наслідків, у тому числі для Альянсу, даватизарано. Але НАТО уважно слідкує за розвитком ситуації і підвищила своюготовність, а також воєнну присутність на східному фланзі. На майбутньомусаміті очевидно будуть ухвалені також подальші рішення, додав він. Генсекзауважив, що не зовсім зрозуміло поки й те, де зрештою опиняться бойовики«Вагнера», чи всі будуть вони в Білорусі.</text:p>
      <text:p text:style-name="P4">
«Абсолютно зрозумілим є те, що ми послали чіткий меседж Москві та Мінську, щоНАТО захищатиме всіх союзників, всю територію Альянсу», - заявив Столтенберг,додавши, що в обох цих столицях не має бути й тіні сумніву щодо готовності таспроможності блоку захистити своїх членів проти всіх можливих загроз.</text:p>
      <text:p text:style-name="P4">
<text:span text:style-name="T4">
Читайте також:</text:span>
 <text:span text:style-name="T4">
<text:a xlink:type="simple" xlink:href="https://www.ukrinform.ua/rubric-world/3728528-kraini-baltii-zaklikaut-nato-posiliti-shidni-kordoni-cerez-vagnerivciv-u-bilorusi.html" text:style-name="Internet_20_link" text:visited-style-name="Visited_20_Internet_20_Link">
 Країни Балтії закликають НАТО посилити східні кордоничерез «вагнерівців» у Білорусі </text:a>
 </text:span>
</text:p>
      <text:p text:style-name="P4">
Очільник Альянсу назвав дуже правильним рішення збільшити присутність насхідному фланзі вперше після завершення холодної війни, ухвалене ще 2014 року.Після початку повномасштабної <text:span text:style-name="T4">
<text:a xlink:type="simple" xlink:href="https://www.ukrinform.ua/tag-vijna-z-rosieu" text:style-name="Internet_20_link" text:visited-style-name="Visited_20_Internet_20_Link">
 війни РФ </text:a>
 </text:span>
 проти України кількість військ швидкого реагування в цьомурегіоні була подвоєна, поінформував він.</text:p>
      <text:p text:style-name="P4">
«У нас є готовність, у нас є сили, у нас є плани та рішучість», - запевнивгенеральний секретар НАТО, додавши, що йдеться не про провокування конфлікту,а про запобігання йому.</text:p>
      <text:p text:style-name="P4">
Нагадаємо: саміт Альянсу відбудеться у Вільнюсі 11-12 липня.</text:p>
      <text:p text:style-name="P4">
Source: <text:a xlink:type="simple" xlink:href="https://www.ukrinform.ua/rubric-polytics/3728553-putin-ne-mae-prava-veto-na-rozsirenna-nato-stoltenberg.html" text:style-name="Internet_20_link" text:visited-style-name="Visited_20_Internet_20_Link">
https://www.ukrinform.ua/rubric-polytics/3728553-putin-ne-mae-prava-veto-na-rozsirenna-nato-stoltenberg.html</text:a>
</text:p>
      <!--NEWS-->
      <text:h text:style-name="P10" text:outline-level="1">
<text:span text:style-name="T4">
У Краматорську вже щонайменше четверо загиблих та 42 поранених</text:span>
</text:h>
      <text:p text:style-name="P4">
Authors: Ukrinform (Person)</text:p>
      <text:p text:style-name="P4">
Publisher: Укринформ (Organization)</text:p>
      <text:p text:style-name="P4">
Published Time: 2023-06-27T23:27:00+03:00</text:p>
      <text:p text:style-name="P4">
Modified Time: 2023-06-27T23:27:00+03:00</text:p>
      <text:p text:style-name="P4">
Description: Кількість загиблих унаслідок російського ракетного удару по Краматорську зросла до чотирьох людей, ще 42 — зазнали поранень різного ступеня тяжкості. — Укрінформ.</text:p>
      <text:p text:style-name="P4">
Images: ['<text:a xlink:type="simple" xlink:href="https://static.ukrinform.com/photos/2023_06/thumb_files/630_360_1687892764-893.jpg" text:style-name="Internet_20_link" text:visited-style-name="Visited_20_Internet_20_Link">
630_360_16878...</text:a>
']</text:p>
      <text:p text:style-name="P4">
Tags: ['Краматорськ', 'Обстріл', 'Війна з Росією', 'Ракетний удар']</text:p>
      <text:p text:style-name="P4">
Type: Article</text:p>
      <!--METADATA-->
      <text:p text:style-name="P4">
<draw:frame draw:style-name="fr1" draw:name="Image234" text:anchor-type="as-char" svg:width="6.9236in" svg:height="3.956343in" draw:z-index="0">
<draw:image xlink:href="../Images/yкринформ/2023-06-27T23-27-00-03-00/630_360_1687892764-893.jpg" xlink:type="simple" xlink:show="embed" xlink:actuate="onLoad" draw:mime-type="image/jpeg"/>
</draw:frame>
 Кількістьзагиблих унаслідок російського ракетного удару по Краматорську зросла дочотирьох людей, ще 42 — зазнали поранень різного ступеня тяжкості.</text:p>
      <text:p text:style-name="P4">
Про це <text:a xlink:type="simple" xlink:href="https://t.me/pgo_gov_ua/13877" text:style-name="Internet_20_link" text:visited-style-name="Visited_20_Internet_20_Link">
 повідомили </text:a>
 в Офісі генеральногопрокурора, передає Укрінформ.</text:p>
      <text:p text:style-name="P4">
Серед загиблих — 17-річна дівчина, а з-поміж поранених — 8-місячне немовля.Усім пораненим надають кваліфіковану медичну допомогу.</text:p>
      <text:p text:style-name="P4">
В епіцентрі вибуху опинилися заклад харчування, багатоквартирні будинки,торговельні приміщення, автомобілі, поштове відділення та інші споруди, у якихповилітали вікна, шибки й двері. Внаслідок влучання виникла пожежа.</text:p>
      <text:p text:style-name="P4">
<text:span text:style-name="T4">
Читайте також:</text:span>
 <text:span text:style-name="T4">
<text:a xlink:type="simple" xlink:href="https://www.ukrinform.ua/rubric-ato/3728539-kilkist-poranenih-vnaslidok-obstrilu-kramatorska-zbilsilas-do-42-nacpolicia.html" text:style-name="Internet_20_link" text:visited-style-name="Visited_20_Internet_20_Link">
 Кількість поранених внаслідок обстрілу Краматорськазбільшилась до 42 - Нацполіція </text:a>
 </text:span>
</text:p>
      <text:p text:style-name="P4">
Крім того, окупанти обстріляли приватний сектор села Біленьке. Там внаслідокатаки зазнали поранень 5 місцевих мешканців, які увечері перебували у себевдома.</text:p>
      <text:p text:style-name="P4">
Завали досі продовжують розбирати. Під ними можуть перебувати люди, томуостаточна кількість жертв ще встановлюється.</text:p>
      <text:p text:style-name="P4">
<text:span text:style-name="T4">
Читайте також:</text:span>
 <text:span text:style-name="T4">
<text:a xlink:type="simple" xlink:href="https://www.ukrinform.ua/rubric-ato/3728550-kozen-proav-teroru-dovodit-so-rf-zaslugovue-lise-na-porazku-j-tribunal-zelenskij.html" text:style-name="Internet_20_link" text:visited-style-name="Visited_20_Internet_20_Link">
 Кожен прояв терору доводить, що РФ заслуговує лише напоразку й трибунал - Зеленський </text:a>
 </text:span>
</text:p>
      <text:p text:style-name="P4">
Як повідомляв Укрінформ, 27 червня ввечері росіяни завдали два <text:span text:style-name="T4">
<text:a xlink:type="simple" xlink:href="https://www.ukrinform.ua/tag-raketnij-udar" text:style-name="Internet_20_link" text:visited-style-name="Visited_20_Internet_20_Link">
 ракетніудари </text:a>
 </text:span>
 по Краматорську.</text:p>
      <text:p text:style-name="P4">
<text:span text:style-name="T4">
Читайте також:</text:span>
 <text:span text:style-name="T4">
<text:a xlink:type="simple" xlink:href="https://www.ukrinform.ua/rubric-ato/3728532-u-kramatorsku-kilkist-zertv-raketnogo-udaru-zrosla-do-troh-25-poranenih.html" text:style-name="Internet_20_link" text:visited-style-name="Visited_20_Internet_20_Link">
 У Краматорську кількість жертв ракетного удару зросладо трьох, 25 поранених </text:a>
 </text:span>
</text:p>
      <text:p text:style-name="P4">
Перше влучання було у _<text:span text:style-name="T4">
<text:a xlink:type="simple" xlink:href="https://www.ukrinform.ua/rubric-ato/3728508-u-kramatorsku-rosijska-raketa-zrujnuvala-zaklad-u-centri-mista.html" text:style-name="Internet_20_link" text:visited-style-name="Visited_20_Internet_20_Link">
 заклад харчування в центрі міста, друге - у с.Біленьке. </text:a>
 </text:span>
 _</text:p>
      <text:p text:style-name="P4">
Source: <text:a xlink:type="simple" xlink:href="https://www.ukrinform.ua/rubric-ato/3728563-u-kramatorsku-vze-sonajmense-cetvero-zagiblih-ta-42-poranenih.html" text:style-name="Internet_20_link" text:visited-style-name="Visited_20_Internet_20_Link">
https://www.ukrinform.ua/rubric-ato/3728563-u-kramatorsku-vze-sonajmense-cetvero-zagiblih-ta-42-poranenih.html</text:a>
</text:p>
      <!--NEWS-->
      <text:h text:style-name="P10" text:outline-level="1">
<text:span text:style-name="T4">
Міцність путінської системи виявилася її слабкістю – німецький експерт</text:span>
</text:h>
      <text:p text:style-name="P4">
Authors: Ukrinform (Person)</text:p>
      <text:p text:style-name="P4">
Publisher: Укринформ (Organization)</text:p>
      <text:p text:style-name="P4">
Published Time: 2023-06-27T23:30:00+03:00</text:p>
      <text:p text:style-name="P4">
Modified Time: 2023-06-27T23:30:00+03:00</text:p>
      <text:p text:style-name="P4">
Description: Те, що президент РФ Володимир Путін і його оточення роками представляли як міцність системи, виявилася найбільшою слабкістю. — Укрінформ.</text:p>
      <text:p text:style-name="P4">
Images: ['<text:a xlink:type="simple" xlink:href="https://static.ukrinform.com/photos/2023_06/thumb_files/630_360_1686674529-812.jpg" text:style-name="Internet_20_link" text:visited-style-name="Visited_20_Internet_20_Link">
630_360_16866...</text:a>
']</text:p>
      <text:p text:style-name="P4">
Tags: ['Путін', 'ПВК "Вагнера"', 'Пригожин', 'Війна з Росією']</text:p>
      <text:p text:style-name="P4">
Type: Article</text:p>
      <!--METADATA-->
      <text:p text:style-name="P4">
<draw:frame draw:style-name="fr1" draw:name="Image235" text:anchor-type="as-char" svg:width="6.9236in" svg:height="3.956343in" draw:z-index="0">
<draw:image xlink:href="../Images/yкринформ/2023-06-27T23-30-00-03-00/630_360_1686674529-812.jpg" xlink:type="simple" xlink:show="embed" xlink:actuate="onLoad" draw:mime-type="image/jpeg"/>
</draw:frame>
 Те, щопрезидент РФ Володимир Путін і його оточення роками представляли як міцністьсистеми, виявилася найбільшою слабкістю.</text:p>
      <text:p text:style-name="P4">
Таку думку висловив експерт Німецької ради з питань зовнішніх відносин ШтефанМайстер під час спілкування з іноземними журналістами в Берліні, повідомляєкореспондент Укрінформу.</text:p>
      <text:p text:style-name="P4">
За словами Майстера, спроба путчу, влаштована минулими вихідними ЄвгеномПригожиним і ПВК «Вагнер», показали повною мірою «слабкість путінськоїсистеми, яка точиться навколо одної людини, персоналізована».</text:p>
      <text:p text:style-name="P4">
Влада, втративши, хай і тимчасово, монополію на насильство, була не була взмозі вести переговори, на кілька годин країна втратили управління: всі чекалина те, що скаже сам <text:a xlink:type="simple" xlink:href="https://www.ukrinform.ua/tag-putin" text:style-name="Internet_20_link" text:visited-style-name="Visited_20_Internet_20_Link">
 Путін </text:a>
 , а «він усвоїх зверненнях виглядав так, ніби не розуміє, що відбувається, був слабким,далеким від реальності».</text:p>
      <text:p text:style-name="P4">
«Якщо Путін не реагує, система впадає в хаос. Система не достатньо гнучка,щоби відреагувати на форс-мажор», - резюмував експерт. Він вважає, що сталася«неймовірна втрата престижу для Путіна, що для нього є дуже важким, а всясистема – послаблена».</text:p>
      <text:p text:style-name="P4">
Що стосується ПВК «Вагнера», то вона не відіграватиме надалі у війні важливоїролі, вважає Майстер, ця армія вже не є потужною, як раніше. Експерт такожпереконаний, що модель приватних компаній, започаткована в 2014 році дляведення гібридних операцій, вичерпала себе, втратила актуальність під чассправжньої війни й система мала рано чи пізно покарати Пригожина та взяти підконтроль.</text:p>
      <text:p text:style-name="P4">
Путін своєю чергою, очевидно, захоче продемонструвати ще сильнішу рішучістьназовні, але також посилити репресії всередині країни.</text:p>
      <text:p text:style-name="P4">
<text:span text:style-name="T4">
Читайте також:</text:span>
 <text:a xlink:type="simple" xlink:href="https://www.ukrinform.ua/rubric-polytics/3728551-vijna-putina-ne-prizvela-ni-do-cogo-okrim-nestabilnosti-rutte.html" text:style-name="Internet_20_link" text:visited-style-name="Visited_20_Internet_20_Link">
 Війна <text:span text:style-name="T4">
Путін</text:span>
 а не призвела ні до чого, окрімнестабільності - Рютте </text:a>
</text:p>
      <text:p text:style-name="P4">
Майстер також згадав наратив багатьох західних держав, але особливопритаманний Німеччині про те, що необхідно будь-що запобігти розвалу Росії.Він назвав цей «німецький страх» проблемою. Але сьогоднішня РосійськаФедерація – не СРСР 1980-х років. У настільці високоперсоналізованій системіяк у РФ, дуже швидко може дійти до путча, «швидше, ніж всі могли собі уявити».</text:p>
      <text:p text:style-name="P4">
Нагадаємо, минулими вихідними ПВК «Вагнера» пішла маршем на Москву, але черезкілька годин сама зупинила своє просування, пояснивши це небажанням проливатикров.</text:p>
      <text:p text:style-name="P4">
Source: <text:a xlink:type="simple" xlink:href="https://www.ukrinform.ua/rubric-world/3728556-micnist-putinskoi-sistemi-viavilasa-ii-slabkistu-nimeckij-ekspert.html" text:style-name="Internet_20_link" text:visited-style-name="Visited_20_Internet_20_Link">
https://www.ukrinform.ua/rubric-world/3728556-micnist-putinskoi-sistemi-viavilasa-ii-slabkistu-nimeckij-ekspert.html</text:a>
</text:p>
      <!--NEWS-->
      <text:h text:style-name="P10" text:outline-level="1">
<text:span text:style-name="T4">
Зеленський провів нараду щодо саміту НАТО</text:span>
</text:h>
      <text:p text:style-name="P4">
Authors: Ukrinform (Person)</text:p>
      <text:p text:style-name="P4">
Publisher: Укринформ (Organization)</text:p>
      <text:p text:style-name="P4">
Published Time: 2023-06-27T23:41:00+03:00</text:p>
      <text:p text:style-name="P4">
Modified Time: 2023-06-27T23:41:00+03:00</text:p>
      <text:p text:style-name="P4">
Description: Президент Володимир Зеленський провів нараду з представниками міжнародного напрямку від свого Офісу та Кабінету Міністрів щодо підготовки до липневого саміту НАТО у Вільнюсі. — Укрінформ.</text:p>
      <text:p text:style-name="P4">
Images: ['<text:a xlink:type="simple" xlink:href="https://static.ukrinform.com/photos/2023_06/thumb_files/630_360_1687535517-265.jpeg" text:style-name="Internet_20_link" text:visited-style-name="Visited_20_Internet_20_Link">
630_360_16875...</text:a>
']</text:p>
      <text:p text:style-name="P4">
Tags: ['Кабмін', 'НАТО', 'Саміт НАТО', 'Зеленський']</text:p>
      <text:p text:style-name="P4">
Type: Article</text:p>
      <!--METADATA-->
      <text:p text:style-name="P4">
<draw:frame draw:style-name="fr1" draw:name="Image236" text:anchor-type="as-char" svg:width="6.9236in" svg:height="3.956343in" draw:z-index="0">
<draw:image xlink:href="../Images/yкринформ/2023-06-27T23-41-00-03-00/630_360_1687535517-265.jpeg" xlink:type="simple" xlink:show="embed" xlink:actuate="onLoad" draw:mime-type="image/jpeg"/>
</draw:frame>
 ПрезидентВолодимир Зеленський провів нараду з представниками міжнародного напрямку відсвого Офісу та Кабінету Міністрів щодо підготовки до липневого саміту НАТО уВільнюсі.</text:p>
      <text:p text:style-name="P4">
Про це він розповів у вечірньому <text:a xlink:type="simple" xlink:href="https://t.me/V_Zelenskiy_official/6743" text:style-name="Internet_20_link" text:visited-style-name="Visited_20_Internet_20_Link">
 відеозверненні</text:a>
 , передає Укрінформ.</text:p>
      <text:p text:style-name="P4">
«Провів сьогодні й спеціальну нараду з нашими міжнародниками – Офіс, уряд –щодо підготовки до Вільнюського саміту. Впевнений, рішення саміту можуть статипозитивними для <text:a xlink:type="simple" xlink:href="https://www.ukrinform.ua/tag-ukraina" text:style-name="Internet_20_link" text:visited-style-name="Visited_20_Internet_20_Link">
 України </text:a>
 ! Робимо дляцього все можливе та підключили для цього всі міжнародні можливості України»,- зазначив Зеленський.</text:p>
      <text:p text:style-name="P4">
_Відео:<text:a xlink:type="simple" xlink:href="https://t.me/V_Zelenskiy_official/6743" text:style-name="Internet_20_link" text:visited-style-name="Visited_20_Internet_20_Link">
 ОП </text:a>
 _</text:p>
      <text:p text:style-name="P4">
<text:span text:style-name="T4">
Читайте також:</text:span>
 <text:a xlink:type="simple" xlink:href="https://www.ukrinform.ua/rubric-ato/3728509-artileria-dla-zsu-i-samit-nato-zelenskij-proviv-rozmovu-z-premerom-norvegii.html" text:style-name="Internet_20_link" text:visited-style-name="Visited_20_Internet_20_Link">
 Артилерія для ЗСУ і <text:span text:style-name="T4">
саміт</text:span>
 <text:span text:style-name="T4">
НАТО</text:span>
 : Зеленськийпровів розмову з прем’єром Норвегії </text:a>
</text:p>
      <text:p text:style-name="P4">
Як повідомлялося, саміт НАТО, який відбудеться у Вільнюсі 11-12 липня, середголовних питань розгляне продовження допомоги для України у її боротьбі протиросійської агресії. Україна від цієї зустрічі очікує конкретних рішень щодовизначення шляху країни до членства в НАТО та щодо надання Україні гарантійбезпеки для запобігання ймовірному повторенню російської агресії умайбутньому.</text:p>
      <text:p text:style-name="P4">
<text:span text:style-name="T5">
Фото: ОП</text:span>
</text:p>
      <text:p text:style-name="P4">
Source: <text:a xlink:type="simple" xlink:href="https://www.ukrinform.ua/rubric-polytics/3728559-zelenskij-proviv-naradu-sodo-samitu-nato.html" text:style-name="Internet_20_link" text:visited-style-name="Visited_20_Internet_20_Link">
https://www.ukrinform.ua/rubric-polytics/3728559-zelenskij-proviv-naradu-sodo-samitu-nato.html</text:a>
</text:p>
      <!--NEWS-->
      <text:h text:style-name="P10" text:outline-level="1">
<text:span text:style-name="T4">
Україна зіграла внічию з Іспанією і з другого місця вийшла до 1/4 фіналу ЧЄ-2023 серед молоді</text:span>
</text:h>
      <text:p text:style-name="P4">
Authors: Ukrinform (Person)</text:p>
      <text:p text:style-name="P4">
Publisher: Укринформ (Organization)</text:p>
      <text:p text:style-name="P4">
Published Time: 2023-06-27T23:45:00+03:00</text:p>
      <text:p text:style-name="P4">
Modified Time: 2023-06-27T23:45:00+03:00</text:p>
      <text:p text:style-name="P4">
Description: На молодіжному чемпіонаті Європи з футболу (гравці до 21-го року) визначилися чотири учасники фіналу плей-офф. — Укрінформ.</text:p>
      <text:p text:style-name="P4">
Images: ['<text:a xlink:type="simple" xlink:href="https://static.ukrinform.com/photos/2023_06/thumb_files/630_360_1687898555-342.jpg" text:style-name="Internet_20_link" text:visited-style-name="Visited_20_Internet_20_Link">
630_360_16878...</text:a>
']</text:p>
      <text:p text:style-name="P4">
Tags: ['Футбол']</text:p>
      <text:p text:style-name="P4">
Type: Article</text:p>
      <!--METADATA-->
      <text:p text:style-name="P4">
<draw:frame draw:style-name="fr1" draw:name="Image237" text:anchor-type="as-char" svg:width="6.9236in" svg:height="3.956343in" draw:z-index="0">
<draw:image xlink:href="../Images/yкринформ/2023-06-27T23-45-00-03-00/630_360_1687898555-342.jpg" xlink:type="simple" xlink:show="embed" xlink:actuate="onLoad" draw:mime-type="image/jpeg"/>
</draw:frame>
 Намолодіжному чемпіонаті Європи з футболу (гравці до 21-го року) визначилисячотири учасники фіналу плей-офф.</text:p>
      <text:p text:style-name="P4">
Українська «молодіжка» у заключному матчі групової стадії розійшлася миром зоднолітками з Іспанії - 2:2 і посіла друге місце у квартеті В, передаєУкрінформ.</text:p>
      <text:p text:style-name="P4">
У складі «синьо-жовтих» відзначилися Богдан В'юнник (43-тя хвилина) та ГеоргійСудаков (81, з пенальті).</text:p>
      <text:p text:style-name="P4">
<text:span text:style-name="T4">
Читайте також:</text:span>
 <text:a xlink:type="simple" xlink:href="https://www.ukrinform.ua/rubric-sports/3728518-ce2023-sered-molodi-futbolisti-gruzii-ta-portugalii-u-cvertfinali.html" text:style-name="Internet_20_link" text:visited-style-name="Visited_20_Internet_20_Link">
 ЧЄ-2023 серед молоді: <text:span text:style-name="T4">
футбол</text:span>
 істи Грузії таПортугалії - у чвертьфіналі </text:a>
</text:p>
      <text:p text:style-name="P4">
Суперник українців у чвертьфіналі Євро-2023 (U21) визначиться 28 червня післяматчів Швейцарія - Франція, Ізраїль - Чехія, Англія - Німеччина, Італія -Норвегія.</text:p>
      <text:p text:style-name="P4">
Фото: AP.</text:p>
      <text:p text:style-name="P4">
Source: <text:a xlink:type="simple" xlink:href="https://www.ukrinform.ua/rubric-sports/3728561-ukraina-zigrala-vniciu-z-ispanieu-i-zijdetsa-z-gruzieu-v-14-finalu-ce2023-sered-molodi.html" text:style-name="Internet_20_link" text:visited-style-name="Visited_20_Internet_20_Link">
https://www.ukrinform.ua/rubric-sports/3728561-ukraina-zigrala-vniciu-z-ispanieu-i-zijdetsa-z-gruzieu-v-14-finalu-ce2023-sered-molodi.html</text:a>
</text:p>
      <!--NEWS-->
      <text:h text:style-name="P10" text:outline-level="1">
<text:span text:style-name="T4">
Зеленський про фронт: Сьогодні у нас теж є рух уперед</text:span>
</text:h>
      <text:p text:style-name="P4">
Authors: Ukrinform (Person)</text:p>
      <text:p text:style-name="P4">
Publisher: Укринформ (Organization)</text:p>
      <text:p text:style-name="P4">
Published Time: 2023-06-27T23:57:00+03:00</text:p>
      <text:p text:style-name="P4">
Modified Time: 2023-06-27T23:57:00+03:00</text:p>
      <text:p text:style-name="P4">
Description: Українські військовослужбовці у вівторок мали також рух уперед на всіх напрямках, де йдуть наступальні дії. — Укрінформ.</text:p>
      <text:p text:style-name="P4">
Images: ['<text:a xlink:type="simple" xlink:href="https://static.ukrinform.com/photos/2023_06/thumb_files/630_360_1686973159-410.jpg" text:style-name="Internet_20_link" text:visited-style-name="Visited_20_Internet_20_Link">
630_360_16869...</text:a>
']</text:p>
      <text:p text:style-name="P4">
Tags: ['Зеленський', 'Війна з Росією', 'Контрнаступ']</text:p>
      <text:p text:style-name="P4">
Type: Article</text:p>
      <!--METADATA-->
      <text:p text:style-name="P4">
<draw:frame draw:style-name="fr1" draw:name="Image238" text:anchor-type="as-char" svg:width="6.9236in" svg:height="3.956343in" draw:z-index="0">
<draw:image xlink:href="../Images/yкринформ/2023-06-27T23-57-00-03-00/630_360_1686973159-410.jpg" xlink:type="simple" xlink:show="embed" xlink:actuate="onLoad" draw:mime-type="image/jpeg"/>
</draw:frame>
 Українськівійськовослужбовці у вівторок мали також рух уперед на всіх напрямках, дейдуть наступальні дії.</text:p>
      <text:p text:style-name="P4">
Є важливі результати й у відбитті російських штурмів, повідомив ПрезидентВолодимир Зеленський у вечірньому <text:a xlink:type="simple" xlink:href="https://www.ukrinform.ua/rubric-ato/3728550-kozen-proav-teroru-dovodit-so-rf-zaslugovue-lise-na-porazku-j-tribunal-zelenskij.html" text:style-name="Internet_20_link" text:visited-style-name="Visited_20_Internet_20_Link">
 відеозверненні</text:a>
 , передає Укрінформ.</text:p>
      <text:p text:style-name="P4">
«Сьогодні в нас теж є рух вперед! На всіх напрямках, де ми ведемо наступальнідії. Дякую, воїни! Сьогодні в нас є важливі результати у відбитті російськихштурмів. Я вам дуже вдячний!», - сказав Глава держави.</text:p>
      <text:p text:style-name="P4">
<text:span text:style-name="T4">
Читайте також:</text:span>
 <text:span text:style-name="T4">
<text:a xlink:type="simple" xlink:href="https://www.ukrinform.ua/rubric-polytics/3728559-zelenskij-proviv-naradu-sodo-samitu-nato.html" text:style-name="Internet_20_link" text:visited-style-name="Visited_20_Internet_20_Link">
 Зеленський провів нараду щодо саміту НАТО</text:a>
 </text:span>
</text:p>
      <text:p text:style-name="P4">
Президент відзначив «славетну» 3-тю окрему штурмову бригаду, «міцну» 28-муокрему механізовану бригаду, «героїчну» 54-ту окрему механізовану бригаду та«круту» 57-му окрему мотопіхотну бригаду.</text:p>
      <text:p text:style-name="P4">
«Я дякую всім вам, воїни! Молодці! Дякую вам за кожного знищеного окупанта ікожне врятоване українське життя!», - підкреслив Зеленський.</text:p>
      <text:p text:style-name="P4">
<text:span text:style-name="T4">
Читайте також:</text:span>
 <text:span text:style-name="T4">
<text:a xlink:type="simple" xlink:href="https://www.ukrinform.ua/rubric-ato/3728550-kozen-proav-teroru-dovodit-so-rf-zaslugovue-lise-na-porazku-j-tribunal-zelenskij.html" text:style-name="Internet_20_link" text:visited-style-name="Visited_20_Internet_20_Link">
 Кожен прояв терору доводить, що РФ заслуговує лише напоразку й трибунал - Зеленський </text:a>
 </text:span>
</text:p>
      <text:p text:style-name="P4">
Як повідомлялося, за даними Генштабу ЗСУ, на Лиманському, Бахмутському таМар’їнському напрямках упродовж доби відбулось понад 10 бойових зіткнень.</text:p>
      <text:p text:style-name="P4">
Source: <text:a xlink:type="simple" xlink:href="https://www.ukrinform.ua/rubric-ato/3728564-zelenskij-pro-front-sogodni-u-nas-tez-e-ruh-upered.html" text:style-name="Internet_20_link" text:visited-style-name="Visited_20_Internet_20_Link">
https://www.ukrinform.ua/rubric-ato/3728564-zelenskij-pro-front-sogodni-u-nas-tez-e-ruh-upered.html</text:a>
</text:p>
      <!--NEWS-->
      <text:h text:style-name="P10" text:outline-level="1">
<text:span text:style-name="T4">
Майже €35 млн гуманітарної допомоги отримає Україна від Швеції</text:span>
</text:h>
      <text:p text:style-name="P4">
Author: ['АРМІЯINFORM']</text:p>
      <text:p text:style-name="P4">
Time: 2023-06-27T24:00:00-04:00</text:p>
      <text:p text:style-name="P4">
Description: Швеція представила новий пакет допомоги Україні для гуманітарних потреб і відбудови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30_360_1648543139-505.jpg" text:style-name="Internet_20_link" text:visited-style-name="Visited_20_Internet_20_Link">
630_360_1648543139-505.jpg</text:a>
']</text:p>
      <text:p text:style-name="P4">
Tags: ['ГУМАНІТАРНА ДОПОМОГА', 'ДОПОМОГА ПАРТНЕРІВ', 'КАХОВСЬКА ГЕС', 'КАХОВСЬКА ГЕС/ШТАБ INFO', 'СВІТ ПІДТРИМУЄ УКРАЇНУ']</text:p>
      <text:p text:style-name="P4">
Category: News</text:p>
      <!--METADATA-->
      <text:p text:style-name="P4">
<draw:frame draw:style-name="fr1" draw:name="Image239" text:anchor-type="as-char" svg:width="6.9236in" svg:height="3.956343in" draw:z-index="0">
<draw:image xlink:href="../Images/AРМІЯINFORM/2023-06-27T24-00-00-04-00/630_360_1648543139-505.jpg" xlink:type="simple" xlink:show="embed" xlink:actuate="onLoad" draw:mime-type="image/jpeg"/>
</draw:frame>
 Ілюстративне фото</text:p>
      <text:p text:style-name="P4">
Швеція представила новий пакет допомоги Україні для гуманітарних потреб івідбудови на загальну суму 380 млн шведських крон (32,51 млн євро).</text:p>
      <text:p text:style-name="P4">
Про це <text:a xlink:type="simple" xlink:href="https://www.regeringen.se/pressmeddelanden/2023/06/stort-humanitart-sommarpaket-till-ukraina/" text:style-name="Internet_20_link" text:visited-style-name="Visited_20_Internet_20_Link">
повідомляє</text:a>
 пресслужба шведського уряду.</text:p>
      <text:p text:style-name="P4">
В уряді Швеції звернули увагу на зростання гуманітарних потреб в Україні,пов’язаних з підривом росією Каховської ГЕС і посилення бойових дій на фронті.Тому Швеція підтримає український Червоний Хрест із придбанням медикаментів,санітарних та водоочисних засобів.</text:p>
      <text:p text:style-name="P4">
Управління Верховного комісара ООН у справах біженців отримає кошти длязабезпечення нужденних їжею, водою, притулком, юридичними консультаціями тапсихосоціальною підтримкою.</text:p>
      <text:p text:style-name="P4">
Крім того, Швеція надасть фінансування Програмі розвитку ООН для відновленняенергетичної інфраструктури України та придбання обладнання для підтриманнякритично важливого постачання електроенергії.</text:p>
      <text:p text:style-name="P4">
Зазначається, що фінансування надається з програми міжнародної допомоги на2023 рік, затвердженої шведським урядом окремо від пакета допомоги Україні.</text:p>
      <text:p text:style-name="P4">
В уряді повідомили, що з моменту широкомасштабного вторгнення росії в Українув лютому 2022 року Швеція, серед іншого, надала Україні 152,6 млн єврогуманітарної допомоги, 64,2 млн євро на підтримку відновлення та 27 млн єврона підтримку реформ.</text:p>
      <text:p text:style-name="P4">
Source: <text:a xlink:type="simple" xlink:href="https://armyinform.com.ua/2023/06/27/majzhe-e35-mln-gumanitarnoyi-dopomogy-otrymaye-ukrayina-vid-shvecziyi/" text:style-name="Internet_20_link" text:visited-style-name="Visited_20_Internet_20_Link">
https://armyinform.com.ua/2023/06/27/majzhe-e35-mln-gumanitarnoyi-dopomogy-otrymaye-ukrayina-vid-shvecziyi/</text:a>
</text:p>
      <!--NEWS-->
      <text:h text:style-name="P10" text:outline-level="1">
<text:span text:style-name="T4">
Ганна Маляр: рф використовує скрутне становище наших людей для примусової паспортизації</text:span>
</text:h>
      <text:p text:style-name="P4">
Author: ['АРМІЯINFORM']</text:p>
      <text:p text:style-name="P4">
Time: 2023-06-27T26:00:00-04:00</text:p>
      <text:p text:style-name="P4">
Description: Про це заступник Міністра оборони України Ганна Маляр написала у телеграм-каналі.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bb838a7d98c8d718e16a36a9e0486be4_xl.jpg" text:style-name="Internet_20_link" text:visited-style-name="Visited_20_Internet_20_Link">
bb838a7d98c8d718e16a36a9e0486be4_xl.jpg</text:a>
']</text:p>
      <text:p text:style-name="P4">
Tags: ['АГРЕСІЯ РФ', 'ВТОРГНЕННЯ РФ', 'ГАННА МАЛЯР', 'ПРИМУСОВА ПАСПОРТИЗАЦІЯ', 'ХЕРСОНЩИНА']</text:p>
      <text:p text:style-name="P4">
Category: News</text:p>
      <!--METADATA-->
      <text:p text:style-name="P4">
<draw:frame draw:style-name="fr1" draw:name="Image240" text:anchor-type="as-char" svg:width="6.9236in" svg:height="4.301286in" draw:z-index="0">
<draw:image xlink:href="../Images/AРМІЯINFORM/2023-06-27T26-00-00-04-00/bb838a7d98c8d718e16a36a9e0486be4_xl.jpg" xlink:type="simple" xlink:show="embed" xlink:actuate="onLoad" draw:mime-type="image/jpeg"/>
</draw:frame>
</text:p>
      <text:p text:style-name="P4">
Про це заступник Міністра оборони України Ганна Маляр<text:a xlink:type="simple" xlink:href="https://t.me/annamaliar/888" text:style-name="Internet_20_link" text:visited-style-name="Visited_20_Internet_20_Link">
написала</text:a>
 у телеграм-каналі.</text:p>
      <text:p text:style-name="P4">
«Навіть мізерні грошові виплати та тимчасове житло, особам які потерпають відпідтоплення на ТОТ Херсонщини, вони надають лише тим, які вступили у«російське громадянство». Немає таких меж приниження людської гідності, які бне могла перетнути російська федерація», — наголосила вона.</text:p>
      <text:p text:style-name="P4">
Нагадаємо, що представники окупаційної адміністрації<text:a xlink:type="simple" xlink:href="https://armyinform.com.ua/2023/06/24/zagarbnyky-proponuyut-vlasnykam-zatoplenyh-budivel-na-hersonshhyni-kompensacziyu-v-obmin-na-otrymannya-pasporta-rf/" text:style-name="Internet_20_link" text:visited-style-name="Visited_20_Internet_20_Link">
видають</text:a>
 так звані жітлові сертифікати та здійснюють соціальнівиплати на придбання житлового майна лише тим постраждалим жителям окупованоїтериторії, які оформили «російське громадянство».</text:p>
      <text:p text:style-name="P4">
Source: <text:a xlink:type="simple" xlink:href="https://armyinform.com.ua/2023/06/27/ganna-malyar-rf-vykorystovuye-skrutne-stanovyshhe-nashyh-lyudej-dlya-prymusovoyi-pasportyzacziyi/" text:style-name="Internet_20_link" text:visited-style-name="Visited_20_Internet_20_Link">
https://armyinform.com.ua/2023/06/27/ganna-malyar-rf-vykorystovuye-skrutne-stanovyshhe-nashyh-lyudej-dlya-prymusovoyi-pasportyzacziyi/</text:a>
</text:p>
      <!--NEWS-->
      <text:h text:style-name="P10" text:outline-level="1">
<text:span text:style-name="T4">
Триетапний RAG-«ДСК» для бізнесу, або Як вітчизняним виробникам ОВТ зберегти власні таємниці?</text:span>
</text:h>
      <text:p text:style-name="P4">
Author: ['АРМІЯINFORM']</text:p>
      <text:p text:style-name="P4">
Time: 2023-06-27T28:00:00-04:00</text:p>
      <text:p text:style-name="P4">
Description: Уміння захистити інформацію щодо власних інноваційних розробок, якими цікавиться, або вж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2023-06-26_16-30-41.jpg" text:style-name="Internet_20_link" text:visited-style-name="Visited_20_Internet_20_Link">
photo_2023-06-26_16-30-41.jpg</text:a>
']</text:p>
      <text:p text:style-name="P4">
Tags: ['АКСЕЛЕРАТОР МОУ', 'ДСК', 'ОВТ']</text:p>
      <text:p text:style-name="P4">
Category: News</text:p>
      <!--METADATA-->
      <text:p text:style-name="P4">
<draw:frame draw:style-name="fr1" draw:name="Image241" text:anchor-type="as-char" svg:width="6.9236in" svg:height="3.888755in" draw:z-index="0">
<draw:image xlink:href="../Images/AРМІЯINFORM/2023-06-27T28-00-00-04-00/photo_2023-06-26_16-30-41.jpg" xlink:type="simple" xlink:show="embed" xlink:actuate="onLoad" draw:mime-type="image/jpeg"/>
</draw:frame>
</text:p>
      <text:p text:style-name="P4">
Уміння захистити інформацію щодо власних інноваційних розробок, якимицікавиться, або вже користується військо – це одна з граней відповідальностіта зрілості вітчизняного бізнес-середовища. І набір інструментів для того, абиворог не отримав даних, які важливі для здобуття нашої Перемоги – доситьрозлогий.</text:p>
      <text:p text:style-name="P4">
У межах діяльності Акселератора інноваційного розвитку Міністерства оборониУкраїни, радник голови оборонного відомства з питань кібербезпеки МаксимЛітвінов розповів, як виробникам продукції оборонного призначення правильно івчасно організувати процес захисту своїх авторських прав і як пов’язати це ізвимогами щодо збереження «грифованої» інформації в українському війську.</text:p>
      <text:p text:style-name="P4">
Як виглядає триколірний «ДСК» для бізнес-структур і яким чином NASA допомоглоструктурувати систему оцінки готовності технологій для використання вукраїнському війську читайте у<text:a xlink:type="simple" xlink:href="https://armyinform.com.ua/2023/06/26/konfidenczijnyj-svitlofor-yak-vyrobnykam-ovt-zahystyty-avtorske-pravo/" text:style-name="Internet_20_link" text:visited-style-name="Visited_20_Internet_20_Link">
публікації</text:a>
.</text:p>
      <text:p text:style-name="P4">
Source: <text:a xlink:type="simple" xlink:href="https://armyinform.com.ua/2023/06/27/tryetapnyj-rag-dsk-dlya-biznesu-abo-yak-vitchyznyanym-vyrobnykam-ovt-zberegty-vlasni-tayemnyczi/" text:style-name="Internet_20_link" text:visited-style-name="Visited_20_Internet_20_Link">
https://armyinform.com.ua/2023/06/27/tryetapnyj-rag-dsk-dlya-biznesu-abo-yak-vitchyznyanym-vyrobnykam-ovt-zberegty-vlasni-tayemnyczi/</text:a>
</text:p>
      <!--NEWS-->
      <text:h text:style-name="P10" text:outline-level="1">
<text:span text:style-name="T4">
Глава держави відвідав передові позиції українських військ на Запоріжжі</text:span>
</text:h>
      <text:p text:style-name="P4">
Author: ['АРМІЯINFORM']</text:p>
      <text:p text:style-name="P4">
Time: 2023-06-27T2:00:00-04:00</text:p>
      <text:p text:style-name="P4">
Description: Під час робочої поїздки до Запорізької області Президент Володимир Зеленський відвіда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f644650da4997a726f15a8e087f2a998_1687811807_extra_large.jpeg" text:style-name="Internet_20_link" text:visited-style-name="Visited_20_Internet_20_Link">
f644650da4997a726f15a8e087f2a998_1687811807_extra_large.jpeg</text:a>
']</text:p>
      <text:p text:style-name="P4">
Tags: ['STOPRUSSIA', 'АГРЕСІЯ РФ', 'ВІЙНА', 'ВТОРГНЕННЯ РФ', 'ОФІС ПРЕЗИДЕНТА УКРАЇНИ']</text:p>
      <text:p text:style-name="P4">
Category: News</text:p>
      <!--METADATA-->
      <text:p text:style-name="P4">
<draw:frame draw:style-name="fr1" draw:name="Image242" text:anchor-type="as-char" svg:width="6.9236in" svg:height="4.617948in" draw:z-index="0">
<draw:image xlink:href="../Images/AРМІЯINFORM/2023-06-27T2-00-00-04-00/f644650da4997a726f15a8e087f2a998_1687811807_extra_large.jpeg" xlink:type="simple" xlink:show="embed" xlink:actuate="onLoad" draw:mime-type="image/jpeg"/>
</draw:frame>
</text:p>
      <text:p text:style-name="P4">
Під час робочої поїздки до Запорізької області Президент Володимир Зеленськийвідвідав передові позиції Збройних Сил України на Мелітопольському напрямку.</text:p>
      <text:p text:style-name="P4">
Про це <text:a xlink:type="simple" xlink:href="https://www.president.gov.ua/news/glava-derzhavi-vidvidav-peredovi-poziciyi-ukrayinskih-vijsk-83829" text:style-name="Internet_20_link" text:visited-style-name="Visited_20_Internet_20_Link">
повідомляє</text:a>
 Офіс Президента України.</text:p>
      <text:p text:style-name="P4">
«У командному пункті Глава держави заслухав доповідь командувача Оперативно-стратегічного угруповання військ „Таврія“ бригадного генерала ОлександраТарнавського. Президентові доповіли про загальну оперативну ситуацію наділянці фронту, динаміку просування на основних напрямках, а також про потребив деяких видах озброєння.</text:p>
      <text:p text:style-name="P4">
Володимир Зеленський також вручив державні нагороди бійцям, які беруть участьу деокупації Запорізької області. Глава держави подякував військовим за службуй побажав їм перемоги над російським загарбником», — йдеться у повідомленні.</text:p>
      <text:p text:style-name="P4">
«Ми сьогодні проїхали сотні кілометрів, були в різних точках, бачили різнібригади, абсолютно героїчних людей. Різних, але з однаковою метою — цеперемога нашої держави над рашистами. Я всім вам від душі цього бажаю. Нажаль, перемога дається такою високою ціною», — сказав Президент.</text:p>
      <text:p text:style-name="P4">
Присутні вшанували хвилиною мовчання памʼять усіх героїв, які віддали своїжиття в боях за Україну.</text:p>
      <text:p text:style-name="P4">
Source: <text:a xlink:type="simple" xlink:href="https://armyinform.com.ua/2023/06/27/glava-derzhavy-vidvidav-peredovi-pozycziyi-ukrayinskyh-vijsk-na-zaporizhzhi/" text:style-name="Internet_20_link" text:visited-style-name="Visited_20_Internet_20_Link">
https://armyinform.com.ua/2023/06/27/glava-derzhavy-vidvidav-peredovi-pozycziyi-ukrayinskyh-vijsk-na-zaporizhzhi/</text:a>
</text:p>
      <!--NEWS-->
      <text:h text:style-name="P10" text:outline-level="1">
<text:span text:style-name="T4">
У Лаврі до Дня Конституції відкрили виставку про становлення української державності</text:span>
</text:h>
      <text:p text:style-name="P4">
Authors: Ukrinform (Person)</text:p>
      <text:p text:style-name="P4">
Publisher: Укринформ (Organization)</text:p>
      <text:p text:style-name="P4">
Published Time: 2023-06-27T2:22:05+03:00</text:p>
      <text:p text:style-name="P4">
Modified Time: 2023-06-27T22:22:05+03:00</text:p>
      <text:p text:style-name="P4">
Description: У Національному заповіднику «Києво-Печерська лавра» до Дня Конституції відкрилася виставка-галерея «Україна. Становлення державності». — Укрінформ.</text:p>
      <text:p text:style-name="P4">
Images: ['<text:a xlink:type="simple" xlink:href="https://static.ukrinform.com/photos/2023_06/thumb_files/630_360_1687883873-6324.jpeg" text:style-name="Internet_20_link" text:visited-style-name="Visited_20_Internet_20_Link">
630_360_16878...</text:a>
']</text:p>
      <text:p text:style-name="P4">
Tags: ['День Конституції', 'Історія', 'Україна', 'Виставка', 'Київська Лавра', 'Скульптура']</text:p>
      <text:p text:style-name="P4">
Type: Article</text:p>
      <!--METADATA-->
      <text:p text:style-name="P4">
<draw:frame draw:style-name="fr1" draw:name="Image243" text:anchor-type="as-char" svg:width="6.9236in" svg:height="3.956343in" draw:z-index="0">
<draw:image xlink:href="../Images/yкринформ/2023-06-27T2-22-05-03-00/630_360_1687883873-6324.jpeg" xlink:type="simple" xlink:show="embed" xlink:actuate="onLoad" draw:mime-type="image/jpeg"/>
</draw:frame>
 УНаціональному заповіднику «Києво-Печерська лавра» до Дня Конституціївідкрилася виставка-галерея «Україна. Становлення державності».</text:p>
      <text:p text:style-name="P4">
В експозиції представлені 11 скульптур українських діячів, а такождержавницьку та національну атрибутику, повідомляє кореспондент Укрінформу.</text:p>
      <text:p text:style-name="P4">
</text:p>
      <text:p text:style-name="P4">
<text:a xlink:type="simple" xlink:href="https://static.ukrinform.com/photos/2023_06/1687883872-7729.jpeg" text:style-name="Internet_20_link" text:visited-style-name="Visited_20_Internet_20_Link">
 </text:a>
 <text:a xlink:type="simple" xlink:href="https://static.ukrinform.com/photos/2023_06/1687883872-6906.jpeg" text:style-name="Internet_20_link" text:visited-style-name="Visited_20_Internet_20_Link">
</text:a>
 <text:a xlink:type="simple" xlink:href="https://static.ukrinform.com/photos/2023_06/1687883872-8400.jpeg" text:style-name="Internet_20_link" text:visited-style-name="Visited_20_Internet_20_Link">
</text:a>
 <text:a xlink:type="simple" xlink:href="https://static.ukrinform.com/photos/2023_06/1687883872-6126.jpeg" text:style-name="Internet_20_link" text:visited-style-name="Visited_20_Internet_20_Link">
</text:a>
 <text:a xlink:type="simple" xlink:href="https://static.ukrinform.com/photos/2023_06/1687883872-8034.jpeg" text:style-name="Internet_20_link" text:visited-style-name="Visited_20_Internet_20_Link">
</text:a>
 <text:a xlink:type="simple" xlink:href="https://static.ukrinform.com/photos/2023_06/1687883872-1033.jpeg" text:style-name="Internet_20_link" text:visited-style-name="Visited_20_Internet_20_Link">
</text:a>
 <text:a xlink:type="simple" xlink:href="https://static.ukrinform.com/photos/2023_06/1687883873-8777.jpeg" text:style-name="Internet_20_link" text:visited-style-name="Visited_20_Internet_20_Link">
</text:a>
 <text:a xlink:type="simple" xlink:href="https://static.ukrinform.com/photos/2023_06/1687883873-6324.jpeg" text:style-name="Internet_20_link" text:visited-style-name="Visited_20_Internet_20_Link">
<draw:frame draw:style-name="fr1" draw:name="Image252" text:anchor-type="as-char" svg:width="6.9236in" svg:height="3.956343in" draw:z-index="0">
<draw:image xlink:href="../Images/yкринформ/2023-06-27T2-22-05-03-00/630_360_1687883873-6324.jpeg" xlink:type="simple" xlink:show="embed" xlink:actuate="onLoad" draw:mime-type="image/jpeg"/>
</draw:frame>
</text:a>
 <text:a xlink:type="simple" xlink:href="https://static.ukrinform.com/photos/2023_06/1687883873-4736.jpeg" text:style-name="Internet_20_link" text:visited-style-name="Visited_20_Internet_20_Link">
</text:a>
 <text:a xlink:type="simple" xlink:href="https://static.ukrinform.com/photos/2023_06/1687883874-2555.jpeg" text:style-name="Internet_20_link" text:visited-style-name="Visited_20_Internet_20_Link">
</text:a>
 <text:a xlink:type="simple" xlink:href="https://static.ukrinform.com/photos/2023_06/1687883874-3929.jpeg" text:style-name="Internet_20_link" text:visited-style-name="Visited_20_Internet_20_Link">
</text:a>
 <text:a xlink:type="simple" xlink:href="https://static.ukrinform.com/photos/2023_06/1687883873-2712.jpeg" text:style-name="Internet_20_link" text:visited-style-name="Visited_20_Internet_20_Link">
</text:a>
 <text:a xlink:type="simple" xlink:href="https://static.ukrinform.com/photos/2023_06/1687883874-6864.jpeg" text:style-name="Internet_20_link" text:visited-style-name="Visited_20_Internet_20_Link">
</text:a>
 <text:a xlink:type="simple" xlink:href="https://static.ukrinform.com/photos/2023_06/1687883875-9942.jpeg" text:style-name="Internet_20_link" text:visited-style-name="Visited_20_Internet_20_Link">
</text:a>
 <text:a xlink:type="simple" xlink:href="https://static.ukrinform.com/photos/2023_06/1687883875-3326.jpeg" text:style-name="Internet_20_link" text:visited-style-name="Visited_20_Internet_20_Link">
</text:a>
 <text:a xlink:type="simple" xlink:href="https://static.ukrinform.com/photos/2023_06/1687883875-8240.jpeg" text:style-name="Internet_20_link" text:visited-style-name="Visited_20_Internet_20_Link">
</text:a>
 <text:a xlink:type="simple" xlink:href="https://static.ukrinform.com/photos/2023_06/1687883875-4214.jpeg" text:style-name="Internet_20_link" text:visited-style-name="Visited_20_Internet_20_Link">
</text:a>
 <text:a xlink:type="simple" xlink:href="https://static.ukrinform.com/photos/2023_06/1687883875-3881.jpeg" text:style-name="Internet_20_link" text:visited-style-name="Visited_20_Internet_20_Link">
</text:a>
 <text:a xlink:type="simple" xlink:href="https://static.ukrinform.com/photos/2023_06/1687883875-4071.jpeg" text:style-name="Internet_20_link" text:visited-style-name="Visited_20_Internet_20_Link">
</text:a>
</text:p>
      <text:p text:style-name="P4">
«Такий проєкт мав постати ще десятки років тому. Якби ми знали правдивуісторію, яку представляємо на цій <text:a xlink:type="simple" xlink:href="https://www.ukrinform.ua/tag-vistavka" text:style-name="Internet_20_link" text:visited-style-name="Visited_20_Internet_20_Link">
 виставці </text:a>
 , може, не було б війни… Ми сподіваємося, що завдяки такомуневеликому внеску у вивчення українцями історії ми прийдемо до перемогишвидше», - зазначив засновник Музею становлення української нації ВалерійГалан.</text:p>
      <text:p text:style-name="P4">
Виставка включає інформаційні стенди, де відтворені атрибути Українськоїдержави від Середньовіччя до новітнього часу: печатки, міжнародні документи,гроші, прапори, герби, мапи, що фіксують зміни на теренах України у 10-21ст.ст. Також презентована колекція з 25 рушників, вишитих у традиціях областейУкраїни. Завдяки VR-окулярам відвідувачі можуть побачити, якими були Буча,Ірпінь, Бородянка й Гостомель до і після широкомасштабного вторгнення РФ.</text:p>
      <text:p text:style-name="P4">
<text:span text:style-name="T4">
Читайте також:</text:span>
 <text:a xlink:type="simple" xlink:href="https://www.ukrinform.ua/rubric-culture/3726927-u-kievi-vidkrili-vistavku-evropa-i-ukraina-dialog-kriz-viki.html" text:style-name="Internet_20_link" text:visited-style-name="Visited_20_Internet_20_Link">
 У Києві відкрили <text:span text:style-name="T4">
виставку</text:span>
 «Європа і Україна: діалогкрізь віки» </text:a>
</text:p>
      <text:p text:style-name="P4">
Експозиція включає мізансцени з фігурами українських видатних діячів ідержавотворців. Наприклад, тут можна побачити Костянтина Острозького, МихайлаГрушевського, Степана Бандеру, Романа Шухевича, Дмитра Яроша та ЛеонідаКравчука.</text:p>
      <text:p text:style-name="P4">
«Багато людей думають, що це воскові фігури, і порівнюють їх із роботами зМузею мадам Тюссо. Але наші кращі, тому що там фігури стоять собі окремо, івсе. А у нас вони зібрані в мізансцени, і глядачу зрозумілий контекст епохи.Ба більше, воскові фігури тануть на сонці, у холоді тріскаються. А в насвикористана кібершкіра, максимально наближена до натуральної, зроблена зсилікону. Коли ви дивитеся на цю фігуру, то бачите не просто образ та обличчя,а кожну деталь», - зауважила головний редактор проєкту Лариса Лебеденко.</text:p>
      <text:p text:style-name="P4">
На "шкірі" скульптури можна розгледіти навіть родимки, плями, неголеність наобличчі. Зуби та очі скульптур зроблені зі справжніх протезів, що теж посилюєїх реалістичність.</text:p>
      <text:p text:style-name="P4">
<text:span text:style-name="T4">
Читайте також:</text:span>
 <text:a xlink:type="simple" xlink:href="https://www.ukrinform.ua/rubric-culture/3728350-u-nimeccini-vidkrili-vistavku-plakativ-narodzeni-v-ukraini.html" text:style-name="Internet_20_link" text:visited-style-name="Visited_20_Internet_20_Link">
 У Німеччині відкрили <text:span text:style-name="T4">
виставку</text:span>
 плакатів «Народжені вУкраїні» </text:a>
</text:p>
      <text:p text:style-name="P4">
Зовнішність цих історичнх постатей історики проєкту відтворювали за світлинамита описами, щодо вигляду сучасників - радилися з родичами. Загалом створенняоднієї фігури триває три-чотири місяці, зауважила Лебеденко.</text:p>
      <text:p text:style-name="P4">
На виставці представлені 11 діячів, але у Музеї становлення української націїзагалом 100 таких фігур. Деякі з них упродовж пів року експонуватимуться вЛаврі.</text:p>
      <text:p text:style-name="P4">
«Дуже важливо пам'ятати нашу історію і розуміти, що історичний та культурнийфронт є надзвичайно важливою частиною того, що відбувається у нашій країні.Хтось боронить Україну на фронті, а ми всі разом маємо об'єднатися, щобзахистити нашу культурну спадщину та ідентичність. Подібні проєкти єнадзвичайно важливими у цій справі», - підкреслив виконувач обов'язківгенерального директора Національного заповідника «Києво-Печерська лавра»Максим Остапенко.</text:p>
      <text:p text:style-name="P4">
<text:span text:style-name="T4">
Читайте також:</text:span>
 <text:a xlink:type="simple" xlink:href="https://www.ukrinform.ua/rubric-culture/3725451-fotovistavku-pro-vijnu-v-ukraini-predstavili-na-mediaforumi-v-nimeccini.html" text:style-name="Internet_20_link" text:visited-style-name="Visited_20_Internet_20_Link">
 Фотовиставку про війну в Україні представили намедіафорумі в Німеччині </text:a>
</text:p>
      <text:p text:style-name="P4">
Виставку організували НЗ «Києво-Печерська лавра», Музей становленняукраїнської нації, благодійний фонд «Спільна перемога» та меценат ВалерійРезчик.</text:p>
      <text:p text:style-name="P4">
Source: <text:a xlink:type="simple" xlink:href="https://www.ukrinform.ua/rubric-culture/3728538-u-lavri-do-dna-konstitucii-vidkrili-vistavku-pro-stanovlenna-ukrainskoi-derzavnosti.html" text:style-name="Internet_20_link" text:visited-style-name="Visited_20_Internet_20_Link">
https://www.ukrinform.ua/rubric-culture/3728538-u-lavri-do-dna-konstitucii-vidkrili-vistavku-pro-stanovlenna-ukrainskoi-derzavnosti.html</text:a>
</text:p>
      <!--NEWS-->
      <text:h text:style-name="P10" text:outline-level="1">
<text:span text:style-name="T4">
На Львівщині пошуковці знайшли німецький винищувач, збитий у 1944 році</text:span>
</text:h>
      <text:p text:style-name="P4">
Author: ['Олексій Тригуб']</text:p>
      <text:p text:style-name="P4">
Time: 2023-06-27T30:00:00-04:00</text:p>
      <text:p text:style-name="P4">
Description: Неподалік села Зарваниця, що у Золочівському районі Львівщині, українські пошуковці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84.jpg" text:style-name="Internet_20_link" text:visited-style-name="Visited_20_Internet_20_Link">
1-84.jpg</text:a>
', '<text:a xlink:type="simple" xlink:href="https://armyinform.com.ua/wp-content/uploads/2023/06/355611102_1318507495689844_740551421503525145_n-150x150.jpg" text:style-name="Internet_20_link" text:visited-style-name="Visited_20_Internet_20_Link">
355611102_1318507495689844_740551421503525145_n-150x150.jpg</text:a>
', '<text:a xlink:type="simple" xlink:href="https://armyinform.com.ua/wp-content/uploads/2023/06/4-62-150x150.jpg" text:style-name="Internet_20_link" text:visited-style-name="Visited_20_Internet_20_Link">
4-62-150x150.jpg</text:a>
', '<text:a xlink:type="simple" xlink:href="https://armyinform.com.ua/wp-content/uploads/2023/06/6-49-150x150.jpg" text:style-name="Internet_20_link" text:visited-style-name="Visited_20_Internet_20_Link">
6-49-150x150.jpg</text:a>
', '<text:a xlink:type="simple" xlink:href="https://armyinform.com.ua/wp-content/uploads/2023/06/7-43.jpg" text:style-name="Internet_20_link" text:visited-style-name="Visited_20_Internet_20_Link">
7-43.jpg</text:a>
']</text:p>
      <text:p text:style-name="P4">
Tags: ['ПОШУКОВЦІ']</text:p>
      <text:p text:style-name="P4">
Category: News</text:p>
      <!--METADATA-->
      <text:p text:style-name="P4">
<draw:frame draw:style-name="fr1" draw:name="Image264" text:anchor-type="as-char" svg:width="6.9236in" svg:height="5.1927in" draw:z-index="0">
<draw:image xlink:href="../Images/AРМІЯINFORM/2023-06-27T30-00-00-04-00/1-84.jpg" xlink:type="simple" xlink:show="embed" xlink:actuate="onLoad" draw:mime-type="image/jpeg"/>
</draw:frame>
</text:p>
      <text:p text:style-name="P4">
Неподалік села Зарваниця, що у Золочівському районі Львівщині, українськіпошуковці з громадської організації «Пошук літаків Другої світової війни вУкраїні» знайшли місце падіння німецького літака. Розпочавши розкопки наймовірному місці авіатрощі, ентузіасти авіаційного пошуку знайшли фрагментиповітряного судна Люфтваффе, що, ймовірно, було збитим чи зазнало катастрофи удалеких 40-х роках минулого століття.</text:p>
      <text:p text:style-name="P4">
читайте також:</text:p>
      <text:p text:style-name="P4">
<text:a xlink:type="simple" xlink:href="https://armyinform.com.ua/2022/02/08/na-misczi-padinnya-zbytogo-u-1941-roczi-na-lvivshhyni-litaka-znajdeni-ostanky-lotchyka/" text:style-name="Internet_20_link" text:visited-style-name="Visited_20_Internet_20_Link">
На місці падіння збитого у 1941 році на Львівщині літака знайдені останкильотчика</text:a>
</text:p>
      <text:p text:style-name="P4">
— За наданими колегою координатами ми відвідали ймовірне місце падіння літака,— розповів журналістові АрміяInform один із засновників ГО «Пошук літаків ДСВв Україні», автор серії книг «Пошук літаків ДСВ в Україні» Андрій Кір’янов. —На місці падіння є вирва, і вже на глибині пів метра йде «материк», тобто —тверда порода. Великих уламків ми не знайшли. З наявних деталей чітко видно,що літак німецький: сірий та блакитний кольори фарби та гільзи із затворомMg151.</text:p>
      <text:p text:style-name="P4">
<text:a xlink:type="simple" xlink:href="https://armyinform.com.ua/wp-content/uploads/2023/06/355611102_1318507495689844_740551421503525145_n.jpg" text:style-name="Internet_20_link" text:visited-style-name="Visited_20_Internet_20_Link">
<draw:frame draw:style-name="fr1" draw:name="Image265" text:anchor-type="as-char" svg:width="6.9236in" svg:height="6.9236in" draw:z-index="0">
<draw:image xlink:href="../Images/AРМІЯINFORM/2023-06-27T30-00-00-04-00/355611102_1318507495689844_740551421503525145_n-150x150.jpg" xlink:type="simple" xlink:show="embed" xlink:actuate="onLoad" draw:mime-type="image/jpeg"/>
</draw:frame>
</text:a>
</text:p>
      <text:p text:style-name="P4">
За словами керівника пошукової групи, літак фактично впав на хутір, якогозараз уже не існує, тож деталей на місці — мінімум. Ймовірно, говорить Андрій,їх визбирали місцеві мешканці ще в ті часи.</text:p>
      <text:p text:style-name="P4">
Пошуковці ретельно дослідили це місце та територію поряд із ним. Загаломвиявили малі уламки, 2 затвори від німецької авіаційної автоматичної гарматиMg151, залізну гільзу та частину стрічки від Mg151/20. Отож, зробитиостаточний висновок щодо типу літака поки що важко — надто мало фрагментів.Наразі пошуковці розглядають кілька версій: судячи зі знахідок, це міг бутилітак Hs129, Me109, Fw190 або Ju88. Відтак, професіонали своєї справи«вмикають» логіку:</text:p>
      <text:p text:style-name="P4">
— Hs129 там не падали, — категорично заявляє Андрій Кір’янов. — Ме109, згідноз його тактико-технічними характеристиками, мав лише одну гармату Mg151, друга— Мк108 або кулемети. Отже, виходить, що, ймовірно, це саме Fw190. Варіант із«Юнкерсом», Ju88, ми відкинули через малу кількість уламків, як для такоголітака. Отже, по всьому виходить, що це — «Фокке-Вульф».</text:p>
      <text:p text:style-name="P4">
Пошуковець й історик додає, що більш красномовною виявилася гільза від снарядаавіаційної гармати. Вона розповідає про те, що події сталися не раніше початку1944 року. Адже, лише починаючи з 1943 року, з метою економії їх почаливиробляти саме із заліза.</text:p>
      <text:p text:style-name="P4">
Озброївшись отриманими фактами, пошуковці приступили до архівного пошуку. Зацей період знайшли кілька збитих поблизу Золочева німецьких літаків. І середних — якраз «Фокке-Вульф»!</text:p>
      <text:p text:style-name="P4">
<text:a xlink:type="simple" xlink:href="https://armyinform.com.ua/wp-content/uploads/2023/06/4-62.jpg" text:style-name="Internet_20_link" text:visited-style-name="Visited_20_Internet_20_Link">
<draw:frame draw:style-name="fr1" draw:name="Image266" text:anchor-type="as-char" svg:width="6.9236in" svg:height="6.9236in" draw:z-index="0">
<draw:image xlink:href="../Images/AРМІЯINFORM/2023-06-27T30-00-00-04-00/4-62-150x150.jpg" xlink:type="simple" xlink:show="embed" xlink:actuate="onLoad" draw:mime-type="image/jpeg"/>
</draw:frame>
</text:a>
</text:p>
      <text:p text:style-name="P4">
<text:a xlink:type="simple" xlink:href="https://armyinform.com.ua/wp-content/uploads/2023/06/6-49.jpg" text:style-name="Internet_20_link" text:visited-style-name="Visited_20_Internet_20_Link">
<draw:frame draw:style-name="fr1" draw:name="Image267" text:anchor-type="as-char" svg:width="6.9236in" svg:height="6.9236in" draw:z-index="0">
<draw:image xlink:href="../Images/AРМІЯINFORM/2023-06-27T30-00-00-04-00/6-49-150x150.jpg" xlink:type="simple" xlink:show="embed" xlink:actuate="onLoad" draw:mime-type="image/jpeg"/>
</draw:frame>
</text:a>
</text:p>
      <text:p text:style-name="P4">
Отже, розповідає дослідник, за припущеннями пошуковців, це — літак FW190модифікації А6, втрачений 16 липня 1944 року. Пілот — лейтенант Ханс Пресс,вважається зниклим безвісти.</text:p>
      <text:p text:style-name="P4">
— Повторюся: це — поки що лише наша версія, що базується на поєднанні данихархівного пошуку та результатів пошуку польового, — пояснює Андрій Кір’янов. —Але, здається, ми все ж поставили ще одну крапку на мапі втрачених літаківчасів Другої світової війни…</text:p>
      <text:p text:style-name="P4">
читайте також:</text:p>
      <text:p text:style-name="P4">
<text:a xlink:type="simple" xlink:href="https://armyinform.com.ua/2022/02/20/u-svit-vyjshla-tretya-knyga-poshuk-litakiv-dsv-v-ukrayini/" text:style-name="Internet_20_link" text:visited-style-name="Visited_20_Internet_20_Link">
У світ вийшла третя книга «Пошук літаків ДСВ вУкраїні»</text:a>
</text:p>
      <text:p text:style-name="P4">
Також під час пошукових робіт групою було знайдено кілька речей часів Першоїсвітової війни. На жаль, Україна ставала ареною обох світових війн, і вжесьогодні на її теренах триває найбільша війна після Другої світової. І такожпадають збиті літаки та інші літальні апарати — як ворожі, так і наші.Звичайно, часи вже інші, і за найменшої можливості їхні фрагменти та, у разізагибелі, тіла льотчиків забираються. Так у прийдешнього покоління пошуковців,на відміну від Андрія Кір’янова та його однодумців, буде менше роботи.Принаймні будемо на це сподіватися.</text:p>
      <text:p text:style-name="P4">
<draw:frame draw:style-name="fr1" draw:name="Image268" text:anchor-type="as-char" svg:width="6.9236in" svg:height="5.1927in" draw:z-index="0">
<draw:image xlink:href="../Images/AРМІЯINFORM/2023-06-27T30-00-00-04-00/7-43.jpg" xlink:type="simple" xlink:show="embed" xlink:actuate="onLoad" draw:mime-type="image/jpeg"/>
</draw:frame>
</text:p>
      <text:p text:style-name="P4">
Що ж стосується самої спільноти пошуковців, то їм широкомасштабна війна, як івсім українцям загалом, зламала плани й змінила життя. Як розповідає АндрійКір’янов, чимало з них пішли боронити країну. Решта долучилися доволонтерської діяльності. І одним із її напрямків стала організація для охочихкомерційних походів у гори — походи з розкопками у цікавих місцях, де під часДругої світової війни зазнали аварій літаки. Проєкт було втілено в життя, ійого результатом стали та продовжують ставати донати на ЗСУ та адреснадопомога пошуковців конкретним підрозділам українського війська. Але це — темавже іншої розповіді.</text:p>
      <text:p text:style-name="P4">
Source: <text:a xlink:type="simple" xlink:href="https://armyinform.com.ua/2023/06/27/na-lvivshhyni-poshukovczi-znajshly-nimeczkyj-vynyshhuvach-zbytyj-u-1944-roczi/" text:style-name="Internet_20_link" text:visited-style-name="Visited_20_Internet_20_Link">
https://armyinform.com.ua/2023/06/27/na-lvivshhyni-poshukovczi-znajshly-nimeczkyj-vynyshhuvach-zbytyj-u-1944-roczi/</text:a>
</text:p>
      <!--NEWS-->
      <text:h text:style-name="P10" text:outline-level="1">
<text:span text:style-name="T4">
Затримано інформатора, який «зливав» на власному телеграм-каналі локації ЗСУ на східному фронті</text:span>
</text:h>
      <text:p text:style-name="P4">
Author: ['АРМІЯINFORM']</text:p>
      <text:p text:style-name="P4">
Time: 2023-06-27T32:00:00-04:00</text:p>
      <text:p text:style-name="P4">
Description: Під час контрдиверсійних заходів на фронтових територіях Донеччини затримано ворож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zavantazhennya-4.jpg" text:style-name="Internet_20_link" text:visited-style-name="Visited_20_Internet_20_Link">
zavantazhennya-4.jpg</text:a>
']</text:p>
      <text:p text:style-name="P4">
Tags: ['ВОРОЖИЙ ІНФОРМАТОР', 'ДЕРЖАВНА ЗРАДА', 'СБУ']</text:p>
      <text:p text:style-name="P4">
Category: News</text:p>
      <!--METADATA-->
      <text:p text:style-name="P4">
<draw:frame draw:style-name="fr1" draw:name="Image269" text:anchor-type="as-char" svg:width="6.9236in" svg:height="4.575346in" draw:z-index="0">
<draw:image xlink:href="../Images/AРМІЯINFORM/2023-06-27T32-00-00-04-00/zavantazhennya-4.jpg" xlink:type="simple" xlink:show="embed" xlink:actuate="onLoad" draw:mime-type="image/jpeg"/>
</draw:frame>
</text:p>
      <text:p text:style-name="P4">
Під час контрдиверсійних заходів на фронтових територіях Донеччини затримановорожого інформатора, мешканця Покровського району, який після початкуширокомасштабного вторгнення рф створив власний телеграм-канал. На цьомуресурсі він викладав електронні карти з позначками місць базування тапереміщення підрозділів ЗСУ на Авдіївському напрямку.</text:p>
      <text:p text:style-name="P4">
Про це <text:a xlink:type="simple" xlink:href="https://ssu.gov.ua/novyny/sbu-zatrymala-administratora-prokremlivskoho-telehramkanalu-yakyi-zlyvav-lokatsii-zsu-na-skhidnomu-fronti" text:style-name="Internet_20_link" text:visited-style-name="Visited_20_Internet_20_Link">
повідомляє</text:a>
Служба безпеки України.</text:p>
      <text:p text:style-name="P4">
Відповідну інформацію зловмисник з власної ініціативи збирав під час виїздівна місцевість, де приховано фіксував локації українських захисників. Також вінпублікував відомості про наслідки російських повітряних ударів по територіїрайону. У цих повідомленнях колаборант «засвічував» координати постраждалихукраїнських об’єктів з прив’язкою до місцевості.</text:p>
      <text:p text:style-name="P4">
Встановлено, що серед основних користувачів інтернет-ресурсу були бойовикиокупаційних угруповань і представники спецслужб рф, які беруть участь убойових діях проти Сил оборони на східному фронті.</text:p>
      <text:p text:style-name="P4">
Крім того, фігурант використовував власний телеграм-канал для поширення фейківкремлівської пропаганди щодо суспільно-політичної ситуації в регіоні.</text:p>
      <text:p text:style-name="P4">
На підставі зібраних доказів затриманому повідомлено про підозру внесанкціонованому поширенні інформації про направлення, переміщення зброї,озброєння та бойових припасів в Україну, рух, переміщення або розміщенняЗбройних Сил України в умовах воєнного стану.</text:p>
      <text:p text:style-name="P4">
Наразі він під вартою. Зловмиснику загрожує до 8 років тюрми.</text:p>
      <text:p text:style-name="P4">
Source: <text:a xlink:type="simple" xlink:href="https://armyinform.com.ua/2023/06/27/zatrymano-informatora-yakyj-zlyvav-na-vlasnomu-telegram-kanali-lokacziyi-zsu-na-shidnomu-fronti/" text:style-name="Internet_20_link" text:visited-style-name="Visited_20_Internet_20_Link">
https://armyinform.com.ua/2023/06/27/zatrymano-informatora-yakyj-zlyvav-na-vlasnomu-telegram-kanali-lokacziyi-zsu-na-shidnomu-fronti/</text:a>
</text:p>
      <!--NEWS-->
      <text:h text:style-name="P10" text:outline-level="1">
<text:span text:style-name="T4">
Брифінг представника Управління фізичної культури і спорту Міністерства оборони України</text:span>
</text:h>
      <text:p text:style-name="P4">
Author: ['АРМІЯINFORM']</text:p>
      <text:p text:style-name="P4">
Time: 2023-06-27T34:00:00-04:00</text:p>
      <text:p text:style-name="P4">
Description: https://www.youtube.com/watch?v=YY4gX_vHp3k    Сьогодні, 27 червня об 11:00 у Military...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АРМІЙСЬКИЙ СПОРТ', 'БРИФІНГ']</text:p>
      <text:p text:style-name="P4">
Category: News</text:p>
      <!--METADATA-->
      <text:p text:style-name="P4">
<text:span text:style-name="T4">
Сьогодні, 27 червня об 11:00</text:span>
 у<text:a xlink:type="simple" xlink:href="https://t.me/militarymediacenter/2357" text:style-name="Internet_20_link" text:visited-style-name="Visited_20_Internet_20_Link">
 Military MediaCenter</text:a>
 відбувся <text:span text:style-name="T4">
брифінг представникаУправління фізичної культури і спорту Міністерства оборони України.</text:span>
</text:p>
      <text:p text:style-name="P4">
Під час брифінгу обговорювались такі питання:</text:p>
      <ul>
        <li>
реалізація державної політики в галузі фізичної культури і спорту;  * участь армійських спортсменів у складі національної збірної в ІІІ Європейських іграх, які наразі проходять у Польщі.</li>
      </ul>
      <text:p text:style-name="P4">
Source: <text:a xlink:type="simple" xlink:href="https://armyinform.com.ua/2023/06/27/bryfing-predstavnyka-upravlinnya-fizychnoyi-kultury-i-sportu-ministerstva-oborony-ukrayiny/" text:style-name="Internet_20_link" text:visited-style-name="Visited_20_Internet_20_Link">
https://armyinform.com.ua/2023/06/27/bryfing-predstavnyka-upravlinnya-fizychnoyi-kultury-i-sportu-ministerstva-oborony-ukrayiny/</text:a>
</text:p>
      <!--NEWS-->
      <text:h text:style-name="P10" text:outline-level="1">
<text:span text:style-name="T4">
Дмитро Кулеба подякував Естонії за підтримку додаткового фінансування ЄС для військової допомоги</text:span>
</text:h>
      <text:p text:style-name="P4">
Author: ['АРМІЯINFORM']</text:p>
      <text:p text:style-name="P4">
Time: 2023-06-27T36:00:00-04:00</text:p>
      <text:p text:style-name="P4">
Description: Міністр закордонних справ Дмитро Кулеба під час розмови з міністром закордонних спра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7_main.jpg" text:style-name="Internet_20_link" text:visited-style-name="Visited_20_Internet_20_Link">
27_main.jpg</text:a>
']</text:p>
      <text:p text:style-name="P4">
Tags: ['ВІЙСЬКОВА ДОПОМОГА УКРАЇНІ', 'ДМИТРО КУЛЕБА', 'ЕСТОНІЯ', 'ФІНАНСУВАННЯ']</text:p>
      <text:p text:style-name="P4">
Category: News</text:p>
      <!--METADATA-->
      <text:p text:style-name="P4">
<draw:frame draw:style-name="fr1" draw:name="Image270" text:anchor-type="as-char" svg:width="6.9236in" svg:height="4.615733in" draw:z-index="0">
<draw:image xlink:href="../Images/AРМІЯINFORM/2023-06-27T36-00-00-04-00/27_main.jpg" xlink:type="simple" xlink:show="embed" xlink:actuate="onLoad" draw:mime-type="image/jpeg"/>
</draw:frame>
</text:p>
      <text:p text:style-name="P4">
Міністр закордонних справ Дмитро Кулеба під час розмови з міністромзакордонних справ Естонії Марґусом Тсахкною подякував країні за підтримкудодаткового фінансування ЄС у військовій допомозі.</text:p>
      <text:p text:style-name="P4">
Про це глава української дипломатії<text:a xlink:type="simple" xlink:href="https://twitter.com/DmytroKuleba/status/1673396820964155392" text:style-name="Internet_20_link" text:visited-style-name="Visited_20_Internet_20_Link">
написав</text:a>
у Twitter.</text:p>
      <text:p text:style-name="P4">
«Розмовляв з Марґусом Тсахкною і подякував Естонії за підтримку додатковогофінансування ЄС для військової допомоги та боєприпасів, а також за твердуреакцію на події в росії», — йдеться у його дописі.</text:p>
      <text:p text:style-name="P4">
Дмитро Кулеба додав, що нам потрібен прогрес щодо членства України в НАТО імеханізм компенсацій. Естонія готова лідирувати на обох напрямках.</text:p>
      <text:p text:style-name="P4">
Раніше Естонія <text:a xlink:type="simple" xlink:href="https://armyinform.com.ua/2023/06/22/estoniya-shvalyla-novyj-paket-vijskovoyi-dopomogy-ukrayini/" text:style-name="Internet_20_link" text:visited-style-name="Visited_20_Internet_20_Link">
схвалила</text:a>
 новий пакет військовоїдопомоги Україні.</text:p>
      <text:p text:style-name="P4">
Source: <text:a xlink:type="simple" xlink:href="https://armyinform.com.ua/2023/06/27/dmytro-kuleba-podyakuvav-estoniyi-za-pidtrymku-dodatkovogo-finansuvannya-yes-dlya-vijskovoyi-dopomogy/" text:style-name="Internet_20_link" text:visited-style-name="Visited_20_Internet_20_Link">
https://armyinform.com.ua/2023/06/27/dmytro-kuleba-podyakuvav-estoniyi-za-pidtrymku-dodatkovogo-finansuvannya-yes-dlya-vijskovoyi-dopomogy/</text:a>
</text:p>
      <!--NEWS-->
      <text:h text:style-name="P10" text:outline-level="1">
<text:span text:style-name="T4">
Ситуація на ЗАЕС: Рівень води у ставку-охолоджувачі станції стабільний</text:span>
</text:h>
      <text:p text:style-name="P4">
Author: ['АРМІЯINFORM']</text:p>
      <text:p text:style-name="P4">
Time: 2023-06-27T38:00:00-04:00</text:p>
      <text:p text:style-name="P4">
Description: Попри підрив російськими окупантами греблі Каховської ГЕС, ситуація залишаєтьс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safe-npp-zaporozhskaya-among-the_1.jpg" text:style-name="Internet_20_link" text:visited-style-name="Visited_20_Internet_20_Link">
safe-npp-zaporozhskaya-among-the_1.jpg</text:a>
']</text:p>
      <text:p text:style-name="P4">
Tags: ['ЗАПОРІЗЬКА АЕС', 'КАХОВСЬКА ГЕС', 'КАХОВСЬКА ГЕС/ШТАБ INFO', 'НАЕК ЕНЕРГОАТОМ', 'ПІДРИВ КАХОВСЬКОЇ ГЕС', 'ЯДЕРНА БЕЗПЕКА']</text:p>
      <text:p text:style-name="P4">
Category: News</text:p>
      <!--METADATA-->
      <text:p text:style-name="P4">
<draw:frame draw:style-name="fr1" draw:name="Image271" text:anchor-type="as-char" svg:width="6.9236in" svg:height="4.15416in" draw:z-index="0">
<draw:image xlink:href="../Images/AРМІЯINFORM/2023-06-27T38-00-00-04-00/safe-npp-zaporozhskaya-among-the_1.jpg" xlink:type="simple" xlink:show="embed" xlink:actuate="onLoad" draw:mime-type="image/jpeg"/>
</draw:frame>
</text:p>
      <text:p text:style-name="P4">
Попри підрив російськими окупантами греблі Каховської ГЕС, ситуаціязалишається стабільною та контрольованою.</text:p>
      <text:p text:style-name="P4">
Про це <text:a xlink:type="simple" xlink:href="https://t.me/energoatom_ua/13716" text:style-name="Internet_20_link" text:visited-style-name="Visited_20_Internet_20_Link">
повідомили</text:a>
 в «Енергоатомі».</text:p>
      <text:p text:style-name="P4">
Станом на 09:00 27 червня рівень води у ставку-охолоджувачі Запорізької АЕСбез змін. Наразі він становить <text:span text:style-name="T4">
16,58 м.</text:span>
</text:p>
      <text:p text:style-name="P4">
«Цього достатньо для забезпечення потреб станції», — йдеться у повідомленні.</text:p>
      <text:p text:style-name="P4">
Рівень води в каналі ТЕС, звідки за необхідності підживлюється ставок ЗАЕС, —на рівні <text:span text:style-name="T4">
11,15 м.</text:span>
 Зауважимо, що протягом останнього часу рівень води вканалі суттєво не падає, його показники вже не залежать від Каховськоговодосховища.</text:p>
      <text:p text:style-name="P4">
«Варто нагадати, що енергоблоки ЗАЕС не працюють з вересня 2022 року, тожвідтоді активного випаровування води зі ставка-охолоджувача не відбувається»,— пояснили в «Енергоатомі».</text:p>
      <text:p text:style-name="P4">
Source: <text:a xlink:type="simple" xlink:href="https://armyinform.com.ua/2023/06/27/sytuacziya-na-zaes-riven-vody-u-stavku-oholodzhuvachi-stancziyi-stabilnyj/" text:style-name="Internet_20_link" text:visited-style-name="Visited_20_Internet_20_Link">
https://armyinform.com.ua/2023/06/27/sytuacziya-na-zaes-riven-vody-u-stavku-oholodzhuvachi-stancziyi-stabilnyj/</text:a>
</text:p>
      <!--NEWS-->
      <text:h text:style-name="P10" text:outline-level="1">
<text:span text:style-name="T4">
Російський десант під Бахмутом застосовують для оборони - Череватий</text:span>
</text:h>
      <text:p text:style-name="P4">
Authors: Ukrinform (Person)</text:p>
      <text:p text:style-name="P4">
Publisher: Укринформ (Organization)</text:p>
      <text:p text:style-name="P4">
Published Time: 2023-06-27T3:26:00+03:00</text:p>
      <text:p text:style-name="P4">
Modified Time: 2023-06-27T22:26:00+03:00</text:p>
      <text:p text:style-name="P4">
Description: Російські десантні війська, призначені для штурмових дій, задіюються в оборонній операції у Бахмуті. — Укрінформ.</text:p>
      <text:p text:style-name="P4">
Images: ['<text:a xlink:type="simple" xlink:href="https://static.ukrinform.com/photos/2023_02/thumb_files/630_360_1675335452-443.jpg" text:style-name="Internet_20_link" text:visited-style-name="Visited_20_Internet_20_Link">
630_360_16753...</text:a>
']</text:p>
      <text:p text:style-name="P4">
Tags: ['Бахмут', 'Десантники', 'Війна з Росією', 'Сергій Череватий']</text:p>
      <text:p text:style-name="P4">
Type: Article</text:p>
      <!--METADATA-->
      <text:p text:style-name="P4">
<draw:frame draw:style-name="fr1" draw:name="Image272" text:anchor-type="as-char" svg:width="6.9236in" svg:height="3.956343in" draw:z-index="0">
<draw:image xlink:href="../Images/yкринформ/2023-06-27T3-26-00-03-00/630_360_1675335452-443.jpg" xlink:type="simple" xlink:show="embed" xlink:actuate="onLoad" draw:mime-type="image/jpeg"/>
</draw:frame>
 Російськідесантні війська, призначені для штурмових дій, задіюються в обороннійоперації у Бахмуті.</text:p>
      <text:p text:style-name="P4">
Про це в ефірі телемарафону «Єдині новини» повідомив речник Східногоугруповання військ ЗСУ Сергій Череватий, передає кореспондент Укрінформу.</text:p>
      <text:p text:style-name="P4">
«Незважаючи на те, що ключовою силою на Бахмутському напрямку є <text:a xlink:type="simple" xlink:href="https://www.ukrinform.ua/tag-desantnyky" text:style-name="Internet_20_link" text:visited-style-name="Visited_20_Internet_20_Link">
 Повітряно-десантні війська </text:a>
 , які є в будь-якому війську головною штурмуючою силою, що, як правило, авіадесантним шляхомзахоплює плацдарми, там вони (загарбники - ред.) їх просто сконцентрували яккраще підготовлені війська для оборони Бахмута. Це показує, наскільки важливодля них тримати цей пункт, знищений вже фактично», - заявив Череватий.</text:p>
      <text:p text:style-name="P4">
За його словами, таке використання десанту нелогічне і контрпродуктивне.</text:p>
      <text:p text:style-name="P4">
«Загалом, це неефективне, контрпродуктивне і алогічне використання такихпідрозділів, але той, хто добре знає історію Радянського Союзу і Росії,розуміє, що в їхній неофіційній практиці десант завжди використовувався втакому широкому спектрі, де були кризи - від заміни внутрішніх військ іноді допросто краще підготовленої піхоти», - пояснив речник.</text:p>
      <text:p text:style-name="P4">
<text:span text:style-name="T4">
Читайте також:</text:span>
 <text:a xlink:type="simple" xlink:href="https://www.ukrinform.ua/rubric-ato/3728299-cerevatij-rozpoviv-aki-rosijski-pvk-vouut-na-bahmutskomu-napramku.html" text:style-name="Internet_20_link" text:visited-style-name="Visited_20_Internet_20_Link">
 <text:span text:style-name="T4">
Череватий</text:span>
 розповів, які російські ПВК воюють наБахмутському напрямку </text:a>
</text:p>
      <text:p text:style-name="P4">
Він додав, що Сили оборони просуваються на Бахмутському напрямку попри опірворога.</text:p>
      <text:p text:style-name="P4">
Як повідомляв Укрінформ, заступниця міністра оборони Ганна Маляр заявила, щоСили оборони під час планування враховували наявність суперечностей між ПВК«Вагнер» і російською владою та продовжують наступальні дії на Бахмутськомунапрямку.</text:p>
      <text:p text:style-name="P4">
Source: <text:a xlink:type="simple" xlink:href="https://www.ukrinform.ua/rubric-ato/3728540-rosijskij-desant-pid-bahmutom-zastosovuut-dla-oboroni-cerevatij.html" text:style-name="Internet_20_link" text:visited-style-name="Visited_20_Internet_20_Link">
https://www.ukrinform.ua/rubric-ato/3728540-rosijskij-desant-pid-bahmutom-zastosovuut-dla-oboroni-cerevatij.html</text:a>
</text:p>
      <!--NEWS-->
      <text:h text:style-name="P10" text:outline-level="1">
<text:span text:style-name="T4">
Катував мирних мешканців Бердянського району — судитимуть офіцера росгвардії з Чечні</text:span>
</text:h>
      <text:p text:style-name="P4">
Author: ['АРМІЯINFORM']</text:p>
      <text:p text:style-name="P4">
Time: 2023-06-27T40:00:00-04:00</text:p>
      <text:p text:style-name="P4">
Description: Скеровано до суду обвинувальний акт стосовно підполковника — командира батальйону 96-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jjj.jpeg" text:style-name="Internet_20_link" text:visited-style-name="Visited_20_Internet_20_Link">
jjj.jpeg</text:a>
']</text:p>
      <text:p text:style-name="P4">
Tags: ['ЗЛОЧИНИ ОКУПАНТІВ', 'ОФІС ГЕНЕРАЛЬНОГО ПРОКУРОРА УКРАЇНИ', 'ПОРУШЕННЯ ЗАКОНІВ ТА ЗВИЧАЇВ ВІЙНИ']</text:p>
      <text:p text:style-name="P4">
Category: News</text:p>
      <!--METADATA-->
      <text:p text:style-name="P4">
<draw:frame draw:style-name="fr1" draw:name="Image273" text:anchor-type="as-char" svg:width="6.9236in" svg:height="5.551601in" draw:z-index="0">
<draw:image xlink:href="../Images/AРМІЯINFORM/2023-06-27T40-00-00-04-00/jjj.jpeg" xlink:type="simple" xlink:show="embed" xlink:actuate="onLoad" draw:mime-type="image/jpeg"/>
</draw:frame>
 ЗОП пнг - 1</text:p>
      <text:p text:style-name="P4">
Скеровано до суду обвинувальний акт стосовно підполковника — командирабатальйону 96-го полку оперативного призначення 46-ї окремої бригади військросгвардії по Республіці Чечня за фактом порушення законів та звичаїв війни.</text:p>
      <text:p text:style-name="P4">
Про це <text:a xlink:type="simple" xlink:href="https://www.gp.gov.ua/ua/posts/znushhavsya-ta-katuvav-mirnix-meskanciv-berdyanskogo-raionu-suditimut-pidpolkovnika-rosgvardiyi" text:style-name="Internet_20_link" text:visited-style-name="Visited_20_Internet_20_Link">
повідомляє</text:a>
 ОфісГенерального прокурора України.</text:p>
      <text:p text:style-name="P4">
Слідством встановлено, що з початку окупації частини території Запорізькоїобласті військовослужбовець рф був призначений так званим військовимкомендантом окупаційної адміністрації одного із селищ Бердянського району. Націй посаді він виконував завдання кремля із придушення руху опору тапроведення масових репресій проти мирних мешканців на захопленій територіїУкраїни.</text:p>
      <text:p text:style-name="P4">
Обвинувачений разом із підпорядкованими йому військовими рф розшукували, апотім затримували українських патріотів. Їх привозили до катівні на територіїмісцевої окупаційної комендатури рф, де утримували в нелюдських умовах, били,здійснювали постріли над головою, імітуючи страту.</text:p>
      <text:p text:style-name="P4">
Також застосовували до людей жорстокі тортури з використанням мотузок дляудушення та електроструму. У такий спосіб вони схиляли їх до співпраці,вимагали надати інформацію щодо інших проукраїнських активістів.</text:p>
      <text:p text:style-name="P4">
Наразі встановлюються інші військові рф, причетні до вчинення цих злочинів.</text:p>
      <text:p text:style-name="P4">
Source: <text:a xlink:type="simple" xlink:href="https://armyinform.com.ua/2023/06/27/katuvav-myrnyh-meshkancziv-berdyanskogo-rajonu-sudytymut-oficzera-rosgvardiyi-z-chechni/" text:style-name="Internet_20_link" text:visited-style-name="Visited_20_Internet_20_Link">
https://armyinform.com.ua/2023/06/27/katuvav-myrnyh-meshkancziv-berdyanskogo-rajonu-sudytymut-oficzera-rosgvardiyi-z-chechni/</text:a>
</text:p>
      <!--NEWS-->
      <text:h text:style-name="P10" text:outline-level="1">
<text:span text:style-name="T4">
У повітряному просторі країн Балтії тривають навчання Ramstein Alloy</text:span>
</text:h>
      <text:p text:style-name="P4">
Author: ['АРМІЯINFORM']</text:p>
      <text:p text:style-name="P4">
Time: 2023-06-27T42:00:00-04:00</text:p>
      <text:p text:style-name="P4">
Description: У повітряному просторі країн Балтії проходять міжнародні навчання Військово-Повітря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53003091038_a347b3145c.jpg" text:style-name="Internet_20_link" text:visited-style-name="Visited_20_Internet_20_Link">
53003091038_a347b3145c.jpg</text:a>
']</text:p>
      <text:p text:style-name="P4">
Tags: ['БАЛТІЙСЬКЕ МОРЕ', 'ВІЙСЬКОВІ НАВЧАННЯ']</text:p>
      <text:p text:style-name="P4">
Category: News</text:p>
      <!--METADATA-->
      <text:p text:style-name="P4">
<draw:frame draw:style-name="fr1" draw:name="Image274" text:anchor-type="as-char" svg:width="6.9236in" svg:height="4.620358in" draw:z-index="0">
<draw:image xlink:href="../Images/AРМІЯINFORM/2023-06-27T42-00-00-04-00/53003091038_a347b3145c.jpg" xlink:type="simple" xlink:show="embed" xlink:actuate="onLoad" draw:mime-type="image/jpeg"/>
</draw:frame>
</text:p>
      <text:p text:style-name="P4">
У повітряному просторі країн Балтії проходять міжнародні навчання Військово-Повітряних сил «Ramstein Alloy» (Сплав Рамштайн), які були організованіКомандуванням ВПС НАТО у взаємодії з Національними збройними силами.</text:p>
      <text:p text:style-name="P4">
Про це <text:a xlink:type="simple" xlink:href="https://www.mil.lv/lv/zinas/baltijas-gaisa-telpa-notiek-militaras-macibas-ramstein-alloy" text:style-name="Internet_20_link" text:visited-style-name="Visited_20_Internet_20_Link">
йдеться</text:a>
 на сайті Національних збройних сил Латвії.</text:p>
      <text:p text:style-name="P4">
Під час навчань військово-повітряні сили союзників з Великої Британії, Литви,Португалії, Румунії, Туреччини і Німеччини проведуть навчання зі строковоїбойової готовності, зокрема сценарії втрати зв'язку, пошуку і порятунку бою,перехоплення повільних літаків, підтримки в ближньому повітрі і дозаправки вповітрі.</text:p>
      <text:p text:style-name="P4">
«Сплав Рамштайн» є продовженням тренувальних польотів у повітряному просторіБалтійського моря, які регулярно відбуваються з 2008 року.</text:p>
      <text:p text:style-name="P4">
У Національних збройних силах Латвії зазначили, що такі навчання відображаютьколективну оборону НАТО, демонструють високий рівень готовності, оперативноїсумісності і співпраці членів і партнерів Альянсу.</text:p>
      <text:p text:style-name="P4">
Source: <text:a xlink:type="simple" xlink:href="https://armyinform.com.ua/2023/06/27/u-povitryanomu-prostori-krayin-baltiyi-tryvayut-navchannya-ramstein-alloy/" text:style-name="Internet_20_link" text:visited-style-name="Visited_20_Internet_20_Link">
https://armyinform.com.ua/2023/06/27/u-povitryanomu-prostori-krayin-baltiyi-tryvayut-navchannya-ramstein-alloy/</text:a>
</text:p>
      <!--NEWS-->
      <text:h text:style-name="P10" text:outline-level="1">
<text:span text:style-name="T4">
Майже 80% українців хочуть закритого кордону з росією та запровадження віз</text:span>
</text:h>
      <text:p text:style-name="P4">
Author: ['АРМІЯINFORM']</text:p>
      <text:p text:style-name="P4">
Time: 2023-06-27T44:00:00-04:00</text:p>
      <text:p text:style-name="P4">
Description: Абсолютна більшість українців — 79% — виступає за закриті кордони, візи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kordon.jpg" text:style-name="Internet_20_link" text:visited-style-name="Visited_20_Internet_20_Link">
kordon.jpg</text:a>
']</text:p>
      <text:p text:style-name="P4">
Tags: ['STOPRUSSIA', 'СОЦІОЛОГІЧНЕ ОПИТУВАННЯ']</text:p>
      <text:p text:style-name="P4">
Category: News</text:p>
      <!--METADATA-->
      <text:p text:style-name="P4">
<draw:frame draw:style-name="fr1" draw:name="Image275" text:anchor-type="as-char" svg:width="6.9236in" svg:height="3.894525in" draw:z-index="0">
<draw:image xlink:href="../Images/AРМІЯINFORM/2023-06-27T44-00-00-04-00/kordon.jpg" xlink:type="simple" xlink:show="embed" xlink:actuate="onLoad" draw:mime-type="image/jpeg"/>
</draw:frame>
</text:p>
      <text:p text:style-name="P4">
Абсолютна більшість українців — 79% — виступає за закриті кордони, візи тамитницю з росією.</text:p>
      <text:p text:style-name="P4">
Таким є результат соціологічного<text:a xlink:type="simple" xlink:href="https://www.kiis.com.ua/" text:style-name="Internet_20_link" text:visited-style-name="Visited_20_Internet_20_Link">
опитування</text:a>
,проведеного Київським міжнародним інститутом соціології.</text:p>
      <text:p text:style-name="P4">
КМІС понад 15 років проводить дослідження громадської думки стосовно відносинУкраїни та росії.</text:p>
      <text:p text:style-name="P4">
«Перед Революцією Гідності переважна більшість українців (70%) хотіли бачитикраїни незалежними, але дружніми державами. Після окупації Криму і початкувійни на Донбасі значно зросла частка тих, хто вважав, що відносини мають бутияк з іншими державами (з 15% до 44%), хоча все одно 48% вважали, що країнимають лишатися дружніми», — зазначили в КМІС.</text:p>
      <text:p text:style-name="P4">
Перед широкомасштабним вторгненням у 2022 році лише на заході України трохибільше ніж половина населення виступали за закриті кордони, візи і митниці (а40% при цьому хотіли, щоб країни були дружніми). Станом на зараз в усіхрегіонах України переважна більшість населення хоче мати з росією закритікордони, візи та митниці. Зокрема, серед жителів сходу 75% так вважають, асеред жителів півдня — 73%.</text:p>
      <text:p text:style-name="P4">
Source: <text:a xlink:type="simple" xlink:href="https://armyinform.com.ua/2023/06/27/majzhe-80-ukrayincziv-hochut-zakrytogo-kordonu-iz-rosiyeyu-ta-zaprovadzhennya-viz/" text:style-name="Internet_20_link" text:visited-style-name="Visited_20_Internet_20_Link">
https://armyinform.com.ua/2023/06/27/majzhe-80-ukrayincziv-hochut-zakrytogo-kordonu-iz-rosiyeyu-ta-zaprovadzhennya-viz/</text:a>
</text:p>
      <!--NEWS-->
      <text:h text:style-name="P10" text:outline-level="1">
<text:span text:style-name="T4">
Українські армійські спортсмени здобули вже 12 медалей на ІІІ Європейських іграх — полковник Анатолій Пелих</text:span>
</text:h>
      <text:p text:style-name="P4">
Author: ['Євгеній Романов']</text:p>
      <text:p text:style-name="P4">
Time: 2023-06-27T46:00:00-04:00</text:p>
      <text:p text:style-name="P4">
Description: Атлети, які представляють Збройні Сили України у складі вітчизняної збірної на ІІ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0x0.jpg" text:style-name="Internet_20_link" text:visited-style-name="Visited_20_Internet_20_Link">
0x0.jpg</text:a>
']</text:p>
      <text:p text:style-name="P4">
Tags: ['MILITARY MEDIA CENTER', 'STOPRUSSIA', 'АГРЕСІЯ РФ', 'АНАТОЛІЙ ПЕЛИХ', 'АРМІЙСЬКИЙ СПОРТ', 'АРМІЙСЬКІ СПОРТСМЕНИ', 'ВІЙНА', 'ВТОРГНЕННЯ РФ', 'СПОРТ']</text:p>
      <text:p text:style-name="P4">
Category: News</text:p>
      <!--METADATA-->
      <text:p text:style-name="P4">
<draw:frame draw:style-name="fr1" draw:name="Image276" text:anchor-type="as-char" svg:width="6.9236in" svg:height="4.615733in" draw:z-index="0">
<draw:image xlink:href="../Images/AРМІЯINFORM/2023-06-27T46-00-00-04-00/0x0.jpg" xlink:type="simple" xlink:show="embed" xlink:actuate="onLoad" draw:mime-type="image/jpeg"/>
</draw:frame>
</text:p>
      <text:p text:style-name="P4">
Атлети, які представляють Збройні Сили України у складі вітчизняної збірної наІІІ Європейських іграх, здобули шість «золотих», п’ять «срібних» та одну«бронзову» медалі. Загальноєвропейські змагання, у яких беруть участь понад4000 спортсменів із 48 країн Європи, відбуваються з 21 червня по 2 липня уПольщі. Про це під час брифінгу в Military Media Center<text:a xlink:type="simple" xlink:href="https://www.youtube.com/watch" text:style-name="Internet_20_link" text:visited-style-name="Visited_20_Internet_20_Link">
повідомив</text:a>
 заступник начальникаУправління фізичної культури і спорту Міністерства оборони України полковникАнатолій Пелих.</text:p>
      <text:p text:style-name="P4">
За словами Анатолія Пелиха, станом на 26 червня українська збірна, до якоївходять 263 атлети, здобула 25 нагород, виборовши 12 «золотих», сім «срібних»та шість «бронзових» медалей.</text:p>
      <text:p text:style-name="P4">
Анатолій Пелих наголосив, що змагання ще тривають, однак армійці вже показалигідний результат, здобувши половину нагород для збірної України.</text:p>
      <text:p text:style-name="P4">
«ІІІ Європейські ігри — це захід, який проводять раз на чотири роки, це новийформат змагань у системі спорту вищих досягнень. Перші ігри серед європейськихкраїн вперше були проведені в азербайджанському Баку у 2015 році, другівідбулися у республіці Білорусь, треті — у Республіці Польща. Змаганнявідбуваються з 30 спортивних дисциплін, 263 атлети української збірноївиступають у 27 дисциплінах. Змагання з окремих 19 дисциплін є етапомкваліфікаційного відбору на Олімпійські ігри 2024 року, які відбудуться уПарижі», — зазначив Анатолій Пелих.</text:p>
      <text:p text:style-name="P4">
За його словами, Збройні Сили України на Європейських іграх 2023 рокупредставляють 85 спортсменів. Їм вдалося здобути «золото»: у команднихзмаганнях з веслування на байдарках і каное, легкої атлетики — ЯрославаМагучіх, карате — Анжеліка Терлюга, стрибках у воду — Ганна Письменська,фехтування — Джоан-Фейбі Бежура.</text:p>
      <text:p text:style-name="P4">
Змагання тривають.</text:p>
      <text:p text:style-name="P4">
<text:span text:style-name="T5">
Фото Антона Шевельова</text:span>
</text:p>
      <text:p text:style-name="P4">
Source: <text:a xlink:type="simple" xlink:href="https://armyinform.com.ua/2023/06/27/ukrayinski-armijski-sportsmeny-zdobuly-vzhe-12-medalej-na-iii-yevropejskyh-igrah-polkovnyk-anatolij-pelyh/" text:style-name="Internet_20_link" text:visited-style-name="Visited_20_Internet_20_Link">
https://armyinform.com.ua/2023/06/27/ukrayinski-armijski-sportsmeny-zdobuly-vzhe-12-medalej-na-iii-yevropejskyh-igrah-polkovnyk-anatolij-pelyh/</text:a>
</text:p>
      <!--NEWS-->
      <text:h text:style-name="P10" text:outline-level="1">
<text:span text:style-name="T4">
Переносний рентген вартістю 70 тисяч євро, що допомагає і на фронті, і в тилу повертати здоров’я пораненим</text:span>
</text:h>
      <text:p text:style-name="P4">
Author: ['Тарас Грень']</text:p>
      <text:p text:style-name="P4">
Time: 2023-06-27T48:00:00-04:00</text:p>
      <text:p text:style-name="P4">
Description: Тривалий час переносний рентгенологічний комплекс «Фуджі» був нездійсненною мріє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rent-2.jpg" text:style-name="Internet_20_link" text:visited-style-name="Visited_20_Internet_20_Link">
rent-2.jpg</text:a>
', '<text:a xlink:type="simple" xlink:href="https://armyinform.com.ua/wp-content/uploads/2023/06/rent-1.jpg" text:style-name="Internet_20_link" text:visited-style-name="Visited_20_Internet_20_Link">
rent-1.jpg</text:a>
', '<text:a xlink:type="simple" xlink:href="https://armyinform.com.ua/wp-content/uploads/2023/06/rent-3.jpg" text:style-name="Internet_20_link" text:visited-style-name="Visited_20_Internet_20_Link">
rent-3.jpg</text:a>
']</text:p>
      <text:p text:style-name="P4">
Tags: ['ВІЙСЬКОВА МЕДИЦИНА', 'ВТОРГНЕННЯ РФ', 'РЕНТГЕН']</text:p>
      <text:p text:style-name="P4">
Category: News</text:p>
      <!--METADATA-->
      <text:p text:style-name="P4">
<draw:frame draw:style-name="fr1" draw:name="Image277" text:anchor-type="as-char" svg:width="6.9236in" svg:height="4.829211in" draw:z-index="0">
<draw:image xlink:href="../Images/AРМІЯINFORM/2023-06-27T48-00-00-04-00/rent-2.jpg" xlink:type="simple" xlink:show="embed" xlink:actuate="onLoad" draw:mime-type="image/jpeg"/>
</draw:frame>
</text:p>
      <text:p text:style-name="P4">
Тривалий час переносний рентгенологічний комплекс «Фуджі» був нездійсненноюмрією військових медиків. Без зайвих пояснень скажемо — вартість одного такогокомплексу сягає понад 70 тисяч євро. Та завдяки Командуванню Медичних сил інебайдужим громадянам, які стали донаторами, на озброєнні у військовихшпиталях є вже декілька таких пристроїв. Деякі працюють у передовиххірургічних відділеннях безпосередньо на фронті, інші — допомагають медикам утилу.</text:p>
      <text:p text:style-name="P4">
— По суті, це рентгенологічний кабінет, який можна тримати в руках і простопереносити від одного хворого до іншого, — зазначив начальник клінікиневідкладної хірургії полковник медичної служби Юрій Яринич. — Ця мобільністьдозволяє нам виявляти кулі, уламки, переломи тощо, не транспортуючи хворого,скажімо, із перебитим хребтом до рентгенкабінету і додатково не травмуючийого.</text:p>
      <text:p text:style-name="P4">
<draw:frame draw:style-name="fr1" draw:name="Image278" text:anchor-type="as-char" svg:width="6.9236in" svg:height="3.917604in" draw:z-index="0">
<draw:image xlink:href="../Images/AРМІЯINFORM/2023-06-27T48-00-00-04-00/rent-1.jpg" xlink:type="simple" xlink:show="embed" xlink:actuate="onLoad" draw:mime-type="image/jpeg"/>
</draw:frame>
</text:p>
      <text:p text:style-name="P4">
Ззовні він схожий на великий фотоапарат і важить всього три з половиноюкілограми. Керувати ним, попри високу технологічність, легко. Достатньо обратина пульті управління, що потрібно, і сканувати — руку, грудну клітину чичеревну порожнину. Апарат сам обере силу опромінення для якісного знімка. Доречі, його конструкція створена так, що лікар, який використовує цей апарат,може робити до двадцяти знімків на день без шкоди для власного здоров’я.</text:p>
      <text:p text:style-name="P4">
<draw:frame draw:style-name="fr1" draw:name="Image279" text:anchor-type="as-char" svg:width="6.9236in" svg:height="4.915756in" draw:z-index="0">
<draw:image xlink:href="../Images/AРМІЯINFORM/2023-06-27T48-00-00-04-00/rent-3.jpg" xlink:type="simple" xlink:show="embed" xlink:actuate="onLoad" draw:mime-type="image/jpeg"/>
</draw:frame>
</text:p>
      <text:p text:style-name="P4">
— Ще однією беззаперечною перевагою цього «малюка» є те, що він на стовідсотків цифровий, — продовжив полковник медичної служби Юрій Яринич. — Тутнемає ніякої плівки. У комплект пристрою входить спеціальна цифрова пластинадля знімків. Її ресурс дуже великий. Після використання знімок відразупередається до цифрової бази нашого закладу і є прив’язаним до того чи іншогопацієнта. Це дуже спрощує діагностику, координацію між колегами-лікарями, аотже і подальше лікування поранених.</text:p>
      <text:p text:style-name="P4">
Зараз всі переносні рентгени завантажені роботою на сто відсотків. Кожного дняці коштовні й високотехнологічні пристрої допомагають повертати здоров’япораненим героям України.</text:p>
      <text:p text:style-name="P4">
У наступних публікаціях АрміяInform продовжить розповідати про технічніновинки та унікальних людей, які лікують і повертають у стрійвійськовослужбовців.</text:p>
      <text:p text:style-name="P4">
<text:span text:style-name="T5">
Фото та відео автора</text:span>
</text:p>
      <text:p text:style-name="P4">
Source: <text:a xlink:type="simple" xlink:href="https://armyinform.com.ua/2023/06/27/perenosnyj-rentgen-vartistyu-70-tysyach-yevro-shho-dopomagaye-i-na-fronti-i-v-tylu-povertaty-zdorovya-poranenym/" text:style-name="Internet_20_link" text:visited-style-name="Visited_20_Internet_20_Link">
https://armyinform.com.ua/2023/06/27/perenosnyj-rentgen-vartistyu-70-tysyach-yevro-shho-dopomagaye-i-na-fronti-i-v-tylu-povertaty-zdorovya-poranenym/</text:a>
</text:p>
      <!--NEWS-->
      <text:h text:style-name="P10" text:outline-level="1">
<text:span text:style-name="T4">
Затримано ще одного «посадовця» російської катівні, яка діяла під час окупації Херсона</text:span>
</text:h>
      <text:p text:style-name="P4">
Author: ['АРМІЯINFORM']</text:p>
      <text:p text:style-name="P4">
Time: 2023-06-27T4:00:00-04:00</text:p>
      <text:p text:style-name="P4">
Description: Служба безпеки спільно з ДБР і Держприкордонслужбою викрили ще одного колаборан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6258215_632453605648220_6879253803427633987_n.jpg" text:style-name="Internet_20_link" text:visited-style-name="Visited_20_Internet_20_Link">
356258215_632453605648220_6879253803427633987_n.jpg</text:a>
']</text:p>
      <text:p text:style-name="P4">
Tags: []</text:p>
      <text:p text:style-name="P4">
Category: News</text:p>
      <!--METADATA-->
      <text:p text:style-name="P4">
<draw:frame draw:style-name="fr1" draw:name="Image280" text:anchor-type="as-char" svg:width="6.9236in" svg:height="4.609964in" draw:z-index="0">
<draw:image xlink:href="../Images/AРМІЯINFORM/2023-06-27T4-00-00-04-00/356258215_632453605648220_6879253803427633987_n.jpg" xlink:type="simple" xlink:show="embed" xlink:actuate="onLoad" draw:mime-type="image/jpeg"/>
</draw:frame>
</text:p>
      <text:p text:style-name="P4">
Служба безпеки спільно з ДБР і Держприкордонслужбою викрили ще одногоколаборанта у результаті стабілізаційних заходів у звільненому Херсоні.</text:p>
      <text:p text:style-name="P4">
Ним виявився місцевий прикордонник, який у період тимчасової окупації містадобровільно пішов на співпрацю з російськими загарбниками.</text:p>
      <text:p text:style-name="P4">
За це у липні 2022 року його призначили «оперуповноваженим оперативноговідділу» у захопленій на той час агресором «Північній виправній колонії № 90».</text:p>
      <text:p text:style-name="P4">
На цій «посаді» він брав участь у репресіях проти місцевих жителів дляпридушення руху опору в регіоні.</text:p>
      <text:p text:style-name="P4">
Після звільнення міста зловмисник намагався «залягти на дно» і тим самимуникнути правосуддя. Втім, співробітники СБУ і ДБР встановили йогомісцезнаходження та затримали.</text:p>
      <text:p text:style-name="P4">
На підставі зібраних доказів фігуранту повідомлено про підозру за ч. 7 ст.111-1 Кримінального кодексу України (колабораційна діяльність). Вирішуєтьсяпитання щодо обрання йому запобіжного заходу у виді тримання під вартою.</text:p>
      <text:p text:style-name="P4">
Триває розслідування для встановлення всіх обставин злочину. Зловмисникузагрожує до 15 років позбавлення волі.</text:p>
      <text:p text:style-name="P4">
Комплексні заходи проводили співробітники СБУ в Херсонській області спільно зДБР і Держприкордонслужбою за процесуального керівництва прокуратури в сферіоборони Південного регіону.</text:p>
      <text:p text:style-name="P4">
Джерело: <text:a xlink:type="simple" xlink:href="https://www.facebook.com/SecurSerUkraine/posts/pfbid028qpGDwvC87S7UUiYwHm8WnEMUR79dxbuBpZc31YF8EMv1M1Wx4EZkh9Rzy9GKRPjl" text:style-name="Internet_20_link" text:visited-style-name="Visited_20_Internet_20_Link">
Служба безпекиУкраїни</text:a>
</text:p>
      <text:p text:style-name="P4">
Source: <text:a xlink:type="simple" xlink:href="https://armyinform.com.ua/2023/06/27/zatrymano-shhe-odnogo-posadovczya-rosijskoyi-kativni-yaka-diyala-pid-chas-okupacziyi-hersona/" text:style-name="Internet_20_link" text:visited-style-name="Visited_20_Internet_20_Link">
https://armyinform.com.ua/2023/06/27/zatrymano-shhe-odnogo-posadovczya-rosijskoyi-kativni-yaka-diyala-pid-chas-okupacziyi-hersona/</text:a>
</text:p>
      <!--NEWS-->
      <text:h text:style-name="P10" text:outline-level="1">
<text:span text:style-name="T4">
Маккарті сумнівається, що Трамп - найсильніший кандидат від республіканців проти Байдена</text:span>
</text:h>
      <text:p text:style-name="P4">
Authors: Ukrinform (Person)</text:p>
      <text:p text:style-name="P4">
Publisher: Укринформ (Organization)</text:p>
      <text:p text:style-name="P4">
Published Time: 2023-06-27T4:36:00+03:00</text:p>
      <text:p text:style-name="P4">
Modified Time: 2023-06-27T22:36:00+03:00</text:p>
      <text:p text:style-name="P4">
Description: Спікер Палати представників США республіканець Кевін Маккарті висловив сумнів, що експрезидент Дональд Трамп є найсильнішим кандидатом від республіканців на президентських виборах 2024 року, хоча й може перемогти нинішнього президента Джо Байдена. — Укрінформ.</text:p>
      <text:p text:style-name="P4">
Images: ['<text:a xlink:type="simple" xlink:href="https://static.ukrinform.com/photos/2021_02/thumb_files/630_360_1612979026-306.jpg" text:style-name="Internet_20_link" text:visited-style-name="Visited_20_Internet_20_Link">
630_360_16129...</text:a>
']</text:p>
      <text:p text:style-name="P4">
Tags: ['Байден', 'Трамп', 'Вибори', 'Вибори у США']</text:p>
      <text:p text:style-name="P4">
Type: Article</text:p>
      <!--METADATA-->
      <text:p text:style-name="P4">
<draw:frame draw:style-name="fr1" draw:name="Image281" text:anchor-type="as-char" svg:width="6.9236in" svg:height="3.956343in" draw:z-index="0">
<draw:image xlink:href="../Images/yкринформ/2023-06-27T4-36-00-03-00/630_360_1612979026-306.jpg" xlink:type="simple" xlink:show="embed" xlink:actuate="onLoad" draw:mime-type="image/jpeg"/>
</draw:frame>
 СпікерПалати представників США республіканець Кевін Маккарті висловив сумнів, щоекспрезидент Дональд Трамп є найсильнішим кандидатом від республіканців напрезидентських виборах 2024 року, хоча й може перемогти нинішнього президентаДжо Байдена.</text:p>
      <text:p text:style-name="P4">
Про це передає Укрінформ з посиланням на <text:a xlink:type="simple" xlink:href="https://thehill.com/homenews/house/4069662-mccarthy-trump-strongest-2024-republicans-biden/" text:style-name="Internet_20_link" text:visited-style-name="Visited_20_Internet_20_Link">
 The Hill</text:a>
 .</text:p>
      <text:p text:style-name="P4">
«Чи може він виграти ці вибори? Так, може. Питання в тому, чи віннайсильніший, щоб виграти вибори... Я не знаю відповіді на це питання, –сказав Маккарті в ефірі CNBC у вівторок. – Але чи може хтось інший, будь-хтоперемогти Байдена? Так, будь-хто може перемогти Байдена. Чи може Байденперемогти інших людей? Так, Байден може їх перемогти. У будь-якому разі».</text:p>
      <text:p text:style-name="P4">
<text:span text:style-name="T4">
Читайте також:</text:span>
 <text:span text:style-name="T4">
<text:a xlink:type="simple" xlink:href="https://www.ukrinform.ua/rubric-ato/3725306-tramp-zaaviv-so-vidterminuvav-vtorgnenna-rf-v-ukrainu-na-kilka-rokiv.html" text:style-name="Internet_20_link" text:visited-style-name="Visited_20_Internet_20_Link">
 Трамп заявив, що відтермінував вторгнення РФ в Українуна кілька років </text:a>
 </text:span>
</text:p>
      <text:p text:style-name="P4">
Раніше Маккарті висловлював упевненість у тому, що Трамп переможе Байдена,якщо буде висунутий на виборах від Республіканської партії.</text:p>
      <text:p text:style-name="P4">
<text:span text:style-name="T4">
Читайте також:</text:span>
 <text:span text:style-name="T4">
<text:a xlink:type="simple" xlink:href="https://www.ukrinform.ua/rubric-world/3724772-kolisnij-ocilnik-pentagonu-nazvav-trampa-zagrozou-dla-nacbezpeki.html" text:style-name="Internet_20_link" text:visited-style-name="Visited_20_Internet_20_Link">
 Колишній очільник Пентагону назвав Трампа загрозою длянацбезпеки </text:a>
 </text:span>
</text:p>
      <text:p text:style-name="P4">
Нинішня невпевненість Маккарті сприймається як щось особливе, враховуючи,наскільки близькими були спікер з експрезидентом.</text:p>
      <text:p text:style-name="P4">
Source: <text:a xlink:type="simple" xlink:href="https://www.ukrinform.ua/rubric-world/3728543-makkarti-sumnivaetsa-so-tramp-najsilnisij-kandidat-vid-respublikanciv-proti-bajdena.html" text:style-name="Internet_20_link" text:visited-style-name="Visited_20_Internet_20_Link">
https://www.ukrinform.ua/rubric-world/3728543-makkarti-sumnivaetsa-so-tramp-najsilnisij-kandidat-vid-respublikanciv-proti-bajdena.html</text:a>
</text:p>
      <!--NEWS-->
      <text:h text:style-name="P10" text:outline-level="1">
<text:span text:style-name="T4">
Київська прокуратура передала 400 млн грн арештованих коштів на користь ГУР МОУ</text:span>
</text:h>
      <text:p text:style-name="P4">
Author: ['АРМІЯINFORM']</text:p>
      <text:p text:style-name="P4">
Time: 2023-06-27T50:00:00-04:00</text:p>
      <text:p text:style-name="P4">
Description: За ініціативи прокурорів Подільської окружної прокуратури м. Києва у межах розслідув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ofis-generalnogo-prokurora.jpg" text:style-name="Internet_20_link" text:visited-style-name="Visited_20_Internet_20_Link">
ofis-generalnogo-prokurora.jpg</text:a>
']</text:p>
      <text:p text:style-name="P4">
Tags: ['STOPRUSSIA', 'АГРЕСІЯ РФ', 'ВІЙНА', 'ВТОРГНЕННЯ РФ', 'ГУР МО УКРАЇНИ', 'КИЇВСЬКА ПРОКУРАТУРА', 'ОФІС ГЕНЕРАЛЬНОГО ПРОКУРОРА УКРАЇНИ']</text:p>
      <text:p text:style-name="P4">
Category: News</text:p>
      <!--METADATA-->
      <text:p text:style-name="P4">
<draw:frame draw:style-name="fr1" draw:name="Image282" text:anchor-type="as-char" svg:width="6.9236in" svg:height="3.883237in" draw:z-index="0">
<draw:image xlink:href="../Images/AРМІЯINFORM/2023-06-27T50-00-00-04-00/ofis-generalnogo-prokurora.jpg" xlink:type="simple" xlink:show="embed" xlink:actuate="onLoad" draw:mime-type="image/jpeg"/>
</draw:frame>
 Ілюстративне фото</text:p>
      <text:p text:style-name="P4">
За ініціативи прокурорів Подільської окружної прокуратури м. Києва у межахрозслідування кримінального провадження на користь Головного управліннярозвідки Міністерства оборони України передано 400 млн грн арештованих коштів.</text:p>
      <text:p text:style-name="P4">
Про це Офіс Генерального прокурора <text:a xlink:type="simple" xlink:href="https://t.me/pgo_gov_ua/13850" text:style-name="Internet_20_link" text:visited-style-name="Visited_20_Internet_20_Link">
повідомляє</text:a>
у телеграм-каналі.</text:p>
      <text:p text:style-name="P4">
Слідством встановлено, що в місті Києві та на території інших регіонів Україниздійснюють свою діяльність підприємства, кінцевими бенефіціарними власникамияких є резиденти рф.</text:p>
      <text:p text:style-name="P4">
Нині досліджується діяльність компаній, які забезпечували функціонуванняпідконтрольних суб’єктів господарювання для здійснення протиправноїдіяльності, спрямованої на привласнення коштів, а також фінансування дій зметою насильницької зміни чи повалення конституційної ладу або захопленнядержавної влади в Україні.</text:p>
      <text:p text:style-name="P4">
Під час слідства за клопотанням прокуратури банківські рахунки цих товаристварештовано, а кошти, розміщені на них, у розмірі 400 млн грн передано накористь ГУР МО України.</text:p>
      <text:p text:style-name="P4">
Загалом з початку широкомасштабного вторгнення Подільська окружна прокуратурам. Києва передала на користь української розвідки близько 1 млрд грн длязабезпечення обороноздатності нашої країни.</text:p>
      <text:p text:style-name="P4">
Source: <text:a xlink:type="simple" xlink:href="https://armyinform.com.ua/2023/06/27/kyyivska-prokuratura-peredala-400-mln-grn-areshtovanyh-koshtiv-na-koryst-gur-mo/" text:style-name="Internet_20_link" text:visited-style-name="Visited_20_Internet_20_Link">
https://armyinform.com.ua/2023/06/27/kyyivska-prokuratura-peredala-400-mln-grn-areshtovanyh-koshtiv-na-koryst-gur-mo/</text:a>
</text:p>
      <!--NEWS-->
      <text:h text:style-name="P10" text:outline-level="1">
<text:span text:style-name="T4">
Сьогодні на всіх напрямках у наших воїнів було просування вперед, і це щасливий день — Президент</text:span>
</text:h>
      <text:p text:style-name="P4">
Author: ['АРМІЯINFORM']</text:p>
      <text:p text:style-name="P4">
Time: 2023-06-27T51:00:00-04:00</text:p>
      <text:p text:style-name="P4">
Description: Про це йдеться на сторінці Офісу Президента України.    «Сьогодні — фронт. Донеччи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8403a49b05d2b661aaab752140aadef7_1687815185_extra_large.jpeg" text:style-name="Internet_20_link" text:visited-style-name="Visited_20_Internet_20_Link">
8403a49b05d2b661aaab752140aadef7_1687815185_extra_large.jpeg</text:a>
']</text:p>
      <text:p text:style-name="P4">
Tags: ['STOPRUSSIA', 'АГРЕСІЯ РФ', 'ВІЙНА', 'ВОЛОДИМИР ЗЕЛЕНСЬКИЙ', 'ВТОРГНЕННЯ РФ']</text:p>
      <text:p text:style-name="P4">
Category: News</text:p>
      <!--METADATA-->
      <text:p text:style-name="P4">
<draw:frame draw:style-name="fr1" draw:name="Image283" text:anchor-type="as-char" svg:width="6.9236in" svg:height="4.228385in" draw:z-index="0">
<draw:image xlink:href="../Images/AРМІЯINFORM/2023-06-27T51-00-00-04-00/8403a49b05d2b661aaab752140aadef7_1687815185_extra_large.jpeg" xlink:type="simple" xlink:show="embed" xlink:actuate="onLoad" draw:mime-type="image/jpeg"/>
</draw:frame>
</text:p>
      <text:p text:style-name="P4">
Про це <text:a xlink:type="simple" xlink:href="https://www.president.gov.ua/news/sogodni-na-vsih-napryamkah-u-nashih-voyiniv-bulo-prosuvannya-83833" text:style-name="Internet_20_link" text:visited-style-name="Visited_20_Internet_20_Link">
йдеться</text:a>
 на сторінці Офісу Президента України.</text:p>
      <text:p text:style-name="P4">
«Сьогодні — фронт. Донеччина, Запоріжжя. Наші воїни, наші передові позиції,напрямки активних дій на фронті. Сьогодні на всіх напрямках у наших воїнівбуло просування вперед, і це щасливий день. Я побажав хлопцям більше такихднів.</text:p>
      <text:p text:style-name="P4">
Був у підрозділах „Хортиці“, які відзначилися в битві за Бахмут, героїчновідзначилися. Молодці, воїни! Потім — у наших морпіхів, дуже потужних, дужеакуратних. Дякую, що стараєтеся берегти життя наших воїнів. Потім — „Таврія“,Південь, фронт. Насичений день, багато емоцій. Мав честь нагородити нашихвоїнів, подякувати особисто, потиснути руку. Дякую за всі ваші словапідтримки, хлопці! Дякую за обійми — дуже теплі — усім сьогодні. І дякую заваші шеврони. Це надзвичайно почесно для мене, про кожен шеврон розповімокремо. Всі наші воїни — від солдата, матроса до генерала — молодці!». —повідомляє Президент України.</text:p>
      <text:p text:style-name="P4">
Також, він вручив дві золоті зірки Героя України — капітану Олегу Оливі,командиру аеромобільної роти 81-ї окремої бригади ДШВ, та майору СергіюДудіну, заступнику командира батальйону морпіхів 35-ї окремої бригади. Справдівеличні люди, я дякую вам!</text:p>
      <text:p text:style-name="P4">
"Наради з генералами. Зубанич, Тарнавський, Содоль, Сирський. Кількаоперативних рішень. Ще раз обговорили створення корпусу морської піхоти, всідеталі чіткі, абсолютно зрозумілі: організація, тренування, постачання.Морську піхоту й усі елементи наших сил оборони зміцнюємо, це обовʼязково.</text:p>
      <text:p text:style-name="P4">
Вчора — переговори з партнерами, зокрема з Президентом Байденом, передусім пропостачання зброї. І сьогодні — де саме ця зброя дасть більше сили, більшезахисту життя українців. І наблизить нашу перемогу. Це головне. Вся наша землябуде вільною — абсолютно вся.</text:p>
      <text:p text:style-name="P4">
Я дякую всім, хто зараз у бою заради України, хто готується до бою, хто набойових завданнях, на бойових постах. Усі, хто відновлюється після поранень.Усі, хто тренує наших воїнів! Дякую вам! Пишаюся вами всіма! Слава вам, нашігерої!</text:p>
      <text:p text:style-name="P4">
І вічна, світла памʼять усім, хто віддав своє життя за Україну, кожному йкожній!</text:p>
      <text:p text:style-name="P4">
Слава Україні!",- зазначається у повідомленні.</text:p>
      <text:p text:style-name="P4">
Source: <text:a xlink:type="simple" xlink:href="https://armyinform.com.ua/2023/06/27/sogodni-na-vsih-napryamkah-u-nashyh-voyiniv-bulo-prosuvannya-vpered-i-cze-shhaslyvyj-den-prezydent/" text:style-name="Internet_20_link" text:visited-style-name="Visited_20_Internet_20_Link">
https://armyinform.com.ua/2023/06/27/sogodni-na-vsih-napryamkah-u-nashyh-voyiniv-bulo-prosuvannya-vpered-i-cze-shhaslyvyj-den-prezydent/</text:a>
</text:p>
      <!--NEWS-->
      <text:h text:style-name="P10" text:outline-level="1">
<text:span text:style-name="T4">
росія атакувала ракетами Х-22: є влучення у Кременчуці — Юрій Ігнат</text:span>
</text:h>
      <text:p text:style-name="P4">
Author: ['Віктор Шубец']</text:p>
      <text:p text:style-name="P4">
Time: 2023-06-27T52:00:00-04:00</text:p>
      <text:p text:style-name="P4">
Description: З початку широкомасштабного вторгнення росії в Україну окупанти вже використали близьк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ignat-rakety-2.jpg" text:style-name="Internet_20_link" text:visited-style-name="Visited_20_Internet_20_Link">
ignat-rakety-2.jpg</text:a>
']</text:p>
      <text:p text:style-name="P4">
Tags: ['АГРЕСІЯ РФ', 'Х-22']</text:p>
      <text:p text:style-name="P4">
Category: News</text:p>
      <!--METADATA-->
      <text:p text:style-name="P4">
<draw:frame draw:style-name="fr1" draw:name="Image284" text:anchor-type="as-char" svg:width="6.9236in" svg:height="4.615733in" draw:z-index="0">
<draw:image xlink:href="../Images/AРМІЯINFORM/2023-06-27T52-00-00-04-00/ignat-rakety-2.jpg" xlink:type="simple" xlink:show="embed" xlink:actuate="onLoad" draw:mime-type="image/jpeg"/>
</draw:frame>
Юрій Ігнат про російські ракети. Колаж АрміяInform</text:p>
      <text:p text:style-name="P4">
З початку широкомасштабного вторгнення росії в Україну окупанти вжевикористали близько 140 ракет Х-22. На сьогодні ці ракети вже не виготовляють,проте в росії їх в наявності ще сотні одиниць.</text:p>
      <text:p text:style-name="P4">
Про це сьогодні під час ефіру <text:a xlink:type="simple" xlink:href="https://www.youtube.com/watch" text:style-name="Internet_20_link" text:visited-style-name="Visited_20_Internet_20_Link">
«Єдинихновин»</text:a>
 розповів речникКомандування Повітряних Сил ЗС України полковник Юрій Ігнат.</text:p>
      <text:p text:style-name="P4">
Нещодавно пролунали сигнали про відбій повітряної тривоги в кількох областяхУкраїни. На жаль, не для всіх атаки ворога з повітря минули без наслідків…</text:p>
      <text:p text:style-name="P4">
— Рік тому така ж ракета Х-22 влучила в торговий центр у Кременчуці, тодізагинуло чимало людей. Рік потому ворог знову б’є цією ж ракетою погустонаселених містах. Пуски ракет були здійснені об 11:50. Вони зайшли ізСумщини та летіли через Полтавську область, а вибухи пролунали в Кременчуці.Наслідки наразі уточнюються, — зазначив речник Командування Повітряних Сил ЗСУкраїни.</text:p>
      <text:p text:style-name="P4">
Також він додав, що швидкість ракети Х-22 — понад 4 тисячі кілометрів загодину. Це ракети серйозної потужності — з вибуховою частиною майже тонна.Небезпека, що загрожує українцям ще й тому, що ця зброя доволі неточна, аджеїї допустиме відхилення від заданої цілі — близько 600 метрів.</text:p>
      <text:p text:style-name="P4">
Source: <text:a xlink:type="simple" xlink:href="https://armyinform.com.ua/2023/06/27/rosiya-atakuvala-raketamy-h-22-ye-vluchennya-u-kremenchuczi-yurij-ignat/" text:style-name="Internet_20_link" text:visited-style-name="Visited_20_Internet_20_Link">
https://armyinform.com.ua/2023/06/27/rosiya-atakuvala-raketamy-h-22-ye-vluchennya-u-kremenchuczi-yurij-ignat/</text:a>
</text:p>
      <!--NEWS-->
      <text:h text:style-name="P10" text:outline-level="1">
<text:span text:style-name="T4">
Зведений загін «Дика качка» перетворився на стрілецьку бригаду Повітряних Сил</text:span>
</text:h>
      <text:p text:style-name="P4">
Author: ['АРМІЯINFORM']</text:p>
      <text:p text:style-name="P4">
Time: 2023-06-27T53:00:00-04:00</text:p>
      <text:p text:style-name="P4">
Description: Про це у своєму Телеграмі повідомив командувач Повітряних Сил ЗСУ генерал-лейтенант...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ІЙНА', 'ВТОРГНЕННЯ РФ', 'МИКОЛА ОЛЕЩУК', 'ПОВІТРЯНІ СИЛИ']</text:p>
      <text:p text:style-name="P4">
Category: News</text:p>
      <!--METADATA-->
      <text:p text:style-name="P4">
Про це у своєму Телеграмі <text:a xlink:type="simple" xlink:href="https://t.me/MykolaOleshchuk/96" text:style-name="Internet_20_link" text:visited-style-name="Visited_20_Internet_20_Link">
повідомив</text:a>
командувач Повітряних Сил ЗСУ генерал-лейтенант Микола Олещук.</text:p>
      <text:p text:style-name="P4">
«У 2014-2015 роках зведений загін Повітряних Сил „Дика качка“ вів важкі боїпід Донецьком, героїчно утримуючи незламну позицію „Зеніт“.</text:p>
      <text:p text:style-name="P4">
Минуло дев’ять років…І нині, уже зведена стрілецька бригада Повітряних Сил,сформована із військовослужбовців різних рангів та спеціальностей, пліч-о-плічз морськими піхотинцями б’є рашистську наволоч на Донеччині», — йдеться уповідомленні.</text:p>
      <text:p text:style-name="P4">
Source: <text:a xlink:type="simple" xlink:href="https://armyinform.com.ua/2023/06/27/zvedenyj-zagin-dyka-kachka-peretvoryvsya-na-strileczku-brygadu-povitryanyh-syl/" text:style-name="Internet_20_link" text:visited-style-name="Visited_20_Internet_20_Link">
https://armyinform.com.ua/2023/06/27/zvedenyj-zagin-dyka-kachka-peretvoryvsya-na-strileczku-brygadu-povitryanyh-syl/</text:a>
</text:p>
      <!--NEWS-->
      <text:h text:style-name="P10" text:outline-level="1">
<text:span text:style-name="T4">
Ворог намагається розосередити нашу увагу масованим обстрілом, тримати нас у певній напрузі — полковник Юрій Ігнат</text:span>
</text:h>
      <text:p text:style-name="P4">
Author: ['Віктор Шубец']</text:p>
      <text:p text:style-name="P4">
Time: 2023-06-27T54:00:00-04:00</text:p>
      <text:p text:style-name="P4">
Description: Від самого ранку й до цього часу по всій території Україні триває повітряна тривога.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7/ignat_foto-z-litakamy_1.jpg" text:style-name="Internet_20_link" text:visited-style-name="Visited_20_Internet_20_Link">
ignat_foto-z-litakamy_1.jpg</text:a>
']</text:p>
      <text:p text:style-name="P4">
Tags: ['ППО', 'С-300', 'ЮРІЙ ІГНАТ']</text:p>
      <text:p text:style-name="P4">
Category: News</text:p>
      <!--METADATA-->
      <text:p text:style-name="P4">
<draw:frame draw:style-name="fr1" draw:name="Image285" text:anchor-type="as-char" svg:width="6.9236in" svg:height="4.794593in" draw:z-index="0">
<draw:image xlink:href="../Images/AРМІЯINFORM/2023-06-27T54-00-00-04-00/ignat_foto-z-litakamy_1.jpg" xlink:type="simple" xlink:show="embed" xlink:actuate="onLoad" draw:mime-type="image/jpeg"/>
</draw:frame>
</text:p>
      <text:p text:style-name="P4">
Від самого ранку й до цього часу по всій території Україні триває повітрянатривога.</text:p>
      <text:p text:style-name="P4">
Про це сьогодні під час ефіру <text:a xlink:type="simple" xlink:href="https://www.youtube.com/watch" text:style-name="Internet_20_link" text:visited-style-name="Visited_20_Internet_20_Link">
«Єдинихновин»</text:a>
 розповів речникКомандування Повітряних Сил ЗС України полковник Юрій Ігнат.</text:p>
      <text:p text:style-name="P4">
— Сьогодні по Україні випущено понад шістдесят російських ракет з літаківТу-95 — це ракети типів Х-555, Х-101. Також пуски «Каліблів» з акваторіїЧорного моря. Маємо інформацію щодо запусків ракет С-300, роботу російськихбомбардувальників Ту-22 М3 з ракетами Х-22. У небі над Україною помічено такожросійські МіГ 31-К, що мають на озброєнні «Кинджали». Крім того, сьогодніракетами Х-59 працювали Су-35.</text:p>
      <text:p text:style-name="P4">
За словами офіцера, ворог намагається розосередити нашу увагу масованимобстрілом, тримати нас у певній напрузі. Цього разу вперше окупантизастосували стратегічні бомбардувальники Ту-95 з району аеродрому «Енгельс»,де вони базуються.</text:p>
      <text:p text:style-name="P4">
— Сили протиповітряної оборони ЗСУ вкотре підтвердили свій вишкіл, силу таміць, що надихає увесь український народ. Ми повинні бути готовими до будь-чого та робити те, що вміємо найкраще — знищувати окупантів. ППО працює,використовуючи зразки західного озброєння, зокрема німецькі зенітні самохідніартустановки «Гепард». Це надзвичайно чудові зразки військової техніки,завдяки яким наші військовослужбовці успішно нищать ворога, — зазначив ЮрійІгнат.</text:p>
      <text:p text:style-name="P4">
Source: <text:a xlink:type="simple" xlink:href="https://armyinform.com.ua/2023/06/27/vorog-namagayetsya-rozoseredyty-nashu-vagu-masovanym-obstrilom-trymaty-nas-u-pevnij-napruzi-polkovnyk-yurij-ignat/" text:style-name="Internet_20_link" text:visited-style-name="Visited_20_Internet_20_Link">
https://armyinform.com.ua/2023/06/27/vorog-namagayetsya-rozoseredyty-nashu-vagu-masovanym-obstrilom-trymaty-nas-u-pevnij-napruzi-polkovnyk-yurij-ignat/</text:a>
</text:p>
      <!--NEWS-->
      <text:h text:style-name="P10" text:outline-level="1">
<text:span text:style-name="T4">
8 років за ґратами проведе інформатор фсб, який «зливав» локації ЗСУ поблизу Миколаєва</text:span>
</text:h>
      <text:p text:style-name="P4">
Author: ['АРМІЯINFORM']</text:p>
      <text:p text:style-name="P4">
Time: 2023-06-27T55:00:00-04:00</text:p>
      <text:p text:style-name="P4">
Description: Доказова база, зібрана слідчими Служби безпеки України, дозволила притягнути д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6375590_632530025640578_8823539640071987861_n.jpg" text:style-name="Internet_20_link" text:visited-style-name="Visited_20_Internet_20_Link">
356375590_632530025640578_8823539640071987861_n.jpg</text:a>
']</text:p>
      <text:p text:style-name="P4">
Tags: []</text:p>
      <text:p text:style-name="P4">
Category: News</text:p>
      <!--METADATA-->
      <text:p text:style-name="P4">
<draw:frame draw:style-name="fr1" draw:name="Image286" text:anchor-type="as-char" svg:width="6.9236in" svg:height="9.231467in" draw:z-index="0">
<draw:image xlink:href="../Images/AРМІЯINFORM/2023-06-27T55-00-00-04-00/356375590_632530025640578_8823539640071987861_n.jpg" xlink:type="simple" xlink:show="embed" xlink:actuate="onLoad" draw:mime-type="image/jpeg"/>
</draw:frame>
</text:p>
      <text:p text:style-name="P4">
Доказова база, зібрана слідчими Служби безпеки України, дозволила притягнутидо відповідальності ще одного ворожого поплічника, який передавав окупантаммісця дислокації Сил оборони на Миколаївщині.</text:p>
      <text:p text:style-name="P4">
Насамперед він намагався встановити і відправити агресору локації бліндажів таінших фортифікаційних споруд ЗСУ поблизу обласного центру.</text:p>
      <text:p text:style-name="P4">
Співробітники СБУ затримали зловмисника наприкінці червня 2022 року під часконтрдиверсійних заходів на прифронтових територіях регіону.</text:p>
      <text:p text:style-name="P4">
За матеріалами української спецслужби, суд призначив йому 8 років тюрми,враховуючи його співпрацю зі слідством.</text:p>
      <text:p text:style-name="P4">
За даними розслідування, зловмисником є місцевий житель, який на початкуповномасштабного вторгнення рф був дистанційно залучений фсб до негласноїспівпраці.</text:p>
      <text:p text:style-name="P4">
Встановлено, що російська спецслужба вийшла на чоловіка через один ізпрокремлівських Телеграм-каналів, де він неодноразово залишав своїантиукраїнські коментарі.</text:p>
      <text:p text:style-name="P4">
Всю подальшу комунікацію з фсб він здійснював у месенджері через«зв’язкового». Ним виявся адміністратор цього ж Телеграм-каналу.</text:p>
      <text:p text:style-name="P4">
Отриману інформацію загарбники планували використати для підготовки ракетно-артилерійських обстрілів позицій українських захисників.</text:p>
      <text:p text:style-name="P4">
На підставі зібраних доказів суд визнав ворожого інформатора винним за двомастаттями Кримінального кодексу України:</text:p>
      <text:p text:style-name="P4">
▪️ ч. 3 ст. 114-2 (несанкціоноване поширення інформації про направлення,переміщення зброї, озброєння та бойових припасів в Україну, рух, переміщенняабо розміщення ЗСУ чи інших утворених відповідно до законів України військовихформувань);</text:p>
      <text:p text:style-name="P4">
▪️ ч. 2 та ч. 3 ст. 436-2 (виправдовування, визнання правомірною, запереченнязбройної агресії рф проти України, глорифікація її учасників).</text:p>
      <text:p text:style-name="P4">
Розслідування проводили співробітники СБУ в Миколаївській області запроцесуального керівництва обласної прокуратури.</text:p>
      <text:p text:style-name="P4">
Джерело: <text:a xlink:type="simple" xlink:href="https://www.facebook.com/SecurSerUkraine/posts/pfbid0DzHeu4WQngZQbK787XNC4SNPSjYHXcMY5Hwe8SCH7yMeGoaun84Ri6JVUdg7kysel" text:style-name="Internet_20_link" text:visited-style-name="Visited_20_Internet_20_Link">
Служба безпекиУкраїни</text:a>
</text:p>
      <text:p text:style-name="P4">
Source: <text:a xlink:type="simple" xlink:href="https://armyinform.com.ua/2023/06/27/8-rokiv-za-gratamy-provede-informator-fsb-yakyj-zlyvav-lokacziyi-zsu-poblyzu-mykolayeva/" text:style-name="Internet_20_link" text:visited-style-name="Visited_20_Internet_20_Link">
https://armyinform.com.ua/2023/06/27/8-rokiv-za-gratamy-provede-informator-fsb-yakyj-zlyvav-lokacziyi-zsu-poblyzu-mykolayeva/</text:a>
</text:p>
      <!--NEWS-->
      <text:h text:style-name="P10" text:outline-level="1">
<text:span text:style-name="T4">
Українська делегація для робочої групи ООН з прав людини організувала зустріч, присвячену військовополоненим</text:span>
</text:h>
      <text:p text:style-name="P4">
Author: ['АРМІЯINFORM']</text:p>
      <text:p text:style-name="P4">
Time: 2023-06-27T56:00:00-04:00</text:p>
      <text:p text:style-name="P4">
Description: Під час 53-ї сесії Робочої групи ООН з прав людини українська делегація на чолі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91f3f695-3178-46bc-9d0e-8622967f5d62.jpg" text:style-name="Internet_20_link" text:visited-style-name="Visited_20_Internet_20_Link">
91f3f695-3178-46bc-9d0e-8622967f5d62.jpg</text:a>
', '<text:a xlink:type="simple" xlink:href="https://armyinform.com.ua/wp-content/uploads/2023/06/ec462f54-2c4a-44a5-a1e9-df74c2246ddf.jpg" text:style-name="Internet_20_link" text:visited-style-name="Visited_20_Internet_20_Link">
ec462f54-2c4a-44a5-a1e9-df74c2246ddf.jpg</text:a>
']</text:p>
      <text:p text:style-name="P4">
Tags: ['КООРДИНАЦІЙНИЙ ШТАБ З ПИТАНЬ ПОВОДЖЕННЯ З ВІЙСЬКОВОПОЛОНЕНИМИ', 'ООН']</text:p>
      <text:p text:style-name="P4">
Category: News</text:p>
      <!--METADATA-->
      <text:p text:style-name="P4">
<draw:frame draw:style-name="fr1" draw:name="Image287" text:anchor-type="as-char" svg:width="6.9236in" svg:height="5.1927in" draw:z-index="0">
<draw:image xlink:href="../Images/AРМІЯINFORM/2023-06-27T56-00-00-04-00/91f3f695-3178-46bc-9d0e-8622967f5d62.jpg" xlink:type="simple" xlink:show="embed" xlink:actuate="onLoad" draw:mime-type="image/jpeg"/>
</draw:frame>
</text:p>
      <text:p text:style-name="P4">
Під час 53-ї сесії Робочої групи ООН з прав людини українська делегація начолі з представниками Координаційного штабу за сприяння представництва Українипри міжнародних організаціях у м. Женева організувала зустріч, присвячену темівійни та полонених.</text:p>
      <text:p text:style-name="P4">
Про це <text:a xlink:type="simple" xlink:href="https://t.me/Koord_shtab/1340" text:style-name="Internet_20_link" text:visited-style-name="Visited_20_Internet_20_Link">
повідомляє</text:a>
 Координаційний штаб зпитань поводження з військовополоненими.</text:p>
      <text:p text:style-name="P4">
На зустрічі були присутні дипломати та представники міжнародних організацій.Модератором події був голова української громади у Швейцарії.</text:p>
      <text:p text:style-name="P4">
«Мелодія» Мирослава Скорика прозвучала у Швейцарії в рамках проєкту «Bring theBand Home» у виконані звільненого з полону музиканта та дружини військовогомузиканта, який досі перебуває в полоні.</text:p>
      <text:p text:style-name="P4">
Також була представлена виставка дитячих малюнків, проєкту «Чекаю тебе …».Після виступу української делегації на знак поваги зал підвівся. Своюпідтримку висловили посли Польщі, США, Великої Британії, Чорногорії, Японії,Грузії та Естонії.</text:p>
      <text:p text:style-name="P4">
<draw:frame draw:style-name="fr1" draw:name="Image288" text:anchor-type="as-char" svg:width="6.9236in" svg:height="5.1927in" draw:z-index="0">
<draw:image xlink:href="../Images/AРМІЯINFORM/2023-06-27T56-00-00-04-00/ec462f54-2c4a-44a5-a1e9-df74c2246ddf.jpg" xlink:type="simple" xlink:show="embed" xlink:actuate="onLoad" draw:mime-type="image/jpeg"/>
</draw:frame>
</text:p>
      <text:p text:style-name="P4">
Source: <text:a xlink:type="simple" xlink:href="https://armyinform.com.ua/2023/06/27/ukrayinska-delegacziya-dlya-robochoyi-grupy-oon-z-prav-lyudyny-organizuvala-zustrich-prysvyachenu-vijskovopolonenym/" text:style-name="Internet_20_link" text:visited-style-name="Visited_20_Internet_20_Link">
https://armyinform.com.ua/2023/06/27/ukrayinska-delegacziya-dlya-robochoyi-grupy-oon-z-prav-lyudyny-organizuvala-zustrich-prysvyachenu-vijskovopolonenym/</text:a>
</text:p>
      <!--NEWS-->
      <text:h text:style-name="P10" text:outline-level="1">
<text:span text:style-name="T4">
Силами ППО знищено 2 крилаті ракети та 7 «шахедів»</text:span>
</text:h>
      <text:p text:style-name="P4">
Author: ['АРМІЯINFORM']</text:p>
      <text:p text:style-name="P4">
Time: 2023-06-27T57:00:00-04:00</text:p>
      <text:p text:style-name="P4">
Description: Про це повідомляє Генеральний штаб ЗСУ.  «Протягом минулої доби російські окупан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ppo.jpg" text:style-name="Internet_20_link" text:visited-style-name="Visited_20_Internet_20_Link">
ppo.jpg</text:a>
']</text:p>
      <text:p text:style-name="P4">
Tags: ['STOPRUSSIA', 'АГРЕСІЯ РФ', 'ВІЙНА', 'ВТОРГНЕННЯ РФ', 'ГШ ЗСУ']</text:p>
      <text:p text:style-name="P4">
Category: News</text:p>
      <!--METADATA-->
      <text:p text:style-name="P4">
<draw:frame draw:style-name="fr1" draw:name="Image289" text:anchor-type="as-char" svg:width="6.9236in" svg:height="3.899934in" draw:z-index="0">
<draw:image xlink:href="../Images/AРМІЯINFORM/2023-06-27T57-00-00-04-00/ppo.jpg" xlink:type="simple" xlink:show="embed" xlink:actuate="onLoad" draw:mime-type="image/jpeg"/>
</draw:frame>
 <text:span text:style-name="T4">
🔥 Ситуаціящодо російського вторгнення</text:span>
</text:p>
      <text:p text:style-name="P4">
Про це<text:a xlink:type="simple" xlink:href="https://www.facebook.com/GeneralStaff.ua/posts/pfbid02wQoQcoJUEsv1sQGaTDPf6qzPZC5strMvUQ2Jyrim7yfBwoNG14DP2KemksVXUa5cl" text:style-name="Internet_20_link" text:visited-style-name="Visited_20_Internet_20_Link">
повідомляє</text:a>
Генеральний штаб ЗСУ.</text:p>
      <text:p text:style-name="P4">
«Протягом минулої доби російські окупанти завдали ракетно-авіаційного удару потериторії України, зокрема, і трьома зенітними керованими ракетами із С-300.Силами та засобами протиповітряної оборони було знищено дві крилаті ракети„Калібр“ та 7 ударних БПЛА типу „Shahed“», — йдеться у повідомленні.</text:p>
      <text:p text:style-name="P4">
Зазначається, що противник також атакував з північного напрямку чотирмабезпілотними літальними апаратами невстановленого типу (імовірно ударні), усідрони знищені.</text:p>
      <text:p text:style-name="P4">
Source: <text:a xlink:type="simple" xlink:href="https://armyinform.com.ua/2023/06/27/sylamy-ppo-znyshheno-2-krylati-rakety-ta-7-shahediv/" text:style-name="Internet_20_link" text:visited-style-name="Visited_20_Internet_20_Link">
https://armyinform.com.ua/2023/06/27/sylamy-ppo-znyshheno-2-krylati-rakety-ta-7-shahediv/</text:a>
</text:p>
      <!--NEWS-->
      <text:h text:style-name="P10" text:outline-level="1">
<text:span text:style-name="T4">
Дмитро Кулеба зі шведським колегою обговорив вступ України до ЄС та спецтрибунал проти рф</text:span>
</text:h>
      <text:p text:style-name="P4">
Author: ['АРМІЯINFORM']</text:p>
      <text:p text:style-name="P4">
Time: 2023-06-27T58:00:00-04:00</text:p>
      <text:p text:style-name="P4">
Description: Міністр закордонних справ Дмитро Кулеба під час розмови з міністром закордонних спра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kuleba.jpg" text:style-name="Internet_20_link" text:visited-style-name="Visited_20_Internet_20_Link">
kuleba.jpg</text:a>
']</text:p>
      <text:p text:style-name="P4">
Tags: ['ВСТУП УКРАЇНИ ДО ЄС', 'ДМИТРО КУЛЕБА', 'СПЕЦТРИБУНАЛ ПРОТИ РФ']</text:p>
      <text:p text:style-name="P4">
Category: News</text:p>
      <!--METADATA-->
      <text:p text:style-name="P4">
<draw:frame draw:style-name="fr1" draw:name="Image290" text:anchor-type="as-char" svg:width="6.9236in" svg:height="3.891564in" draw:z-index="0">
<draw:image xlink:href="../Images/AРМІЯINFORM/2023-06-27T58-00-00-04-00/kuleba.jpg" xlink:type="simple" xlink:show="embed" xlink:actuate="onLoad" draw:mime-type="image/jpeg"/>
</draw:frame>
</text:p>
      <text:p text:style-name="P4">
Міністр закордонних справ Дмитро Кулеба під час розмови з міністромзакордонних справ Швеції Тобіасом Білльстрьомом обговорив питання вступуУкраїни до Європейського Союзу та створення спецтрибуналу проти злочинів рф.</text:p>
      <text:p text:style-name="P4">
Про це<text:a xlink:type="simple" xlink:href="https://twitter.com/DmytroKuleba/status/1673654234191994887" text:style-name="Internet_20_link" text:visited-style-name="Visited_20_Internet_20_Link">
йдеться</text:a>
у його Twitter.</text:p>
      <text:p text:style-name="P4">
«Оскільки наближається саміт НАТО у Вільнюсі, я побажав, щоб Швеція завершиласвій вступ. Я також повторив наш заклик до вирішальних політичних рішень щодочленства України в НАТО», — йдеться у повідомленні.</text:p>
      <text:p text:style-name="P4">
Раніше Дмитро Кулеба під час розмови з міністром закордонних справ ЕстоніїМарґусом Тсахкною <text:a xlink:type="simple" xlink:href="https://armyinform.com.ua/2023/06/27/dmytro-kuleba-podyakuvav-estoniyi-za-pidtrymku-dodatkovogo-finansuvannya-yes-dlya-vijskovoyi-dopomogy/" text:style-name="Internet_20_link" text:visited-style-name="Visited_20_Internet_20_Link">
подякував</text:a>
 країні за підтримку додаткового фінансування ЄС увійськовій допомозі.</text:p>
      <text:p text:style-name="P4">
Source: <text:a xlink:type="simple" xlink:href="https://armyinform.com.ua/2023/06/27/dmytro-kuleba-zi-shvedskym-kolegoyu-obgovoryv-vstup-ukrayiny-do-yes-ta-specztrybunal-proty-rf/" text:style-name="Internet_20_link" text:visited-style-name="Visited_20_Internet_20_Link">
https://armyinform.com.ua/2023/06/27/dmytro-kuleba-zi-shvedskym-kolegoyu-obgovoryv-vstup-ukrayiny-do-yes-ta-specztrybunal-proty-rf/</text:a>
</text:p>
      <!--NEWS-->
      <text:h text:style-name="P10" text:outline-level="1">
<text:span text:style-name="T4">
Про зникнення людини військова частина надсилає рідним сповіщення за результатами службового розслідування</text:span>
</text:h>
      <text:p text:style-name="P4">
Author: ['АРМІЯINFORM']</text:p>
      <text:p text:style-name="P4">
Time: 2023-06-27T59:00:00-04:00</text:p>
      <text:p text:style-name="P4">
Description: У Координаційному штабі відбулася зустріч з родинами бійців окремої гірсько-штурмов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ksh5-1.jpg" text:style-name="Internet_20_link" text:visited-style-name="Visited_20_Internet_20_Link">
ksh5-1.jpg</text:a>
']</text:p>
      <text:p text:style-name="P4">
Tags: ['STOPRUSSIA', 'АГРЕСІЯ РФ', 'ВІЙСЬКОВОПОЛОНЕНІ', 'ВТОРГНЕННЯ РФ', 'КООРДИНАЦІЙНИЙ ШТАБ З ПИТАНЬ ПОВОДЖЕННЯ З ВІЙСЬКОВОПОЛОНЕНИМИ', 'СОЦЗАХИСТ ПІД ЧАС ВІЙНИ']</text:p>
      <text:p text:style-name="P4">
Category: News</text:p>
      <!--METADATA-->
      <text:p text:style-name="P4">
<draw:frame draw:style-name="fr1" draw:name="Image291" text:anchor-type="as-char" svg:width="6.9236in" svg:height="4.011043in" draw:z-index="0">
<draw:image xlink:href="../Images/AРМІЯINFORM/2023-06-27T59-00-00-04-00/ksh5-1.jpg" xlink:type="simple" xlink:show="embed" xlink:actuate="onLoad" draw:mime-type="image/jpeg"/>
</draw:frame>
</text:p>
      <text:p text:style-name="P4">
У Координаційному штабі відбулася зустріч з родинами бійців окремої гірсько-штурмової Закарпатської бригади. На запитання родичів полонених і зниклихбезвісти гірських піхотинців відповідав представник Координаційного штабу.</text:p>
      <text:p text:style-name="P4">
Про це <text:a xlink:type="simple" xlink:href="https://t.me/Koord_shtab/1331" text:style-name="Internet_20_link" text:visited-style-name="Visited_20_Internet_20_Link">
повідомляє</text:a>
 Координаційний штаб зпитань поводження з військовополоненими.</text:p>
      <text:p text:style-name="P4">
Родини військовослужбовців нарікали на неналежну комунікацію з військовоючастиною. Як зазначив представник штабу, за фактом зникнення людини військовачастина зобов’язана надіслати членам сім’ї сповіщення за результатамислужбового розслідування. Для отримання додаткових документів родичі повиннізвернутися з відповідним запитом до військової частини через територіальніцентри комплектування та соціальної підтримки (ТЦК та СП).</text:p>
      <text:p text:style-name="P4">
Частина запитань стосувалася повернення тіл загиблих військовослужбовців. Засловами представника штабу, цим питанням опікується, зокрема, ОфісУповноваженого з питань осіб, зниклих безвісти за особливих обставин. Офісведе спеціальну інтерактивну мапу, де відображені локації ймовірних похованьтіл загиблих захисників. Після деокупації території та її розмінуванняспеціальні групи починають пошукові роботи на конкретних локаціях.</text:p>
      <text:p text:style-name="P4">
Окремо обговорили питання грошового забезпечення, яке передбачене родинамполонених і зниклих безвісти оборонців, а також комунікацію зі слідчимиНаціональної поліції України.</text:p>
      <text:p text:style-name="P4">
Source: <text:a xlink:type="simple" xlink:href="https://armyinform.com.ua/2023/06/27/pro-znyknennya-lyudyny-vijskova-chastyna-nadsylaye-ridnym-spovishhennya-za-rezultatamy-sluzhbovogo-rozsliduvannya/" text:style-name="Internet_20_link" text:visited-style-name="Visited_20_Internet_20_Link">
https://armyinform.com.ua/2023/06/27/pro-znyknennya-lyudyny-vijskova-chastyna-nadsylaye-ridnym-spovishhennya-za-rezultatamy-sluzhbovogo-rozsliduvannya/</text:a>
</text:p>
      <!--NEWS-->
      <text:h text:style-name="P10" text:outline-level="1">
<text:span text:style-name="T4">
Дзюдоїст Данканич здобув «золото» на Європейських іграх майстрів</text:span>
</text:h>
      <text:p text:style-name="P4">
Authors: Ukrinform (Person)</text:p>
      <text:p text:style-name="P4">
Publisher: Укринформ (Organization)</text:p>
      <text:p text:style-name="P4">
Published Time: 2023-06-27T5:37:54+03:00</text:p>
      <text:p text:style-name="P4">
Modified Time: 2023-06-27T22:37:54+03:00</text:p>
      <text:p text:style-name="P4">
Description: Українець Микола Данканич став чемпіоном Європейських ігор майстрів із дзюдо у фінському містечку Тампере. — Укрінформ.</text:p>
      <text:p text:style-name="P4">
Images: ['<text:a xlink:type="simple" xlink:href="https://static.ukrinform.com/photos/2023_06/thumb_files/630_360_1687894575-670.jpg" text:style-name="Internet_20_link" text:visited-style-name="Visited_20_Internet_20_Link">
630_360_16878...</text:a>
']</text:p>
      <text:p text:style-name="P4">
Tags: ['Дзюдо']</text:p>
      <text:p text:style-name="P4">
Type: Article</text:p>
      <!--METADATA-->
      <text:p text:style-name="P4">
<draw:frame draw:style-name="fr1" draw:name="Image292" text:anchor-type="as-char" svg:width="6.9236in" svg:height="3.956343in" draw:z-index="0">
<draw:image xlink:href="../Images/yкринформ/2023-06-27T5-37-54-03-00/630_360_1687894575-670.jpg" xlink:type="simple" xlink:show="embed" xlink:actuate="onLoad" draw:mime-type="image/jpeg"/>
</draw:frame>
 УкраїнецьМикола Данканич став чемпіоном Європейських ігор майстрів із дзюдо у фінськомумістечку Тампере.</text:p>
      <text:p text:style-name="P4">
Як повідомляє <text:a xlink:type="simple" xlink:href="https://ukrainejudo.com/news/4270-mikola-dankanich-chempion-evropejskikh-igor-majstriv" text:style-name="Internet_20_link" text:visited-style-name="Visited_20_Internet_20_Link">
 пресслужба </text:a>
 Федерації дзюдо України (ФДУ),єдиний представник України на цих змаганнях Микола Данканич завоював золотунагороду у категорії М6 (вага до 66 кг), передає Укрінформ.</text:p>
      <text:p text:style-name="P4">
Українець змагався за коловою системою у зведеному дивізіоні М5-М8, в якомуздобув дві перемоги над суперниками з Великої Британії та Нідерландів, протепостувся ветерану з Чехії.</text:p>
      <text:p text:style-name="P4">
За підсумками цих поєдинків Данканич став другим у зведеному дивізіоні, протеотримав золоту нагороду у своїй віковій категорії М6.</text:p>
      <text:p text:style-name="P4">
Звання чемпіонів Європейських ігор майстрів розігрують ветерани у 29 видахспорту.</text:p>
      <text:p text:style-name="P4">
<text:span text:style-name="T4">
Читайте також:</text:span>
 <text:a xlink:type="simple" xlink:href="https://www.ukrinform.ua/rubric-sports/3721249-ukrainski-dzudoisti-zdobuli-5-medalej-na-cempionati-evropi-sered-veteraniv.html" text:style-name="Internet_20_link" text:visited-style-name="Visited_20_Internet_20_Link">
 Українські дзюдоїсти здобули 5 медалей на чемпіонатіЄвропи серед ветеранів </text:a>
</text:p>
      <text:p text:style-name="P4">
Відзначимо, що нещодавно Микола Данканич завоював срібну нагороду чемпіонатуЄвропи серед ветеранів, який проходив в словенському Подчетртеку.</text:p>
      <text:p text:style-name="P4">
Фото: ukrainejudo.com.</text:p>
      <text:p text:style-name="P4">
Source: <text:a xlink:type="simple" xlink:href="https://www.ukrinform.ua/rubric-sports/3728544-dzudoist-dankanic-zdobuv-zoloto-na-evropejskih-igrah-majstriv.html" text:style-name="Internet_20_link" text:visited-style-name="Visited_20_Internet_20_Link">
https://www.ukrinform.ua/rubric-sports/3728544-dzudoist-dankanic-zdobuv-zoloto-na-evropejskih-igrah-majstriv.html</text:a>
</text:p>
      <!--NEWS-->
      <text:h text:style-name="P10" text:outline-level="1">
<text:span text:style-name="T4">
За 15 місяців війни в Україні росія стратила 77 цивільних в’язнів — ООН</text:span>
</text:h>
      <text:p text:style-name="P4">
Author: ['АРМІЯINFORM']</text:p>
      <text:p text:style-name="P4">
Time: 2023-06-27T60:00:00-04:00</text:p>
      <text:p text:style-name="P4">
Description: росія стратила 77 цивільних в'язнів і затримала сотні мирних жителів в Україні.    Про ц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bucha-1.jpg" text:style-name="Internet_20_link" text:visited-style-name="Visited_20_Internet_20_Link">
bucha-1.jpg</text:a>
']</text:p>
      <text:p text:style-name="P4">
Tags: ['АГРЕСІЯ РФ', 'ВТОРГНЕННЯ РФ', 'ООН', 'ПОРУШЕННЯ ЗАКОНІВ ТА ЗВИЧАЇВ ВІЙНИ']</text:p>
      <text:p text:style-name="P4">
Category: News</text:p>
      <!--METADATA-->
      <text:p text:style-name="P4">
<draw:frame draw:style-name="fr1" draw:name="Image293" text:anchor-type="as-char" svg:width="6.9236in" svg:height="3.894525in" draw:z-index="0">
<draw:image xlink:href="../Images/AРМІЯINFORM/2023-06-27T60-00-00-04-00/bucha-1.jpg" xlink:type="simple" xlink:show="embed" xlink:actuate="onLoad" draw:mime-type="image/jpeg"/>
</draw:frame>
</text:p>
      <text:p text:style-name="P4">
росія стратила 77 цивільних в'язнів і затримала сотні мирних жителів вУкраїні.</text:p>
      <text:p text:style-name="P4">
Про це<text:a xlink:type="simple" xlink:href="https://www.ohchr.org/sites/default/files/2023-06/2023-06-27-Ukraine-thematic-report-detention-ENG.pdf" text:style-name="Internet_20_link" text:visited-style-name="Visited_20_Internet_20_Link">
йдеться</text:a>
 у доповіді ООН.</text:p>
      <text:p text:style-name="P4">
Крім того, було зафіксовано понад 864 випадки незаконного затримання з бокурф, багато з яких також були прирівняні до насильницьких зникнень.</text:p>
      <text:p text:style-name="P4">
«Ми задокументували сумарно страту 77 цивільних осіб, коли вони були підданінезаконному затриманню з боку рф», — повідомила Голова Моніторингова місія ООНз прав людини Матільда Богнер.</text:p>
      <text:p text:style-name="P4">
Вона уточнила, що внаслідок тортур, нелюдських умов утримання і відмови вмедичній допомозі померли 72 чоловіків та 5 жінок.</text:p>
      <text:p text:style-name="P4">
Source: <text:a xlink:type="simple" xlink:href="https://armyinform.com.ua/2023/06/27/za-15-misyacziv-vijny-v-ukrayini-rosiya-stratyla-77-czyvilnyh-vyazniv-oon/" text:style-name="Internet_20_link" text:visited-style-name="Visited_20_Internet_20_Link">
https://armyinform.com.ua/2023/06/27/za-15-misyacziv-vijny-v-ukrayini-rosiya-stratyla-77-czyvilnyh-vyazniv-oon/</text:a>
</text:p>
      <!--NEWS-->
      <text:h text:style-name="P10" text:outline-level="1">
<text:span text:style-name="T4">
39 авіабомб знешкодили піротехніки за минулу добу</text:span>
</text:h>
      <text:p text:style-name="P4">
Author: ['АРМІЯINFORM']</text:p>
      <text:p text:style-name="P4">
Time: 2023-06-27T61:00:00-04:00</text:p>
      <text:p text:style-name="P4">
Description: Протягом доби піротехнічні підрозділи Державної служби України з надзвичайних ситуац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rozminuvannya.jpg" text:style-name="Internet_20_link" text:visited-style-name="Visited_20_Internet_20_Link">
rozminuvannya.jpg</text:a>
']</text:p>
      <text:p text:style-name="P4">
Tags: ['ДСНС УКРАЇНИ', 'РОЗМІНУВАННЯ']</text:p>
      <text:p text:style-name="P4">
Category: News</text:p>
      <!--METADATA-->
      <text:p text:style-name="P4">
<draw:frame draw:style-name="fr1" draw:name="Image294" text:anchor-type="as-char" svg:width="6.9236in" svg:height="3.89773in" draw:z-index="0">
<draw:image xlink:href="../Images/AРМІЯINFORM/2023-06-27T61-00-00-04-00/rozminuvannya.jpg" xlink:type="simple" xlink:show="embed" xlink:actuate="onLoad" draw:mime-type="image/jpeg"/>
</draw:frame>
Ілюстративне фото</text:p>
      <text:p text:style-name="P4">
Протягом доби піротехнічні підрозділи Державної служби України з надзвичайнихситуацій <text:span text:style-name="T4">
137 разів</text:span>
 залучалися до виконання завдань із розмінування.</text:p>
      <text:p text:style-name="P4">
Про це <text:a xlink:type="simple" xlink:href="https://dsns.gov.ua/uk/news/nadzvicaini-podiyi/informaciia-shhodo-diialnosti-pirotexnicnix-pidrozdiliv-dsns-133" text:style-name="Internet_20_link" text:visited-style-name="Visited_20_Internet_20_Link">
повідомляє</text:a>
 ДСНСУкраїни.</text:p>
      <text:p text:style-name="P4">
Піротехнічними підрозділами виявлено, вилучено і знешкоджено <text:span text:style-name="T4">
322вибухонебезпечних предмети</text:span>
 , зокрема <text:span text:style-name="T4">
39 авіаційних бомб</text:span>
 , обстеженотериторію площею 36,2 гектара.</text:p>
      <text:p text:style-name="P4">
Найчастіше піротехнічні підрозділи працювали: в Харківській області 19 724рази, Київщині — 8 519, Донеччині — 6 296, Миколаївщині — 5 271, Херсонщині —5 846, Чернігівщині — 4 742, Сумщині — 2 228, Черкащині — 1 122.</text:p>
      <text:p text:style-name="P4">
Довідково: Всього з початку широкомасштабного військового вторгненняросійської федерації на території України знешкоджено <text:span text:style-name="T4">
405 107вибухонебезпечних предметів</text:span>
 та 2 891 кг вибухової речовини, зокрема <text:span text:style-name="T4">
3 043авіаційних бомби</text:span>
. Обстежено територію площею понад 90 596 гектарів.</text:p>
      <text:p text:style-name="P4">
Нагадуємо, якщо ви виявили підозрілі предмети, схожі на уламки від ракет абодронів, у жодному разі не торкайтеся знахідок власноруч і не дозволяйте церобити іншим. А також:</text:p>
      <ul>
        <li>
не переміщуйте предмети, не намагайтеся розібрати їх, заносити у приміщення, закопувати у землю, кидати у водойми тощо,  * не фотографуйте та не публікуйте знімки у мережі Інтернет,  * позначте місце знахідки,  * відійдіть від підозрілого предмета якомога далі.</li>
      </ul>
      <text:p text:style-name="P4">
Негайно повідомте про знахідку підрозділи ДСНС — 101 або поліції — 102.Дочекайтеся приїзду фахівців та вкажіть місце розташування підозрілоїзнахідки.</text:p>
      <text:p text:style-name="P4">
Source: <text:a xlink:type="simple" xlink:href="https://armyinform.com.ua/2023/06/27/39-aviabomb-zneshkodyly-pirotehniky-za-mynulu-dobu/" text:style-name="Internet_20_link" text:visited-style-name="Visited_20_Internet_20_Link">
https://armyinform.com.ua/2023/06/27/39-aviabomb-zneshkodyly-pirotehniky-za-mynulu-dobu/</text:a>
</text:p>
      <!--NEWS-->
      <text:h text:style-name="P10" text:outline-level="1">
<text:span text:style-name="T4">
На порталі Дія можна буде отримати кваліфікаційні документи для моряків</text:span>
</text:h>
      <text:p text:style-name="P4">
Author: ['АРМІЯINFORM']</text:p>
      <text:p text:style-name="P4">
Time: 2023-06-27T62:00:00-04:00</text:p>
      <text:p text:style-name="P4">
Description: Отримання кваліфікаційних документів для моряків незабаром стане доступним на портал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3/diya.jpg" text:style-name="Internet_20_link" text:visited-style-name="Visited_20_Internet_20_Link">
diya.jpg</text:a>
']</text:p>
      <text:p text:style-name="P4">
Tags: ['ДІЯ', 'МІНЦИФРИ']</text:p>
      <text:p text:style-name="P4">
Category: News</text:p>
      <!--METADATA-->
      <text:p text:style-name="P4">
<draw:frame draw:style-name="fr1" draw:name="Image295" text:anchor-type="as-char" svg:width="6.9236in" svg:height="3.642416in" draw:z-index="0">
<draw:image xlink:href="../Images/AРМІЯINFORM/2023-06-27T62-00-00-04-00/diya.jpg" xlink:type="simple" xlink:show="embed" xlink:actuate="onLoad" draw:mime-type="image/jpeg"/>
</draw:frame>
</text:p>
      <text:p text:style-name="P4">
Отримання кваліфікаційних документів для моряків незабаром стане доступним напорталі Дія, наразі розпочато набір на бета-тестування послуги.</text:p>
      <text:p text:style-name="P4">
Про це <text:a xlink:type="simple" xlink:href="https://thedigital.gov.ua/news/bez-papirtsiv-ta-khabariv-na-portali-diya-mozhna-bude-otrimati-kvalifikatsiyni-dokumenti-dlya-moryakiv-doluchaytesya-do-beta-testu" text:style-name="Internet_20_link" text:visited-style-name="Visited_20_Internet_20_Link">
повідомляє</text:a>
 пресслужба Мінцифри.</text:p>
      <text:p text:style-name="P4">
«Це перший сервіс у сфері, який усуне корупцію і повністю змінить підхід докомунікації між моряками та Адміністрацією судноплавства», — йдеться уповідомленні.</text:p>
      <text:p text:style-name="P4">
Послуга отримання кваліфікаційних документів для моряків є першою в рамкахмасштабної цифрової трансформації сфери судноплавства.</text:p>
      <text:p text:style-name="P4">
«Раніше реєстр з документами моряків перебував у приватних руках, щозумовлювало ризик корупції. Складання іспиту чи отримання документів прокваліфікацію часто супроводжувалися корупційними схемами від приватнихкомпаній. А рівень корупції у сфері становив до 150 млн доларів на рік», —додали в Мінцифри.</text:p>
      <text:p text:style-name="P4">
Цифровізація сфери допоможе подолати корупцію і збільшити надходження додержбюджету. Морякам не доведеться відвідувати держоргани чи вимушенозвертатися до приватних компаній, щоб отримати кваліфікаційний документ.</text:p>
      <text:p text:style-name="P4">
На порталі Дія можна буде подати заяву про отримання:</text:p>
      <ul>
        <li>
професійного диплома (Certificate of Competency) та підтвердження до нього (Endorsement);  * сертифікатів компетентності;  * підтвердження до сертифікатів компетентності;  * свідоцтв фахівця про спеціальну підготовку.</li>
      </ul>
      <text:p text:style-name="P4">
Невдовзі Мінцифра запустить бета-тест послуги, взяти участь в якому зможуть:</text:p>
      <ul>
        <li>
випускники морських ЗВО;  * моряки-капітани чи особи командного складу морських суден і суден змішаного плавання, які мають відповідну освіту, звання та кваліфікацію.</li>
      </ul>
      <text:p text:style-name="P4">
Реєстрація на тестування триває за<text:a xlink:type="simple" xlink:href="https://t.me/diia_beta_bot" text:style-name="Internet_20_link" text:visited-style-name="Visited_20_Internet_20_Link">
посиланням</text:a>
.</text:p>
      <text:p text:style-name="P4">
Source: <text:a xlink:type="simple" xlink:href="https://armyinform.com.ua/2023/06/27/na-portali-diya-mozhna-bude-otrymaty-kvalifikaczijni-dokumenty-dlya-moryakiv/" text:style-name="Internet_20_link" text:visited-style-name="Visited_20_Internet_20_Link">
https://armyinform.com.ua/2023/06/27/na-portali-diya-mozhna-bude-otrymaty-kvalifikaczijni-dokumenty-dlya-moryakiv/</text:a>
</text:p>
      <!--NEWS-->
      <text:h text:style-name="P10" text:outline-level="1">
<text:span text:style-name="T4">
Координаційний штаб: Кожен обмін полоненими з рф — це окрема операція українських спецслужб</text:span>
</text:h>
      <text:p text:style-name="P4">
Author: ['АРМІЯINFORM']</text:p>
      <text:p text:style-name="P4">
Time: 2023-06-27T63:00:00-04:00</text:p>
      <text:p text:style-name="P4">
Description: У Координаційному штабі відбулася зустріч з родинами зниклих безвісти та полоне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f8c67ea-e5c3-44b1-a05e-46a6438ce339.jpg" text:style-name="Internet_20_link" text:visited-style-name="Visited_20_Internet_20_Link">
2f8c67ea-e5c3-44b1-a05e-46a6438ce339.jpg</text:a>
']</text:p>
      <text:p text:style-name="P4">
Tags: ['ВІЙСЬКОВОПОЛОНЕНІ', 'КООРДИНАЦІЙНИЙ ШТАБ', 'ОБМІН ПОЛОНЕНИМИ']</text:p>
      <text:p text:style-name="P4">
Category: News</text:p>
      <!--METADATA-->
      <text:p text:style-name="P4">
<draw:frame draw:style-name="fr1" draw:name="Image296" text:anchor-type="as-char" svg:width="6.9236in" svg:height="3.888755in" draw:z-index="0">
<draw:image xlink:href="../Images/AРМІЯINFORM/2023-06-27T63-00-00-04-00/2f8c67ea-e5c3-44b1-a05e-46a6438ce339.jpg" xlink:type="simple" xlink:show="embed" xlink:actuate="onLoad" draw:mime-type="image/jpeg"/>
</draw:frame>
</text:p>
      <text:p text:style-name="P4">
У Координаційному штабі відбулася зустріч з родинами зниклих безвісти таполонених військовослужбовців окремої бригади морської піхоти іменіконтрадмірала Михайла Білинського. Рідних і близьких оборонців цікавилипитання алгоритмів обміну.</text:p>
      <text:p text:style-name="P4">
Про це <text:a xlink:type="simple" xlink:href="https://t.me/Koord_shtab/1334" text:style-name="Internet_20_link" text:visited-style-name="Visited_20_Internet_20_Link">
повідомляє</text:a>
 Координаційний штаб зпитань поводження з військовополоненими.</text:p>
      <text:p text:style-name="P4">
Представник Координаційного штабу пояснив, що з боку країни-агресорки немаєєдиної уповноваженої структури, яка би займалася обміном військовополонених,відтак кожен обмін — це окрема операція українських спецслужб. Відповідноговорити про чітко визначені алгоритми в цьому контексті не можна.</text:p>
      <text:p text:style-name="P4">
Також фахівець зазначив, що робота щодо обміну за принципом «всіх не всіх» хочі повільно, але просувається.</text:p>
      <text:p text:style-name="P4">
«Ми вже виявляли ініціативу і віддали росіянам без жодних умов п’ятьохполонених. Вони, у свою чергу, пізніше з власної ініціативи віддали намп’ятьох наших людей. Однак це не означає, що якщо ми завтра віддамо, умовно,сотню їхніх поранених, то отримаємо таку ж кількість наших. Жодної гарантіїцього наразі немає», — зазначив фахівець.</text:p>
      <text:p text:style-name="P4">
Також представник Координаційного штабу звернув увагу на те, що не всівідомості про перебування наших захисників та захисниць в полоні є публічнимиі можуть надаватися навіть близьким родичам. Водночас штаб може повідомлятиблизьким оборонців інформацію про місце утримання полоненого — такі данібудуть відображені в «Особистому кабінеті». Фахівці штабу намагаютьсявідстежувати переміщення полонених оборонців по місцях утримання на росії, алене завжди це вдається робити оперативно і точно.</text:p>
      <text:p text:style-name="P4">
«Інколи навіть їхнє міністерство оборони не знає, де перебуває той чи іншийполонений», — підкреслив представник штабу.</text:p>
      <text:p text:style-name="P4">
Також співробітники Координаційного штабу наголосили, що ворог продовжуєздійснювати інформаційно-психологічні спецоперації стосовно родичіввійськовополонених. Зокрема росіяни навмисно розповсюджують інформацію проперебування того чи іншого оборонця в конкретній колонії, хоч насправді йоготам немає.</text:p>
      <text:p text:style-name="P4">
Координаційний штаб вкотре наголошує на необхідності користуватися лишеофіційною інформацією від уповноважених осіб та установ.</text:p>
      <text:p text:style-name="P4">
Source: <text:a xlink:type="simple" xlink:href="https://armyinform.com.ua/2023/06/27/koordynaczijnyj-shtab-kozhen-obmin-polonenymy-z-rf-cze-okrema-operacziya-ukrayinskyh-speczsluzhb/" text:style-name="Internet_20_link" text:visited-style-name="Visited_20_Internet_20_Link">
https://armyinform.com.ua/2023/06/27/koordynaczijnyj-shtab-kozhen-obmin-polonenymy-z-rf-cze-okrema-operacziya-ukrayinskyh-speczsluzhb/</text:a>
</text:p>
      <!--NEWS-->
      <text:h text:style-name="P10" text:outline-level="1">
<text:span text:style-name="T4">
Близькі оборонців «Азовсталі» зустрілися з представниками Координаційного штабу</text:span>
</text:h>
      <text:p text:style-name="P4">
Author: ['АРМІЯINFORM']</text:p>
      <text:p text:style-name="P4">
Time: 2023-06-27T64:00:00-04:00</text:p>
      <text:p text:style-name="P4">
Description: У Координаційному штабі відбулася зустріч за участі активісток ГО «Жінки зі сталі». Пі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47f4490c-8f1d-496b-8004-e4c0c24b636f.jpg" text:style-name="Internet_20_link" text:visited-style-name="Visited_20_Internet_20_Link">
47f4490c-8f1d-496b-8004-e4c0c24b636f.jpg</text:a>
']</text:p>
      <text:p text:style-name="P4">
Tags: ['АЗОВСТАЛЬ', 'ЖІНКИ ЗІ СТАЛІ', 'КООРДИНАЦІЙНИЙ ШТАБ З ПИТАНЬ ПОВОДЖЕННЯ З ВІЙСЬКОВОПОЛОНЕНИМИ']</text:p>
      <text:p text:style-name="P4">
Category: News</text:p>
      <!--METADATA-->
      <text:p text:style-name="P4">
<draw:frame draw:style-name="fr1" draw:name="Image297" text:anchor-type="as-char" svg:width="6.9236in" svg:height="3.882986in" draw:z-index="0">
<draw:image xlink:href="../Images/AРМІЯINFORM/2023-06-27T64-00-00-04-00/47f4490c-8f1d-496b-8004-e4c0c24b636f.jpg" xlink:type="simple" xlink:show="embed" xlink:actuate="onLoad" draw:mime-type="image/jpeg"/>
</draw:frame>
</text:p>
      <text:p text:style-name="P4">
У Координаційному штабі відбулася зустріч за участі активісток ГО «Жінки зісталі». Під час зустрічі родичі «азовців» звертали увагу на потребуякнайшвидшого створення національного військового меморіального кладовища,місця для поховання загиблих захисників та захисниць.</text:p>
      <text:p text:style-name="P4">
Про це <text:a xlink:type="simple" xlink:href="https://t.me/Koord_shtab/1349" text:style-name="Internet_20_link" text:visited-style-name="Visited_20_Internet_20_Link">
повідомляє</text:a>
 Координаційний штаб зпитань поводження з військовополоненими.</text:p>
      <text:p text:style-name="P4">
У зв’язку з цим учасниці зустрічі передали звернення представнику ОфісуПрезидента щодо необхідності ухвалення проєкту «Закону про внесення змін додеяких законодавчих актів України щодо розміщення Національного військовогомеморіального кладовища в місті Києві» № 9240 від 2 травня 2023 року.</text:p>
      <text:p text:style-name="P4">
Також членкині ГО «Жінки зі сталі» акцентували увагу на необхідностіврегулювати питання про проходження подальшої військової служби оборонцями,які були визволені з полону.</text:p>
      <text:p text:style-name="P4">
Source: <text:a xlink:type="simple" xlink:href="https://armyinform.com.ua/2023/06/27/blyzki-oboroncziv-azovstali-zustrilysya-z-predstavnykamy-koordynaczijnogo-shtabu/" text:style-name="Internet_20_link" text:visited-style-name="Visited_20_Internet_20_Link">
https://armyinform.com.ua/2023/06/27/blyzki-oboroncziv-azovstali-zustrilysya-z-predstavnykamy-koordynaczijnogo-shtabu/</text:a>
</text:p>
      <!--NEWS-->
      <text:h text:style-name="P10" text:outline-level="1">
<text:span text:style-name="T4">
24 тисячі українських військових пройшли підготовку в рамках Місії EUMAM Ukraine</text:span>
</text:h>
      <text:p text:style-name="P4">
Author: ['АРМІЯINFORM']</text:p>
      <text:p text:style-name="P4">
Time: 2023-06-27T65:00:00-04:00</text:p>
      <text:p text:style-name="P4">
Description: У рамках військової допоміжної місії EUMAM Ukraine пройшли підготовку 24 тисяч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ukrainian_soldiers.jpg" text:style-name="Internet_20_link" text:visited-style-name="Visited_20_Internet_20_Link">
ukrainian_soldiers.jpg</text:a>
']</text:p>
      <text:p text:style-name="P4">
Tags: ['EUMAM UKRAINE', 'ВІЙСЬКОВА ПІДГОТОВКА', 'ЖОЗЕП БОРРЕЛЬ', 'НАВЧАННЯ І ТРЕНУВАННЯ']</text:p>
      <text:p text:style-name="P4">
Category: News</text:p>
      <!--METADATA-->
      <text:p text:style-name="P4">
<draw:frame draw:style-name="fr1" draw:name="Image298" text:anchor-type="as-char" svg:width="6.9236in" svg:height="3.894525in" draw:z-index="0">
<draw:image xlink:href="../Images/AРМІЯINFORM/2023-06-27T65-00-00-04-00/ukrainian_soldiers.jpg" xlink:type="simple" xlink:show="embed" xlink:actuate="onLoad" draw:mime-type="image/jpeg"/>
</draw:frame>
</text:p>
      <text:p text:style-name="P4">
У рамках військової допоміжної місії <text:a xlink:type="simple" xlink:href="https://armyinform.com.ua/2022/11/15/rada-yes-oficzijno-ogolosyla-pro-pochatok-vijskovoyi-dopomizhnoyi-misiyi-dlya-ukrayiny/" text:style-name="Internet_20_link" text:visited-style-name="Visited_20_Internet_20_Link">
EUMAMUkraine</text:a>
 пройшли підготовку24 тисячі військовослужбовців ЗС України.</text:p>
      <text:p text:style-name="P4">
Про це<text:a xlink:type="simple" xlink:href="https://www.eeas.europa.eu/eeas/foreign-affairs-council-press-remarks-high-representative-josep-borrell-press-conference-1_en" text:style-name="Internet_20_link" text:visited-style-name="Visited_20_Internet_20_Link">
 заявив</text:a>
 Високийпредставник Європейського Союзу з питань зовнішньої політики та політикибезпеки Жозеп Боррель.</text:p>
      <text:p text:style-name="P4">
«Ціль у 30000 ( <text:span text:style-name="T5">
підготовлених військових</text:span>
 <text:span text:style-name="T5">
— ред.</text:span>
 ) буде досягнута задовгодо кінця року», — сказав Жозеп Боррель.</text:p>
      <text:p text:style-name="P4">
Він також наголосив, що підтримка України з боку країн ЄС є очевидною, навітьу довгостроковій перспективі.</text:p>
      <text:p text:style-name="P4">
«Ми відіграватимемо свою роль у забезпеченні гарантій безпеки в довгостроковійперспективі, щоб допомогти Україні захистити себе, стримувати можливі майбутніакти агресії та протистояти спробам дестабілізації. Ми продовжуватимемонадавати військову допомогу ( <text:span text:style-name="T5">
шляхом нарощування потужностей нашої оборонноїпромисловості</text:span>
 <text:span text:style-name="T5">
— ред.</text:span>
 ) через навчальні місії та передачу технологій», —зазначив Жозеп Боррель.</text:p>
      <text:p text:style-name="P4">
Нагадаємо, раніше Високий представник Європейського Союзу з питань зовнішньоїполітики та політики безпеки Жозеп Боррель<text:a xlink:type="simple" xlink:href="https://armyinform.com.ua/2023/06/26/yevrosoyuz-zatverdyv-vydilennya-e35-mlrd-vijskovoyi-pidtrymky-dlya-ukrayiny/" text:style-name="Internet_20_link" text:visited-style-name="Visited_20_Internet_20_Link">
повідомив</text:a>
, що Рада міністрівЄвропейського Союзу із закордонних справ затвердила збільшення військовоїдопомоги Європейському фонду миру на суму 3,5 мільярда євро для України.</text:p>
      <text:p text:style-name="P4">
Source: <text:a xlink:type="simple" xlink:href="https://armyinform.com.ua/2023/06/27/24-tysyachi-ukrayinskyh-vijskovyh-projshly-pidgotovku-v-ramkah-misiyi-eumam-ukraine/" text:style-name="Internet_20_link" text:visited-style-name="Visited_20_Internet_20_Link">
https://armyinform.com.ua/2023/06/27/24-tysyachi-ukrayinskyh-vijskovyh-projshly-pidgotovku-v-ramkah-misiyi-eumam-ukraine/</text:a>
</text:p>
      <!--NEWS-->
      <text:h text:style-name="P10" text:outline-level="1">
<text:span text:style-name="T4">
У Лимані затримано «головного інженера росенерго»</text:span>
</text:h>
      <text:p text:style-name="P4">
Author: ['АРМІЯINFORM']</text:p>
      <text:p text:style-name="P4">
Time: 2023-06-27T66:00:00-04:00</text:p>
      <text:p text:style-name="P4">
Description: У Лимані затримано «головного інженера росенерго», який відключив мирне населення ві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zavantazhennya-5-e1687870933762.jpg" text:style-name="Internet_20_link" text:visited-style-name="Visited_20_Internet_20_Link">
zavantazhennya-5-e1687870933762.jpg</text:a>
']</text:p>
      <text:p text:style-name="P4">
Tags: ['КОЛАБОРАНТ', 'СЛУЖБА БЕЗПЕКИ УКРАЇНИ']</text:p>
      <text:p text:style-name="P4">
Category: News</text:p>
      <!--METADATA-->
      <text:p text:style-name="P4">
<draw:frame draw:style-name="fr1" draw:name="Image299" text:anchor-type="as-char" svg:width="6.9236in" svg:height="5.663583in" draw:z-index="0">
<draw:image xlink:href="../Images/AРМІЯINFORM/2023-06-27T66-00-00-04-00/zavantazhennya-5-e1687870933762.jpg" xlink:type="simple" xlink:show="embed" xlink:actuate="onLoad" draw:mime-type="image/jpeg"/>
</draw:frame>
</text:p>
      <text:p text:style-name="P4">
У Лимані затримано «головного інженера росенерго», який відключив мирненаселення від електрики і подав енергію рашистам.</text:p>
      <text:p text:style-name="P4">
Про це <text:a xlink:type="simple" xlink:href="https://t.me/SBUkr/8779" text:style-name="Internet_20_link" text:visited-style-name="Visited_20_Internet_20_Link">
повідомляє</text:a>
 пресслужба СБУ.</text:p>
      <text:p text:style-name="P4">
«Зловмисником виявився колишній майстер електричних мереж у Лимані. Під частимчасового захоплення міста він підтримав російських загарбників ізапропонував їм свою допомогу у війні проти України. За це його призначили«головним інженером» у створеній агресором «регіональній енергопостачальнійкомпанії рф», — йдеться в повідомленні.</text:p>
      <text:p text:style-name="P4">
Зазначається, що на цій «посаді» він знеструмив цивільне населення регіону іперенаправив доступну енергію на потреби рашистів.</text:p>
      <text:p text:style-name="P4">
Зокрема, фігурант організовував подачу струму до окупаційної адміністраціїЛиману, а також до утворених ворогом місцевих «відділів міліції днр» та«військової комендатури» рф.</text:p>
      <text:p text:style-name="P4">
Крім того, колаборант забезпечував безперебійне енергопостачання будівель, вяких були розквартировані регулярні російські війська. При цьому домівкимісцевих жителів залишалися без електроенергії .</text:p>
      <text:p text:style-name="P4">
Також фігурант записував для прокремлівських телеграм-каналів власнівідеокоментарі, де він вихваляв окупаційний режим країни-агресора.</text:p>
      <text:p text:style-name="P4">
Після звільнення Лиману зловмисник намагався «залягти на дно» і таким чиномуникнути правосуддя. Однак співробітники СБУ зірвали «плани» фігуранта —встановили його місцезнаходження і затримали.</text:p>
      <text:p text:style-name="P4">
Наразі йому повідомлено про підозру у колабораційній діяльності. Зловмисникузагрожує тюремне ув’язнення.</text:p>
      <text:p text:style-name="P4">
Source: <text:a xlink:type="simple" xlink:href="https://armyinform.com.ua/2023/06/27/u-lymani-zatrymano-golovnogo-inzhenera-rosenergo/" text:style-name="Internet_20_link" text:visited-style-name="Visited_20_Internet_20_Link">
https://armyinform.com.ua/2023/06/27/u-lymani-zatrymano-golovnogo-inzhenera-rosenergo/</text:a>
</text:p>
      <!--NEWS-->
      <text:h text:style-name="P10" text:outline-level="1">
<text:span text:style-name="T4">
Болгарія виділяє Україні новий пакет військової допомоги</text:span>
</text:h>
      <text:p text:style-name="P4">
Author: ['АРМІЯINFORM']</text:p>
      <text:p text:style-name="P4">
Time: 2023-06-27T67:00:00-04:00</text:p>
      <text:p text:style-name="P4">
Description: Рада міністрів Болгарії ухвалила новий пакет військової та військово-технічної допомог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bolgariya.jpg" text:style-name="Internet_20_link" text:visited-style-name="Visited_20_Internet_20_Link">
bolgariya.jpg</text:a>
']</text:p>
      <text:p text:style-name="P4">
Tags: ['STOPRUSSIA', 'АГРЕСІЯ РФ', 'ВІЙСЬКОВА ДОПОМОГА УКРАЇНІ', 'ВТОРГНЕННЯ РФ', 'РЕСПУБЛІКА БОЛГАРІЯ']</text:p>
      <text:p text:style-name="P4">
Category: News</text:p>
      <!--METADATA-->
      <text:p text:style-name="P4">
<draw:frame draw:style-name="fr1" draw:name="Image300" text:anchor-type="as-char" svg:width="6.9236in" svg:height="3.894525in" draw:z-index="0">
<draw:image xlink:href="../Images/AРМІЯINFORM/2023-06-27T67-00-00-04-00/bolgariya.jpg" xlink:type="simple" xlink:show="embed" xlink:actuate="onLoad" draw:mime-type="image/jpeg"/>
</draw:frame>
</text:p>
      <text:p text:style-name="P4">
Рада міністрів Болгарії ухвалила новий пакет військової та військово-технічноїдопомоги Україні на виконання рішення Народних зборів ( <text:span text:style-name="T5">
парламенту Болгарії__— ред.</text:span>
 ) від 9 грудня 2022 року.</text:p>
      <text:p text:style-name="P4">
Про це йдеться у<text:a xlink:type="simple" xlink:href="https://www.government.bg/bg/prestsentar/novini/pravitelstvoto-odobri-nov-paket-voenna-pomosht-za-ukrayna-v-izpalnenie-na-reshenieto-na-narodnoto-sabranie" text:style-name="Internet_20_link" text:visited-style-name="Visited_20_Internet_20_Link">
повідомленні</text:a>
 болгарського уряду.</text:p>
      <text:p text:style-name="P4">
«Затверджений перелік за обсягом пропорційний із <text:a xlink:type="simple" xlink:href="https://armyinform.com.ua/2022/12/21/bolgariya-peredala-ukrayini-gumanitarnoyi-dopomogy-na-243-mln/" text:style-name="Internet_20_link" text:visited-style-name="Visited_20_Internet_20_Link">
першим пакетомдопомоги</text:a>
, наданим рішенням уряду від 22 грудня 2022року. З наданням цієї допомоги норми запасів для дій Збройних сил РеспублікиБолгарії та їх навчально-бойова підготовка не буде порушена», — зазначили вболгарському уряді.</text:p>
      <text:p text:style-name="P4">
Нагадаємо, Міністр оборони України Олексій Резніков у телефонній розмові зболгарським колегою Тодором Тагарєвим<text:a xlink:type="simple" xlink:href="https://armyinform.com.ua/2023/06/27/oleksij-reznikov-u-telefonnij-rozmovi-z-bolgarskym-kolegoyu-obgovoryv-perspektyvy-oboronnoyi-spivpraczi/" text:style-name="Internet_20_link" text:visited-style-name="Visited_20_Internet_20_Link">
обговорив</text:a>
 перспективи оборонної співпраці між країнами.</text:p>
      <text:p text:style-name="P4">
Source: <text:a xlink:type="simple" xlink:href="https://armyinform.com.ua/2023/06/27/bolgariya-vydilyaye-ukrayini-novyj-paket-vijskovoyi-dopomogy/" text:style-name="Internet_20_link" text:visited-style-name="Visited_20_Internet_20_Link">
https://armyinform.com.ua/2023/06/27/bolgariya-vydilyaye-ukrayini-novyj-paket-vijskovoyi-dopomogy/</text:a>
</text:p>
      <!--NEWS-->
      <text:h text:style-name="P10" text:outline-level="1">
<text:span text:style-name="T4">
На Бахмутському фронті ініціатива за Силами оборони України — Сергій Череватий</text:span>
</text:h>
      <text:p text:style-name="P4">
Author: ['Віктор Шубец']</text:p>
      <text:p text:style-name="P4">
Time: 2023-06-27T68:00:00-04:00</text:p>
      <text:p text:style-name="P4">
Description: На Бахмутському фронті ініціатива за Силами оборони України — Сергій Череватий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bahmut-cze-ukrayina.jpg" text:style-name="Internet_20_link" text:visited-style-name="Visited_20_Internet_20_Link">
bahmut-cze-ukrayina.jpg</text:a>
']</text:p>
      <text:p text:style-name="P4">
Tags: ['STOPRUSSIA', 'АГРЕСІЯ РФ', 'БАХМУТСЬКИЙ НАПРЯМОК', 'ВІЙНА', 'ВТОРГНЕННЯ РФ', 'СЕРГІЙ ЧЕРЕВАТИЙ']</text:p>
      <text:p text:style-name="P4">
Category: News</text:p>
      <!--METADATA-->
      <text:p text:style-name="P4">
<draw:frame draw:style-name="fr1" draw:name="Image301" text:anchor-type="as-char" svg:width="6.9236in" svg:height="3.882986in" draw:z-index="0">
<draw:image xlink:href="../Images/AРМІЯINFORM/2023-06-27T68-00-00-04-00/bahmut-cze-ukrayina.jpg" xlink:type="simple" xlink:show="embed" xlink:actuate="onLoad" draw:mime-type="image/jpeg"/>
</draw:frame>
 «Бахмут — це Україна»</text:p>
      <text:p text:style-name="P4">
На Бахмутському фронті ініціатива за Силами оборони України — Сергій Череватий</text:p>
      <text:p text:style-name="P4">
Ми й далі тиснемо на ворога на північному й південному флангах. Ворогвідчайдушно чинить опір. Про це під час прямого ефіру в телемарафоні «Єдиніновини» сказав заступник командувача Східного угруповання військ Збройних СилУкраїни зі стратегічних комунікацій полковник Сергій Череватий.</text:p>
      <text:p text:style-name="P4">
— Тільки за цю добу на Бахмутському напрямку ворог 309 разів обстріляв нас зіствольної та реактивної артилерії. Тут відбулося два авіанальоти на українськіпозиції та 15 бойових зіткнень. У відповідь Збройні Сили України знищили 111окупантів та 187 поранили, а ще 9 взяли в полон. Це та тактика, що дозволяєпоповнювати Україні обмінний фонд. Також це дає нам розуміння, хто саме протинас воює, — наголосив полковник Сергій Череватий.</text:p>
      <text:p text:style-name="P4">
Також він зауважив, що воїни Східного угруповання військ знищили шість гарматпротивника, самохідну артилерійську установку «Гвоздика», станціюрадіоелектронної боротьби, два командно-спостережні пункти ротного йбатальйонного рівнів, три пункти управління безпілотними літальними апаратами,а також російський протитанковий ракетний комплекс.</text:p>
      <text:p text:style-name="P4">
Source: <text:a xlink:type="simple" xlink:href="https://armyinform.com.ua/2023/06/27/na-bahmutskomu-fronti-inicziatyva-za-sylamy-oborony-ukrayiny-sergij-cherevatyj/" text:style-name="Internet_20_link" text:visited-style-name="Visited_20_Internet_20_Link">
https://armyinform.com.ua/2023/06/27/na-bahmutskomu-fronti-inicziatyva-za-sylamy-oborony-ukrayiny-sergij-cherevatyj/</text:a>
</text:p>
      <!--NEWS-->
      <text:h text:style-name="P10" text:outline-level="1">
<text:span text:style-name="T4">
росія завела усі ракетоносії з Чорного та Азовського морів у пункти базування</text:span>
</text:h>
      <text:p text:style-name="P4">
Author: ['АРМІЯINFORM']</text:p>
      <text:p text:style-name="P4">
Time: 2023-06-27T69:00:00-04:00</text:p>
      <text:p text:style-name="P4">
Description: Станом на 27 червня росія тримає у Чорному та Азовському морях п’ять бойових корабл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1/05/chorne-more.jpg" text:style-name="Internet_20_link" text:visited-style-name="Visited_20_Internet_20_Link">
chorne-more.jpg</text:a>
']</text:p>
      <text:p text:style-name="P4">
Tags: ['ВМС ЗСУ', 'РАКЕТИ «КАЛІБР»', 'ЧОРНЕ ТА АЗОВСЬКЕ МОРЯ']</text:p>
      <text:p text:style-name="P4">
Category: News</text:p>
      <!--METADATA-->
      <text:p text:style-name="P4">
<draw:frame draw:style-name="fr1" draw:name="Image302" text:anchor-type="as-char" svg:width="6.9236in" svg:height="3.956343in" draw:z-index="0">
<draw:image xlink:href="../Images/AРМІЯINFORM/2023-06-27T69-00-00-04-00/chorne-more.jpg" xlink:type="simple" xlink:show="embed" xlink:actuate="onLoad" draw:mime-type="image/jpeg"/>
</draw:frame>
</text:p>
      <text:p text:style-name="P4">
Станом на 27 червня росія тримає у Чорному та Азовському морях п’ять бойовихкораблів. Усі ракетоносії заведені у пункти базування.</text:p>
      <text:p text:style-name="P4">
Про це<text:a xlink:type="simple" xlink:href="https://www.facebook.com/navy.mil.gov.ua/posts/pfbid02KFRMrZckuJJmwR1SYPqbHAUgftL2cgga97ketyEUJwERUwKKYq9K9RwmxYpeAceFl" text:style-name="Internet_20_link" text:visited-style-name="Visited_20_Internet_20_Link">
повідомляє</text:a>
Військово-Морські Сили ЗСУ.</text:p>
      <text:p text:style-name="P4">
У Середземному морі на бойовому чергуванні перебувають до восьми ворожихкораблів, серед яких один носій крилатих ракет «Калібр», загальний залп дочотирьох ракет.</text:p>
      <text:p text:style-name="P4">
За добу в інтересах рф прохід Керч-Єнікальською протокою здійснили:</text:p>
      <ul>
        <li>
до Азовського моря — 26 суден, з них 11 рухалось у напрямку протоки Босфор;  * до Чорного моря — 14 суден, з них 2 продовжили рух у напрямку протоки Босфор.</li>
      </ul>
      <text:p text:style-name="P4">
рф продовжує порушувати Міжнародну конвенцію з охорони людського життя на морі1974 р. (SOLAS), вимикаючи системи автоматичної ідентифікації (AIS), нацивільних суднах в акваторії Азовського моря.</text:p>
      <text:p text:style-name="P4">
Source: <text:a xlink:type="simple" xlink:href="https://armyinform.com.ua/2023/06/27/rosiya-zavela-usi-raketonosiyi-z-chornogo-ta-azovskogo-moriv-v-punkty-bazuvannya/" text:style-name="Internet_20_link" text:visited-style-name="Visited_20_Internet_20_Link">
https://armyinform.com.ua/2023/06/27/rosiya-zavela-usi-raketonosiyi-z-chornogo-ta-azovskogo-moriv-v-punkty-bazuvannya/</text:a>
</text:p>
      <!--NEWS-->
      <text:h text:style-name="P10" text:outline-level="1">
<text:span text:style-name="T4">
Національне інформаційне бюро розробило правило листування для родин полонених</text:span>
</text:h>
      <text:p text:style-name="P4">
Author: ['АРМІЯINFORM']</text:p>
      <text:p text:style-name="P4">
Time: 2023-06-27T6:00:00-04:00</text:p>
      <text:p text:style-name="P4">
Description: Рідні полонених можуть тримати з ними зв’язок через листування.  Це передбачено норма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929879e4d9c0f9da.jpg" text:style-name="Internet_20_link" text:visited-style-name="Visited_20_Internet_20_Link">
929879e4d9c0f9da.jpg</text:a>
', '<text:a xlink:type="simple" xlink:href="https://armyinform.com.ua/wp-content/uploads/2023/06/img_7020.jpeg" text:style-name="Internet_20_link" text:visited-style-name="Visited_20_Internet_20_Link">
img_7020.jpeg</text:a>
']</text:p>
      <text:p text:style-name="P4">
Tags: ['STOPRUSSIA', 'АГРЕСІЯ РФ', 'ВІЙНА', 'ВТОРГНЕННЯ РФ', 'МІНРЕІНТЕГРАЦІЇ']</text:p>
      <text:p text:style-name="P4">
Category: News</text:p>
      <!--METADATA-->
      <text:p text:style-name="P4">
<draw:frame draw:style-name="fr1" draw:name="Image303" text:anchor-type="as-char" svg:width="6.9236in" svg:height="3.897795in" draw:z-index="0">
<draw:image xlink:href="../Images/AРМІЯINFORM/2023-06-27T6-00-00-04-00/929879e4d9c0f9da.jpg" xlink:type="simple" xlink:show="embed" xlink:actuate="onLoad" draw:mime-type="image/jpeg"/>
</draw:frame>
</text:p>
      <text:p text:style-name="P4">
Рідні полонених можуть тримати з ними зв’язок через листування.</text:p>
      <text:p text:style-name="P4">
Це передбачено нормами Женевських конвенцій про поводження звійськовополоненими.</text:p>
      <text:p text:style-name="P4">
Національне інформаційне бюро розробило для родин полонених певні правиланаписання кореспонденції.</text:p>
      <text:p text:style-name="P4">
Ознайомитися з ними можливо в наведеній інфографіці.</text:p>
      <text:p text:style-name="P4">
<draw:frame draw:style-name="fr1" draw:name="Image304" text:anchor-type="as-char" svg:width="6.9236in" svg:height="4.915756in" draw:z-index="0">
<draw:image xlink:href="../Images/AРМІЯINFORM/2023-06-27T6-00-00-04-00/img_7020.jpeg" xlink:type="simple" xlink:show="embed" xlink:actuate="onLoad" draw:mime-type="image/jpeg"/>
</draw:frame>
</text:p>
      <text:p text:style-name="P4">
Україна чітко дотримується норм міжнародного права. Зокрема, забезпечуєутримуваним російським військовополоненим листування з їхніми рідними.</text:p>
      <text:p text:style-name="P4">
Джерело: <text:a xlink:type="simple" xlink:href="https://minre.gov.ua/2023/06/26/nagaduyemo-shho-ridni-polonenyh-mozhut-trymaty-z-nymy-zvyazok-cherez-lystuvannya/" text:style-name="Internet_20_link" text:visited-style-name="Visited_20_Internet_20_Link">
Міністерство з питань реінтеграції тимчасово окупованихтериторій</text:a>
</text:p>
      <text:p text:style-name="P4">
Source: <text:a xlink:type="simple" xlink:href="https://armyinform.com.ua/2023/06/27/naczionalne-informaczijne-byuro-rozrobylo-pravylo-lystuvannya-dlya-rodyn-polonenyh/" text:style-name="Internet_20_link" text:visited-style-name="Visited_20_Internet_20_Link">
https://armyinform.com.ua/2023/06/27/naczionalne-informaczijne-byuro-rozrobylo-pravylo-lystuvannya-dlya-rodyn-polonenyh/</text:a>
</text:p>
      <!--NEWS-->
      <text:h text:style-name="P10" text:outline-level="1">
<text:span text:style-name="T4">
Міністри оборони США й Німеччини планують обговорити підтримку України – Пентагон</text:span>
</text:h>
      <text:p text:style-name="P4">
Authors: Ukrinform (Person)</text:p>
      <text:p text:style-name="P4">
Publisher: Укринформ (Organization)</text:p>
      <text:p text:style-name="P4">
Published Time: 2023-06-27T6:45:00+03:00</text:p>
      <text:p text:style-name="P4">
Modified Time: 2023-06-27T22:45:00+03:00</text:p>
      <text:p text:style-name="P4">
Description: Пентагон офіційно анонсував зустріч у середу глав оборонних відомств США й Німеччини, а також обговорення ними, зокрема, питань посилення союзників по НАТО на кордоні з Росією та подальшої військової допомоги Україні. — Укрінформ.</text:p>
      <text:p text:style-name="P4">
Images: ['<text:a xlink:type="simple" xlink:href="https://static.ukrinform.com/photos/2023_06/thumb_files/630_360_1687895320-203.jpeg" text:style-name="Internet_20_link" text:visited-style-name="Visited_20_Internet_20_Link">
630_360_16878...</text:a>
']</text:p>
      <text:p text:style-name="P4">
Tags: ['США', 'Остін', 'Війна з Росією', 'Борис Пісторіус']</text:p>
      <text:p text:style-name="P4">
Type: Article</text:p>
      <!--METADATA-->
      <text:p text:style-name="P4">
<draw:frame draw:style-name="fr1" draw:name="Image305" text:anchor-type="as-char" svg:width="6.9236in" svg:height="3.956343in" draw:z-index="0">
<draw:image xlink:href="../Images/yкринформ/2023-06-27T6-45-00-03-00/630_360_1687895320-203.jpeg" xlink:type="simple" xlink:show="embed" xlink:actuate="onLoad" draw:mime-type="image/jpeg"/>
</draw:frame>
 Пентагонофіційно анонсував зустріч у середу глав оборонних відомств США й Німеччини, атакож обговорення ними, зокрема, питань посилення союзників по НАТО на кордоніз Росією та подальшої військової допомоги Україні.</text:p>
      <text:p text:style-name="P4">
Про це повідомив у вівторок під час брифінгу речник Міністерства оборони СШАгенерал Патрік Райдер, передає власний кореспондент Укрінформу.</text:p>
      <text:p text:style-name="P4">
«Завтра міністр Остін вітатиме міністра оборони Німеччини Бориса Пісторіуса надвосторонній зустрічі тут, у Пентагоні»,- зауважив представник американськоговідомства.</text:p>
      <text:p text:style-name="P4">
<text:span text:style-name="T4">
Читайте також:</text:span>
 <text:span text:style-name="T4">
<text:a xlink:type="simple" xlink:href="https://www.ukrinform.ua/rubric-ato/3727381-pistorius-poasniv-comu-nimeccina-ne-moze-buti-v-persih-radah-koalicii-vinisuvaciv.html" text:style-name="Internet_20_link" text:visited-style-name="Visited_20_Internet_20_Link">
 Пісторіус пояснив, чому Німеччина не може бути в першихрядах коаліції винищувачів </text:a>
 </text:span>
</text:p>
      <text:p text:style-name="P4">
За його словами, очікується, що лідери обговорять багато тем, «у тому числідопомогу Німеччини в посиленні східного флангу НАТО, а також забезпеченнясуттєвої підтримки у сфері безпеки для України».</text:p>
      <text:p text:style-name="P4">
Як повідомляв Укрінформ, Міністр оборони ФРН Борис Пісторіус минулого тижняпублічно заперечив ідею «ненасильницького» спротиву як альтернативного способуборотьби українців з агресією РФ.</text:p>
      <text:p text:style-name="P4">
<text:span text:style-name="T4">
Читайте також:</text:span>
 <text:span text:style-name="T4">
<text:a xlink:type="simple" xlink:href="https://www.ukrinform.ua/rubric-world/3723195-berlin-oficijno-rosia-e-najbilsou-zagrozou-miru-ta-bezpeci.html" text:style-name="Internet_20_link" text:visited-style-name="Visited_20_Internet_20_Link">
 Берлін. Офіційно: Росія є найбільшою загрозою миру табезпеці </text:a>
 </text:span>
</text:p>
      <text:p text:style-name="P4">
Він зауважив, що припинення поставок зброї Києву може означати швидкеприпинення війни, однак, за його словами «це був би також і кінець дляУкраїни». Водночас Пісторіус сказав, що в перспективі підтримує ідею миру,однак яким шляхом до нього прийти, має вирішувати Україна.</text:p>
      <text:p text:style-name="P4">
<text:span text:style-name="T5">
Фото: Michael Kappeler/dpa</text:span>
</text:p>
      <text:p text:style-name="P4">
Source: <text:a xlink:type="simple" xlink:href="https://www.ukrinform.ua/rubric-world/3728545-ministri-oboroni-ssa-j-nimeccini-planuut-obgovoriti-pidtrimku-ukraini-pentagon.html" text:style-name="Internet_20_link" text:visited-style-name="Visited_20_Internet_20_Link">
https://www.ukrinform.ua/rubric-world/3728545-ministri-oboroni-ssa-j-nimeccini-planuut-obgovoriti-pidtrimku-ukraini-pentagon.html</text:a>
</text:p>
      <!--NEWS-->
      <text:h text:style-name="P10" text:outline-level="1">
<text:span text:style-name="T4">
На Таврійському напрямку протягом доби Сили оборони виконали понад тисячу вогневих завдань — Валерій Шершень</text:span>
</text:h>
      <text:p text:style-name="P4">
Author: ['Віктор Шубец']</text:p>
      <text:p text:style-name="P4">
Time: 2023-06-27T70:00:00-04:00</text:p>
      <text:p text:style-name="P4">
Description: У зоні відповідальності Таврійського напрямку обстановка не змінилася. Підрозді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syly-oborony.jpg" text:style-name="Internet_20_link" text:visited-style-name="Visited_20_Internet_20_Link">
syly-oborony.jpg</text:a>
']</text:p>
      <text:p text:style-name="P4">
Tags: ['STOPRUSSIA', 'АГРЕСІЯ РФ', 'ВАЛЕРІЙ ШЕРШЕНЬ', 'ВІЙНА', 'ВТОРГНЕННЯ РФ', 'ТАВРІЙСЬКИЙ НАПРЯМОК']</text:p>
      <text:p text:style-name="P4">
Category: News</text:p>
      <!--METADATA-->
      <text:p text:style-name="P4">
<draw:frame draw:style-name="fr1" draw:name="Image306" text:anchor-type="as-char" svg:width="6.9236in" svg:height="4.379177in" draw:z-index="0">
<draw:image xlink:href="../Images/AРМІЯINFORM/2023-06-27T70-00-00-04-00/syly-oborony.jpg" xlink:type="simple" xlink:show="embed" xlink:actuate="onLoad" draw:mime-type="image/jpeg"/>
</draw:frame>
Ілюстративне фото</text:p>
      <text:p text:style-name="P4">
У зоні відповідальності Таврійського напрямку обстановка не змінилася.Підрозділи ракетних військ та артилерії Сил оборони Таврійського напрямкупротягом доби виконали 1024 вогневих завдань. Втрати ворога становлять: вбито— 84 окупанти, поранено — 156, взято в полон — 2. Також знищено 16 одиницьозброєння та військової техніки противника. Про це в ефірі «Єдиних новин»розповів речник об’єднаного пресцентру Сил оборони Таврійського напрямку майорВалерій Шершень.</text:p>
      <text:p text:style-name="P4">
— На Мелітопольському та Бердянському напрямках ворог веде активну оборону,докладає значних зусиль, щоб не допустити подальшого просування нашихвійськових частин та ударних підрозділів. У напрямках Новодарівки, Приютногота Новоданилівки, Роботиного під час наступальних дій Сили оборони угруповання«Таврія» мали успіх. Завдають вогневого враження з артилерії по виявленихцілях противника, здійснюють заходи з контрбатарейної боротьби, — поінформувавречник.</text:p>
      <text:p text:style-name="P4">
Також офіцер зазначив, що на Запорізькому напрямку противник теж зосередивсвої зусилля на недопущенні просування наших військ, завдавши авіаційнихударів у районі Левадного, а в районах населених пунктів Темирівка,Новодарівка, Левадне, Ольгівське, Малинівка, Запоріжжя, Червоне, Гуляйполе,Залізничне, Гуляйпільське, Мала Токмачка, Оріхів, Щербаки, П’ятихатки, Лобковездійснив артилерійські обстріли.</text:p>
      <text:p text:style-name="P4">
Особливість Авдієвського та Мар’їнського напрямках у тому, що ворог веде тутштурмові дії й не має успіху. Протягом доби противник 16 разів атакувавукраїнські позиції. Застосовуючи танки, реактивні системи залпового вогню таствольну артилерію, окупанти здійснили 431 обстріл.</text:p>
      <text:p text:style-name="P4">
Source: <text:a xlink:type="simple" xlink:href="https://armyinform.com.ua/2023/06/27/na-tavrijskomu-napryamku-protyagom-doby-syly-oborony-vykonaly-ponad-tysyachu-vognevyh-zavdan-valerij-shershen/" text:style-name="Internet_20_link" text:visited-style-name="Visited_20_Internet_20_Link">
https://armyinform.com.ua/2023/06/27/na-tavrijskomu-napryamku-protyagom-doby-syly-oborony-vykonaly-ponad-tysyachu-vognevyh-zavdan-valerij-shershen/</text:a>
</text:p>
      <!--NEWS-->
      <text:h text:style-name="P10" text:outline-level="1">
<text:span text:style-name="T4">
Офіс Генпрокурора України: задокументовано понад 95 тисяч воєнних злочинів</text:span>
</text:h>
      <text:p text:style-name="P4">
Author: ['АРМІЯINFORM']</text:p>
      <text:p text:style-name="P4">
Time: 2023-06-27T71:00:00-04:00</text:p>
      <text:p text:style-name="P4">
Description: Офіс Генерального прокурора України повідомляє про задокументовані злочини, вчинені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86.jpg" text:style-name="Internet_20_link" text:visited-style-name="Visited_20_Internet_20_Link">
1-86.jpg</text:a>
', '<text:a xlink:type="simple" xlink:href="https://armyinform.com.ua/wp-content/uploads/2023/06/2-85.jpg" text:style-name="Internet_20_link" text:visited-style-name="Visited_20_Internet_20_Link">
2-85.jpg</text:a>
']</text:p>
      <text:p text:style-name="P4">
Tags: ['АГРЕСІЯ РФ', 'ВОЄННІ ЗЛОЧИНИ РФ', 'ОФІС ГЕНЕРАЛЬНОГО ПРОКУРОРА']</text:p>
      <text:p text:style-name="P4">
Category: News</text:p>
      <!--METADATA-->
      <text:p text:style-name="P4">
<draw:frame draw:style-name="fr1" draw:name="Image307" text:anchor-type="as-char" svg:width="6.9236in" svg:height="4.448413in" draw:z-index="0">
<draw:image xlink:href="../Images/AРМІЯINFORM/2023-06-27T71-00-00-04-00/1-86.jpg" xlink:type="simple" xlink:show="embed" xlink:actuate="onLoad" draw:mime-type="image/jpeg"/>
</draw:frame>
</text:p>
      <text:p text:style-name="P4">
Офіс Генерального прокурора України <text:a xlink:type="simple" xlink:href="https://www.gp.gov.ua/" text:style-name="Internet_20_link" text:visited-style-name="Visited_20_Internet_20_Link">
повідомляє</text:a>
 прозадокументовані злочини, вчинені в період широкомасштабної агресії російськоїфедерації проти України.</text:p>
      <text:p text:style-name="P4">
Станом на 27 червня зареєстровано:</text:p>
      <ul>
        <li>
95 516 воєнних злочинів,  * 17 233 злочини проти національної безпеки України.</li>
      </ul>
      <text:p text:style-name="P4">
Крім того, за офіційними даними ювенальних прокурорів, 1522 дитини постраждаливнаслідок агресії рф, з них:</text:p>
      <ul>
        <li>
490 — дітей загинули,  * 1032 — дитини дістали поранення різного ступеня тяжкості.</li>
      </ul>
      <text:p text:style-name="P4">
У відомстві наголошують, що ці цифри не остаточні, оскільки триває робота з їхвстановлення в місцях ведення активних бойових дій, на тимчасово окупованих тазвільнених територіях.</text:p>
      <text:p text:style-name="P4">
<draw:frame draw:style-name="fr1" draw:name="Image308" text:anchor-type="as-char" svg:width="6.9236in" svg:height="4.448413in" draw:z-index="0">
<draw:image xlink:href="../Images/AРМІЯINFORM/2023-06-27T71-00-00-04-00/2-85.jpg" xlink:type="simple" xlink:show="embed" xlink:actuate="onLoad" draw:mime-type="image/jpeg"/>
</draw:frame>
</text:p>
      <text:p text:style-name="P4">
Source: <text:a xlink:type="simple" xlink:href="https://armyinform.com.ua/2023/06/27/ofis-genprokurora-ukrayiny-zadokumentovano-ponad-95-tysyach-voyennyh-zlochyniv/" text:style-name="Internet_20_link" text:visited-style-name="Visited_20_Internet_20_Link">
https://armyinform.com.ua/2023/06/27/ofis-genprokurora-ukrayiny-zadokumentovano-ponad-95-tysyach-voyennyh-zlochyniv/</text:a>
</text:p>
      <!--NEWS-->
      <text:h text:style-name="P10" text:outline-level="1">
<text:span text:style-name="T4">
Ганна Маляр: Під час наступальних дій наші військові враховували факт протиріч між вагнером та чинною владою рф</text:span>
</text:h>
      <text:p text:style-name="P4">
Author: ['АРМІЯINFORM']</text:p>
      <text:p text:style-name="P4">
Time: 2023-06-27T72:00:00-04:00</text:p>
      <text:p text:style-name="P4">
Description: Про це повідомила заступник Міністра оборони України Ганна Маляр на своїй сторінц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sili-oboroni-ukraini-prodovzhuyut-vedennya-nastupalnoi-operacii-1.jpg" text:style-name="Internet_20_link" text:visited-style-name="Visited_20_Internet_20_Link">
sili-oboroni-ukraini-prodovzhuyut-vedennya-nastupalnoi-operacii-1.jpg</text:a>
']</text:p>
      <text:p text:style-name="P4">
Tags: ['АГРЕСІЯ РФ', 'БАХМУТ', 'ГАННА МАЛЯР']</text:p>
      <text:p text:style-name="P4">
Category: News</text:p>
      <!--METADATA-->
      <text:p text:style-name="P4">
<draw:frame draw:style-name="fr1" draw:name="Image309" text:anchor-type="as-char" svg:width="6.9236in" svg:height="3.890725in" draw:z-index="0">
<draw:image xlink:href="../Images/AРМІЯINFORM/2023-06-27T72-00-00-04-00/sili-oboroni-ukraini-prodovzhuyut-vedennya-nastupalnoi-operacii-1.jpg" xlink:type="simple" xlink:show="embed" xlink:actuate="onLoad" draw:mime-type="image/jpeg"/>
</draw:frame>
</text:p>
      <text:p text:style-name="P4">
Про це повідомила заступник Міністра оборони України Ганна Маляр на своїйсторінці у<text:a xlink:type="simple" xlink:href="https://www.facebook.com/ganna.maliar/posts/pfbid02T9SwLYyYUzhMjiXVu9jXp6H88CVqWTqPEP46YrMacLnVjNbfGeq42Sgehy8ExDCbl" text:style-name="Internet_20_link" text:visited-style-name="Visited_20_Internet_20_Link">
фейсбук</text:a>
:</text:p>
      <text:p text:style-name="P4">
«Під час планування наступальних дій на сході наші військові враховували фактпротиріч між „вагнером“ та чинною російською владою. Наразі наступальні дії наБахмутському напрямку тривають вже 4-й день. Наші оборонці щодня маютьпросування по флангах. Поступове, але впевнене. У місто Бахмут станом насьогодні — не заходили. Звільнення цього напрямку має свою особливість, якаускладнює процес. Місцевість Бахмута і передмістя має розвинуту системуінженерних укріплень та розгалужену мережу опорних пунктів. Все це свого часуготувалось нашими військовими та місцевою владою для оборони, власне що ідопомогло так довго її тримати. Але зараз ці укріплення й опорні пункти зайнявворог, тому щоб звільнити ці землі, треба дещо більше зусиль і терпіння».</text:p>
      <text:p text:style-name="P4">
Source: <text:a xlink:type="simple" xlink:href="https://armyinform.com.ua/2023/06/27/ganna-malyar-pid-chas-nastupalnyh-dij-nashi-vijskovi-vrahovuvaly-fakt-protyrich-mizh-vagnerom-ta-chynnoyu-vladoyu-rf/" text:style-name="Internet_20_link" text:visited-style-name="Visited_20_Internet_20_Link">
https://armyinform.com.ua/2023/06/27/ganna-malyar-pid-chas-nastupalnyh-dij-nashi-vijskovi-vrahovuvaly-fakt-protyrich-mizh-vagnerom-ta-chynnoyu-vladoyu-rf/</text:a>
</text:p>
      <!--NEWS-->
      <text:h text:style-name="P10" text:outline-level="1">
<text:span text:style-name="T4">
Ситуаційний центр МОУ: минулої доби загинуло 4 цивільних, 6 — поранено</text:span>
</text:h>
      <text:p text:style-name="P4">
Author: ['АРМІЯINFORM']</text:p>
      <text:p text:style-name="P4">
Time: 2023-06-27T73:00:00-04:00</text:p>
      <text:p text:style-name="P4">
Description: За наданою Ситуаційним центром Міністерства оборони України інформацією, протягом минул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f6784eee-f5b3-4a90-ac97-e302295bf294.jpg" text:style-name="Internet_20_link" text:visited-style-name="Visited_20_Internet_20_Link">
f6784eee-f5b3-4a90-ac97-e302295bf294.jpg</text:a>
']</text:p>
      <text:p text:style-name="P4">
Tags: ['MILITARY MEDIA CENTER', 'STOPRUSSIA', 'АГРЕСІЯ РФ', 'ВІЙНА', 'ВТОРГНЕННЯ РФ']</text:p>
      <text:p text:style-name="P4">
Category: News</text:p>
      <!--METADATA-->
      <text:p text:style-name="P4">
<draw:frame draw:style-name="fr1" draw:name="Image310" text:anchor-type="as-char" svg:width="6.9236in" svg:height="4.958235in" draw:z-index="0">
<draw:image xlink:href="../Images/AРМІЯINFORM/2023-06-27T73-00-00-04-00/f6784eee-f5b3-4a90-ac97-e302295bf294.jpg" xlink:type="simple" xlink:show="embed" xlink:actuate="onLoad" draw:mime-type="image/jpeg"/>
</draw:frame>
</text:p>
      <text:p text:style-name="P4">
За наданою Ситуаційним центром Міністерства оборони України інформацією,протягом минулої доби російські війська обстріляли територію 9 областейУкраїни.</text:p>
      <text:p text:style-name="P4">
Про це <text:a xlink:type="simple" xlink:href="https://t.me/militarymediacenter/2361" text:style-name="Internet_20_link" text:visited-style-name="Visited_20_Internet_20_Link">
повідомляє</text:a>
 Military MediaCenter у телеграм-каналі.</text:p>
      <text:p text:style-name="P4">
Із різних видів озброєння — міномети, танки, артилерія, РСЗВ, ЗРК, БПЛА,тактична авіація — були атаковані 142 населені пункти та 15 об’єктівінфраструктури.</text:p>
      <text:p text:style-name="P4">
Попередньо 4 цивільні особи загинули та 6 було поранено.</text:p>
      <text:p text:style-name="P4">
Source: <text:a xlink:type="simple" xlink:href="https://armyinform.com.ua/2023/06/27/mynuloyi-doby-zagynulo-4-czyvilnyh-6-poraneno-sytuaczijnyj-czentr-mou/" text:style-name="Internet_20_link" text:visited-style-name="Visited_20_Internet_20_Link">
https://armyinform.com.ua/2023/06/27/mynuloyi-doby-zagynulo-4-czyvilnyh-6-poraneno-sytuaczijnyj-czentr-mou/</text:a>
</text:p>
      <!--NEWS-->
      <text:h text:style-name="P10" text:outline-level="1">
<text:span text:style-name="T4">
На різних ділянках фронту українським захисникам вдалося просунутися до 1400 метрів — Сергій Череватий</text:span>
</text:h>
      <text:p text:style-name="P4">
Author: ['Віктор Шубец']</text:p>
      <text:p text:style-name="P4">
Time: 2023-06-27T74:00:00-04:00</text:p>
      <text:p text:style-name="P4">
Description: «Противник не полишає спроб нас контратакувати, проте всі вони зазнають невдач,...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bahmut-sytuacziya.jpg" text:style-name="Internet_20_link" text:visited-style-name="Visited_20_Internet_20_Link">
bahmut-sytuacziya.jpg</text:a>
']</text:p>
      <text:p text:style-name="P4">
Tags: ['STOPRUSSIA', 'АГРЕСІЯ РФ', 'ВІЙНА', 'ВТОРГНЕННЯ РФ', 'СЕРГІЙ ЧЕРЕВАТИЙ']</text:p>
      <text:p text:style-name="P4">
Category: News</text:p>
      <!--METADATA-->
      <text:p text:style-name="P4">
<draw:frame draw:style-name="fr1" draw:name="Image311" text:anchor-type="as-char" svg:width="6.9236in" svg:height="4.275627in" draw:z-index="0">
<draw:image xlink:href="../Images/AРМІЯINFORM/2023-06-27T74-00-00-04-00/bahmut-sytuacziya.jpg" xlink:type="simple" xlink:show="embed" xlink:actuate="onLoad" draw:mime-type="image/jpeg"/>
</draw:frame>
 Ілюстративне фото</text:p>
      <text:p text:style-name="P4">
«Противник не полишає спроб нас контратакувати, проте всі вони зазнаютьневдач, бо ми знаємо про ворога все та працюємо на випередження — знищуючийого живу силу та військову техніку». Про це під час прямого ефіру втелемарафоні «Єдині новини» сказав речник Східного угруповання військ ЗбройнихСил України полковник Сергій Череватий.</text:p>
      <text:p text:style-name="P4">
— Ворог веде активну оборону. За цю добу по наших позиціях він 330 разів бивзі ствольної та реактивної артилерії, здійснив вісім авіаударів. Загаломвідбулося шість бойових зіткнень, під час яких Збройні Сили України знищили138 окупантів, 236 — зазнали поранень, одного ми взяли в полон. За цю добу нарізних ділянках фронту українським захисникам вдалося просунутися до 1400метрів. Також ми знищили російську самохідно-артилерійську установку«Гвоздика», три бронеавтомобілі, гаубицю Д-30, зенітну гармату С-60,безпілотний літальний апарат «Зала», вісім складів з боєприпасами, сімавтомобілів, які підвозили на ворожі позиції боєприпаси та зброю, — зазначивСергій Череватий.</text:p>
      <text:p text:style-name="P4">
Також він наголосив, що на відміну від ворога наші командири мають чималийдосвід ведення бойових дій з 2014 року та досконало знають цю місцевість, атому впевнено нищать ворога.</text:p>
      <text:p text:style-name="P4">
Source: <text:a xlink:type="simple" xlink:href="https://armyinform.com.ua/2023/06/27/na-riznyh-dilyankah-frontu-ukrayinskym-zahysnykam-vdalosya-prosunutysya-do-1400-metriv-sergij-cherevatyj/" text:style-name="Internet_20_link" text:visited-style-name="Visited_20_Internet_20_Link">
https://armyinform.com.ua/2023/06/27/na-riznyh-dilyankah-frontu-ukrayinskym-zahysnykam-vdalosya-prosunutysya-do-1400-metriv-sergij-cherevatyj/</text:a>
</text:p>
      <!--NEWS-->
      <text:h text:style-name="P10" text:outline-level="1">
<text:span text:style-name="T4">
Є всі підстави для політичного запрошення України в Альянс — Володимир Зеленський</text:span>
</text:h>
      <text:p text:style-name="P4">
Author: ['АРМІЯINFORM']</text:p>
      <text:p text:style-name="P4">
Time: 2023-06-27T75:00:00-04:00</text:p>
      <text:p text:style-name="P4">
Description: Про це повідомив Президент України Володимир Зеленський.    НАТО. Вільнюс. Україна.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6230162_3379247815658904_52770046898126537_n.jpg" text:style-name="Internet_20_link" text:visited-style-name="Visited_20_Internet_20_Link">
356230162_3379247815658904_52770046898126537_n.jpg</text:a>
']</text:p>
      <text:p text:style-name="P4">
Tags: ['STOPRUSSIA', 'АГРЕСІЯ РФ', 'ВІЙНА', 'ВОЛОДИМИР ЗЕЛЕНСЬКИЙ', 'ВТОРГНЕННЯ РФ', 'ОФІС ПРЕЗИДЕНТА УКРАЇНИ']</text:p>
      <text:p text:style-name="P4">
Category: News</text:p>
      <!--METADATA-->
      <text:p text:style-name="P4">
<draw:frame draw:style-name="fr1" draw:name="Image312" text:anchor-type="as-char" svg:width="6.9236in" svg:height="4.615733in" draw:z-index="0">
<draw:image xlink:href="../Images/AРМІЯINFORM/2023-06-27T75-00-00-04-00/356230162_3379247815658904_52770046898126537_n.jpg" xlink:type="simple" xlink:show="embed" xlink:actuate="onLoad" draw:mime-type="image/jpeg"/>
</draw:frame>
</text:p>
      <text:p text:style-name="P4">
Про це <text:a xlink:type="simple" xlink:href="https://t.me/V_Zelenskiy_official/6735" text:style-name="Internet_20_link" text:visited-style-name="Visited_20_Internet_20_Link">
повідомив</text:a>
 Президент УкраїниВолодимир Зеленський.</text:p>
      <text:p text:style-name="P4">
НАТО. Вільнюс. Україна.</text:p>
      <text:p text:style-name="P4">
Є всі підстави для політичного запрошення України в Альянс. Є повне розуміннящодо гарантій безпеки для України на час до моменту вступу.</text:p>
      <text:p text:style-name="P4">
Працюємо з командою, щоб рішення саміту у Вільнюсі стали реально змістовними.</text:p>
      <text:p text:style-name="P4">
Source: <text:a xlink:type="simple" xlink:href="https://armyinform.com.ua/2023/06/27/ye-vsi-pidstavy-dlya-politychnogo-zaproshennya-ukrayiny-v-alyans-volodymyr-zelenskyj/" text:style-name="Internet_20_link" text:visited-style-name="Visited_20_Internet_20_Link">
https://armyinform.com.ua/2023/06/27/ye-vsi-pidstavy-dlya-politychnogo-zaproshennya-ukrayiny-v-alyans-volodymyr-zelenskyj/</text:a>
</text:p>
      <!--NEWS-->
      <text:h text:style-name="P10" text:outline-level="1">
<text:span text:style-name="T4">
За добу ворог завдав 20 авіаударів по Україні</text:span>
</text:h>
      <text:p text:style-name="P4">
Author: ['АРМІЯINFORM']</text:p>
      <text:p text:style-name="P4">
Time: 2023-06-27T76:00:00-04:00</text:p>
      <text:p text:style-name="P4">
Description: Про це повідомляє Генштаб ЗСУ на своїй сторінці у фейсбуку.      «Упродовж доб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38462_raketni_udari_new_960x380_0.jpg" text:style-name="Internet_20_link" text:visited-style-name="Visited_20_Internet_20_Link">
238462_raketni_udari_new_960x380_0.jpg</text:a>
']</text:p>
      <text:p text:style-name="P4">
Tags: ['STOPRUSSIA', 'АГРЕСІЯ РФ', 'ВІЙНА', 'ВТОРГНЕННЯ РФ']</text:p>
      <text:p text:style-name="P4">
Category: News</text:p>
      <!--METADATA-->
      <text:p text:style-name="P4">
<draw:frame draw:style-name="fr1" draw:name="Image313" text:anchor-type="as-char" svg:width="6.9236in" svg:height="3.63489in" draw:z-index="0">
<draw:image xlink:href="../Images/AРМІЯINFORM/2023-06-27T76-00-00-04-00/238462_raketni_udari_new_960x380_0.jpg" xlink:type="simple" xlink:show="embed" xlink:actuate="onLoad" draw:mime-type="image/jpeg"/>
</draw:frame>
 Ілюстративнефото <text:span text:style-name="T4">
🔥 Ситуація щодо російського вторгнення</text:span>
</text:p>
      <text:p text:style-name="P4">
Про це<text:a xlink:type="simple" xlink:href="https://www.facebook.com/GeneralStaff.ua/posts/pfbid0WAJ2gFCtEgS6nDXK3nehwwad81HuQZv4MVcUbMpxycMm3csyZHXxQbG1qbYxoysCl" text:style-name="Internet_20_link" text:visited-style-name="Visited_20_Internet_20_Link">
повідомляє</text:a>
Генштаб ЗСУ на своїй сторінці у фейсбуку.</text:p>
      <text:p text:style-name="P4">
«Упродовж доби російські окупанти вдарили крилатою ракетою Х-22 по дачномукооперативу у Кременчуцькому районі Полтавської області. Крім того, ворогзавдав 20 авіаційних ударів та здійснив понад 20 обстрілів з реактивних системзалпового вогню по позиціях наших військ та населених пунктах.</text:p>
      <text:p text:style-name="P4">
На жаль, є загиблі та поранені серед цивільного населення та руйнування іпошкодження цивільної інфраструктури, багатоповерхівок та десятків приватнихжитлових будинків.</text:p>
      <text:p text:style-name="P4">
Ймовірність завдання ракетних та авіаційних ударів по всій території Українизалишається високою», — йдеться у повідомленні.</text:p>
      <text:p text:style-name="P4">
Source: <text:a xlink:type="simple" xlink:href="https://armyinform.com.ua/2023/06/27/za-dobu-vorog-20-raziv-zavdavav-aviaudariv-po-ukrayini/" text:style-name="Internet_20_link" text:visited-style-name="Visited_20_Internet_20_Link">
https://armyinform.com.ua/2023/06/27/za-dobu-vorog-20-raziv-zavdavav-aviaudariv-po-ukrayini/</text:a>
</text:p>
      <!--NEWS-->
      <text:h text:style-name="P10" text:outline-level="1">
<text:span text:style-name="T4">
Євросоюз просуватиме у світі українську Формулу миру</text:span>
</text:h>
      <text:p text:style-name="P4">
Author: ['АРМІЯINFORM']</text:p>
      <text:p text:style-name="P4">
Time: 2023-06-27T77:00:00-04:00</text:p>
      <text:p text:style-name="P4">
Description: Європейський Союз підтримує українську Формулу миру та просуватиме її у світі.    Про ц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formula.jpg" text:style-name="Internet_20_link" text:visited-style-name="Visited_20_Internet_20_Link">
formula.jpg</text:a>
']</text:p>
      <text:p text:style-name="P4">
Tags: ['ВОЛОДИМИР ЗЕЛЕНСЬКИЙ', 'ПРЕЗИДЕНТ УКРАЇНИ', 'ФОРМУЛА МИРУ']</text:p>
      <text:p text:style-name="P4">
Category: News</text:p>
      <!--METADATA-->
      <text:p text:style-name="P4">
<draw:frame draw:style-name="fr1" draw:name="Image314" text:anchor-type="as-char" svg:width="6.9236in" svg:height="3.894525in" draw:z-index="0">
<draw:image xlink:href="../Images/AРМІЯINFORM/2023-06-27T77-00-00-04-00/formula.jpg" xlink:type="simple" xlink:show="embed" xlink:actuate="onLoad" draw:mime-type="image/jpeg"/>
</draw:frame>
</text:p>
      <text:p text:style-name="P4">
Європейський Союз підтримує українську Формулу миру та просуватиме її у світі.</text:p>
      <text:p text:style-name="P4">
Про це <text:a xlink:type="simple" xlink:href="https://www.eeas.europa.eu/eeas/foreign-affairs-council-press-remarks-high-representative-josep-borrell-press-conference-1_en" text:style-name="Internet_20_link" text:visited-style-name="Visited_20_Internet_20_Link">
повідомив</text:a>
 високийпредставник ЄС із закордонних справ і політики безпеки Жозеп Боррель.</text:p>
      <text:p text:style-name="P4">
«Ми знову заявили про свою підтримку Формули миру, яку просуває Україна, ірозраховуємо на максимально широку підтримку. Це буде велика робота дляЄвропейської служби зовнішніх дій, а також для мене, аби добитися підтримкидля України по всьому світу, підтримки для справедливого, чесного та тривалогомиру», — сказав Жозеп Боррель.</text:p>
      <text:p text:style-name="P4">
Нагадаємо, Президент України Володимир Зеленський<text:a xlink:type="simple" xlink:href="https://armyinform.com.ua/2022/11/15/samit-g20-osnovni-tezy-ta-zayavy-pershogo-dnya/" text:style-name="Internet_20_link" text:visited-style-name="Visited_20_Internet_20_Link">
презентував</text:a>
 українську Формулу миру на саміті G20. Вона передбачаєдесять складових — від ядерної та радіаційної безпеки до надійної фіксаціїзавершення війни з міжнародними гарантіями Україні та виведенням військ рф ізїї території.</text:p>
      <text:p text:style-name="P4">
Source: <text:a xlink:type="simple" xlink:href="https://armyinform.com.ua/2023/06/27/yevrosoyuz-prosuvatyme-u-sviti-ukrayinsku-formulu-myru/" text:style-name="Internet_20_link" text:visited-style-name="Visited_20_Internet_20_Link">
https://armyinform.com.ua/2023/06/27/yevrosoyuz-prosuvatyme-u-sviti-ukrayinsku-formulu-myru/</text:a>
</text:p>
      <!--NEWS-->
      <text:h text:style-name="P10" text:outline-level="1">
<text:span text:style-name="T4">
Армійці провели польові заняття з юними мешканцями Харківщини</text:span>
</text:h>
      <text:p text:style-name="P4">
Author: ['Дмитро Горбунов']</text:p>
      <text:p text:style-name="P4">
Time: 2023-06-27T78:00:00-04:00</text:p>
      <text:p text:style-name="P4">
Description: На Харківщині військовослужбовці одного з районних ТЦК та СП разом із фахівця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harkiv-dity-1.jpg" text:style-name="Internet_20_link" text:visited-style-name="Visited_20_Internet_20_Link">
harkiv-dity-1.jpg</text:a>
', '<text:a xlink:type="simple" xlink:href="https://armyinform.com.ua/wp-content/uploads/2023/06/harkiv-dity-7-150x150.jpg" text:style-name="Internet_20_link" text:visited-style-name="Visited_20_Internet_20_Link">
harkiv-dity-7-150x150.jpg</text:a>
', '<text:a xlink:type="simple" xlink:href="https://armyinform.com.ua/wp-content/uploads/2023/06/harkiv-dity-6-150x150.jpg" text:style-name="Internet_20_link" text:visited-style-name="Visited_20_Internet_20_Link">
harkiv-dity-6-150x150.jpg</text:a>
', '<text:a xlink:type="simple" xlink:href="https://armyinform.com.ua/wp-content/uploads/2023/06/harkiv-dity-5-150x150.jpg" text:style-name="Internet_20_link" text:visited-style-name="Visited_20_Internet_20_Link">
harkiv-dity-5-150x150.jpg</text:a>
', '<text:a xlink:type="simple" xlink:href="https://armyinform.com.ua/wp-content/uploads/2023/06/harkiv-dity-4-150x150.jpg" text:style-name="Internet_20_link" text:visited-style-name="Visited_20_Internet_20_Link">
harkiv-dity-4-150x150.jpg</text:a>
', '<text:a xlink:type="simple" xlink:href="https://armyinform.com.ua/wp-content/uploads/2023/06/harkiv-dity-5-1-150x150.jpg" text:style-name="Internet_20_link" text:visited-style-name="Visited_20_Internet_20_Link">
harkiv-dity-5-1-150x150.jpg</text:a>
']</text:p>
      <text:p text:style-name="P4">
Tags: ['STOPRUSSIA', 'АГРЕСІЯ РФ', 'ВІЙНА', 'ВТОРГНЕННЯ РФ', 'ХАРКІВЩИНА']</text:p>
      <text:p text:style-name="P4">
Category: News</text:p>
      <!--METADATA-->
      <text:p text:style-name="P4">
<draw:frame draw:style-name="fr1" draw:name="Image315" text:anchor-type="as-char" svg:width="6.9236in" svg:height="5.1927in" draw:z-index="0">
<draw:image xlink:href="../Images/AРМІЯINFORM/2023-06-27T78-00-00-04-00/harkiv-dity-1.jpg" xlink:type="simple" xlink:show="embed" xlink:actuate="onLoad" draw:mime-type="image/jpeg"/>
</draw:frame>
</text:p>
      <text:p text:style-name="P4">
На Харківщині військовослужбовці одного з районних ТЦК та СП разом ізфахівцями військово-спортивного клубу «Скорпіон» провели позапланові практичнізаняття з їхніми юними вихованцями.</text:p>
      <text:p text:style-name="P4">
Так, на літній базі клубу для дітей віком 7–15 років із числа вимушенихпереселенців, мешканців звільнених від окупантів селищ та тих осіб, батькияких воюють на фронті, армійці організували виставку стрілецької зброї,навчили їх розбирати і збирати автомат, надавати домедичну допомогупораненому, а також показали, як користуватися прийомами психічноїсаморегуляції.</text:p>
      <text:p text:style-name="P4">
<text:a xlink:type="simple" xlink:href="https://armyinform.com.ua/wp-content/uploads/2023/06/harkiv-dity-7.jpg" text:style-name="Internet_20_link" text:visited-style-name="Visited_20_Internet_20_Link">
<draw:frame draw:style-name="fr1" draw:name="Image316" text:anchor-type="as-char" svg:width="6.9236in" svg:height="6.9236in" draw:z-index="0">
<draw:image xlink:href="../Images/AРМІЯINFORM/2023-06-27T78-00-00-04-00/harkiv-dity-7-150x150.jpg" xlink:type="simple" xlink:show="embed" xlink:actuate="onLoad" draw:mime-type="image/jpeg"/>
</draw:frame>
</text:a>
</text:p>
      <text:p text:style-name="P4">
<text:a xlink:type="simple" xlink:href="https://armyinform.com.ua/wp-content/uploads/2023/06/harkiv-dity-6.jpg" text:style-name="Internet_20_link" text:visited-style-name="Visited_20_Internet_20_Link">
<draw:frame draw:style-name="fr1" draw:name="Image317" text:anchor-type="as-char" svg:width="6.9236in" svg:height="6.9236in" draw:z-index="0">
<draw:image xlink:href="../Images/AРМІЯINFORM/2023-06-27T78-00-00-04-00/harkiv-dity-6-150x150.jpg" xlink:type="simple" xlink:show="embed" xlink:actuate="onLoad" draw:mime-type="image/jpeg"/>
</draw:frame>
</text:a>
</text:p>
      <text:p text:style-name="P4">
<text:a xlink:type="simple" xlink:href="https://armyinform.com.ua/wp-content/uploads/2023/06/harkiv-dity-5.jpg" text:style-name="Internet_20_link" text:visited-style-name="Visited_20_Internet_20_Link">
<draw:frame draw:style-name="fr1" draw:name="Image318" text:anchor-type="as-char" svg:width="6.9236in" svg:height="6.9236in" draw:z-index="0">
<draw:image xlink:href="../Images/AРМІЯINFORM/2023-06-27T78-00-00-04-00/harkiv-dity-5-150x150.jpg" xlink:type="simple" xlink:show="embed" xlink:actuate="onLoad" draw:mime-type="image/jpeg"/>
</draw:frame>
</text:a>
</text:p>
      <text:p text:style-name="P4">
За словами психолога одного з РТЦК та СП, розташованого в Харкові, працівникаЗСУ Інни Верьовкіної, за попередньою домовленістю захисники та захисниціУкраїни проводитимуть подібні заняття й з іншими дітьми, які потраплять донаступних змін військово-спортивного клубу.</text:p>
      <text:p text:style-name="P4">
— Очі хлопчиків і дівчат просто палали з цікавості до всього військового, —розповідає Інна Верьовкіна. — Звісно ж, ми не ставили оцінок, але протягомвсього дня діти проявляли потужну увагу та наполегливість під час опановуванняоснов військової справи. У нас зараз чимало завдань, але заради юних патріотівми періодично приїжджатимемо туди, щоб поділитися своїми знаннями.</text:p>
      <text:p text:style-name="P4">
<text:a xlink:type="simple" xlink:href="https://armyinform.com.ua/wp-content/uploads/2023/06/harkiv-dity-4-scaled.jpg" text:style-name="Internet_20_link" text:visited-style-name="Visited_20_Internet_20_Link">
<draw:frame draw:style-name="fr1" draw:name="Image319" text:anchor-type="as-char" svg:width="6.9236in" svg:height="6.9236in" draw:z-index="0">
<draw:image xlink:href="../Images/AРМІЯINFORM/2023-06-27T78-00-00-04-00/harkiv-dity-4-150x150.jpg" xlink:type="simple" xlink:show="embed" xlink:actuate="onLoad" draw:mime-type="image/jpeg"/>
</draw:frame>
</text:a>
</text:p>
      <text:p text:style-name="P4">
<text:a xlink:type="simple" xlink:href="https://armyinform.com.ua/wp-content/uploads/2023/06/harkiv-dity-5-1.jpg" text:style-name="Internet_20_link" text:visited-style-name="Visited_20_Internet_20_Link">
<draw:frame draw:style-name="fr1" draw:name="Image320" text:anchor-type="as-char" svg:width="6.9236in" svg:height="6.9236in" draw:z-index="0">
<draw:image xlink:href="../Images/AРМІЯINFORM/2023-06-27T78-00-00-04-00/harkiv-dity-5-1-150x150.jpg" xlink:type="simple" xlink:show="embed" xlink:actuate="onLoad" draw:mime-type="image/jpeg"/>
</draw:frame>
</text:a>
</text:p>
      <text:p text:style-name="P4">
Після цього першого практичного заняття військовослужбовці Збройних СилУкраїни разом із керівництвом клубу розробили умовну програму наступноїзустрічі. Між іншим, вирішили включити ще питання мінної безпеки та іншутематику, що нині актуальна для прифронтової області.</text:p>
      <text:p text:style-name="P4">
<text:span text:style-name="T5">
Фото Інни Верьовкіної</text:span>
</text:p>
      <text:p text:style-name="P4">
Source: <text:a xlink:type="simple" xlink:href="https://armyinform.com.ua/2023/06/27/armijczi-provely-polovi-zanyattya-z-yunymy-meshkanczyamy-harkivshhyny/" text:style-name="Internet_20_link" text:visited-style-name="Visited_20_Internet_20_Link">
https://armyinform.com.ua/2023/06/27/armijczi-provely-polovi-zanyattya-z-yunymy-meshkanczyamy-harkivshhyny/</text:a>
</text:p>
      <!--NEWS-->
      <text:h text:style-name="P10" text:outline-level="1">
<text:span text:style-name="T4">
У Британії медики ЗСУ пройшли навчання з такмеду в рамках програми Operation Orbital</text:span>
</text:h>
      <text:p text:style-name="P4">
Author: ['АРМІЯINFORM']</text:p>
      <text:p text:style-name="P4">
Time: 2023-06-27T79:00:00-04:00</text:p>
      <text:p text:style-name="P4">
Description: 49 українських військових медиків пройшли навчання з такмеду у Великій Британії в рамка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6651577_612684724377943_7241031397370475304_n.jpg" text:style-name="Internet_20_link" text:visited-style-name="Visited_20_Internet_20_Link">
356651577_612684724377943_7241031397370475304_n.jpg</text:a>
', '<text:a xlink:type="simple" xlink:href="https://armyinform.com.ua/wp-content/uploads/2023/06/356597397_612684587711290_1826643262037779634_n-150x150.jpg" text:style-name="Internet_20_link" text:visited-style-name="Visited_20_Internet_20_Link">
356597397_612684587711290_1826643262037779634_n-150x150.jpg</text:a>
', '<text:a xlink:type="simple" xlink:href="https://armyinform.com.ua/wp-content/uploads/2023/06/356836294_612684557711293_2143445195246453348_n-150x150.jpg" text:style-name="Internet_20_link" text:visited-style-name="Visited_20_Internet_20_Link">
356836294_612684557711293_2143445195246453348_n-150x150.jpg</text:a>
', '<text:a xlink:type="simple" xlink:href="https://armyinform.com.ua/wp-content/uploads/2023/06/356857179_612684707711278_7458639319069509451_n-150x150.jpg" text:style-name="Internet_20_link" text:visited-style-name="Visited_20_Internet_20_Link">
356857179_612684707711278_7458639319069509451_n-150x150.jpg</text:a>
', '<text:a xlink:type="simple" xlink:href="https://armyinform.com.ua/wp-content/uploads/2023/06/356255097_612684081044674_870728103359450896_n-150x150.jpg" text:style-name="Internet_20_link" text:visited-style-name="Visited_20_Internet_20_Link">
356255097_612684081044674_870728103359450896_n-150x150.jpg</text:a>
']</text:p>
      <text:p text:style-name="P4">
Tags: ['БРИТАНІЯ', 'ГШ ЗС УКРАЇНИ', 'НАВЧАННЯ', 'ТАКМЕДИЦИНА']</text:p>
      <text:p text:style-name="P4">
Category: News</text:p>
      <!--METADATA-->
      <text:p text:style-name="P4">
<draw:frame draw:style-name="fr1" draw:name="Image321" text:anchor-type="as-char" svg:width="6.9236in" svg:height="4.615733in" draw:z-index="0">
<draw:image xlink:href="../Images/AРМІЯINFORM/2023-06-27T79-00-00-04-00/356651577_612684724377943_7241031397370475304_n.jpg" xlink:type="simple" xlink:show="embed" xlink:actuate="onLoad" draw:mime-type="image/jpeg"/>
</draw:frame>
</text:p>
      <text:p text:style-name="P4">
49 українських військових медиків пройшли навчання з такмеду у ВеликійБританії в рамках програми Operation Orbital.</text:p>
      <text:p text:style-name="P4">
Про це<text:a xlink:type="simple" xlink:href="https://www.facebook.com/GeneralStaff.ua/posts/pfbid0P15TFhhkaA5givSGsomTXX7GsNkkdZVb8M3jRNhobB8pd9Mtacf4Xu5q6ctyKNSql" text:style-name="Internet_20_link" text:visited-style-name="Visited_20_Internet_20_Link">
інформує</text:a>
Генеральний штаб ЗС України.</text:p>
      <text:p text:style-name="P4">
Це унікальний курс, який проводить британська армія разом з представникамиНідерландів та Ісландії. Українців навчають:</text:p>
      <ul>
        <li>
масовому огляду поранених з різними травмами;  * наданню допомоги постраждалим з тяжкими пораненнями, спричиненими вибухами та стрілецькою зброєю;  * допомозі та способам безпечно витягнути постраждалих з цивільних та військових транспортних засобів;  * евакуації поранених під вогнем.</li>
      </ul>
      <text:p text:style-name="P4">
<text:a xlink:type="simple" xlink:href="https://armyinform.com.ua/wp-content/uploads/2023/06/356597397_612684587711290_1826643262037779634_n.jpg" text:style-name="Internet_20_link" text:visited-style-name="Visited_20_Internet_20_Link">
<draw:frame draw:style-name="fr1" draw:name="Image322" text:anchor-type="as-char" svg:width="6.9236in" svg:height="6.9236in" draw:z-index="0">
<draw:image xlink:href="../Images/AРМІЯINFORM/2023-06-27T79-00-00-04-00/356597397_612684587711290_1826643262037779634_n-150x150.jpg" xlink:type="simple" xlink:show="embed" xlink:actuate="onLoad" draw:mime-type="image/jpeg"/>
</draw:frame>
</text:a>
</text:p>
      <text:p text:style-name="P4">
<text:a xlink:type="simple" xlink:href="https://armyinform.com.ua/wp-content/uploads/2023/06/356836294_612684557711293_2143445195246453348_n.jpg" text:style-name="Internet_20_link" text:visited-style-name="Visited_20_Internet_20_Link">
<draw:frame draw:style-name="fr1" draw:name="Image323" text:anchor-type="as-char" svg:width="6.9236in" svg:height="6.9236in" draw:z-index="0">
<draw:image xlink:href="../Images/AРМІЯINFORM/2023-06-27T79-00-00-04-00/356836294_612684557711293_2143445195246453348_n-150x150.jpg" xlink:type="simple" xlink:show="embed" xlink:actuate="onLoad" draw:mime-type="image/jpeg"/>
</draw:frame>
</text:a>
</text:p>
      <text:p text:style-name="P4">
<text:a xlink:type="simple" xlink:href="https://armyinform.com.ua/wp-content/uploads/2023/06/356857179_612684707711278_7458639319069509451_n.jpg" text:style-name="Internet_20_link" text:visited-style-name="Visited_20_Internet_20_Link">
<draw:frame draw:style-name="fr1" draw:name="Image324" text:anchor-type="as-char" svg:width="6.9236in" svg:height="6.9236in" draw:z-index="0">
<draw:image xlink:href="../Images/AРМІЯINFORM/2023-06-27T79-00-00-04-00/356857179_612684707711278_7458639319069509451_n-150x150.jpg" xlink:type="simple" xlink:show="embed" xlink:actuate="onLoad" draw:mime-type="image/jpeg"/>
</draw:frame>
</text:a>
</text:p>
      <text:p text:style-name="P4">
<text:a xlink:type="simple" xlink:href="https://armyinform.com.ua/wp-content/uploads/2023/06/356255097_612684081044674_870728103359450896_n.jpg" text:style-name="Internet_20_link" text:visited-style-name="Visited_20_Internet_20_Link">
<draw:frame draw:style-name="fr1" draw:name="Image325" text:anchor-type="as-char" svg:width="6.9236in" svg:height="6.9236in" draw:z-index="0">
<draw:image xlink:href="../Images/AРМІЯINFORM/2023-06-27T79-00-00-04-00/356255097_612684081044674_870728103359450896_n-150x150.jpg" xlink:type="simple" xlink:show="embed" xlink:actuate="onLoad" draw:mime-type="image/jpeg"/>
</draw:frame>
</text:a>
</text:p>
      <text:p text:style-name="P4">
«Повернувшись додому, медики передадуть знання про першу медичну допомогуіншим військовослужбовцям Збройних Сил України», — йдеться в повідомленні.</text:p>
      <text:p text:style-name="P4">
Source: <text:a xlink:type="simple" xlink:href="https://armyinform.com.ua/2023/06/27/u-brytaniyi-medyky-zsu-projshly-navchannya-z-takmedu-v-ramkah-programy-operation-orbital/" text:style-name="Internet_20_link" text:visited-style-name="Visited_20_Internet_20_Link">
https://armyinform.com.ua/2023/06/27/u-brytaniyi-medyky-zsu-projshly-navchannya-z-takmedu-v-ramkah-programy-operation-orbital/</text:a>
</text:p>
      <!--NEWS-->
      <text:h text:style-name="P10" text:outline-level="1">
<text:span text:style-name="T4">
Столтенберг застеріг союзників від недооцінки РФ та закликав надалі допомагати Україні</text:span>
</text:h>
      <text:p text:style-name="P4">
Authors: Ukrinform (Person)</text:p>
      <text:p text:style-name="P4">
Publisher: Укринформ (Organization)</text:p>
      <text:p text:style-name="P4">
Published Time: 2023-06-27T7:50:00+03:00</text:p>
      <text:p text:style-name="P4">
Modified Time: 2023-06-27T22:50:00+03:00</text:p>
      <text:p text:style-name="P4">
Description: Генеральний секретар НАТО Єнс Столтенберг застеріг союзників по Альянсу від недооцінки на адресу Росії, хоча нещодавні події засвідчили нестабільність цієї країни, та закликав продовжувати підтримувати Україну у її зусиллях із захисту проти російської агресії. — Укрінформ.</text:p>
      <text:p text:style-name="P4">
Images: ['<text:a xlink:type="simple" xlink:href="https://static.ukrinform.com/photos/2022_12/thumb_files/630_360_1669912772-442.jpg" text:style-name="Internet_20_link" text:visited-style-name="Visited_20_Internet_20_Link">
630_360_16699...</text:a>
']</text:p>
      <text:p text:style-name="P4">
Tags: ['Євросоюз', 'НАТО', 'Столтенберг', 'Україна', 'Агресія РФ', 'Росія', 'Війна з Росією']</text:p>
      <text:p text:style-name="P4">
Type: Article</text:p>
      <!--METADATA-->
      <text:p text:style-name="P4">
<draw:frame draw:style-name="fr1" draw:name="Image326" text:anchor-type="as-char" svg:width="6.9236in" svg:height="3.956343in" draw:z-index="0">
<draw:image xlink:href="../Images/yкринформ/2023-06-27T7-50-00-03-00/630_360_1669912772-442.jpg" xlink:type="simple" xlink:show="embed" xlink:actuate="onLoad" draw:mime-type="image/jpeg"/>
</draw:frame>
 Генеральнийсекретар НАТО Єнс Столтенберг застеріг союзників по Альянсу від недооцінки наадресу Росії, хоча нещодавні події засвідчили нестабільність цієї країни, тазакликав продовжувати підтримувати Україну у її зусиллях із захисту протиросійської агресії.</text:p>
      <text:p text:style-name="P4">
Про це Єнс Столтенберг заявив сьогодні у Гаазі під час пресконференції запідсумками робочої зустрічі за участі глав держав та урядів Литви, Польщі,Румунії, Албанії, Бельгії, Нідерландів та Норвегії, повідомляє кореспондентУкрінформу.</text:p>
      <text:p text:style-name="P4">
«Ми всі бачили події в Росії упродовж минулих днів. Це є внутрішньою справоюРосії. Але є очевидним, що злочинна війна президента Путіна проти Українипоглибила розділи та створила нову напругу в самій Росії. Водночас, ми немаємо її недооцінювати. Зараз навіть більш важливим є продовження нашоїдопомоги для України. Я очікую, що під час саміту у Вільнюсі за кілька тижнівми зробимо чітке послання щодо наших зобов’язань», - сказав керівник Альянсу.</text:p>
      <text:p text:style-name="P4">
<text:span text:style-name="T4">
Читайте також:</text:span>
 <text:span text:style-name="T4">
<text:a xlink:type="simple" xlink:href="https://www.ukrinform.ua/rubric-world/3728528-kraini-baltii-zaklikaut-nato-posiliti-shidni-kordoni-cerez-vagnerivciv-u-bilorusi.html" text:style-name="Internet_20_link" text:visited-style-name="Visited_20_Internet_20_Link">
 Країни Балтії закликають НАТО посилити східні кордоничерез «вагнерівців» у Білорусі </text:a>
 </text:span>
</text:p>
      <text:p text:style-name="P4">
Він зауважив, що Збройні Сили України нині продовжують контрнаступ. Точатьсяважкі бої, але українці досягають успіху. За словами Столтенберга, що більшесвоєї землі українці зможуть звільнити, то сильнішими будуть їхні позиції займовірним столом переговорів у майбутньому.</text:p>
      <text:p text:style-name="P4">
Генеральний секретар НАТО подякував Нідерландам та союзникам, які взяли участьу робочій зустрічі, за надання критично важливої допомоги для України. Цевключає внесок у широкий пакет допомоги НАТО для України, а також ініціативуза лідерства Нідерландів й Данії щодо підготовки українських пілотів для F-16.</text:p>
      <text:p text:style-name="P4">
«На саміті ми погодимо багаторічну програму для України, та оновимо нашіполітичні зв’язки. Це приведе Україну ближче до її законного місця в НАТО», -сказав Столтенберг.</text:p>
      <text:p text:style-name="P4">
<text:span text:style-name="T4">
Читайте також:</text:span>
 <text:span text:style-name="T4">
<text:a xlink:type="simple" xlink:href="https://www.ukrinform.ua/rubric-ato/3727856-dania-pocala-navcanna-ukrainskih-pilotiv-na-f16.html" text:style-name="Internet_20_link" text:visited-style-name="Visited_20_Internet_20_Link">
 Данія почала навчання українських пілотів на F-16</text:a>
 </text:span>
</text:p>
      <text:p text:style-name="P4">
Він повідомив, що під час робочої вечері союзники також обговорили подальшікроки зі зміцнення системи стримування й оборони НАТО. Зокрема, це стосуєтьсяприйняття нових планів оборони, із визначенням необхідних сил таспроможностей, та із високим рівнем бойової готовності. Ці заходи маютьзасвідчити, що <text:span text:style-name="T4">
<text:a xlink:type="simple" xlink:href="https://www.ukrinform.ua/tag-nato" text:style-name="Internet_20_link" text:visited-style-name="Visited_20_Internet_20_Link">
 НАТО </text:a>
 </text:span>
 готове рішучезахищати кожен дюйм своєї території.</text:p>
      <text:p text:style-name="P4">
Керівник НАТО висловив впевненість, що під час саміту у Вільнюсі союзникипогодять новий рівень оборонних внесків, де 2 відсотки від ВВП будутьмінімально можливою «підлогою», а не «стелею» таких витрат.</text:p>
      <text:p text:style-name="P4">
«Російська війна проти України демонструє, що ми не можемо сприймати мир якданість, і що ми маємо більше інвестувати у власну безпеку», - додавСтолтенберг.</text:p>
      <text:p text:style-name="P4">
<text:span text:style-name="T4">
Читайте також:</text:span>
 <text:span text:style-name="T4">
<text:a xlink:type="simple" xlink:href="https://www.ukrinform.ua/rubric-polytics/3728503-ukraina-ocikue-na-samiti-u-vilnusi-duze-silnogo-signalu-sodo-vstupu-v-nato-ermak.html" text:style-name="Internet_20_link" text:visited-style-name="Visited_20_Internet_20_Link">
 Україна очікує на саміті у Вільнюсі «дуже сильногосигналу» щодо вступу в НАТО - Єрмак </text:a>
 </text:span>
</text:p>
      <text:p text:style-name="P4">
Як вже повідомлялося, наступний саміт НАТО, який відбудеться у Вільнюсі 11-12липня, серед головних питань розгляне продовження допомоги для України у їїборотьбі проти російської агресії. Україна від цієї зустрічі очікує конкретнихрішень щодо визначення шляху країни до членства в НАТО та щодо надання Українігарантій безпеки для запобігання ймовірному повторенню російської агресії умайбутньому.</text:p>
      <text:p text:style-name="P4">
Source: <text:a xlink:type="simple" xlink:href="https://www.ukrinform.ua/rubric-world/3728546-stoltenberg-zasterig-souznikiv-vid-nedoocinki-rf-ta-zaklikav-nadali-dopomagati-ukraini.html" text:style-name="Internet_20_link" text:visited-style-name="Visited_20_Internet_20_Link">
https://www.ukrinform.ua/rubric-world/3728546-stoltenberg-zasterig-souznikiv-vid-nedoocinki-rf-ta-zaklikav-nadali-dopomagati-ukraini.html</text:a>
</text:p>
      <!--NEWS-->
      <text:h text:style-name="P10" text:outline-level="1">
<text:span text:style-name="T4">
Валерій Залужний з генерал-лейтенантом Сергієм Шапталою перевірили роботу на пунктах управління військ ОК «Північ»</text:span>
</text:h>
      <text:p text:style-name="P4">
Author: ['АРМІЯINFORM']</text:p>
      <text:p text:style-name="P4">
Time: 2023-06-27T80:00:00-04:00</text:p>
      <text:p text:style-name="P4">
Description: Разом із начальником Генерального штабу Збройних Сил України генерал-лейтенантом Сергіє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АЛЕРІЙ ЗАЛУЖНИЙ', 'ВІЙНА', 'ВТОРГНЕННЯ РФ', 'СЕРГІЙ ШАПТАЛА']</text:p>
      <text:p text:style-name="P4">
Category: News</text:p>
      <!--METADATA-->
      <text:p text:style-name="P4">
Разом із начальником Генерального штабу Збройних Сил України генерал-лейтенантом Сергієм Шапталою провели роботу на пунктах управління військоперативного командування «Північ».</text:p>
      <text:p text:style-name="P4">
У зоні відповідальності угруповання ворог продовжує систематичні артилерійськіобстріли прикордонних районів Чернігівської та Сумської областей та застосовуєдиверсійно-розвідувальні групи.</text:p>
      <text:p text:style-name="P4">
Наші військові не втрачають пильності, ведуть розвідку та постійно працюютьнад покращенням своїх оборонних спроможностей.</text:p>
      <text:p text:style-name="P4">
Відстежуємо противника на Півночі, готові дати гідну відсіч.</text:p>
      <text:p text:style-name="P4">
Source: <text:a xlink:type="simple" xlink:href="https://armyinform.com.ua/2023/06/27/valerij-zaluzhnyj-z-general-lejtenantom-sergiyem-shaptaloyu-pereviryly-robotu-na-punktah-upravlinnya-vijsk-ok-pivnich/" text:style-name="Internet_20_link" text:visited-style-name="Visited_20_Internet_20_Link">
https://armyinform.com.ua/2023/06/27/valerij-zaluzhnyj-z-general-lejtenantom-sergiyem-shaptaloyu-pereviryly-robotu-na-punktah-upravlinnya-vijsk-ok-pivnich/</text:a>
</text:p>
      <!--NEWS-->
      <text:h text:style-name="P10" text:outline-level="1">
<text:span text:style-name="T4">
Фронтові гармаші тестують унікальний комплекс-«невидимку» артрозвідки: репортаж з «нулів»</text:span>
</text:h>
      <text:p text:style-name="P4">
Author: ['Віктор Шевченко']</text:p>
      <text:p text:style-name="P4">
Time: 2023-06-27T81:00:00-04:00</text:p>
      <text:p text:style-name="P4">
Description: Українська армія дедалі більше відходить від застарілих радянських методів управлі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golovna-50.jpg" text:style-name="Internet_20_link" text:visited-style-name="Visited_20_Internet_20_Link">
golovna-50.jpg</text:a>
', '<text:a xlink:type="simple" xlink:href="https://armyinform.com.ua/wp-content/uploads/2023/06/1-88.jpg" text:style-name="Internet_20_link" text:visited-style-name="Visited_20_Internet_20_Link">
1-88.jpg</text:a>
', '<text:a xlink:type="simple" xlink:href="https://armyinform.com.ua/wp-content/uploads/2023/06/bez-ymeny-koe1.jpg" text:style-name="Internet_20_link" text:visited-style-name="Visited_20_Internet_20_Link">
bez-ymeny-koe1.jpg</text:a>
', '<text:a xlink:type="simple" xlink:href="https://armyinform.com.ua/wp-content/uploads/2023/06/foto-3-19.jpg" text:style-name="Internet_20_link" text:visited-style-name="Visited_20_Internet_20_Link">
foto-3-19.jpg</text:a>
', '<text:a xlink:type="simple" xlink:href="https://armyinform.com.ua/wp-content/uploads/2023/06/4-63-150x150.jpg" text:style-name="Internet_20_link" text:visited-style-name="Visited_20_Internet_20_Link">
4-63-150x150.jpg</text:a>
', '<text:a xlink:type="simple" xlink:href="https://armyinform.com.ua/wp-content/uploads/2023/06/5-55-150x150.jpg" text:style-name="Internet_20_link" text:visited-style-name="Visited_20_Internet_20_Link">
5-55-150x150.jpg</text:a>
', '<text:a xlink:type="simple" xlink:href="https://armyinform.com.ua/wp-content/uploads/2023/06/6-50.jpg" text:style-name="Internet_20_link" text:visited-style-name="Visited_20_Internet_20_Link">
6-50.jpg</text:a>
']</text:p>
      <text:p text:style-name="P4">
Tags: ['ВТОРГНЕННЯ РФ', 'ГАРМАШІ']</text:p>
      <text:p text:style-name="P4">
Category: News</text:p>
      <!--METADATA-->
      <text:p text:style-name="P4">
<draw:frame draw:style-name="fr1" draw:name="Image327" text:anchor-type="as-char" svg:width="6.9236in" svg:height="5.1927in" draw:z-index="0">
<draw:image xlink:href="../Images/AРМІЯINFORM/2023-06-27T81-00-00-04-00/golovna-50.jpg" xlink:type="simple" xlink:show="embed" xlink:actuate="onLoad" draw:mime-type="image/jpeg"/>
</draw:frame>
</text:p>
      <text:p text:style-name="P4">
<text:span text:style-name="T4">
<text:span text:style-name="T5">
Українська армія дедалі більше відходить від застарілих радянських методівуправління, опановуючи новітні вітчизняні розробки. Пам’ятаєте, приміром, зчого розпочалося впровадження у війська захищеної бойової системи управліннятактичної ланки «Кропива», без якої тепер не обходиться жоден бойовийпідрозділ? Нині ЗСУ мають всі шанси отримати на озброєння чергову унікальнурозробку</text:span>
</text:span>
 <text:span text:style-name="T5">
— <text:span text:style-name="T4">
автоматизовану та дистанційно керовану систему артилерійськоїрозвідки <text:span text:style-name="T5">
БАРАК</text:span>
 , яку неможливо виявити жодними технічними засобами. І це притому, що вона дає чітку «засічку» координат роботи навіть великокаліберногокулемета на відстані до 12 км, і мінометів та артилерії </text:span>
—</text:span>
 <text:span text:style-name="T4">
<text:span text:style-name="T5">
до 30 км.Увага: із похибкою не більше ніж 50 метрів!</text:span>
</text:span>
</text:p>
      <text:p text:style-name="P4">
Кореспондент <text:a xlink:type="simple" xlink:href="https://armyinform.com.ua/" text:style-name="Internet_20_link" text:visited-style-name="Visited_20_Internet_20_Link">
АрміяInform</text:a>
 мав розмову про цюрозробку з начальником артилерії однієї з окремих мотопіхотних бригад, що ниніб’є окупантів на Донецькому напрямку. Підполковник Віталій Підвисоцький тестуєта допомагає вдосконалювати дійсно унікальний винахід його автору і йоговеликій команді однодумців вже майже рік. З його слів, розробка вже практичноготова до широкого застосування в ЗСУ.</text:p>
      <text:p text:style-name="P4">
<draw:frame draw:style-name="fr1" draw:name="Image328" text:anchor-type="as-char" svg:width="6.9236in" svg:height="4.615733in" draw:z-index="0">
<draw:image xlink:href="../Images/AРМІЯINFORM/2023-06-27T81-00-00-04-00/1-88.jpg" xlink:type="simple" xlink:show="embed" xlink:actuate="onLoad" draw:mime-type="image/jpeg"/>
</draw:frame>
</text:p>
      <text:p text:style-name="P4">
<text:span text:style-name="T4">
— Віталію Івановичу, розкажіть, будь-ласка, як у вашій бригаді з’явився цейкомплекс артилерійської розвідки, з чого почалася ваша особиста співпраця зйого розробниками.</text:span>
</text:p>
      <text:p text:style-name="P4">
— Ця розробка з’явилася у нас минулого літа, після початку великої війни. В їїумовах нам потрібно було мати найбільш ефективні засоби протидії окупантам, щологічно, виходячи зі співвідношення наших сил та засобів. Те, чим микористалися до того, нас не влаштовувало з багатьох причин, зокрема черезморальну та фізичну застарілість систем радянського зразка. То дуже болюча дляартилеристів тема. Тому коли ми познайомилися із одеським вченим-винахідником,що вже мав стосунок до розробок акустичних розвідувальних систем, ми розпочалиактивну співпрацю.</text:p>
      <text:p text:style-name="P4">
Чесно кажучи, я спочатку не повірив, що <text:span text:style-name="T5">
БАРАК</text:span>
 працюватиме ефективно, коли донас на фронт приїхала команда однодумців і колег винахідника із якимись тамайфонами та мікрофонами. Але нам конче був потрібен якийсь новий засібартилерійської розвідки, насамперед, для ефективної контрбатарейної боротьбиіз противником. Тому ми долучилися до їхньої роботи, І вже влітку одеситинадали нам для тестування пілотну версію комплексу <text:span text:style-name="T5">
БАРАК</text:span>
.</text:p>
      <text:p text:style-name="P4">
— <text:span text:style-name="T4">
Що <text:span text:style-name="T5">
БАРА</text:span>
 <text:span text:style-name="T5">
К</text:span>
 собою являє технічно та фізично?</text:span>
</text:p>
      <text:p text:style-name="P4">
— <text:span text:style-name="T5">
БАРАК</text:span>
 — це багатофункціональна аудіометрична система, яка допомагаєвизначати точні координати стріляючих гармат противника. Починали ми, на нашспільний погляд, із досить примітивної першої версії, яку поступововдосконалювали для збільшення її ефективності та спроможностей. Дляідентифікації програмою <text:span text:style-name="T5">
БАРАК</text:span>
 пострілу з того чи іншого артилерійськогозасобу, починаючи із міномета й закінчуючи найбільшими калібрами ствольної тареактивної артилерії, одесити разом з нами прямо на бойових позиціях робилиаудіозаписи «виходів» з наших артсистем, аналогічних російським. Колеги ізсусідніх бригад нам у цьому сприяли. Команда поверталася до Одеси, корегувалавсе програмне забезпечення з урахуванням виявлених помилок та похибок. Робота,скажу вам, була довгою та непростою.</text:p>
      <text:p text:style-name="P4">
<draw:frame draw:style-name="fr1" draw:name="Image329" text:anchor-type="as-char" svg:width="6.9236in" svg:height="5.1927in" draw:z-index="0">
<draw:image xlink:href="../Images/AРМІЯINFORM/2023-06-27T81-00-00-04-00/bez-ymeny-koe1.jpg" xlink:type="simple" xlink:show="embed" xlink:actuate="onLoad" draw:mime-type="image/jpeg"/>
</draw:frame>
Перша версія БАРАК</text:p>
      <text:p text:style-name="P4">
Але на даний момент ми досягли наступного. Зараз засікаємо точні координатистріляючих артпідрозділів й окремих гармат противника на відстанях до 30кілометрів. Найточніші дані маємо, якщо по нас ведуть вогонь з дистанцій у18–24 кілометри. На «засікання» витрачаємо не більше ніж п’ять секунд. Післячого за допомогою операторів <text:span text:style-name="T5">
БАРАK</text:span>
 співставляємо свої дані з даними наших«пташок», що майже постійно ширяють у небі та перебувають із операторами_БАРАК_ на прямому зв’язку в режимі онлайн, інформацією від тактичної розвідкитощо, отримуємо тотожні координати цілей.</text:p>
      <text:p text:style-name="P4">
— <text:span text:style-name="T4">
Пане Віталію, що являє собою цей комплекс фізично?</text:span>
</text:p>
      <text:p text:style-name="P4">
— Він простий в роботі, не потребує великих людських чи матеріальних затрат.Фізично являє собою вісім, а за необхідності й більше, невеличких модулів змікрофонами спрямованої дії, що розташовуються за певними схемами таконфігураціями упродовж кількох кілометрів. Вони працюють цілодобово,незалежно один від одного, маючи кожен запас енергії на 5–7 діб. Програмнезабезпечення постійно вдосконалюється із врахуванням різних чинників, яківпливають на роботу комплексу. Це інтенсивність та масованість роботи ворожоїартилерії, кожен ствол якої <text:span text:style-name="T5">
БАРАК</text:span>
 має засікти, пора доби, температуразовнішнього середовища тощо. Із останніх оновлень, які зробили для <text:span text:style-name="T5">
БАРАК_одесити, — це можливість засікати прольоти іранських «Шахедів», а такожсамоперезапуск модуля чи системи, коли звуки виходів фіксуються нечітко. Базазвуків для визначення цілей постійно оновлюється, аж до калібрів менше ніж 82міліметри. До речі, останню версію комплексу _БАРАК</text:span>
 вже активно застосовуютьбезпосередньо на одеському узбережжі.</text:p>
      <text:p text:style-name="P4">
— <text:span text:style-name="T4">
Модулями можна керувати дистанційно?</text:span>
</text:p>
      <text:p text:style-name="P4">
— Так. Якщо оператор отримує від аеророзвідки дані про роботу артилеріїпротивника, який веде по нас вогонь, а <text:span text:style-name="T5">
БАРАК</text:span>
 цього взагалі «не бачить», віндистанційно робить перезапуск того чи іншого модуля, шукає й змінює частотиаудіовизначення тощо. Оператор також має можливість обробляти отримані дані забагатьма програмними алгоритмами, що, на думку фахівця, визначить найбільшточні координати цілі. Отримані дані передаються старшому начальнику, який вжевирішує щодо доцільності чи можливості застосування вогню у відповідь.</text:p>
      <text:p text:style-name="P4">
<draw:frame draw:style-name="fr1" draw:name="Image330" text:anchor-type="as-char" svg:width="6.9236in" svg:height="3.894525in" draw:z-index="0">
<draw:image xlink:href="../Images/AРМІЯINFORM/2023-06-27T81-00-00-04-00/foto-3-19.jpg" xlink:type="simple" xlink:show="embed" xlink:actuate="onLoad" draw:mime-type="image/jpeg"/>
</draw:frame>
</text:p>
      <text:p text:style-name="P4">
— <text:span text:style-name="T4">
Чи має цей комплекс світові аналоги?</text:span>
 <text:span text:style-name="T5">
(Якось автор бачив на одному зполігонів американський комплекс пасивної артрозвідки. Він має форму бочкирозмірами з невеличку автівку, «засікає» виходи калібрів від 82 мм та маєпохибку визначення координат противника на відстані до 25 кілометрів у 10метрів).</text:span>
</text:p>
      <text:p text:style-name="P4">
— Наскільки мені відомо, світових аналогів <text:span text:style-name="T5">
БАРАК</text:span>
 не має взагалі. Принаймніза габаритами, живучістю, мобільністю, простотою у застосуванні таобслуговуванні, шириною смуги спостереження й точністю під час охопленнявеликої кількості цілей. А головне — він має пасивну дію, його простонеможливо виявити жодними технічними засобами. На нього не здатні вплинутиніякі засоби радіоелектронної боротьби ворога. Ба більше — його простонеможливо знищити фізично, як, приміром, станцію акустичної розвідки наколісній чи броньованій базі. Спробуйте-но знайти в полях і лісопосадкахуздовж кількох кілометрів вісім прикопаних та замаскованих під місцевурослинність чи ґрунти футлярів розміром з чемоданчик-дипломат! Навіть якщокілька з них будуть випадково знищені чи вийдуть з ладу, комплекс діятиме. Дотого ж модулі не дають жодних випромінювань, навіть теплових, а як самеоператори отримують від них інформацію — «секрет фірми».</text:p>
      <text:p text:style-name="P4">
— <text:span text:style-name="T4">
Скільки часу займає алгоритм: «засічка» координат цілі — передача даних —прийняття рішення — вогонь у відповідь?</text:span>
</text:p>
      <text:p text:style-name="P4">
— П’ять секунд на визначення координат, 30 секунд на обробку й передачу данихв артилерійську групу, декілька хвилин на прийняття її командиром рішення навраження цілі й постановку вогневого завдання артилерійському підрозділу, і —перший постріл.</text:p>
      <text:p text:style-name="P4">
— <text:span text:style-name="T4">
Результати задовільні?</text:span>
</text:p>
      <text:p text:style-name="P4">
— Більш ніж. Окрім прямих влучань, що мають місце постійно, ми навіть намаксимальних дистанціях стрільби за похибки при визначенні координат у 50метрів можемо вразити, скажімо, розрахунки ворожих гармат та самі гарматиуламково-фугасним снарядом, осколки якого розлітаються в радіусі 200 метрів.Хоч і в такий спосіб, але ми чи засоби враження вищого командування маємореальну можливість придушити роботу арти ворога, щоби підтримати дії нашоїпіхоти.</text:p>
      <text:p text:style-name="P4">
— <text:span text:style-name="T4">
Віталію Івановичу, на вашу думку, чи здатен <text:span text:style-name="T5">
БАРАК</text:span>
 зайняти місце наозброєнні в артилерійських підрозділах нашого війська, як це раніше сталося вЗСУ із «Кропивою»?</text:span>
</text:p>
      <text:p text:style-name="P4">
— Однозначно так! Ми протягом року провели дуже клопітку й серйозну роботу зкомплексом. Він нині більш ніж ефективний, простий у виробництві та в разидешевший, як порівняти з іншими системами акустичної артрозвідки.Обслуговуючий персонал готується не довше, ніж оператори дронів. До речі,<text:span text:style-name="T5">
БАРАК</text:span>
 засікає точні координати, навіть коли через негоду, сильні вітри чи вумовах обмеженої видимості не літають наші дрони. Краще, звичайно, коли вонипрацюють комплексно, тоді дані розвідки, як і відповідно наші артудари,точніші. Утім, факт залишається фактом. Кожен модуль самостійно засікає звук,сам обробляє інформацію й передає отриманий результат на пульт оператору. Яксаме — знову ж таки, таємниця. А оператор, як я вже казав раніше, обирає одиніз алгоритмів обробки даних та передає отримані результати в артгрупу.</text:p>
      <text:p text:style-name="P4">
<text:a xlink:type="simple" xlink:href="https://armyinform.com.ua/wp-content/uploads/2023/06/4-63.jpg" text:style-name="Internet_20_link" text:visited-style-name="Visited_20_Internet_20_Link">
<draw:frame draw:style-name="fr1" draw:name="Image331" text:anchor-type="as-char" svg:width="6.9236in" svg:height="6.9236in" draw:z-index="0">
<draw:image xlink:href="../Images/AРМІЯINFORM/2023-06-27T81-00-00-04-00/4-63-150x150.jpg" xlink:type="simple" xlink:show="embed" xlink:actuate="onLoad" draw:mime-type="image/jpeg"/>
</draw:frame>
</text:a>
</text:p>
      <text:p text:style-name="P4">
<text:a xlink:type="simple" xlink:href="https://armyinform.com.ua/wp-content/uploads/2023/06/5-55.jpg" text:style-name="Internet_20_link" text:visited-style-name="Visited_20_Internet_20_Link">
<draw:frame draw:style-name="fr1" draw:name="Image332" text:anchor-type="as-char" svg:width="6.9236in" svg:height="6.9236in" draw:z-index="0">
<draw:image xlink:href="../Images/AРМІЯINFORM/2023-06-27T81-00-00-04-00/5-55-150x150.jpg" xlink:type="simple" xlink:show="embed" xlink:actuate="onLoad" draw:mime-type="image/jpeg"/>
</draw:frame>
</text:a>
</text:p>
      <text:p text:style-name="P4">
— <text:span text:style-name="T4">
Наскільки розумію, <text:span text:style-name="T5">
БАРАК</text:span>
 є просто скороченою назвою комплексу, йпромислового виробника в нього немає. Але як його кваліфікує сам винахідник?</text:span>
</text:p>
      <text:p text:style-name="P4">
— Визначення автора звучить так: «централізована багатокористувальна системааудіометричної розвідки пасивного принципу». А <text:span text:style-name="T5">
БАРАК</text:span>
 — це дійсно абревіатурацього визначення.</text:p>
      <text:p text:style-name="P4">
— <text:span text:style-name="T4">
Ми можемо побачити роботу операторів <text:span text:style-name="T5">
БАРАК</text:span>
?</text:span>
</text:p>
      <text:p text:style-name="P4">
— Так. Зараз за вами заїде офіцер з відділу вогневої підтримки бригади, якийкурує цей напрямок. Побачите команду операторів, яка чергує на комплексіцілодобово й позмінно, обслуговує модулі, виставляє їх за схемами та замінюєджерела живлення…</text:p>
      <text:p text:style-name="P4">
… Розмовляємо з начальником відділення, старшим оператором комплексуакустичної розвідки Ярославом.</text:p>
      <text:p text:style-name="P4">
<draw:frame draw:style-name="fr1" draw:name="Image333" text:anchor-type="as-char" svg:width="6.9236in" svg:height="4.615733in" draw:z-index="0">
<draw:image xlink:href="../Images/AРМІЯINFORM/2023-06-27T81-00-00-04-00/6-50.jpg" xlink:type="simple" xlink:show="embed" xlink:actuate="onLoad" draw:mime-type="image/jpeg"/>
</draw:frame>
</text:p>
      <text:p text:style-name="P4">
— <text:span text:style-name="T4">
Ярославе, наскільки, на вашу думку, ефективний <text:span text:style-name="T5">
БАРАК</text:span>
?</text:span>
</text:p>
      <text:p text:style-name="P4">
— З точки зору точності визначення координат стріляючих гармат чи реактивнихсистем залпового вогню він надзвичайно точний на дистанціях десь у 25кілометрів, і дає невелику похибку на максимальній відстані визначення цілей у30 кілометрів. Ба більше, ми вже чітко засікаємо роботу не тільки мінометівусіх калібрів, але й зенітних установок та навіть великокаліберних кулеметівна 10–12 тисяч метрів.</text:p>
      <text:p text:style-name="P4">
— <text:span text:style-name="T4">
Чи залежить якість роботи <text:span text:style-name="T5">
БАРАК</text:span>
 від погодних умов чи інших чинників?</text:span>
</text:p>
      <text:p text:style-name="P4">
— У нас є шість методів обробки інформації. Чотири з них враховують метеодані,які ми вводимо в програму. Кожен модуль видає на пульт результати «засічки»координат автономно. Вони поєднуються у спеціальній табличці, після чого ми задопомогою одного з методів отримуємо дані про напрямок ведення вогню — тобто,куди орки стріляють, дистанцію до їхніх вогневих засобів, та в підсумку — їхніточні координати. Потім порівнюємо отриманий результат з даними підрозділуаеророзвідки, з яким ми на онлайн-зв’язку, а вночі додатково з інформацією відспостережних пунктів на передових позиціях. Потім видаємо максимально точнийрезультат куди треба.</text:p>
      <text:p text:style-name="P4">
— <text:span text:style-name="T4">
Наскільки захищені в усіх сенсах самі модулі?</text:span>
</text:p>
      <text:p text:style-name="P4">
— Модулі й системи живлення до них наш підрозділ виставляє на місцевості запевними конфігураціями, що визначає командування. Вони поміщені у водозахисніфутляри, й працюють навіть коли їх підтоплюють дощ чи сніги. Впливу на нихсистем радіоелектронної боротьби противника ми не відчуваємо, адже маємо відних чіткі сигнали, знаючи, що саме у цей час РЕБ окупантів активно глушить всівиди зв’язку. Знайти їх дуже важко, позаяк вони сховані в землі, мовпротитанкові міни, й замасковані під місцевість. Назовні виходить тількиневеличка антена. Окрім того, вихід з ладу окремого модуля не впливає нароботу всього комплексу в цілому.</text:p>
      <text:p text:style-name="P4">
— <text:span text:style-name="T4">
Модулі дають збої?</text:span>
</text:p>
      <text:p text:style-name="P4">
— Іноді. Але вони здатні перезавантажуватися або самостійно, або ж дистанційноза допомогою операторів. До речі, дистанційне керування — це ще одинвеличезний плюс <text:span text:style-name="T5">
БАРАК</text:span>
. Було кілька випадків, коли на якомусь із напрямківаеророзвідка фіксувала роботу арти противника, а наш комплекс цього «не чув».Ми дистанційно перелаштовували роботу кількох модулів на інший діапазон частоті швидко засікали противника. Далі вже за справу бралася наша арта.</text:p>
      <text:p text:style-name="P4">
— <text:span text:style-name="T4">
Про результати її роботи знаєте?</text:span>
</text:p>
      <text:p text:style-name="P4">
— Знаю, але не озвучуватиму. Коли старше командування висловлює нам подяку зароботу — значить, і ми, і наша артилерія спрацювали на відмінно.</text:p>
      <text:p text:style-name="P4">
— <text:span text:style-name="T4">
Ваше враження від <text:span text:style-name="T5">
БАРАК</text:span>
?</text:span>
</text:p>
      <text:p text:style-name="P4">
— Він неймовірний!</text:p>
      <text:p text:style-name="P4">
<text:span text:style-name="T4">
P</text:span>
 <text:span text:style-name="T4">
.</text:span>
 <text:span text:style-name="T4">
S</text:span>
 <text:span text:style-name="T4">
.</text:span>
 <text:span text:style-name="T5">
Після інтерв’ю автор зв’язався з Одесою, а саме ізвченим</text:span>
 — <text:span text:style-name="T5">
автором винаходу _БАРАК</text:span>
 (свого імені наразі він просив неназивати). За його словами, цей комплекс вже ефективно працює не тільки наДонецькому напрямку, але й уздовж узбережжя Чорного моря, в акваторії Очакова,у багатьох бойових бригадах на півдні України. Завдяки <text:span text:style-name="T5">
БАРАК</text:span>
 вони посилиликонтрбатарейну боротьбу з орками та вже навчилися виявляти й знищуватиіранські «Шахеди». Команда однодумців у винахідника велика, наразі вона працюєна волонтерських засадах. Про стовідсоткову готовність комплексу до серійноговиробництва, зі слів винахідника, можна буде говорити лише післядержвипробувань та прийняття його на озброєння в ЗСУ._</text:p>
      <text:p text:style-name="P4">
<text:span text:style-name="T5">
Фото автора й з архіву Віталія Висоцького</text:span>
</text:p>
      <text:p text:style-name="P4">
Source: <text:a xlink:type="simple" xlink:href="https://armyinform.com.ua/2023/06/27/frontovi-garmashi-testuyut-unikalnyj-kompleks-nevydymku-artrozvidky-reportazh-z-nuliv/" text:style-name="Internet_20_link" text:visited-style-name="Visited_20_Internet_20_Link">
https://armyinform.com.ua/2023/06/27/frontovi-garmashi-testuyut-unikalnyj-kompleks-nevydymku-artrozvidky-reportazh-z-nuliv/</text:a>
</text:p>
      <!--NEWS-->
      <text:h text:style-name="P10" text:outline-level="1">
<text:span text:style-name="T4">
На окупованих територіях загарбники переобладнують дитячі садки під польові шпиталі</text:span>
</text:h>
      <text:p text:style-name="P4">
Author: ['АРМІЯINFORM']</text:p>
      <text:p text:style-name="P4">
Time: 2023-06-27T82:00:00-04:00</text:p>
      <text:p text:style-name="P4">
Description: Про це повідомляє Генеральний штаб ЗСУ.    Продовжуючи збройну агресію, російськ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56735723bb54ed0e.jpg" text:style-name="Internet_20_link" text:visited-style-name="Visited_20_Internet_20_Link">
56735723bb54ed0e.jpg</text:a>
']</text:p>
      <text:p text:style-name="P4">
Tags: ['STOPRUSSIA', 'АГРЕСІЯ РФ', 'ВІЙНА', 'ВТОРГНЕННЯ РФ']</text:p>
      <text:p text:style-name="P4">
Category: News</text:p>
      <!--METADATA-->
      <text:p text:style-name="P4">
<draw:frame draw:style-name="fr1" draw:name="Image334" text:anchor-type="as-char" svg:width="6.9236in" svg:height="3.894525in" draw:z-index="0">
<draw:image xlink:href="../Images/AРМІЯINFORM/2023-06-27T82-00-00-04-00/56735723bb54ed0e.jpg" xlink:type="simple" xlink:show="embed" xlink:actuate="onLoad" draw:mime-type="image/jpeg"/>
</draw:frame>
Ілюстративне фото</text:p>
      <text:p text:style-name="P4">
Про це<text:a xlink:type="simple" xlink:href="https://www.facebook.com/GeneralStaff.ua/posts/pfbid0WAJ2gFCtEgS6nDXK3nehwwad81HuQZv4MVcUbMpxycMm3csyZHXxQbG1qbYxoysCl" text:style-name="Internet_20_link" text:visited-style-name="Visited_20_Internet_20_Link">
повідомляє</text:a>
Генеральний штаб ЗСУ.</text:p>
      <text:p text:style-name="P4">
Продовжуючи збройну агресію, російські окупаційні війська щоденно зазнаютьвтрат. До будівлі дитячого садочку, переобладнаного під польовий шпитальзагарбників, що розташований у Новомихайлівці Херсонської області, булодоставлено близько 50 поранених окупантів.</text:p>
      <text:p text:style-name="P4">
Також противник продовжує переобладнувати цивільні заклади освіти на тимчасовозахоплених територіях України під медичні установи. Так, загальноосвітню школунаселеного пункту Розівка Запорізької області окупанти перетворили на ще одинвійськовий шпиталь. Відзначається постійний підвіз поранених загарбників.</text:p>
      <text:p text:style-name="P4">
Source: <text:a xlink:type="simple" xlink:href="https://armyinform.com.ua/2023/06/27/na-okupovanyh-terytoriyah-zagarbnyky-pereobladnuyut-dytyachi-sadky-pid-polovi-shpytali/" text:style-name="Internet_20_link" text:visited-style-name="Visited_20_Internet_20_Link">
https://armyinform.com.ua/2023/06/27/na-okupovanyh-terytoriyah-zagarbnyky-pereobladnuyut-dytyachi-sadky-pid-polovi-shpytali/</text:a>
</text:p>
      <!--NEWS-->
      <text:h text:style-name="P10" text:outline-level="1">
<text:span text:style-name="T4">
Наразі в російському полоні перебуває 126 жінок, з них — 46 військових</text:span>
</text:h>
      <text:p text:style-name="P4">
Author: ['АРМІЯINFORM']</text:p>
      <text:p text:style-name="P4">
Time: 2023-06-27T83:00:00-04:00</text:p>
      <text:p text:style-name="P4">
Description: За даними Національного інформаційного бюро, станом на кінець червня 2023 року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8096564-grant-durr-kywcvs3tha-unsplash-1-.jpg" text:style-name="Internet_20_link" text:visited-style-name="Visited_20_Internet_20_Link">
8096564-grant-durr-kywcvs3tha-unsplash-1-.jpg</text:a>
']</text:p>
      <text:p text:style-name="P4">
Tags: ['АГРЕСІЯ РФ', 'БРАНЦІ КРЕМЛЯ', 'ВТОРГНЕННЯ РФ', 'ЖІНКИ У ПОЛОНІ']</text:p>
      <text:p text:style-name="P4">
Category: News</text:p>
      <!--METADATA-->
      <text:p text:style-name="P4">
<draw:frame draw:style-name="fr1" draw:name="Image335" text:anchor-type="as-char" svg:width="6.9236in" svg:height="3.883237in" draw:z-index="0">
<draw:image xlink:href="../Images/AРМІЯINFORM/2023-06-27T83-00-00-04-00/8096564-grant-durr-kywcvs3tha-unsplash-1-.jpg" xlink:type="simple" xlink:show="embed" xlink:actuate="onLoad" draw:mime-type="image/jpeg"/>
</draw:frame>
</text:p>
      <text:p text:style-name="P4">
За даними Національного інформаційного бюро, станом на кінець червня 2023 рокув російському полоні перебуває 126 жінок. З них — 46 військових і 80цивільних.</text:p>
      <text:p text:style-name="P4">
Про це <text:a xlink:type="simple" xlink:href="https://minre.gov.ua/2023/06/27/narazi-v-rosijskomu-poloni-perebuvaye-126-zhinok/" text:style-name="Internet_20_link" text:visited-style-name="Visited_20_Internet_20_Link">
повідомляє</text:a>
 Міністерство з питань реінтеграції тимчасовоокупованих територій України.</text:p>
      <text:p text:style-name="P4">
23 бранки мають дітей: 14 військових мають 23 дитини й 9 цивільних мають 15дітей.</text:p>
      <text:p text:style-name="P4">
Нагадаємо, що за 15 місяців війни в Україні росія<text:a xlink:type="simple" xlink:href="https://armyinform.com.ua/2023/06/27/za-15-misyacziv-vijny-v-ukrayini-rosiya-stratyla-77-czyvilnyh-vyazniv-oon/" text:style-name="Internet_20_link" text:visited-style-name="Visited_20_Internet_20_Link">
стратила</text:a>
 77 цивільних в’язнів. Крімтого, було зафіксовано понад 864 випадки незаконного затримання з боку рф,багато з яких також були прирівняні до насильницьких зникнень.</text:p>
      <text:p text:style-name="P4">
Source: <text:a xlink:type="simple" xlink:href="https://armyinform.com.ua/2023/06/27/narazi-v-rosijskomu-poloni-perebuvaye-126-zhinok-z-nyh-46-vijskovyh/" text:style-name="Internet_20_link" text:visited-style-name="Visited_20_Internet_20_Link">
https://armyinform.com.ua/2023/06/27/narazi-v-rosijskomu-poloni-perebuvaye-126-zhinok-z-nyh-46-vijskovyh/</text:a>
</text:p>
      <!--NEWS-->
      <text:h text:style-name="P10" text:outline-level="1">
<text:span text:style-name="T4">
США оголосили про виділення нового пакета військової допомоги Україні у сфері оборони</text:span>
</text:h>
      <text:p text:style-name="P4">
Author: ['АРМІЯINFORM']</text:p>
      <text:p text:style-name="P4">
Time: 2023-06-27T84:00:00-04:00</text:p>
      <text:p text:style-name="P4">
Description: Про це йдеться в офіційному повідомленні оборонного відомства США.    Він міститим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dopomoga-ssha-5.jpg" text:style-name="Internet_20_link" text:visited-style-name="Visited_20_Internet_20_Link">
dopomoga-ssha-5.jpg</text:a>
']</text:p>
      <text:p text:style-name="P4">
Tags: ['STOPRUSSIA', 'АГРЕСІЯ РФ', 'ВІЙНА', 'ВТОРГНЕННЯ РФ', 'ДОПОМОГА ПАРТНЕРІВ', 'США']</text:p>
      <text:p text:style-name="P4">
Category: News</text:p>
      <!--METADATA-->
      <text:p text:style-name="P4">
<draw:frame draw:style-name="fr1" draw:name="Image336" text:anchor-type="as-char" svg:width="6.9236in" svg:height="4.615733in" draw:z-index="0">
<draw:image xlink:href="../Images/AРМІЯINFORM/2023-06-27T84-00-00-04-00/dopomoga-ssha-5.jpg" xlink:type="simple" xlink:show="embed" xlink:actuate="onLoad" draw:mime-type="image/jpeg"/>
</draw:frame>
Ілюстративне фото</text:p>
      <text:p text:style-name="P4">
Про це<text:a xlink:type="simple" xlink:href="https://www.defense.gov/News/Releases/Release/Article/3440628/biden-administration-announces-additional-security-assistance-for-ukraine/" text:style-name="Internet_20_link" text:visited-style-name="Visited_20_Internet_20_Link">
йдеться</text:a>
 вофіційному повідомленні оборонного відомства США.</text:p>
      <text:p text:style-name="P4">
Він міститиме додаткові боєприпаси для систем протиповітряної оборони Patriot,реактивних систем HIMARS, а також зенітні комплекси Stinger, протитанковікомплекси Javelin і AT-4 та протитанкові ракети.</text:p>
      <text:p text:style-name="P4">
Також США передадуть Україні бойові машини піхоти Bradley й бронетранспортериStryker.</text:p>
      <text:p text:style-name="P4">
Source: <text:a xlink:type="simple" xlink:href="https://armyinform.com.ua/2023/06/27/ssha-ogolosyly-pro-vydilennya-novogo-paketu-vijskovoyi-dopomogy-ukrayini-u-sferi-oborony/" text:style-name="Internet_20_link" text:visited-style-name="Visited_20_Internet_20_Link">
https://armyinform.com.ua/2023/06/27/ssha-ogolosyly-pro-vydilennya-novogo-paketu-vijskovoyi-dopomogy-ukrayini-u-sferi-oborony/</text:a>
</text:p>
      <!--NEWS-->
      <text:h text:style-name="P10" text:outline-level="1">
<text:span text:style-name="T4">
Серед цілей ворожих хакерів — багато об’єктів критичної інфраструктури: Державна служба спецзв’язку та захисту інформації України</text:span>
</text:h>
      <text:p text:style-name="P4">
Author: ['АРМІЯINFORM']</text:p>
      <text:p text:style-name="P4">
Time: 2023-06-27T85:00:00-04:00</text:p>
      <text:p text:style-name="P4">
Description: Ворожі хакери атакують критичну інфраструктуру України: працювати над посиленням захист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rosijski-hakery.jpg" text:style-name="Internet_20_link" text:visited-style-name="Visited_20_Internet_20_Link">
rosijski-hakery.jpg</text:a>
', '<text:a xlink:type="simple" xlink:href="https://armyinform.com.ua/wp-content/uploads/2023/06/2dfa9c68-193e-49f3-ab7b-cce996b8b1c8.jpg" text:style-name="Internet_20_link" text:visited-style-name="Visited_20_Internet_20_Link">
2dfa9c68-193e-49f3-ab7b-cce996b8b1c8.jpg</text:a>
']</text:p>
      <text:p text:style-name="P4">
Tags: ['STOPRUSSIA', 'АГРЕСІЯ РФ', 'ВІЙНА', 'ВТОРГНЕННЯ РФ', 'ХАКЕРИ']</text:p>
      <text:p text:style-name="P4">
Category: News</text:p>
      <!--METADATA-->
      <text:p text:style-name="P4">
<draw:frame draw:style-name="fr1" draw:name="Image337" text:anchor-type="as-char" svg:width="6.9236in" svg:height="4.615733in" draw:z-index="0">
<draw:image xlink:href="../Images/AРМІЯINFORM/2023-06-27T85-00-00-04-00/rosijski-hakery.jpg" xlink:type="simple" xlink:show="embed" xlink:actuate="onLoad" draw:mime-type="image/jpeg"/>
</draw:frame>
Хакери. Ілюстративне фото</text:p>
      <text:p text:style-name="P4">
Ворожі хакери атакують критичну інфраструктуру України: працювати надпосиленням захисту треба постійно.</text:p>
      <text:p text:style-name="P4">
Про це <text:a xlink:type="simple" xlink:href="https://t.me/dsszzi_official/5982" text:style-name="Internet_20_link" text:visited-style-name="Visited_20_Internet_20_Link">
повідомляє</text:a>
 Телеграм-каналДержавної служби спеціального зв’язку та захисту інформації України.</text:p>
      <text:p text:style-name="P4">
Від 2022 року до сьогодні Урядова команда реагування на комп’ютернінадзвичайні події України CERT-UA, яка діє при Держспецзв’язку, в ручномурежимі опрацювала та дослідила понад 3 000 кіберінцидентів і кібератак.</text:p>
      <text:p text:style-name="P4">
Серед цілей ворожих хакерів — багато об’єктів критичної інфраструктуриУкраїни, адже зловмисники не полишають спроб залишити українців без життєвоважливих послуг.</text:p>
      <text:p text:style-name="P4">
Держспецзв’язку нагадує: навіть ті організації, в яких захист побудований занайкращими стандартами, повинні постійно переоцінювати ризики, тестувати ісимулювати різні сценарії проникнення та можливості виявлення атак, оновлювативласні знання та документувати процеси, оскільки ворожі хакери використовуютьвесь наявний арсенал та невпинно еволюціонують.</text:p>
      <text:p text:style-name="P4">
<draw:frame draw:style-name="fr1" draw:name="Image338" text:anchor-type="as-char" svg:width="6.9236in" svg:height="6.9236in" draw:z-index="0">
<draw:image xlink:href="../Images/AРМІЯINFORM/2023-06-27T85-00-00-04-00/2dfa9c68-193e-49f3-ab7b-cce996b8b1c8.jpg" xlink:type="simple" xlink:show="embed" xlink:actuate="onLoad" draw:mime-type="image/jpeg"/>
</draw:frame>
</text:p>
      <text:p text:style-name="P4">
Сьогодні всі ми повинні розуміти, що навіть після закінчення конвенційноївійни атаки проти ІТ-інфраструктури можуть тривати ще багато років.</text:p>
      <text:p text:style-name="P4">
Російські хакери продовжують проникати в мережі об’єктів критичноїінфраструктури як через комп’ютери керівників (які використовувалинеліцензійні програми), так і через комп’ютери IT-адміністраторів, які вважалисебе захищеними, та через довірчі відносини з постачальниками, включно черезмережі ІТ-компаній-розробників програмного забезпечення.</text:p>
      <text:p text:style-name="P4">
Тож посилення власного захисту є надзвичайно важливим для кожного: відкерівника організації — до стажера, від постачальника води — до департаментумісцевої адміністрації.</text:p>
      <text:p text:style-name="P4">
Source: <text:a xlink:type="simple" xlink:href="https://armyinform.com.ua/2023/06/27/sered-czilej-vorozhyh-hakeriv-bagato-obyektiv-krytychnoyi-infrastruktury-derzhavna-sluzhba-speczzvyazku-ta-zahystu-informacziyi-ukrayiny/" text:style-name="Internet_20_link" text:visited-style-name="Visited_20_Internet_20_Link">
https://armyinform.com.ua/2023/06/27/sered-czilej-vorozhyh-hakeriv-bagato-obyektiv-krytychnoyi-infrastruktury-derzhavna-sluzhba-speczzvyazku-ta-zahystu-informacziyi-ukrayiny/</text:a>
</text:p>
      <!--NEWS-->
      <text:h text:style-name="P10" text:outline-level="1">
<text:span text:style-name="T4">
На Запоріжжі та Херсонщині ворог з артилерії 40 разів обстріляв населені пункти</text:span>
</text:h>
      <text:p text:style-name="P4">
Author: ['АРМІЯINFORM']</text:p>
      <text:p text:style-name="P4">
Time: 2023-06-27T86:00:00-04:00</text:p>
      <text:p text:style-name="P4">
Description: Про це у вечірньому зведенні повідомляє пресслужба Генерального штабу Збройних Сил...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8/2022-08-17-v-rajoni-komendatury-okupantiv-v-melitopoli-lunayut-vybuhy.png" text:style-name="Internet_20_link" text:visited-style-name="Visited_20_Internet_20_Link">
2022-08-17-v-rajoni-komendatury-okupantiv-v-melitopoli-lunayut-vybuhy.png</text:a>
']</text:p>
      <text:p text:style-name="P4">
Tags: ['STOPRUSSIA', 'АГРЕСІЯ РФ', 'ВІЙНА', 'ВТОРГНЕННЯ РФ', 'ГШ ЗСУ']</text:p>
      <text:p text:style-name="P4">
Category: News</text:p>
      <!--METADATA-->
      <text:p text:style-name="P4">
<draw:frame draw:style-name="fr1" draw:name="Image339" text:anchor-type="as-char" svg:width="6.9236in" svg:height="3.956343in" draw:z-index="0">
<draw:image xlink:href="../Images/AРМІЯINFORM/2023-06-27T86-00-00-04-00/2022-08-17-v-rajoni-komendatury-okupantiv-v-melitopoli-lunayut-vybuhy.png" xlink:type="simple" xlink:show="embed" xlink:actuate="onLoad" draw:mime-type="image/png"/>
</draw:frame>
 Ілюстративне фото</text:p>
      <text:p text:style-name="P4">
Про це у вечірньому зведенні повідомляє<text:a xlink:type="simple" xlink:href="https://www.facebook.com/GeneralStaff.ua/posts/pfbid0WAJ2gFCtEgS6nDXK3nehwwad81HuQZv4MVcUbMpxycMm3csyZHXxQbG1qbYxoysCl" text:style-name="Internet_20_link" text:visited-style-name="Visited_20_Internet_20_Link">
пресслужба</text:a>
Генерального штабу Збройних Сил України.</text:p>
      <text:p text:style-name="P4">
На Авдіївському напрямку ворог завдав авіаційних ударів в районі Авдіївки.Здійснив артилерійські обстріли понад 20 населених пунктів. Обстріляні,зокрема, Керамік, Новокалинове, Авдіївка, Яснобродівка, Первомайське,Невельське Донецької області.</text:p>
      <text:p text:style-name="P4">
На Мар’їнському напрямку ворог проводив наступальні дії в районі Мар’їнки,успіху не мав. Завдав авіаційних ударів біля Мар’їнки та Красногорівки. В тойже час, здійснив артилерійські обстріли в районах понад 10 населених пунктів.Під вогонь потрапили, зокрема, Іллінка та Побєда Донецької області.</text:p>
      <text:p text:style-name="P4">
На Шахтарському напрямку ворог здійснив безуспішні наступальні дії в напрямкусела Рівнопіль. Завдав авіаційних ударів в районі Сторожевого Донецькоїобласті. Здійснив обстріли понад 15 населених пунктів. Зокрема, цеКатеринівка, Єлизаветівка, Богоявленка, Благодатне, Вугледар, Пречистівка,Золота Нива Донецької області.</text:p>
      <text:p text:style-name="P4">
На Запорізькому та Херсонському напрямках противник зосереджує основні зусилляна недопущенні просування наших військ. Ворог завдав авіаційних ударів врайонах Оріхова та Новоданилівки Запорізької області. Здійснив артилерійськіобстріли понад 40 населених пунктів. Постраждали Новодарівка, Ольгівське,Полтавка, Малинівка, Чарівне, Мала Токмачка, Преображенка, Оріхів, ПавлівкаЗапорізької області; Золота Балка, Дудчани, Качкарівка, Веселе, Антонівка,Херсон, Білозерка, Дніпровське, Кізомис Херсонської області та ОчаківМиколаївської області.</text:p>
      <text:p text:style-name="P4">
Source: <text:a xlink:type="simple" xlink:href="https://armyinform.com.ua/2023/06/27/na-zaporizhzhi-ta-hersonshhyni-vorog-z-artyleriyi-40-raziv-obstrilyuvav-naseleni-punkty/" text:style-name="Internet_20_link" text:visited-style-name="Visited_20_Internet_20_Link">
https://armyinform.com.ua/2023/06/27/na-zaporizhzhi-ta-hersonshhyni-vorog-z-artyleriyi-40-raziv-obstrilyuvav-naseleni-punkty/</text:a>
</text:p>
      <!--NEWS-->
      <text:h text:style-name="P10" text:outline-level="1">
<text:span text:style-name="T4">
Під час робочої поїздки в Донецьку область мав за честь особисто потиснути руку Герою України — Президент України</text:span>
</text:h>
      <text:p text:style-name="P4">
Author: ['АРМІЯINFORM']</text:p>
      <text:p text:style-name="P4">
Time: 2023-06-27T87:00:00-04:00</text:p>
      <text:p text:style-name="P4">
Description: Про це повідомляє Президент України Володимир Зеленський на своїй офіційній сторінці 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6382121_3379373978979621_118196811211052175_n.jpg" text:style-name="Internet_20_link" text:visited-style-name="Visited_20_Internet_20_Link">
356382121_3379373978979621_118196811211052175_n.jpg</text:a>
', '<text:a xlink:type="simple" xlink:href="https://armyinform.com.ua/wp-content/uploads/2023/06/356253952_3379373975646288_7406021673221537067_n-150x150.jpg" text:style-name="Internet_20_link" text:visited-style-name="Visited_20_Internet_20_Link">
356253952_3379373975646288_7406021673221537067_n-150x150.jpg</text:a>
', '<text:a xlink:type="simple" xlink:href="https://armyinform.com.ua/wp-content/uploads/2023/06/356727487_3379373852312967_4147739468704936798_n-150x150.jpg" text:style-name="Internet_20_link" text:visited-style-name="Visited_20_Internet_20_Link">
356727487_3379373852312967_4147739468704936798_n-150x150.jpg</text:a>
', '<text:a xlink:type="simple" xlink:href="https://armyinform.com.ua/wp-content/uploads/2023/06/356382784_3379373832312969_3112921344923108884_n-150x150.jpg" text:style-name="Internet_20_link" text:visited-style-name="Visited_20_Internet_20_Link">
356382784_3379373832312969_3112921344923108884_n-150x150.jpg</text:a>
', '<text:a xlink:type="simple" xlink:href="https://armyinform.com.ua/wp-content/uploads/2023/06/356421296_3379373838979635_5299731240683674856_n-150x150.jpg" text:style-name="Internet_20_link" text:visited-style-name="Visited_20_Internet_20_Link">
356421296_3379373838979635_5299731240683674856_n-150x150.jpg</text:a>
', '<text:a xlink:type="simple" xlink:href="https://armyinform.com.ua/wp-content/uploads/2023/06/356379786_3379373835646302_6165696954415047192_n-150x150.jpg" text:style-name="Internet_20_link" text:visited-style-name="Visited_20_Internet_20_Link">
356379786_3379373835646302_6165696954415047192_n-150x150.jpg</text:a>
']</text:p>
      <text:p text:style-name="P4">
Tags: ['STOPRUSSIA', 'АГРЕСІЯ РФ', 'ВІЙНА', 'ВОЛОДИМИР ЗЕЛЕНСЬКИЙ', 'ВТОРГНЕННЯ РФ', 'ЗОЛОТА ЗІРКА', 'ОФІС ПРЕЗИДЕНТА УКРАЇНИ', 'ПРЕЗИДЕНТ УКРАЇНИ']</text:p>
      <text:p text:style-name="P4">
Category: News</text:p>
      <!--METADATA-->
      <text:p text:style-name="P4">
<draw:frame draw:style-name="fr1" draw:name="Image340" text:anchor-type="as-char" svg:width="6.9236in" svg:height="6.9236in" draw:z-index="0">
<draw:image xlink:href="../Images/AРМІЯINFORM/2023-06-27T87-00-00-04-00/356382121_3379373978979621_118196811211052175_n.jpg" xlink:type="simple" xlink:show="embed" xlink:actuate="onLoad" draw:mime-type="image/jpeg"/>
</draw:frame>
</text:p>
      <text:p text:style-name="P4">
Про це<text:a xlink:type="simple" xlink:href="https://www.facebook.com/zelenskiy.official/posts/pfbid0HEZpHhJy8vveVSNqaLxPUvianzjcVjCXJ3uokk3zgjvo119HYMgFypnRv6ueHkNdl" text:style-name="Internet_20_link" text:visited-style-name="Visited_20_Internet_20_Link">
повідомляє</text:a>
Президент України Володимир Зеленський на своїй офіційній сторінці усоціальній мережі Facebook.</text:p>
      <text:p text:style-name="P4">
Учора наші герої дарували свої шеврони.</text:p>
      <text:p text:style-name="P4">
Шеврони нашої історії.</text:p>
      <text:p text:style-name="P4">
Сьогодні хочу розповісти про одного з них.</text:p>
      <text:p text:style-name="P4">
Одного з тих, хто докладає максимум зусиль, щоб у нашої держави, наших людейбуло вільне майбутнє.</text:p>
      <text:p text:style-name="P4">
Майор Сергій Дудін — заступник командира батальйону морської піхоти 35-їокремої бригади морської піхоти Командування морської піхоти Військово-Морських сил ЗСУ. Неодноразово він брав участь у відбитті атак ворога. Ускладі підрозділу та особисто знищував ворожу техніку й живу силу, брав участьу вдалих штурмах, які сам же спланував, звільняв від російської окупації земліХерсонщини.</text:p>
      <text:p text:style-name="P4">
<text:a xlink:type="simple" xlink:href="https://armyinform.com.ua/wp-content/uploads/2023/06/356253952_3379373975646288_7406021673221537067_n.jpg" text:style-name="Internet_20_link" text:visited-style-name="Visited_20_Internet_20_Link">
<draw:frame draw:style-name="fr1" draw:name="Image341" text:anchor-type="as-char" svg:width="6.9236in" svg:height="6.9236in" draw:z-index="0">
<draw:image xlink:href="../Images/AРМІЯINFORM/2023-06-27T87-00-00-04-00/356253952_3379373975646288_7406021673221537067_n-150x150.jpg" xlink:type="simple" xlink:show="embed" xlink:actuate="onLoad" draw:mime-type="image/jpeg"/>
</draw:frame>
</text:a>
</text:p>
      <text:p text:style-name="P4">
<text:a xlink:type="simple" xlink:href="https://armyinform.com.ua/wp-content/uploads/2023/06/356727487_3379373852312967_4147739468704936798_n.jpg" text:style-name="Internet_20_link" text:visited-style-name="Visited_20_Internet_20_Link">
<draw:frame draw:style-name="fr1" draw:name="Image342" text:anchor-type="as-char" svg:width="6.9236in" svg:height="6.9236in" draw:z-index="0">
<draw:image xlink:href="../Images/AРМІЯINFORM/2023-06-27T87-00-00-04-00/356727487_3379373852312967_4147739468704936798_n-150x150.jpg" xlink:type="simple" xlink:show="embed" xlink:actuate="onLoad" draw:mime-type="image/jpeg"/>
</draw:frame>
</text:a>
</text:p>
      <text:p text:style-name="P4">
<text:a xlink:type="simple" xlink:href="https://armyinform.com.ua/wp-content/uploads/2023/06/356382784_3379373832312969_3112921344923108884_n.jpg" text:style-name="Internet_20_link" text:visited-style-name="Visited_20_Internet_20_Link">
<draw:frame draw:style-name="fr1" draw:name="Image343" text:anchor-type="as-char" svg:width="6.9236in" svg:height="6.9236in" draw:z-index="0">
<draw:image xlink:href="../Images/AРМІЯINFORM/2023-06-27T87-00-00-04-00/356382784_3379373832312969_3112921344923108884_n-150x150.jpg" xlink:type="simple" xlink:show="embed" xlink:actuate="onLoad" draw:mime-type="image/jpeg"/>
</draw:frame>
</text:a>
</text:p>
      <text:p text:style-name="P4">
<text:a xlink:type="simple" xlink:href="https://armyinform.com.ua/wp-content/uploads/2023/06/356421296_3379373838979635_5299731240683674856_n.jpg" text:style-name="Internet_20_link" text:visited-style-name="Visited_20_Internet_20_Link">
<draw:frame draw:style-name="fr1" draw:name="Image344" text:anchor-type="as-char" svg:width="6.9236in" svg:height="6.9236in" draw:z-index="0">
<draw:image xlink:href="../Images/AРМІЯINFORM/2023-06-27T87-00-00-04-00/356421296_3379373838979635_5299731240683674856_n-150x150.jpg" xlink:type="simple" xlink:show="embed" xlink:actuate="onLoad" draw:mime-type="image/jpeg"/>
</draw:frame>
</text:a>
</text:p>
      <text:p text:style-name="P4">
<text:a xlink:type="simple" xlink:href="https://armyinform.com.ua/wp-content/uploads/2023/06/356379786_3379373835646302_6165696954415047192_n.jpg" text:style-name="Internet_20_link" text:visited-style-name="Visited_20_Internet_20_Link">
<draw:frame draw:style-name="fr1" draw:name="Image345" text:anchor-type="as-char" svg:width="6.9236in" svg:height="6.9236in" draw:z-index="0">
<draw:image xlink:href="../Images/AРМІЯINFORM/2023-06-27T87-00-00-04-00/356379786_3379373835646302_6165696954415047192_n-150x150.jpg" xlink:type="simple" xlink:show="embed" xlink:actuate="onLoad" draw:mime-type="image/jpeg"/>
</draw:frame>
</text:a>
</text:p>
      <text:p text:style-name="P4">
Під час робочої поїздки в Донецьку область мав за честь особисто потиснутируку Герою України та вручити орден «Золота Зірка».</text:p>
      <text:p text:style-name="P4">
Дякую за службу і, звісно, окремо дякую за шеврон!</text:p>
      <text:p text:style-name="P4">
Україна пишається своїми воїнами!</text:p>
      <text:p text:style-name="P4">
Шануємо, підтримуємо та бажаємо якнайшвидше бути вдома з перемогою. СлаваУкраїні!</text:p>
      <text:p text:style-name="P4">
Source: <text:a xlink:type="simple" xlink:href="https://armyinform.com.ua/2023/06/27/pid-chas-robochoyi-poyizdky-v-doneczku-oblast-mav-za-chest-osobysto-potysnuty-ruku-geroyu-ukrayiny-prezydent-ukrayiny/" text:style-name="Internet_20_link" text:visited-style-name="Visited_20_Internet_20_Link">
https://armyinform.com.ua/2023/06/27/pid-chas-robochoyi-poyizdky-v-doneczku-oblast-mav-za-chest-osobysto-potysnuty-ruku-geroyu-ukrayiny-prezydent-ukrayiny/</text:a>
</text:p>
      <!--NEWS-->
      <text:h text:style-name="P10" text:outline-level="1">
<text:span text:style-name="T4">
Черговий міст, зруйнований війною, відновили на Миколаївщині</text:span>
</text:h>
      <text:p text:style-name="P4">
Author: ['АРМІЯINFORM']</text:p>
      <text:p text:style-name="P4">
Time: 2023-06-27T88:00:00-04:00</text:p>
      <text:p text:style-name="P4">
Description: Підрозділами Державної спеціальної служби транспорту відновлено та введено в експлуатаці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6214685_586864923619886_3612079684106230722_n.jpg" text:style-name="Internet_20_link" text:visited-style-name="Visited_20_Internet_20_Link">
356214685_586864923619886_3612079684106230722_n.jpg</text:a>
', '<text:a xlink:type="simple" xlink:href="https://armyinform.com.ua/wp-content/uploads/2023/06/356428863_586864880286557_8138639806392236550_n.jpg" text:style-name="Internet_20_link" text:visited-style-name="Visited_20_Internet_20_Link">
356428863_586864880286557_8138639806392236550_n.jpg</text:a>
']</text:p>
      <text:p text:style-name="P4">
Tags: ['STOPRUSSIA', 'АГРЕСІЯ РФ', 'ВІЙНА', 'ВТОРГНЕННЯ РФ', 'ДЕРЖСПЕЦТРАНССЛУЖБИ']</text:p>
      <text:p text:style-name="P4">
Category: News</text:p>
      <!--METADATA-->
      <text:p text:style-name="P4">
<draw:frame draw:style-name="fr1" draw:name="Image346" text:anchor-type="as-char" svg:width="6.9236in" svg:height="3.877216in" draw:z-index="0">
<draw:image xlink:href="../Images/AРМІЯINFORM/2023-06-27T88-00-00-04-00/356214685_586864923619886_3612079684106230722_n.jpg" xlink:type="simple" xlink:show="embed" xlink:actuate="onLoad" draw:mime-type="image/jpeg"/>
</draw:frame>
</text:p>
      <text:p text:style-name="P4">
Підрозділами Державної спеціальної служби транспорту відновлено та введено вексплуатацію черговий міст на Миколаївщині.</text:p>
      <text:p text:style-name="P4">
Військовослужбовці мостового підрозділу<text:a xlink:type="simple" xlink:href="https://www.facebook.com/uadsst/posts/pfbid0ioy4vXsjBVRXTiPMUs8jxvE9ePt8WgfVPFrHv4Ah33BLVhsYyT34Lbcgo2SE6cANl" text:style-name="Internet_20_link" text:visited-style-name="Visited_20_Internet_20_Link">
Держспецтрансслужби</text:a>
відновили сполучення між місцевими громадами де тривали бойові дії. Завдякикоштам державної фандрейзингової платформи United24 вдалось у найкоротшітерміни побудувати та ввести в експлуатацію черговий об’єкт інфраструктури,який був зруйнований під час вторгнення росії.</text:p>
      <text:p text:style-name="P4">
Голова Адміністрації Державної спеціальної служби транспорту генерал-майорБогдан Бондар подякував військовослужбовцям за сумлінну роботу. Кращим зпідрозділу, хто відзначився під час відновлення об’єкту були вручені відомчінагороди.</text:p>
      <text:p text:style-name="P4">
<draw:frame draw:style-name="fr1" draw:name="Image347" text:anchor-type="as-char" svg:width="6.9236in" svg:height="3.900295in" draw:z-index="0">
<draw:image xlink:href="../Images/AРМІЯINFORM/2023-06-27T88-00-00-04-00/356428863_586864880286557_8138639806392236550_n.jpg" xlink:type="simple" xlink:show="embed" xlink:actuate="onLoad" draw:mime-type="image/jpeg"/>
</draw:frame>
</text:p>
      <text:p text:style-name="P4">
«Я вдячний за вашу кропітку роботу, яку ви робите по відновленню мирного життяу районах, які зазнали російського вторгнення. Бойові дії ще тривають, тому цене останній об’єкт, який ми зробили. Все, що ми робимо, робиться для нашоїперемоги. Попереду буде ще багато роботи і після нашої перемоги її ще будебільше, адже ми прагнемо не тільки відновити зруйновану інфраструктуру, а йзроби краще, ніж було», — зазначив генерал-майор Богдан Бондар.</text:p>
      <text:p text:style-name="P4">
Варто зазначити, що відновлені підрозділами Держспецтрансслужби мости уМиколаївській області витримали натиск потік води у сотні тон після підривуросіянами Каховської ГЕС. Це приклад колективного професіоналізму тавідповідальності кожного військового у виконанні своїх обов’язків.</text:p>
      <text:p text:style-name="P4">
Незламні духом відновлять Україну!</text:p>
      <text:p text:style-name="P4">
Source: <text:a xlink:type="simple" xlink:href="https://armyinform.com.ua/2023/06/27/chergovyj-mist-zrujnovanyj-vijnoyu-vidnovyly-na-mykolayivshhyni/" text:style-name="Internet_20_link" text:visited-style-name="Visited_20_Internet_20_Link">
https://armyinform.com.ua/2023/06/27/chergovyj-mist-zrujnovanyj-vijnoyu-vidnovyly-na-mykolayivshhyni/</text:a>
</text:p>
      <!--NEWS-->
      <text:h text:style-name="P10" text:outline-level="1">
<text:span text:style-name="T4">
Противник зосереджує основні зусилля на Лиманському, Бахмутському та Мар’їнському напрямках</text:span>
</text:h>
      <text:p text:style-name="P4">
Author: ['АРМІЯINFORM']</text:p>
      <text:p text:style-name="P4">
Time: 2023-06-27T89:00:00-04:00</text:p>
      <text:p text:style-name="P4">
Description: Як зазначається у вечірньому зведенні Генерального штабу ЗСУ, впродовж доб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artyleriya.jpg" text:style-name="Internet_20_link" text:visited-style-name="Visited_20_Internet_20_Link">
artyleriya.jpg</text:a>
']</text:p>
      <text:p text:style-name="P4">
Tags: ['STOPRUSSIA', 'АГРЕСІЯ РФ', 'БАХМУТСЬКИЙ НАПРЯМОК', 'ВІЙНА', 'ВТОРГНЕННЯ РФ', "МАР'ЇНСЬКИЙ НАПРЯМОК"]</text:p>
      <text:p text:style-name="P4">
Category: News</text:p>
      <!--METADATA-->
      <text:p text:style-name="P4">
<draw:frame draw:style-name="fr1" draw:name="Image348" text:anchor-type="as-char" svg:width="6.9236in" svg:height="4.615733in" draw:z-index="0">
<draw:image xlink:href="../Images/AРМІЯINFORM/2023-06-27T89-00-00-04-00/artyleriya.jpg" xlink:type="simple" xlink:show="embed" xlink:actuate="onLoad" draw:mime-type="image/jpeg"/>
</draw:frame>
Ілюстративне фото <text:span text:style-name="T4">
🔥 Ситуація щодо російського вторгнення</text:span>
</text:p>
      <text:p text:style-name="P4">
Як<text:a xlink:type="simple" xlink:href="https://www.facebook.com/GeneralStaff.ua/posts/pfbid0WAJ2gFCtEgS6nDXK3nehwwad81HuQZv4MVcUbMpxycMm3csyZHXxQbG1qbYxoysCl" text:style-name="Internet_20_link" text:visited-style-name="Visited_20_Internet_20_Link">
зазначається</text:a>
у вечірньому зведенні Генерального штабу ЗСУ, впродовж доби відбулось понад 10бойових зіткнень.</text:p>
      <text:p text:style-name="P4">
На Волинському та Поліському напрямках оперативна обстановка без суттєвихзмін. Ознак формування наступальних угруповань не виявлено.</text:p>
      <text:p text:style-name="P4">
На Сіверському та Слобожанському напрямках противник зберігає військовуприсутність. Здійснив мінометні та артилерійські обстріли понад 20 населенихпунктів, зокрема, це Заріччя, Тимоновичі Чернігівської області; Середина Буда,Порохонь, Фотовиж, Велика Писарівка Сумської області, а також Уди, КозачаЛопань та Красне Перше на Харківщині.</text:p>
      <text:p text:style-name="P4">
На Куп’янському напрямку артилерійських і мінометних обстрілів також зазналипонад 20 населених пунктів. Зокрема, Масютівка, Кислівка, Котлярівка,Берестове Харківської області.</text:p>
      <text:p text:style-name="P4">
На Лиманському напрямку артилерійських обстрілів зазнали понад 15 населенихпунктів, зокрема, Невське, Діброва, Білогорівка Луганської області; Торське,Серебрянка, Спірне Донецької області.</text:p>
      <text:p text:style-name="P4">
На Бахмутському напрямку противник здійснив безуспішні спроби відновитивтрачене положення в напрямку південно-східніше Іванівського.</text:p>
      <text:p text:style-name="P4">
Від ворожих артилерійських обстрілів постраждали райони понад 15 населенихпунктів. Зокрема, під вогонь потрапили Васюківка, Маркове, Хромове, Часів Яр,Іванівське, Озарянівка та Південне Донецької області.</text:p>
      <text:p text:style-name="P4">
Source: <text:a xlink:type="simple" xlink:href="https://armyinform.com.ua/2023/06/27/protyvnyk-zoseredzhuye-osnovni-zusyllya-na-lymanskomu-bahmutskomu-ta-maryinskomu-napryamkah/" text:style-name="Internet_20_link" text:visited-style-name="Visited_20_Internet_20_Link">
https://armyinform.com.ua/2023/06/27/protyvnyk-zoseredzhuye-osnovni-zusyllya-na-lymanskomu-bahmutskomu-ta-maryinskomu-napryamkah/</text:a>
</text:p>
      <!--NEWS-->
      <text:h text:style-name="P10" text:outline-level="1">
<text:span text:style-name="T4">
Судитимуть зрадника з Криму, який у лавах фсб розслідував справу проти полонених українських моряків та переслідував кримських татар</text:span>
</text:h>
      <text:p text:style-name="P4">
Author: ['АРМІЯINFORM']</text:p>
      <text:p text:style-name="P4">
Time: 2023-06-27T8:00:00-04:00</text:p>
      <text:p text:style-name="P4">
Description: Працівники ДБР завершили спеціальне досудове розслідування відносно колишнь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zradnika-z-krimu-yakij-u-lavah-fsb-rozsliduvav-spravu-proti-polonenih-ukrainskih-moryakiv-ta-peresliduvav-krimskih-tatar-450x395-4fd.jpeg" text:style-name="Internet_20_link" text:visited-style-name="Visited_20_Internet_20_Link">
zradnika-z-krimu-yakij-u-lavah-fsb-rozsliduvav-spravu-proti-polonenih-ukrainskih-moryakiv-ta-peresliduvav-krimskih-tatar-450x395-4fd.jpeg</text:a>
']</text:p>
      <text:p text:style-name="P4">
Tags: ['STOPRUSSIA', 'АГРЕСІЯ РФ', 'ВІЙНА', 'ВТОРГНЕННЯ РФ', 'ДБР']</text:p>
      <text:p text:style-name="P4">
Category: News</text:p>
      <!--METADATA-->
      <text:p text:style-name="P4">
<draw:frame draw:style-name="fr1" draw:name="Image349" text:anchor-type="as-char" svg:width="6.9236in" svg:height="6.077382in" draw:z-index="0">
<draw:image xlink:href="../Images/AРМІЯINFORM/2023-06-27T8-00-00-04-00/zradnika-z-krimu-yakij-u-lavah-fsb-rozsliduvav-spravu-proti-polonenih-ukrainskih-moryakiv-ta-peresliduvav-krimskih-tatar-450x395-4fd.jpeg" xlink:type="simple" xlink:show="embed" xlink:actuate="onLoad" draw:mime-type="image/jpeg"/>
</draw:frame>
</text:p>
      <text:p text:style-name="P4">
Працівники ДБР завершили спеціальне досудове розслідування відносно колишньогоукраїнського правоохоронця, який після захоплення росіянами Кримськогопівострову зрадив присягу та вступив до лав фсб рф.</text:p>
      <text:p text:style-name="P4">
Про це <text:a xlink:type="simple" xlink:href="https://dbr.gov.ua/news/suditimut-zradnika-z-krimu-yakij-u-lavah-fsb-rozsliduvav-spravu-proti-polonenih-ukrainskih-moryakiv-ta-peresliduvav-krimskih-tatar" text:style-name="Internet_20_link" text:visited-style-name="Visited_20_Internet_20_Link">
повідомляє</text:a>
 Державне бюро розслідувань.</text:p>
      <text:p text:style-name="P4">
«Встановлено, що фігурант отримав посаду слідчого в управлінні фсб рф по Кримута Севастополю та займався переслідуванням кримськотатарських активістів. Умежах ініційованих ним кримінальних проваджень місцеві окупаційні судивизнавали кримськотатарські релігійні організації терористичними, а їхніхлідерів кидали за ґрати.</text:p>
      <text:p text:style-name="P4">
Також 2018 році зрадник вів справу проти українських моряків, яких полонилиросіяни в районі Керченської протоки. На суді він клопотав про тримання підвартою у слідчому ізоляторі всіх затриманих українців, у тому числіпоранених», — йдеться у повідомленні.</text:p>
      <text:p text:style-name="P4">
Зазначається, що колишній український правоохоронець заочно обвинувачується вдезертирстві та державній зраді (ч. 1 ст. 111 та ч. 1 ст. 408 КК України).</text:p>
      <text:p text:style-name="P4">
Санкція статті передбачає покарання у вигляді позбавлення волі на строк до 15років.</text:p>
      <text:p text:style-name="P4">
Процесуальне керівництво здійснює Сумська спеціалізована прокуратура у сферіоборони Центрального регіону.</text:p>
      <text:p text:style-name="P4">
Source: <text:a xlink:type="simple" xlink:href="https://armyinform.com.ua/2023/06/27/sudytymut-zradnyka-z-krymu-yakyj-u-lavah-fsb-rozsliduvav-spravu-proty-polonenyh-ukrayinskyh-moryakiv-ta-peresliduvav-krymskyh-tatar/" text:style-name="Internet_20_link" text:visited-style-name="Visited_20_Internet_20_Link">
https://armyinform.com.ua/2023/06/27/sudytymut-zradnyka-z-krymu-yakyj-u-lavah-fsb-rozsliduvav-spravu-proty-polonenyh-ukrayinskyh-moryakiv-ta-peresliduvav-krymskyh-tatar/</text:a>
</text:p>
      <!--NEWS-->
      <text:h text:style-name="P10" text:outline-level="1">
<text:span text:style-name="T4">
Окупанти здійснили ракетний удар по Краматорську</text:span>
</text:h>
      <text:p text:style-name="P4">
Author: ['АРМІЯINFORM']</text:p>
      <text:p text:style-name="P4">
Time: 2023-06-27T90:00:00-04:00</text:p>
      <text:p text:style-name="P4">
Description: Черговий військовий злочин здійснили окупаційні війська рф. Увечері вони нанесли ракетн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0x0-5-1.jpg" text:style-name="Internet_20_link" text:visited-style-name="Visited_20_Internet_20_Link">
0x0-5-1.jpg</text:a>
', '<text:a xlink:type="simple" xlink:href="https://armyinform.com.ua/wp-content/uploads/2023/06/0x0-1-1-150x150.jpg" text:style-name="Internet_20_link" text:visited-style-name="Visited_20_Internet_20_Link">
0x0-1-1-150x150.jpg</text:a>
', '<text:a xlink:type="simple" xlink:href="https://armyinform.com.ua/wp-content/uploads/2023/06/0x0-2-1-150x150.jpg" text:style-name="Internet_20_link" text:visited-style-name="Visited_20_Internet_20_Link">
0x0-2-1-150x150.jpg</text:a>
', '<text:a xlink:type="simple" xlink:href="https://armyinform.com.ua/wp-content/uploads/2023/06/0x0-3-150x150.jpg" text:style-name="Internet_20_link" text:visited-style-name="Visited_20_Internet_20_Link">
0x0-3-150x150.jpg</text:a>
', '<text:a xlink:type="simple" xlink:href="https://armyinform.com.ua/wp-content/uploads/2023/06/0x0-4-150x150.jpg" text:style-name="Internet_20_link" text:visited-style-name="Visited_20_Internet_20_Link">
0x0-4-150x150.jpg</text:a>
', '<text:a xlink:type="simple" xlink:href="https://armyinform.com.ua/wp-content/uploads/2023/06/0x0-6-150x150.jpg" text:style-name="Internet_20_link" text:visited-style-name="Visited_20_Internet_20_Link">
0x0-6-150x150.jpg</text:a>
', '<text:a xlink:type="simple" xlink:href="https://armyinform.com.ua/wp-content/uploads/2023/06/0x0-7-150x150.jpg" text:style-name="Internet_20_link" text:visited-style-name="Visited_20_Internet_20_Link">
0x0-7-150x150.jpg</text:a>
', '<text:a xlink:type="simple" xlink:href="https://armyinform.com.ua/wp-content/uploads/2023/06/0x0-8-150x150.jpg" text:style-name="Internet_20_link" text:visited-style-name="Visited_20_Internet_20_Link">
0x0-8-150x150.jpg</text:a>
', '<text:a xlink:type="simple" xlink:href="https://armyinform.com.ua/wp-content/uploads/2023/06/0x0-9-150x150.jpg" text:style-name="Internet_20_link" text:visited-style-name="Visited_20_Internet_20_Link">
0x0-9-150x150.jpg</text:a>
']</text:p>
      <text:p text:style-name="P4">
Tags: ['STOPRUSSIA', 'АГРЕСІЯ РФ', 'ВІЙНА', 'ВТОРГНЕННЯ РФ', 'ДСНС', 'КРАМАТОРСЬК']</text:p>
      <text:p text:style-name="P4">
Category: News</text:p>
      <!--METADATA-->
      <text:p text:style-name="P4">
<draw:frame draw:style-name="fr1" draw:name="Image350" text:anchor-type="as-char" svg:width="6.9236in" svg:height="4.604194in" draw:z-index="0">
<draw:image xlink:href="../Images/AРМІЯINFORM/2023-06-27T90-00-00-04-00/0x0-5-1.jpg" xlink:type="simple" xlink:show="embed" xlink:actuate="onLoad" draw:mime-type="image/jpeg"/>
</draw:frame>
</text:p>
      <text:p text:style-name="P4">
Черговий військовий злочин здійснили окупаційні війська рф. Увечері вонинанесли ракетний удар по житлових кварталах Краматорська.</text:p>
      <text:p text:style-name="P4">
За оперативною інформацією є два десятки поранених та троє загиблих. Зокрема,серед жертв ракетної атаки російських агресорів — дитина 15 років.</text:p>
      <text:p text:style-name="P4">
<text:a xlink:type="simple" xlink:href="https://armyinform.com.ua/wp-content/uploads/2023/06/0x0-1-1.jpg" text:style-name="Internet_20_link" text:visited-style-name="Visited_20_Internet_20_Link">
<draw:frame draw:style-name="fr1" draw:name="Image351" text:anchor-type="as-char" svg:width="6.9236in" svg:height="6.9236in" draw:z-index="0">
<draw:image xlink:href="../Images/AРМІЯINFORM/2023-06-27T90-00-00-04-00/0x0-1-1-150x150.jpg" xlink:type="simple" xlink:show="embed" xlink:actuate="onLoad" draw:mime-type="image/jpeg"/>
</draw:frame>
</text:a>
</text:p>
      <text:p text:style-name="P4">
<text:a xlink:type="simple" xlink:href="https://armyinform.com.ua/wp-content/uploads/2023/06/0x0-2-1.jpg" text:style-name="Internet_20_link" text:visited-style-name="Visited_20_Internet_20_Link">
<draw:frame draw:style-name="fr1" draw:name="Image352" text:anchor-type="as-char" svg:width="6.9236in" svg:height="6.9236in" draw:z-index="0">
<draw:image xlink:href="../Images/AРМІЯINFORM/2023-06-27T90-00-00-04-00/0x0-2-1-150x150.jpg" xlink:type="simple" xlink:show="embed" xlink:actuate="onLoad" draw:mime-type="image/jpeg"/>
</draw:frame>
</text:a>
</text:p>
      <text:p text:style-name="P4">
<text:a xlink:type="simple" xlink:href="https://armyinform.com.ua/wp-content/uploads/2023/06/0x0-3.jpg" text:style-name="Internet_20_link" text:visited-style-name="Visited_20_Internet_20_Link">
<draw:frame draw:style-name="fr1" draw:name="Image353" text:anchor-type="as-char" svg:width="6.9236in" svg:height="6.9236in" draw:z-index="0">
<draw:image xlink:href="../Images/AРМІЯINFORM/2023-06-27T90-00-00-04-00/0x0-3-150x150.jpg" xlink:type="simple" xlink:show="embed" xlink:actuate="onLoad" draw:mime-type="image/jpeg"/>
</draw:frame>
</text:a>
</text:p>
      <text:p text:style-name="P4">
<text:a xlink:type="simple" xlink:href="https://armyinform.com.ua/wp-content/uploads/2023/06/0x0-4.jpg" text:style-name="Internet_20_link" text:visited-style-name="Visited_20_Internet_20_Link">
<draw:frame draw:style-name="fr1" draw:name="Image354" text:anchor-type="as-char" svg:width="6.9236in" svg:height="6.9236in" draw:z-index="0">
<draw:image xlink:href="../Images/AРМІЯINFORM/2023-06-27T90-00-00-04-00/0x0-4-150x150.jpg" xlink:type="simple" xlink:show="embed" xlink:actuate="onLoad" draw:mime-type="image/jpeg"/>
</draw:frame>
</text:a>
</text:p>
      <text:p text:style-name="P4">
<text:a xlink:type="simple" xlink:href="https://armyinform.com.ua/wp-content/uploads/2023/06/0x0-6.jpg" text:style-name="Internet_20_link" text:visited-style-name="Visited_20_Internet_20_Link">
<draw:frame draw:style-name="fr1" draw:name="Image355" text:anchor-type="as-char" svg:width="6.9236in" svg:height="6.9236in" draw:z-index="0">
<draw:image xlink:href="../Images/AРМІЯINFORM/2023-06-27T90-00-00-04-00/0x0-6-150x150.jpg" xlink:type="simple" xlink:show="embed" xlink:actuate="onLoad" draw:mime-type="image/jpeg"/>
</draw:frame>
</text:a>
</text:p>
      <text:p text:style-name="P4">
<text:a xlink:type="simple" xlink:href="https://armyinform.com.ua/wp-content/uploads/2023/06/0x0-7.jpg" text:style-name="Internet_20_link" text:visited-style-name="Visited_20_Internet_20_Link">
<draw:frame draw:style-name="fr1" draw:name="Image356" text:anchor-type="as-char" svg:width="6.9236in" svg:height="6.9236in" draw:z-index="0">
<draw:image xlink:href="../Images/AРМІЯINFORM/2023-06-27T90-00-00-04-00/0x0-7-150x150.jpg" xlink:type="simple" xlink:show="embed" xlink:actuate="onLoad" draw:mime-type="image/jpeg"/>
</draw:frame>
</text:a>
</text:p>
      <text:p text:style-name="P4">
<text:a xlink:type="simple" xlink:href="https://armyinform.com.ua/wp-content/uploads/2023/06/0x0-8.jpg" text:style-name="Internet_20_link" text:visited-style-name="Visited_20_Internet_20_Link">
<draw:frame draw:style-name="fr1" draw:name="Image357" text:anchor-type="as-char" svg:width="6.9236in" svg:height="6.9236in" draw:z-index="0">
<draw:image xlink:href="../Images/AРМІЯINFORM/2023-06-27T90-00-00-04-00/0x0-8-150x150.jpg" xlink:type="simple" xlink:show="embed" xlink:actuate="onLoad" draw:mime-type="image/jpeg"/>
</draw:frame>
</text:a>
</text:p>
      <text:p text:style-name="P4">
<text:a xlink:type="simple" xlink:href="https://armyinform.com.ua/wp-content/uploads/2023/06/0x0-9.jpg" text:style-name="Internet_20_link" text:visited-style-name="Visited_20_Internet_20_Link">
<draw:frame draw:style-name="fr1" draw:name="Image358" text:anchor-type="as-char" svg:width="6.9236in" svg:height="6.9236in" draw:z-index="0">
<draw:image xlink:href="../Images/AРМІЯINFORM/2023-06-27T90-00-00-04-00/0x0-9-150x150.jpg" xlink:type="simple" xlink:show="embed" xlink:actuate="onLoad" draw:mime-type="image/jpeg"/>
</draw:frame>
</text:a>
</text:p>
      <text:p text:style-name="P4">
На місці події працюють рятувальники ДСНС та спеціальна техніка.</text:p>
      <text:p text:style-name="P4">
Також на місці події працює наш кореспондент. Про подробиці ворожої атаки вжезгодом.</text:p>
      <text:p text:style-name="P4">
<text:span text:style-name="T5">
Фото Олександра Козубенка</text:span>
</text:p>
      <text:p text:style-name="P4">
Source: <text:a xlink:type="simple" xlink:href="https://armyinform.com.ua/2023/06/27/raketnyj-udar-okupantiv-po-kramatorsku/" text:style-name="Internet_20_link" text:visited-style-name="Visited_20_Internet_20_Link">
https://armyinform.com.ua/2023/06/27/raketnyj-udar-okupantiv-po-kramatorsku/</text:a>
</text:p>
      <!--NEWS-->
      <text:h text:style-name="P10" text:outline-level="1">
<text:span text:style-name="T4">
Президент України провів телефонну розмову з Прем’єр-міністром Норвегії Йонасом Гаром Стере</text:span>
</text:h>
      <text:p text:style-name="P4">
Author: ['АРМІЯINFORM']</text:p>
      <text:p text:style-name="P4">
Time: 2023-06-27T91:00:00-04:00</text:p>
      <text:p text:style-name="P4">
Description: Під час телефонної розмови з Прем’єр-міністром Норвегії Йонасом Гаром Стере розповів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7e0267c-cff7-47db-820c-1ebc6a045fa7.jpg" text:style-name="Internet_20_link" text:visited-style-name="Visited_20_Internet_20_Link">
37e0267c-cff7-47db-820c-1ebc6a045fa7.jpg</text:a>
']</text:p>
      <text:p text:style-name="P4">
Tags: ['STOPRUSSIA', 'АГРЕСІЯ РФ', 'ВІЙНА', 'ВОЛОДИМИР ЗЕЛЕНСЬКИЙ', 'ВТОРГНЕННЯ РФ', 'ПРЕЗИДЕНТ УКРАЇНИ']</text:p>
      <text:p text:style-name="P4">
Category: News</text:p>
      <!--METADATA-->
      <text:p text:style-name="P4">
<draw:frame draw:style-name="fr1" draw:name="Image359" text:anchor-type="as-char" svg:width="6.9236in" svg:height="4.615733in" draw:z-index="0">
<draw:image xlink:href="../Images/AРМІЯINFORM/2023-06-27T91-00-00-04-00/37e0267c-cff7-47db-820c-1ebc6a045fa7.jpg" xlink:type="simple" xlink:show="embed" xlink:actuate="onLoad" draw:mime-type="image/jpeg"/>
</draw:frame>
</text:p>
      <text:p text:style-name="P4">
Під час телефонної розмови з Прем’єр-міністром Норвегії Йонасом Гаром Стерерозповів про поїздку на передові позиції українських військ на Донеччині таЗапоріжжі.</text:p>
      <text:p text:style-name="P4">
Про це <text:a xlink:type="simple" xlink:href="https://t.me/V_Zelenskiy_official/6742" text:style-name="Internet_20_link" text:visited-style-name="Visited_20_Internet_20_Link">
повідомив</text:a>
 Президент УкраїниВолодимир Зеленський.</text:p>
      <text:p text:style-name="P4">
Поспілкувалися про актуальну ситуацію на полі бою та щоденні кроки здеокупації української території. Озвучив деякі оборонні потреби України,зокрема в артилерії.</text:p>
      <text:p text:style-name="P4">
Скоординували позиції напередодні Вільнюського саміту НАТО. А ще запросивПрем’єр-міністра до України.</text:p>
      <text:p text:style-name="P4">
Дякую Йонасу Гару Стере за непохитну політичну, економічну та обороннупідтримку. Зокрема, за останній пакет військової допомоги та внесок Норвегії вкоаліцію винищувачів.</text:p>
      <text:p text:style-name="P4">
Source: <text:a xlink:type="simple" xlink:href="https://armyinform.com.ua/2023/06/27/prezydent-ukrayiny-proviv-telefonnu-rozmovu-z-premyer-ministrom-norvegiyi-jonasom-garom-stere/" text:style-name="Internet_20_link" text:visited-style-name="Visited_20_Internet_20_Link">
https://armyinform.com.ua/2023/06/27/prezydent-ukrayiny-proviv-telefonnu-rozmovu-z-premyer-ministrom-norvegiyi-jonasom-garom-stere/</text:a>
</text:p>
      <!--NEWS-->
      <text:h text:style-name="P10" text:outline-level="1">
<text:span text:style-name="T4">
В Німеччині відбулась 30-та щорічна конференція командувачів сухопутних військ збройних сил Європейських держав та країн НАТО</text:span>
</text:h>
      <text:p text:style-name="P4">
Author: ['АРМІЯINFORM']</text:p>
      <text:p text:style-name="P4">
Time: 2023-06-27T92:00:00-04:00</text:p>
      <text:p text:style-name="P4">
Description: В Німеччині відбулась 30-та щорічна конференція командувачів сухопутних військ зброй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6221650_610995611132434_837382880453698429_n.jpg" text:style-name="Internet_20_link" text:visited-style-name="Visited_20_Internet_20_Link">
356221650_610995611132434_837382880453698429_n.jpg</text:a>
', '<text:a xlink:type="simple" xlink:href="https://armyinform.com.ua/wp-content/uploads/2023/06/356235665_610995591132436_9207995219111131776_n-150x150.jpg" text:style-name="Internet_20_link" text:visited-style-name="Visited_20_Internet_20_Link">
356235665_610995591132436_9207995219111131776_n-150x150.jpg</text:a>
', '<text:a xlink:type="simple" xlink:href="https://armyinform.com.ua/wp-content/uploads/2023/06/356631090_610995587799103_7779967513409546529_n-150x150.jpg" text:style-name="Internet_20_link" text:visited-style-name="Visited_20_Internet_20_Link">
356631090_610995587799103_7779967513409546529_n-150x150.jpg</text:a>
', '<text:a xlink:type="simple" xlink:href="https://armyinform.com.ua/wp-content/uploads/2023/06/356382221_610995571132438_583927986629679354_n-150x150.jpg" text:style-name="Internet_20_link" text:visited-style-name="Visited_20_Internet_20_Link">
356382221_610995571132438_583927986629679354_n-150x150.jpg</text:a>
']</text:p>
      <text:p text:style-name="P4">
Tags: ['STOPRUSSIA', 'АГРЕСІЯ РФ', 'ВІЙНА', 'ВТОРГНЕННЯ РФ', 'КОМАНДУВАННЯ СУХОПУТНИХ ВІЙСЬК ЗС\xa0УКРАЇНИ', 'НАТО', 'ПІВНІЧНОАТЛАНТИЧНИЙ АЛЬЯНС']</text:p>
      <text:p text:style-name="P4">
Category: News</text:p>
      <!--METADATA-->
      <text:p text:style-name="P4">
<draw:frame draw:style-name="fr1" draw:name="Image360" text:anchor-type="as-char" svg:width="6.9236in" svg:height="5.1927in" draw:z-index="0">
<draw:image xlink:href="../Images/AРМІЯINFORM/2023-06-27T92-00-00-04-00/356221650_610995611132434_837382880453698429_n.jpg" xlink:type="simple" xlink:show="embed" xlink:actuate="onLoad" draw:mime-type="image/jpeg"/>
</draw:frame>
</text:p>
      <text:p text:style-name="P4">
В Німеччині відбулась 30-та щорічна конференція командувачів сухопутних військзбройних сил Європейських держав та країн НАТО</text:p>
      <text:p text:style-name="P4">
В німецькому місті Гарміш-Партенкірхен відбулась 30-та щорічна конференціякомандувачів сухопутних військ збройних сил країн НАТО та європейських держав.На запрошення американської сторони участь в конференції прийняв тимчасововиконуючий обов’язки командувача Сухопутних військ ЗС України генерал-майорІгор Палагнюк.</text:p>
      <text:p text:style-name="P4">
Основною метою конференції є обмін досвідом між провідними країнами НАТО, щодоактуальних питань безпеки, подальшого напрямку і перспективи військовогоспівробітництва, зміцнення партнерських відносин між країнами Альянсу тапартнерами.</text:p>
      <text:p text:style-name="P4">
<text:a xlink:type="simple" xlink:href="https://armyinform.com.ua/wp-content/uploads/2023/06/356235665_610995591132436_9207995219111131776_n.jpg" text:style-name="Internet_20_link" text:visited-style-name="Visited_20_Internet_20_Link">
<draw:frame draw:style-name="fr1" draw:name="Image361" text:anchor-type="as-char" svg:width="6.9236in" svg:height="6.9236in" draw:z-index="0">
<draw:image xlink:href="../Images/AРМІЯINFORM/2023-06-27T92-00-00-04-00/356235665_610995591132436_9207995219111131776_n-150x150.jpg" xlink:type="simple" xlink:show="embed" xlink:actuate="onLoad" draw:mime-type="image/jpeg"/>
</draw:frame>
</text:a>
</text:p>
      <text:p text:style-name="P4">
<text:a xlink:type="simple" xlink:href="https://armyinform.com.ua/wp-content/uploads/2023/06/356631090_610995587799103_7779967513409546529_n.jpg" text:style-name="Internet_20_link" text:visited-style-name="Visited_20_Internet_20_Link">
<draw:frame draw:style-name="fr1" draw:name="Image362" text:anchor-type="as-char" svg:width="6.9236in" svg:height="6.9236in" draw:z-index="0">
<draw:image xlink:href="../Images/AРМІЯINFORM/2023-06-27T92-00-00-04-00/356631090_610995587799103_7779967513409546529_n-150x150.jpg" xlink:type="simple" xlink:show="embed" xlink:actuate="onLoad" draw:mime-type="image/jpeg"/>
</draw:frame>
</text:a>
</text:p>
      <text:p text:style-name="P4">
<text:a xlink:type="simple" xlink:href="https://armyinform.com.ua/wp-content/uploads/2023/06/356382221_610995571132438_583927986629679354_n.jpg" text:style-name="Internet_20_link" text:visited-style-name="Visited_20_Internet_20_Link">
<draw:frame draw:style-name="fr1" draw:name="Image363" text:anchor-type="as-char" svg:width="6.9236in" svg:height="6.9236in" draw:z-index="0">
<draw:image xlink:href="../Images/AРМІЯINFORM/2023-06-27T92-00-00-04-00/356382221_610995571132438_583927986629679354_n-150x150.jpg" xlink:type="simple" xlink:show="embed" xlink:actuate="onLoad" draw:mime-type="image/jpeg"/>
</draw:frame>
</text:a>
</text:p>
      <text:p text:style-name="P4">
Під час виступу на конференції генерал-майор Ігор Палагнюк ознайомив учасниківзаходу з поточною безпековою ситуацією в Україні, змінами, які відбуваються нафронті, та як країни партнери можуть допомогти у пришвидшенні перемогиУкраїни.</text:p>
      <text:p text:style-name="P4">
— Запорукою безпеки в майбутньому має стати девіз «Ніколи знову наодинці». Неможна залишатися без друзів і союзників. Інтеграція до ЄС і НАТО має статиаксіомою. Повна післявоєнна інтеграція із західною спільнотою єфундаментальною для майбутнього України та необхідною як європейського, так ідля світового миру та безпеки.- відзначив під час виступу генерал-майор ІгорПалагнюк.</text:p>
      <text:p text:style-name="P4">
Також тимчасово виконуючий обов’язки командувача Сухопутних військ відвідаввійськовий полігон, де навчаються українські екіпажі на американських танкахAbrams M1A1.</text:p>
      <text:p text:style-name="P4">
<text:a xlink:type="simple" xlink:href="https://www.facebook.com/UALandForces/posts/pfbid0KESQsxiwycpyW7zHd5MoHjJzY7Gk2pKrZxJxnpDZ7iV1n5vzhzNjNsPwhUme34Gvl" text:style-name="Internet_20_link" text:visited-style-name="Visited_20_Internet_20_Link">
<text:span text:style-name="T5">
Служба зв’язків з громадськістю Командування Сухопутних військ ЗСУкраїни</text:span>
</text:a>
</text:p>
      <text:p text:style-name="P4">
Source: <text:a xlink:type="simple" xlink:href="https://armyinform.com.ua/2023/06/27/v-nimechchyni-vidbulas-30-ta-shhorichna-konferencziya-komanduvachiv-suhoputnyh-vijsk-zbrojnyh-syl-yevropejskyh-derzhav-ta-krayin-nato/" text:style-name="Internet_20_link" text:visited-style-name="Visited_20_Internet_20_Link">
https://armyinform.com.ua/2023/06/27/v-nimechchyni-vidbulas-30-ta-shhorichna-konferencziya-komanduvachiv-suhoputnyh-vijsk-zbrojnyh-syl-yevropejskyh-derzhav-ta-krayin-nato/</text:a>
</text:p>
      <!--NEWS-->
      <text:h text:style-name="P10" text:outline-level="1">
<text:span text:style-name="T4">
Що показало соцдослідження на тему «Стійкість під час війни та у поствоєнний період: на що опираються українці»</text:span>
</text:h>
      <text:p text:style-name="P4">
Author: ['Анатолій Бальчос']</text:p>
      <text:p text:style-name="P4">
Time: 2023-06-27T93:00:00-04:00</text:p>
      <text:p text:style-name="P4">
Description: Сьогодні Національна платформа стійкості та згуртованості презентувала соціологічн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499d9ea81e27-screenshot_2.webp" text:style-name="Internet_20_link" text:visited-style-name="Visited_20_Internet_20_Link">
6499d9ea81e27-screenshot_2.webp</text:a>
']</text:p>
      <text:p text:style-name="P4">
Tags: ['ЗБРОЙНІ СИЛИ УКРАЇНИ', 'СОЦІОЛОГІЯ']</text:p>
      <text:p text:style-name="P4">
Category: News</text:p>
      <!--METADATA-->
      <text:p text:style-name="P4">
<draw:frame draw:style-name="fr1" draw:name="Image364" text:anchor-type="as-char" svg:width="6.9236in" svg:height="4.180287in" draw:z-index="0">
<draw:image xlink:href="../ConvertedIMGs/AРМІЯINFORM/2023-06-27T93-00-00-04-00/6499d9ea81e27-screenshot_2.png" xlink:type="simple" xlink:show="embed" xlink:actuate="onLoad" draw:mime-type="image/png"/>
</draw:frame>
 Ілюстративне фото</text:p>
      <text:p text:style-name="P4">
<text:span text:style-name="T4">
Сьогодні Національна платформа стійкості та згуртованості презентуваласоціологічне дослідження на тему «Стійкість під час війни та у поствоєннийперіод: на що опираються українці». Яким бачать своє майбутнє громадяниУкраїни? Яку роль відводять Збройним Силам України респонденти під часширокомасштабної збройної агресії російської федерації? На ці та іншізапитання відповів під час</text:span>
<text:a xlink:type="simple" xlink:href="https://www.youtube.com/watch" text:style-name="Internet_20_link" text:visited-style-name="Visited_20_Internet_20_Link">
<text:span text:style-name="T4">
презентації</text:span>
</text:a>
 <text:span text:style-name="T4">
директорсоціологічної групи «Рейтинг» Олексій Антипович.</text:span>
</text:p>
      <text:p text:style-name="P4">
Соціологічне опитування було проведено на замовлення Національної платформистійкості та згуртованості на початку червня цього року. Воно повинно булорозкрити передусім погляди українців на пріоритети в розвитку країни післяперемоги в російсько-українській війні. Крім того, одним із головних завданьдослідників був пошук відповіді на запитання щодо шляхів розбудовинаціональної системи стійкості.</text:p>
      <text:p text:style-name="P4">
Як з’ясували дослідники, 67 % опитаних вважають, що країна рухається управильному напрямку. При цьому зберегти стійкість під час широкомасштабноївійни близько чверті українців допомагає віра в державу та в Бога. Третинаопитаних визначила основним чинником стійкості щоденну працю. Підтримку сім’їта близьких зазначили близько 60 відсотків респондентів. А головним чинникомстійкості незламних українців стала віра у Збройні Сили України — 86відсотків.</text:p>
      <text:p text:style-name="P4">
— На наше глибоке переконання, Україна продемонструвала, з одного боку, те, щостійкою демократією є лише та демократія, яку готові захищати громадяни, —зауважив політолог, співзасновник Національної платформи стійкості тазгуртованості Олег Саакян. — В українському випадку українське суспільствостало не об’єктом державної політики з підвищення стійкості, а суб’єктомстійкості, який учергове в нашій історії підставив плече й державі, йінституціям і, врешті, закрив всі ключові «діри».</text:p>
      <text:p text:style-name="P4">
Як показало дослідження, 82 % вважають свою Батьківщину успішною державою, уякій є сильна армія (56 %). При цьому розвиток безпекового фактора тасоціальний захист вважають найбільш пріоритетним напрямком більшість опитаних.Наразі 77 % віддали пріоритет післявоєнному розвитку військової промисловості,укріпленню кордонів та реформуванню. Серед головних сфер економіки, якіповинні розвиватися передусім, українці вважають медицину (50 %), військовупромисловість (46 %), сільське господарство (33 %), освіту й науку (34 %).</text:p>
      <text:p text:style-name="P4">
Як підкреслив Олексій Антипович, українці з початком широкомасштабної війнистали більш монолітною нацією, яка продемонструвала зовсім невеликірозбіжності в показниках під час опитування в різних регіонах країни.</text:p>
      <text:p text:style-name="P4">
— Українці поважають одне одного, — наголосив директор соціологічної групи«Рейтинг». — Україномовні українці, російськомовні українці, мешканціЄвропейського Союзу, переселенці, які переїхали в село чи місто, де проживаютькорінні мешканці, громадяни, які опинились під окупацією після 24 лютого 2022року, українці, які виїхали за кордон, — всі ці категорії позитивно сприйнятіукраїнським суспільством.</text:p>
      <text:p text:style-name="P4">
Оцінюючи діяльність влади у складний воєнний період, громадяни України визналипозитивною ефективність роботи центральної (66 %) та місцевої (56 %) влади.Збройні Сили України, за результатами соціологічного опитування групи«Рейтинг», є найбільш ефективною державною інституцією — вони набрали 82 %.</text:p>
      <text:p text:style-name="P4">
— Зараз ми на тому етапі, коли люди пишаються тим, що вони належать доукраїнської нації, до української держави, — підкреслила експерткаНаціональної платформи стійкості та згуртованості Юлія Каплан, розповідаючипро підсумки опитувань стосовно того, що допомагає українцям протистоятиворогу. — Визначають дуже активно допомогу партизанських рухів, які діють наокупованих територіях.</text:p>
      <text:p text:style-name="P4">
На думку співзасновника платформи Володимира Лупація, війна вивела Україну влідери та розглядається як країна, чиї практики задають у світі нові стандартисоціальної згуртованості.</text:p>
      <text:p text:style-name="P4">
На думку експерта Національної платформи стійкості та згуртованості ВолодимираЛупація, довіра до Збройних Сил України розглядається ширше, інтегрально тазвучить наративом: «Національна, економічна і людська безпека!».</text:p>
      <text:p text:style-name="P4">
<text:span text:style-name="T5">
Ілюстративне фото з відкритих джерел</text:span>
</text:p>
      <text:p text:style-name="P4">
Source: <text:a xlink:type="simple" xlink:href="https://armyinform.com.ua/2023/06/27/shho-pokazalo-soczdoslidzhennya-na-temu-stijkist-pid-chas-vijny-ta-u-postvoyennyj-period-na-shho-opyrayutsya-ukrayinczi/" text:style-name="Internet_20_link" text:visited-style-name="Visited_20_Internet_20_Link">
https://armyinform.com.ua/2023/06/27/shho-pokazalo-soczdoslidzhennya-na-temu-stijkist-pid-chas-vijny-ta-u-postvoyennyj-period-na-shho-opyrayutsya-ukrayinczi/</text:a>
</text:p>
      <!--NEWS-->
      <text:h text:style-name="P10" text:outline-level="1">
<text:span text:style-name="T4">
За матеріалами СБУ 10 років тюрми отримав російський інформатор, який шпигував за артилерією ЗСУ під Авдіївкою</text:span>
</text:h>
      <text:p text:style-name="P4">
Author: ['АРМІЯINFORM']</text:p>
      <text:p text:style-name="P4">
Time: 2023-06-27T94:00:00-04:00</text:p>
      <text:p text:style-name="P4">
Description: Служба безпеки зібрала доказову базу на ще одного поплічника рашистів, який передава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a8879da467f5ef3186c59aa101cecbce_id76321_1300x820_141_650x410.jpg" text:style-name="Internet_20_link" text:visited-style-name="Visited_20_Internet_20_Link">
a8879da467f5ef3186c59aa101cecbce_id76321_1300x820_141_650x410.jpg</text:a>
']</text:p>
      <text:p text:style-name="P4">
Tags: ['STOPRUSSIA', 'АГРЕСІЯ РФ', 'ВІЙНА', 'ВТОРГНЕННЯ РФ', 'СБУ']</text:p>
      <text:p text:style-name="P4">
Category: News</text:p>
      <!--METADATA-->
      <text:p text:style-name="P4">
<draw:frame draw:style-name="fr1" draw:name="Image365" text:anchor-type="as-char" svg:width="6.9236in" svg:height="4.367194in" draw:z-index="0">
<draw:image xlink:href="../Images/AРМІЯINFORM/2023-06-27T94-00-00-04-00/a8879da467f5ef3186c59aa101cecbce_id76321_1300x820_141_650x410.jpg" xlink:type="simple" xlink:show="embed" xlink:actuate="onLoad" draw:mime-type="image/jpeg"/>
</draw:frame>
Ілюстративне фото</text:p>
      <text:p text:style-name="P4">
Служба безпеки зібрала доказову базу на ще одного поплічника рашистів, якийпередавав агресору місця дислокації та переміщення Сил оборони у фронтовихрайонах Донеччини.</text:p>
      <text:p text:style-name="P4">
Про це <text:a xlink:type="simple" xlink:href="https://t.me/SBUkr/8780" text:style-name="Internet_20_link" text:visited-style-name="Visited_20_Internet_20_Link">
повідомляє</text:a>
 СБУ.</text:p>
      <text:p text:style-name="P4">
Насамперед зловмисник намагався виявити і «злити» російським окупантам місцядислокації особового складу ЗСУ, а також артилерійські позиції та логістичнішляхи українських військ на Авдіївському напрямку.</text:p>
      <text:p text:style-name="P4">
Співробітники СБУ затримали ворожого інформатора у лютому цього року під часконтрдиверсійних заходів.</text:p>
      <text:p text:style-name="P4">
За матеріалами української спецслужби, суд призначив йому 10 років тюремногоув’язнення.</text:p>
      <text:p text:style-name="P4">
Як встановило розслідування, зловмисником виявився мешканець Мирнограда.</text:p>
      <text:p text:style-name="P4">
Наприкінці 2022 року його залучив до негласної співпраці проти Українипредставник підконтрольного загарбникам «розвідуправління днр».</text:p>
      <text:p text:style-name="P4">
У поле зору ворога чоловік потрапив через свою активність в російськихсоцмережах, де після початку повномасштабного вторгнення рф публікувавантиукраїнські коментарі.</text:p>
      <text:p text:style-name="P4">
Інформатор обходив прифронтову територію Покровського району та прихованофіксував локації українських захисників.</text:p>
      <text:p text:style-name="P4">
Зібрані відомості переправляв на тимчасово окуповану частину Донеччини черезмесенджер «Телеграм».</text:p>
      <text:p text:style-name="P4">
На підставі зібраних доказів суд визнав зловмисника винним за ч. 3 ст. 114-2Кримінального кодексу України (несанкціоноване поширення інформації пронаправлення, переміщення зброї, озброєння та бойових припасів в Україну, рух,переміщення або розміщення ЗСУ).</text:p>
      <text:p text:style-name="P4">
Розслідування проводили співробітники СБУ в Донецькій та Луганській областяхза процесуального керівництва Донецької обласної прокуратури.</text:p>
      <text:p text:style-name="P4">
Source: <text:a xlink:type="simple" xlink:href="https://armyinform.com.ua/2023/06/27/za-materialamy-sbu-10-rokiv-tyurmy-otrymav-rosijskyj-informator-yakyj-shpyguvav-za-artyleriyeyu-zsu-pid-avdiyivkoyu/" text:style-name="Internet_20_link" text:visited-style-name="Visited_20_Internet_20_Link">
https://armyinform.com.ua/2023/06/27/za-materialamy-sbu-10-rokiv-tyurmy-otrymav-rosijskyj-informator-yakyj-shpyguvav-za-artyleriyeyu-zsu-pid-avdiyivkoyu/</text:a>
</text:p>
      <!--NEWS-->
      <text:h text:style-name="P10" text:outline-level="1">
<text:span text:style-name="T4">
Українські воїни знищили пункт управління та 2 ЗРК «Бук» окупантів</text:span>
</text:h>
      <text:p text:style-name="P4">
Author: ['АРМІЯINFORM']</text:p>
      <text:p text:style-name="P4">
Time: 2023-06-27T95:00:00-04:00</text:p>
      <text:p text:style-name="P4">
Description: Про ураження ворожих цілей, здійснених за добу нашими підрозділами інформує Генеральн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arta.jpg" text:style-name="Internet_20_link" text:visited-style-name="Visited_20_Internet_20_Link">
arta.jpg</text:a>
']</text:p>
      <text:p text:style-name="P4">
Tags: ['STOPRUSSIA', 'АГРЕСІЯ РФ', 'ВІЙНА', 'ВТОРГНЕННЯ РФ', 'ВТРАТИ ВОРОГА', 'ГШ ЗСУ', 'ХРОНІКА ОБОРОНИ']</text:p>
      <text:p text:style-name="P4">
Category: News</text:p>
      <!--METADATA-->
      <text:p text:style-name="P4">
<draw:frame draw:style-name="fr1" draw:name="Image366" text:anchor-type="as-char" svg:width="6.9236in" svg:height="2.993015in" draw:z-index="0">
<draw:image xlink:href="../Images/AРМІЯINFORM/2023-06-27T95-00-00-04-00/arta.jpg" xlink:type="simple" xlink:show="embed" xlink:actuate="onLoad" draw:mime-type="image/jpeg"/>
</draw:frame>
</text:p>
      <text:p text:style-name="P4">
Про ураження ворожих цілей, здійснених за добу нашими підрозділами<text:a xlink:type="simple" xlink:href="https://www.facebook.com/GeneralStaff.ua/posts/pfbid0WAJ2gFCtEgS6nDXK3nehwwad81HuQZv4MVcUbMpxycMm3csyZHXxQbG1qbYxoysCl" text:style-name="Internet_20_link" text:visited-style-name="Visited_20_Internet_20_Link">
інформує</text:a>
Генеральний Штаб ЗСУ</text:p>
      <text:p text:style-name="P4">
Авіація сил оборони за добу завдала 12 ударів по районах зосередженняособового складу противника та 4 — по зенітно-ракетних комплексах ворога.</text:p>
      <text:p text:style-name="P4">
Підрозділи ракетних військ і артилерії протягом доби уразили 1 пунктуправління, 2 зенітних ракетних комплекси «Бук» та 4 райони зосередження живоїсили, озброєння та військової техніки противника.</text:p>
      <text:p text:style-name="P4">
Source: <text:a xlink:type="simple" xlink:href="https://armyinform.com.ua/2023/06/27/ukrayinski-voyiny-znyshhyly-punkt-upravlinnya-ta-2-zrk-buk-okupantiv/" text:style-name="Internet_20_link" text:visited-style-name="Visited_20_Internet_20_Link">
https://armyinform.com.ua/2023/06/27/ukrayinski-voyiny-znyshhyly-punkt-upravlinnya-ta-2-zrk-buk-okupantiv/</text:a>
</text:p>
      <!--NEWS-->
      <text:h text:style-name="P10" text:outline-level="1">
<text:span text:style-name="T4">
Уряд вже розподілив на проєкти відновлення 23,5 млрд грн</text:span>
</text:h>
      <text:p text:style-name="P4">
Author: ['АРМІЯINFORM']</text:p>
      <text:p text:style-name="P4">
Time: 2023-06-27T96:00:00-04:00</text:p>
      <text:p text:style-name="P4">
Description: Про це повідомляє Офіційний телеграм-канал Прем‘єр-міністра України.    Уряд вж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uryad.jpg" text:style-name="Internet_20_link" text:visited-style-name="Visited_20_Internet_20_Link">
uryad.jpg</text:a>
']</text:p>
      <text:p text:style-name="P4">
Tags: ['STOPRUSSIA', 'АГРЕСІЯ РФ', 'ВІЙНА', 'ВТОРГНЕННЯ РФ', 'ДЕНИС ШМИГАЛЬ', 'ПРЕМ’ЄР-МІНІСТР УКРАЇНИ']</text:p>
      <text:p text:style-name="P4">
Category: News</text:p>
      <!--METADATA-->
      <text:p text:style-name="P4">
<draw:frame draw:style-name="fr1" draw:name="Image367" text:anchor-type="as-char" svg:width="6.9236in" svg:height="4.610104in" draw:z-index="0">
<draw:image xlink:href="../Images/AРМІЯINFORM/2023-06-27T96-00-00-04-00/uryad.jpg" xlink:type="simple" xlink:show="embed" xlink:actuate="onLoad" draw:mime-type="image/jpeg"/>
</draw:frame>
</text:p>
      <text:p text:style-name="P4">
Про це <text:a xlink:type="simple" xlink:href="https://t.me/Denys_Smyhal/5507" text:style-name="Internet_20_link" text:visited-style-name="Visited_20_Internet_20_Link">
повідомляє</text:a>
 Офіційний телеграм-каналПрем‘єр-міністра України.</text:p>
      <text:p text:style-name="P4">
<text:span text:style-name="T4">
Уряд вже розподілив на проєкти відновлення 23,5 млрд грн з Фонду ліквідаціїнаслідків збройної агресії. Зокрема:</text:span>
</text:p>
      <ul>
        <li>
4,4 млрд грн — на програму єВідновлення  * 6,6 млрд грн — на відбудову критичної інфраструктури  * 1,5 млрд грн — на нові водогони для забезпечення міст на Півдні питною водою.  * 1 млрд грн — на відновлення пошкоджених і зруйнованих об’єктів після теракту на Каховській ГЕС.</li>
      </ul>
      <text:p text:style-name="P4">
Загалом у Фонді маємо майже 62 млрд грн. Відновлення має бути у фокусі кожногоміністра, регіонального та місцевого керівника. Це один із основних векторів,за яким буде проводитися оцінка роботи.</text:p>
      <text:p text:style-name="P4">
Source: <text:a xlink:type="simple" xlink:href="https://armyinform.com.ua/2023/06/27/uryad-vzhe-rozpodilyv-na-proyekty-vidnovlennya-235-mlrd-grn/" text:style-name="Internet_20_link" text:visited-style-name="Visited_20_Internet_20_Link">
https://armyinform.com.ua/2023/06/27/uryad-vzhe-rozpodilyv-na-proyekty-vidnovlennya-235-mlrd-grn/</text:a>
</text:p>
      <!--NEWS-->
      <text:h text:style-name="P10" text:outline-level="1">
<text:span text:style-name="T4">
Серед жертв ракетного удару по Краматорську — діти та іноземні громадяни</text:span>
</text:h>
      <text:p text:style-name="P4">
Author: ['Ольга Вікарчук']</text:p>
      <text:p text:style-name="P4">
Time: 2023-06-27T97:00:00-04:00</text:p>
      <text:p text:style-name="P4">
Description: В черговий раз ворог вдарив ракетами по цивільній інфраструктурі міста Краматорсь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0x0-11.jpg" text:style-name="Internet_20_link" text:visited-style-name="Visited_20_Internet_20_Link">
0x0-11.jpg</text:a>
']</text:p>
      <text:p text:style-name="P4">
Tags: ['STOPRUSSIA', 'АГРЕСІЯ РФ', 'ВІЙНА', 'ВТОРГНЕННЯ РФ', 'КРАМАТОРСЬК']</text:p>
      <text:p text:style-name="P4">
Category: News</text:p>
      <!--METADATA-->
      <text:p text:style-name="P4">
<draw:frame draw:style-name="fr1" draw:name="Image368" text:anchor-type="as-char" svg:width="6.9236in" svg:height="4.604194in" draw:z-index="0">
<draw:image xlink:href="../Images/AРМІЯINFORM/2023-06-27T97-00-00-04-00/0x0-11.jpg" xlink:type="simple" xlink:show="embed" xlink:actuate="onLoad" draw:mime-type="image/jpeg"/>
</draw:frame>
</text:p>
      <text:p text:style-name="P4">
В черговий раз ворог вдарив ракетами по цивільній інфраструктурі містаКраматорськ. За попередньою інформацією, яку надав начальник Донецькоїобласної військової адміністрації Павло Кириленко, відомо про двох загиблих тащонайменше 18 поранених, з яких одна дитина та троє іноземців.</text:p>
      <text:p text:style-name="P4">
— Близько 20:00 рашисти поцілили однією ракетою по приватному сектору тадругою по піцерії. Внаслідок вибуху постраждали житлові будинки, крамниці,кав’ярні та інші заклади. На разі, пошукова операція триває, — зазначив ПавлоКириленко.</text:p>
      <text:p text:style-name="P4">
На місці події розгорнуто оперативні штаби, які працюють та надають допомогу.Крім цього, медики надають допомогу пораненим, а пошукова операціяпродовжується.</text:p>
      <text:p text:style-name="P4">
<text:span text:style-name="T5">
Фото Олександра Козубенка</text:span>
</text:p>
      <text:p text:style-name="P4">
Source: <text:a xlink:type="simple" xlink:href="https://armyinform.com.ua/2023/06/27/sered-zhertv-raketnogo-udaru-po-kramatorsku-dity-ta-inozemni-gromadyany/" text:style-name="Internet_20_link" text:visited-style-name="Visited_20_Internet_20_Link">
https://armyinform.com.ua/2023/06/27/sered-zhertv-raketnogo-udaru-po-kramatorsku-dity-ta-inozemni-gromadyany/</text:a>
</text:p>
      <!--NEWS-->
      <text:h text:style-name="P10" text:outline-level="1">
<text:span text:style-name="T4">
Кількість поранених внаслідок ракетної атаки Краматорська зростає</text:span>
</text:h>
      <text:p text:style-name="P4">
Author: ['АРМІЯINFORM']</text:p>
      <text:p text:style-name="P4">
Time: 2023-06-27T98:00:00-04:00</text:p>
      <text:p text:style-name="P4">
Description: Станом на 22.00 кількість постраждалих внаслідок ворожої ракетної атаки по Краматорськ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ІЙНА', 'ВТОРГНЕННЯ РФ', 'НАЦПОЛІЦІЯ']</text:p>
      <text:p text:style-name="P4">
Category: News</text:p>
      <!--METADATA-->
      <text:p text:style-name="P4">
Станом на 22.00 кількість постраждалих внаслідок ворожої ракетної атаки поКраматорську збільшилась до 42 осіб.</text:p>
      <text:p text:style-name="P4">
Про це<text:a xlink:type="simple" xlink:href="https://www.facebook.com/UA.National.Police/posts/pfbid02ALXf3LTSvkRLiJrpX1n791Zc2nqoADr8gxJbwDjPGxHvTzgztBLeqUcat6vrqiESl" text:style-name="Internet_20_link" text:visited-style-name="Visited_20_Internet_20_Link">
повідомляє</text:a>
Національна поліція України у своєму Телеграм каналі.</text:p>
      <text:p text:style-name="P4">
Триває розбір завалів на місці влучання. Бійці ДСНС продовжують рятувальнуоперацію. Медики надають допомогу постраждалим внаслідок вибуху.</text:p>
      <text:p text:style-name="P4">
Source: <text:a xlink:type="simple" xlink:href="https://armyinform.com.ua/2023/06/27/kilkist-poranenyh-vnaslidok-raketnoyi-ataky-kramatorska-zrostaye/" text:style-name="Internet_20_link" text:visited-style-name="Visited_20_Internet_20_Link">
https://armyinform.com.ua/2023/06/27/kilkist-poranenyh-vnaslidok-raketnoyi-ataky-kramatorska-zrostaye/</text:a>
</text:p>
      <!--NEWS-->
      <text:h text:style-name="P10" text:outline-level="1">
<text:span text:style-name="T4">
Кожен прояв терору знову доводить усьому світу, що росія заслуговує лише на поразку й трибунал — звернення Президента України</text:span>
</text:h>
      <text:p text:style-name="P4">
Author: ['АРМІЯINFORM']</text:p>
      <text:p text:style-name="P4">
Time: 2023-06-27T99:00:00-04:00</text:p>
      <text:p text:style-name="P4">
Description: Дорогі українці і українки!    Рівно на роковини удару російських терорист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cc8b226388c9e314d6eff8edcd54f4d_1686857689_extra_large.png" text:style-name="Internet_20_link" text:visited-style-name="Visited_20_Internet_20_Link">
2cc8b226388c9e314d6eff8edcd54f4d_1686857689_extra_large.png</text:a>
']</text:p>
      <text:p text:style-name="P4">
Tags: ['АГРЕСІЯ РФ', 'ВОЛОДИМИР ЗЕЛЕНСЬКИЙ']</text:p>
      <text:p text:style-name="P4">
Category: News</text:p>
      <!--METADATA-->
      <text:p text:style-name="P4">
<draw:frame draw:style-name="fr1" draw:name="Image369" text:anchor-type="as-char" svg:width="6.9236in" svg:height="3.871446in" draw:z-index="0">
<draw:image xlink:href="../Images/AРМІЯINFORM/2023-06-27T99-00-00-04-00/2cc8b226388c9e314d6eff8edcd54f4d_1686857689_extra_large.png" xlink:type="simple" xlink:show="embed" xlink:actuate="onLoad" draw:mime-type="image/png"/>
</draw:frame>
Володимир Зеленський</text:p>
      <text:p text:style-name="P4">
<text:span text:style-name="T4">
<text:span text:style-name="T5">
Дорогі українці і українки!</text:span>
</text:span>
</text:p>
      <text:p text:style-name="P4">
Рівно на роковини удару російських терористів по Кременчуку, по торговельномуцентру, коли загинули 22 людини, російські нелюди знову спрямували ракети поКременчуцькому району.</text:p>
      <text:p text:style-name="P4">
Сьогодні російські терористи жорстоко обстріляли й Краматорськ. Ракети С-300.Троє людей загинули, і серед них — дитина. Мої співчуття рідним та близьким.Станом на цю годину понад 40 людей поранені. Усім надається допомога. Триваєрозбір завалів.</text:p>
      <text:p text:style-name="P4">
Кожен такий прояв терору знову й знову доводить і нам, і всьому світу, щоРосія заслуговує лише на одне за наслідками всього, що вона наробила — поразкуй трибунал, справедливі та законні суди проти всіх російських убивць ітерористів.</text:p>
      <text:p text:style-name="P4">
І я знову й знову дякую всім у світі, хто підтримує Україну та допомагаєзахисту наших людей!</text:p>
      <text:p text:style-name="P4">
Сьогодні є новий оборонний пакет від США для наших воїнів. Бронетехніка табоєприпаси для «Петріотів», «Стінгерів» та «Хаймарсів». Додаткові снаряди длянашої артилерії. Я дякую пану Президенту Байдену, Конгресу, обом партіям, тавсім американцям!</text:p>
      <text:p text:style-name="P4">
Говорив із паном Прем’єр-міністром Норвегії. Подякував за надану підтримку —оборонну, економічну, політичну. Дуже вагому! Поінформував його про моювчорашню поїздку на передову до наших воїнів, про наші актуальні оборонніможливості. Озвучив деякі наші збройні потреби. Обговорили й створеннякоаліції винищувачів. Окрема тема у розмові — майбутній саміт НАТО у Вільнюсі.Дякую Норвегії за розуміння!</text:p>
      <text:p text:style-name="P4">
Провів сьогодні й спеціальну нараду з нашими міжнародниками — Офіс, уряд —щодо підготовки до Вільнюського саміту. Впевнений, рішення саміту можуть статипозитивними для України! Робимо для цього все можливе та підключили для цьоговсі міжнародні можливості України.</text:p>
      <text:p text:style-name="P4">
І, звичайно, фронт. Наші герої, наші активні дії. Сьогодні в нас теж є рухвперед! На всіх напрямках, де ми ведемо наступальні дії. Дякую, воїни!Сьогодні в нас є важливі результати у відбитті російських штурмів. Я вам дужевдячний!</text:p>
      <text:p text:style-name="P4">
Особливо сьогодні відзначу славетну 3-тю окрему штурмову бригаду, міцну 28-муокрему механізовану бригаду, героїчну 54-ту окрему механізовану бригаду такруту 57-му окрему мотопіхотну бригаду. Я дякую всім вам, воїни! Молодці!</text:p>
      <text:p text:style-name="P4">
Дякую вам за кожного знищеного окупанта і кожне врятоване українське життя!</text:p>
      <text:p text:style-name="P4">
Слава нашим героям! Дякую всім у світі, хто не боїться російських терористів іразом з нами повертає світові безпеку!</text:p>
      <text:p text:style-name="P4">
<text:span text:style-name="T4">
<text:span text:style-name="T5">
Слава Україні!</text:span>
</text:span>
</text:p>
      <text:p text:style-name="P4">
Source: <text:a xlink:type="simple" xlink:href="https://armyinform.com.ua/2023/06/27/kozhen-proyav-teroru-znovu-dovodyt-usomu-svitu-shho-rosiya-zaslugovuye-lyshe-na-porazku-j-trybunal-zvernennya-prezydenta-ukrayiny/" text:style-name="Internet_20_link" text:visited-style-name="Visited_20_Internet_20_Link">
https://armyinform.com.ua/2023/06/27/kozhen-proyav-teroru-znovu-dovodyt-usomu-svitu-shho-rosiya-zaslugovuye-lyshe-na-porazku-j-trybunal-zvernennya-prezydenta-ukrayiny/</text:a>
</text:p>
      <!--NEWS-->
      <text:h text:style-name="P10" text:outline-level="1">
<text:span text:style-name="T4">
Контроль стану укриттів триватиме до кінця червня - ОП</text:span>
</text:h>
      <text:p text:style-name="P4">
Authors: Ukrinform (Person)</text:p>
      <text:p text:style-name="P4">
Publisher: Укринформ (Organization)</text:p>
      <text:p text:style-name="P4">
Published Time: 2023-06-27T9:03:00+03:00</text:p>
      <text:p text:style-name="P4">
Modified Time: 2023-06-27T23:03:00+03:00</text:p>
      <text:p text:style-name="P4">
Description: Притягнення винних за неналежне утримання укриттів до відповідальності та контроль стану сховищ триватиме до кінця червня, наразі є перші кадрові рішення. — Укрінформ.</text:p>
      <text:p text:style-name="P4">
Images: ['<text:a xlink:type="simple" xlink:href="https://static.ukrinform.com/photos/2023_06/thumb_files/630_360_1686303753-448.jpg" text:style-name="Internet_20_link" text:visited-style-name="Visited_20_Internet_20_Link">
630_360_16863...</text:a>
']</text:p>
      <text:p text:style-name="P4">
Tags: ['Офіс Президента', 'Бомбосховище', 'Укриття', 'Війна з Росією']</text:p>
      <text:p text:style-name="P4">
Type: Article</text:p>
      <!--METADATA-->
      <text:p text:style-name="P4">
<draw:frame draw:style-name="fr1" draw:name="Image370" text:anchor-type="as-char" svg:width="6.9236in" svg:height="3.956343in" draw:z-index="0">
<draw:image xlink:href="../Images/yкринформ/2023-06-27T9-03-00-03-00/630_360_1686303753-448.jpg" xlink:type="simple" xlink:show="embed" xlink:actuate="onLoad" draw:mime-type="image/jpeg"/>
</draw:frame>
 Притягненнявинних за неналежне утримання укриттів до відповідальності та контроль станусховищ триватиме до кінця червня, наразі є перші кадрові рішення.</text:p>
      <text:p text:style-name="P4">
Про це зазначив заступник керівника Офісу Президента Олексій Кулеба у <text:a xlink:type="simple" xlink:href="https://t.me/OleksiyKuleba/3498" text:style-name="Internet_20_link" text:visited-style-name="Visited_20_Internet_20_Link">
Телеграмі </text:a>
 , передає Укрінформ.</text:p>
      <text:p text:style-name="P4">
«Маємо перші кадрові рішення. Йдеться про місто <text:a xlink:type="simple" xlink:href="https://www.ukrinform.ua/tag-kiiv" text:style-name="Internet_20_link" text:visited-style-name="Visited_20_Internet_20_Link">
 Київ</text:a>
 , Київську, Житомирську, Сумську області.А також Харків, Запоріжжя, Миколаїв, Херсон. Це ще не всі рішення. Притягненнявинних до відповідальності, як і контроль стану укриттів, триватиме до кінцячервня», - підкреслив він.</text:p>
      <text:p text:style-name="P4">
Водночас Кулеба підкреслив, що одночасно також триває облаштуваннябомбосховищ.</text:p>
      <text:p text:style-name="P4">
«Вони мають бути обладнані, підготовлені належним чином, кожен повинен матибезперешкодний доступ. Над цим сьогодні працюють усі разом - виконавча владата органи місцевого самоврядування», - пояснив заступник очільника ОП.</text:p>
      <text:p text:style-name="P4">
Він додав, що тепер укриття - об'єкти стратегічного значення, тобто заненалежний стан та закриті сховища буде посилена відповідальність посадовихосіб.</text:p>
      <text:p text:style-name="P4">
Також, за словами Кулеби, впроваджуються системні перевірки укриттів.</text:p>
      <text:p text:style-name="P4">
<text:span text:style-name="T4">
Читайте також:</text:span>
 <text:a xlink:type="simple" xlink:href="https://www.ukrinform.ua/rubric-regions/3728517-u-zaporizzi-cerez-nezaleznij-stan-ukrittiv-zvilnili-cinovnika.html" text:style-name="Internet_20_link" text:visited-style-name="Visited_20_Internet_20_Link">
 У Запоріжжі через незалежний стан <text:span text:style-name="T4">
укриттів</text:span>
 звільниличиновника </text:a>
</text:p>
      <text:p text:style-name="P4">
Як повідомлялося, РНБО на засідання 23 червня доручила Кабінету Міністрів,обласним і місцевим органам влади вжити заходів для притягнення додисциплінарної відповідальності осіб, під відповідальністю яких перебуваютьукриття в незадовільному стані, та забезпечити системні перевірки сховищстратегічного значення.</text:p>
      <text:p text:style-name="P4">
У вівторок, 27 червня уряд погодив звільнення низки керівників РДА тавинесення доган.</text:p>
      <text:p text:style-name="P4">
Source: <text:a xlink:type="simple" xlink:href="https://www.ukrinform.ua/rubric-society/3728549-kontrol-stanu-ukrittiv-trivatime-do-kinca-cervna-op.html" text:style-name="Internet_20_link" text:visited-style-name="Visited_20_Internet_20_Link">
https://www.ukrinform.ua/rubric-society/3728549-kontrol-stanu-ukrittiv-trivatime-do-kinca-cervna-op.html</text:a>
</text:p>
      <!--NEWS-->
      <text:h text:style-name="P10" text:outline-level="1">
<text:span text:style-name="T4">
НАТО має надати Україні гарантії безпеки, поки вона не стане членом Альянсу - прем’єр Бельгії</text:span>
</text:h>
      <text:p text:style-name="P4">
Authors: Ukrinform (Person)</text:p>
      <text:p text:style-name="P4">
Publisher: Укринформ (Organization)</text:p>
      <text:p text:style-name="P4">
Published Time: 2023-06-28T-2:21:00+03:00</text:p>
      <text:p text:style-name="P4">
Modified Time: 2023-06-28T00:21:00+03:00</text:p>
      <text:p text:style-name="P4">
Description: Союзники по Альянсу мають зберігати солідарність з Україною, яка одного дня увійде до НАТО, але до того, як цей день настане, Альянс має допомогти Україні створити правові умови для перетворень та надати правомірні гарантії безпеки. — Укрінформ.</text:p>
      <text:p text:style-name="P4">
Images: ['<text:a xlink:type="simple" xlink:href="https://static.ukrinform.com/photos/2022_09/thumb_files/630_360_1664010630-734.jpg" text:style-name="Internet_20_link" text:visited-style-name="Visited_20_Internet_20_Link">
630_360_16640...</text:a>
']</text:p>
      <text:p text:style-name="P4">
Tags: ['Бельгія', 'НАТО', 'Україна', 'Безпека']</text:p>
      <text:p text:style-name="P4">
Type: Article</text:p>
      <!--METADATA-->
      <text:p text:style-name="P4">
<draw:frame draw:style-name="fr1" draw:name="Image371" text:anchor-type="as-char" svg:width="6.9236in" svg:height="3.956343in" draw:z-index="0">
<draw:image xlink:href="../Images/yкринформ/2023-06-28T-2-21-00-03-00/630_360_1664010630-734.jpg" xlink:type="simple" xlink:show="embed" xlink:actuate="onLoad" draw:mime-type="image/jpeg"/>
</draw:frame>
 Союзникипо Альянсу мають зберігати солідарність з Україною, яка одного дня увійде доНАТО, але до того, як цей день настане, Альянс має допомогти Україні створитиправові умови для перетворень та надати правомірні гарантії безпеки.</text:p>
      <text:p text:style-name="P4">
Про у Гаазі під час пресконференції за підсумками робочої зустрічі за участігенерального секретаря НАТО та глав держав й урядів Нідерландів, Литви,Польщі, Румунії, Албанії, Бельгії та Норвегії, заявив прем’єр-міністр БельгіїАлександр Де Кроо, повідомляє кореспондент Укрінформу.</text:p>
      <text:p text:style-name="P4">
«Є кристально зрозумілим, що одного дня Україна стане членом <text:span text:style-name="T4">
<text:a xlink:type="simple" xlink:href="https://www.ukrinform.ua/tag-nato" text:style-name="Internet_20_link" text:visited-style-name="Visited_20_Internet_20_Link">
 НАТО</text:a>
 </text:span>
 . Питання постає у тому, що ми будеморобити в час до цього моменту. У цей час ми маємо зробити дві речі. По-перше,створити добрі політичні рамки для продовження діалогу з нашими українськимидрузями. По друге, - ми маємо надати необхідні гарантії з безпеки, і цепитання з боку українців є очевидно правомірними», - зазначив бельгійськийурядовець.</text:p>
      <text:p text:style-name="P4">
<text:span text:style-name="T4">
Читайте також:</text:span>
 <text:span text:style-name="T4">
<text:a xlink:type="simple" xlink:href="https://www.ukrinform.ua/rubric-polytics/3728562-u-vilnusi-souzniki-maut-vidkriti-dla-ukraini-politicnij-slah-do-clenstva-v-nato-nauseda.html" text:style-name="Internet_20_link" text:visited-style-name="Visited_20_Internet_20_Link">
 У Вільнюсі союзники мають відкрити для Україниполітичний шлях до членства в НАТО – Науседа</text:a>
 </text:span>
</text:p>
      <text:p text:style-name="P4">
Він зауважив, що упродовж минулих місяців країни НАТО продемонстрували багатосолідарності з Україною, але такої солідарності ніколи не буде достатньо. Саметому союзники мають продовжувати допомогу для України, включаючи ту, що єнеобхідною на полі бою, а також у вимірі потужної політичної підтримки.</text:p>
      <text:p text:style-name="P4">
Де Кроо привітав той факт, що під час саміту у Вільнюсі Фінляндія будеприсутня в якості повноправного члена НАТО, та висловив сподівання, що такийже статус невдовзі набудуть «наші друзі зі Швеції».</text:p>
      <text:p text:style-name="P4">
<text:span text:style-name="T4">
Читайте також:</text:span>
 <text:span text:style-name="T4">
<text:a xlink:type="simple" xlink:href="https://www.ukrinform.ua/rubric-polytics/3728553-putin-ne-mae-prava-veto-na-rozsirenna-nato-stoltenberg.html" text:style-name="Internet_20_link" text:visited-style-name="Visited_20_Internet_20_Link">
 Путін не має права вето на розширення НАТО -Столтенберг </text:a>
 </text:span>
</text:p>
      <text:p text:style-name="P4">
Як вже повідомлялося, наступний саміт НАТО, який відбудеться у Вільнюсі 11-12липня, серед головних питань розгляне продовження допомоги для України у їїборотьбі проти російської агресії.</text:p>
      <text:p text:style-name="P4">
<text:span text:style-name="T4">
Читайте також:</text:span>
 <text:span text:style-name="T4">
<text:a xlink:type="simple" xlink:href="https://www.ukrinform.ua/rubric-world/3728548-duda-okresliv-pat-prioritetiv-polsi-na-samit-nato-sered-nih-pidtrimka-ukraini.html" text:style-name="Internet_20_link" text:visited-style-name="Visited_20_Internet_20_Link">
 Дуда окреслив п’ять пріоритетів Польщі на саміт НАТО,серед них – підтримка України </text:a>
 </text:span>
</text:p>
      <text:p text:style-name="P4">
Україна від цієї зустрічі очікує конкретних рішень щодо визначення шляхукраїни до членства в НАТО та щодо _<text:span text:style-name="T4">
<text:a xlink:type="simple" xlink:href="https://www.ukrinform.ua/rubric-polytics/3727869-u-vilnusi-ukraina-mae-otrimati-garantii-bezpeki-i-signal-pro-clenstvo-v-nato-rasmussen.html" text:style-name="Internet_20_link" text:visited-style-name="Visited_20_Internet_20_Link">
 надання Україні гарантій безпеки</text:a>
 </text:span>
 _для запобігання ймовірному повторенню російської агресії у майбутньому.</text:p>
      <text:p text:style-name="P4">
Source: <text:a xlink:type="simple" xlink:href="https://www.ukrinform.ua/rubric-polytics/3728565-nato-mae-nadati-ukraini-garantii-bezpeki-poki-vona-ne-stane-clenom-alansu-premer-belgii.html" text:style-name="Internet_20_link" text:visited-style-name="Visited_20_Internet_20_Link">
https://www.ukrinform.ua/rubric-polytics/3728565-nato-mae-nadati-ukraini-garantii-bezpeki-poki-vona-ne-stane-clenom-alansu-premer-belgii.html</text:a>
</text:p>
      <!--NEWS-->
      <text:h text:style-name="P10" text:outline-level="1">
<text:span text:style-name="T4">
У Вільнюсі союзники мають відкрити для України політичний шлях до членства в НАТО – Науседа</text:span>
</text:h>
      <text:p text:style-name="P4">
Authors: Ukrinform (Person)</text:p>
      <text:p text:style-name="P4">
Publisher: Укринформ (Organization)</text:p>
      <text:p text:style-name="P4">
Published Time: 2023-06-28T-3:13:00+03:00</text:p>
      <text:p text:style-name="P4">
Modified Time: 2023-06-28T00:13:00+03:00</text:p>
      <text:p text:style-name="P4">
Description: Під час саміту Альянсу, який відбудеться у Вільнюсі 11-12 липня поточного року, країни-союзниці мають надати Україні чіткий політичний шлях до членства в НАТО, та зробити цей шлях настільки простим, наскільки це можливо. — Укрінформ.</text:p>
      <text:p text:style-name="P4">
Images: ['<text:a xlink:type="simple" xlink:href="https://static.ukrinform.com/photos/2023_06/thumb_files/630_360_1687898168-682.jpg" text:style-name="Internet_20_link" text:visited-style-name="Visited_20_Internet_20_Link">
630_360_16878...</text:a>
']</text:p>
      <text:p text:style-name="P4">
Tags: ['НАТО', 'Україна', 'Ґітанас Науседа']</text:p>
      <text:p text:style-name="P4">
Type: Article</text:p>
      <!--METADATA-->
      <text:p text:style-name="P4">
<draw:frame draw:style-name="fr1" draw:name="Image372" text:anchor-type="as-char" svg:width="6.9236in" svg:height="3.956343in" draw:z-index="0">
<draw:image xlink:href="../Images/yкринформ/2023-06-28T-3-13-00-03-00/630_360_1687898168-682.jpg" xlink:type="simple" xlink:show="embed" xlink:actuate="onLoad" draw:mime-type="image/jpeg"/>
</draw:frame>
 Під чассаміту Альянсу, який відбудеться у Вільнюсі 11-12 липня поточного року,країни-союзниці мають надати Україні чіткий політичний шлях до членства вНАТО, та зробити цей шлях настільки простим, наскільки це можливо.</text:p>
      <text:p text:style-name="P4">
Про сьогодні у Гаазі під час пресконференції за підсумками робочої зустрічі заучасті генерального секретаря НАТО та глав держав та урядів Нідерландів,Литви, Польщі, Румунії, Албанії, Бельгії та Норвегії, заявив президент ЛитвиҐітанас Науседа, повідомляє кореспондент Укрінформу.</text:p>
      <text:p text:style-name="P4">
«Ще одне питання, яке ми обговоримо у Вільнюсі, - це майбутнє України та їївідносини з <text:a xlink:type="simple" xlink:href="https://www.ukrinform.ua/tag-nato" text:style-name="Internet_20_link" text:visited-style-name="Visited_20_Internet_20_Link">
 НАТО </text:a>
 . Литва є переконанимприхильником членства України в НАТО. Україна є частиною євроатлантичноїархітектури з безпеки. Ми маємо погодити політичний шлях для України дочленства в НАТО, та зробити цей шлях настільки простим, наскільки це можливо.Ми підтримуємо створення Ради НАТО-Україна, інавгураційна зустріч якої можевідбутися у Вільнюсі», - наголосив литовський лідер.</text:p>
      <text:p text:style-name="P4">
Він зауважив, що той факт, що саміт НАТО відбувається у Вільнюсі, на східномукордоні Альянсу, є символом часу. З часів саміту НАТО у Мадриді, ситуація збезпеки на східному фланзі лише погіршилася. Росія розгорнула тактичну ядернузброю у Білорусі. В самій Росії відбулася спроба військового заколоту заучасті «групи Вагнера». Якщо «серійні вбивці» з цієї групи будуть дислокованів Білорусі, всі сусідні країни постануть навіть перед більшою загрозоюнестабільності.</text:p>
      <text:p text:style-name="P4">
В таких умовах, за словами Президента Литви, заходи стримування та передовоїоборони НАТО набувають найвищого пріоритету. Саме тому оновлені регіональніплани оборони, що розглядаються союзниками, мають бути реалізовані так швидко,як це можливо.</text:p>
      <text:p text:style-name="P4">
«В Мадриді (під час саміту у червня 2022 року – ред.) ми погодилися, що бойовігрупи будуть збільшені до розміру бригад, де і коли це буде необхідним.Спільна оцінка загроз чітко відповідає на питання «де?». Сувалкський коридормає вирішальну стратегічну важливість не лише для оборони Балтійськогорегіону, але також для усього Альянсу. Щодо питання «коли?», - моя відповідь єтакою: це було необхідним ще вчора Для на важливим елементом передової оборониє боєготові бригади союзників у потрібних місцях», - зазначив Ґітанас Науседа.</text:p>
      <text:p text:style-name="P4">
Він нагадав, що Литва має свою особливості у ситуації з безпеки: країназнаходиться між високо мілітаризованими Калінінградом та Білоруссю. Тож Литване може покладатися лише на «посилення» контингентів НАТО, незважаючи на те,як швидко таке посилення буде здійснюватися.</text:p>
      <text:p text:style-name="P4">
<text:span text:style-name="T4">
Читайте також:</text:span>
 <text:a xlink:type="simple" xlink:href="https://www.ukrinform.ua/rubric-polytics/3728503-ukraina-ocikue-na-samiti-u-vilnusi-duze-silnogo-signalu-sodo-vstupu-v-nato-ermak.html" text:style-name="Internet_20_link" text:visited-style-name="Visited_20_Internet_20_Link">
 Україна очікує на саміті у Вільнюсі «дуже сильногосигналу» щодо вступу в <text:span text:style-name="T4">
НАТО</text:span>
 - Єрмак </text:a>
</text:p>
      <text:p text:style-name="P4">
Президент Литви визнав, - щоб досягти такої мети, необхідно збільшити обсягоборонних витрат до мінімальної позначки у 2 відсотки від ВВП. Литва вже заразінвестує в оборону 2,5 відсотки від ВВП.</text:p>
      <text:p text:style-name="P4">
Ґітанас Науседа також висловив сподівання, що союзники у Вільнюсі зможутьпривітати Швецію як 32-го члена НАТО.</text:p>
      <text:p text:style-name="P4">
Як вже повідомлялося, наступний саміт НАТО, який відбудеться у Вільнюсі 11-12липня, серед головних питань розгляне продовження допомоги для України у їїборотьбі проти російської агресії. Україна від цієї зустрічі очікує конкретнихрішень щодо визначення шляху країни до членства в НАТО та щодо надання Українігарантій безпеки для запобігання ймовірному повторенню російської агресії умайбутньому.</text:p>
      <text:p text:style-name="P4">
Source: <text:a xlink:type="simple" xlink:href="https://www.ukrinform.ua/rubric-polytics/3728562-u-vilnusi-souzniki-maut-vidkriti-dla-ukraini-politicnij-slah-do-clenstva-v-nato-nauseda.html" text:style-name="Internet_20_link" text:visited-style-name="Visited_20_Internet_20_Link">
https://www.ukrinform.ua/rubric-polytics/3728562-u-vilnusi-souzniki-maut-vidkriti-dla-ukraini-politicnij-slah-do-clenstva-v-nato-nauseda.html</text:a>
</text:p>
      <!--NEWS-->
      <text:h text:style-name="P10" text:outline-level="1">
<text:span text:style-name="T4">
У Вільнюсі союзники мають відкрити для України політичний шлях до членства в НАТО – Науседа</text:span>
</text:h>
      <text:p text:style-name="P4">
Authors: Ukrinform (Person)</text:p>
      <text:p text:style-name="P4">
Publisher: Укринформ (Organization)</text:p>
      <text:p text:style-name="P4">
Published Time: 2023-06-28T00:13:00+03:00</text:p>
      <text:p text:style-name="P4">
Modified Time: 2023-06-28T00:13:00+03:00</text:p>
      <text:p text:style-name="P4">
Description: Під час саміту Альянсу, який відбудеться у Вільнюсі 11-12 липня поточного року, країни-союзниці мають надати Україні чіткий політичний шлях до членства в НАТО, та зробити цей шлях настільки простим, наскільки це можливо. — Укрінформ.</text:p>
      <text:p text:style-name="P4">
Images: ['<text:a xlink:type="simple" xlink:href="https://static.ukrinform.com/photos/2023_06/thumb_files/630_360_1687898168-682.jpg" text:style-name="Internet_20_link" text:visited-style-name="Visited_20_Internet_20_Link">
630_360_16878...</text:a>
']</text:p>
      <text:p text:style-name="P4">
Tags: ['НАТО', 'Україна', 'Ґітанас Науседа']</text:p>
      <text:p text:style-name="P4">
Type: Article</text:p>
      <!--METADATA-->
      <text:p text:style-name="P4">
<draw:frame draw:style-name="fr1" draw:name="Image373" text:anchor-type="as-char" svg:width="6.9236in" svg:height="3.956343in" draw:z-index="0">
<draw:image xlink:href="../Images/yкринформ/2023-06-28T00-13-00-03-00/630_360_1687898168-682.jpg" xlink:type="simple" xlink:show="embed" xlink:actuate="onLoad" draw:mime-type="image/jpeg"/>
</draw:frame>
 Під чассаміту Альянсу, який відбудеться у Вільнюсі 11-12 липня поточного року,країни-союзниці мають надати Україні чіткий політичний шлях до членства вНАТО, та зробити цей шлях настільки простим, наскільки це можливо.</text:p>
      <text:p text:style-name="P4">
Про сьогодні у Гаазі під час пресконференції за підсумками робочої зустрічі заучасті генерального секретаря НАТО та глав держав та урядів Нідерландів,Литви, Польщі, Румунії, Албанії, Бельгії та Норвегії, заявив президент ЛитвиҐітанас Науседа, повідомляє кореспондент Укрінформу.</text:p>
      <text:p text:style-name="P4">
«Ще одне питання, яке ми обговоримо у Вільнюсі, - це майбутнє України та їївідносини з <text:a xlink:type="simple" xlink:href="https://www.ukrinform.ua/tag-nato" text:style-name="Internet_20_link" text:visited-style-name="Visited_20_Internet_20_Link">
 НАТО </text:a>
 . Литва є переконанимприхильником членства України в НАТО. Україна є частиною євроатлантичноїархітектури з безпеки. Ми маємо погодити політичний шлях для України дочленства в НАТО, та зробити цей шлях настільки простим, наскільки це можливо.Ми підтримуємо створення Ради НАТО-Україна, інавгураційна зустріч якої можевідбутися у Вільнюсі», - наголосив литовський лідер.</text:p>
      <text:p text:style-name="P4">
Він зауважив, що той факт, що саміт НАТО відбувається у Вільнюсі, на східномукордоні Альянсу, є символом часу. З часів саміту НАТО у Мадриді, ситуація збезпеки на східному фланзі лише погіршилася. Росія розгорнула тактичну ядернузброю у Білорусі. В самій Росії відбулася спроба військового заколоту заучасті «групи Вагнера». Якщо «серійні вбивці» з цієї групи будуть дислокованів Білорусі, всі сусідні країни постануть навіть перед більшою загрозоюнестабільності.</text:p>
      <text:p text:style-name="P4">
В таких умовах, за словами Президента Литви, заходи стримування та передовоїоборони НАТО набувають найвищого пріоритету. Саме тому оновлені регіональніплани оборони, що розглядаються союзниками, мають бути реалізовані так швидко,як це можливо.</text:p>
      <text:p text:style-name="P4">
«В Мадриді (під час саміту у червня 2022 року – ред.) ми погодилися, що бойовігрупи будуть збільшені до розміру бригад, де і коли це буде необхідним.Спільна оцінка загроз чітко відповідає на питання «де?». Сувалкський коридормає вирішальну стратегічну важливість не лише для оборони Балтійськогорегіону, але також для усього Альянсу. Щодо питання «коли?», - моя відповідь єтакою: це було необхідним ще вчора Для на важливим елементом передової оборониє боєготові бригади союзників у потрібних місцях», - зазначив Ґітанас Науседа.</text:p>
      <text:p text:style-name="P4">
Він нагадав, що Литва має свою особливості у ситуації з безпеки: країназнаходиться між високо мілітаризованими Калінінградом та Білоруссю. Тож Литване може покладатися лише на «посилення» контингентів НАТО, незважаючи на те,як швидко таке посилення буде здійснюватися.</text:p>
      <text:p text:style-name="P4">
<text:span text:style-name="T4">
Читайте також:</text:span>
 <text:a xlink:type="simple" xlink:href="https://www.ukrinform.ua/rubric-polytics/3728503-ukraina-ocikue-na-samiti-u-vilnusi-duze-silnogo-signalu-sodo-vstupu-v-nato-ermak.html" text:style-name="Internet_20_link" text:visited-style-name="Visited_20_Internet_20_Link">
 Україна очікує на саміті у Вільнюсі «дуже сильногосигналу» щодо вступу в <text:span text:style-name="T4">
НАТО</text:span>
 - Єрмак </text:a>
</text:p>
      <text:p text:style-name="P4">
Президент Литви визнав, - щоб досягти такої мети, необхідно збільшити обсягоборонних витрат до мінімальної позначки у 2 відсотки від ВВП. Литва вже заразінвестує в оборону 2,5 відсотки від ВВП.</text:p>
      <text:p text:style-name="P4">
Ґітанас Науседа також висловив сподівання, що союзники у Вільнюсі зможутьпривітати Швецію як 32-го члена НАТО.</text:p>
      <text:p text:style-name="P4">
Як вже повідомлялося, наступний саміт НАТО, який відбудеться у Вільнюсі 11-12липня, серед головних питань розгляне продовження допомоги для України у їїборотьбі проти російської агресії. Україна від цієї зустрічі очікує конкретнихрішень щодо визначення шляху країни до членства в НАТО та щодо надання Українігарантій безпеки для запобігання ймовірному повторенню російської агресії умайбутньому.</text:p>
      <text:p text:style-name="P4">
Source: <text:a xlink:type="simple" xlink:href="https://www.ukrinform.ua/rubric-polytics/3728562-u-vilnusi-souzniki-maut-vidkriti-dla-ukraini-politicnij-slah-do-clenstva-v-nato-nauseda.html" text:style-name="Internet_20_link" text:visited-style-name="Visited_20_Internet_20_Link">
https://www.ukrinform.ua/rubric-polytics/3728562-u-vilnusi-souzniki-maut-vidkriti-dla-ukraini-politicnij-slah-do-clenstva-v-nato-nauseda.html</text:a>
</text:p>
      <!--NEWS-->
      <text:h text:style-name="P10" text:outline-level="1">
<text:span text:style-name="T4">
НАТО має надати Україні гарантії безпеки, поки вона не стане членом Альянсу - прем’єр Бельгії</text:span>
</text:h>
      <text:p text:style-name="P4">
Authors: Ukrinform (Person)</text:p>
      <text:p text:style-name="P4">
Publisher: Укринформ (Organization)</text:p>
      <text:p text:style-name="P4">
Published Time: 2023-06-28T00:21:00+03:00</text:p>
      <text:p text:style-name="P4">
Modified Time: 2023-06-28T00:21:00+03:00</text:p>
      <text:p text:style-name="P4">
Description: Союзники по Альянсу мають зберігати солідарність з Україною, яка одного дня увійде до НАТО, але до того, як цей день настане, Альянс має допомогти Україні створити правові умови для перетворень та надати правомірні гарантії безпеки. — Укрінформ.</text:p>
      <text:p text:style-name="P4">
Images: ['<text:a xlink:type="simple" xlink:href="https://static.ukrinform.com/photos/2022_09/thumb_files/630_360_1664010630-734.jpg" text:style-name="Internet_20_link" text:visited-style-name="Visited_20_Internet_20_Link">
630_360_16640...</text:a>
']</text:p>
      <text:p text:style-name="P4">
Tags: ['Бельгія', 'НАТО', 'Україна', 'Безпека']</text:p>
      <text:p text:style-name="P4">
Type: Article</text:p>
      <!--METADATA-->
      <text:p text:style-name="P4">
<draw:frame draw:style-name="fr1" draw:name="Image374" text:anchor-type="as-char" svg:width="6.9236in" svg:height="3.956343in" draw:z-index="0">
<draw:image xlink:href="../Images/yкринформ/2023-06-28T00-21-00-03-00/630_360_1664010630-734.jpg" xlink:type="simple" xlink:show="embed" xlink:actuate="onLoad" draw:mime-type="image/jpeg"/>
</draw:frame>
 Союзникипо Альянсу мають зберігати солідарність з Україною, яка одного дня увійде доНАТО, але до того, як цей день настане, Альянс має допомогти Україні створитиправові умови для перетворень та надати правомірні гарантії безпеки.</text:p>
      <text:p text:style-name="P4">
Про у Гаазі під час пресконференції за підсумками робочої зустрічі за участігенерального секретаря НАТО та глав держав й урядів Нідерландів, Литви,Польщі, Румунії, Албанії, Бельгії та Норвегії, заявив прем’єр-міністр БельгіїАлександр Де Кроо, повідомляє кореспондент Укрінформу.</text:p>
      <text:p text:style-name="P4">
«Є кристально зрозумілим, що одного дня Україна стане членом <text:span text:style-name="T4">
<text:a xlink:type="simple" xlink:href="https://www.ukrinform.ua/tag-nato" text:style-name="Internet_20_link" text:visited-style-name="Visited_20_Internet_20_Link">
 НАТО</text:a>
 </text:span>
 . Питання постає у тому, що ми будеморобити в час до цього моменту. У цей час ми маємо зробити дві речі. По-перше,створити добрі політичні рамки для продовження діалогу з нашими українськимидрузями. По друге, - ми маємо надати необхідні гарантії з безпеки, і цепитання з боку українців є очевидно правомірними», - зазначив бельгійськийурядовець.</text:p>
      <text:p text:style-name="P4">
<text:span text:style-name="T4">
Читайте також:</text:span>
 <text:span text:style-name="T4">
<text:a xlink:type="simple" xlink:href="https://www.ukrinform.ua/rubric-polytics/3728562-u-vilnusi-souzniki-maut-vidkriti-dla-ukraini-politicnij-slah-do-clenstva-v-nato-nauseda.html" text:style-name="Internet_20_link" text:visited-style-name="Visited_20_Internet_20_Link">
 У Вільнюсі союзники мають відкрити для Україниполітичний шлях до членства в НАТО – Науседа</text:a>
 </text:span>
</text:p>
      <text:p text:style-name="P4">
Він зауважив, що упродовж минулих місяців країни НАТО продемонстрували багатосолідарності з Україною, але такої солідарності ніколи не буде достатньо. Саметому союзники мають продовжувати допомогу для України, включаючи ту, що єнеобхідною на полі бою, а також у вимірі потужної політичної підтримки.</text:p>
      <text:p text:style-name="P4">
Де Кроо привітав той факт, що під час саміту у Вільнюсі Фінляндія будеприсутня в якості повноправного члена НАТО, та висловив сподівання, що такийже статус невдовзі набудуть «наші друзі зі Швеції».</text:p>
      <text:p text:style-name="P4">
<text:span text:style-name="T4">
Читайте також:</text:span>
 <text:span text:style-name="T4">
<text:a xlink:type="simple" xlink:href="https://www.ukrinform.ua/rubric-polytics/3728553-putin-ne-mae-prava-veto-na-rozsirenna-nato-stoltenberg.html" text:style-name="Internet_20_link" text:visited-style-name="Visited_20_Internet_20_Link">
 Путін не має права вето на розширення НАТО -Столтенберг </text:a>
 </text:span>
</text:p>
      <text:p text:style-name="P4">
Як вже повідомлялося, наступний саміт НАТО, який відбудеться у Вільнюсі 11-12липня, серед головних питань розгляне продовження допомоги для України у їїборотьбі проти російської агресії.</text:p>
      <text:p text:style-name="P4">
<text:span text:style-name="T4">
Читайте також:</text:span>
 <text:span text:style-name="T4">
<text:a xlink:type="simple" xlink:href="https://www.ukrinform.ua/rubric-world/3728548-duda-okresliv-pat-prioritetiv-polsi-na-samit-nato-sered-nih-pidtrimka-ukraini.html" text:style-name="Internet_20_link" text:visited-style-name="Visited_20_Internet_20_Link">
 Дуда окреслив п’ять пріоритетів Польщі на саміт НАТО,серед них – підтримка України </text:a>
 </text:span>
</text:p>
      <text:p text:style-name="P4">
Україна від цієї зустрічі очікує конкретних рішень щодо визначення шляхукраїни до членства в НАТО та щодо _<text:span text:style-name="T4">
<text:a xlink:type="simple" xlink:href="https://www.ukrinform.ua/rubric-polytics/3727869-u-vilnusi-ukraina-mae-otrimati-garantii-bezpeki-i-signal-pro-clenstvo-v-nato-rasmussen.html" text:style-name="Internet_20_link" text:visited-style-name="Visited_20_Internet_20_Link">
 надання Україні гарантій безпеки</text:a>
 </text:span>
 _для запобігання ймовірному повторенню російської агресії у майбутньому.</text:p>
      <text:p text:style-name="P4">
Source: <text:a xlink:type="simple" xlink:href="https://www.ukrinform.ua/rubric-polytics/3728565-nato-mae-nadati-ukraini-garantii-bezpeki-poki-vona-ne-stane-clenom-alansu-premer-belgii.html" text:style-name="Internet_20_link" text:visited-style-name="Visited_20_Internet_20_Link">
https://www.ukrinform.ua/rubric-polytics/3728565-nato-mae-nadati-ukraini-garantii-bezpeki-poki-vona-ne-stane-clenom-alansu-premer-belgii.html</text:a>
</text:p>
      <!--NEWS-->
      <text:h text:style-name="P10" text:outline-level="1">
<text:span text:style-name="T4">
Зеленський висловив співчуття близьким загиблих у Краматорську</text:span>
</text:h>
      <text:p text:style-name="P4">
Authors: Ukrinform (Person)</text:p>
      <text:p text:style-name="P4">
Publisher: Укринформ (Organization)</text:p>
      <text:p text:style-name="P4">
Published Time: 2023-06-28T00:30:00+03:00</text:p>
      <text:p text:style-name="P4">
Modified Time: 2023-06-28T00:30:00+03:00</text:p>
      <text:p text:style-name="P4">
Description: Російські нелюди на роковини удару російських терористів по Кременчуку спрямували ракети С-300 по Краматорську. — Укрінформ.</text:p>
      <text:p text:style-name="P4">
Images: ['<text:a xlink:type="simple" xlink:href="https://static.ukrinform.com/photos/2023_06/thumb_files/630_360_1687124897-802.png" text:style-name="Internet_20_link" text:visited-style-name="Visited_20_Internet_20_Link">
630_360_16871...</text:a>
']</text:p>
      <text:p text:style-name="P4">
Tags: ['Краматорськ', 'Обстріл', 'Агресія РФ', 'Війна з Росією', 'Ракетний удар']</text:p>
      <text:p text:style-name="P4">
Type: Article</text:p>
      <!--METADATA-->
      <text:p text:style-name="P4">
<draw:frame draw:style-name="fr1" draw:name="Image375" text:anchor-type="as-char" svg:width="6.9236in" svg:height="3.956343in" draw:z-index="0">
<draw:image xlink:href="../Images/yкринформ/2023-06-28T00-30-00-03-00/630_360_1687124897-802.png" xlink:type="simple" xlink:show="embed" xlink:actuate="onLoad" draw:mime-type="image/png"/>
</draw:frame>
 Російськінелюди на роковини удару російських терористів по Кременчуку спрямували ракетиС-300 по Краматорську.</text:p>
      <text:p text:style-name="P4">
Про це сказав Президент Володимир Зеленський у вечірньому відеозверненні,повідомляє Укрінформ.</text:p>
      <text:p text:style-name="P4">
«Рівно на роковини удару російських терористів по Кременчуку, по торговельномуцентру, коли загинули 22 людини, російські нелюди знову спрямували ракети поКременчуцькому району. Сьогодні російські терористи жорстоко обстріляли йКраматорськ. Ракети С-300. Троє людей загинули, і серед них – дитина. Моїспівчуття рідним та близьким», - сказав Глава держави.</text:p>
      <text:p text:style-name="P4">
<text:span text:style-name="T4">
Читайте також:</text:span>
 <text:span text:style-name="T4">
<text:a xlink:type="simple" xlink:href="https://www.ukrinform.ua/rubric-ato/3728563-u-kramatorsku-vze-sonajmense-cetvero-zagiblih-ta-42-poranenih.html" text:style-name="Internet_20_link" text:visited-style-name="Visited_20_Internet_20_Link">
 У Краматорську вже щонайменше четверо загиблих та 42поранених </text:a>
 </text:span>
</text:p>
      <text:p text:style-name="P4">
Він нагадав, що також відомо про понад 40 поранених у Краматорську, усімнадається допомога і триває розбір завалів.</text:p>
      <text:p text:style-name="P4">
«Кожен такий прояв терору знову й знову доводить і нам, і всьому світу, щоРосія заслуговує лише на одне за наслідками всього, що вона наробила – поразкуй трибунал, справедливі та законні суди проти всіх російських убивць ітерористів», - наголосив Зеленський.</text:p>
      <text:p text:style-name="P4">
<text:span text:style-name="T4">
Читайте також:</text:span>
 <text:span text:style-name="T4">
<text:a xlink:type="simple" xlink:href="https://www.ukrinform.ua/rubric-ato/3728508-u-kramatorsku-rosijska-raketa-zrujnuvala-zaklad-u-centri-mista.html" text:style-name="Internet_20_link" text:visited-style-name="Visited_20_Internet_20_Link">
 У Краматорську російська ракета зруйнувала заклад уцентрі міста </text:a>
 </text:span>
</text:p>
      <text:p text:style-name="P4">
Як повідомлялося, російські війська вдень 27 червня у річницю удару по ТРЦ«Амстор» знову обстріляли ракетами Кременчук на Полтавщині, а ввечері вдарилипо Краматорську на Донеччині.</text:p>
      <text:p text:style-name="P4">
Source: <text:a xlink:type="simple" xlink:href="https://www.ukrinform.ua/rubric-ato/3728566-zelenskij-visloviv-spivcutta-blizkim-zagiblih-u-kramatorsku.html" text:style-name="Internet_20_link" text:visited-style-name="Visited_20_Internet_20_Link">
https://www.ukrinform.ua/rubric-ato/3728566-zelenskij-visloviv-spivcutta-blizkim-zagiblih-u-kramatorsku.html</text:a>
</text:p>
      <!--NEWS-->
      <text:h text:style-name="P10" text:outline-level="1">
<text:span text:style-name="T4">
Штати ввели санкції проти організацій, пов’язаних з ПВК «Вагнер»</text:span>
</text:h>
      <text:p text:style-name="P4">
Authors: Ukrinform (Person)</text:p>
      <text:p text:style-name="P4">
Publisher: Укринформ (Organization)</text:p>
      <text:p text:style-name="P4">
Published Time: 2023-06-28T00:38:00+03:00</text:p>
      <text:p text:style-name="P4">
Modified Time: 2023-06-28T00:38:00+03:00</text:p>
      <text:p text:style-name="P4">
Description: Мінфін США оголосив про введення санкцій проти чотирьох іноземних компаній та однієї особи, чию діяльність пов’язують з насильницькими діями ПВК «Вагнер» та її керівником Євгеном Пригожиним. — Укрінформ.</text:p>
      <text:p text:style-name="P4">
Images: ['<text:a xlink:type="simple" xlink:href="https://static.ukrinform.com/photos/2023_03/thumb_files/630_360_1679564904-243.jpg" text:style-name="Internet_20_link" text:visited-style-name="Visited_20_Internet_20_Link">
630_360_16795...</text:a>
']</text:p>
      <text:p text:style-name="P4">
Tags: ['Антиросійські санкції', 'США', 'ПВК "Вагнера"']</text:p>
      <text:p text:style-name="P4">
Type: Article</text:p>
      <!--METADATA-->
      <text:p text:style-name="P4">
<draw:frame draw:style-name="fr1" draw:name="Image376" text:anchor-type="as-char" svg:width="6.9236in" svg:height="3.956343in" draw:z-index="0">
<draw:image xlink:href="../Images/yкринформ/2023-06-28T00-38-00-03-00/630_360_1679564904-243.jpg" xlink:type="simple" xlink:show="embed" xlink:actuate="onLoad" draw:mime-type="image/jpeg"/>
</draw:frame>
 Мінфін СШАоголосив про введення санкцій проти чотирьох іноземних компаній та однієїособи, чию діяльність пов’язують з насильницькими діями ПВК «Вагнер» та їїкерівником Євгеном Пригожиним.</text:p>
      <text:p text:style-name="P4">
Про це йдеться в офіційному повідомленні Офісу контролю за іноземними активами(OFAC) Мінфіну США, передає Укрінформ.</text:p>
      <text:p text:style-name="P4">
«Група Вагнера використовує вразливості безпеки по всьому світу, вчиняєжорстокість та злочинні дії, які загрожують порядку, належному управлінню,процвітанню та правам людини»,- зазначається в повідомленні.</text:p>
      <text:p text:style-name="P4">
<text:span text:style-name="T4">
Читайте також:</text:span>
 <text:span text:style-name="T4">
<text:a xlink:type="simple" xlink:href="https://www.ukrinform.ua/rubric-world/3728520-u-ssa-anonsuvali-novi-kroki-sodo-pvk-vagner-cogo-tizna.html" text:style-name="Internet_20_link" text:visited-style-name="Visited_20_Internet_20_Link">
 У США анонсували нові кроки щодо ПВК «Вагнер» цьоготижня </text:a>
 </text:span>
</text:p>
      <text:p text:style-name="P4">
При цьому підкреслюється, що ПВК експлуатує природні ресурси інших країн.</text:p>
      <text:p text:style-name="P4">
Таким чином, США запровадили санкції проти організацій: Midas та Diamville SAU(Центральноафриканська Республіка), Industrial Resources (ОАЕ) та ООО DM(Росія). Ці компанії були причетними до незаконних операцій із золотом з метоюфінансування Групи Вагнера й розширення її збройного потенціалу, в тому числів Україні й у Африці.</text:p>
      <text:p text:style-name="P4">
<text:span text:style-name="T4">
Читайте також:</text:span>
 <text:span text:style-name="T4">
<text:a xlink:type="simple" xlink:href="https://www.ukrinform.ua/rubric-world/3728528-kraini-baltii-zaklikaut-nato-posiliti-shidni-kordoni-cerez-vagnerivciv-u-bilorusi.html" text:style-name="Internet_20_link" text:visited-style-name="Visited_20_Internet_20_Link">
 Країни Балтії закликають НАТО посилити східні кордоничерез «вагнерівців» у Білорусі </text:a>
 </text:span>
</text:p>
      <text:p text:style-name="P4">
Крім того, США ввели обмеження проти Андрія Іванова, який обіймає одну зкерівних посад у ПВК «Вагнер». Іванов тісно співпрацював з організацієюПригожина Africa Politology, а також з урядовцями Малі щодо угод зі зброєю,роботи концернів з видобутку корисних копалин, а також іншої активності ПВК вМалі.</text:p>
      <text:p text:style-name="P4">
Водночас Уряд США оприлюднив нові рекомендації щодо золотодобувного бізнесу вАфриці на півдні від Сахари. У документі визначаються ризики, пов’язані зторгівлею золотом, і які також підпадають під потенційні санкції. У цьомузв’язку йдеться, зокрема, про причетність до фінансування конфліктів ітероризму, відмивання грошей, ухилення від санкцій, порушення прав людини тапраці, а також погіршення стану навколишнього середовища.</text:p>
      <text:p text:style-name="P4">
<text:span text:style-name="T4">
Читайте також:</text:span>
 <text:span text:style-name="T4">
<text:a xlink:type="simple" xlink:href="https://www.ukrinform.ua/rubric-world/3728453-duda-vvazae-peremisenna-pvk-vagner-do-bilorusi-duze-negativnim-signalom.html" text:style-name="Internet_20_link" text:visited-style-name="Visited_20_Internet_20_Link">
 Дуда вважає переміщення ПВК «Вагнер» до Білорусі «дуженегативним сигналом» </text:a>
 </text:span>
</text:p>
      <text:p text:style-name="P4">
Як повідомляв Укрінформ, санкції проти ПВК «Вагнер» раніше ввели СполученіШтати, Євросоюз, Канада й Велика Британія.</text:p>
      <text:p text:style-name="P4">
Source: <text:a xlink:type="simple" xlink:href="https://www.ukrinform.ua/rubric-world/3728567-stati-vveli-sankcii-proti-organizacij-povazanih-z-pvk-vagner.html" text:style-name="Internet_20_link" text:visited-style-name="Visited_20_Internet_20_Link">
https://www.ukrinform.ua/rubric-world/3728567-stati-vveli-sankcii-proti-organizacij-povazanih-z-pvk-vagner.html</text:a>
</text:p>
      <!--NEWS-->
      <text:h text:style-name="P10" text:outline-level="1">
<text:span text:style-name="T4">
Президент Румунії: Росія є і буде безпосередньою загрозою євроатлантичній безпеці</text:span>
</text:h>
      <text:p text:style-name="P4">
Authors: Ukrinform (Person)</text:p>
      <text:p text:style-name="P4">
Publisher: Укринформ (Organization)</text:p>
      <text:p text:style-name="P4">
Published Time: 2023-06-28T00:44:00+03:00</text:p>
      <text:p text:style-name="P4">
Modified Time: 2023-06-28T00:44:00+03:00</text:p>
      <text:p text:style-name="P4">
Description: Росія є і залишатиметься найбільш значною і прямою загрозою євроатлантичній безпеці. — Укрінформ.</text:p>
      <text:p text:style-name="P4">
Images: ['<text:a xlink:type="simple" xlink:href="https://static.ukrinform.com/photos/2016_11/thumb_files/630_360_1479902909-9373.jpg" text:style-name="Internet_20_link" text:visited-style-name="Visited_20_Internet_20_Link">
630_360_14799...</text:a>
']</text:p>
      <text:p text:style-name="P4">
Tags: ['Йоганніс', 'НАТО', 'Румунія', 'Війна з Росією']</text:p>
      <text:p text:style-name="P4">
Type: Article</text:p>
      <!--METADATA-->
      <text:p text:style-name="P4">
<draw:frame draw:style-name="fr1" draw:name="Image377" text:anchor-type="as-char" svg:width="6.9236in" svg:height="3.956343in" draw:z-index="0">
<draw:image xlink:href="../Images/yкринформ/2023-06-28T00-44-00-03-00/630_360_1479902909-9373.jpg" xlink:type="simple" xlink:show="embed" xlink:actuate="onLoad" draw:mime-type="image/jpeg"/>
</draw:frame>
 Росія є ізалишатиметься найбільш значною і прямою загрозою євроатлантичній безпеці.</text:p>
      <text:p text:style-name="P4">
Про це президент Румунії Клаус Йоганніс сказав сьогодні у Гаазі під часпресконференції за підсумками робочої зустрічі за участі глав держав та урядівЛитви, Польщі, Румунії, Албанії, Бельгії та Норвегії, повідомляє власнийкореспондент Укрінформу в Гаазі.</text:p>
      <text:p text:style-name="P4">
“Росія є і залишатиметься найбільш прямою та безпосередньою загрозоюєвроатлантичній безпеці. Таким чином, ми маємо бути в змозі і готові й надалізміцнювати нашу позицію та продовжувати надавати необхідну підтримку Україні”,- сказав він.</text:p>
      <text:p text:style-name="P4">
<text:span text:style-name="T4">
Читайте також:</text:span>
 <text:span text:style-name="T4">
<text:a xlink:type="simple" xlink:href="https://www.ukrinform.ua/rubric-world/3723195-berlin-oficijno-rosia-e-najbilsou-zagrozou-miru-ta-bezpeci.html" text:style-name="Internet_20_link" text:visited-style-name="Visited_20_Internet_20_Link">
 Офіційно: Росія є найбільшою загрозою миру та безпеці</text:a>
 </text:span>
</text:p>
      <text:p text:style-name="P4">
Він також зазначив, що “для наших найбільш уразливих партнерів, особливо дляРеспубліки Молдова, стримування та оборона є одним із основних напрямківзусиль, де ми сподіваємось побачити повне виконання мадридських рішень.Альянсу потрібна сильна довгострокова позиція, справжня передова оборона,здатна відповісти на всі загрози”.</text:p>
      <text:p text:style-name="P4">
Він також сказав, що як і раніше, особливо зацікавлені у подальшійконсолідації східного флангу у послідовному та єдиному підході.</text:p>
      <text:p text:style-name="P4">
“Це означає забезпечення необхідних сил, структур, можливостей та обладнання,а також правильних механізмів командування та управління. Йдеться також проте, щоб забезпечити це, довести, що ми здатні та готові підтримати ціперетворення з нашою посиленою відданістю інвестуванню в нашу оборону”, -сказав він.</text:p>
      <text:p text:style-name="P4">
<text:span text:style-name="T4">
Читайте також:</text:span>
 <text:span text:style-name="T4">
<text:a xlink:type="simple" xlink:href="https://www.ukrinform.ua/rubric-polytics/3728565-nato-mae-nadati-ukraini-garantii-bezpeki-poki-vona-ne-stane-clenom-alansu-premer-belgii.html" text:style-name="Internet_20_link" text:visited-style-name="Visited_20_Internet_20_Link">
 НАТО має надати Україні гарантії безпеки, поки вона нестане членом Альянсу - прем’єр Бельгії </text:a>
 </text:span>
</text:p>
      <text:p text:style-name="P4">
За його словами, щоб бути ефективним як альянс, необхідно працювати щетісніше, докладаючи ще більше зусиль на підтримку України.</text:p>
      <text:p text:style-name="P4">
“Саміт повинен мати чіткий та змістовний, суттєвий результат для Києва,просуваючи нашу політичну та практичну підтримку, у тому числі дляконкретного, вимірного прогресу вступу України до НАТО”, - сказав він.</text:p>
      <text:p text:style-name="P4">
<text:span text:style-name="T4">
Читайте також:</text:span>
 <text:span text:style-name="T4">
<text:a xlink:type="simple" xlink:href="https://www.ukrinform.ua/rubric-polytics/3728553-putin-ne-mae-prava-veto-na-rozsirenna-nato-stoltenberg.html" text:style-name="Internet_20_link" text:visited-style-name="Visited_20_Internet_20_Link">
 Путін не має права вето на розширення НАТО -Столтенберг </text:a>
 </text:span>
</text:p>
      <text:p text:style-name="P4">
Як повідомлялося, наступний саміт НАТО, який відбудеться у Вільнюсі 11-12липня, серед головних питань розгляне продовження допомоги для України у їїборотьбі проти російської агресії.</text:p>
      <text:p text:style-name="P4">
<text:span text:style-name="T4">
Читайте також:</text:span>
 <text:span text:style-name="T4">
<text:a xlink:type="simple" xlink:href="https://www.ukrinform.ua/rubric-world/3728548-duda-okresliv-pat-prioritetiv-polsi-na-samit-nato-sered-nih-pidtrimka-ukraini.html" text:style-name="Internet_20_link" text:visited-style-name="Visited_20_Internet_20_Link">
 Дуда окреслив п’ять пріоритетів Польщі на саміт НАТО,серед них – підтримка України </text:a>
 </text:span>
</text:p>
      <text:p text:style-name="P4">
Україна від цієї зустрічі очікує конкретних рішень щодо визначення шляхукраїни до членства в НАТО та щодо надання Україні гарантій безпеки длязапобігання ймовірному повторенню російської агресії у майбутньому.</text:p>
      <text:p text:style-name="P4">
Source: <text:a xlink:type="simple" xlink:href="https://www.ukrinform.ua/rubric-polytics/3728568-prezident-rumunii-rosia-e-i-bude-bezposerednou-zagrozou-evroatlanticnij-bezpeci.html" text:style-name="Internet_20_link" text:visited-style-name="Visited_20_Internet_20_Link">
https://www.ukrinform.ua/rubric-polytics/3728568-prezident-rumunii-rosia-e-i-bude-bezposerednou-zagrozou-evroatlanticnij-bezpeci.html</text:a>
</text:p>
      <!--NEWS-->
      <text:h text:style-name="P10" text:outline-level="1">
<text:span text:style-name="T4">
Штати вважають «українську» зустріч у Копенгагені позитивною та продуктивною</text:span>
</text:h>
      <text:p text:style-name="P4">
Authors: Ukrinform (Person)</text:p>
      <text:p text:style-name="P4">
Publisher: Укринформ (Organization)</text:p>
      <text:p text:style-name="P4">
Published Time: 2023-06-28T00:52:00+03:00</text:p>
      <text:p text:style-name="P4">
Modified Time: 2023-06-28T00:52:00+03:00</text:p>
      <text:p text:style-name="P4">
Description: У Білому домі позитивно оцінили закриту зустріч на рівні радників глав держав щодо досягнення миру в Україні, яка відбулася напередодні в Копенгагені. — Укрінформ.</text:p>
      <text:p text:style-name="P4">
Images: ['<text:a xlink:type="simple" xlink:href="https://static.ukrinform.com/photos/2023_06/thumb_files/630_360_1687902960-756.jpg" text:style-name="Internet_20_link" text:visited-style-name="Visited_20_Internet_20_Link">
630_360_16879...</text:a>
']</text:p>
      <text:p text:style-name="P4">
Tags: ['США', 'Україна', 'Війна з Росією', 'Копенгаген', 'Формула миру']</text:p>
      <text:p text:style-name="P4">
Type: Article</text:p>
      <!--METADATA-->
      <text:p text:style-name="P4">
<draw:frame draw:style-name="fr1" draw:name="Image378" text:anchor-type="as-char" svg:width="6.9236in" svg:height="3.956343in" draw:z-index="0">
<draw:image xlink:href="../Images/yкринформ/2023-06-28T00-52-00-03-00/630_360_1687902960-756.jpg" xlink:type="simple" xlink:show="embed" xlink:actuate="onLoad" draw:mime-type="image/jpeg"/>
</draw:frame>
 У Біломудомі позитивно оцінили закриту зустріч на рівні радників глав держав щододосягнення миру в Україні, яка відбулася напередодні в Копенгагені.</text:p>
      <text:p text:style-name="P4">
Про це розповіла в вівторок під час брифінгу в Вашингтоні офіційнапредставниця Білого дому Олівія Делтон, передає власний кореспондентУкрінформу.</text:p>
      <text:p text:style-name="P4">
«Вони (учасники консультацій – ред.) мали позитивну й продуктивну дискусію проте, як можуть виглядати принципи миру, а також як ми можемо досягтисправедливого й міцного миру в Україні», - зауважила Делтон.</text:p>
      <text:p text:style-name="P4">
<text:span text:style-name="T4">
Читайте також:</text:span>
 <text:span text:style-name="T4">
<text:a xlink:type="simple" xlink:href="https://www.ukrinform.ua/rubric-polytics/3727420-ermak-rozpoviv-pro-rezultati-zustrici-radnikiv-u-kopengageni.html" text:style-name="Internet_20_link" text:visited-style-name="Visited_20_Internet_20_Link">
 Єрмак розповів про результати зустрічі радників уКопенгагені </text:a>
 </text:span>
</text:p>
      <text:p text:style-name="P4">
Вона уточнила, що від США на зустрічі в Копенгагені була особисто присутнястарша директорка Ради нацбезпеки з питань Європи Аманда Слоут. Водночас,радник президента США з питань нацбезпеки Джейк Салліван взяв участь у роботів віртуальному режимі. Представниця адміністрації Байдена також нагадала, щозустріч була ініційована українською стороною.</text:p>
      <text:p text:style-name="P4">
За її словами, загалом, учасники погодилися, що всі прагнуть миру й завершеннявійни. Вона також підкреслила, що при цьому необхідно гарантувати виконанняфундаментальних принципів Статуту ООН, зокрема суверенітету й територіальноїцілісності.</text:p>
      <text:p text:style-name="P4">
<text:span text:style-name="T4">
Читайте також:</text:span>
 <text:span text:style-name="T4">
<text:a xlink:type="simple" xlink:href="https://www.ukrinform.ua/rubric-polytics/3728547-ermak-rozpoviv-pro-zustric-v-danii-ta-perspektivi-globalnogo-samitu-sodo-formuli-miru.html" text:style-name="Internet_20_link" text:visited-style-name="Visited_20_Internet_20_Link">
 Єрмак розповів про зустріч в Данії та перспективиглобального саміту щодо Формули миру </text:a>
 </text:span>
</text:p>
      <text:p text:style-name="P4">
Як повідомляв Укрінформ, минулого тижня в Копенгагені відбулися консультаціїщодо ключових принципів миру на рівні радників з питань нацбезпеки, а такожполітичних радників з Бразилії, Великої Британії, Данії, ЄС, Італії, Індії,Канади, Німеччини, Південної Африки, Саудівської Аравії, США, Туреччини,України, Франції та Японії.</text:p>
      <text:p text:style-name="P4">
Source: <text:a xlink:type="simple" xlink:href="https://www.ukrinform.ua/rubric-polytics/3728569-stati-vvazaut-ukrainsku-zustric-u-kopengageni-pozitivnou-ta-produktivnou.html" text:style-name="Internet_20_link" text:visited-style-name="Visited_20_Internet_20_Link">
https://www.ukrinform.ua/rubric-polytics/3728569-stati-vvazaut-ukrainsku-zustric-u-kopengageni-pozitivnou-ta-produktivnou.html</text:a>
</text:p>
      <!--NEWS-->
      <text:h text:style-name="P10" text:outline-level="1">
<text:span text:style-name="T4">
Наразі в російському полоні перебуває 126 жінок</text:span>
</text:h>
      <text:p text:style-name="P4">
Author: ['АРМІЯINFORM']</text:p>
      <text:p text:style-name="P4">
Time: 2023-06-28T96:00:00-04:00</text:p>
      <text:p text:style-name="P4">
Description: За даними Національного інформаційного бюро, станом на кінець червня 2023 рок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54_7653_8.jpg" text:style-name="Internet_20_link" text:visited-style-name="Visited_20_Internet_20_Link">
54_7653_8.jpg</text:a>
']</text:p>
      <text:p text:style-name="P4">
Tags: ['STOPRUSSIA', 'АГРЕСІЯ РФ', 'ВІЙНА', 'ВІЙСЬКОВОПОЛОНЕННІ', 'ВТОРГНЕННЯ РФ', 'МІНРЕІНТЕГРАЦІЇ', 'ПОЛОНЕНІ']</text:p>
      <text:p text:style-name="P4">
Category: News</text:p>
      <!--METADATA-->
      <text:p text:style-name="P4">
<draw:frame draw:style-name="fr1" draw:name="Image379" text:anchor-type="as-char" svg:width="6.9236in" svg:height="5.1927in" draw:z-index="0">
<draw:image xlink:href="../Images/AРМІЯINFORM/2023-06-28T96-00-00-04-00/54_7653_8.jpg" xlink:type="simple" xlink:show="embed" xlink:actuate="onLoad" draw:mime-type="image/jpeg"/>
</draw:frame>
Ілюстративне фото</text:p>
      <text:p text:style-name="P4">
За даними Національного інформаційного бюро, станом на кінець червня 2023 рокув російському полоні перебуває 126 жінок. З них 46 військових і 80 цивільних.</text:p>
      <text:p text:style-name="P4">
23 бранки мають дітей: 14 військових мають 23 дитини й 9 цивільних мають 15дітей.</text:p>
      <text:p text:style-name="P4">
<text:span text:style-name="T4">
Джерело:</text:span>
<text:a xlink:type="simple" xlink:href="https://minre.gov.ua/2023/06/27/narazi-v-rosijskomu-poloni-perebuvaye-126-zhinok/" text:style-name="Internet_20_link" text:visited-style-name="Visited_20_Internet_20_Link">
 <text:span text:style-name="T5">
Мінреінтеграції</text:span>
</text:a>
</text:p>
      <text:p text:style-name="P4">
Source: <text:a xlink:type="simple" xlink:href="https://armyinform.com.ua/2023/06/28/narazi-v-rosijskomu-poloni-perebuvaye-126-zhinok/" text:style-name="Internet_20_link" text:visited-style-name="Visited_20_Internet_20_Link">
https://armyinform.com.ua/2023/06/28/narazi-v-rosijskomu-poloni-perebuvaye-126-zhinok/</text:a>
</text:p>
      <!--NEWS-->
      <text:h text:style-name="P10" text:outline-level="1">
<text:span text:style-name="T4">
Куди звертатися родинам зниклих безвісти у Донецькій, Херсонській, Івано-Франківській, Кіровоградській областях</text:span>
</text:h>
      <text:p text:style-name="P4">
Author: ['АРМІЯINFORM']</text:p>
      <text:p text:style-name="P4">
Time: 2023-06-28T98:00:00-04:00</text:p>
      <text:p text:style-name="P4">
Description: В цих областях розпочали роботу представники Уповноваженого з питань осіб, зникл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7e3bcf33069c5965809b00a5d8e39b2d.png" text:style-name="Internet_20_link" text:visited-style-name="Visited_20_Internet_20_Link">
7e3bcf33069c5965809b00a5d8e39b2d.png</text:a>
']</text:p>
      <text:p text:style-name="P4">
Tags: ['STOPRUSSIA', 'АГРЕСІЯ РФ', 'БЕЗВІСТИ ЗНИКЛІ', 'ВІЙНА', 'ВТОРГНЕННЯ РФ', 'МІНРЕІНТЕГРАЦІЇ']</text:p>
      <text:p text:style-name="P4">
Category: News</text:p>
      <!--METADATA-->
      <text:p text:style-name="P4">
<draw:frame draw:style-name="fr1" draw:name="Image380" text:anchor-type="as-char" svg:width="6.9236in" svg:height="3.922496in" draw:z-index="0">
<draw:image xlink:href="../Images/AРМІЯINFORM/2023-06-28T98-00-00-04-00/7e3bcf33069c5965809b00a5d8e39b2d.png" xlink:type="simple" xlink:show="embed" xlink:actuate="onLoad" draw:mime-type="image/png"/>
</draw:frame>
 безвісти зниклі</text:p>
      <text:p text:style-name="P4">
В цих областях розпочали роботу представники Уповноваженого з питань осіб,зниклих безвісти за особливих обставин.</text:p>
      <text:p text:style-name="P4">
Мешканці вказаних регіонів можуть повідомляти представників щодо зниклихбезвісти рідних. Усі дані передадуть до аналітичного відділу ОфісуУповноваженого.</text:p>
      <text:p text:style-name="P4">
Родини можуть отримати детальні роз’яснення щодо алгоритму дій у випадкузникнення людини безвісти.</text:p>
      <text:p text:style-name="P4">
Зокрема, регіональні представники нададуть консультації про передбачені дляродин зниклих безвісти соціальні гарантії, забезпечать юридичною тапсихологічною допомогою.</text:p>
      <text:p text:style-name="P4">
<text:span text:style-name="T4">
Звернутися до регіональних представників можна за телефонами:</text:span>
</text:p>
      <ul>
        <li>
Донецька область: (097) 250-37-91.  * Івано-Франківська область: (097) 862-55-19.  * Кіровоградська область: (096) 967-26-03.  * Херсонська область: (050) 718-26-65.</li>
      </ul>
      <text:p text:style-name="P4">
<text:span text:style-name="T4">
Джерело:</text:span>
 <text:a xlink:type="simple" xlink:href="https://minre.gov.ua/2023/06/27/kudy-zvertatysya-rodynam-znyklyh-bezvisty-u-doneczkij-hersonskij-ivano-frankivskij-kirovogradskij-oblastyah/" text:style-name="Internet_20_link" text:visited-style-name="Visited_20_Internet_20_Link">
<text:span text:style-name="T5">
Мінреінтеграції</text:span>
</text:a>
</text:p>
      <text:p text:style-name="P4">
Source: <text:a xlink:type="simple" xlink:href="https://armyinform.com.ua/2023/06/28/kudy-zvertatysya-rodynam-znyklyh-bezvisty-u-doneczkij-hersonskij-ivano-frankivskij-kirovogradskij-oblastyah/" text:style-name="Internet_20_link" text:visited-style-name="Visited_20_Internet_20_Link">
https://armyinform.com.ua/2023/06/28/kudy-zvertatysya-rodynam-znyklyh-bezvisty-u-doneczkij-hersonskij-ivano-frankivskij-kirovogradskij-oblastyah/</text:a>
</text:p>
      <!--NEWS-->
      <text:h text:style-name="P10" text:outline-level="1">
<text:span text:style-name="T4">
Уряд виділив Мінветеранів понад 200 млн грн на будівництво сучасного реабілітаційного закладу «Бородянка-Центр»</text:span>
</text:h>
      <text:p text:style-name="P4">
Author: ['АРМІЯINFORM']</text:p>
      <text:p text:style-name="P4">
Time: 2023-06-28T99:00:00-04:00</text:p>
      <text:p text:style-name="P4">
Description: Кабінет Міністрів України виділив Міністерству у справах ветеранів України 200 млн...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8/censornet_news_528.jpg" text:style-name="Internet_20_link" text:visited-style-name="Visited_20_Internet_20_Link">
censornet_news_528.jpg</text:a>
']</text:p>
      <text:p text:style-name="P4">
Tags: ['STOPRUSSIA', 'АГРЕСІЯ РФ', 'ВІЙНА', 'ВТОРГНЕННЯ РФ', 'МІНВЕТЕРАНІВ', 'ЮЛІЯ ЛАПУТІНА']</text:p>
      <text:p text:style-name="P4">
Category: News</text:p>
      <!--METADATA-->
      <text:p text:style-name="P4">
<draw:frame draw:style-name="fr1" draw:name="Image381" text:anchor-type="as-char" svg:width="6.9236in" svg:height="4.32725in" draw:z-index="0">
<draw:image xlink:href="../Images/AРМІЯINFORM/2023-06-28T99-00-00-04-00/censornet_news_528.jpg" xlink:type="simple" xlink:show="embed" xlink:actuate="onLoad" draw:mime-type="image/jpeg"/>
</draw:frame>
 фото ілюстративне</text:p>
      <text:p text:style-name="P4">
Кабінет Міністрів України виділив Міністерству у справах ветеранів України 200млн 633,87 тис. гривень на реконструкцію Бородянського центру соціально-психологічної реабілітації населення, що належить до сфери управліннявідомства.</text:p>
      <text:p text:style-name="P4">
Відповідне рішення про виділення коштів із фонду ліквідації наслідків збройноїагресії ухвалено на засіданні Уряду.</text:p>
      <text:p text:style-name="P4">
«Бородянка-Центр» є флагманським проєктом Мінветеранів, активне будівництвоякого ведеться за підтримки партнерів Міністерства. Він має постати на місцізруйнованого танковим влучанням російських окупантів Центру соціально-психологічної реабілітації населення у селищі міського типу Бородянка(Київська область).</text:p>
      <text:p text:style-name="P4">
Цей заклад забезпечуватиме надання комплексних послуг із психосоціальноговідновлення не лише ветеранам війни та їхнім сім’ям, а й постраждаломуцивільному населенню. До того ж, відновлення бородянського центру патронуєПрезидент України Володимир Зеленський, який вже віддав на його відбудову стотисяч доларів — грошову винагороду, яку він отримав разом із Медаллю Свободи,котру вручають в США видатним світовим діячам.</text:p>
      <text:p text:style-name="P4">
«Дякую керівництву держави та Уряду за підтримку цього дійсно важливогопроєкту! Ми залучаємо та акумулюємо кошти наших і національних і міжнароднихпартнерів на цей проєкт, і відкриті для співробітництва у відбудові нашогоЦентру», — зазначила міністр у справах ветеранів України Юлія Лапутіна.</text:p>
      <text:p text:style-name="P4">
<text:span text:style-name="T4">
Джерело:</text:span>
 <text:span text:style-name="T5">
<text:a xlink:type="simple" xlink:href="https://mva.gov.ua/ua/news/uryad-vidiliv-minveteraniv-ponad-200-mln-grn-na-budivnictvo-suchasnogo-reabilitacijnogo-zakladu-borodyanka-centr" text:style-name="Internet_20_link" text:visited-style-name="Visited_20_Internet_20_Link">
Мінветеранів</text:a>
</text:span>
</text:p>
      <text:p text:style-name="P4">
Source: <text:a xlink:type="simple" xlink:href="https://armyinform.com.ua/2023/06/28/ukrayinski-vijskovi-medyky-vdoskonalyuyutsya-u-taktychnij-medyczyni-pid-kerivnycztvom-brytanskyh-ekspertiv/" text:style-name="Internet_20_link" text:visited-style-name="Visited_20_Internet_20_Link">
https://armyinform.com.ua/2023/06/28/ukrayinski-vijskovi-medyky-vdoskonalyuyutsya-u-taktychnij-medyczyni-pid-kerivnycztvom-brytanskyh-ekspertiv/</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